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tiempo</text:p>
          </table:table-cell>
          <table:table-cell office:value-type="string">
            <text:p>Real</text:p>
          </table:table-cell>
          <table:table-cell office:value-type="string">
            <text:p>Ideal</text:p>
          </table:table-cell>
          <table:table-cell table:number-columns-repeated="3"/>
          <table:table-cell>
            <draw:frame table:end-cell-address="Hoja1.N20" table:end-x="2.15cm" table:end-y="0.165cm" draw:z-index="0" draw:style-name="gr1" draw:text-style-name="P1" svg:width="15.707cm" svg:height="8.726cm" svg:x="2.25cm" svg:y="0.019cm">
              <draw:object draw:notify-on-update-of-ranges="Hoja1.A1:Hoja1.A1 Hoja1.A2:Hoja1.A502 Hoja1.B1:Hoja1.B1 Hoja1.B2:Hoja1.B502 Hoja1.C1:Hoja1.C1 Hoja1.C2:Hoja1.C5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006391276">
            <text:p>0.0006391276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0008281182">
            <text:p>0.0008281182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0006501648">
            <text:p>0.0006501648</text:p>
          </table:table-cell>
          <table:table-cell office:value-type="float" office:value="0.06">
            <text:p>0.06</text:p>
          </table:table-cell>
          <table:table-cell table:number-columns-repeated="4"/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0002943624">
            <text:p>0.0002943624</text:p>
          </table:table-cell>
          <table:table-cell office:value-type="float" office:value="0.08">
            <text:p>0.08</text:p>
          </table:table-cell>
          <table:table-cell table:number-columns-repeated="4"/>
        </table:table-row>
        <table:table-row table:style-name="ro1">
          <table:table-cell office:value-type="float" office:value="0.09999999">
            <text:p>0.09999999</text:p>
          </table:table-cell>
          <table:table-cell table:style-name="ce1" office:value-type="float" office:value="0.0002201642">
            <text:p>2.20E-004</text:p>
          </table:table-cell>
          <table:table-cell office:value-type="float" office:value="0.09999999">
            <text:p>0.09999999</text:p>
          </table:table-cell>
          <table:table-cell table:number-columns-repeated="4"/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0.0004711122">
            <text:p>0.0004711122</text:p>
          </table:table-cell>
          <table:table-cell office:value-type="float" office:value="0.12">
            <text:p>0.12</text:p>
          </table:table-cell>
          <table:table-cell table:number-columns-repeated="4"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.0008940723">
            <text:p>0.0008940723</text:p>
          </table:table-cell>
          <table:table-cell office:value-type="float" office:value="0.14">
            <text:p>0.14</text:p>
          </table:table-cell>
          <table:table-cell table:number-columns-repeated="4"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001414258">
            <text:p>0.001414258</text:p>
          </table:table-cell>
          <table:table-cell office:value-type="float" office:value="0.16">
            <text:p>0.16</text:p>
          </table:table-cell>
          <table:table-cell table:number-columns-repeated="4"/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0.001918367">
            <text:p>0.001918367</text:p>
          </table:table-cell>
          <table:table-cell office:value-type="float" office:value="0.18">
            <text:p>0.18</text:p>
          </table:table-cell>
          <table:table-cell table:number-columns-repeated="4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002300346">
            <text:p>0.002300346</text:p>
          </table:table-cell>
          <table:table-cell office:value-type="float" office:value="0.2">
            <text:p>0.2</text:p>
          </table:table-cell>
          <table:table-cell table:number-columns-repeated="4"/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0.00264175">
            <text:p>0.00264175</text:p>
          </table:table-cell>
          <table:table-cell office:value-type="float" office:value="0.22">
            <text:p>0.22</text:p>
          </table:table-cell>
          <table:table-cell table:number-columns-repeated="4"/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0.003020408">
            <text:p>0.003020408</text:p>
          </table:table-cell>
          <table:table-cell office:value-type="float" office:value="0.24">
            <text:p>0.24</text:p>
          </table:table-cell>
          <table:table-cell table:number-columns-repeated="4"/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0.003619578">
            <text:p>0.003619578</text:p>
          </table:table-cell>
          <table:table-cell office:value-type="float" office:value="0.26">
            <text:p>0.26</text:p>
          </table:table-cell>
          <table:table-cell table:number-columns-repeated="4"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0.004401283">
            <text:p>0.004401283</text:p>
          </table:table-cell>
          <table:table-cell office:value-type="float" office:value="0.28">
            <text:p>0.28</text:p>
          </table:table-cell>
          <table:table-cell table:number-columns-repeated="4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005317023">
            <text:p>0.005317023</text:p>
          </table:table-cell>
          <table:table-cell office:value-type="float" office:value="0.3">
            <text:p>0.3</text:p>
          </table:table-cell>
          <table:table-cell table:number-columns-repeated="4"/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0.00635103">
            <text:p>0.00635103</text:p>
          </table:table-cell>
          <table:table-cell office:value-type="float" office:value="0.32">
            <text:p>0.32</text:p>
          </table:table-cell>
          <table:table-cell table:number-columns-repeated="4"/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0.007447797">
            <text:p>0.007447797</text:p>
          </table:table-cell>
          <table:table-cell office:value-type="float" office:value="0.34">
            <text:p>0.34</text:p>
          </table:table-cell>
          <table:table-cell table:number-columns-repeated="4"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008575103">
            <text:p>0.008575103</text:p>
          </table:table-cell>
          <table:table-cell office:value-type="float" office:value="0.36">
            <text:p>0.36</text:p>
          </table:table-cell>
          <table:table-cell table:number-columns-repeated="4"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0.009701618">
            <text:p>0.009701618</text:p>
          </table:table-cell>
          <table:table-cell office:value-type="float" office:value="0.38">
            <text:p>0.38</text:p>
          </table:table-cell>
          <table:table-cell table:number-columns-repeated="4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01080797">
            <text:p>0.01080797</text:p>
          </table:table-cell>
          <table:table-cell office:value-type="float" office:value="0.4">
            <text:p>0.4</text:p>
          </table:table-cell>
          <table:table-cell table:number-columns-repeated="4"/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0.01182899">
            <text:p>0.01182899</text:p>
          </table:table-cell>
          <table:table-cell office:value-type="float" office:value="0.42">
            <text:p>0.42</text:p>
          </table:table-cell>
          <table:table-cell table:number-columns-repeated="4"/>
        </table:table-row>
        <table:table-row table:style-name="ro1">
          <table:table-cell office:value-type="float" office:value="0.4400001">
            <text:p>0.4400001</text:p>
          </table:table-cell>
          <table:table-cell office:value-type="float" office:value="0.01259524">
            <text:p>0.01259524</text:p>
          </table:table-cell>
          <table:table-cell office:value-type="float" office:value="0.4400001">
            <text:p>0.4400001</text:p>
          </table:table-cell>
          <table:table-cell table:number-columns-repeated="4"/>
        </table:table-row>
        <table:table-row table:style-name="ro1">
          <table:table-cell office:value-type="float" office:value="0.4600001">
            <text:p>0.4600001</text:p>
          </table:table-cell>
          <table:table-cell office:value-type="float" office:value="0.0130235">
            <text:p>0.0130235</text:p>
          </table:table-cell>
          <table:table-cell office:value-type="float" office:value="0.4600001">
            <text:p>0.4600001</text:p>
          </table:table-cell>
          <table:table-cell table:number-columns-repeated="4"/>
        </table:table-row>
        <table:table-row table:style-name="ro1">
          <table:table-cell office:value-type="float" office:value="0.4800001">
            <text:p>0.4800001</text:p>
          </table:table-cell>
          <table:table-cell office:value-type="float" office:value="0.01322801">
            <text:p>0.01322801</text:p>
          </table:table-cell>
          <table:table-cell office:value-type="float" office:value="0.4800001">
            <text:p>0.4800001</text:p>
          </table:table-cell>
          <table:table-cell table:number-columns-repeated="4"/>
        </table:table-row>
        <table:table-row table:style-name="ro1">
          <table:table-cell office:value-type="float" office:value="0.5000001">
            <text:p>0.5000001</text:p>
          </table:table-cell>
          <table:table-cell office:value-type="float" office:value="0.01317399">
            <text:p>0.01317399</text:p>
          </table:table-cell>
          <table:table-cell office:value-type="float" office:value="0.5000001">
            <text:p>0.5000001</text:p>
          </table:table-cell>
          <table:table-cell table:number-columns-repeated="4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01285747">
            <text:p>0.01285747</text:p>
          </table:table-cell>
          <table:table-cell office:value-type="float" office:value="0.52">
            <text:p>0.52</text:p>
          </table:table-cell>
          <table:table-cell table:number-columns-repeated="4"/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0.01424911">
            <text:p>0.01424911</text:p>
          </table:table-cell>
          <table:table-cell office:value-type="float" office:value="0.54">
            <text:p>0.54</text:p>
          </table:table-cell>
          <table:table-cell table:number-columns-repeated="4"/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0.01605617">
            <text:p>0.01605617</text:p>
          </table:table-cell>
          <table:table-cell office:value-type="float" office:value="0.56">
            <text:p>0.56</text:p>
          </table:table-cell>
          <table:table-cell table:number-columns-repeated="4"/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0.0176324">
            <text:p>0.0176324</text:p>
          </table:table-cell>
          <table:table-cell office:value-type="float" office:value="0.58">
            <text:p>0.58</text:p>
          </table:table-cell>
          <table:table-cell table:number-columns-repeated="4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01952119">
            <text:p>0.01952119</text:p>
          </table:table-cell>
          <table:table-cell office:value-type="float" office:value="0.6">
            <text:p>0.6</text:p>
          </table:table-cell>
          <table:table-cell table:number-columns-repeated="4"/>
        </table:table-row>
        <table:table-row table:style-name="ro1">
          <table:table-cell office:value-type="float" office:value="0.6199999">
            <text:p>0.6199999</text:p>
          </table:table-cell>
          <table:table-cell office:value-type="float" office:value="0.02202154">
            <text:p>0.02202154</text:p>
          </table:table-cell>
          <table:table-cell office:value-type="float" office:value="0.6199999">
            <text:p>0.6199999</text:p>
          </table:table-cell>
          <table:table-cell table:number-columns-repeated="4"/>
        </table:table-row>
        <table:table-row table:style-name="ro1">
          <table:table-cell office:value-type="float" office:value="0.6399999">
            <text:p>0.6399999</text:p>
          </table:table-cell>
          <table:table-cell office:value-type="float" office:value="0.02455156">
            <text:p>0.02455156</text:p>
          </table:table-cell>
          <table:table-cell office:value-type="float" office:value="0.6399999">
            <text:p>0.6399999</text:p>
          </table:table-cell>
          <table:table-cell table:number-columns-repeated="4"/>
        </table:table-row>
        <table:table-row table:style-name="ro1">
          <table:table-cell office:value-type="float" office:value="0.6599999">
            <text:p>0.6599999</text:p>
          </table:table-cell>
          <table:table-cell office:value-type="float" office:value="0.02646478">
            <text:p>0.02646478</text:p>
          </table:table-cell>
          <table:table-cell office:value-type="float" office:value="0.6599999">
            <text:p>0.6599999</text:p>
          </table:table-cell>
          <table:table-cell table:number-columns-repeated="4"/>
        </table:table-row>
        <table:table-row table:style-name="ro1">
          <table:table-cell office:value-type="float" office:value="0.6799999">
            <text:p>0.6799999</text:p>
          </table:table-cell>
          <table:table-cell office:value-type="float" office:value="0.02767197">
            <text:p>0.02767197</text:p>
          </table:table-cell>
          <table:table-cell office:value-type="float" office:value="0.6799999">
            <text:p>0.6799999</text:p>
          </table:table-cell>
          <table:table-cell table:number-columns-repeated="4"/>
        </table:table-row>
        <table:table-row table:style-name="ro1">
          <table:table-cell office:value-type="float" office:value="0.6999999">
            <text:p>0.6999999</text:p>
          </table:table-cell>
          <table:table-cell office:value-type="float" office:value="0.02840573">
            <text:p>0.02840573</text:p>
          </table:table-cell>
          <table:table-cell office:value-type="float" office:value="0.6999999">
            <text:p>0.6999999</text:p>
          </table:table-cell>
          <table:table-cell table:number-columns-repeated="4"/>
        </table:table-row>
        <table:table-row table:style-name="ro1">
          <table:table-cell office:value-type="float" office:value="0.7199998">
            <text:p>0.7199998</text:p>
          </table:table-cell>
          <table:table-cell office:value-type="float" office:value="0.02910533">
            <text:p>0.02910533</text:p>
          </table:table-cell>
          <table:table-cell office:value-type="float" office:value="0.7199998">
            <text:p>0.7199998</text:p>
          </table:table-cell>
          <table:table-cell table:number-columns-repeated="4"/>
        </table:table-row>
        <table:table-row table:style-name="ro1">
          <table:table-cell office:value-type="float" office:value="0.7399998">
            <text:p>0.7399998</text:p>
          </table:table-cell>
          <table:table-cell office:value-type="float" office:value="0.03040902">
            <text:p>0.03040902</text:p>
          </table:table-cell>
          <table:table-cell office:value-type="float" office:value="0.7399998">
            <text:p>0.7399998</text:p>
          </table:table-cell>
          <table:table-cell table:number-columns-repeated="4"/>
        </table:table-row>
        <table:table-row table:style-name="ro1">
          <table:table-cell office:value-type="float" office:value="0.7599998">
            <text:p>0.7599998</text:p>
          </table:table-cell>
          <table:table-cell office:value-type="float" office:value="0.0321537">
            <text:p>0.0321537</text:p>
          </table:table-cell>
          <table:table-cell office:value-type="float" office:value="0.7599998">
            <text:p>0.7599998</text:p>
          </table:table-cell>
          <table:table-cell table:number-columns-repeated="4"/>
        </table:table-row>
        <table:table-row table:style-name="ro1">
          <table:table-cell office:value-type="float" office:value="0.7799998">
            <text:p>0.7799998</text:p>
          </table:table-cell>
          <table:table-cell office:value-type="float" office:value="0.03415591">
            <text:p>0.03415591</text:p>
          </table:table-cell>
          <table:table-cell office:value-type="float" office:value="0.7799998">
            <text:p>0.7799998</text:p>
          </table:table-cell>
          <table:table-cell table:number-columns-repeated="4"/>
        </table:table-row>
        <table:table-row table:style-name="ro1">
          <table:table-cell office:value-type="float" office:value="0.7999998">
            <text:p>0.7999998</text:p>
          </table:table-cell>
          <table:table-cell office:value-type="float" office:value="0.03607712">
            <text:p>0.03607712</text:p>
          </table:table-cell>
          <table:table-cell office:value-type="float" office:value="0.7999998">
            <text:p>0.7999998</text:p>
          </table:table-cell>
          <table:table-cell table:number-columns-repeated="4"/>
        </table:table-row>
        <table:table-row table:style-name="ro1">
          <table:table-cell office:value-type="float" office:value="0.8199998">
            <text:p>0.8199998</text:p>
          </table:table-cell>
          <table:table-cell office:value-type="float" office:value="0.0379623">
            <text:p>0.0379623</text:p>
          </table:table-cell>
          <table:table-cell office:value-type="float" office:value="0.8199998">
            <text:p>0.8199998</text:p>
          </table:table-cell>
          <table:table-cell table:number-columns-repeated="4"/>
        </table:table-row>
        <table:table-row table:style-name="ro1">
          <table:table-cell office:value-type="float" office:value="0.8399997">
            <text:p>0.8399997</text:p>
          </table:table-cell>
          <table:table-cell office:value-type="float" office:value="0.04003288">
            <text:p>0.04003288</text:p>
          </table:table-cell>
          <table:table-cell office:value-type="float" office:value="0.8399997">
            <text:p>0.8399997</text:p>
          </table:table-cell>
          <table:table-cell table:number-columns-repeated="4"/>
        </table:table-row>
        <table:table-row table:style-name="ro1">
          <table:table-cell office:value-type="float" office:value="0.8599997">
            <text:p>0.8599997</text:p>
          </table:table-cell>
          <table:table-cell office:value-type="float" office:value="0.04285406">
            <text:p>0.04285406</text:p>
          </table:table-cell>
          <table:table-cell office:value-type="float" office:value="0.8599997">
            <text:p>0.8599997</text:p>
          </table:table-cell>
          <table:table-cell table:number-columns-repeated="4"/>
        </table:table-row>
        <table:table-row table:style-name="ro1">
          <table:table-cell office:value-type="float" office:value="0.8799997">
            <text:p>0.8799997</text:p>
          </table:table-cell>
          <table:table-cell office:value-type="float" office:value="0.04665137">
            <text:p>0.04665137</text:p>
          </table:table-cell>
          <table:table-cell office:value-type="float" office:value="0.8799997">
            <text:p>0.8799997</text:p>
          </table:table-cell>
          <table:table-cell table:number-columns-repeated="4"/>
        </table:table-row>
        <table:table-row table:style-name="ro1">
          <table:table-cell office:value-type="float" office:value="0.8999997">
            <text:p>0.8999997</text:p>
          </table:table-cell>
          <table:table-cell office:value-type="float" office:value="0.05173356">
            <text:p>0.05173356</text:p>
          </table:table-cell>
          <table:table-cell office:value-type="float" office:value="0.8999997">
            <text:p>0.8999997</text:p>
          </table:table-cell>
          <table:table-cell table:number-columns-repeated="4"/>
        </table:table-row>
        <table:table-row table:style-name="ro1">
          <table:table-cell office:value-type="float" office:value="0.9199997">
            <text:p>0.9199997</text:p>
          </table:table-cell>
          <table:table-cell office:value-type="float" office:value="0.05788878">
            <text:p>0.05788878</text:p>
          </table:table-cell>
          <table:table-cell office:value-type="float" office:value="0.9199997">
            <text:p>0.9199997</text:p>
          </table:table-cell>
          <table:table-cell table:number-columns-repeated="4"/>
        </table:table-row>
        <table:table-row table:style-name="ro1">
          <table:table-cell office:value-type="float" office:value="0.9399996">
            <text:p>0.9399996</text:p>
          </table:table-cell>
          <table:table-cell office:value-type="float" office:value="0.06485861">
            <text:p>0.06485861</text:p>
          </table:table-cell>
          <table:table-cell office:value-type="float" office:value="0.9399996">
            <text:p>0.9399996</text:p>
          </table:table-cell>
          <table:table-cell table:number-columns-repeated="4"/>
        </table:table-row>
        <table:table-row table:style-name="ro1">
          <table:table-cell office:value-type="float" office:value="0.9599996">
            <text:p>0.9599996</text:p>
          </table:table-cell>
          <table:table-cell office:value-type="float" office:value="0.07198776">
            <text:p>0.07198776</text:p>
          </table:table-cell>
          <table:table-cell office:value-type="float" office:value="0.9599996">
            <text:p>0.9599996</text:p>
          </table:table-cell>
          <table:table-cell table:number-columns-repeated="4"/>
        </table:table-row>
        <table:table-row table:style-name="ro1">
          <table:table-cell office:value-type="float" office:value="0.9799996">
            <text:p>0.9799996</text:p>
          </table:table-cell>
          <table:table-cell office:value-type="float" office:value="0.07857668">
            <text:p>0.07857668</text:p>
          </table:table-cell>
          <table:table-cell office:value-type="float" office:value="0.9799996">
            <text:p>0.9799996</text:p>
          </table:table-cell>
          <table:table-cell table:number-columns-repeated="4"/>
        </table:table-row>
        <table:table-row table:style-name="ro1">
          <table:table-cell office:value-type="float" office:value="0.9999996">
            <text:p>0.9999996</text:p>
          </table:table-cell>
          <table:table-cell office:value-type="float" office:value="0.08429587">
            <text:p>0.08429587</text:p>
          </table:table-cell>
          <table:table-cell office:value-type="float" office:value="0.9999996">
            <text:p>0.9999996</text:p>
          </table:table-cell>
          <table:table-cell table:number-columns-repeated="4"/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.08908531">
            <text:p>0.08908531</text:p>
          </table:table-cell>
          <table:table-cell office:value-type="float" office:value="1.02">
            <text:p>1.02</text:p>
          </table:table-cell>
          <table:table-cell table:number-columns-repeated="4"/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09377702">
            <text:p>0.09377702</text:p>
          </table:table-cell>
          <table:table-cell office:value-type="float" office:value="1.04">
            <text:p>1.04</text:p>
          </table:table-cell>
          <table:table-cell table:number-columns-repeated="4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9909478">
            <text:p>0.09909478</text:p>
          </table:table-cell>
          <table:table-cell office:value-type="float" office:value="1.06">
            <text:p>1.06</text:p>
          </table:table-cell>
          <table:table-cell table:number-columns-repeated="4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1044403">
            <text:p>0.1044403</text:p>
          </table:table-cell>
          <table:table-cell office:value-type="float" office:value="1.08">
            <text:p>1.08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1095123">
            <text:p>0.1095123</text:p>
          </table:table-cell>
          <table:table-cell office:value-type="float" office:value="1.1">
            <text:p>1.1</text:p>
          </table:table-cell>
          <table:table-cell table:number-columns-repeated="4"/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1142828">
            <text:p>0.1142828</text:p>
          </table:table-cell>
          <table:table-cell office:value-type="float" office:value="1.12">
            <text:p>1.12</text:p>
          </table:table-cell>
          <table:table-cell table:number-columns-repeated="4"/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0.1187851">
            <text:p>0.1187851</text:p>
          </table:table-cell>
          <table:table-cell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float" office:value="1.159999">
            <text:p>1.159999</text:p>
          </table:table-cell>
          <table:table-cell office:value-type="float" office:value="0.1229264">
            <text:p>0.1229264</text:p>
          </table:table-cell>
          <table:table-cell office:value-type="float" office:value="1.159999">
            <text:p>1.159999</text:p>
          </table:table-cell>
          <table:table-cell table:number-columns-repeated="4"/>
        </table:table-row>
        <table:table-row table:style-name="ro1">
          <table:table-cell office:value-type="float" office:value="1.179999">
            <text:p>1.179999</text:p>
          </table:table-cell>
          <table:table-cell office:value-type="float" office:value="0.1269573">
            <text:p>0.1269573</text:p>
          </table:table-cell>
          <table:table-cell office:value-type="float" office:value="1.179999">
            <text:p>1.179999</text:p>
          </table:table-cell>
          <table:table-cell table:number-columns-repeated="4"/>
        </table:table-row>
        <table:table-row table:style-name="ro1">
          <table:table-cell office:value-type="float" office:value="1.199999">
            <text:p>1.199999</text:p>
          </table:table-cell>
          <table:table-cell office:value-type="float" office:value="0.1311047">
            <text:p>0.1311047</text:p>
          </table:table-cell>
          <table:table-cell office:value-type="float" office:value="1.199999">
            <text:p>1.199999</text:p>
          </table:table-cell>
          <table:table-cell table:number-columns-repeated="4"/>
        </table:table-row>
        <table:table-row table:style-name="ro1">
          <table:table-cell office:value-type="float" office:value="1.219999">
            <text:p>1.219999</text:p>
          </table:table-cell>
          <table:table-cell office:value-type="float" office:value="0.1354554">
            <text:p>0.1354554</text:p>
          </table:table-cell>
          <table:table-cell office:value-type="float" office:value="1.219999">
            <text:p>1.219999</text:p>
          </table:table-cell>
          <table:table-cell table:number-columns-repeated="4"/>
        </table:table-row>
        <table:table-row table:style-name="ro1">
          <table:table-cell office:value-type="float" office:value="1.239999">
            <text:p>1.239999</text:p>
          </table:table-cell>
          <table:table-cell office:value-type="float" office:value="0.1400191">
            <text:p>0.1400191</text:p>
          </table:table-cell>
          <table:table-cell office:value-type="float" office:value="1.239999">
            <text:p>1.239999</text:p>
          </table:table-cell>
          <table:table-cell table:number-columns-repeated="4"/>
        </table:table-row>
        <table:table-row table:style-name="ro1">
          <table:table-cell office:value-type="float" office:value="1.259999">
            <text:p>1.259999</text:p>
          </table:table-cell>
          <table:table-cell office:value-type="float" office:value="0.1449026">
            <text:p>0.1449026</text:p>
          </table:table-cell>
          <table:table-cell office:value-type="float" office:value="1.259999">
            <text:p>1.259999</text:p>
          </table:table-cell>
          <table:table-cell table:number-columns-repeated="4"/>
        </table:table-row>
        <table:table-row table:style-name="ro1">
          <table:table-cell office:value-type="float" office:value="1.279999">
            <text:p>1.279999</text:p>
          </table:table-cell>
          <table:table-cell office:value-type="float" office:value="0.1504654">
            <text:p>0.1504654</text:p>
          </table:table-cell>
          <table:table-cell office:value-type="float" office:value="1.279999">
            <text:p>1.279999</text:p>
          </table:table-cell>
          <table:table-cell table:number-columns-repeated="4"/>
        </table:table-row>
        <table:table-row table:style-name="ro1">
          <table:table-cell office:value-type="float" office:value="1.299999">
            <text:p>1.299999</text:p>
          </table:table-cell>
          <table:table-cell office:value-type="float" office:value="0.1568128">
            <text:p>0.1568128</text:p>
          </table:table-cell>
          <table:table-cell office:value-type="float" office:value="1.299999">
            <text:p>1.299999</text:p>
          </table:table-cell>
          <table:table-cell table:number-columns-repeated="4"/>
        </table:table-row>
        <table:table-row table:style-name="ro1">
          <table:table-cell office:value-type="float" office:value="1.319999">
            <text:p>1.319999</text:p>
          </table:table-cell>
          <table:table-cell office:value-type="float" office:value="0.1639833">
            <text:p>0.1639833</text:p>
          </table:table-cell>
          <table:table-cell office:value-type="float" office:value="1.319999">
            <text:p>1.319999</text:p>
          </table:table-cell>
          <table:table-cell table:number-columns-repeated="4"/>
        </table:table-row>
        <table:table-row table:style-name="ro1">
          <table:table-cell office:value-type="float" office:value="1.339999">
            <text:p>1.339999</text:p>
          </table:table-cell>
          <table:table-cell office:value-type="float" office:value="0.1714711">
            <text:p>0.1714711</text:p>
          </table:table-cell>
          <table:table-cell office:value-type="float" office:value="1.339999">
            <text:p>1.339999</text:p>
          </table:table-cell>
          <table:table-cell table:number-columns-repeated="4"/>
        </table:table-row>
        <table:table-row table:style-name="ro1">
          <table:table-cell office:value-type="float" office:value="1.359999">
            <text:p>1.359999</text:p>
          </table:table-cell>
          <table:table-cell office:value-type="float" office:value="0.1789588">
            <text:p>0.1789588</text:p>
          </table:table-cell>
          <table:table-cell office:value-type="float" office:value="1.359999">
            <text:p>1.359999</text:p>
          </table:table-cell>
          <table:table-cell table:number-columns-repeated="4"/>
        </table:table-row>
        <table:table-row table:style-name="ro1">
          <table:table-cell office:value-type="float" office:value="1.379999">
            <text:p>1.379999</text:p>
          </table:table-cell>
          <table:table-cell office:value-type="float" office:value="0.1865399">
            <text:p>0.1865399</text:p>
          </table:table-cell>
          <table:table-cell office:value-type="float" office:value="1.379999">
            <text:p>1.379999</text:p>
          </table:table-cell>
          <table:table-cell table:number-columns-repeated="4"/>
        </table:table-row>
        <table:table-row table:style-name="ro1">
          <table:table-cell office:value-type="float" office:value="1.399999">
            <text:p>1.399999</text:p>
          </table:table-cell>
          <table:table-cell office:value-type="float" office:value="0.194124">
            <text:p>0.194124</text:p>
          </table:table-cell>
          <table:table-cell office:value-type="float" office:value="1.399999">
            <text:p>1.399999</text:p>
          </table:table-cell>
          <table:table-cell table:number-columns-repeated="4"/>
        </table:table-row>
        <table:table-row table:style-name="ro1">
          <table:table-cell office:value-type="float" office:value="1.419999">
            <text:p>1.419999</text:p>
          </table:table-cell>
          <table:table-cell office:value-type="float" office:value="0.2021472">
            <text:p>0.2021472</text:p>
          </table:table-cell>
          <table:table-cell office:value-type="float" office:value="1.419999">
            <text:p>1.419999</text:p>
          </table:table-cell>
          <table:table-cell table:number-columns-repeated="4"/>
        </table:table-row>
        <table:table-row table:style-name="ro1">
          <table:table-cell office:value-type="float" office:value="1.439999">
            <text:p>1.439999</text:p>
          </table:table-cell>
          <table:table-cell office:value-type="float" office:value="0.2105826">
            <text:p>0.2105826</text:p>
          </table:table-cell>
          <table:table-cell office:value-type="float" office:value="1.439999">
            <text:p>1.439999</text:p>
          </table:table-cell>
          <table:table-cell table:number-columns-repeated="4"/>
        </table:table-row>
        <table:table-row table:style-name="ro1">
          <table:table-cell office:value-type="float" office:value="1.459999">
            <text:p>1.459999</text:p>
          </table:table-cell>
          <table:table-cell office:value-type="float" office:value="0.2189039">
            <text:p>0.2189039</text:p>
          </table:table-cell>
          <table:table-cell office:value-type="float" office:value="1.459999">
            <text:p>1.459999</text:p>
          </table:table-cell>
          <table:table-cell table:number-columns-repeated="4"/>
        </table:table-row>
        <table:table-row table:style-name="ro1">
          <table:table-cell office:value-type="float" office:value="1.479999">
            <text:p>1.479999</text:p>
          </table:table-cell>
          <table:table-cell office:value-type="float" office:value="0.2270046">
            <text:p>0.2270046</text:p>
          </table:table-cell>
          <table:table-cell office:value-type="float" office:value="1.479999">
            <text:p>1.479999</text:p>
          </table:table-cell>
          <table:table-cell table:number-columns-repeated="4"/>
        </table:table-row>
        <table:table-row table:style-name="ro1">
          <table:table-cell office:value-type="float" office:value="1.499999">
            <text:p>1.499999</text:p>
          </table:table-cell>
          <table:table-cell office:value-type="float" office:value="0.234839">
            <text:p>0.234839</text:p>
          </table:table-cell>
          <table:table-cell office:value-type="float" office:value="1.499999">
            <text:p>1.499999</text:p>
          </table:table-cell>
          <table:table-cell table:number-columns-repeated="4"/>
        </table:table-row>
        <table:table-row table:style-name="ro1">
          <table:table-cell office:value-type="float" office:value="1.519999">
            <text:p>1.519999</text:p>
          </table:table-cell>
          <table:table-cell office:value-type="float" office:value="0.2426685">
            <text:p>0.2426685</text:p>
          </table:table-cell>
          <table:table-cell office:value-type="float" office:value="1.519999">
            <text:p>1.519999</text:p>
          </table:table-cell>
          <table:table-cell table:number-columns-repeated="4"/>
        </table:table-row>
        <table:table-row table:style-name="ro1">
          <table:table-cell office:value-type="float" office:value="1.539999">
            <text:p>1.539999</text:p>
          </table:table-cell>
          <table:table-cell office:value-type="float" office:value="0.2510876">
            <text:p>0.2510876</text:p>
          </table:table-cell>
          <table:table-cell office:value-type="float" office:value="1.539999">
            <text:p>1.539999</text:p>
          </table:table-cell>
          <table:table-cell table:number-columns-repeated="4"/>
        </table:table-row>
        <table:table-row table:style-name="ro1">
          <table:table-cell office:value-type="float" office:value="1.559999">
            <text:p>1.559999</text:p>
          </table:table-cell>
          <table:table-cell office:value-type="float" office:value="0.2601925">
            <text:p>0.2601925</text:p>
          </table:table-cell>
          <table:table-cell office:value-type="float" office:value="1.559999">
            <text:p>1.559999</text:p>
          </table:table-cell>
          <table:table-cell table:number-columns-repeated="4"/>
        </table:table-row>
        <table:table-row table:style-name="ro1">
          <table:table-cell office:value-type="float" office:value="1.579999">
            <text:p>1.579999</text:p>
          </table:table-cell>
          <table:table-cell office:value-type="float" office:value="0.2695533">
            <text:p>0.2695533</text:p>
          </table:table-cell>
          <table:table-cell office:value-type="float" office:value="1.579999">
            <text:p>1.579999</text:p>
          </table:table-cell>
          <table:table-cell table:number-columns-repeated="4"/>
        </table:table-row>
        <table:table-row table:style-name="ro1">
          <table:table-cell office:value-type="float" office:value="1.599999">
            <text:p>1.599999</text:p>
          </table:table-cell>
          <table:table-cell office:value-type="float" office:value="0.2787336">
            <text:p>0.2787336</text:p>
          </table:table-cell>
          <table:table-cell office:value-type="float" office:value="1.599999">
            <text:p>1.599999</text:p>
          </table:table-cell>
          <table:table-cell table:number-columns-repeated="4"/>
        </table:table-row>
        <table:table-row table:style-name="ro1">
          <table:table-cell office:value-type="float" office:value="1.619999">
            <text:p>1.619999</text:p>
          </table:table-cell>
          <table:table-cell office:value-type="float" office:value="0.2875556">
            <text:p>0.2875556</text:p>
          </table:table-cell>
          <table:table-cell office:value-type="float" office:value="1.619999">
            <text:p>1.619999</text:p>
          </table:table-cell>
          <table:table-cell table:number-columns-repeated="4"/>
        </table:table-row>
        <table:table-row table:style-name="ro1">
          <table:table-cell office:value-type="float" office:value="1.639999">
            <text:p>1.639999</text:p>
          </table:table-cell>
          <table:table-cell office:value-type="float" office:value="0.2956062">
            <text:p>0.2956062</text:p>
          </table:table-cell>
          <table:table-cell office:value-type="float" office:value="1.639999">
            <text:p>1.639999</text:p>
          </table:table-cell>
          <table:table-cell table:number-columns-repeated="4"/>
        </table:table-row>
        <table:table-row table:style-name="ro1">
          <table:table-cell office:value-type="float" office:value="1.659999">
            <text:p>1.659999</text:p>
          </table:table-cell>
          <table:table-cell office:value-type="float" office:value="0.3026933">
            <text:p>0.3026933</text:p>
          </table:table-cell>
          <table:table-cell office:value-type="float" office:value="1.659999">
            <text:p>1.659999</text:p>
          </table:table-cell>
          <table:table-cell table:number-columns-repeated="4"/>
        </table:table-row>
        <table:table-row table:style-name="ro1">
          <table:table-cell office:value-type="float" office:value="1.679999">
            <text:p>1.679999</text:p>
          </table:table-cell>
          <table:table-cell office:value-type="float" office:value="0.3091984">
            <text:p>0.3091984</text:p>
          </table:table-cell>
          <table:table-cell office:value-type="float" office:value="1.679999">
            <text:p>1.679999</text:p>
          </table:table-cell>
          <table:table-cell table:number-columns-repeated="4"/>
        </table:table-row>
        <table:table-row table:style-name="ro1">
          <table:table-cell office:value-type="float" office:value="1.699999">
            <text:p>1.699999</text:p>
          </table:table-cell>
          <table:table-cell office:value-type="float" office:value="0.3149484">
            <text:p>0.3149484</text:p>
          </table:table-cell>
          <table:table-cell office:value-type="float" office:value="1.699999">
            <text:p>1.699999</text:p>
          </table:table-cell>
          <table:table-cell table:number-columns-repeated="4"/>
        </table:table-row>
        <table:table-row table:style-name="ro1">
          <table:table-cell office:value-type="float" office:value="1.719999">
            <text:p>1.719999</text:p>
          </table:table-cell>
          <table:table-cell office:value-type="float" office:value="0.3210275">
            <text:p>0.3210275</text:p>
          </table:table-cell>
          <table:table-cell office:value-type="float" office:value="1.719999">
            <text:p>1.719999</text:p>
          </table:table-cell>
          <table:table-cell table:number-columns-repeated="4"/>
        </table:table-row>
        <table:table-row table:style-name="ro1">
          <table:table-cell office:value-type="float" office:value="1.739999">
            <text:p>1.739999</text:p>
          </table:table-cell>
          <table:table-cell office:value-type="float" office:value="0.3277126">
            <text:p>0.3277126</text:p>
          </table:table-cell>
          <table:table-cell office:value-type="float" office:value="1.739999">
            <text:p>1.739999</text:p>
          </table:table-cell>
          <table:table-cell table:number-columns-repeated="4"/>
        </table:table-row>
        <table:table-row table:style-name="ro1">
          <table:table-cell office:value-type="float" office:value="1.759999">
            <text:p>1.759999</text:p>
          </table:table-cell>
          <table:table-cell office:value-type="float" office:value="0.3348657">
            <text:p>0.3348657</text:p>
          </table:table-cell>
          <table:table-cell office:value-type="float" office:value="1.759999">
            <text:p>1.759999</text:p>
          </table:table-cell>
          <table:table-cell table:number-columns-repeated="4"/>
        </table:table-row>
        <table:table-row table:style-name="ro1">
          <table:table-cell office:value-type="float" office:value="1.779999">
            <text:p>1.779999</text:p>
          </table:table-cell>
          <table:table-cell office:value-type="float" office:value="0.3419588">
            <text:p>0.3419588</text:p>
          </table:table-cell>
          <table:table-cell office:value-type="float" office:value="1.779999">
            <text:p>1.779999</text:p>
          </table:table-cell>
          <table:table-cell table:number-columns-repeated="4"/>
        </table:table-row>
        <table:table-row table:style-name="ro1">
          <table:table-cell office:value-type="float" office:value="1.799999">
            <text:p>1.799999</text:p>
          </table:table-cell>
          <table:table-cell office:value-type="float" office:value="0.3487013">
            <text:p>0.3487013</text:p>
          </table:table-cell>
          <table:table-cell office:value-type="float" office:value="1.799999">
            <text:p>1.799999</text:p>
          </table:table-cell>
          <table:table-cell table:number-columns-repeated="4"/>
        </table:table-row>
        <table:table-row table:style-name="ro1">
          <table:table-cell office:value-type="float" office:value="1.819999">
            <text:p>1.819999</text:p>
          </table:table-cell>
          <table:table-cell office:value-type="float" office:value="0.3553512">
            <text:p>0.3553512</text:p>
          </table:table-cell>
          <table:table-cell office:value-type="float" office:value="1.819999">
            <text:p>1.819999</text:p>
          </table:table-cell>
          <table:table-cell table:number-columns-repeated="4"/>
        </table:table-row>
        <table:table-row table:style-name="ro1">
          <table:table-cell office:value-type="float" office:value="1.839999">
            <text:p>1.839999</text:p>
          </table:table-cell>
          <table:table-cell office:value-type="float" office:value="0.3620723">
            <text:p>0.3620723</text:p>
          </table:table-cell>
          <table:table-cell office:value-type="float" office:value="1.839999">
            <text:p>1.839999</text:p>
          </table:table-cell>
          <table:table-cell table:number-columns-repeated="4"/>
        </table:table-row>
        <table:table-row table:style-name="ro1">
          <table:table-cell office:value-type="float" office:value="1.859999">
            <text:p>1.859999</text:p>
          </table:table-cell>
          <table:table-cell office:value-type="float" office:value="0.3690818">
            <text:p>0.3690818</text:p>
          </table:table-cell>
          <table:table-cell office:value-type="float" office:value="1.859999">
            <text:p>1.859999</text:p>
          </table:table-cell>
          <table:table-cell table:number-columns-repeated="4"/>
        </table:table-row>
        <table:table-row table:style-name="ro1">
          <table:table-cell office:value-type="float" office:value="1.879999">
            <text:p>1.879999</text:p>
          </table:table-cell>
          <table:table-cell office:value-type="float" office:value="0.3761868">
            <text:p>0.3761868</text:p>
          </table:table-cell>
          <table:table-cell office:value-type="float" office:value="1.879999">
            <text:p>1.879999</text:p>
          </table:table-cell>
          <table:table-cell table:number-columns-repeated="4"/>
        </table:table-row>
        <table:table-row table:style-name="ro1">
          <table:table-cell office:value-type="float" office:value="1.899999">
            <text:p>1.899999</text:p>
          </table:table-cell>
          <table:table-cell office:value-type="float" office:value="0.3831792">
            <text:p>0.3831792</text:p>
          </table:table-cell>
          <table:table-cell office:value-type="float" office:value="1.899999">
            <text:p>1.899999</text:p>
          </table:table-cell>
          <table:table-cell table:number-columns-repeated="4"/>
        </table:table-row>
        <table:table-row table:style-name="ro1">
          <table:table-cell office:value-type="float" office:value="1.919999">
            <text:p>1.919999</text:p>
          </table:table-cell>
          <table:table-cell office:value-type="float" office:value="0.3895856">
            <text:p>0.3895856</text:p>
          </table:table-cell>
          <table:table-cell office:value-type="float" office:value="1.919999">
            <text:p>1.919999</text:p>
          </table:table-cell>
          <table:table-cell table:number-columns-repeated="4"/>
        </table:table-row>
        <table:table-row table:style-name="ro1">
          <table:table-cell office:value-type="float" office:value="1.939999">
            <text:p>1.939999</text:p>
          </table:table-cell>
          <table:table-cell office:value-type="float" office:value="0.3954188">
            <text:p>0.3954188</text:p>
          </table:table-cell>
          <table:table-cell office:value-type="float" office:value="1.939999">
            <text:p>1.939999</text:p>
          </table:table-cell>
          <table:table-cell table:number-columns-repeated="4"/>
        </table:table-row>
        <table:table-row table:style-name="ro1">
          <table:table-cell office:value-type="float" office:value="1.959999">
            <text:p>1.959999</text:p>
          </table:table-cell>
          <table:table-cell office:value-type="float" office:value="0.4007795">
            <text:p>0.4007795</text:p>
          </table:table-cell>
          <table:table-cell office:value-type="float" office:value="1.959999">
            <text:p>1.959999</text:p>
          </table:table-cell>
          <table:table-cell table:number-columns-repeated="4"/>
        </table:table-row>
        <table:table-row table:style-name="ro1">
          <table:table-cell office:value-type="float" office:value="1.979999">
            <text:p>1.979999</text:p>
          </table:table-cell>
          <table:table-cell office:value-type="float" office:value="0.4059647">
            <text:p>0.4059647</text:p>
          </table:table-cell>
          <table:table-cell office:value-type="float" office:value="1.979999">
            <text:p>1.979999</text:p>
          </table:table-cell>
          <table:table-cell table:number-columns-repeated="4"/>
        </table:table-row>
        <table:table-row table:style-name="ro1">
          <table:table-cell office:value-type="float" office:value="1.999999">
            <text:p>1.999999</text:p>
          </table:table-cell>
          <table:table-cell office:value-type="float" office:value="0.410337">
            <text:p>0.410337</text:p>
          </table:table-cell>
          <table:table-cell office:value-type="float" office:value="1.999999">
            <text:p>1.999999</text:p>
          </table:table-cell>
          <table:table-cell table:number-columns-repeated="4"/>
        </table:table-row>
        <table:table-row table:style-name="ro1">
          <table:table-cell office:value-type="float" office:value="2.019999">
            <text:p>2.019999</text:p>
          </table:table-cell>
          <table:table-cell office:value-type="float" office:value="0.4145188">
            <text:p>0.4145188</text:p>
          </table:table-cell>
          <table:table-cell office:value-type="float" office:value="2.019999">
            <text:p>2.019999</text:p>
          </table:table-cell>
          <table:table-cell table:number-columns-repeated="4"/>
        </table:table-row>
        <table:table-row table:style-name="ro1">
          <table:table-cell office:value-type="float" office:value="2.039999">
            <text:p>2.039999</text:p>
          </table:table-cell>
          <table:table-cell office:value-type="float" office:value="0.4195803">
            <text:p>0.4195803</text:p>
          </table:table-cell>
          <table:table-cell office:value-type="float" office:value="2.039999">
            <text:p>2.039999</text:p>
          </table:table-cell>
          <table:table-cell table:number-columns-repeated="4"/>
        </table:table-row>
        <table:table-row table:style-name="ro1">
          <table:table-cell office:value-type="float" office:value="2.059999">
            <text:p>2.059999</text:p>
          </table:table-cell>
          <table:table-cell office:value-type="float" office:value="0.4254462">
            <text:p>0.4254462</text:p>
          </table:table-cell>
          <table:table-cell office:value-type="float" office:value="2.059999">
            <text:p>2.059999</text:p>
          </table:table-cell>
          <table:table-cell table:number-columns-repeated="4"/>
        </table:table-row>
        <table:table-row table:style-name="ro1">
          <table:table-cell office:value-type="float" office:value="2.079999">
            <text:p>2.079999</text:p>
          </table:table-cell>
          <table:table-cell office:value-type="float" office:value="0.4320801">
            <text:p>0.4320801</text:p>
          </table:table-cell>
          <table:table-cell office:value-type="float" office:value="2.079999">
            <text:p>2.079999</text:p>
          </table:table-cell>
          <table:table-cell table:number-columns-repeated="4"/>
        </table:table-row>
        <table:table-row table:style-name="ro1">
          <table:table-cell office:value-type="float" office:value="2.099999">
            <text:p>2.099999</text:p>
          </table:table-cell>
          <table:table-cell office:value-type="float" office:value="0.4396153">
            <text:p>0.4396153</text:p>
          </table:table-cell>
          <table:table-cell office:value-type="float" office:value="2.099999">
            <text:p>2.099999</text:p>
          </table:table-cell>
          <table:table-cell table:number-columns-repeated="4"/>
        </table:table-row>
        <table:table-row table:style-name="ro1">
          <table:table-cell office:value-type="float" office:value="2.119999">
            <text:p>2.119999</text:p>
          </table:table-cell>
          <table:table-cell office:value-type="float" office:value="0.4479431">
            <text:p>0.4479431</text:p>
          </table:table-cell>
          <table:table-cell office:value-type="float" office:value="2.119999">
            <text:p>2.119999</text:p>
          </table:table-cell>
          <table:table-cell table:number-columns-repeated="4"/>
        </table:table-row>
        <table:table-row table:style-name="ro1">
          <table:table-cell office:value-type="float" office:value="2.139999">
            <text:p>2.139999</text:p>
          </table:table-cell>
          <table:table-cell office:value-type="float" office:value="0.4568447">
            <text:p>0.4568447</text:p>
          </table:table-cell>
          <table:table-cell office:value-type="float" office:value="2.139999">
            <text:p>2.139999</text:p>
          </table:table-cell>
          <table:table-cell table:number-columns-repeated="4"/>
        </table:table-row>
        <table:table-row table:style-name="ro1">
          <table:table-cell office:value-type="float" office:value="2.159999">
            <text:p>2.159999</text:p>
          </table:table-cell>
          <table:table-cell office:value-type="float" office:value="0.4667534">
            <text:p>0.4667534</text:p>
          </table:table-cell>
          <table:table-cell office:value-type="float" office:value="2.159999">
            <text:p>2.159999</text:p>
          </table:table-cell>
          <table:table-cell table:number-columns-repeated="4"/>
        </table:table-row>
        <table:table-row table:style-name="ro1">
          <table:table-cell office:value-type="float" office:value="2.179999">
            <text:p>2.179999</text:p>
          </table:table-cell>
          <table:table-cell office:value-type="float" office:value="0.4772825">
            <text:p>0.4772825</text:p>
          </table:table-cell>
          <table:table-cell office:value-type="float" office:value="2.179999">
            <text:p>2.179999</text:p>
          </table:table-cell>
          <table:table-cell table:number-columns-repeated="4"/>
        </table:table-row>
        <table:table-row table:style-name="ro1">
          <table:table-cell office:value-type="float" office:value="2.199999">
            <text:p>2.199999</text:p>
          </table:table-cell>
          <table:table-cell office:value-type="float" office:value="0.4878304">
            <text:p>0.4878304</text:p>
          </table:table-cell>
          <table:table-cell office:value-type="float" office:value="2.199999">
            <text:p>2.199999</text:p>
          </table:table-cell>
          <table:table-cell table:number-columns-repeated="4"/>
        </table:table-row>
        <table:table-row table:style-name="ro1">
          <table:table-cell office:value-type="float" office:value="2.219999">
            <text:p>2.219999</text:p>
          </table:table-cell>
          <table:table-cell office:value-type="float" office:value="0.4980771">
            <text:p>0.4980771</text:p>
          </table:table-cell>
          <table:table-cell office:value-type="float" office:value="2.219999">
            <text:p>2.219999</text:p>
          </table:table-cell>
          <table:table-cell table:number-columns-repeated="4"/>
        </table:table-row>
        <table:table-row table:style-name="ro1">
          <table:table-cell office:value-type="float" office:value="2.239999">
            <text:p>2.239999</text:p>
          </table:table-cell>
          <table:table-cell office:value-type="float" office:value="0.5071209">
            <text:p>0.5071209</text:p>
          </table:table-cell>
          <table:table-cell office:value-type="float" office:value="2.239999">
            <text:p>2.239999</text:p>
          </table:table-cell>
          <table:table-cell table:number-columns-repeated="4"/>
        </table:table-row>
        <table:table-row table:style-name="ro1">
          <table:table-cell office:value-type="float" office:value="2.259999">
            <text:p>2.259999</text:p>
          </table:table-cell>
          <table:table-cell office:value-type="float" office:value="0.514766">
            <text:p>0.514766</text:p>
          </table:table-cell>
          <table:table-cell office:value-type="float" office:value="2.259999">
            <text:p>2.259999</text:p>
          </table:table-cell>
          <table:table-cell table:number-columns-repeated="4"/>
        </table:table-row>
        <table:table-row table:style-name="ro1">
          <table:table-cell office:value-type="float" office:value="2.279999">
            <text:p>2.279999</text:p>
          </table:table-cell>
          <table:table-cell office:value-type="float" office:value="0.520593">
            <text:p>0.520593</text:p>
          </table:table-cell>
          <table:table-cell office:value-type="float" office:value="2.279999">
            <text:p>2.279999</text:p>
          </table:table-cell>
          <table:table-cell table:number-columns-repeated="4"/>
        </table:table-row>
        <table:table-row table:style-name="ro1">
          <table:table-cell office:value-type="float" office:value="2.299999">
            <text:p>2.299999</text:p>
          </table:table-cell>
          <table:table-cell office:value-type="float" office:value="0.5245383">
            <text:p>0.5245383</text:p>
          </table:table-cell>
          <table:table-cell office:value-type="float" office:value="2.299999">
            <text:p>2.299999</text:p>
          </table:table-cell>
          <table:table-cell table:number-columns-repeated="4"/>
        </table:table-row>
        <table:table-row table:style-name="ro1">
          <table:table-cell office:value-type="float" office:value="2.319999">
            <text:p>2.319999</text:p>
          </table:table-cell>
          <table:table-cell office:value-type="float" office:value="0.526956">
            <text:p>0.526956</text:p>
          </table:table-cell>
          <table:table-cell office:value-type="float" office:value="2.319999">
            <text:p>2.319999</text:p>
          </table:table-cell>
          <table:table-cell table:number-columns-repeated="4"/>
        </table:table-row>
        <table:table-row table:style-name="ro1">
          <table:table-cell office:value-type="float" office:value="2.339998">
            <text:p>2.339998</text:p>
          </table:table-cell>
          <table:table-cell office:value-type="float" office:value="0.5286421">
            <text:p>0.5286421</text:p>
          </table:table-cell>
          <table:table-cell office:value-type="float" office:value="2.339998">
            <text:p>2.339998</text:p>
          </table:table-cell>
          <table:table-cell table:number-columns-repeated="4"/>
        </table:table-row>
        <table:table-row table:style-name="ro1">
          <table:table-cell office:value-type="float" office:value="2.359998">
            <text:p>2.359998</text:p>
          </table:table-cell>
          <table:table-cell office:value-type="float" office:value="0.5307125">
            <text:p>0.5307125</text:p>
          </table:table-cell>
          <table:table-cell office:value-type="float" office:value="2.359998">
            <text:p>2.359998</text:p>
          </table:table-cell>
          <table:table-cell table:number-columns-repeated="4"/>
        </table:table-row>
        <table:table-row table:style-name="ro1">
          <table:table-cell office:value-type="float" office:value="2.379998">
            <text:p>2.379998</text:p>
          </table:table-cell>
          <table:table-cell office:value-type="float" office:value="0.5343413">
            <text:p>0.5343413</text:p>
          </table:table-cell>
          <table:table-cell office:value-type="float" office:value="2.379998">
            <text:p>2.379998</text:p>
          </table:table-cell>
          <table:table-cell table:number-columns-repeated="4"/>
        </table:table-row>
        <table:table-row table:style-name="ro1">
          <table:table-cell office:value-type="float" office:value="2.399998">
            <text:p>2.399998</text:p>
          </table:table-cell>
          <table:table-cell office:value-type="float" office:value="0.5386823">
            <text:p>0.5386823</text:p>
          </table:table-cell>
          <table:table-cell office:value-type="float" office:value="2.399998">
            <text:p>2.399998</text:p>
          </table:table-cell>
          <table:table-cell table:number-columns-repeated="4"/>
        </table:table-row>
        <table:table-row table:style-name="ro1">
          <table:table-cell office:value-type="float" office:value="2.419998">
            <text:p>2.419998</text:p>
          </table:table-cell>
          <table:table-cell office:value-type="float" office:value="0.5432478">
            <text:p>0.5432478</text:p>
          </table:table-cell>
          <table:table-cell office:value-type="float" office:value="2.419998">
            <text:p>2.419998</text:p>
          </table:table-cell>
          <table:table-cell table:number-columns-repeated="4"/>
        </table:table-row>
        <table:table-row table:style-name="ro1">
          <table:table-cell office:value-type="float" office:value="2.439998">
            <text:p>2.439998</text:p>
          </table:table-cell>
          <table:table-cell office:value-type="float" office:value="0.5475046">
            <text:p>0.5475046</text:p>
          </table:table-cell>
          <table:table-cell office:value-type="float" office:value="2.439998">
            <text:p>2.439998</text:p>
          </table:table-cell>
          <table:table-cell table:number-columns-repeated="4"/>
        </table:table-row>
        <table:table-row table:style-name="ro1">
          <table:table-cell office:value-type="float" office:value="2.459998">
            <text:p>2.459998</text:p>
          </table:table-cell>
          <table:table-cell office:value-type="float" office:value="0.551203">
            <text:p>0.551203</text:p>
          </table:table-cell>
          <table:table-cell office:value-type="float" office:value="2.459998">
            <text:p>2.459998</text:p>
          </table:table-cell>
          <table:table-cell table:number-columns-repeated="4"/>
        </table:table-row>
        <table:table-row table:style-name="ro1">
          <table:table-cell office:value-type="float" office:value="2.479998">
            <text:p>2.479998</text:p>
          </table:table-cell>
          <table:table-cell office:value-type="float" office:value="0.5543512">
            <text:p>0.5543512</text:p>
          </table:table-cell>
          <table:table-cell office:value-type="float" office:value="2.479998">
            <text:p>2.479998</text:p>
          </table:table-cell>
          <table:table-cell table:number-columns-repeated="4"/>
        </table:table-row>
        <table:table-row table:style-name="ro1">
          <table:table-cell office:value-type="float" office:value="2.499998">
            <text:p>2.499998</text:p>
          </table:table-cell>
          <table:table-cell office:value-type="float" office:value="0.5574207">
            <text:p>0.5574207</text:p>
          </table:table-cell>
          <table:table-cell office:value-type="float" office:value="2.499998">
            <text:p>2.499998</text:p>
          </table:table-cell>
          <table:table-cell table:number-columns-repeated="4"/>
        </table:table-row>
        <table:table-row table:style-name="ro1">
          <table:table-cell office:value-type="float" office:value="2.519998">
            <text:p>2.519998</text:p>
          </table:table-cell>
          <table:table-cell office:value-type="float" office:value="0.5603353">
            <text:p>0.5603353</text:p>
          </table:table-cell>
          <table:table-cell office:value-type="float" office:value="2.519998">
            <text:p>2.519998</text:p>
          </table:table-cell>
          <table:table-cell table:number-columns-repeated="4"/>
        </table:table-row>
        <table:table-row table:style-name="ro1">
          <table:table-cell office:value-type="float" office:value="2.539998">
            <text:p>2.539998</text:p>
          </table:table-cell>
          <table:table-cell office:value-type="float" office:value="0.5628997">
            <text:p>0.5628997</text:p>
          </table:table-cell>
          <table:table-cell office:value-type="float" office:value="2.539998">
            <text:p>2.539998</text:p>
          </table:table-cell>
          <table:table-cell table:number-columns-repeated="4"/>
        </table:table-row>
        <table:table-row table:style-name="ro1">
          <table:table-cell office:value-type="float" office:value="2.559998">
            <text:p>2.559998</text:p>
          </table:table-cell>
          <table:table-cell office:value-type="float" office:value="0.5647604">
            <text:p>0.5647604</text:p>
          </table:table-cell>
          <table:table-cell office:value-type="float" office:value="2.559998">
            <text:p>2.559998</text:p>
          </table:table-cell>
          <table:table-cell table:number-columns-repeated="4"/>
        </table:table-row>
        <table:table-row table:style-name="ro1">
          <table:table-cell office:value-type="float" office:value="2.579998">
            <text:p>2.579998</text:p>
          </table:table-cell>
          <table:table-cell office:value-type="float" office:value="0.566033">
            <text:p>0.566033</text:p>
          </table:table-cell>
          <table:table-cell office:value-type="float" office:value="2.579998">
            <text:p>2.579998</text:p>
          </table:table-cell>
          <table:table-cell table:number-columns-repeated="4"/>
        </table:table-row>
        <table:table-row table:style-name="ro1">
          <table:table-cell office:value-type="float" office:value="2.599998">
            <text:p>2.599998</text:p>
          </table:table-cell>
          <table:table-cell office:value-type="float" office:value="0.5667698">
            <text:p>0.5667698</text:p>
          </table:table-cell>
          <table:table-cell office:value-type="float" office:value="2.599998">
            <text:p>2.599998</text:p>
          </table:table-cell>
          <table:table-cell table:number-columns-repeated="4"/>
        </table:table-row>
        <table:table-row table:style-name="ro1">
          <table:table-cell office:value-type="float" office:value="2.619998">
            <text:p>2.619998</text:p>
          </table:table-cell>
          <table:table-cell office:value-type="float" office:value="0.5670855">
            <text:p>0.5670855</text:p>
          </table:table-cell>
          <table:table-cell office:value-type="float" office:value="2.619998">
            <text:p>2.619998</text:p>
          </table:table-cell>
          <table:table-cell table:number-columns-repeated="4"/>
        </table:table-row>
        <table:table-row table:style-name="ro1">
          <table:table-cell office:value-type="float" office:value="2.639998">
            <text:p>2.639998</text:p>
          </table:table-cell>
          <table:table-cell office:value-type="float" office:value="0.5674734">
            <text:p>0.5674734</text:p>
          </table:table-cell>
          <table:table-cell office:value-type="float" office:value="2.639998">
            <text:p>2.639998</text:p>
          </table:table-cell>
          <table:table-cell table:number-columns-repeated="4"/>
        </table:table-row>
        <table:table-row table:style-name="ro1">
          <table:table-cell office:value-type="float" office:value="2.659998">
            <text:p>2.659998</text:p>
          </table:table-cell>
          <table:table-cell office:value-type="float" office:value="0.5674757">
            <text:p>0.5674757</text:p>
          </table:table-cell>
          <table:table-cell office:value-type="float" office:value="2.659998">
            <text:p>2.659998</text:p>
          </table:table-cell>
          <table:table-cell table:number-columns-repeated="4"/>
        </table:table-row>
        <table:table-row table:style-name="ro1">
          <table:table-cell office:value-type="float" office:value="2.679998">
            <text:p>2.679998</text:p>
          </table:table-cell>
          <table:table-cell office:value-type="float" office:value="0.5681722">
            <text:p>0.5681722</text:p>
          </table:table-cell>
          <table:table-cell office:value-type="float" office:value="2.679998">
            <text:p>2.679998</text:p>
          </table:table-cell>
          <table:table-cell table:number-columns-repeated="4"/>
        </table:table-row>
        <table:table-row table:style-name="ro1">
          <table:table-cell office:value-type="float" office:value="2.699998">
            <text:p>2.699998</text:p>
          </table:table-cell>
          <table:table-cell office:value-type="float" office:value="0.5694335">
            <text:p>0.5694335</text:p>
          </table:table-cell>
          <table:table-cell office:value-type="float" office:value="2.699998">
            <text:p>2.699998</text:p>
          </table:table-cell>
          <table:table-cell table:number-columns-repeated="4"/>
        </table:table-row>
        <table:table-row table:style-name="ro1">
          <table:table-cell office:value-type="float" office:value="2.719998">
            <text:p>2.719998</text:p>
          </table:table-cell>
          <table:table-cell office:value-type="float" office:value="0.5718293">
            <text:p>0.5718293</text:p>
          </table:table-cell>
          <table:table-cell office:value-type="float" office:value="2.719998">
            <text:p>2.719998</text:p>
          </table:table-cell>
          <table:table-cell table:number-columns-repeated="4"/>
        </table:table-row>
        <table:table-row table:style-name="ro1">
          <table:table-cell office:value-type="float" office:value="2.739998">
            <text:p>2.739998</text:p>
          </table:table-cell>
          <table:table-cell office:value-type="float" office:value="0.5751437">
            <text:p>0.5751437</text:p>
          </table:table-cell>
          <table:table-cell office:value-type="float" office:value="2.739998">
            <text:p>2.739998</text:p>
          </table:table-cell>
          <table:table-cell table:number-columns-repeated="4"/>
        </table:table-row>
        <table:table-row table:style-name="ro1">
          <table:table-cell office:value-type="float" office:value="2.759998">
            <text:p>2.759998</text:p>
          </table:table-cell>
          <table:table-cell office:value-type="float" office:value="0.5797471">
            <text:p>0.5797471</text:p>
          </table:table-cell>
          <table:table-cell office:value-type="float" office:value="2.759998">
            <text:p>2.759998</text:p>
          </table:table-cell>
          <table:table-cell table:number-columns-repeated="4"/>
        </table:table-row>
        <table:table-row table:style-name="ro1">
          <table:table-cell office:value-type="float" office:value="2.779998">
            <text:p>2.779998</text:p>
          </table:table-cell>
          <table:table-cell office:value-type="float" office:value="0.5849572">
            <text:p>0.5849572</text:p>
          </table:table-cell>
          <table:table-cell office:value-type="float" office:value="2.779998">
            <text:p>2.779998</text:p>
          </table:table-cell>
          <table:table-cell table:number-columns-repeated="4"/>
        </table:table-row>
        <table:table-row table:style-name="ro1">
          <table:table-cell office:value-type="float" office:value="2.799998">
            <text:p>2.799998</text:p>
          </table:table-cell>
          <table:table-cell office:value-type="float" office:value="0.5917857">
            <text:p>0.5917857</text:p>
          </table:table-cell>
          <table:table-cell office:value-type="float" office:value="2.799998">
            <text:p>2.799998</text:p>
          </table:table-cell>
          <table:table-cell table:number-columns-repeated="4"/>
        </table:table-row>
        <table:table-row table:style-name="ro1">
          <table:table-cell office:value-type="float" office:value="2.819998">
            <text:p>2.819998</text:p>
          </table:table-cell>
          <table:table-cell office:value-type="float" office:value="0.5992375">
            <text:p>0.5992375</text:p>
          </table:table-cell>
          <table:table-cell office:value-type="float" office:value="2.819998">
            <text:p>2.819998</text:p>
          </table:table-cell>
          <table:table-cell table:number-columns-repeated="4"/>
        </table:table-row>
        <table:table-row table:style-name="ro1">
          <table:table-cell office:value-type="float" office:value="2.839998">
            <text:p>2.839998</text:p>
          </table:table-cell>
          <table:table-cell office:value-type="float" office:value="0.6066778">
            <text:p>0.6066778</text:p>
          </table:table-cell>
          <table:table-cell office:value-type="float" office:value="2.839998">
            <text:p>2.839998</text:p>
          </table:table-cell>
          <table:table-cell table:number-columns-repeated="4"/>
        </table:table-row>
        <table:table-row table:style-name="ro1">
          <table:table-cell office:value-type="float" office:value="2.859998">
            <text:p>2.859998</text:p>
          </table:table-cell>
          <table:table-cell office:value-type="float" office:value="0.6134765">
            <text:p>0.6134765</text:p>
          </table:table-cell>
          <table:table-cell office:value-type="float" office:value="2.859998">
            <text:p>2.859998</text:p>
          </table:table-cell>
          <table:table-cell table:number-columns-repeated="4"/>
        </table:table-row>
        <table:table-row table:style-name="ro1">
          <table:table-cell office:value-type="float" office:value="2.879998">
            <text:p>2.879998</text:p>
          </table:table-cell>
          <table:table-cell office:value-type="float" office:value="0.6191786">
            <text:p>0.6191786</text:p>
          </table:table-cell>
          <table:table-cell office:value-type="float" office:value="2.879998">
            <text:p>2.879998</text:p>
          </table:table-cell>
          <table:table-cell table:number-columns-repeated="4"/>
        </table:table-row>
        <table:table-row table:style-name="ro1">
          <table:table-cell office:value-type="float" office:value="2.899998">
            <text:p>2.899998</text:p>
          </table:table-cell>
          <table:table-cell office:value-type="float" office:value="0.6230618">
            <text:p>0.6230618</text:p>
          </table:table-cell>
          <table:table-cell office:value-type="float" office:value="2.899998">
            <text:p>2.899998</text:p>
          </table:table-cell>
          <table:table-cell table:number-columns-repeated="4"/>
        </table:table-row>
        <table:table-row table:style-name="ro1">
          <table:table-cell office:value-type="float" office:value="2.919998">
            <text:p>2.919998</text:p>
          </table:table-cell>
          <table:table-cell office:value-type="float" office:value="0.6250005">
            <text:p>0.6250005</text:p>
          </table:table-cell>
          <table:table-cell office:value-type="float" office:value="2.919998">
            <text:p>2.919998</text:p>
          </table:table-cell>
          <table:table-cell table:number-columns-repeated="4"/>
        </table:table-row>
        <table:table-row table:style-name="ro1">
          <table:table-cell office:value-type="float" office:value="2.939998">
            <text:p>2.939998</text:p>
          </table:table-cell>
          <table:table-cell office:value-type="float" office:value="0.6251451">
            <text:p>0.6251451</text:p>
          </table:table-cell>
          <table:table-cell office:value-type="float" office:value="2.939998">
            <text:p>2.939998</text:p>
          </table:table-cell>
          <table:table-cell table:number-columns-repeated="4"/>
        </table:table-row>
        <table:table-row table:style-name="ro1">
          <table:table-cell office:value-type="float" office:value="2.959998">
            <text:p>2.959998</text:p>
          </table:table-cell>
          <table:table-cell office:value-type="float" office:value="0.623695">
            <text:p>0.623695</text:p>
          </table:table-cell>
          <table:table-cell office:value-type="float" office:value="2.959998">
            <text:p>2.959998</text:p>
          </table:table-cell>
          <table:table-cell table:number-columns-repeated="4"/>
        </table:table-row>
        <table:table-row table:style-name="ro1">
          <table:table-cell office:value-type="float" office:value="2.979998">
            <text:p>2.979998</text:p>
          </table:table-cell>
          <table:table-cell office:value-type="float" office:value="0.6211758">
            <text:p>0.6211758</text:p>
          </table:table-cell>
          <table:table-cell office:value-type="float" office:value="2.979998">
            <text:p>2.979998</text:p>
          </table:table-cell>
          <table:table-cell table:number-columns-repeated="4"/>
        </table:table-row>
        <table:table-row table:style-name="ro1">
          <table:table-cell office:value-type="float" office:value="2.999998">
            <text:p>2.999998</text:p>
          </table:table-cell>
          <table:table-cell office:value-type="float" office:value="0.6184976">
            <text:p>0.6184976</text:p>
          </table:table-cell>
          <table:table-cell office:value-type="float" office:value="2.999998">
            <text:p>2.999998</text:p>
          </table:table-cell>
          <table:table-cell table:number-columns-repeated="4"/>
        </table:table-row>
        <table:table-row table:style-name="ro1">
          <table:table-cell office:value-type="float" office:value="3.019998">
            <text:p>3.019998</text:p>
          </table:table-cell>
          <table:table-cell office:value-type="float" office:value="0.6165296">
            <text:p>0.6165296</text:p>
          </table:table-cell>
          <table:table-cell office:value-type="float" office:value="3.019998">
            <text:p>3.019998</text:p>
          </table:table-cell>
          <table:table-cell table:number-columns-repeated="4"/>
        </table:table-row>
        <table:table-row table:style-name="ro1">
          <table:table-cell office:value-type="float" office:value="3.039998">
            <text:p>3.039998</text:p>
          </table:table-cell>
          <table:table-cell office:value-type="float" office:value="0.6157032">
            <text:p>0.6157032</text:p>
          </table:table-cell>
          <table:table-cell office:value-type="float" office:value="3.039998">
            <text:p>3.039998</text:p>
          </table:table-cell>
          <table:table-cell table:number-columns-repeated="4"/>
        </table:table-row>
        <table:table-row table:style-name="ro1">
          <table:table-cell office:value-type="float" office:value="3.059998">
            <text:p>3.059998</text:p>
          </table:table-cell>
          <table:table-cell office:value-type="float" office:value="0.6152288">
            <text:p>0.6152288</text:p>
          </table:table-cell>
          <table:table-cell office:value-type="float" office:value="3.059998">
            <text:p>3.059998</text:p>
          </table:table-cell>
          <table:table-cell table:number-columns-repeated="4"/>
        </table:table-row>
        <table:table-row table:style-name="ro1">
          <table:table-cell office:value-type="float" office:value="3.079998">
            <text:p>3.079998</text:p>
          </table:table-cell>
          <table:table-cell office:value-type="float" office:value="0.6139487">
            <text:p>0.6139487</text:p>
          </table:table-cell>
          <table:table-cell office:value-type="float" office:value="3.079998">
            <text:p>3.079998</text:p>
          </table:table-cell>
          <table:table-cell table:number-columns-repeated="4"/>
        </table:table-row>
        <table:table-row table:style-name="ro1">
          <table:table-cell office:value-type="float" office:value="3.099998">
            <text:p>3.099998</text:p>
          </table:table-cell>
          <table:table-cell office:value-type="float" office:value="0.6139006">
            <text:p>0.6139006</text:p>
          </table:table-cell>
          <table:table-cell office:value-type="float" office:value="3.099998">
            <text:p>3.099998</text:p>
          </table:table-cell>
          <table:table-cell table:number-columns-repeated="4"/>
        </table:table-row>
        <table:table-row table:style-name="ro1">
          <table:table-cell office:value-type="float" office:value="3.119998">
            <text:p>3.119998</text:p>
          </table:table-cell>
          <table:table-cell office:value-type="float" office:value="0.6132407">
            <text:p>0.6132407</text:p>
          </table:table-cell>
          <table:table-cell office:value-type="float" office:value="3.119998">
            <text:p>3.119998</text:p>
          </table:table-cell>
          <table:table-cell table:number-columns-repeated="4"/>
        </table:table-row>
        <table:table-row table:style-name="ro1">
          <table:table-cell office:value-type="float" office:value="3.139998">
            <text:p>3.139998</text:p>
          </table:table-cell>
          <table:table-cell office:value-type="float" office:value="0.6120561">
            <text:p>0.6120561</text:p>
          </table:table-cell>
          <table:table-cell office:value-type="float" office:value="3.139998">
            <text:p>3.139998</text:p>
          </table:table-cell>
          <table:table-cell table:number-columns-repeated="4"/>
        </table:table-row>
        <table:table-row table:style-name="ro1">
          <table:table-cell office:value-type="float" office:value="3.159998">
            <text:p>3.159998</text:p>
          </table:table-cell>
          <table:table-cell office:value-type="float" office:value="0.6108021">
            <text:p>0.6108021</text:p>
          </table:table-cell>
          <table:table-cell office:value-type="float" office:value="3.159998">
            <text:p>3.159998</text:p>
          </table:table-cell>
          <table:table-cell table:number-columns-repeated="4"/>
        </table:table-row>
        <table:table-row table:style-name="ro1">
          <table:table-cell office:value-type="float" office:value="3.179998">
            <text:p>3.179998</text:p>
          </table:table-cell>
          <table:table-cell office:value-type="float" office:value="0.60906">
            <text:p>0.60906</text:p>
          </table:table-cell>
          <table:table-cell office:value-type="float" office:value="3.179998">
            <text:p>3.179998</text:p>
          </table:table-cell>
          <table:table-cell table:number-columns-repeated="4"/>
        </table:table-row>
        <table:table-row table:style-name="ro1">
          <table:table-cell office:value-type="float" office:value="3.199998">
            <text:p>3.199998</text:p>
          </table:table-cell>
          <table:table-cell office:value-type="float" office:value="0.6070033">
            <text:p>0.6070033</text:p>
          </table:table-cell>
          <table:table-cell office:value-type="float" office:value="3.199998">
            <text:p>3.199998</text:p>
          </table:table-cell>
          <table:table-cell table:number-columns-repeated="4"/>
        </table:table-row>
        <table:table-row table:style-name="ro1">
          <table:table-cell office:value-type="float" office:value="3.219998">
            <text:p>3.219998</text:p>
          </table:table-cell>
          <table:table-cell office:value-type="float" office:value="0.6044565">
            <text:p>0.6044565</text:p>
          </table:table-cell>
          <table:table-cell office:value-type="float" office:value="3.219998">
            <text:p>3.219998</text:p>
          </table:table-cell>
          <table:table-cell table:number-columns-repeated="4"/>
        </table:table-row>
        <table:table-row table:style-name="ro1">
          <table:table-cell office:value-type="float" office:value="3.239998">
            <text:p>3.239998</text:p>
          </table:table-cell>
          <table:table-cell office:value-type="float" office:value="0.6021258">
            <text:p>0.6021258</text:p>
          </table:table-cell>
          <table:table-cell office:value-type="float" office:value="3.239998">
            <text:p>3.239998</text:p>
          </table:table-cell>
          <table:table-cell table:number-columns-repeated="4"/>
        </table:table-row>
        <table:table-row table:style-name="ro1">
          <table:table-cell office:value-type="float" office:value="3.259998">
            <text:p>3.259998</text:p>
          </table:table-cell>
          <table:table-cell office:value-type="float" office:value="0.6003127">
            <text:p>0.6003127</text:p>
          </table:table-cell>
          <table:table-cell office:value-type="float" office:value="3.259998">
            <text:p>3.259998</text:p>
          </table:table-cell>
          <table:table-cell table:number-columns-repeated="4"/>
        </table:table-row>
        <table:table-row table:style-name="ro1">
          <table:table-cell office:value-type="float" office:value="3.279998">
            <text:p>3.279998</text:p>
          </table:table-cell>
          <table:table-cell office:value-type="float" office:value="0.5991033">
            <text:p>0.5991033</text:p>
          </table:table-cell>
          <table:table-cell office:value-type="float" office:value="3.279998">
            <text:p>3.279998</text:p>
          </table:table-cell>
          <table:table-cell table:number-columns-repeated="4"/>
        </table:table-row>
        <table:table-row table:style-name="ro1">
          <table:table-cell office:value-type="float" office:value="3.299998">
            <text:p>3.299998</text:p>
          </table:table-cell>
          <table:table-cell office:value-type="float" office:value="0.5982215">
            <text:p>0.5982215</text:p>
          </table:table-cell>
          <table:table-cell office:value-type="float" office:value="3.299998">
            <text:p>3.299998</text:p>
          </table:table-cell>
          <table:table-cell table:number-columns-repeated="4"/>
        </table:table-row>
        <table:table-row table:style-name="ro1">
          <table:table-cell office:value-type="float" office:value="3.319998">
            <text:p>3.319998</text:p>
          </table:table-cell>
          <table:table-cell office:value-type="float" office:value="0.5975164">
            <text:p>0.5975164</text:p>
          </table:table-cell>
          <table:table-cell office:value-type="float" office:value="3.319998">
            <text:p>3.319998</text:p>
          </table:table-cell>
          <table:table-cell table:number-columns-repeated="4"/>
        </table:table-row>
        <table:table-row table:style-name="ro1">
          <table:table-cell office:value-type="float" office:value="3.339998">
            <text:p>3.339998</text:p>
          </table:table-cell>
          <table:table-cell office:value-type="float" office:value="0.5971755">
            <text:p>0.5971755</text:p>
          </table:table-cell>
          <table:table-cell office:value-type="float" office:value="3.339998">
            <text:p>3.339998</text:p>
          </table:table-cell>
          <table:table-cell table:number-columns-repeated="4"/>
        </table:table-row>
        <table:table-row table:style-name="ro1">
          <table:table-cell office:value-type="float" office:value="3.359998">
            <text:p>3.359998</text:p>
          </table:table-cell>
          <table:table-cell office:value-type="float" office:value="0.5976894">
            <text:p>0.5976894</text:p>
          </table:table-cell>
          <table:table-cell office:value-type="float" office:value="3.359998">
            <text:p>3.359998</text:p>
          </table:table-cell>
          <table:table-cell table:number-columns-repeated="4"/>
        </table:table-row>
        <table:table-row table:style-name="ro1">
          <table:table-cell office:value-type="float" office:value="3.379997">
            <text:p>3.379997</text:p>
          </table:table-cell>
          <table:table-cell office:value-type="float" office:value="0.5993724">
            <text:p>0.5993724</text:p>
          </table:table-cell>
          <table:table-cell office:value-type="float" office:value="3.379997">
            <text:p>3.379997</text:p>
          </table:table-cell>
          <table:table-cell table:number-columns-repeated="4"/>
        </table:table-row>
        <table:table-row table:style-name="ro1">
          <table:table-cell office:value-type="float" office:value="3.399997">
            <text:p>3.399997</text:p>
          </table:table-cell>
          <table:table-cell office:value-type="float" office:value="0.602477">
            <text:p>0.602477</text:p>
          </table:table-cell>
          <table:table-cell office:value-type="float" office:value="3.399997">
            <text:p>3.399997</text:p>
          </table:table-cell>
          <table:table-cell table:number-columns-repeated="4"/>
        </table:table-row>
        <table:table-row table:style-name="ro1">
          <table:table-cell office:value-type="float" office:value="3.419997">
            <text:p>3.419997</text:p>
          </table:table-cell>
          <table:table-cell office:value-type="float" office:value="0.606469">
            <text:p>0.606469</text:p>
          </table:table-cell>
          <table:table-cell office:value-type="float" office:value="3.419997">
            <text:p>3.419997</text:p>
          </table:table-cell>
          <table:table-cell table:number-columns-repeated="4"/>
        </table:table-row>
        <table:table-row table:style-name="ro1">
          <table:table-cell office:value-type="float" office:value="3.439997">
            <text:p>3.439997</text:p>
          </table:table-cell>
          <table:table-cell office:value-type="float" office:value="0.6110291">
            <text:p>0.6110291</text:p>
          </table:table-cell>
          <table:table-cell office:value-type="float" office:value="3.439997">
            <text:p>3.439997</text:p>
          </table:table-cell>
          <table:table-cell table:number-columns-repeated="4"/>
        </table:table-row>
        <table:table-row table:style-name="ro1">
          <table:table-cell office:value-type="float" office:value="3.459997">
            <text:p>3.459997</text:p>
          </table:table-cell>
          <table:table-cell office:value-type="float" office:value="0.6170021">
            <text:p>0.6170021</text:p>
          </table:table-cell>
          <table:table-cell office:value-type="float" office:value="3.459997">
            <text:p>3.459997</text:p>
          </table:table-cell>
          <table:table-cell table:number-columns-repeated="4"/>
        </table:table-row>
        <table:table-row table:style-name="ro1">
          <table:table-cell office:value-type="float" office:value="3.479997">
            <text:p>3.479997</text:p>
          </table:table-cell>
          <table:table-cell office:value-type="float" office:value="0.6233932">
            <text:p>0.6233932</text:p>
          </table:table-cell>
          <table:table-cell office:value-type="float" office:value="3.479997">
            <text:p>3.479997</text:p>
          </table:table-cell>
          <table:table-cell table:number-columns-repeated="4"/>
        </table:table-row>
        <table:table-row table:style-name="ro1">
          <table:table-cell office:value-type="float" office:value="3.499997">
            <text:p>3.499997</text:p>
          </table:table-cell>
          <table:table-cell office:value-type="float" office:value="0.6296054">
            <text:p>0.6296054</text:p>
          </table:table-cell>
          <table:table-cell office:value-type="float" office:value="3.499997">
            <text:p>3.499997</text:p>
          </table:table-cell>
          <table:table-cell table:number-columns-repeated="4"/>
        </table:table-row>
        <table:table-row table:style-name="ro1">
          <table:table-cell office:value-type="float" office:value="3.519997">
            <text:p>3.519997</text:p>
          </table:table-cell>
          <table:table-cell office:value-type="float" office:value="0.6348233">
            <text:p>0.6348233</text:p>
          </table:table-cell>
          <table:table-cell office:value-type="float" office:value="3.519997">
            <text:p>3.519997</text:p>
          </table:table-cell>
          <table:table-cell table:number-columns-repeated="4"/>
        </table:table-row>
        <table:table-row table:style-name="ro1">
          <table:table-cell office:value-type="float" office:value="3.539997">
            <text:p>3.539997</text:p>
          </table:table-cell>
          <table:table-cell office:value-type="float" office:value="0.6390768">
            <text:p>0.6390768</text:p>
          </table:table-cell>
          <table:table-cell office:value-type="float" office:value="3.539997">
            <text:p>3.539997</text:p>
          </table:table-cell>
          <table:table-cell table:number-columns-repeated="4"/>
        </table:table-row>
        <table:table-row table:style-name="ro1">
          <table:table-cell office:value-type="float" office:value="3.559997">
            <text:p>3.559997</text:p>
          </table:table-cell>
          <table:table-cell office:value-type="float" office:value="0.6418398">
            <text:p>0.6418398</text:p>
          </table:table-cell>
          <table:table-cell office:value-type="float" office:value="3.559997">
            <text:p>3.559997</text:p>
          </table:table-cell>
          <table:table-cell table:number-columns-repeated="4"/>
        </table:table-row>
        <table:table-row table:style-name="ro1">
          <table:table-cell office:value-type="float" office:value="3.579997">
            <text:p>3.579997</text:p>
          </table:table-cell>
          <table:table-cell office:value-type="float" office:value="0.6431721">
            <text:p>0.6431721</text:p>
          </table:table-cell>
          <table:table-cell office:value-type="float" office:value="3.579997">
            <text:p>3.579997</text:p>
          </table:table-cell>
          <table:table-cell table:number-columns-repeated="4"/>
        </table:table-row>
        <table:table-row table:style-name="ro1">
          <table:table-cell office:value-type="float" office:value="3.599997">
            <text:p>3.599997</text:p>
          </table:table-cell>
          <table:table-cell office:value-type="float" office:value="0.643304">
            <text:p>0.643304</text:p>
          </table:table-cell>
          <table:table-cell office:value-type="float" office:value="3.599997">
            <text:p>3.599997</text:p>
          </table:table-cell>
          <table:table-cell table:number-columns-repeated="4"/>
        </table:table-row>
        <table:table-row table:style-name="ro1">
          <table:table-cell office:value-type="float" office:value="3.619997">
            <text:p>3.619997</text:p>
          </table:table-cell>
          <table:table-cell office:value-type="float" office:value="0.6424276">
            <text:p>0.6424276</text:p>
          </table:table-cell>
          <table:table-cell office:value-type="float" office:value="3.619997">
            <text:p>3.619997</text:p>
          </table:table-cell>
          <table:table-cell table:number-columns-repeated="4"/>
        </table:table-row>
        <table:table-row table:style-name="ro1">
          <table:table-cell office:value-type="float" office:value="3.639997">
            <text:p>3.639997</text:p>
          </table:table-cell>
          <table:table-cell office:value-type="float" office:value="0.6409184">
            <text:p>0.6409184</text:p>
          </table:table-cell>
          <table:table-cell office:value-type="float" office:value="3.639997">
            <text:p>3.639997</text:p>
          </table:table-cell>
          <table:table-cell table:number-columns-repeated="4"/>
        </table:table-row>
        <table:table-row table:style-name="ro1">
          <table:table-cell office:value-type="float" office:value="3.659997">
            <text:p>3.659997</text:p>
          </table:table-cell>
          <table:table-cell office:value-type="float" office:value="0.6389381">
            <text:p>0.6389381</text:p>
          </table:table-cell>
          <table:table-cell office:value-type="float" office:value="3.659997">
            <text:p>3.659997</text:p>
          </table:table-cell>
          <table:table-cell table:number-columns-repeated="4"/>
        </table:table-row>
        <table:table-row table:style-name="ro1">
          <table:table-cell office:value-type="float" office:value="3.679997">
            <text:p>3.679997</text:p>
          </table:table-cell>
          <table:table-cell office:value-type="float" office:value="0.6364862">
            <text:p>0.6364862</text:p>
          </table:table-cell>
          <table:table-cell office:value-type="float" office:value="3.679997">
            <text:p>3.679997</text:p>
          </table:table-cell>
          <table:table-cell table:number-columns-repeated="4"/>
        </table:table-row>
        <table:table-row table:style-name="ro1">
          <table:table-cell office:value-type="float" office:value="3.699997">
            <text:p>3.699997</text:p>
          </table:table-cell>
          <table:table-cell office:value-type="float" office:value="0.6343823">
            <text:p>0.6343823</text:p>
          </table:table-cell>
          <table:table-cell office:value-type="float" office:value="3.699997">
            <text:p>3.699997</text:p>
          </table:table-cell>
          <table:table-cell table:number-columns-repeated="4"/>
        </table:table-row>
        <table:table-row table:style-name="ro1">
          <table:table-cell office:value-type="float" office:value="3.719997">
            <text:p>3.719997</text:p>
          </table:table-cell>
          <table:table-cell office:value-type="float" office:value="0.6322886">
            <text:p>0.6322886</text:p>
          </table:table-cell>
          <table:table-cell office:value-type="float" office:value="3.719997">
            <text:p>3.719997</text:p>
          </table:table-cell>
          <table:table-cell table:number-columns-repeated="4"/>
        </table:table-row>
        <table:table-row table:style-name="ro1">
          <table:table-cell office:value-type="float" office:value="3.739997">
            <text:p>3.739997</text:p>
          </table:table-cell>
          <table:table-cell office:value-type="float" office:value="0.6301192">
            <text:p>0.6301192</text:p>
          </table:table-cell>
          <table:table-cell office:value-type="float" office:value="3.739997">
            <text:p>3.739997</text:p>
          </table:table-cell>
          <table:table-cell table:number-columns-repeated="4"/>
        </table:table-row>
        <table:table-row table:style-name="ro1">
          <table:table-cell office:value-type="float" office:value="3.759997">
            <text:p>3.759997</text:p>
          </table:table-cell>
          <table:table-cell office:value-type="float" office:value="0.6271653">
            <text:p>0.6271653</text:p>
          </table:table-cell>
          <table:table-cell office:value-type="float" office:value="3.759997">
            <text:p>3.759997</text:p>
          </table:table-cell>
          <table:table-cell table:number-columns-repeated="4"/>
        </table:table-row>
        <table:table-row table:style-name="ro1">
          <table:table-cell office:value-type="float" office:value="3.779997">
            <text:p>3.779997</text:p>
          </table:table-cell>
          <table:table-cell office:value-type="float" office:value="0.6249353">
            <text:p>0.6249353</text:p>
          </table:table-cell>
          <table:table-cell office:value-type="float" office:value="3.779997">
            <text:p>3.779997</text:p>
          </table:table-cell>
          <table:table-cell table:number-columns-repeated="4"/>
        </table:table-row>
        <table:table-row table:style-name="ro1">
          <table:table-cell office:value-type="float" office:value="3.799997">
            <text:p>3.799997</text:p>
          </table:table-cell>
          <table:table-cell office:value-type="float" office:value="0.6229978">
            <text:p>0.6229978</text:p>
          </table:table-cell>
          <table:table-cell office:value-type="float" office:value="3.799997">
            <text:p>3.799997</text:p>
          </table:table-cell>
          <table:table-cell table:number-columns-repeated="4"/>
        </table:table-row>
        <table:table-row table:style-name="ro1">
          <table:table-cell office:value-type="float" office:value="3.819997">
            <text:p>3.819997</text:p>
          </table:table-cell>
          <table:table-cell office:value-type="float" office:value="0.6214895">
            <text:p>0.6214895</text:p>
          </table:table-cell>
          <table:table-cell office:value-type="float" office:value="3.819997">
            <text:p>3.819997</text:p>
          </table:table-cell>
          <table:table-cell table:number-columns-repeated="4"/>
        </table:table-row>
        <table:table-row table:style-name="ro1">
          <table:table-cell office:value-type="float" office:value="3.839997">
            <text:p>3.839997</text:p>
          </table:table-cell>
          <table:table-cell office:value-type="float" office:value="0.6206095">
            <text:p>0.6206095</text:p>
          </table:table-cell>
          <table:table-cell office:value-type="float" office:value="3.839997">
            <text:p>3.839997</text:p>
          </table:table-cell>
          <table:table-cell table:number-columns-repeated="4"/>
        </table:table-row>
        <table:table-row table:style-name="ro1">
          <table:table-cell office:value-type="float" office:value="3.859997">
            <text:p>3.859997</text:p>
          </table:table-cell>
          <table:table-cell office:value-type="float" office:value="0.6203812">
            <text:p>0.6203812</text:p>
          </table:table-cell>
          <table:table-cell office:value-type="float" office:value="3.859997">
            <text:p>3.859997</text:p>
          </table:table-cell>
          <table:table-cell table:number-columns-repeated="4"/>
        </table:table-row>
        <table:table-row table:style-name="ro1">
          <table:table-cell office:value-type="float" office:value="3.879997">
            <text:p>3.879997</text:p>
          </table:table-cell>
          <table:table-cell office:value-type="float" office:value="0.6208905">
            <text:p>0.6208905</text:p>
          </table:table-cell>
          <table:table-cell office:value-type="float" office:value="3.879997">
            <text:p>3.879997</text:p>
          </table:table-cell>
          <table:table-cell table:number-columns-repeated="4"/>
        </table:table-row>
        <table:table-row table:style-name="ro1">
          <table:table-cell office:value-type="float" office:value="3.899997">
            <text:p>3.899997</text:p>
          </table:table-cell>
          <table:table-cell office:value-type="float" office:value="0.6221558">
            <text:p>0.6221558</text:p>
          </table:table-cell>
          <table:table-cell office:value-type="float" office:value="3.899997">
            <text:p>3.899997</text:p>
          </table:table-cell>
          <table:table-cell table:number-columns-repeated="4"/>
        </table:table-row>
        <table:table-row table:style-name="ro1">
          <table:table-cell office:value-type="float" office:value="3.919997">
            <text:p>3.919997</text:p>
          </table:table-cell>
          <table:table-cell office:value-type="float" office:value="0.6238937">
            <text:p>0.6238937</text:p>
          </table:table-cell>
          <table:table-cell office:value-type="float" office:value="3.919997">
            <text:p>3.919997</text:p>
          </table:table-cell>
          <table:table-cell table:number-columns-repeated="4"/>
        </table:table-row>
        <table:table-row table:style-name="ro1">
          <table:table-cell office:value-type="float" office:value="3.939997">
            <text:p>3.939997</text:p>
          </table:table-cell>
          <table:table-cell office:value-type="float" office:value="0.625299">
            <text:p>0.625299</text:p>
          </table:table-cell>
          <table:table-cell office:value-type="float" office:value="3.939997">
            <text:p>3.939997</text:p>
          </table:table-cell>
          <table:table-cell table:number-columns-repeated="4"/>
        </table:table-row>
        <table:table-row table:style-name="ro1">
          <table:table-cell office:value-type="float" office:value="3.959997">
            <text:p>3.959997</text:p>
          </table:table-cell>
          <table:table-cell office:value-type="float" office:value="0.6263518">
            <text:p>0.6263518</text:p>
          </table:table-cell>
          <table:table-cell office:value-type="float" office:value="3.959997">
            <text:p>3.959997</text:p>
          </table:table-cell>
          <table:table-cell table:number-columns-repeated="4"/>
        </table:table-row>
        <table:table-row table:style-name="ro1">
          <table:table-cell office:value-type="float" office:value="3.979997">
            <text:p>3.979997</text:p>
          </table:table-cell>
          <table:table-cell office:value-type="float" office:value="0.6270264">
            <text:p>0.6270264</text:p>
          </table:table-cell>
          <table:table-cell office:value-type="float" office:value="3.979997">
            <text:p>3.979997</text:p>
          </table:table-cell>
          <table:table-cell table:number-columns-repeated="4"/>
        </table:table-row>
        <table:table-row table:style-name="ro1">
          <table:table-cell office:value-type="float" office:value="3.999997">
            <text:p>3.999997</text:p>
          </table:table-cell>
          <table:table-cell office:value-type="float" office:value="0.6273801">
            <text:p>0.6273801</text:p>
          </table:table-cell>
          <table:table-cell office:value-type="float" office:value="3.999997">
            <text:p>3.999997</text:p>
          </table:table-cell>
          <table:table-cell table:number-columns-repeated="4"/>
        </table:table-row>
        <table:table-row table:style-name="ro1">
          <table:table-cell office:value-type="float" office:value="4.019997">
            <text:p>4.019997</text:p>
          </table:table-cell>
          <table:table-cell office:value-type="float" office:value="0.6279678">
            <text:p>0.6279678</text:p>
          </table:table-cell>
          <table:table-cell office:value-type="float" office:value="4.019997">
            <text:p>4.019997</text:p>
          </table:table-cell>
          <table:table-cell table:number-columns-repeated="4"/>
        </table:table-row>
        <table:table-row table:style-name="ro1">
          <table:table-cell office:value-type="float" office:value="4.039997">
            <text:p>4.039997</text:p>
          </table:table-cell>
          <table:table-cell office:value-type="float" office:value="0.629158">
            <text:p>0.629158</text:p>
          </table:table-cell>
          <table:table-cell office:value-type="float" office:value="4.039997">
            <text:p>4.039997</text:p>
          </table:table-cell>
          <table:table-cell table:number-columns-repeated="4"/>
        </table:table-row>
        <table:table-row table:style-name="ro1">
          <table:table-cell office:value-type="float" office:value="4.059997">
            <text:p>4.059997</text:p>
          </table:table-cell>
          <table:table-cell office:value-type="float" office:value="0.6313016">
            <text:p>0.6313016</text:p>
          </table:table-cell>
          <table:table-cell office:value-type="float" office:value="4.059997">
            <text:p>4.059997</text:p>
          </table:table-cell>
          <table:table-cell table:number-columns-repeated="4"/>
        </table:table-row>
        <table:table-row table:style-name="ro1">
          <table:table-cell office:value-type="float" office:value="4.079997">
            <text:p>4.079997</text:p>
          </table:table-cell>
          <table:table-cell office:value-type="float" office:value="0.6344194">
            <text:p>0.6344194</text:p>
          </table:table-cell>
          <table:table-cell office:value-type="float" office:value="4.079997">
            <text:p>4.079997</text:p>
          </table:table-cell>
          <table:table-cell table:number-columns-repeated="4"/>
        </table:table-row>
        <table:table-row table:style-name="ro1">
          <table:table-cell office:value-type="float" office:value="4.099997">
            <text:p>4.099997</text:p>
          </table:table-cell>
          <table:table-cell office:value-type="float" office:value="0.6382173">
            <text:p>0.6382173</text:p>
          </table:table-cell>
          <table:table-cell office:value-type="float" office:value="4.099997">
            <text:p>4.099997</text:p>
          </table:table-cell>
          <table:table-cell table:number-columns-repeated="4"/>
        </table:table-row>
        <table:table-row table:style-name="ro1">
          <table:table-cell office:value-type="float" office:value="4.119997">
            <text:p>4.119997</text:p>
          </table:table-cell>
          <table:table-cell office:value-type="float" office:value="0.641951">
            <text:p>0.641951</text:p>
          </table:table-cell>
          <table:table-cell office:value-type="float" office:value="4.119997">
            <text:p>4.119997</text:p>
          </table:table-cell>
          <table:table-cell table:number-columns-repeated="4"/>
        </table:table-row>
        <table:table-row table:style-name="ro1">
          <table:table-cell office:value-type="float" office:value="4.139997">
            <text:p>4.139997</text:p>
          </table:table-cell>
          <table:table-cell office:value-type="float" office:value="0.646549">
            <text:p>0.646549</text:p>
          </table:table-cell>
          <table:table-cell office:value-type="float" office:value="4.139997">
            <text:p>4.139997</text:p>
          </table:table-cell>
          <table:table-cell table:number-columns-repeated="4"/>
        </table:table-row>
        <table:table-row table:style-name="ro1">
          <table:table-cell office:value-type="float" office:value="4.159997">
            <text:p>4.159997</text:p>
          </table:table-cell>
          <table:table-cell office:value-type="float" office:value="0.6504645">
            <text:p>0.6504645</text:p>
          </table:table-cell>
          <table:table-cell office:value-type="float" office:value="4.159997">
            <text:p>4.159997</text:p>
          </table:table-cell>
          <table:table-cell table:number-columns-repeated="4"/>
        </table:table-row>
        <table:table-row table:style-name="ro1">
          <table:table-cell office:value-type="float" office:value="4.179997">
            <text:p>4.179997</text:p>
          </table:table-cell>
          <table:table-cell office:value-type="float" office:value="0.6532038">
            <text:p>0.6532038</text:p>
          </table:table-cell>
          <table:table-cell office:value-type="float" office:value="4.179997">
            <text:p>4.179997</text:p>
          </table:table-cell>
          <table:table-cell table:number-columns-repeated="4"/>
        </table:table-row>
        <table:table-row table:style-name="ro1">
          <table:table-cell office:value-type="float" office:value="4.199997">
            <text:p>4.199997</text:p>
          </table:table-cell>
          <table:table-cell office:value-type="float" office:value="0.6549917">
            <text:p>0.6549917</text:p>
          </table:table-cell>
          <table:table-cell office:value-type="float" office:value="4.199997">
            <text:p>4.199997</text:p>
          </table:table-cell>
          <table:table-cell table:number-columns-repeated="4"/>
        </table:table-row>
        <table:table-row table:style-name="ro1">
          <table:table-cell office:value-type="float" office:value="4.219997">
            <text:p>4.219997</text:p>
          </table:table-cell>
          <table:table-cell office:value-type="float" office:value="0.6561424">
            <text:p>0.6561424</text:p>
          </table:table-cell>
          <table:table-cell office:value-type="float" office:value="4.219997">
            <text:p>4.219997</text:p>
          </table:table-cell>
          <table:table-cell table:number-columns-repeated="4"/>
        </table:table-row>
        <table:table-row table:style-name="ro1">
          <table:table-cell office:value-type="float" office:value="4.239997">
            <text:p>4.239997</text:p>
          </table:table-cell>
          <table:table-cell office:value-type="float" office:value="0.6568551">
            <text:p>0.6568551</text:p>
          </table:table-cell>
          <table:table-cell office:value-type="float" office:value="4.239997">
            <text:p>4.239997</text:p>
          </table:table-cell>
          <table:table-cell table:number-columns-repeated="4"/>
        </table:table-row>
        <table:table-row table:style-name="ro1">
          <table:table-cell office:value-type="float" office:value="4.259997">
            <text:p>4.259997</text:p>
          </table:table-cell>
          <table:table-cell office:value-type="float" office:value="0.6578596">
            <text:p>0.6578596</text:p>
          </table:table-cell>
          <table:table-cell office:value-type="float" office:value="4.259997">
            <text:p>4.259997</text:p>
          </table:table-cell>
          <table:table-cell table:number-columns-repeated="4"/>
        </table:table-row>
        <table:table-row table:style-name="ro1">
          <table:table-cell office:value-type="float" office:value="4.279997">
            <text:p>4.279997</text:p>
          </table:table-cell>
          <table:table-cell office:value-type="float" office:value="0.6592485">
            <text:p>0.6592485</text:p>
          </table:table-cell>
          <table:table-cell office:value-type="float" office:value="4.279997">
            <text:p>4.279997</text:p>
          </table:table-cell>
          <table:table-cell table:number-columns-repeated="4"/>
        </table:table-row>
        <table:table-row table:style-name="ro1">
          <table:table-cell office:value-type="float" office:value="4.299997">
            <text:p>4.299997</text:p>
          </table:table-cell>
          <table:table-cell office:value-type="float" office:value="0.6613269">
            <text:p>0.6613269</text:p>
          </table:table-cell>
          <table:table-cell office:value-type="float" office:value="4.299997">
            <text:p>4.299997</text:p>
          </table:table-cell>
          <table:table-cell table:number-columns-repeated="4"/>
        </table:table-row>
        <table:table-row table:style-name="ro1">
          <table:table-cell office:value-type="float" office:value="4.319997">
            <text:p>4.319997</text:p>
          </table:table-cell>
          <table:table-cell office:value-type="float" office:value="0.6638508">
            <text:p>0.6638508</text:p>
          </table:table-cell>
          <table:table-cell office:value-type="float" office:value="4.319997">
            <text:p>4.319997</text:p>
          </table:table-cell>
          <table:table-cell table:number-columns-repeated="4"/>
        </table:table-row>
        <table:table-row table:style-name="ro1">
          <table:table-cell office:value-type="float" office:value="4.339997">
            <text:p>4.339997</text:p>
          </table:table-cell>
          <table:table-cell office:value-type="float" office:value="0.6665713">
            <text:p>0.6665713</text:p>
          </table:table-cell>
          <table:table-cell office:value-type="float" office:value="4.339997">
            <text:p>4.339997</text:p>
          </table:table-cell>
          <table:table-cell table:number-columns-repeated="4"/>
        </table:table-row>
        <table:table-row table:style-name="ro1">
          <table:table-cell office:value-type="float" office:value="4.359997">
            <text:p>4.359997</text:p>
          </table:table-cell>
          <table:table-cell office:value-type="float" office:value="0.6704257">
            <text:p>0.6704257</text:p>
          </table:table-cell>
          <table:table-cell office:value-type="float" office:value="4.359997">
            <text:p>4.359997</text:p>
          </table:table-cell>
          <table:table-cell table:number-columns-repeated="4"/>
        </table:table-row>
        <table:table-row table:style-name="ro1">
          <table:table-cell office:value-type="float" office:value="4.379997">
            <text:p>4.379997</text:p>
          </table:table-cell>
          <table:table-cell office:value-type="float" office:value="0.6753293">
            <text:p>0.6753293</text:p>
          </table:table-cell>
          <table:table-cell office:value-type="float" office:value="4.379997">
            <text:p>4.379997</text:p>
          </table:table-cell>
          <table:table-cell table:number-columns-repeated="4"/>
        </table:table-row>
        <table:table-row table:style-name="ro1">
          <table:table-cell office:value-type="float" office:value="4.399997">
            <text:p>4.399997</text:p>
          </table:table-cell>
          <table:table-cell office:value-type="float" office:value="0.6808243">
            <text:p>0.6808243</text:p>
          </table:table-cell>
          <table:table-cell office:value-type="float" office:value="4.399997">
            <text:p>4.399997</text:p>
          </table:table-cell>
          <table:table-cell table:number-columns-repeated="4"/>
        </table:table-row>
        <table:table-row table:style-name="ro1">
          <table:table-cell office:value-type="float" office:value="4.419997">
            <text:p>4.419997</text:p>
          </table:table-cell>
          <table:table-cell office:value-type="float" office:value="0.6864325">
            <text:p>0.6864325</text:p>
          </table:table-cell>
          <table:table-cell office:value-type="float" office:value="4.419997">
            <text:p>4.419997</text:p>
          </table:table-cell>
          <table:table-cell table:number-columns-repeated="4"/>
        </table:table-row>
        <table:table-row table:style-name="ro1">
          <table:table-cell office:value-type="float" office:value="4.439997">
            <text:p>4.439997</text:p>
          </table:table-cell>
          <table:table-cell office:value-type="float" office:value="0.6919159">
            <text:p>0.6919159</text:p>
          </table:table-cell>
          <table:table-cell office:value-type="float" office:value="4.439997">
            <text:p>4.439997</text:p>
          </table:table-cell>
          <table:table-cell table:number-columns-repeated="4"/>
        </table:table-row>
        <table:table-row table:style-name="ro1">
          <table:table-cell office:value-type="float" office:value="4.459997">
            <text:p>4.459997</text:p>
          </table:table-cell>
          <table:table-cell office:value-type="float" office:value="0.6973715">
            <text:p>0.6973715</text:p>
          </table:table-cell>
          <table:table-cell office:value-type="float" office:value="4.459997">
            <text:p>4.459997</text:p>
          </table:table-cell>
          <table:table-cell table:number-columns-repeated="4"/>
        </table:table-row>
        <table:table-row table:style-name="ro1">
          <table:table-cell office:value-type="float" office:value="4.479997">
            <text:p>4.479997</text:p>
          </table:table-cell>
          <table:table-cell office:value-type="float" office:value="0.7028933">
            <text:p>0.7028933</text:p>
          </table:table-cell>
          <table:table-cell office:value-type="float" office:value="4.479997">
            <text:p>4.479997</text:p>
          </table:table-cell>
          <table:table-cell table:number-columns-repeated="4"/>
        </table:table-row>
        <table:table-row table:style-name="ro1">
          <table:table-cell office:value-type="float" office:value="4.499997">
            <text:p>4.499997</text:p>
          </table:table-cell>
          <table:table-cell office:value-type="float" office:value="0.7082725">
            <text:p>0.7082725</text:p>
          </table:table-cell>
          <table:table-cell office:value-type="float" office:value="4.499997">
            <text:p>4.499997</text:p>
          </table:table-cell>
          <table:table-cell table:number-columns-repeated="4"/>
        </table:table-row>
        <table:table-row table:style-name="ro1">
          <table:table-cell office:value-type="float" office:value="4.519997">
            <text:p>4.519997</text:p>
          </table:table-cell>
          <table:table-cell office:value-type="float" office:value="0.7131647">
            <text:p>0.7131647</text:p>
          </table:table-cell>
          <table:table-cell office:value-type="float" office:value="4.519997">
            <text:p>4.519997</text:p>
          </table:table-cell>
          <table:table-cell table:number-columns-repeated="4"/>
        </table:table-row>
        <table:table-row table:style-name="ro1">
          <table:table-cell office:value-type="float" office:value="4.539997">
            <text:p>4.539997</text:p>
          </table:table-cell>
          <table:table-cell office:value-type="float" office:value="0.7172581">
            <text:p>0.7172581</text:p>
          </table:table-cell>
          <table:table-cell office:value-type="float" office:value="4.539997">
            <text:p>4.539997</text:p>
          </table:table-cell>
          <table:table-cell table:number-columns-repeated="4"/>
        </table:table-row>
        <table:table-row table:style-name="ro1">
          <table:table-cell office:value-type="float" office:value="4.559997">
            <text:p>4.559997</text:p>
          </table:table-cell>
          <table:table-cell office:value-type="float" office:value="0.7205069">
            <text:p>0.7205069</text:p>
          </table:table-cell>
          <table:table-cell office:value-type="float" office:value="4.559997">
            <text:p>4.559997</text:p>
          </table:table-cell>
          <table:table-cell table:number-columns-repeated="4"/>
        </table:table-row>
        <table:table-row table:style-name="ro1">
          <table:table-cell office:value-type="float" office:value="4.579997">
            <text:p>4.579997</text:p>
          </table:table-cell>
          <table:table-cell office:value-type="float" office:value="0.7229484">
            <text:p>0.7229484</text:p>
          </table:table-cell>
          <table:table-cell office:value-type="float" office:value="4.579997">
            <text:p>4.579997</text:p>
          </table:table-cell>
          <table:table-cell table:number-columns-repeated="4"/>
        </table:table-row>
        <table:table-row table:style-name="ro1">
          <table:table-cell office:value-type="float" office:value="4.599997">
            <text:p>4.599997</text:p>
          </table:table-cell>
          <table:table-cell office:value-type="float" office:value="0.7248695">
            <text:p>0.7248695</text:p>
          </table:table-cell>
          <table:table-cell office:value-type="float" office:value="4.599997">
            <text:p>4.599997</text:p>
          </table:table-cell>
          <table:table-cell table:number-columns-repeated="4"/>
        </table:table-row>
        <table:table-row table:style-name="ro1">
          <table:table-cell office:value-type="float" office:value="4.619997">
            <text:p>4.619997</text:p>
          </table:table-cell>
          <table:table-cell office:value-type="float" office:value="0.72637">
            <text:p>0.72637</text:p>
          </table:table-cell>
          <table:table-cell office:value-type="float" office:value="4.619997">
            <text:p>4.619997</text:p>
          </table:table-cell>
          <table:table-cell table:number-columns-repeated="4"/>
        </table:table-row>
        <table:table-row table:style-name="ro1">
          <table:table-cell office:value-type="float" office:value="4.639997">
            <text:p>4.639997</text:p>
          </table:table-cell>
          <table:table-cell office:value-type="float" office:value="0.7278892">
            <text:p>0.7278892</text:p>
          </table:table-cell>
          <table:table-cell office:value-type="float" office:value="4.639997">
            <text:p>4.639997</text:p>
          </table:table-cell>
          <table:table-cell table:number-columns-repeated="4"/>
        </table:table-row>
        <table:table-row table:style-name="ro1">
          <table:table-cell office:value-type="float" office:value="4.659997">
            <text:p>4.659997</text:p>
          </table:table-cell>
          <table:table-cell office:value-type="float" office:value="0.729733">
            <text:p>0.729733</text:p>
          </table:table-cell>
          <table:table-cell office:value-type="float" office:value="4.659997">
            <text:p>4.659997</text:p>
          </table:table-cell>
          <table:table-cell table:number-columns-repeated="4"/>
        </table:table-row>
        <table:table-row table:style-name="ro1">
          <table:table-cell office:value-type="float" office:value="4.679996">
            <text:p>4.679996</text:p>
          </table:table-cell>
          <table:table-cell office:value-type="float" office:value="0.732354">
            <text:p>0.732354</text:p>
          </table:table-cell>
          <table:table-cell office:value-type="float" office:value="4.679996">
            <text:p>4.679996</text:p>
          </table:table-cell>
          <table:table-cell table:number-columns-repeated="4"/>
        </table:table-row>
        <table:table-row table:style-name="ro1">
          <table:table-cell office:value-type="float" office:value="4.699996">
            <text:p>4.699996</text:p>
          </table:table-cell>
          <table:table-cell office:value-type="float" office:value="0.7360058">
            <text:p>0.7360058</text:p>
          </table:table-cell>
          <table:table-cell office:value-type="float" office:value="4.699996">
            <text:p>4.699996</text:p>
          </table:table-cell>
          <table:table-cell table:number-columns-repeated="4"/>
        </table:table-row>
        <table:table-row table:style-name="ro1">
          <table:table-cell office:value-type="float" office:value="4.719996">
            <text:p>4.719996</text:p>
          </table:table-cell>
          <table:table-cell office:value-type="float" office:value="0.7402302">
            <text:p>0.7402302</text:p>
          </table:table-cell>
          <table:table-cell office:value-type="float" office:value="4.719996">
            <text:p>4.719996</text:p>
          </table:table-cell>
          <table:table-cell table:number-columns-repeated="4"/>
        </table:table-row>
        <table:table-row table:style-name="ro1">
          <table:table-cell office:value-type="float" office:value="4.739996">
            <text:p>4.739996</text:p>
          </table:table-cell>
          <table:table-cell office:value-type="float" office:value="0.7446294">
            <text:p>0.7446294</text:p>
          </table:table-cell>
          <table:table-cell office:value-type="float" office:value="4.739996">
            <text:p>4.739996</text:p>
          </table:table-cell>
          <table:table-cell table:number-columns-repeated="4"/>
        </table:table-row>
        <table:table-row table:style-name="ro1">
          <table:table-cell office:value-type="float" office:value="4.759996">
            <text:p>4.759996</text:p>
          </table:table-cell>
          <table:table-cell office:value-type="float" office:value="0.7499694">
            <text:p>0.7499694</text:p>
          </table:table-cell>
          <table:table-cell office:value-type="float" office:value="4.759996">
            <text:p>4.759996</text:p>
          </table:table-cell>
          <table:table-cell table:number-columns-repeated="4"/>
        </table:table-row>
        <table:table-row table:style-name="ro1">
          <table:table-cell office:value-type="float" office:value="4.779996">
            <text:p>4.779996</text:p>
          </table:table-cell>
          <table:table-cell office:value-type="float" office:value="0.754811">
            <text:p>0.754811</text:p>
          </table:table-cell>
          <table:table-cell office:value-type="float" office:value="4.779996">
            <text:p>4.779996</text:p>
          </table:table-cell>
          <table:table-cell table:number-columns-repeated="4"/>
        </table:table-row>
        <table:table-row table:style-name="ro1">
          <table:table-cell office:value-type="float" office:value="4.799996">
            <text:p>4.799996</text:p>
          </table:table-cell>
          <table:table-cell office:value-type="float" office:value="0.7600773">
            <text:p>0.7600773</text:p>
          </table:table-cell>
          <table:table-cell office:value-type="float" office:value="4.799996">
            <text:p>4.799996</text:p>
          </table:table-cell>
          <table:table-cell table:number-columns-repeated="4"/>
        </table:table-row>
        <table:table-row table:style-name="ro1">
          <table:table-cell office:value-type="float" office:value="4.819996">
            <text:p>4.819996</text:p>
          </table:table-cell>
          <table:table-cell office:value-type="float" office:value="0.7656796">
            <text:p>0.7656796</text:p>
          </table:table-cell>
          <table:table-cell office:value-type="float" office:value="4.819996">
            <text:p>4.819996</text:p>
          </table:table-cell>
          <table:table-cell table:number-columns-repeated="4"/>
        </table:table-row>
        <table:table-row table:style-name="ro1">
          <table:table-cell office:value-type="float" office:value="4.839996">
            <text:p>4.839996</text:p>
          </table:table-cell>
          <table:table-cell office:value-type="float" office:value="0.7711983">
            <text:p>0.7711983</text:p>
          </table:table-cell>
          <table:table-cell office:value-type="float" office:value="4.839996">
            <text:p>4.839996</text:p>
          </table:table-cell>
          <table:table-cell table:number-columns-repeated="4"/>
        </table:table-row>
        <table:table-row table:style-name="ro1">
          <table:table-cell office:value-type="float" office:value="4.859996">
            <text:p>4.859996</text:p>
          </table:table-cell>
          <table:table-cell office:value-type="float" office:value="0.776367">
            <text:p>0.776367</text:p>
          </table:table-cell>
          <table:table-cell office:value-type="float" office:value="4.859996">
            <text:p>4.859996</text:p>
          </table:table-cell>
          <table:table-cell table:number-columns-repeated="4"/>
        </table:table-row>
        <table:table-row table:style-name="ro1">
          <table:table-cell office:value-type="float" office:value="4.879996">
            <text:p>4.879996</text:p>
          </table:table-cell>
          <table:table-cell office:value-type="float" office:value="0.7809044">
            <text:p>0.7809044</text:p>
          </table:table-cell>
          <table:table-cell office:value-type="float" office:value="4.879996">
            <text:p>4.879996</text:p>
          </table:table-cell>
          <table:table-cell table:number-columns-repeated="4"/>
        </table:table-row>
        <table:table-row table:style-name="ro1">
          <table:table-cell office:value-type="float" office:value="4.899996">
            <text:p>4.899996</text:p>
          </table:table-cell>
          <table:table-cell office:value-type="float" office:value="0.7843001">
            <text:p>0.7843001</text:p>
          </table:table-cell>
          <table:table-cell office:value-type="float" office:value="4.899996">
            <text:p>4.899996</text:p>
          </table:table-cell>
          <table:table-cell table:number-columns-repeated="4"/>
        </table:table-row>
        <table:table-row table:style-name="ro1">
          <table:table-cell office:value-type="float" office:value="4.919996">
            <text:p>4.919996</text:p>
          </table:table-cell>
          <table:table-cell office:value-type="float" office:value="0.7864388">
            <text:p>0.7864388</text:p>
          </table:table-cell>
          <table:table-cell office:value-type="float" office:value="4.919996">
            <text:p>4.919996</text:p>
          </table:table-cell>
          <table:table-cell table:number-columns-repeated="4"/>
        </table:table-row>
        <table:table-row table:style-name="ro1">
          <table:table-cell office:value-type="float" office:value="4.939996">
            <text:p>4.939996</text:p>
          </table:table-cell>
          <table:table-cell office:value-type="float" office:value="0.7877452">
            <text:p>0.7877452</text:p>
          </table:table-cell>
          <table:table-cell office:value-type="float" office:value="4.939996">
            <text:p>4.939996</text:p>
          </table:table-cell>
          <table:table-cell table:number-columns-repeated="4"/>
        </table:table-row>
        <table:table-row table:style-name="ro1">
          <table:table-cell office:value-type="float" office:value="4.959996">
            <text:p>4.959996</text:p>
          </table:table-cell>
          <table:table-cell office:value-type="float" office:value="0.7883651">
            <text:p>0.7883651</text:p>
          </table:table-cell>
          <table:table-cell office:value-type="float" office:value="4.959996">
            <text:p>4.959996</text:p>
          </table:table-cell>
          <table:table-cell table:number-columns-repeated="4"/>
        </table:table-row>
        <table:table-row table:style-name="ro1">
          <table:table-cell office:value-type="float" office:value="4.979996">
            <text:p>4.979996</text:p>
          </table:table-cell>
          <table:table-cell office:value-type="float" office:value="0.7888733">
            <text:p>0.7888733</text:p>
          </table:table-cell>
          <table:table-cell office:value-type="float" office:value="4.979996">
            <text:p>4.979996</text:p>
          </table:table-cell>
          <table:table-cell table:number-columns-repeated="4"/>
        </table:table-row>
        <table:table-row table:style-name="ro1">
          <table:table-cell office:value-type="float" office:value="4.999996">
            <text:p>4.999996</text:p>
          </table:table-cell>
          <table:table-cell office:value-type="float" office:value="0.789628">
            <text:p>0.789628</text:p>
          </table:table-cell>
          <table:table-cell office:value-type="float" office:value="4.999996">
            <text:p>4.999996</text:p>
          </table:table-cell>
          <table:table-cell table:number-columns-repeated="4"/>
        </table:table-row>
        <table:table-row table:style-name="ro1">
          <table:table-cell office:value-type="float" office:value="5.019996">
            <text:p>5.019996</text:p>
          </table:table-cell>
          <table:table-cell office:value-type="float" office:value="0.7912323">
            <text:p>0.7912323</text:p>
          </table:table-cell>
          <table:table-cell office:value-type="float" office:value="5.019996">
            <text:p>5.019996</text:p>
          </table:table-cell>
          <table:table-cell table:number-columns-repeated="4"/>
        </table:table-row>
        <table:table-row table:style-name="ro1">
          <table:table-cell office:value-type="float" office:value="5.039996">
            <text:p>5.039996</text:p>
          </table:table-cell>
          <table:table-cell office:value-type="float" office:value="0.793648">
            <text:p>0.793648</text:p>
          </table:table-cell>
          <table:table-cell office:value-type="float" office:value="5.039996">
            <text:p>5.039996</text:p>
          </table:table-cell>
          <table:table-cell table:number-columns-repeated="4"/>
        </table:table-row>
        <table:table-row table:style-name="ro1">
          <table:table-cell office:value-type="float" office:value="5.059996">
            <text:p>5.059996</text:p>
          </table:table-cell>
          <table:table-cell office:value-type="float" office:value="0.7964348">
            <text:p>0.7964348</text:p>
          </table:table-cell>
          <table:table-cell office:value-type="float" office:value="5.059996">
            <text:p>5.059996</text:p>
          </table:table-cell>
          <table:table-cell table:number-columns-repeated="4"/>
        </table:table-row>
        <table:table-row table:style-name="ro1">
          <table:table-cell office:value-type="float" office:value="5.079996">
            <text:p>5.079996</text:p>
          </table:table-cell>
          <table:table-cell office:value-type="float" office:value="0.7986228">
            <text:p>0.7986228</text:p>
          </table:table-cell>
          <table:table-cell office:value-type="float" office:value="5.079996">
            <text:p>5.079996</text:p>
          </table:table-cell>
          <table:table-cell table:number-columns-repeated="4"/>
        </table:table-row>
        <table:table-row table:style-name="ro1">
          <table:table-cell office:value-type="float" office:value="5.099996">
            <text:p>5.099996</text:p>
          </table:table-cell>
          <table:table-cell office:value-type="float" office:value="0.801825">
            <text:p>0.801825</text:p>
          </table:table-cell>
          <table:table-cell office:value-type="float" office:value="5.099996">
            <text:p>5.099996</text:p>
          </table:table-cell>
          <table:table-cell table:number-columns-repeated="4"/>
        </table:table-row>
        <table:table-row table:style-name="ro1">
          <table:table-cell office:value-type="float" office:value="5.119996">
            <text:p>5.119996</text:p>
          </table:table-cell>
          <table:table-cell office:value-type="float" office:value="0.8051224">
            <text:p>0.8051224</text:p>
          </table:table-cell>
          <table:table-cell office:value-type="float" office:value="5.119996">
            <text:p>5.119996</text:p>
          </table:table-cell>
          <table:table-cell table:number-columns-repeated="4"/>
        </table:table-row>
        <table:table-row table:style-name="ro1">
          <table:table-cell office:value-type="float" office:value="5.139996">
            <text:p>5.139996</text:p>
          </table:table-cell>
          <table:table-cell office:value-type="float" office:value="0.8081421">
            <text:p>0.8081421</text:p>
          </table:table-cell>
          <table:table-cell office:value-type="float" office:value="5.139996">
            <text:p>5.139996</text:p>
          </table:table-cell>
          <table:table-cell table:number-columns-repeated="4"/>
        </table:table-row>
        <table:table-row table:style-name="ro1">
          <table:table-cell office:value-type="float" office:value="5.159996">
            <text:p>5.159996</text:p>
          </table:table-cell>
          <table:table-cell office:value-type="float" office:value="0.811172">
            <text:p>0.811172</text:p>
          </table:table-cell>
          <table:table-cell office:value-type="float" office:value="5.159996">
            <text:p>5.159996</text:p>
          </table:table-cell>
          <table:table-cell table:number-columns-repeated="4"/>
        </table:table-row>
        <table:table-row table:style-name="ro1">
          <table:table-cell office:value-type="float" office:value="5.179996">
            <text:p>5.179996</text:p>
          </table:table-cell>
          <table:table-cell office:value-type="float" office:value="0.814154">
            <text:p>0.814154</text:p>
          </table:table-cell>
          <table:table-cell office:value-type="float" office:value="5.179996">
            <text:p>5.179996</text:p>
          </table:table-cell>
          <table:table-cell table:number-columns-repeated="4"/>
        </table:table-row>
        <table:table-row table:style-name="ro1">
          <table:table-cell office:value-type="float" office:value="5.199996">
            <text:p>5.199996</text:p>
          </table:table-cell>
          <table:table-cell office:value-type="float" office:value="0.8167328">
            <text:p>0.8167328</text:p>
          </table:table-cell>
          <table:table-cell office:value-type="float" office:value="5.199996">
            <text:p>5.199996</text:p>
          </table:table-cell>
          <table:table-cell table:number-columns-repeated="4"/>
        </table:table-row>
        <table:table-row table:style-name="ro1">
          <table:table-cell office:value-type="float" office:value="5.219996">
            <text:p>5.219996</text:p>
          </table:table-cell>
          <table:table-cell office:value-type="float" office:value="0.8184262">
            <text:p>0.8184262</text:p>
          </table:table-cell>
          <table:table-cell office:value-type="float" office:value="5.219996">
            <text:p>5.219996</text:p>
          </table:table-cell>
          <table:table-cell table:number-columns-repeated="4"/>
        </table:table-row>
        <table:table-row table:style-name="ro1">
          <table:table-cell office:value-type="float" office:value="5.239996">
            <text:p>5.239996</text:p>
          </table:table-cell>
          <table:table-cell office:value-type="float" office:value="0.8189526">
            <text:p>0.8189526</text:p>
          </table:table-cell>
          <table:table-cell office:value-type="float" office:value="5.239996">
            <text:p>5.239996</text:p>
          </table:table-cell>
          <table:table-cell table:number-columns-repeated="4"/>
        </table:table-row>
        <table:table-row table:style-name="ro1">
          <table:table-cell office:value-type="float" office:value="5.259996">
            <text:p>5.259996</text:p>
          </table:table-cell>
          <table:table-cell office:value-type="float" office:value="0.818504">
            <text:p>0.818504</text:p>
          </table:table-cell>
          <table:table-cell office:value-type="float" office:value="5.259996">
            <text:p>5.259996</text:p>
          </table:table-cell>
          <table:table-cell table:number-columns-repeated="4"/>
        </table:table-row>
        <table:table-row table:style-name="ro1">
          <table:table-cell office:value-type="float" office:value="5.279996">
            <text:p>5.279996</text:p>
          </table:table-cell>
          <table:table-cell office:value-type="float" office:value="0.817325">
            <text:p>0.817325</text:p>
          </table:table-cell>
          <table:table-cell office:value-type="float" office:value="5.279996">
            <text:p>5.279996</text:p>
          </table:table-cell>
          <table:table-cell table:number-columns-repeated="4"/>
        </table:table-row>
        <table:table-row table:style-name="ro1">
          <table:table-cell office:value-type="float" office:value="5.299996">
            <text:p>5.299996</text:p>
          </table:table-cell>
          <table:table-cell office:value-type="float" office:value="0.8154911">
            <text:p>0.8154911</text:p>
          </table:table-cell>
          <table:table-cell office:value-type="float" office:value="5.299996">
            <text:p>5.299996</text:p>
          </table:table-cell>
          <table:table-cell table:number-columns-repeated="4"/>
        </table:table-row>
        <table:table-row table:style-name="ro1">
          <table:table-cell office:value-type="float" office:value="5.319996">
            <text:p>5.319996</text:p>
          </table:table-cell>
          <table:table-cell office:value-type="float" office:value="0.8136428">
            <text:p>0.8136428</text:p>
          </table:table-cell>
          <table:table-cell office:value-type="float" office:value="5.319996">
            <text:p>5.319996</text:p>
          </table:table-cell>
          <table:table-cell table:number-columns-repeated="4"/>
        </table:table-row>
        <table:table-row table:style-name="ro1">
          <table:table-cell office:value-type="float" office:value="5.339996">
            <text:p>5.339996</text:p>
          </table:table-cell>
          <table:table-cell office:value-type="float" office:value="0.8126711">
            <text:p>0.8126711</text:p>
          </table:table-cell>
          <table:table-cell office:value-type="float" office:value="5.339996">
            <text:p>5.339996</text:p>
          </table:table-cell>
          <table:table-cell table:number-columns-repeated="4"/>
        </table:table-row>
        <table:table-row table:style-name="ro1">
          <table:table-cell office:value-type="float" office:value="5.359996">
            <text:p>5.359996</text:p>
          </table:table-cell>
          <table:table-cell office:value-type="float" office:value="0.8127695">
            <text:p>0.8127695</text:p>
          </table:table-cell>
          <table:table-cell office:value-type="float" office:value="5.359996">
            <text:p>5.359996</text:p>
          </table:table-cell>
          <table:table-cell table:number-columns-repeated="4"/>
        </table:table-row>
        <table:table-row table:style-name="ro1">
          <table:table-cell office:value-type="float" office:value="5.379996">
            <text:p>5.379996</text:p>
          </table:table-cell>
          <table:table-cell office:value-type="float" office:value="0.8139504">
            <text:p>0.8139504</text:p>
          </table:table-cell>
          <table:table-cell office:value-type="float" office:value="5.379996">
            <text:p>5.379996</text:p>
          </table:table-cell>
          <table:table-cell table:number-columns-repeated="4"/>
        </table:table-row>
        <table:table-row table:style-name="ro1">
          <table:table-cell office:value-type="float" office:value="5.399996">
            <text:p>5.399996</text:p>
          </table:table-cell>
          <table:table-cell office:value-type="float" office:value="0.8159004">
            <text:p>0.8159004</text:p>
          </table:table-cell>
          <table:table-cell office:value-type="float" office:value="5.399996">
            <text:p>5.399996</text:p>
          </table:table-cell>
          <table:table-cell table:number-columns-repeated="4"/>
        </table:table-row>
        <table:table-row table:style-name="ro1">
          <table:table-cell office:value-type="float" office:value="5.419996">
            <text:p>5.419996</text:p>
          </table:table-cell>
          <table:table-cell office:value-type="float" office:value="0.8186013">
            <text:p>0.8186013</text:p>
          </table:table-cell>
          <table:table-cell office:value-type="float" office:value="5.419996">
            <text:p>5.419996</text:p>
          </table:table-cell>
          <table:table-cell table:number-columns-repeated="4"/>
        </table:table-row>
        <table:table-row table:style-name="ro1">
          <table:table-cell office:value-type="float" office:value="5.439996">
            <text:p>5.439996</text:p>
          </table:table-cell>
          <table:table-cell office:value-type="float" office:value="0.8210782">
            <text:p>0.8210782</text:p>
          </table:table-cell>
          <table:table-cell office:value-type="float" office:value="5.439996">
            <text:p>5.439996</text:p>
          </table:table-cell>
          <table:table-cell table:number-columns-repeated="4"/>
        </table:table-row>
        <table:table-row table:style-name="ro1">
          <table:table-cell office:value-type="float" office:value="5.459996">
            <text:p>5.459996</text:p>
          </table:table-cell>
          <table:table-cell office:value-type="float" office:value="0.8254751">
            <text:p>0.8254751</text:p>
          </table:table-cell>
          <table:table-cell office:value-type="float" office:value="5.459996">
            <text:p>5.459996</text:p>
          </table:table-cell>
          <table:table-cell table:number-columns-repeated="4"/>
        </table:table-row>
        <table:table-row table:style-name="ro1">
          <table:table-cell office:value-type="float" office:value="5.479996">
            <text:p>5.479996</text:p>
          </table:table-cell>
          <table:table-cell office:value-type="float" office:value="0.8301224">
            <text:p>0.8301224</text:p>
          </table:table-cell>
          <table:table-cell office:value-type="float" office:value="5.479996">
            <text:p>5.479996</text:p>
          </table:table-cell>
          <table:table-cell table:number-columns-repeated="4"/>
        </table:table-row>
        <table:table-row table:style-name="ro1">
          <table:table-cell office:value-type="float" office:value="5.499996">
            <text:p>5.499996</text:p>
          </table:table-cell>
          <table:table-cell office:value-type="float" office:value="0.8335052">
            <text:p>0.8335052</text:p>
          </table:table-cell>
          <table:table-cell office:value-type="float" office:value="5.499996">
            <text:p>5.499996</text:p>
          </table:table-cell>
          <table:table-cell table:number-columns-repeated="4"/>
        </table:table-row>
        <table:table-row table:style-name="ro1">
          <table:table-cell office:value-type="float" office:value="5.519996">
            <text:p>5.519996</text:p>
          </table:table-cell>
          <table:table-cell office:value-type="float" office:value="0.8353887">
            <text:p>0.8353887</text:p>
          </table:table-cell>
          <table:table-cell office:value-type="float" office:value="5.519996">
            <text:p>5.519996</text:p>
          </table:table-cell>
          <table:table-cell table:number-columns-repeated="4"/>
        </table:table-row>
        <table:table-row table:style-name="ro1">
          <table:table-cell office:value-type="float" office:value="5.539996">
            <text:p>5.539996</text:p>
          </table:table-cell>
          <table:table-cell office:value-type="float" office:value="0.8355765">
            <text:p>0.8355765</text:p>
          </table:table-cell>
          <table:table-cell office:value-type="float" office:value="5.539996">
            <text:p>5.539996</text:p>
          </table:table-cell>
          <table:table-cell table:number-columns-repeated="4"/>
        </table:table-row>
        <table:table-row table:style-name="ro1">
          <table:table-cell office:value-type="float" office:value="5.559996">
            <text:p>5.559996</text:p>
          </table:table-cell>
          <table:table-cell office:value-type="float" office:value="0.8341541">
            <text:p>0.8341541</text:p>
          </table:table-cell>
          <table:table-cell office:value-type="float" office:value="5.559996">
            <text:p>5.559996</text:p>
          </table:table-cell>
          <table:table-cell table:number-columns-repeated="4"/>
        </table:table-row>
        <table:table-row table:style-name="ro1">
          <table:table-cell office:value-type="float" office:value="5.579996">
            <text:p>5.579996</text:p>
          </table:table-cell>
          <table:table-cell office:value-type="float" office:value="0.8314213">
            <text:p>0.8314213</text:p>
          </table:table-cell>
          <table:table-cell office:value-type="float" office:value="5.579996">
            <text:p>5.579996</text:p>
          </table:table-cell>
          <table:table-cell table:number-columns-repeated="4"/>
        </table:table-row>
        <table:table-row table:style-name="ro1">
          <table:table-cell office:value-type="float" office:value="5.599996">
            <text:p>5.599996</text:p>
          </table:table-cell>
          <table:table-cell office:value-type="float" office:value="0.8284887">
            <text:p>0.8284887</text:p>
          </table:table-cell>
          <table:table-cell office:value-type="float" office:value="5.599996">
            <text:p>5.599996</text:p>
          </table:table-cell>
          <table:table-cell table:number-columns-repeated="4"/>
        </table:table-row>
        <table:table-row table:style-name="ro1">
          <table:table-cell office:value-type="float" office:value="5.619996">
            <text:p>5.619996</text:p>
          </table:table-cell>
          <table:table-cell office:value-type="float" office:value="0.8257608">
            <text:p>0.8257608</text:p>
          </table:table-cell>
          <table:table-cell office:value-type="float" office:value="5.619996">
            <text:p>5.619996</text:p>
          </table:table-cell>
          <table:table-cell table:number-columns-repeated="4"/>
        </table:table-row>
        <table:table-row table:style-name="ro1">
          <table:table-cell office:value-type="float" office:value="5.639996">
            <text:p>5.639996</text:p>
          </table:table-cell>
          <table:table-cell office:value-type="float" office:value="0.8234296">
            <text:p>0.8234296</text:p>
          </table:table-cell>
          <table:table-cell office:value-type="float" office:value="5.639996">
            <text:p>5.639996</text:p>
          </table:table-cell>
          <table:table-cell table:number-columns-repeated="4"/>
        </table:table-row>
        <table:table-row table:style-name="ro1">
          <table:table-cell office:value-type="float" office:value="5.659996">
            <text:p>5.659996</text:p>
          </table:table-cell>
          <table:table-cell office:value-type="float" office:value="0.8214322">
            <text:p>0.8214322</text:p>
          </table:table-cell>
          <table:table-cell office:value-type="float" office:value="5.659996">
            <text:p>5.659996</text:p>
          </table:table-cell>
          <table:table-cell table:number-columns-repeated="4"/>
        </table:table-row>
        <table:table-row table:style-name="ro1">
          <table:table-cell office:value-type="float" office:value="5.679996">
            <text:p>5.679996</text:p>
          </table:table-cell>
          <table:table-cell office:value-type="float" office:value="0.8208905">
            <text:p>0.8208905</text:p>
          </table:table-cell>
          <table:table-cell office:value-type="float" office:value="5.679996">
            <text:p>5.679996</text:p>
          </table:table-cell>
          <table:table-cell table:number-columns-repeated="4"/>
        </table:table-row>
        <table:table-row table:style-name="ro1">
          <table:table-cell office:value-type="float" office:value="5.699996">
            <text:p>5.699996</text:p>
          </table:table-cell>
          <table:table-cell office:value-type="float" office:value="0.8212084">
            <text:p>0.8212084</text:p>
          </table:table-cell>
          <table:table-cell office:value-type="float" office:value="5.699996">
            <text:p>5.699996</text:p>
          </table:table-cell>
          <table:table-cell table:number-columns-repeated="4"/>
        </table:table-row>
        <table:table-row table:style-name="ro1">
          <table:table-cell office:value-type="float" office:value="5.719995">
            <text:p>5.719995</text:p>
          </table:table-cell>
          <table:table-cell office:value-type="float" office:value="0.822064">
            <text:p>0.822064</text:p>
          </table:table-cell>
          <table:table-cell office:value-type="float" office:value="5.719995">
            <text:p>5.719995</text:p>
          </table:table-cell>
          <table:table-cell table:number-columns-repeated="4"/>
        </table:table-row>
        <table:table-row table:style-name="ro1">
          <table:table-cell office:value-type="float" office:value="5.739995">
            <text:p>5.739995</text:p>
          </table:table-cell>
          <table:table-cell office:value-type="float" office:value="0.8234386">
            <text:p>0.8234386</text:p>
          </table:table-cell>
          <table:table-cell office:value-type="float" office:value="5.739995">
            <text:p>5.739995</text:p>
          </table:table-cell>
          <table:table-cell table:number-columns-repeated="4"/>
        </table:table-row>
        <table:table-row table:style-name="ro1">
          <table:table-cell office:value-type="float" office:value="5.759995">
            <text:p>5.759995</text:p>
          </table:table-cell>
          <table:table-cell office:value-type="float" office:value="0.8248022">
            <text:p>0.8248022</text:p>
          </table:table-cell>
          <table:table-cell office:value-type="float" office:value="5.759995">
            <text:p>5.759995</text:p>
          </table:table-cell>
          <table:table-cell table:number-columns-repeated="4"/>
        </table:table-row>
        <table:table-row table:style-name="ro1">
          <table:table-cell office:value-type="float" office:value="5.779995">
            <text:p>5.779995</text:p>
          </table:table-cell>
          <table:table-cell office:value-type="float" office:value="0.826544">
            <text:p>0.826544</text:p>
          </table:table-cell>
          <table:table-cell office:value-type="float" office:value="5.779995">
            <text:p>5.779995</text:p>
          </table:table-cell>
          <table:table-cell table:number-columns-repeated="4"/>
        </table:table-row>
        <table:table-row table:style-name="ro1">
          <table:table-cell office:value-type="float" office:value="5.799995">
            <text:p>5.799995</text:p>
          </table:table-cell>
          <table:table-cell office:value-type="float" office:value="0.828274">
            <text:p>0.828274</text:p>
          </table:table-cell>
          <table:table-cell office:value-type="float" office:value="5.799995">
            <text:p>5.799995</text:p>
          </table:table-cell>
          <table:table-cell table:number-columns-repeated="4"/>
        </table:table-row>
        <table:table-row table:style-name="ro1">
          <table:table-cell office:value-type="float" office:value="5.819995">
            <text:p>5.819995</text:p>
          </table:table-cell>
          <table:table-cell office:value-type="float" office:value="0.830036">
            <text:p>0.830036</text:p>
          </table:table-cell>
          <table:table-cell office:value-type="float" office:value="5.819995">
            <text:p>5.819995</text:p>
          </table:table-cell>
          <table:table-cell table:number-columns-repeated="4"/>
        </table:table-row>
        <table:table-row table:style-name="ro1">
          <table:table-cell office:value-type="float" office:value="5.839995">
            <text:p>5.839995</text:p>
          </table:table-cell>
          <table:table-cell office:value-type="float" office:value="0.8314723">
            <text:p>0.8314723</text:p>
          </table:table-cell>
          <table:table-cell office:value-type="float" office:value="5.839995">
            <text:p>5.839995</text:p>
          </table:table-cell>
          <table:table-cell table:number-columns-repeated="4"/>
        </table:table-row>
        <table:table-row table:style-name="ro1">
          <table:table-cell office:value-type="float" office:value="5.859995">
            <text:p>5.859995</text:p>
          </table:table-cell>
          <table:table-cell office:value-type="float" office:value="0.8321622">
            <text:p>0.8321622</text:p>
          </table:table-cell>
          <table:table-cell office:value-type="float" office:value="5.859995">
            <text:p>5.859995</text:p>
          </table:table-cell>
          <table:table-cell table:number-columns-repeated="4"/>
        </table:table-row>
        <table:table-row table:style-name="ro1">
          <table:table-cell office:value-type="float" office:value="5.879995">
            <text:p>5.879995</text:p>
          </table:table-cell>
          <table:table-cell office:value-type="float" office:value="0.8318576">
            <text:p>0.8318576</text:p>
          </table:table-cell>
          <table:table-cell office:value-type="float" office:value="5.879995">
            <text:p>5.879995</text:p>
          </table:table-cell>
          <table:table-cell table:number-columns-repeated="4"/>
        </table:table-row>
        <table:table-row table:style-name="ro1">
          <table:table-cell office:value-type="float" office:value="5.899995">
            <text:p>5.899995</text:p>
          </table:table-cell>
          <table:table-cell office:value-type="float" office:value="0.8306673">
            <text:p>0.8306673</text:p>
          </table:table-cell>
          <table:table-cell office:value-type="float" office:value="5.899995">
            <text:p>5.899995</text:p>
          </table:table-cell>
          <table:table-cell table:number-columns-repeated="4"/>
        </table:table-row>
        <table:table-row table:style-name="ro1">
          <table:table-cell office:value-type="float" office:value="5.919995">
            <text:p>5.919995</text:p>
          </table:table-cell>
          <table:table-cell office:value-type="float" office:value="0.8287784">
            <text:p>0.8287784</text:p>
          </table:table-cell>
          <table:table-cell office:value-type="float" office:value="5.919995">
            <text:p>5.919995</text:p>
          </table:table-cell>
          <table:table-cell table:number-columns-repeated="4"/>
        </table:table-row>
        <table:table-row table:style-name="ro1">
          <table:table-cell office:value-type="float" office:value="5.939995">
            <text:p>5.939995</text:p>
          </table:table-cell>
          <table:table-cell office:value-type="float" office:value="0.8265755">
            <text:p>0.8265755</text:p>
          </table:table-cell>
          <table:table-cell office:value-type="float" office:value="5.939995">
            <text:p>5.939995</text:p>
          </table:table-cell>
          <table:table-cell table:number-columns-repeated="4"/>
        </table:table-row>
        <table:table-row table:style-name="ro1">
          <table:table-cell office:value-type="float" office:value="5.959995">
            <text:p>5.959995</text:p>
          </table:table-cell>
          <table:table-cell office:value-type="float" office:value="0.8239868">
            <text:p>0.8239868</text:p>
          </table:table-cell>
          <table:table-cell office:value-type="float" office:value="5.959995">
            <text:p>5.959995</text:p>
          </table:table-cell>
          <table:table-cell table:number-columns-repeated="4"/>
        </table:table-row>
        <table:table-row table:style-name="ro1">
          <table:table-cell office:value-type="float" office:value="5.979995">
            <text:p>5.979995</text:p>
          </table:table-cell>
          <table:table-cell office:value-type="float" office:value="0.8218585">
            <text:p>0.8218585</text:p>
          </table:table-cell>
          <table:table-cell office:value-type="float" office:value="5.979995">
            <text:p>5.979995</text:p>
          </table:table-cell>
          <table:table-cell table:number-columns-repeated="4"/>
        </table:table-row>
        <table:table-row table:style-name="ro1">
          <table:table-cell office:value-type="float" office:value="5.999995">
            <text:p>5.999995</text:p>
          </table:table-cell>
          <table:table-cell office:value-type="float" office:value="0.8206756">
            <text:p>0.8206756</text:p>
          </table:table-cell>
          <table:table-cell office:value-type="float" office:value="5.999995">
            <text:p>5.999995</text:p>
          </table:table-cell>
          <table:table-cell table:number-columns-repeated="4"/>
        </table:table-row>
        <table:table-row table:style-name="ro1">
          <table:table-cell office:value-type="float" office:value="6.019995">
            <text:p>6.019995</text:p>
          </table:table-cell>
          <table:table-cell office:value-type="float" office:value="0.8207337">
            <text:p>0.8207337</text:p>
          </table:table-cell>
          <table:table-cell office:value-type="float" office:value="6.019995">
            <text:p>6.019995</text:p>
          </table:table-cell>
          <table:table-cell table:number-columns-repeated="4"/>
        </table:table-row>
        <table:table-row table:style-name="ro1">
          <table:table-cell office:value-type="float" office:value="6.039995">
            <text:p>6.039995</text:p>
          </table:table-cell>
          <table:table-cell office:value-type="float" office:value="0.8217261">
            <text:p>0.8217261</text:p>
          </table:table-cell>
          <table:table-cell office:value-type="float" office:value="6.039995">
            <text:p>6.039995</text:p>
          </table:table-cell>
          <table:table-cell table:number-columns-repeated="4"/>
        </table:table-row>
        <table:table-row table:style-name="ro1">
          <table:table-cell office:value-type="float" office:value="6.059995">
            <text:p>6.059995</text:p>
          </table:table-cell>
          <table:table-cell office:value-type="float" office:value="0.823529">
            <text:p>0.823529</text:p>
          </table:table-cell>
          <table:table-cell office:value-type="float" office:value="6.059995">
            <text:p>6.059995</text:p>
          </table:table-cell>
          <table:table-cell table:number-columns-repeated="4"/>
        </table:table-row>
        <table:table-row table:style-name="ro1">
          <table:table-cell office:value-type="float" office:value="6.079995">
            <text:p>6.079995</text:p>
          </table:table-cell>
          <table:table-cell office:value-type="float" office:value="0.8255817">
            <text:p>0.8255817</text:p>
          </table:table-cell>
          <table:table-cell office:value-type="float" office:value="6.079995">
            <text:p>6.079995</text:p>
          </table:table-cell>
          <table:table-cell table:number-columns-repeated="4"/>
        </table:table-row>
        <table:table-row table:style-name="ro1">
          <table:table-cell office:value-type="float" office:value="6.099995">
            <text:p>6.099995</text:p>
          </table:table-cell>
          <table:table-cell office:value-type="float" office:value="0.8293573">
            <text:p>0.8293573</text:p>
          </table:table-cell>
          <table:table-cell office:value-type="float" office:value="6.099995">
            <text:p>6.099995</text:p>
          </table:table-cell>
          <table:table-cell table:number-columns-repeated="4"/>
        </table:table-row>
        <table:table-row table:style-name="ro1">
          <table:table-cell office:value-type="float" office:value="6.119995">
            <text:p>6.119995</text:p>
          </table:table-cell>
          <table:table-cell office:value-type="float" office:value="0.8335332">
            <text:p>0.8335332</text:p>
          </table:table-cell>
          <table:table-cell office:value-type="float" office:value="6.119995">
            <text:p>6.119995</text:p>
          </table:table-cell>
          <table:table-cell table:number-columns-repeated="4"/>
        </table:table-row>
        <table:table-row table:style-name="ro1">
          <table:table-cell office:value-type="float" office:value="6.139995">
            <text:p>6.139995</text:p>
          </table:table-cell>
          <table:table-cell office:value-type="float" office:value="0.8373075">
            <text:p>0.8373075</text:p>
          </table:table-cell>
          <table:table-cell office:value-type="float" office:value="6.139995">
            <text:p>6.139995</text:p>
          </table:table-cell>
          <table:table-cell table:number-columns-repeated="4"/>
        </table:table-row>
        <table:table-row table:style-name="ro1">
          <table:table-cell office:value-type="float" office:value="6.159995">
            <text:p>6.159995</text:p>
          </table:table-cell>
          <table:table-cell office:value-type="float" office:value="0.8400416">
            <text:p>0.8400416</text:p>
          </table:table-cell>
          <table:table-cell office:value-type="float" office:value="6.159995">
            <text:p>6.159995</text:p>
          </table:table-cell>
          <table:table-cell table:number-columns-repeated="4"/>
        </table:table-row>
        <table:table-row table:style-name="ro1">
          <table:table-cell office:value-type="float" office:value="6.179995">
            <text:p>6.179995</text:p>
          </table:table-cell>
          <table:table-cell office:value-type="float" office:value="0.8417435">
            <text:p>0.8417435</text:p>
          </table:table-cell>
          <table:table-cell office:value-type="float" office:value="6.179995">
            <text:p>6.179995</text:p>
          </table:table-cell>
          <table:table-cell table:number-columns-repeated="4"/>
        </table:table-row>
        <table:table-row table:style-name="ro1">
          <table:table-cell office:value-type="float" office:value="6.199995">
            <text:p>6.199995</text:p>
          </table:table-cell>
          <table:table-cell office:value-type="float" office:value="0.8422655">
            <text:p>0.8422655</text:p>
          </table:table-cell>
          <table:table-cell office:value-type="float" office:value="6.199995">
            <text:p>6.199995</text:p>
          </table:table-cell>
          <table:table-cell table:number-columns-repeated="4"/>
        </table:table-row>
        <table:table-row table:style-name="ro1">
          <table:table-cell office:value-type="float" office:value="6.219995">
            <text:p>6.219995</text:p>
          </table:table-cell>
          <table:table-cell office:value-type="float" office:value="0.8414935">
            <text:p>0.8414935</text:p>
          </table:table-cell>
          <table:table-cell office:value-type="float" office:value="6.219995">
            <text:p>6.219995</text:p>
          </table:table-cell>
          <table:table-cell table:number-columns-repeated="4"/>
        </table:table-row>
        <table:table-row table:style-name="ro1">
          <table:table-cell office:value-type="float" office:value="6.239995">
            <text:p>6.239995</text:p>
          </table:table-cell>
          <table:table-cell office:value-type="float" office:value="0.8396578">
            <text:p>0.8396578</text:p>
          </table:table-cell>
          <table:table-cell office:value-type="float" office:value="6.239995">
            <text:p>6.239995</text:p>
          </table:table-cell>
          <table:table-cell table:number-columns-repeated="4"/>
        </table:table-row>
        <table:table-row table:style-name="ro1">
          <table:table-cell office:value-type="float" office:value="6.259995">
            <text:p>6.259995</text:p>
          </table:table-cell>
          <table:table-cell office:value-type="float" office:value="0.8374946">
            <text:p>0.8374946</text:p>
          </table:table-cell>
          <table:table-cell office:value-type="float" office:value="6.259995">
            <text:p>6.259995</text:p>
          </table:table-cell>
          <table:table-cell table:number-columns-repeated="4"/>
        </table:table-row>
        <table:table-row table:style-name="ro1">
          <table:table-cell office:value-type="float" office:value="6.279995">
            <text:p>6.279995</text:p>
          </table:table-cell>
          <table:table-cell office:value-type="float" office:value="0.8353491">
            <text:p>0.8353491</text:p>
          </table:table-cell>
          <table:table-cell office:value-type="float" office:value="6.279995">
            <text:p>6.279995</text:p>
          </table:table-cell>
          <table:table-cell table:number-columns-repeated="4"/>
        </table:table-row>
        <table:table-row table:style-name="ro1">
          <table:table-cell office:value-type="float" office:value="6.299995">
            <text:p>6.299995</text:p>
          </table:table-cell>
          <table:table-cell office:value-type="float" office:value="0.8337602">
            <text:p>0.8337602</text:p>
          </table:table-cell>
          <table:table-cell office:value-type="float" office:value="6.299995">
            <text:p>6.299995</text:p>
          </table:table-cell>
          <table:table-cell table:number-columns-repeated="4"/>
        </table:table-row>
        <table:table-row table:style-name="ro1">
          <table:table-cell office:value-type="float" office:value="6.319995">
            <text:p>6.319995</text:p>
          </table:table-cell>
          <table:table-cell office:value-type="float" office:value="0.8327261">
            <text:p>0.8327261</text:p>
          </table:table-cell>
          <table:table-cell office:value-type="float" office:value="6.319995">
            <text:p>6.319995</text:p>
          </table:table-cell>
          <table:table-cell table:number-columns-repeated="4"/>
        </table:table-row>
        <table:table-row table:style-name="ro1">
          <table:table-cell office:value-type="float" office:value="6.339995">
            <text:p>6.339995</text:p>
          </table:table-cell>
          <table:table-cell office:value-type="float" office:value="0.8332497">
            <text:p>0.8332497</text:p>
          </table:table-cell>
          <table:table-cell office:value-type="float" office:value="6.339995">
            <text:p>6.339995</text:p>
          </table:table-cell>
          <table:table-cell table:number-columns-repeated="4"/>
        </table:table-row>
        <table:table-row table:style-name="ro1">
          <table:table-cell office:value-type="float" office:value="6.359995">
            <text:p>6.359995</text:p>
          </table:table-cell>
          <table:table-cell office:value-type="float" office:value="0.8346475">
            <text:p>0.8346475</text:p>
          </table:table-cell>
          <table:table-cell office:value-type="float" office:value="6.359995">
            <text:p>6.359995</text:p>
          </table:table-cell>
          <table:table-cell table:number-columns-repeated="4"/>
        </table:table-row>
        <table:table-row table:style-name="ro1">
          <table:table-cell office:value-type="float" office:value="6.379995">
            <text:p>6.379995</text:p>
          </table:table-cell>
          <table:table-cell office:value-type="float" office:value="0.8363099">
            <text:p>0.8363099</text:p>
          </table:table-cell>
          <table:table-cell office:value-type="float" office:value="6.379995">
            <text:p>6.379995</text:p>
          </table:table-cell>
          <table:table-cell table:number-columns-repeated="4"/>
        </table:table-row>
        <table:table-row table:style-name="ro1">
          <table:table-cell office:value-type="float" office:value="6.399995">
            <text:p>6.399995</text:p>
          </table:table-cell>
          <table:table-cell office:value-type="float" office:value="0.8381912">
            <text:p>0.8381912</text:p>
          </table:table-cell>
          <table:table-cell office:value-type="float" office:value="6.399995">
            <text:p>6.399995</text:p>
          </table:table-cell>
          <table:table-cell table:number-columns-repeated="4"/>
        </table:table-row>
        <table:table-row table:style-name="ro1">
          <table:table-cell office:value-type="float" office:value="6.419995">
            <text:p>6.419995</text:p>
          </table:table-cell>
          <table:table-cell office:value-type="float" office:value="0.8403402">
            <text:p>0.8403402</text:p>
          </table:table-cell>
          <table:table-cell office:value-type="float" office:value="6.419995">
            <text:p>6.419995</text:p>
          </table:table-cell>
          <table:table-cell table:number-columns-repeated="4"/>
        </table:table-row>
        <table:table-row table:style-name="ro1">
          <table:table-cell office:value-type="float" office:value="6.439995">
            <text:p>6.439995</text:p>
          </table:table-cell>
          <table:table-cell office:value-type="float" office:value="0.8428864">
            <text:p>0.8428864</text:p>
          </table:table-cell>
          <table:table-cell office:value-type="float" office:value="6.439995">
            <text:p>6.439995</text:p>
          </table:table-cell>
          <table:table-cell table:number-columns-repeated="4"/>
        </table:table-row>
        <table:table-row table:style-name="ro1">
          <table:table-cell office:value-type="float" office:value="6.459995">
            <text:p>6.459995</text:p>
          </table:table-cell>
          <table:table-cell office:value-type="float" office:value="0.8455846">
            <text:p>0.8455846</text:p>
          </table:table-cell>
          <table:table-cell office:value-type="float" office:value="6.459995">
            <text:p>6.459995</text:p>
          </table:table-cell>
          <table:table-cell table:number-columns-repeated="4"/>
        </table:table-row>
        <table:table-row table:style-name="ro1">
          <table:table-cell office:value-type="float" office:value="6.479995">
            <text:p>6.479995</text:p>
          </table:table-cell>
          <table:table-cell office:value-type="float" office:value="0.8483689">
            <text:p>0.8483689</text:p>
          </table:table-cell>
          <table:table-cell office:value-type="float" office:value="6.479995">
            <text:p>6.479995</text:p>
          </table:table-cell>
          <table:table-cell table:number-columns-repeated="4"/>
        </table:table-row>
        <table:table-row table:style-name="ro1">
          <table:table-cell office:value-type="float" office:value="6.499995">
            <text:p>6.499995</text:p>
          </table:table-cell>
          <table:table-cell office:value-type="float" office:value="0.8506466">
            <text:p>0.8506466</text:p>
          </table:table-cell>
          <table:table-cell office:value-type="float" office:value="6.499995">
            <text:p>6.499995</text:p>
          </table:table-cell>
          <table:table-cell table:number-columns-repeated="4"/>
        </table:table-row>
        <table:table-row table:style-name="ro1">
          <table:table-cell office:value-type="float" office:value="6.519995">
            <text:p>6.519995</text:p>
          </table:table-cell>
          <table:table-cell office:value-type="float" office:value="0.8519996">
            <text:p>0.8519996</text:p>
          </table:table-cell>
          <table:table-cell office:value-type="float" office:value="6.519995">
            <text:p>6.519995</text:p>
          </table:table-cell>
          <table:table-cell table:number-columns-repeated="4"/>
        </table:table-row>
        <table:table-row table:style-name="ro1">
          <table:table-cell office:value-type="float" office:value="6.539995">
            <text:p>6.539995</text:p>
          </table:table-cell>
          <table:table-cell office:value-type="float" office:value="0.8522265">
            <text:p>0.8522265</text:p>
          </table:table-cell>
          <table:table-cell office:value-type="float" office:value="6.539995">
            <text:p>6.539995</text:p>
          </table:table-cell>
          <table:table-cell table:number-columns-repeated="4"/>
        </table:table-row>
        <table:table-row table:style-name="ro1">
          <table:table-cell office:value-type="float" office:value="6.559995">
            <text:p>6.559995</text:p>
          </table:table-cell>
          <table:table-cell office:value-type="float" office:value="0.8514901">
            <text:p>0.8514901</text:p>
          </table:table-cell>
          <table:table-cell office:value-type="float" office:value="6.559995">
            <text:p>6.559995</text:p>
          </table:table-cell>
          <table:table-cell table:number-columns-repeated="4"/>
        </table:table-row>
        <table:table-row table:style-name="ro1">
          <table:table-cell office:value-type="float" office:value="6.579995">
            <text:p>6.579995</text:p>
          </table:table-cell>
          <table:table-cell office:value-type="float" office:value="0.8502133">
            <text:p>0.8502133</text:p>
          </table:table-cell>
          <table:table-cell office:value-type="float" office:value="6.579995">
            <text:p>6.579995</text:p>
          </table:table-cell>
          <table:table-cell table:number-columns-repeated="4"/>
        </table:table-row>
        <table:table-row table:style-name="ro1">
          <table:table-cell office:value-type="float" office:value="6.599995">
            <text:p>6.599995</text:p>
          </table:table-cell>
          <table:table-cell office:value-type="float" office:value="0.8485239">
            <text:p>0.8485239</text:p>
          </table:table-cell>
          <table:table-cell office:value-type="float" office:value="6.599995">
            <text:p>6.599995</text:p>
          </table:table-cell>
          <table:table-cell table:number-columns-repeated="4"/>
        </table:table-row>
        <table:table-row table:style-name="ro1">
          <table:table-cell office:value-type="float" office:value="6.619995">
            <text:p>6.619995</text:p>
          </table:table-cell>
          <table:table-cell office:value-type="float" office:value="0.8469889">
            <text:p>0.8469889</text:p>
          </table:table-cell>
          <table:table-cell office:value-type="float" office:value="6.619995">
            <text:p>6.619995</text:p>
          </table:table-cell>
          <table:table-cell table:number-columns-repeated="4"/>
        </table:table-row>
        <table:table-row table:style-name="ro1">
          <table:table-cell office:value-type="float" office:value="6.639995">
            <text:p>6.639995</text:p>
          </table:table-cell>
          <table:table-cell office:value-type="float" office:value="0.8461235">
            <text:p>0.8461235</text:p>
          </table:table-cell>
          <table:table-cell office:value-type="float" office:value="6.639995">
            <text:p>6.639995</text:p>
          </table:table-cell>
          <table:table-cell table:number-columns-repeated="4"/>
        </table:table-row>
        <table:table-row table:style-name="ro1">
          <table:table-cell office:value-type="float" office:value="6.659995">
            <text:p>6.659995</text:p>
          </table:table-cell>
          <table:table-cell office:value-type="float" office:value="0.8465703">
            <text:p>0.8465703</text:p>
          </table:table-cell>
          <table:table-cell office:value-type="float" office:value="6.659995">
            <text:p>6.659995</text:p>
          </table:table-cell>
          <table:table-cell table:number-columns-repeated="4"/>
        </table:table-row>
        <table:table-row table:style-name="ro1">
          <table:table-cell office:value-type="float" office:value="6.679995">
            <text:p>6.679995</text:p>
          </table:table-cell>
          <table:table-cell office:value-type="float" office:value="0.8483344">
            <text:p>0.8483344</text:p>
          </table:table-cell>
          <table:table-cell office:value-type="float" office:value="6.679995">
            <text:p>6.679995</text:p>
          </table:table-cell>
          <table:table-cell table:number-columns-repeated="4"/>
        </table:table-row>
        <table:table-row table:style-name="ro1">
          <table:table-cell office:value-type="float" office:value="6.699995">
            <text:p>6.699995</text:p>
          </table:table-cell>
          <table:table-cell office:value-type="float" office:value="0.8509605">
            <text:p>0.8509605</text:p>
          </table:table-cell>
          <table:table-cell office:value-type="float" office:value="6.699995">
            <text:p>6.699995</text:p>
          </table:table-cell>
          <table:table-cell table:number-columns-repeated="4"/>
        </table:table-row>
        <table:table-row table:style-name="ro1">
          <table:table-cell office:value-type="float" office:value="6.719995">
            <text:p>6.719995</text:p>
          </table:table-cell>
          <table:table-cell office:value-type="float" office:value="0.8541173">
            <text:p>0.8541173</text:p>
          </table:table-cell>
          <table:table-cell office:value-type="float" office:value="6.719995">
            <text:p>6.719995</text:p>
          </table:table-cell>
          <table:table-cell table:number-columns-repeated="4"/>
        </table:table-row>
        <table:table-row table:style-name="ro1">
          <table:table-cell office:value-type="float" office:value="6.739995">
            <text:p>6.739995</text:p>
          </table:table-cell>
          <table:table-cell office:value-type="float" office:value="0.8584047">
            <text:p>0.8584047</text:p>
          </table:table-cell>
          <table:table-cell office:value-type="float" office:value="6.739995">
            <text:p>6.739995</text:p>
          </table:table-cell>
          <table:table-cell table:number-columns-repeated="4"/>
        </table:table-row>
        <table:table-row table:style-name="ro1">
          <table:table-cell office:value-type="float" office:value="6.759995">
            <text:p>6.759995</text:p>
          </table:table-cell>
          <table:table-cell office:value-type="float" office:value="0.8617334">
            <text:p>0.8617334</text:p>
          </table:table-cell>
          <table:table-cell office:value-type="float" office:value="6.759995">
            <text:p>6.759995</text:p>
          </table:table-cell>
          <table:table-cell table:number-columns-repeated="4"/>
        </table:table-row>
        <table:table-row table:style-name="ro1">
          <table:table-cell office:value-type="float" office:value="6.779994">
            <text:p>6.779994</text:p>
          </table:table-cell>
          <table:table-cell office:value-type="float" office:value="0.8656062">
            <text:p>0.8656062</text:p>
          </table:table-cell>
          <table:table-cell office:value-type="float" office:value="6.779994">
            <text:p>6.779994</text:p>
          </table:table-cell>
          <table:table-cell table:number-columns-repeated="4"/>
        </table:table-row>
        <table:table-row table:style-name="ro1">
          <table:table-cell office:value-type="float" office:value="6.799994">
            <text:p>6.799994</text:p>
          </table:table-cell>
          <table:table-cell office:value-type="float" office:value="0.8693834">
            <text:p>0.8693834</text:p>
          </table:table-cell>
          <table:table-cell office:value-type="float" office:value="6.799994">
            <text:p>6.799994</text:p>
          </table:table-cell>
          <table:table-cell table:number-columns-repeated="4"/>
        </table:table-row>
        <table:table-row table:style-name="ro1">
          <table:table-cell office:value-type="float" office:value="6.819994">
            <text:p>6.819994</text:p>
          </table:table-cell>
          <table:table-cell office:value-type="float" office:value="0.8728276">
            <text:p>0.8728276</text:p>
          </table:table-cell>
          <table:table-cell office:value-type="float" office:value="6.819994">
            <text:p>6.819994</text:p>
          </table:table-cell>
          <table:table-cell table:number-columns-repeated="4"/>
        </table:table-row>
        <table:table-row table:style-name="ro1">
          <table:table-cell office:value-type="float" office:value="6.839994">
            <text:p>6.839994</text:p>
          </table:table-cell>
          <table:table-cell office:value-type="float" office:value="0.8757502">
            <text:p>0.8757502</text:p>
          </table:table-cell>
          <table:table-cell office:value-type="float" office:value="6.839994">
            <text:p>6.839994</text:p>
          </table:table-cell>
          <table:table-cell table:number-columns-repeated="4"/>
        </table:table-row>
        <table:table-row table:style-name="ro1">
          <table:table-cell office:value-type="float" office:value="6.859994">
            <text:p>6.859994</text:p>
          </table:table-cell>
          <table:table-cell office:value-type="float" office:value="0.8778389">
            <text:p>0.8778389</text:p>
          </table:table-cell>
          <table:table-cell office:value-type="float" office:value="6.859994">
            <text:p>6.859994</text:p>
          </table:table-cell>
          <table:table-cell table:number-columns-repeated="4"/>
        </table:table-row>
        <table:table-row table:style-name="ro1">
          <table:table-cell office:value-type="float" office:value="6.879994">
            <text:p>6.879994</text:p>
          </table:table-cell>
          <table:table-cell office:value-type="float" office:value="0.8788739">
            <text:p>0.8788739</text:p>
          </table:table-cell>
          <table:table-cell office:value-type="float" office:value="6.879994">
            <text:p>6.879994</text:p>
          </table:table-cell>
          <table:table-cell table:number-columns-repeated="4"/>
        </table:table-row>
        <table:table-row table:style-name="ro1">
          <table:table-cell office:value-type="float" office:value="6.899994">
            <text:p>6.899994</text:p>
          </table:table-cell>
          <table:table-cell office:value-type="float" office:value="0.8790241">
            <text:p>0.8790241</text:p>
          </table:table-cell>
          <table:table-cell office:value-type="float" office:value="6.899994">
            <text:p>6.899994</text:p>
          </table:table-cell>
          <table:table-cell table:number-columns-repeated="4"/>
        </table:table-row>
        <table:table-row table:style-name="ro1">
          <table:table-cell office:value-type="float" office:value="6.919994">
            <text:p>6.919994</text:p>
          </table:table-cell>
          <table:table-cell office:value-type="float" office:value="0.8787007">
            <text:p>0.8787007</text:p>
          </table:table-cell>
          <table:table-cell office:value-type="float" office:value="6.919994">
            <text:p>6.919994</text:p>
          </table:table-cell>
          <table:table-cell table:number-columns-repeated="4"/>
        </table:table-row>
        <table:table-row table:style-name="ro1">
          <table:table-cell office:value-type="float" office:value="6.939994">
            <text:p>6.939994</text:p>
          </table:table-cell>
          <table:table-cell office:value-type="float" office:value="0.8783611">
            <text:p>0.8783611</text:p>
          </table:table-cell>
          <table:table-cell office:value-type="float" office:value="6.939994">
            <text:p>6.939994</text:p>
          </table:table-cell>
          <table:table-cell table:number-columns-repeated="4"/>
        </table:table-row>
        <table:table-row table:style-name="ro1">
          <table:table-cell office:value-type="float" office:value="6.959994">
            <text:p>6.959994</text:p>
          </table:table-cell>
          <table:table-cell office:value-type="float" office:value="0.8783369">
            <text:p>0.8783369</text:p>
          </table:table-cell>
          <table:table-cell office:value-type="float" office:value="6.959994">
            <text:p>6.959994</text:p>
          </table:table-cell>
          <table:table-cell table:number-columns-repeated="4"/>
        </table:table-row>
        <table:table-row table:style-name="ro1">
          <table:table-cell office:value-type="float" office:value="6.979994">
            <text:p>6.979994</text:p>
          </table:table-cell>
          <table:table-cell office:value-type="float" office:value="0.8789791">
            <text:p>0.8789791</text:p>
          </table:table-cell>
          <table:table-cell office:value-type="float" office:value="6.979994">
            <text:p>6.979994</text:p>
          </table:table-cell>
          <table:table-cell table:number-columns-repeated="4"/>
        </table:table-row>
        <table:table-row table:style-name="ro1">
          <table:table-cell office:value-type="float" office:value="6.999994">
            <text:p>6.999994</text:p>
          </table:table-cell>
          <table:table-cell office:value-type="float" office:value="0.8805738">
            <text:p>0.8805738</text:p>
          </table:table-cell>
          <table:table-cell office:value-type="float" office:value="6.999994">
            <text:p>6.999994</text:p>
          </table:table-cell>
          <table:table-cell table:number-columns-repeated="4"/>
        </table:table-row>
        <table:table-row table:style-name="ro1">
          <table:table-cell office:value-type="float" office:value="7.019994">
            <text:p>7.019994</text:p>
          </table:table-cell>
          <table:table-cell office:value-type="float" office:value="0.8826622">
            <text:p>0.8826622</text:p>
          </table:table-cell>
          <table:table-cell office:value-type="float" office:value="7.019994">
            <text:p>7.019994</text:p>
          </table:table-cell>
          <table:table-cell table:number-columns-repeated="4"/>
        </table:table-row>
        <table:table-row table:style-name="ro1">
          <table:table-cell office:value-type="float" office:value="7.039994">
            <text:p>7.039994</text:p>
          </table:table-cell>
          <table:table-cell office:value-type="float" office:value="0.8849885">
            <text:p>0.8849885</text:p>
          </table:table-cell>
          <table:table-cell office:value-type="float" office:value="7.039994">
            <text:p>7.039994</text:p>
          </table:table-cell>
          <table:table-cell table:number-columns-repeated="4"/>
        </table:table-row>
        <table:table-row table:style-name="ro1">
          <table:table-cell office:value-type="float" office:value="7.059994">
            <text:p>7.059994</text:p>
          </table:table-cell>
          <table:table-cell office:value-type="float" office:value="0.8865566">
            <text:p>0.8865566</text:p>
          </table:table-cell>
          <table:table-cell office:value-type="float" office:value="7.059994">
            <text:p>7.059994</text:p>
          </table:table-cell>
          <table:table-cell table:number-columns-repeated="4"/>
        </table:table-row>
        <table:table-row table:style-name="ro1">
          <table:table-cell office:value-type="float" office:value="7.079994">
            <text:p>7.079994</text:p>
          </table:table-cell>
          <table:table-cell office:value-type="float" office:value="0.8891212">
            <text:p>0.8891212</text:p>
          </table:table-cell>
          <table:table-cell office:value-type="float" office:value="7.079994">
            <text:p>7.079994</text:p>
          </table:table-cell>
          <table:table-cell table:number-columns-repeated="4"/>
        </table:table-row>
        <table:table-row table:style-name="ro1">
          <table:table-cell office:value-type="float" office:value="7.099994">
            <text:p>7.099994</text:p>
          </table:table-cell>
          <table:table-cell office:value-type="float" office:value="0.8920028">
            <text:p>0.8920028</text:p>
          </table:table-cell>
          <table:table-cell office:value-type="float" office:value="7.099994">
            <text:p>7.099994</text:p>
          </table:table-cell>
          <table:table-cell table:number-columns-repeated="4"/>
        </table:table-row>
        <table:table-row table:style-name="ro1">
          <table:table-cell office:value-type="float" office:value="7.119994">
            <text:p>7.119994</text:p>
          </table:table-cell>
          <table:table-cell office:value-type="float" office:value="0.8950025">
            <text:p>0.8950025</text:p>
          </table:table-cell>
          <table:table-cell office:value-type="float" office:value="7.119994">
            <text:p>7.119994</text:p>
          </table:table-cell>
          <table:table-cell table:number-columns-repeated="4"/>
        </table:table-row>
        <table:table-row table:style-name="ro1">
          <table:table-cell office:value-type="float" office:value="7.139994">
            <text:p>7.139994</text:p>
          </table:table-cell>
          <table:table-cell office:value-type="float" office:value="0.8982694">
            <text:p>0.8982694</text:p>
          </table:table-cell>
          <table:table-cell office:value-type="float" office:value="7.139994">
            <text:p>7.139994</text:p>
          </table:table-cell>
          <table:table-cell table:number-columns-repeated="4"/>
        </table:table-row>
        <table:table-row table:style-name="ro1">
          <table:table-cell office:value-type="float" office:value="7.159994">
            <text:p>7.159994</text:p>
          </table:table-cell>
          <table:table-cell office:value-type="float" office:value="0.9014231">
            <text:p>0.9014231</text:p>
          </table:table-cell>
          <table:table-cell office:value-type="float" office:value="7.159994">
            <text:p>7.159994</text:p>
          </table:table-cell>
          <table:table-cell table:number-columns-repeated="4"/>
        </table:table-row>
        <table:table-row table:style-name="ro1">
          <table:table-cell office:value-type="float" office:value="7.179994">
            <text:p>7.179994</text:p>
          </table:table-cell>
          <table:table-cell office:value-type="float" office:value="0.9041644">
            <text:p>0.9041644</text:p>
          </table:table-cell>
          <table:table-cell office:value-type="float" office:value="7.179994">
            <text:p>7.179994</text:p>
          </table:table-cell>
          <table:table-cell table:number-columns-repeated="4"/>
        </table:table-row>
        <table:table-row table:style-name="ro1">
          <table:table-cell office:value-type="float" office:value="7.199994">
            <text:p>7.199994</text:p>
          </table:table-cell>
          <table:table-cell office:value-type="float" office:value="0.9058517">
            <text:p>0.9058517</text:p>
          </table:table-cell>
          <table:table-cell office:value-type="float" office:value="7.199994">
            <text:p>7.199994</text:p>
          </table:table-cell>
          <table:table-cell table:number-columns-repeated="4"/>
        </table:table-row>
        <table:table-row table:style-name="ro1">
          <table:table-cell office:value-type="float" office:value="7.219994">
            <text:p>7.219994</text:p>
          </table:table-cell>
          <table:table-cell office:value-type="float" office:value="0.9063966">
            <text:p>0.9063966</text:p>
          </table:table-cell>
          <table:table-cell office:value-type="float" office:value="7.219994">
            <text:p>7.219994</text:p>
          </table:table-cell>
          <table:table-cell table:number-columns-repeated="4"/>
        </table:table-row>
        <table:table-row table:style-name="ro1">
          <table:table-cell office:value-type="float" office:value="7.239994">
            <text:p>7.239994</text:p>
          </table:table-cell>
          <table:table-cell office:value-type="float" office:value="0.9059528">
            <text:p>0.9059528</text:p>
          </table:table-cell>
          <table:table-cell office:value-type="float" office:value="7.239994">
            <text:p>7.239994</text:p>
          </table:table-cell>
          <table:table-cell table:number-columns-repeated="4"/>
        </table:table-row>
        <table:table-row table:style-name="ro1">
          <table:table-cell office:value-type="float" office:value="7.259994">
            <text:p>7.259994</text:p>
          </table:table-cell>
          <table:table-cell office:value-type="float" office:value="0.9047526">
            <text:p>0.9047526</text:p>
          </table:table-cell>
          <table:table-cell office:value-type="float" office:value="7.259994">
            <text:p>7.259994</text:p>
          </table:table-cell>
          <table:table-cell table:number-columns-repeated="4"/>
        </table:table-row>
        <table:table-row table:style-name="ro1">
          <table:table-cell office:value-type="float" office:value="7.279994">
            <text:p>7.279994</text:p>
          </table:table-cell>
          <table:table-cell office:value-type="float" office:value="0.9032428">
            <text:p>0.9032428</text:p>
          </table:table-cell>
          <table:table-cell office:value-type="float" office:value="7.279994">
            <text:p>7.279994</text:p>
          </table:table-cell>
          <table:table-cell table:number-columns-repeated="4"/>
        </table:table-row>
        <table:table-row table:style-name="ro1">
          <table:table-cell office:value-type="float" office:value="7.299994">
            <text:p>7.299994</text:p>
          </table:table-cell>
          <table:table-cell office:value-type="float" office:value="0.9021422">
            <text:p>0.9021422</text:p>
          </table:table-cell>
          <table:table-cell office:value-type="float" office:value="7.299994">
            <text:p>7.299994</text:p>
          </table:table-cell>
          <table:table-cell table:number-columns-repeated="4"/>
        </table:table-row>
        <table:table-row table:style-name="ro1">
          <table:table-cell office:value-type="float" office:value="7.319994">
            <text:p>7.319994</text:p>
          </table:table-cell>
          <table:table-cell office:value-type="float" office:value="0.902007">
            <text:p>0.902007</text:p>
          </table:table-cell>
          <table:table-cell office:value-type="float" office:value="7.319994">
            <text:p>7.319994</text:p>
          </table:table-cell>
          <table:table-cell table:number-columns-repeated="4"/>
        </table:table-row>
        <table:table-row table:style-name="ro1">
          <table:table-cell office:value-type="float" office:value="7.339994">
            <text:p>7.339994</text:p>
          </table:table-cell>
          <table:table-cell office:value-type="float" office:value="0.9030737">
            <text:p>0.9030737</text:p>
          </table:table-cell>
          <table:table-cell office:value-type="float" office:value="7.339994">
            <text:p>7.339994</text:p>
          </table:table-cell>
          <table:table-cell table:number-columns-repeated="4"/>
        </table:table-row>
        <table:table-row table:style-name="ro1">
          <table:table-cell office:value-type="float" office:value="7.359994">
            <text:p>7.359994</text:p>
          </table:table-cell>
          <table:table-cell office:value-type="float" office:value="0.9050855">
            <text:p>0.9050855</text:p>
          </table:table-cell>
          <table:table-cell office:value-type="float" office:value="7.359994">
            <text:p>7.359994</text:p>
          </table:table-cell>
          <table:table-cell table:number-columns-repeated="4"/>
        </table:table-row>
        <table:table-row table:style-name="ro1">
          <table:table-cell office:value-type="float" office:value="7.379994">
            <text:p>7.379994</text:p>
          </table:table-cell>
          <table:table-cell office:value-type="float" office:value="0.9077189">
            <text:p>0.9077189</text:p>
          </table:table-cell>
          <table:table-cell office:value-type="float" office:value="7.379994">
            <text:p>7.379994</text:p>
          </table:table-cell>
          <table:table-cell table:number-columns-repeated="4"/>
        </table:table-row>
        <table:table-row table:style-name="ro1">
          <table:table-cell office:value-type="float" office:value="7.399994">
            <text:p>7.399994</text:p>
          </table:table-cell>
          <table:table-cell office:value-type="float" office:value="0.9104034">
            <text:p>0.9104034</text:p>
          </table:table-cell>
          <table:table-cell office:value-type="float" office:value="7.399994">
            <text:p>7.399994</text:p>
          </table:table-cell>
          <table:table-cell table:number-columns-repeated="4"/>
        </table:table-row>
        <table:table-row table:style-name="ro1">
          <table:table-cell office:value-type="float" office:value="7.419994">
            <text:p>7.419994</text:p>
          </table:table-cell>
          <table:table-cell office:value-type="float" office:value="0.9143888">
            <text:p>0.9143888</text:p>
          </table:table-cell>
          <table:table-cell office:value-type="float" office:value="7.419994">
            <text:p>7.419994</text:p>
          </table:table-cell>
          <table:table-cell table:number-columns-repeated="4"/>
        </table:table-row>
        <table:table-row table:style-name="ro1">
          <table:table-cell office:value-type="float" office:value="7.439994">
            <text:p>7.439994</text:p>
          </table:table-cell>
          <table:table-cell office:value-type="float" office:value="0.91839">
            <text:p>0.91839</text:p>
          </table:table-cell>
          <table:table-cell office:value-type="float" office:value="7.439994">
            <text:p>7.439994</text:p>
          </table:table-cell>
          <table:table-cell table:number-columns-repeated="4"/>
        </table:table-row>
        <table:table-row table:style-name="ro1">
          <table:table-cell office:value-type="float" office:value="7.459994">
            <text:p>7.459994</text:p>
          </table:table-cell>
          <table:table-cell office:value-type="float" office:value="0.9220122">
            <text:p>0.9220122</text:p>
          </table:table-cell>
          <table:table-cell office:value-type="float" office:value="7.459994">
            <text:p>7.459994</text:p>
          </table:table-cell>
          <table:table-cell table:number-columns-repeated="4"/>
        </table:table-row>
        <table:table-row table:style-name="ro1">
          <table:table-cell office:value-type="float" office:value="7.479994">
            <text:p>7.479994</text:p>
          </table:table-cell>
          <table:table-cell office:value-type="float" office:value="0.9250573">
            <text:p>0.9250573</text:p>
          </table:table-cell>
          <table:table-cell office:value-type="float" office:value="7.479994">
            <text:p>7.479994</text:p>
          </table:table-cell>
          <table:table-cell table:number-columns-repeated="4"/>
        </table:table-row>
        <table:table-row table:style-name="ro1">
          <table:table-cell office:value-type="float" office:value="7.499994">
            <text:p>7.499994</text:p>
          </table:table-cell>
          <table:table-cell office:value-type="float" office:value="0.9273843">
            <text:p>0.9273843</text:p>
          </table:table-cell>
          <table:table-cell office:value-type="float" office:value="7.499994">
            <text:p>7.499994</text:p>
          </table:table-cell>
          <table:table-cell table:number-columns-repeated="4"/>
        </table:table-row>
        <table:table-row table:style-name="ro1">
          <table:table-cell office:value-type="float" office:value="7.519994">
            <text:p>7.519994</text:p>
          </table:table-cell>
          <table:table-cell office:value-type="float" office:value="0.9285796">
            <text:p>0.9285796</text:p>
          </table:table-cell>
          <table:table-cell office:value-type="float" office:value="7.519994">
            <text:p>7.519994</text:p>
          </table:table-cell>
          <table:table-cell table:number-columns-repeated="4"/>
        </table:table-row>
        <table:table-row table:style-name="ro1">
          <table:table-cell office:value-type="float" office:value="7.539994">
            <text:p>7.539994</text:p>
          </table:table-cell>
          <table:table-cell office:value-type="float" office:value="0.928561">
            <text:p>0.928561</text:p>
          </table:table-cell>
          <table:table-cell office:value-type="float" office:value="7.539994">
            <text:p>7.539994</text:p>
          </table:table-cell>
          <table:table-cell table:number-columns-repeated="4"/>
        </table:table-row>
        <table:table-row table:style-name="ro1">
          <table:table-cell office:value-type="float" office:value="7.559994">
            <text:p>7.559994</text:p>
          </table:table-cell>
          <table:table-cell office:value-type="float" office:value="0.9275335">
            <text:p>0.9275335</text:p>
          </table:table-cell>
          <table:table-cell office:value-type="float" office:value="7.559994">
            <text:p>7.559994</text:p>
          </table:table-cell>
          <table:table-cell table:number-columns-repeated="4"/>
        </table:table-row>
        <table:table-row table:style-name="ro1">
          <table:table-cell office:value-type="float" office:value="7.579994">
            <text:p>7.579994</text:p>
          </table:table-cell>
          <table:table-cell office:value-type="float" office:value="0.9262092">
            <text:p>0.9262092</text:p>
          </table:table-cell>
          <table:table-cell office:value-type="float" office:value="7.579994">
            <text:p>7.579994</text:p>
          </table:table-cell>
          <table:table-cell table:number-columns-repeated="4"/>
        </table:table-row>
        <table:table-row table:style-name="ro1">
          <table:table-cell office:value-type="float" office:value="7.599994">
            <text:p>7.599994</text:p>
          </table:table-cell>
          <table:table-cell office:value-type="float" office:value="0.9249686">
            <text:p>0.9249686</text:p>
          </table:table-cell>
          <table:table-cell office:value-type="float" office:value="7.599994">
            <text:p>7.599994</text:p>
          </table:table-cell>
          <table:table-cell table:number-columns-repeated="4"/>
        </table:table-row>
        <table:table-row table:style-name="ro1">
          <table:table-cell office:value-type="float" office:value="7.619994">
            <text:p>7.619994</text:p>
          </table:table-cell>
          <table:table-cell office:value-type="float" office:value="0.9239519">
            <text:p>0.9239519</text:p>
          </table:table-cell>
          <table:table-cell office:value-type="float" office:value="7.619994">
            <text:p>7.619994</text:p>
          </table:table-cell>
          <table:table-cell table:number-columns-repeated="4"/>
        </table:table-row>
        <table:table-row table:style-name="ro1">
          <table:table-cell office:value-type="float" office:value="7.639994">
            <text:p>7.639994</text:p>
          </table:table-cell>
          <table:table-cell office:value-type="float" office:value="0.9236126">
            <text:p>0.9236126</text:p>
          </table:table-cell>
          <table:table-cell office:value-type="float" office:value="7.639994">
            <text:p>7.639994</text:p>
          </table:table-cell>
          <table:table-cell table:number-columns-repeated="4"/>
        </table:table-row>
        <table:table-row table:style-name="ro1">
          <table:table-cell office:value-type="float" office:value="7.659994">
            <text:p>7.659994</text:p>
          </table:table-cell>
          <table:table-cell office:value-type="float" office:value="0.9242861">
            <text:p>0.9242861</text:p>
          </table:table-cell>
          <table:table-cell office:value-type="float" office:value="7.659994">
            <text:p>7.659994</text:p>
          </table:table-cell>
          <table:table-cell table:number-columns-repeated="4"/>
        </table:table-row>
        <table:table-row table:style-name="ro1">
          <table:table-cell office:value-type="float" office:value="7.679994">
            <text:p>7.679994</text:p>
          </table:table-cell>
          <table:table-cell office:value-type="float" office:value="0.9256955">
            <text:p>0.9256955</text:p>
          </table:table-cell>
          <table:table-cell office:value-type="float" office:value="7.679994">
            <text:p>7.679994</text:p>
          </table:table-cell>
          <table:table-cell table:number-columns-repeated="4"/>
        </table:table-row>
        <table:table-row table:style-name="ro1">
          <table:table-cell office:value-type="float" office:value="7.699994">
            <text:p>7.699994</text:p>
          </table:table-cell>
          <table:table-cell office:value-type="float" office:value="0.9274201">
            <text:p>0.9274201</text:p>
          </table:table-cell>
          <table:table-cell office:value-type="float" office:value="7.699994">
            <text:p>7.699994</text:p>
          </table:table-cell>
          <table:table-cell table:number-columns-repeated="4"/>
        </table:table-row>
        <table:table-row table:style-name="ro1">
          <table:table-cell office:value-type="float" office:value="7.719994">
            <text:p>7.719994</text:p>
          </table:table-cell>
          <table:table-cell office:value-type="float" office:value="0.9284149">
            <text:p>0.9284149</text:p>
          </table:table-cell>
          <table:table-cell office:value-type="float" office:value="7.719994">
            <text:p>7.719994</text:p>
          </table:table-cell>
          <table:table-cell table:number-columns-repeated="4"/>
        </table:table-row>
        <table:table-row table:style-name="ro1">
          <table:table-cell office:value-type="float" office:value="7.739994">
            <text:p>7.739994</text:p>
          </table:table-cell>
          <table:table-cell office:value-type="float" office:value="0.9303445">
            <text:p>0.9303445</text:p>
          </table:table-cell>
          <table:table-cell office:value-type="float" office:value="7.739994">
            <text:p>7.739994</text:p>
          </table:table-cell>
          <table:table-cell table:number-columns-repeated="4"/>
        </table:table-row>
        <table:table-row table:style-name="ro1">
          <table:table-cell office:value-type="float" office:value="7.759994">
            <text:p>7.759994</text:p>
          </table:table-cell>
          <table:table-cell office:value-type="float" office:value="0.9326287">
            <text:p>0.9326287</text:p>
          </table:table-cell>
          <table:table-cell office:value-type="float" office:value="7.759994">
            <text:p>7.759994</text:p>
          </table:table-cell>
          <table:table-cell table:number-columns-repeated="4"/>
        </table:table-row>
        <table:table-row table:style-name="ro1">
          <table:table-cell office:value-type="float" office:value="7.779994">
            <text:p>7.779994</text:p>
          </table:table-cell>
          <table:table-cell office:value-type="float" office:value="0.9349397">
            <text:p>0.9349397</text:p>
          </table:table-cell>
          <table:table-cell office:value-type="float" office:value="7.779994">
            <text:p>7.779994</text:p>
          </table:table-cell>
          <table:table-cell table:number-columns-repeated="4"/>
        </table:table-row>
        <table:table-row table:style-name="ro1">
          <table:table-cell office:value-type="float" office:value="7.799994">
            <text:p>7.799994</text:p>
          </table:table-cell>
          <table:table-cell office:value-type="float" office:value="0.9373634">
            <text:p>0.9373634</text:p>
          </table:table-cell>
          <table:table-cell office:value-type="float" office:value="7.799994">
            <text:p>7.799994</text:p>
          </table:table-cell>
          <table:table-cell table:number-columns-repeated="4"/>
        </table:table-row>
        <table:table-row table:style-name="ro1">
          <table:table-cell office:value-type="float" office:value="7.819993">
            <text:p>7.819993</text:p>
          </table:table-cell>
          <table:table-cell office:value-type="float" office:value="0.9395204">
            <text:p>0.9395204</text:p>
          </table:table-cell>
          <table:table-cell office:value-type="float" office:value="7.819993">
            <text:p>7.819993</text:p>
          </table:table-cell>
          <table:table-cell table:number-columns-repeated="4"/>
        </table:table-row>
        <table:table-row table:style-name="ro1">
          <table:table-cell office:value-type="float" office:value="7.839993">
            <text:p>7.839993</text:p>
          </table:table-cell>
          <table:table-cell office:value-type="float" office:value="0.9409372">
            <text:p>0.9409372</text:p>
          </table:table-cell>
          <table:table-cell office:value-type="float" office:value="7.839993">
            <text:p>7.839993</text:p>
          </table:table-cell>
          <table:table-cell table:number-columns-repeated="4"/>
        </table:table-row>
        <table:table-row table:style-name="ro1">
          <table:table-cell office:value-type="float" office:value="7.859993">
            <text:p>7.859993</text:p>
          </table:table-cell>
          <table:table-cell office:value-type="float" office:value="0.941206">
            <text:p>0.941206</text:p>
          </table:table-cell>
          <table:table-cell office:value-type="float" office:value="7.859993">
            <text:p>7.859993</text:p>
          </table:table-cell>
          <table:table-cell table:number-columns-repeated="4"/>
        </table:table-row>
        <table:table-row table:style-name="ro1">
          <table:table-cell office:value-type="float" office:value="7.879993">
            <text:p>7.879993</text:p>
          </table:table-cell>
          <table:table-cell office:value-type="float" office:value="0.9404151">
            <text:p>0.9404151</text:p>
          </table:table-cell>
          <table:table-cell office:value-type="float" office:value="7.879993">
            <text:p>7.879993</text:p>
          </table:table-cell>
          <table:table-cell table:number-columns-repeated="4"/>
        </table:table-row>
        <table:table-row table:style-name="ro1">
          <table:table-cell office:value-type="float" office:value="7.899993">
            <text:p>7.899993</text:p>
          </table:table-cell>
          <table:table-cell office:value-type="float" office:value="0.9387012">
            <text:p>0.9387012</text:p>
          </table:table-cell>
          <table:table-cell office:value-type="float" office:value="7.899993">
            <text:p>7.899993</text:p>
          </table:table-cell>
          <table:table-cell table:number-columns-repeated="4"/>
        </table:table-row>
        <table:table-row table:style-name="ro1">
          <table:table-cell office:value-type="float" office:value="7.919993">
            <text:p>7.919993</text:p>
          </table:table-cell>
          <table:table-cell office:value-type="float" office:value="0.9365038">
            <text:p>0.9365038</text:p>
          </table:table-cell>
          <table:table-cell office:value-type="float" office:value="7.919993">
            <text:p>7.919993</text:p>
          </table:table-cell>
          <table:table-cell table:number-columns-repeated="4"/>
        </table:table-row>
        <table:table-row table:style-name="ro1">
          <table:table-cell office:value-type="float" office:value="7.939993">
            <text:p>7.939993</text:p>
          </table:table-cell>
          <table:table-cell office:value-type="float" office:value="0.9343174">
            <text:p>0.9343174</text:p>
          </table:table-cell>
          <table:table-cell office:value-type="float" office:value="7.939993">
            <text:p>7.939993</text:p>
          </table:table-cell>
          <table:table-cell table:number-columns-repeated="4"/>
        </table:table-row>
        <table:table-row table:style-name="ro1">
          <table:table-cell office:value-type="float" office:value="7.959993">
            <text:p>7.959993</text:p>
          </table:table-cell>
          <table:table-cell office:value-type="float" office:value="0.9326475">
            <text:p>0.9326475</text:p>
          </table:table-cell>
          <table:table-cell office:value-type="float" office:value="7.959993">
            <text:p>7.959993</text:p>
          </table:table-cell>
          <table:table-cell table:number-columns-repeated="4"/>
        </table:table-row>
        <table:table-row table:style-name="ro1">
          <table:table-cell office:value-type="float" office:value="7.979993">
            <text:p>7.979993</text:p>
          </table:table-cell>
          <table:table-cell office:value-type="float" office:value="0.9319623">
            <text:p>0.9319623</text:p>
          </table:table-cell>
          <table:table-cell office:value-type="float" office:value="7.979993">
            <text:p>7.979993</text:p>
          </table:table-cell>
          <table:table-cell table:number-columns-repeated="4"/>
        </table:table-row>
        <table:table-row table:style-name="ro1">
          <table:table-cell office:value-type="float" office:value="7.999993">
            <text:p>7.999993</text:p>
          </table:table-cell>
          <table:table-cell office:value-type="float" office:value="0.9325498">
            <text:p>0.9325498</text:p>
          </table:table-cell>
          <table:table-cell office:value-type="float" office:value="7.999993">
            <text:p>7.999993</text:p>
          </table:table-cell>
          <table:table-cell table:number-columns-repeated="4"/>
        </table:table-row>
        <table:table-row table:style-name="ro1">
          <table:table-cell office:value-type="float" office:value="8.019994">
            <text:p>8.019994</text:p>
          </table:table-cell>
          <table:table-cell office:value-type="float" office:value="0.9340405">
            <text:p>0.9340405</text:p>
          </table:table-cell>
          <table:table-cell office:value-type="float" office:value="8.019994">
            <text:p>8.019994</text:p>
          </table:table-cell>
          <table:table-cell table:number-columns-repeated="4"/>
        </table:table-row>
        <table:table-row table:style-name="ro1">
          <table:table-cell office:value-type="float" office:value="8.039994">
            <text:p>8.039994</text:p>
          </table:table-cell>
          <table:table-cell office:value-type="float" office:value="0.9360167">
            <text:p>0.9360167</text:p>
          </table:table-cell>
          <table:table-cell office:value-type="float" office:value="8.039994">
            <text:p>8.039994</text:p>
          </table:table-cell>
          <table:table-cell table:number-columns-repeated="4"/>
        </table:table-row>
        <table:table-row table:style-name="ro1">
          <table:table-cell office:value-type="float" office:value="8.059995">
            <text:p>8.059995</text:p>
          </table:table-cell>
          <table:table-cell office:value-type="float" office:value="0.9392981">
            <text:p>0.9392981</text:p>
          </table:table-cell>
          <table:table-cell office:value-type="float" office:value="8.059995">
            <text:p>8.059995</text:p>
          </table:table-cell>
          <table:table-cell table:number-columns-repeated="4"/>
        </table:table-row>
        <table:table-row table:style-name="ro1">
          <table:table-cell office:value-type="float" office:value="8.079995">
            <text:p>8.079995</text:p>
          </table:table-cell>
          <table:table-cell office:value-type="float" office:value="0.9419563">
            <text:p>0.9419563</text:p>
          </table:table-cell>
          <table:table-cell office:value-type="float" office:value="8.079995">
            <text:p>8.079995</text:p>
          </table:table-cell>
          <table:table-cell table:number-columns-repeated="4"/>
        </table:table-row>
        <table:table-row table:style-name="ro1">
          <table:table-cell office:value-type="float" office:value="8.099996">
            <text:p>8.099996</text:p>
          </table:table-cell>
          <table:table-cell office:value-type="float" office:value="0.9443093">
            <text:p>0.9443093</text:p>
          </table:table-cell>
          <table:table-cell office:value-type="float" office:value="8.099996">
            <text:p>8.099996</text:p>
          </table:table-cell>
          <table:table-cell table:number-columns-repeated="4"/>
        </table:table-row>
        <table:table-row table:style-name="ro1">
          <table:table-cell office:value-type="float" office:value="8.119996">
            <text:p>8.119996</text:p>
          </table:table-cell>
          <table:table-cell office:value-type="float" office:value="0.9465861">
            <text:p>0.9465861</text:p>
          </table:table-cell>
          <table:table-cell office:value-type="float" office:value="8.119996">
            <text:p>8.119996</text:p>
          </table:table-cell>
          <table:table-cell table:number-columns-repeated="4"/>
        </table:table-row>
        <table:table-row table:style-name="ro1">
          <table:table-cell office:value-type="float" office:value="8.139997">
            <text:p>8.139997</text:p>
          </table:table-cell>
          <table:table-cell office:value-type="float" office:value="0.9483183">
            <text:p>0.9483183</text:p>
          </table:table-cell>
          <table:table-cell office:value-type="float" office:value="8.139997">
            <text:p>8.139997</text:p>
          </table:table-cell>
          <table:table-cell table:number-columns-repeated="4"/>
        </table:table-row>
        <table:table-row table:style-name="ro1">
          <table:table-cell office:value-type="float" office:value="8.159997">
            <text:p>8.159997</text:p>
          </table:table-cell>
          <table:table-cell office:value-type="float" office:value="0.949422">
            <text:p>0.949422</text:p>
          </table:table-cell>
          <table:table-cell office:value-type="float" office:value="8.159997">
            <text:p>8.159997</text:p>
          </table:table-cell>
          <table:table-cell table:number-columns-repeated="4"/>
        </table:table-row>
        <table:table-row table:style-name="ro1">
          <table:table-cell office:value-type="float" office:value="8.179997">
            <text:p>8.179997</text:p>
          </table:table-cell>
          <table:table-cell office:value-type="float" office:value="0.9496101">
            <text:p>0.9496101</text:p>
          </table:table-cell>
          <table:table-cell office:value-type="float" office:value="8.179997">
            <text:p>8.179997</text:p>
          </table:table-cell>
          <table:table-cell table:number-columns-repeated="4"/>
        </table:table-row>
        <table:table-row table:style-name="ro1">
          <table:table-cell office:value-type="float" office:value="8.199998">
            <text:p>8.199998</text:p>
          </table:table-cell>
          <table:table-cell office:value-type="float" office:value="0.9489543">
            <text:p>0.9489543</text:p>
          </table:table-cell>
          <table:table-cell office:value-type="float" office:value="8.199998">
            <text:p>8.199998</text:p>
          </table:table-cell>
          <table:table-cell table:number-columns-repeated="4"/>
        </table:table-row>
        <table:table-row table:style-name="ro1">
          <table:table-cell office:value-type="float" office:value="8.219998">
            <text:p>8.219998</text:p>
          </table:table-cell>
          <table:table-cell office:value-type="float" office:value="0.9479203">
            <text:p>0.9479203</text:p>
          </table:table-cell>
          <table:table-cell office:value-type="float" office:value="8.219998">
            <text:p>8.219998</text:p>
          </table:table-cell>
          <table:table-cell table:number-columns-repeated="4"/>
        </table:table-row>
        <table:table-row table:style-name="ro1">
          <table:table-cell office:value-type="float" office:value="8.239999">
            <text:p>8.239999</text:p>
          </table:table-cell>
          <table:table-cell office:value-type="float" office:value="0.946667">
            <text:p>0.946667</text:p>
          </table:table-cell>
          <table:table-cell office:value-type="float" office:value="8.239999">
            <text:p>8.239999</text:p>
          </table:table-cell>
          <table:table-cell table:number-columns-repeated="4"/>
        </table:table-row>
        <table:table-row table:style-name="ro1">
          <table:table-cell office:value-type="float" office:value="8.259999">
            <text:p>8.259999</text:p>
          </table:table-cell>
          <table:table-cell office:value-type="float" office:value="0.9452369">
            <text:p>0.9452369</text:p>
          </table:table-cell>
          <table:table-cell office:value-type="float" office:value="8.259999">
            <text:p>8.259999</text:p>
          </table:table-cell>
          <table:table-cell table:number-columns-repeated="4"/>
        </table:table-row>
        <table:table-row table:style-name="ro1">
          <table:table-cell office:value-type="float" office:value="8.28">
            <text:p>8.28</text:p>
          </table:table-cell>
          <table:table-cell office:value-type="float" office:value="0.943976">
            <text:p>0.943976</text:p>
          </table:table-cell>
          <table:table-cell office:value-type="float" office:value="8.28">
            <text:p>8.28</text:p>
          </table:table-cell>
          <table:table-cell table:number-columns-repeated="4"/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0.9432056">
            <text:p>0.9432056</text:p>
          </table:table-cell>
          <table:table-cell office:value-type="float" office:value="8.3">
            <text:p>8.3</text:p>
          </table:table-cell>
          <table:table-cell table:number-columns-repeated="4"/>
        </table:table-row>
        <table:table-row table:style-name="ro1">
          <table:table-cell office:value-type="float" office:value="8.320001">
            <text:p>8.320001</text:p>
          </table:table-cell>
          <table:table-cell office:value-type="float" office:value="0.9432626">
            <text:p>0.9432626</text:p>
          </table:table-cell>
          <table:table-cell office:value-type="float" office:value="8.320001">
            <text:p>8.320001</text:p>
          </table:table-cell>
          <table:table-cell table:number-columns-repeated="4"/>
        </table:table-row>
        <table:table-row table:style-name="ro1">
          <table:table-cell office:value-type="float" office:value="8.340001">
            <text:p>8.340001</text:p>
          </table:table-cell>
          <table:table-cell office:value-type="float" office:value="0.9431584">
            <text:p>0.9431584</text:p>
          </table:table-cell>
          <table:table-cell office:value-type="float" office:value="8.340001">
            <text:p>8.340001</text:p>
          </table:table-cell>
          <table:table-cell table:number-columns-repeated="4"/>
        </table:table-row>
        <table:table-row table:style-name="ro1">
          <table:table-cell office:value-type="float" office:value="8.360002">
            <text:p>8.360002</text:p>
          </table:table-cell>
          <table:table-cell office:value-type="float" office:value="0.9442177">
            <text:p>0.9442177</text:p>
          </table:table-cell>
          <table:table-cell office:value-type="float" office:value="8.360002">
            <text:p>8.360002</text:p>
          </table:table-cell>
          <table:table-cell table:number-columns-repeated="4"/>
        </table:table-row>
        <table:table-row table:style-name="ro1">
          <table:table-cell office:value-type="float" office:value="8.380002">
            <text:p>8.380002</text:p>
          </table:table-cell>
          <table:table-cell office:value-type="float" office:value="0.9455357">
            <text:p>0.9455357</text:p>
          </table:table-cell>
          <table:table-cell office:value-type="float" office:value="8.380002">
            <text:p>8.380002</text:p>
          </table:table-cell>
          <table:table-cell table:number-columns-repeated="4"/>
        </table:table-row>
        <table:table-row table:style-name="ro1">
          <table:table-cell office:value-type="float" office:value="8.400002">
            <text:p>8.400002</text:p>
          </table:table-cell>
          <table:table-cell office:value-type="float" office:value="0.9465677">
            <text:p>0.9465677</text:p>
          </table:table-cell>
          <table:table-cell office:value-type="float" office:value="8.400002">
            <text:p>8.400002</text:p>
          </table:table-cell>
          <table:table-cell table:number-columns-repeated="4"/>
        </table:table-row>
        <table:table-row table:style-name="ro1">
          <table:table-cell office:value-type="float" office:value="8.420003">
            <text:p>8.420003</text:p>
          </table:table-cell>
          <table:table-cell office:value-type="float" office:value="0.947803">
            <text:p>0.947803</text:p>
          </table:table-cell>
          <table:table-cell office:value-type="float" office:value="8.420003">
            <text:p>8.420003</text:p>
          </table:table-cell>
          <table:table-cell table:number-columns-repeated="4"/>
        </table:table-row>
        <table:table-row table:style-name="ro1">
          <table:table-cell office:value-type="float" office:value="8.440003">
            <text:p>8.440003</text:p>
          </table:table-cell>
          <table:table-cell office:value-type="float" office:value="0.9491172">
            <text:p>0.9491172</text:p>
          </table:table-cell>
          <table:table-cell office:value-type="float" office:value="8.440003">
            <text:p>8.440003</text:p>
          </table:table-cell>
          <table:table-cell table:number-columns-repeated="4"/>
        </table:table-row>
        <table:table-row table:style-name="ro1">
          <table:table-cell office:value-type="float" office:value="8.460004">
            <text:p>8.460004</text:p>
          </table:table-cell>
          <table:table-cell office:value-type="float" office:value="0.9504548">
            <text:p>0.9504548</text:p>
          </table:table-cell>
          <table:table-cell office:value-type="float" office:value="8.460004">
            <text:p>8.460004</text:p>
          </table:table-cell>
          <table:table-cell table:number-columns-repeated="4"/>
        </table:table-row>
        <table:table-row table:style-name="ro1">
          <table:table-cell office:value-type="float" office:value="8.480004">
            <text:p>8.480004</text:p>
          </table:table-cell>
          <table:table-cell office:value-type="float" office:value="0.9514895">
            <text:p>0.9514895</text:p>
          </table:table-cell>
          <table:table-cell office:value-type="float" office:value="8.480004">
            <text:p>8.480004</text:p>
          </table:table-cell>
          <table:table-cell table:number-columns-repeated="4"/>
        </table:table-row>
        <table:table-row table:style-name="ro1">
          <table:table-cell office:value-type="float" office:value="8.500005">
            <text:p>8.500005</text:p>
          </table:table-cell>
          <table:table-cell office:value-type="float" office:value="0.9518057">
            <text:p>0.9518057</text:p>
          </table:table-cell>
          <table:table-cell office:value-type="float" office:value="8.500005">
            <text:p>8.500005</text:p>
          </table:table-cell>
          <table:table-cell table:number-columns-repeated="4"/>
        </table:table-row>
        <table:table-row table:style-name="ro1">
          <table:table-cell office:value-type="float" office:value="8.520005">
            <text:p>8.520005</text:p>
          </table:table-cell>
          <table:table-cell office:value-type="float" office:value="0.9510923">
            <text:p>0.9510923</text:p>
          </table:table-cell>
          <table:table-cell office:value-type="float" office:value="8.520005">
            <text:p>8.520005</text:p>
          </table:table-cell>
          <table:table-cell table:number-columns-repeated="4"/>
        </table:table-row>
        <table:table-row table:style-name="ro1">
          <table:table-cell office:value-type="float" office:value="8.540006">
            <text:p>8.540006</text:p>
          </table:table-cell>
          <table:table-cell office:value-type="float" office:value="0.949499">
            <text:p>0.949499</text:p>
          </table:table-cell>
          <table:table-cell office:value-type="float" office:value="8.540006">
            <text:p>8.540006</text:p>
          </table:table-cell>
          <table:table-cell table:number-columns-repeated="4"/>
        </table:table-row>
        <table:table-row table:style-name="ro1">
          <table:table-cell office:value-type="float" office:value="8.560006">
            <text:p>8.560006</text:p>
          </table:table-cell>
          <table:table-cell office:value-type="float" office:value="0.9471409">
            <text:p>0.9471409</text:p>
          </table:table-cell>
          <table:table-cell office:value-type="float" office:value="8.560006">
            <text:p>8.560006</text:p>
          </table:table-cell>
          <table:table-cell table:number-columns-repeated="4"/>
        </table:table-row>
        <table:table-row table:style-name="ro1">
          <table:table-cell office:value-type="float" office:value="8.580007">
            <text:p>8.580007</text:p>
          </table:table-cell>
          <table:table-cell office:value-type="float" office:value="0.9441772">
            <text:p>0.9441772</text:p>
          </table:table-cell>
          <table:table-cell office:value-type="float" office:value="8.580007">
            <text:p>8.580007</text:p>
          </table:table-cell>
          <table:table-cell table:number-columns-repeated="4"/>
        </table:table-row>
        <table:table-row table:style-name="ro1">
          <table:table-cell office:value-type="float" office:value="8.600007">
            <text:p>8.600007</text:p>
          </table:table-cell>
          <table:table-cell office:value-type="float" office:value="0.9415426">
            <text:p>0.9415426</text:p>
          </table:table-cell>
          <table:table-cell office:value-type="float" office:value="8.600007">
            <text:p>8.600007</text:p>
          </table:table-cell>
          <table:table-cell table:number-columns-repeated="4"/>
        </table:table-row>
        <table:table-row table:style-name="ro1">
          <table:table-cell office:value-type="float" office:value="8.620008">
            <text:p>8.620008</text:p>
          </table:table-cell>
          <table:table-cell office:value-type="float" office:value="0.9395774">
            <text:p>0.9395774</text:p>
          </table:table-cell>
          <table:table-cell office:value-type="float" office:value="8.620008">
            <text:p>8.620008</text:p>
          </table:table-cell>
          <table:table-cell table:number-columns-repeated="4"/>
        </table:table-row>
        <table:table-row table:style-name="ro1">
          <table:table-cell office:value-type="float" office:value="8.640008">
            <text:p>8.640008</text:p>
          </table:table-cell>
          <table:table-cell office:value-type="float" office:value="0.9386324">
            <text:p>0.9386324</text:p>
          </table:table-cell>
          <table:table-cell office:value-type="float" office:value="8.640008">
            <text:p>8.640008</text:p>
          </table:table-cell>
          <table:table-cell table:number-columns-repeated="4"/>
        </table:table-row>
        <table:table-row table:style-name="ro1">
          <table:table-cell office:value-type="float" office:value="8.660008">
            <text:p>8.660008</text:p>
          </table:table-cell>
          <table:table-cell office:value-type="float" office:value="0.9389713">
            <text:p>0.9389713</text:p>
          </table:table-cell>
          <table:table-cell office:value-type="float" office:value="8.660008">
            <text:p>8.660008</text:p>
          </table:table-cell>
          <table:table-cell table:number-columns-repeated="4"/>
        </table:table-row>
        <table:table-row table:style-name="ro1">
          <table:table-cell office:value-type="float" office:value="8.680009">
            <text:p>8.680009</text:p>
          </table:table-cell>
          <table:table-cell office:value-type="float" office:value="0.9401879">
            <text:p>0.9401879</text:p>
          </table:table-cell>
          <table:table-cell office:value-type="float" office:value="8.680009">
            <text:p>8.680009</text:p>
          </table:table-cell>
          <table:table-cell table:number-columns-repeated="4"/>
        </table:table-row>
        <table:table-row table:style-name="ro1">
          <table:table-cell office:value-type="float" office:value="8.700009">
            <text:p>8.700009</text:p>
          </table:table-cell>
          <table:table-cell office:value-type="float" office:value="0.9418299">
            <text:p>0.9418299</text:p>
          </table:table-cell>
          <table:table-cell office:value-type="float" office:value="8.700009">
            <text:p>8.700009</text:p>
          </table:table-cell>
          <table:table-cell table:number-columns-repeated="4"/>
        </table:table-row>
        <table:table-row table:style-name="ro1">
          <table:table-cell office:value-type="float" office:value="8.72001">
            <text:p>8.72001</text:p>
          </table:table-cell>
          <table:table-cell office:value-type="float" office:value="0.9446921">
            <text:p>0.9446921</text:p>
          </table:table-cell>
          <table:table-cell office:value-type="float" office:value="8.72001">
            <text:p>8.72001</text:p>
          </table:table-cell>
          <table:table-cell table:number-columns-repeated="4"/>
        </table:table-row>
        <table:table-row table:style-name="ro1">
          <table:table-cell office:value-type="float" office:value="8.74001">
            <text:p>8.74001</text:p>
          </table:table-cell>
          <table:table-cell office:value-type="float" office:value="0.9483026">
            <text:p>0.9483026</text:p>
          </table:table-cell>
          <table:table-cell office:value-type="float" office:value="8.74001">
            <text:p>8.74001</text:p>
          </table:table-cell>
          <table:table-cell table:number-columns-repeated="4"/>
        </table:table-row>
        <table:table-row table:style-name="ro1">
          <table:table-cell office:value-type="float" office:value="8.760011">
            <text:p>8.760011</text:p>
          </table:table-cell>
          <table:table-cell office:value-type="float" office:value="0.9514486">
            <text:p>0.9514486</text:p>
          </table:table-cell>
          <table:table-cell office:value-type="float" office:value="8.760011">
            <text:p>8.760011</text:p>
          </table:table-cell>
          <table:table-cell table:number-columns-repeated="4"/>
        </table:table-row>
        <table:table-row table:style-name="ro1">
          <table:table-cell office:value-type="float" office:value="8.780011">
            <text:p>8.780011</text:p>
          </table:table-cell>
          <table:table-cell office:value-type="float" office:value="0.9540918">
            <text:p>0.9540918</text:p>
          </table:table-cell>
          <table:table-cell office:value-type="float" office:value="8.780011">
            <text:p>8.780011</text:p>
          </table:table-cell>
          <table:table-cell table:number-columns-repeated="4"/>
        </table:table-row>
        <table:table-row table:style-name="ro1">
          <table:table-cell office:value-type="float" office:value="8.800012">
            <text:p>8.800012</text:p>
          </table:table-cell>
          <table:table-cell office:value-type="float" office:value="0.9558379">
            <text:p>0.9558379</text:p>
          </table:table-cell>
          <table:table-cell office:value-type="float" office:value="8.800012">
            <text:p>8.800012</text:p>
          </table:table-cell>
          <table:table-cell table:number-columns-repeated="4"/>
        </table:table-row>
        <table:table-row table:style-name="ro1">
          <table:table-cell office:value-type="float" office:value="8.820012">
            <text:p>8.820012</text:p>
          </table:table-cell>
          <table:table-cell office:value-type="float" office:value="0.9567446">
            <text:p>0.9567446</text:p>
          </table:table-cell>
          <table:table-cell office:value-type="float" office:value="8.820012">
            <text:p>8.820012</text:p>
          </table:table-cell>
          <table:table-cell table:number-columns-repeated="4"/>
        </table:table-row>
        <table:table-row table:style-name="ro1">
          <table:table-cell office:value-type="float" office:value="8.840013">
            <text:p>8.840013</text:p>
          </table:table-cell>
          <table:table-cell office:value-type="float" office:value="0.9564755">
            <text:p>0.9564755</text:p>
          </table:table-cell>
          <table:table-cell office:value-type="float" office:value="8.840013">
            <text:p>8.840013</text:p>
          </table:table-cell>
          <table:table-cell table:number-columns-repeated="4"/>
        </table:table-row>
        <table:table-row table:style-name="ro1">
          <table:table-cell office:value-type="float" office:value="8.860013">
            <text:p>8.860013</text:p>
          </table:table-cell>
          <table:table-cell office:value-type="float" office:value="0.9550278">
            <text:p>0.9550278</text:p>
          </table:table-cell>
          <table:table-cell office:value-type="float" office:value="8.860013">
            <text:p>8.860013</text:p>
          </table:table-cell>
          <table:table-cell table:number-columns-repeated="4"/>
        </table:table-row>
        <table:table-row table:style-name="ro1">
          <table:table-cell office:value-type="float" office:value="8.880013">
            <text:p>8.880013</text:p>
          </table:table-cell>
          <table:table-cell office:value-type="float" office:value="0.9529774">
            <text:p>0.9529774</text:p>
          </table:table-cell>
          <table:table-cell office:value-type="float" office:value="8.880013">
            <text:p>8.880013</text:p>
          </table:table-cell>
          <table:table-cell table:number-columns-repeated="4"/>
        </table:table-row>
        <table:table-row table:style-name="ro1">
          <table:table-cell office:value-type="float" office:value="8.900014">
            <text:p>8.900014</text:p>
          </table:table-cell>
          <table:table-cell office:value-type="float" office:value="0.9508013">
            <text:p>0.9508013</text:p>
          </table:table-cell>
          <table:table-cell office:value-type="float" office:value="8.900014">
            <text:p>8.900014</text:p>
          </table:table-cell>
          <table:table-cell table:number-columns-repeated="4"/>
        </table:table-row>
        <table:table-row table:style-name="ro1">
          <table:table-cell office:value-type="float" office:value="8.920014">
            <text:p>8.920014</text:p>
          </table:table-cell>
          <table:table-cell office:value-type="float" office:value="0.9485009">
            <text:p>0.9485009</text:p>
          </table:table-cell>
          <table:table-cell office:value-type="float" office:value="8.920014">
            <text:p>8.920014</text:p>
          </table:table-cell>
          <table:table-cell table:number-columns-repeated="4"/>
        </table:table-row>
        <table:table-row table:style-name="ro1">
          <table:table-cell office:value-type="float" office:value="8.940015">
            <text:p>8.940015</text:p>
          </table:table-cell>
          <table:table-cell office:value-type="float" office:value="0.9468153">
            <text:p>0.9468153</text:p>
          </table:table-cell>
          <table:table-cell office:value-type="float" office:value="8.940015">
            <text:p>8.940015</text:p>
          </table:table-cell>
          <table:table-cell table:number-columns-repeated="4"/>
        </table:table-row>
        <table:table-row table:style-name="ro1">
          <table:table-cell office:value-type="float" office:value="8.960015">
            <text:p>8.960015</text:p>
          </table:table-cell>
          <table:table-cell office:value-type="float" office:value="0.9457895">
            <text:p>0.9457895</text:p>
          </table:table-cell>
          <table:table-cell office:value-type="float" office:value="8.960015">
            <text:p>8.960015</text:p>
          </table:table-cell>
          <table:table-cell table:number-columns-repeated="4"/>
        </table:table-row>
        <table:table-row table:style-name="ro1">
          <table:table-cell office:value-type="float" office:value="8.980016">
            <text:p>8.980016</text:p>
          </table:table-cell>
          <table:table-cell office:value-type="float" office:value="0.9459887">
            <text:p>0.9459887</text:p>
          </table:table-cell>
          <table:table-cell office:value-type="float" office:value="8.980016">
            <text:p>8.980016</text:p>
          </table:table-cell>
          <table:table-cell table:number-columns-repeated="4"/>
        </table:table-row>
        <table:table-row table:style-name="ro1">
          <table:table-cell office:value-type="float" office:value="9.000016">
            <text:p>9.000016</text:p>
          </table:table-cell>
          <table:table-cell office:value-type="float" office:value="0.9468608">
            <text:p>0.9468608</text:p>
          </table:table-cell>
          <table:table-cell office:value-type="float" office:value="9.000016">
            <text:p>9.000016</text:p>
          </table:table-cell>
          <table:table-cell table:number-columns-repeated="4"/>
        </table:table-row>
        <table:table-row table:style-name="ro1">
          <table:table-cell office:value-type="float" office:value="9.020017">
            <text:p>9.020017</text:p>
          </table:table-cell>
          <table:table-cell office:value-type="float" office:value="0.9481072">
            <text:p>0.9481072</text:p>
          </table:table-cell>
          <table:table-cell office:value-type="float" office:value="9.020017">
            <text:p>9.020017</text:p>
          </table:table-cell>
          <table:table-cell table:number-columns-repeated="4"/>
        </table:table-row>
        <table:table-row table:style-name="ro1">
          <table:table-cell office:value-type="float" office:value="9.040017">
            <text:p>9.040017</text:p>
          </table:table-cell>
          <table:table-cell office:value-type="float" office:value="0.9494259">
            <text:p>0.9494259</text:p>
          </table:table-cell>
          <table:table-cell office:value-type="float" office:value="9.040017">
            <text:p>9.040017</text:p>
          </table:table-cell>
          <table:table-cell table:number-columns-repeated="4"/>
        </table:table-row>
        <table:table-row table:style-name="ro1">
          <table:table-cell office:value-type="float" office:value="9.060018">
            <text:p>9.060018</text:p>
          </table:table-cell>
          <table:table-cell office:value-type="float" office:value="0.9508078">
            <text:p>0.9508078</text:p>
          </table:table-cell>
          <table:table-cell office:value-type="float" office:value="9.060018">
            <text:p>9.060018</text:p>
          </table:table-cell>
          <table:table-cell table:number-columns-repeated="4"/>
        </table:table-row>
        <table:table-row table:style-name="ro1">
          <table:table-cell office:value-type="float" office:value="9.080018">
            <text:p>9.080018</text:p>
          </table:table-cell>
          <table:table-cell office:value-type="float" office:value="0.9523437">
            <text:p>0.9523437</text:p>
          </table:table-cell>
          <table:table-cell office:value-type="float" office:value="9.080018">
            <text:p>9.080018</text:p>
          </table:table-cell>
          <table:table-cell table:number-columns-repeated="4"/>
        </table:table-row>
        <table:table-row table:style-name="ro1">
          <table:table-cell office:value-type="float" office:value="9.100019">
            <text:p>9.100019</text:p>
          </table:table-cell>
          <table:table-cell office:value-type="float" office:value="0.9545144">
            <text:p>0.9545144</text:p>
          </table:table-cell>
          <table:table-cell office:value-type="float" office:value="9.100019">
            <text:p>9.100019</text:p>
          </table:table-cell>
          <table:table-cell table:number-columns-repeated="4"/>
        </table:table-row>
        <table:table-row table:style-name="ro1">
          <table:table-cell office:value-type="float" office:value="9.120019">
            <text:p>9.120019</text:p>
          </table:table-cell>
          <table:table-cell office:value-type="float" office:value="0.9567155">
            <text:p>0.9567155</text:p>
          </table:table-cell>
          <table:table-cell office:value-type="float" office:value="9.120019">
            <text:p>9.120019</text:p>
          </table:table-cell>
          <table:table-cell table:number-columns-repeated="4"/>
        </table:table-row>
        <table:table-row table:style-name="ro1">
          <table:table-cell office:value-type="float" office:value="9.140019">
            <text:p>9.140019</text:p>
          </table:table-cell>
          <table:table-cell office:value-type="float" office:value="0.9584931">
            <text:p>0.9584931</text:p>
          </table:table-cell>
          <table:table-cell office:value-type="float" office:value="9.140019">
            <text:p>9.140019</text:p>
          </table:table-cell>
          <table:table-cell table:number-columns-repeated="4"/>
        </table:table-row>
        <table:table-row table:style-name="ro1">
          <table:table-cell office:value-type="float" office:value="9.16002">
            <text:p>9.16002</text:p>
          </table:table-cell>
          <table:table-cell office:value-type="float" office:value="0.9594491">
            <text:p>0.9594491</text:p>
          </table:table-cell>
          <table:table-cell office:value-type="float" office:value="9.16002">
            <text:p>9.16002</text:p>
          </table:table-cell>
          <table:table-cell table:number-columns-repeated="4"/>
        </table:table-row>
        <table:table-row table:style-name="ro1">
          <table:table-cell office:value-type="float" office:value="9.18002">
            <text:p>9.18002</text:p>
          </table:table-cell>
          <table:table-cell office:value-type="float" office:value="0.9593316">
            <text:p>0.9593316</text:p>
          </table:table-cell>
          <table:table-cell office:value-type="float" office:value="9.18002">
            <text:p>9.18002</text:p>
          </table:table-cell>
          <table:table-cell table:number-columns-repeated="4"/>
        </table:table-row>
        <table:table-row table:style-name="ro1">
          <table:table-cell office:value-type="float" office:value="9.200021">
            <text:p>9.200021</text:p>
          </table:table-cell>
          <table:table-cell office:value-type="float" office:value="0.9584576">
            <text:p>0.9584576</text:p>
          </table:table-cell>
          <table:table-cell office:value-type="float" office:value="9.200021">
            <text:p>9.200021</text:p>
          </table:table-cell>
          <table:table-cell table:number-columns-repeated="4"/>
        </table:table-row>
        <table:table-row table:style-name="ro1">
          <table:table-cell office:value-type="float" office:value="9.220021">
            <text:p>9.220021</text:p>
          </table:table-cell>
          <table:table-cell office:value-type="float" office:value="0.9569737">
            <text:p>0.9569737</text:p>
          </table:table-cell>
          <table:table-cell office:value-type="float" office:value="9.220021">
            <text:p>9.220021</text:p>
          </table:table-cell>
          <table:table-cell table:number-columns-repeated="4"/>
        </table:table-row>
        <table:table-row table:style-name="ro1">
          <table:table-cell office:value-type="float" office:value="9.240022">
            <text:p>9.240022</text:p>
          </table:table-cell>
          <table:table-cell office:value-type="float" office:value="0.95518">
            <text:p>0.95518</text:p>
          </table:table-cell>
          <table:table-cell office:value-type="float" office:value="9.240022">
            <text:p>9.240022</text:p>
          </table:table-cell>
          <table:table-cell table:number-columns-repeated="4"/>
        </table:table-row>
        <table:table-row table:style-name="ro1">
          <table:table-cell office:value-type="float" office:value="9.260022">
            <text:p>9.260022</text:p>
          </table:table-cell>
          <table:table-cell office:value-type="float" office:value="0.9534485">
            <text:p>0.9534485</text:p>
          </table:table-cell>
          <table:table-cell office:value-type="float" office:value="9.260022">
            <text:p>9.260022</text:p>
          </table:table-cell>
          <table:table-cell table:number-columns-repeated="4"/>
        </table:table-row>
        <table:table-row table:style-name="ro1">
          <table:table-cell office:value-type="float" office:value="9.280023">
            <text:p>9.280023</text:p>
          </table:table-cell>
          <table:table-cell office:value-type="float" office:value="0.952314">
            <text:p>0.952314</text:p>
          </table:table-cell>
          <table:table-cell office:value-type="float" office:value="9.280023">
            <text:p>9.280023</text:p>
          </table:table-cell>
          <table:table-cell table:number-columns-repeated="4"/>
        </table:table-row>
        <table:table-row table:style-name="ro1">
          <table:table-cell office:value-type="float" office:value="9.300023">
            <text:p>9.300023</text:p>
          </table:table-cell>
          <table:table-cell office:value-type="float" office:value="0.9521058">
            <text:p>0.9521058</text:p>
          </table:table-cell>
          <table:table-cell office:value-type="float" office:value="9.300023">
            <text:p>9.300023</text:p>
          </table:table-cell>
          <table:table-cell table:number-columns-repeated="4"/>
        </table:table-row>
        <table:table-row table:style-name="ro1">
          <table:table-cell office:value-type="float" office:value="9.320024">
            <text:p>9.320024</text:p>
          </table:table-cell>
          <table:table-cell office:value-type="float" office:value="0.9531376">
            <text:p>0.9531376</text:p>
          </table:table-cell>
          <table:table-cell office:value-type="float" office:value="9.320024">
            <text:p>9.320024</text:p>
          </table:table-cell>
          <table:table-cell table:number-columns-repeated="4"/>
        </table:table-row>
        <table:table-row table:style-name="ro1">
          <table:table-cell office:value-type="float" office:value="9.340024">
            <text:p>9.340024</text:p>
          </table:table-cell>
          <table:table-cell office:value-type="float" office:value="0.9550057">
            <text:p>0.9550057</text:p>
          </table:table-cell>
          <table:table-cell office:value-type="float" office:value="9.340024">
            <text:p>9.340024</text:p>
          </table:table-cell>
          <table:table-cell table:number-columns-repeated="4"/>
        </table:table-row>
        <table:table-row table:style-name="ro1">
          <table:table-cell office:value-type="float" office:value="9.360024">
            <text:p>9.360024</text:p>
          </table:table-cell>
          <table:table-cell office:value-type="float" office:value="0.9573466">
            <text:p>0.9573466</text:p>
          </table:table-cell>
          <table:table-cell office:value-type="float" office:value="9.360024">
            <text:p>9.360024</text:p>
          </table:table-cell>
          <table:table-cell table:number-columns-repeated="4"/>
        </table:table-row>
        <table:table-row table:style-name="ro1">
          <table:table-cell office:value-type="float" office:value="9.380025">
            <text:p>9.380025</text:p>
          </table:table-cell>
          <table:table-cell office:value-type="float" office:value="0.9608986">
            <text:p>0.9608986</text:p>
          </table:table-cell>
          <table:table-cell office:value-type="float" office:value="9.380025">
            <text:p>9.380025</text:p>
          </table:table-cell>
          <table:table-cell table:number-columns-repeated="4"/>
        </table:table-row>
        <table:table-row table:style-name="ro1">
          <table:table-cell office:value-type="float" office:value="9.400025">
            <text:p>9.400025</text:p>
          </table:table-cell>
          <table:table-cell office:value-type="float" office:value="0.9649837">
            <text:p>0.9649837</text:p>
          </table:table-cell>
          <table:table-cell office:value-type="float" office:value="9.400025">
            <text:p>9.400025</text:p>
          </table:table-cell>
          <table:table-cell table:number-columns-repeated="4"/>
        </table:table-row>
        <table:table-row table:style-name="ro1">
          <table:table-cell office:value-type="float" office:value="9.420026">
            <text:p>9.420026</text:p>
          </table:table-cell>
          <table:table-cell office:value-type="float" office:value="0.9673188">
            <text:p>0.9673188</text:p>
          </table:table-cell>
          <table:table-cell office:value-type="float" office:value="9.420026">
            <text:p>9.420026</text:p>
          </table:table-cell>
          <table:table-cell table:number-columns-repeated="4"/>
        </table:table-row>
        <table:table-row table:style-name="ro1">
          <table:table-cell office:value-type="float" office:value="9.440026">
            <text:p>9.440026</text:p>
          </table:table-cell>
          <table:table-cell office:value-type="float" office:value="0.969686">
            <text:p>0.969686</text:p>
          </table:table-cell>
          <table:table-cell office:value-type="float" office:value="9.440026">
            <text:p>9.440026</text:p>
          </table:table-cell>
          <table:table-cell table:number-columns-repeated="4"/>
        </table:table-row>
        <table:table-row table:style-name="ro1">
          <table:table-cell office:value-type="float" office:value="9.460027">
            <text:p>9.460027</text:p>
          </table:table-cell>
          <table:table-cell office:value-type="float" office:value="0.9717479">
            <text:p>0.9717479</text:p>
          </table:table-cell>
          <table:table-cell office:value-type="float" office:value="9.460027">
            <text:p>9.460027</text:p>
          </table:table-cell>
          <table:table-cell table:number-columns-repeated="4"/>
        </table:table-row>
        <table:table-row table:style-name="ro1">
          <table:table-cell office:value-type="float" office:value="9.480027">
            <text:p>9.480027</text:p>
          </table:table-cell>
          <table:table-cell office:value-type="float" office:value="0.973368">
            <text:p>0.973368</text:p>
          </table:table-cell>
          <table:table-cell office:value-type="float" office:value="9.480027">
            <text:p>9.480027</text:p>
          </table:table-cell>
          <table:table-cell table:number-columns-repeated="4"/>
        </table:table-row>
        <table:table-row table:style-name="ro1">
          <table:table-cell office:value-type="float" office:value="9.500028">
            <text:p>9.500028</text:p>
          </table:table-cell>
          <table:table-cell office:value-type="float" office:value="0.974193">
            <text:p>0.974193</text:p>
          </table:table-cell>
          <table:table-cell office:value-type="float" office:value="9.500028">
            <text:p>9.500028</text:p>
          </table:table-cell>
          <table:table-cell table:number-columns-repeated="4"/>
        </table:table-row>
        <table:table-row table:style-name="ro1">
          <table:table-cell office:value-type="float" office:value="9.520028">
            <text:p>9.520028</text:p>
          </table:table-cell>
          <table:table-cell office:value-type="float" office:value="0.9742749">
            <text:p>0.9742749</text:p>
          </table:table-cell>
          <table:table-cell office:value-type="float" office:value="9.520028">
            <text:p>9.520028</text:p>
          </table:table-cell>
          <table:table-cell table:number-columns-repeated="4"/>
        </table:table-row>
        <table:table-row table:style-name="ro1">
          <table:table-cell office:value-type="float" office:value="9.540029">
            <text:p>9.540029</text:p>
          </table:table-cell>
          <table:table-cell office:value-type="float" office:value="0.9737751">
            <text:p>0.9737751</text:p>
          </table:table-cell>
          <table:table-cell office:value-type="float" office:value="9.540029">
            <text:p>9.540029</text:p>
          </table:table-cell>
          <table:table-cell table:number-columns-repeated="4"/>
        </table:table-row>
        <table:table-row table:style-name="ro1">
          <table:table-cell office:value-type="float" office:value="9.560029">
            <text:p>9.560029</text:p>
          </table:table-cell>
          <table:table-cell office:value-type="float" office:value="0.9726804">
            <text:p>0.9726804</text:p>
          </table:table-cell>
          <table:table-cell office:value-type="float" office:value="9.560029">
            <text:p>9.560029</text:p>
          </table:table-cell>
          <table:table-cell table:number-columns-repeated="4"/>
        </table:table-row>
        <table:table-row table:style-name="ro1">
          <table:table-cell office:value-type="float" office:value="9.580029">
            <text:p>9.580029</text:p>
          </table:table-cell>
          <table:table-cell office:value-type="float" office:value="0.9714569">
            <text:p>0.9714569</text:p>
          </table:table-cell>
          <table:table-cell office:value-type="float" office:value="9.580029">
            <text:p>9.580029</text:p>
          </table:table-cell>
          <table:table-cell table:number-columns-repeated="4"/>
        </table:table-row>
        <table:table-row table:style-name="ro1">
          <table:table-cell office:value-type="float" office:value="9.60003">
            <text:p>9.60003</text:p>
          </table:table-cell>
          <table:table-cell office:value-type="float" office:value="0.9705958">
            <text:p>0.9705958</text:p>
          </table:table-cell>
          <table:table-cell office:value-type="float" office:value="9.60003">
            <text:p>9.60003</text:p>
          </table:table-cell>
          <table:table-cell table:number-columns-repeated="4"/>
        </table:table-row>
        <table:table-row table:style-name="ro1">
          <table:table-cell office:value-type="float" office:value="9.62003">
            <text:p>9.62003</text:p>
          </table:table-cell>
          <table:table-cell office:value-type="float" office:value="0.970372">
            <text:p>0.970372</text:p>
          </table:table-cell>
          <table:table-cell office:value-type="float" office:value="9.62003">
            <text:p>9.62003</text:p>
          </table:table-cell>
          <table:table-cell table:number-columns-repeated="4"/>
        </table:table-row>
        <table:table-row table:style-name="ro1">
          <table:table-cell office:value-type="float" office:value="9.640031">
            <text:p>9.640031</text:p>
          </table:table-cell>
          <table:table-cell office:value-type="float" office:value="0.9710798">
            <text:p>0.9710798</text:p>
          </table:table-cell>
          <table:table-cell office:value-type="float" office:value="9.640031">
            <text:p>9.640031</text:p>
          </table:table-cell>
          <table:table-cell table:number-columns-repeated="4"/>
        </table:table-row>
        <table:table-row table:style-name="ro1">
          <table:table-cell office:value-type="float" office:value="9.660031">
            <text:p>9.660031</text:p>
          </table:table-cell>
          <table:table-cell office:value-type="float" office:value="0.9716519">
            <text:p>0.9716519</text:p>
          </table:table-cell>
          <table:table-cell office:value-type="float" office:value="9.660031">
            <text:p>9.660031</text:p>
          </table:table-cell>
          <table:table-cell table:number-columns-repeated="4"/>
        </table:table-row>
        <table:table-row table:style-name="ro1">
          <table:table-cell office:value-type="float" office:value="9.680032">
            <text:p>9.680032</text:p>
          </table:table-cell>
          <table:table-cell office:value-type="float" office:value="0.9730846">
            <text:p>0.9730846</text:p>
          </table:table-cell>
          <table:table-cell office:value-type="float" office:value="9.680032">
            <text:p>9.680032</text:p>
          </table:table-cell>
          <table:table-cell table:number-columns-repeated="4"/>
        </table:table-row>
        <table:table-row table:style-name="ro1">
          <table:table-cell office:value-type="float" office:value="9.700032">
            <text:p>9.700032</text:p>
          </table:table-cell>
          <table:table-cell office:value-type="float" office:value="0.97451">
            <text:p>0.97451</text:p>
          </table:table-cell>
          <table:table-cell office:value-type="float" office:value="9.700032">
            <text:p>9.700032</text:p>
          </table:table-cell>
          <table:table-cell table:number-columns-repeated="4"/>
        </table:table-row>
        <table:table-row table:style-name="ro1">
          <table:table-cell office:value-type="float" office:value="9.720033">
            <text:p>9.720033</text:p>
          </table:table-cell>
          <table:table-cell office:value-type="float" office:value="0.9761325">
            <text:p>0.9761325</text:p>
          </table:table-cell>
          <table:table-cell office:value-type="float" office:value="9.720033">
            <text:p>9.720033</text:p>
          </table:table-cell>
          <table:table-cell table:number-columns-repeated="4"/>
        </table:table-row>
        <table:table-row table:style-name="ro1">
          <table:table-cell office:value-type="float" office:value="9.740033">
            <text:p>9.740033</text:p>
          </table:table-cell>
          <table:table-cell office:value-type="float" office:value="0.9777644">
            <text:p>0.9777644</text:p>
          </table:table-cell>
          <table:table-cell office:value-type="float" office:value="9.740033">
            <text:p>9.740033</text:p>
          </table:table-cell>
          <table:table-cell table:number-columns-repeated="4"/>
        </table:table-row>
        <table:table-row table:style-name="ro1">
          <table:table-cell office:value-type="float" office:value="9.760034">
            <text:p>9.760034</text:p>
          </table:table-cell>
          <table:table-cell office:value-type="float" office:value="0.9796906">
            <text:p>0.9796906</text:p>
          </table:table-cell>
          <table:table-cell office:value-type="float" office:value="9.760034">
            <text:p>9.760034</text:p>
          </table:table-cell>
          <table:table-cell table:number-columns-repeated="4"/>
        </table:table-row>
        <table:table-row table:style-name="ro1">
          <table:table-cell office:value-type="float" office:value="9.780034">
            <text:p>9.780034</text:p>
          </table:table-cell>
          <table:table-cell office:value-type="float" office:value="0.9820561">
            <text:p>0.9820561</text:p>
          </table:table-cell>
          <table:table-cell office:value-type="float" office:value="9.780034">
            <text:p>9.780034</text:p>
          </table:table-cell>
          <table:table-cell table:number-columns-repeated="4"/>
        </table:table-row>
        <table:table-row table:style-name="ro1">
          <table:table-cell office:value-type="float" office:value="9.800035">
            <text:p>9.800035</text:p>
          </table:table-cell>
          <table:table-cell office:value-type="float" office:value="0.9844596">
            <text:p>0.9844596</text:p>
          </table:table-cell>
          <table:table-cell office:value-type="float" office:value="9.800035">
            <text:p>9.800035</text:p>
          </table:table-cell>
          <table:table-cell table:number-columns-repeated="4"/>
        </table:table-row>
        <table:table-row table:style-name="ro1">
          <table:table-cell office:value-type="float" office:value="9.820035">
            <text:p>9.820035</text:p>
          </table:table-cell>
          <table:table-cell office:value-type="float" office:value="0.9864619">
            <text:p>0.9864619</text:p>
          </table:table-cell>
          <table:table-cell office:value-type="float" office:value="9.820035">
            <text:p>9.820035</text:p>
          </table:table-cell>
          <table:table-cell table:number-columns-repeated="4"/>
        </table:table-row>
        <table:table-row table:style-name="ro1">
          <table:table-cell office:value-type="float" office:value="9.840035">
            <text:p>9.840035</text:p>
          </table:table-cell>
          <table:table-cell office:value-type="float" office:value="0.9874218">
            <text:p>0.9874218</text:p>
          </table:table-cell>
          <table:table-cell office:value-type="float" office:value="9.840035">
            <text:p>9.840035</text:p>
          </table:table-cell>
          <table:table-cell table:number-columns-repeated="4"/>
        </table:table-row>
        <table:table-row table:style-name="ro1">
          <table:table-cell office:value-type="float" office:value="9.860036">
            <text:p>9.860036</text:p>
          </table:table-cell>
          <table:table-cell office:value-type="float" office:value="0.987355">
            <text:p>0.987355</text:p>
          </table:table-cell>
          <table:table-cell office:value-type="float" office:value="9.860036">
            <text:p>9.860036</text:p>
          </table:table-cell>
          <table:table-cell table:number-columns-repeated="4"/>
        </table:table-row>
        <table:table-row table:style-name="ro1">
          <table:table-cell office:value-type="float" office:value="9.880036">
            <text:p>9.880036</text:p>
          </table:table-cell>
          <table:table-cell office:value-type="float" office:value="0.9864212">
            <text:p>0.9864212</text:p>
          </table:table-cell>
          <table:table-cell office:value-type="float" office:value="9.880036">
            <text:p>9.880036</text:p>
          </table:table-cell>
          <table:table-cell table:number-columns-repeated="4"/>
        </table:table-row>
        <table:table-row table:style-name="ro1">
          <table:table-cell office:value-type="float" office:value="9.900037">
            <text:p>9.900037</text:p>
          </table:table-cell>
          <table:table-cell office:value-type="float" office:value="0.9845805">
            <text:p>0.9845805</text:p>
          </table:table-cell>
          <table:table-cell office:value-type="float" office:value="9.900037">
            <text:p>9.900037</text:p>
          </table:table-cell>
          <table:table-cell table:number-columns-repeated="4"/>
        </table:table-row>
        <table:table-row table:style-name="ro1">
          <table:table-cell office:value-type="float" office:value="9.920037">
            <text:p>9.920037</text:p>
          </table:table-cell>
          <table:table-cell office:value-type="float" office:value="0.9826034">
            <text:p>0.9826034</text:p>
          </table:table-cell>
          <table:table-cell office:value-type="float" office:value="9.920037">
            <text:p>9.920037</text:p>
          </table:table-cell>
          <table:table-cell table:number-columns-repeated="4"/>
        </table:table-row>
        <table:table-row table:style-name="ro1">
          <table:table-cell office:value-type="float" office:value="9.940038">
            <text:p>9.940038</text:p>
          </table:table-cell>
          <table:table-cell office:value-type="float" office:value="0.9810843">
            <text:p>0.9810843</text:p>
          </table:table-cell>
          <table:table-cell office:value-type="float" office:value="9.940038">
            <text:p>9.940038</text:p>
          </table:table-cell>
          <table:table-cell table:number-columns-repeated="4"/>
        </table:table-row>
        <table:table-row table:style-name="ro1">
          <table:table-cell office:value-type="float" office:value="9.960038">
            <text:p>9.960038</text:p>
          </table:table-cell>
          <table:table-cell office:value-type="float" office:value="0.9804589">
            <text:p>0.9804589</text:p>
          </table:table-cell>
          <table:table-cell office:value-type="float" office:value="9.960038">
            <text:p>9.960038</text:p>
          </table:table-cell>
          <table:table-cell table:number-columns-repeated="4"/>
        </table:table-row>
        <table:table-row table:style-name="ro1">
          <table:table-cell office:value-type="float" office:value="9.980039">
            <text:p>9.980039</text:p>
          </table:table-cell>
          <table:table-cell office:value-type="float" office:value="0.9810374">
            <text:p>0.9810374</text:p>
          </table:table-cell>
          <table:table-cell office:value-type="float" office:value="9.980039">
            <text:p>9.980039</text:p>
          </table:table-cell>
          <table:table-cell table:number-columns-repeated="4"/>
        </table:table-row>
        <table:table-row table:style-name="ro1">
          <table:table-cell office:value-type="float" office:value="10.00004">
            <text:p>10.00004</text:p>
          </table:table-cell>
          <table:table-cell office:value-type="float" office:value="0.9825148">
            <text:p>0.9825148</text:p>
          </table:table-cell>
          <table:table-cell office:value-type="float" office:value="10.00004">
            <text:p>10.00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847193">
            <text:p>0.9847193</text:p>
          </table:table-cell>
          <table:table-cell office:value-type="float" office:value="10.02004">
            <text:p>10.02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880714">
            <text:p>0.9880714</text:p>
          </table:table-cell>
          <table:table-cell office:value-type="float" office:value="10.04004">
            <text:p>10.04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05748">
            <text:p>0.9905748</text:p>
          </table:table-cell>
          <table:table-cell office:value-type="float" office:value="10.06004">
            <text:p>10.06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34191">
            <text:p>0.9934191</text:p>
          </table:table-cell>
          <table:table-cell office:value-type="float" office:value="10.08004">
            <text:p>10.08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6052">
            <text:p>0.996052</text:p>
          </table:table-cell>
          <table:table-cell office:value-type="float" office:value="10.10004">
            <text:p>10.10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81036">
            <text:p>0.9981036</text:p>
          </table:table-cell>
          <table:table-cell office:value-type="float" office:value="10.12004">
            <text:p>10.12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9625">
            <text:p>0.999625</text:p>
          </table:table-cell>
          <table:table-cell office:value-type="float" office:value="10.14004">
            <text:p>10.14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0032">
            <text:p>1.00032</text:p>
          </table:table-cell>
          <table:table-cell office:value-type="float" office:value="10.16004">
            <text:p>10.16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99783">
            <text:p>0.9999783</text:p>
          </table:table-cell>
          <table:table-cell office:value-type="float" office:value="10.18004">
            <text:p>10.18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91279">
            <text:p>0.9991279</text:p>
          </table:table-cell>
          <table:table-cell office:value-type="float" office:value="10.20004">
            <text:p>10.20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7949">
            <text:p>0.997949</text:p>
          </table:table-cell>
          <table:table-cell office:value-type="float" office:value="10.22004">
            <text:p>10.22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67254">
            <text:p>0.9967254</text:p>
          </table:table-cell>
          <table:table-cell office:value-type="float" office:value="10.24004">
            <text:p>10.24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57491">
            <text:p>0.9957491</text:p>
          </table:table-cell>
          <table:table-cell office:value-type="float" office:value="10.26005">
            <text:p>10.26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55172">
            <text:p>0.9955172</text:p>
          </table:table-cell>
          <table:table-cell office:value-type="float" office:value="10.28005">
            <text:p>10.28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61084">
            <text:p>0.9961084</text:p>
          </table:table-cell>
          <table:table-cell office:value-type="float" office:value="10.30005">
            <text:p>10.3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73121">
            <text:p>0.9973121</text:p>
          </table:table-cell>
          <table:table-cell office:value-type="float" office:value="10.32005">
            <text:p>10.32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79584">
            <text:p>0.9979584</text:p>
          </table:table-cell>
          <table:table-cell office:value-type="float" office:value="10.34005">
            <text:p>10.34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997015">
            <text:p>0.9997015</text:p>
          </table:table-cell>
          <table:table-cell office:value-type="float" office:value="10.36005">
            <text:p>10.36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01282">
            <text:p>1.001282</text:p>
          </table:table-cell>
          <table:table-cell office:value-type="float" office:value="10.38005">
            <text:p>10.38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03296">
            <text:p>1.003296</text:p>
          </table:table-cell>
          <table:table-cell office:value-type="float" office:value="10.40005">
            <text:p>10.4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05551">
            <text:p>1.005551</text:p>
          </table:table-cell>
          <table:table-cell office:value-type="float" office:value="10.42005">
            <text:p>10.42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07849">
            <text:p>1.007849</text:p>
          </table:table-cell>
          <table:table-cell office:value-type="float" office:value="10.44005">
            <text:p>10.44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09857">
            <text:p>1.009857</text:p>
          </table:table-cell>
          <table:table-cell office:value-type="float" office:value="10.46005">
            <text:p>10.46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11067">
            <text:p>1.011067</text:p>
          </table:table-cell>
          <table:table-cell office:value-type="float" office:value="10.48005">
            <text:p>10.48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11109">
            <text:p>1.011109</text:p>
          </table:table-cell>
          <table:table-cell office:value-type="float" office:value="10.50005">
            <text:p>10.5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10137">
            <text:p>1.010137</text:p>
          </table:table-cell>
          <table:table-cell office:value-type="float" office:value="10.52005">
            <text:p>10.52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08312">
            <text:p>1.008312</text:p>
          </table:table-cell>
          <table:table-cell office:value-type="float" office:value="10.54005">
            <text:p>10.54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05899">
            <text:p>1.005899</text:p>
          </table:table-cell>
          <table:table-cell office:value-type="float" office:value="10.56005">
            <text:p>10.56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03857">
            <text:p>1.003857</text:p>
          </table:table-cell>
          <table:table-cell office:value-type="float" office:value="10.58005">
            <text:p>10.58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02411">
            <text:p>1.002411</text:p>
          </table:table-cell>
          <table:table-cell office:value-type="float" office:value="10.60005">
            <text:p>10.6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02023">
            <text:p>1.002023</text:p>
          </table:table-cell>
          <table:table-cell office:value-type="float" office:value="10.62005">
            <text:p>10.62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02814">
            <text:p>1.002814</text:p>
          </table:table-cell>
          <table:table-cell office:value-type="float" office:value="10.64005">
            <text:p>10.64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0444">
            <text:p>1.00444</text:p>
          </table:table-cell>
          <table:table-cell office:value-type="float" office:value="10.66005">
            <text:p>10.66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0644">
            <text:p>1.00644</text:p>
          </table:table-cell>
          <table:table-cell office:value-type="float" office:value="10.68005">
            <text:p>10.68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0963">
            <text:p>1.00963</text:p>
          </table:table-cell>
          <table:table-cell office:value-type="float" office:value="10.70006">
            <text:p>10.70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13483">
            <text:p>1.013483</text:p>
          </table:table-cell>
          <table:table-cell office:value-type="float" office:value="10.72006">
            <text:p>10.72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16866">
            <text:p>1.016866</text:p>
          </table:table-cell>
          <table:table-cell office:value-type="float" office:value="10.74006">
            <text:p>10.74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19784">
            <text:p>1.019784</text:p>
          </table:table-cell>
          <table:table-cell office:value-type="float" office:value="10.76006">
            <text:p>10.76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21893">
            <text:p>1.021893</text:p>
          </table:table-cell>
          <table:table-cell office:value-type="float" office:value="10.78006">
            <text:p>10.78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23212">
            <text:p>1.023212</text:p>
          </table:table-cell>
          <table:table-cell office:value-type="float" office:value="10.80006">
            <text:p>10.80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2336">
            <text:p>1.02336</text:p>
          </table:table-cell>
          <table:table-cell office:value-type="float" office:value="10.82006">
            <text:p>10.82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22194">
            <text:p>1.022194</text:p>
          </table:table-cell>
          <table:table-cell office:value-type="float" office:value="10.84006">
            <text:p>10.84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20489">
            <text:p>1.020489</text:p>
          </table:table-cell>
          <table:table-cell office:value-type="float" office:value="10.86006">
            <text:p>10.86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18618">
            <text:p>1.018618</text:p>
          </table:table-cell>
          <table:table-cell office:value-type="float" office:value="10.88006">
            <text:p>10.88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16928">
            <text:p>1.016928</text:p>
          </table:table-cell>
          <table:table-cell office:value-type="float" office:value="10.90006">
            <text:p>10.90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15835">
            <text:p>1.015835</text:p>
          </table:table-cell>
          <table:table-cell office:value-type="float" office:value="10.92006">
            <text:p>10.92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15617">
            <text:p>1.015617</text:p>
          </table:table-cell>
          <table:table-cell office:value-type="float" office:value="10.94006">
            <text:p>10.94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16472">
            <text:p>1.016472</text:p>
          </table:table-cell>
          <table:table-cell office:value-type="float" office:value="10.96006">
            <text:p>10.96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17684">
            <text:p>1.017684</text:p>
          </table:table-cell>
          <table:table-cell office:value-type="float" office:value="10.98006">
            <text:p>10.98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19154">
            <text:p>1.019154</text:p>
          </table:table-cell>
          <table:table-cell office:value-type="float" office:value="11.00006">
            <text:p>11.00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20865">
            <text:p>1.020865</text:p>
          </table:table-cell>
          <table:table-cell office:value-type="float" office:value="11.02006">
            <text:p>11.02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22743">
            <text:p>1.022743</text:p>
          </table:table-cell>
          <table:table-cell office:value-type="float" office:value="11.04006">
            <text:p>11.04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25144">
            <text:p>1.025144</text:p>
          </table:table-cell>
          <table:table-cell office:value-type="float" office:value="11.06006">
            <text:p>11.06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27821">
            <text:p>1.027821</text:p>
          </table:table-cell>
          <table:table-cell office:value-type="float" office:value="11.08006">
            <text:p>11.08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30603">
            <text:p>1.030603</text:p>
          </table:table-cell>
          <table:table-cell office:value-type="float" office:value="11.10006">
            <text:p>11.10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33016">
            <text:p>1.033016</text:p>
          </table:table-cell>
          <table:table-cell office:value-type="float" office:value="11.12006">
            <text:p>11.12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34505">
            <text:p>1.034505</text:p>
          </table:table-cell>
          <table:table-cell office:value-type="float" office:value="11.14007">
            <text:p>11.14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34785">
            <text:p>1.034785</text:p>
          </table:table-cell>
          <table:table-cell office:value-type="float" office:value="11.16007">
            <text:p>11.16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34161">
            <text:p>1.034161</text:p>
          </table:table-cell>
          <table:table-cell office:value-type="float" office:value="11.18007">
            <text:p>11.18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32772">
            <text:p>1.032772</text:p>
          </table:table-cell>
          <table:table-cell office:value-type="float" office:value="11.20007">
            <text:p>11.20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30971">
            <text:p>1.030971</text:p>
          </table:table-cell>
          <table:table-cell office:value-type="float" office:value="11.22007">
            <text:p>11.22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29193">
            <text:p>1.029193</text:p>
          </table:table-cell>
          <table:table-cell office:value-type="float" office:value="11.24007">
            <text:p>11.24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28117">
            <text:p>1.028117</text:p>
          </table:table-cell>
          <table:table-cell office:value-type="float" office:value="11.26007">
            <text:p>11.26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28082">
            <text:p>1.028082</text:p>
          </table:table-cell>
          <table:table-cell office:value-type="float" office:value="11.28007">
            <text:p>11.28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2934">
            <text:p>1.02934</text:p>
          </table:table-cell>
          <table:table-cell office:value-type="float" office:value="11.30007">
            <text:p>11.30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31458">
            <text:p>1.031458</text:p>
          </table:table-cell>
          <table:table-cell office:value-type="float" office:value="11.32007">
            <text:p>11.32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34074">
            <text:p>1.034074</text:p>
          </table:table-cell>
          <table:table-cell office:value-type="float" office:value="11.34007">
            <text:p>11.34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379">
            <text:p>1.0379</text:p>
          </table:table-cell>
          <table:table-cell office:value-type="float" office:value="11.36007">
            <text:p>11.36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41113">
            <text:p>1.041113</text:p>
          </table:table-cell>
          <table:table-cell office:value-type="float" office:value="11.38007">
            <text:p>11.38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44259">
            <text:p>1.044259</text:p>
          </table:table-cell>
          <table:table-cell office:value-type="float" office:value="11.40007">
            <text:p>11.40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47512">
            <text:p>1.047512</text:p>
          </table:table-cell>
          <table:table-cell office:value-type="float" office:value="11.42007">
            <text:p>11.42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50235">
            <text:p>1.050235</text:p>
          </table:table-cell>
          <table:table-cell office:value-type="float" office:value="11.44007">
            <text:p>11.44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5233">
            <text:p>1.05233</text:p>
          </table:table-cell>
          <table:table-cell office:value-type="float" office:value="11.46007">
            <text:p>11.46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53502">
            <text:p>1.053502</text:p>
          </table:table-cell>
          <table:table-cell office:value-type="float" office:value="11.48007">
            <text:p>11.48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53778">
            <text:p>1.053778</text:p>
          </table:table-cell>
          <table:table-cell office:value-type="float" office:value="11.50007">
            <text:p>11.50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53676">
            <text:p>1.053676</text:p>
          </table:table-cell>
          <table:table-cell office:value-type="float" office:value="11.52007">
            <text:p>11.52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53215">
            <text:p>1.053215</text:p>
          </table:table-cell>
          <table:table-cell office:value-type="float" office:value="11.54007">
            <text:p>11.54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52849">
            <text:p>1.052849</text:p>
          </table:table-cell>
          <table:table-cell office:value-type="float" office:value="11.56007">
            <text:p>11.56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52837">
            <text:p>1.052837</text:p>
          </table:table-cell>
          <table:table-cell office:value-type="float" office:value="11.58008">
            <text:p>11.58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53522">
            <text:p>1.053522</text:p>
          </table:table-cell>
          <table:table-cell office:value-type="float" office:value="11.60008">
            <text:p>11.60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54941">
            <text:p>1.054941</text:p>
          </table:table-cell>
          <table:table-cell office:value-type="float" office:value="11.62008">
            <text:p>11.62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56627">
            <text:p>1.056627</text:p>
          </table:table-cell>
          <table:table-cell office:value-type="float" office:value="11.64008">
            <text:p>11.64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58453">
            <text:p>1.058453</text:p>
          </table:table-cell>
          <table:table-cell office:value-type="float" office:value="11.66008">
            <text:p>11.66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60429">
            <text:p>1.060429</text:p>
          </table:table-cell>
          <table:table-cell office:value-type="float" office:value="11.68008">
            <text:p>11.68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62761">
            <text:p>1.062761</text:p>
          </table:table-cell>
          <table:table-cell office:value-type="float" office:value="11.70008">
            <text:p>11.70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65301">
            <text:p>1.065301</text:p>
          </table:table-cell>
          <table:table-cell office:value-type="float" office:value="11.72008">
            <text:p>11.72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68196">
            <text:p>1.068196</text:p>
          </table:table-cell>
          <table:table-cell office:value-type="float" office:value="11.74008">
            <text:p>11.74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71303">
            <text:p>1.071303</text:p>
          </table:table-cell>
          <table:table-cell office:value-type="float" office:value="11.76008">
            <text:p>11.76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74103">
            <text:p>1.074103</text:p>
          </table:table-cell>
          <table:table-cell office:value-type="float" office:value="11.78008">
            <text:p>11.78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75965">
            <text:p>1.075965</text:p>
          </table:table-cell>
          <table:table-cell office:value-type="float" office:value="11.80008">
            <text:p>11.80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76547">
            <text:p>1.076547</text:p>
          </table:table-cell>
          <table:table-cell office:value-type="float" office:value="11.82008">
            <text:p>11.82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75989">
            <text:p>1.075989</text:p>
          </table:table-cell>
          <table:table-cell office:value-type="float" office:value="11.84008">
            <text:p>11.84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74665">
            <text:p>1.074665</text:p>
          </table:table-cell>
          <table:table-cell office:value-type="float" office:value="11.86008">
            <text:p>11.86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72705">
            <text:p>1.072705</text:p>
          </table:table-cell>
          <table:table-cell office:value-type="float" office:value="11.88008">
            <text:p>11.88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71232">
            <text:p>1.071232</text:p>
          </table:table-cell>
          <table:table-cell office:value-type="float" office:value="11.90008">
            <text:p>11.90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70377">
            <text:p>1.070377</text:p>
          </table:table-cell>
          <table:table-cell office:value-type="float" office:value="11.92008">
            <text:p>11.92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70537">
            <text:p>1.070537</text:p>
          </table:table-cell>
          <table:table-cell office:value-type="float" office:value="11.94008">
            <text:p>11.94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71842">
            <text:p>1.071842</text:p>
          </table:table-cell>
          <table:table-cell office:value-type="float" office:value="11.96008">
            <text:p>11.96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73936">
            <text:p>1.073936</text:p>
          </table:table-cell>
          <table:table-cell office:value-type="float" office:value="11.98008">
            <text:p>11.98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76355">
            <text:p>1.076355</text:p>
          </table:table-cell>
          <table:table-cell office:value-type="float" office:value="12.00008">
            <text:p>12.00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8005">
            <text:p>1.08005</text:p>
          </table:table-cell>
          <table:table-cell office:value-type="float" office:value="12.02009">
            <text:p>12.02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845">
            <text:p>1.0845</text:p>
          </table:table-cell>
          <table:table-cell office:value-type="float" office:value="12.04009">
            <text:p>12.04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88444">
            <text:p>1.088444</text:p>
          </table:table-cell>
          <table:table-cell office:value-type="float" office:value="12.06009">
            <text:p>12.06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91877">
            <text:p>1.091877</text:p>
          </table:table-cell>
          <table:table-cell office:value-type="float" office:value="12.08009">
            <text:p>12.08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94489">
            <text:p>1.094489</text:p>
          </table:table-cell>
          <table:table-cell office:value-type="float" office:value="12.10009">
            <text:p>12.10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9624">
            <text:p>1.09624</text:p>
          </table:table-cell>
          <table:table-cell office:value-type="float" office:value="12.12009">
            <text:p>12.12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96726">
            <text:p>1.096726</text:p>
          </table:table-cell>
          <table:table-cell office:value-type="float" office:value="12.14009">
            <text:p>12.14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95911">
            <text:p>1.095911</text:p>
          </table:table-cell>
          <table:table-cell office:value-type="float" office:value="12.16009">
            <text:p>12.16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94367">
            <text:p>1.094367</text:p>
          </table:table-cell>
          <table:table-cell office:value-type="float" office:value="12.18009">
            <text:p>12.18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9271">
            <text:p>1.09271</text:p>
          </table:table-cell>
          <table:table-cell office:value-type="float" office:value="12.20009">
            <text:p>12.20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91377">
            <text:p>1.091377</text:p>
          </table:table-cell>
          <table:table-cell office:value-type="float" office:value="12.22009">
            <text:p>12.22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90634">
            <text:p>1.090634</text:p>
          </table:table-cell>
          <table:table-cell office:value-type="float" office:value="12.24009">
            <text:p>12.24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90821">
            <text:p>1.090821</text:p>
          </table:table-cell>
          <table:table-cell office:value-type="float" office:value="12.26009">
            <text:p>12.26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91905">
            <text:p>1.091905</text:p>
          </table:table-cell>
          <table:table-cell office:value-type="float" office:value="12.28009">
            <text:p>12.28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93402">
            <text:p>1.093402</text:p>
          </table:table-cell>
          <table:table-cell office:value-type="float" office:value="12.30009">
            <text:p>12.30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95172">
            <text:p>1.095172</text:p>
          </table:table-cell>
          <table:table-cell office:value-type="float" office:value="12.32009">
            <text:p>12.32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9706">
            <text:p>1.09706</text:p>
          </table:table-cell>
          <table:table-cell office:value-type="float" office:value="12.34009">
            <text:p>12.34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99007">
            <text:p>1.099007</text:p>
          </table:table-cell>
          <table:table-cell office:value-type="float" office:value="12.36009">
            <text:p>12.36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01397">
            <text:p>1.101397</text:p>
          </table:table-cell>
          <table:table-cell office:value-type="float" office:value="12.38009">
            <text:p>12.38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0398">
            <text:p>1.10398</text:p>
          </table:table-cell>
          <table:table-cell office:value-type="float" office:value="12.40009">
            <text:p>12.40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0658">
            <text:p>1.10658</text:p>
          </table:table-cell>
          <table:table-cell office:value-type="float" office:value="12.42009">
            <text:p>12.42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0877">
            <text:p>1.10877</text:p>
          </table:table-cell>
          <table:table-cell office:value-type="float" office:value="12.44009">
            <text:p>12.44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09903">
            <text:p>1.109903</text:p>
          </table:table-cell>
          <table:table-cell office:value-type="float" office:value="12.4601">
            <text:p>12.4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09832">
            <text:p>1.109832</text:p>
          </table:table-cell>
          <table:table-cell office:value-type="float" office:value="12.4801">
            <text:p>12.48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08683">
            <text:p>1.108683</text:p>
          </table:table-cell>
          <table:table-cell office:value-type="float" office:value="12.5001">
            <text:p>12.5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06833">
            <text:p>1.106833</text:p>
          </table:table-cell>
          <table:table-cell office:value-type="float" office:value="12.5201">
            <text:p>12.52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04457">
            <text:p>1.104457</text:p>
          </table:table-cell>
          <table:table-cell office:value-type="float" office:value="12.5401">
            <text:p>12.5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0259">
            <text:p>1.10259</text:p>
          </table:table-cell>
          <table:table-cell office:value-type="float" office:value="12.5601">
            <text:p>12.5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01446">
            <text:p>1.101446</text:p>
          </table:table-cell>
          <table:table-cell office:value-type="float" office:value="12.5801">
            <text:p>12.58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01362">
            <text:p>1.101362</text:p>
          </table:table-cell>
          <table:table-cell office:value-type="float" office:value="12.6001">
            <text:p>12.6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02434">
            <text:p>1.102434</text:p>
          </table:table-cell>
          <table:table-cell office:value-type="float" office:value="12.6201">
            <text:p>12.62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04311">
            <text:p>1.104311</text:p>
          </table:table-cell>
          <table:table-cell office:value-type="float" office:value="12.6401">
            <text:p>12.6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06529">
            <text:p>1.106529</text:p>
          </table:table-cell>
          <table:table-cell office:value-type="float" office:value="12.6601">
            <text:p>12.6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09972">
            <text:p>1.109972</text:p>
          </table:table-cell>
          <table:table-cell office:value-type="float" office:value="12.6801">
            <text:p>12.68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14067">
            <text:p>1.114067</text:p>
          </table:table-cell>
          <table:table-cell office:value-type="float" office:value="12.7001">
            <text:p>12.7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17721">
            <text:p>1.117721</text:p>
          </table:table-cell>
          <table:table-cell office:value-type="float" office:value="12.7201">
            <text:p>12.72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20851">
            <text:p>1.120851</text:p>
          </table:table-cell>
          <table:table-cell office:value-type="float" office:value="12.7401">
            <text:p>12.7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23125">
            <text:p>1.123125</text:p>
          </table:table-cell>
          <table:table-cell office:value-type="float" office:value="12.7601">
            <text:p>12.7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24542">
            <text:p>1.124542</text:p>
          </table:table-cell>
          <table:table-cell office:value-type="float" office:value="12.7801">
            <text:p>12.78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24748">
            <text:p>1.124748</text:p>
          </table:table-cell>
          <table:table-cell office:value-type="float" office:value="12.8001">
            <text:p>12.8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23682">
            <text:p>1.123682</text:p>
          </table:table-cell>
          <table:table-cell office:value-type="float" office:value="12.8201">
            <text:p>12.82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22126">
            <text:p>1.122126</text:p>
          </table:table-cell>
          <table:table-cell office:value-type="float" office:value="12.8401">
            <text:p>12.8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20464">
            <text:p>1.120464</text:p>
          </table:table-cell>
          <table:table-cell office:value-type="float" office:value="12.8601">
            <text:p>12.8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19176">
            <text:p>1.119176</text:p>
          </table:table-cell>
          <table:table-cell office:value-type="float" office:value="12.88011">
            <text:p>12.88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18457">
            <text:p>1.118457</text:p>
          </table:table-cell>
          <table:table-cell office:value-type="float" office:value="12.90011">
            <text:p>12.90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18627">
            <text:p>1.118627</text:p>
          </table:table-cell>
          <table:table-cell office:value-type="float" office:value="12.92011">
            <text:p>12.9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19612">
            <text:p>1.119612</text:p>
          </table:table-cell>
          <table:table-cell office:value-type="float" office:value="12.94011">
            <text:p>12.94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20919">
            <text:p>1.120919</text:p>
          </table:table-cell>
          <table:table-cell office:value-type="float" office:value="12.96011">
            <text:p>12.96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22391">
            <text:p>1.122391</text:p>
          </table:table-cell>
          <table:table-cell office:value-type="float" office:value="12.98011">
            <text:p>12.98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24078">
            <text:p>1.124078</text:p>
          </table:table-cell>
          <table:table-cell office:value-type="float" office:value="13.00011">
            <text:p>13.00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25951">
            <text:p>1.125951</text:p>
          </table:table-cell>
          <table:table-cell office:value-type="float" office:value="13.02011">
            <text:p>13.0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28403">
            <text:p>1.128403</text:p>
          </table:table-cell>
          <table:table-cell office:value-type="float" office:value="13.04011">
            <text:p>13.04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31141">
            <text:p>1.131141</text:p>
          </table:table-cell>
          <table:table-cell office:value-type="float" office:value="13.06011">
            <text:p>13.06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33954">
            <text:p>1.133954</text:p>
          </table:table-cell>
          <table:table-cell office:value-type="float" office:value="13.08011">
            <text:p>13.08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36404">
            <text:p>1.136404</text:p>
          </table:table-cell>
          <table:table-cell office:value-type="float" office:value="13.10011">
            <text:p>13.10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37848">
            <text:p>1.137848</text:p>
          </table:table-cell>
          <table:table-cell office:value-type="float" office:value="13.12011">
            <text:p>13.1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38179">
            <text:p>1.138179</text:p>
          </table:table-cell>
          <table:table-cell office:value-type="float" office:value="13.14011">
            <text:p>13.14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37503">
            <text:p>1.137503</text:p>
          </table:table-cell>
          <table:table-cell office:value-type="float" office:value="13.16011">
            <text:p>13.16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36122">
            <text:p>1.136122</text:p>
          </table:table-cell>
          <table:table-cell office:value-type="float" office:value="13.18011">
            <text:p>13.18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34276">
            <text:p>1.134276</text:p>
          </table:table-cell>
          <table:table-cell office:value-type="float" office:value="13.20011">
            <text:p>13.20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32496">
            <text:p>1.132496</text:p>
          </table:table-cell>
          <table:table-cell office:value-type="float" office:value="13.22011">
            <text:p>13.2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31422">
            <text:p>1.131422</text:p>
          </table:table-cell>
          <table:table-cell office:value-type="float" office:value="13.24011">
            <text:p>13.24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31427">
            <text:p>1.131427</text:p>
          </table:table-cell>
          <table:table-cell office:value-type="float" office:value="13.26011">
            <text:p>13.26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32634">
            <text:p>1.132634</text:p>
          </table:table-cell>
          <table:table-cell office:value-type="float" office:value="13.28011">
            <text:p>13.28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34734">
            <text:p>1.134734</text:p>
          </table:table-cell>
          <table:table-cell office:value-type="float" office:value="13.30011">
            <text:p>13.30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37299">
            <text:p>1.137299</text:p>
          </table:table-cell>
          <table:table-cell office:value-type="float" office:value="13.32012">
            <text:p>13.3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41056">
            <text:p>1.141056</text:p>
          </table:table-cell>
          <table:table-cell office:value-type="float" office:value="13.34012">
            <text:p>13.34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45549">
            <text:p>1.145549</text:p>
          </table:table-cell>
          <table:table-cell office:value-type="float" office:value="13.36012">
            <text:p>13.36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49575">
            <text:p>1.149575</text:p>
          </table:table-cell>
          <table:table-cell office:value-type="float" office:value="13.38012">
            <text:p>13.38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53072">
            <text:p>1.153072</text:p>
          </table:table-cell>
          <table:table-cell office:value-type="float" office:value="13.40012">
            <text:p>13.40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5576">
            <text:p>1.15576</text:p>
          </table:table-cell>
          <table:table-cell office:value-type="float" office:value="13.42012">
            <text:p>13.4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57443">
            <text:p>1.157443</text:p>
          </table:table-cell>
          <table:table-cell office:value-type="float" office:value="13.44012">
            <text:p>13.44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57804">
            <text:p>1.157804</text:p>
          </table:table-cell>
          <table:table-cell office:value-type="float" office:value="13.46012">
            <text:p>13.46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56863">
            <text:p>1.156863</text:p>
          </table:table-cell>
          <table:table-cell office:value-type="float" office:value="13.48012">
            <text:p>13.48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55421">
            <text:p>1.155421</text:p>
          </table:table-cell>
          <table:table-cell office:value-type="float" office:value="13.50012">
            <text:p>13.50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53875">
            <text:p>1.153875</text:p>
          </table:table-cell>
          <table:table-cell office:value-type="float" office:value="13.52012">
            <text:p>13.5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5281">
            <text:p>1.15281</text:p>
          </table:table-cell>
          <table:table-cell office:value-type="float" office:value="13.54012">
            <text:p>13.54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5265">
            <text:p>1.15265</text:p>
          </table:table-cell>
          <table:table-cell office:value-type="float" office:value="13.56012">
            <text:p>13.56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53105">
            <text:p>1.153105</text:p>
          </table:table-cell>
          <table:table-cell office:value-type="float" office:value="13.58012">
            <text:p>13.58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54708">
            <text:p>1.154708</text:p>
          </table:table-cell>
          <table:table-cell office:value-type="float" office:value="13.60012">
            <text:p>13.60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56963">
            <text:p>1.156963</text:p>
          </table:table-cell>
          <table:table-cell office:value-type="float" office:value="13.62012">
            <text:p>13.6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5931">
            <text:p>1.15931</text:p>
          </table:table-cell>
          <table:table-cell office:value-type="float" office:value="13.64012">
            <text:p>13.64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6167">
            <text:p>1.16167</text:p>
          </table:table-cell>
          <table:table-cell office:value-type="float" office:value="13.66012">
            <text:p>13.66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6438">
            <text:p>1.16438</text:p>
          </table:table-cell>
          <table:table-cell office:value-type="float" office:value="13.68012">
            <text:p>13.68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67553">
            <text:p>1.167553</text:p>
          </table:table-cell>
          <table:table-cell office:value-type="float" office:value="13.70012">
            <text:p>13.70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71221">
            <text:p>1.171221</text:p>
          </table:table-cell>
          <table:table-cell office:value-type="float" office:value="13.72012">
            <text:p>13.72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74898">
            <text:p>1.174898</text:p>
          </table:table-cell>
          <table:table-cell office:value-type="float" office:value="13.74012">
            <text:p>13.74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7804">
            <text:p>1.17804</text:p>
          </table:table-cell>
          <table:table-cell office:value-type="float" office:value="13.76013">
            <text:p>13.76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79909">
            <text:p>1.179909</text:p>
          </table:table-cell>
          <table:table-cell office:value-type="float" office:value="13.78013">
            <text:p>13.78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80449">
            <text:p>1.180449</text:p>
          </table:table-cell>
          <table:table-cell office:value-type="float" office:value="13.80013">
            <text:p>13.80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79986">
            <text:p>1.179986</text:p>
          </table:table-cell>
          <table:table-cell office:value-type="float" office:value="13.82013">
            <text:p>13.82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78892">
            <text:p>1.178892</text:p>
          </table:table-cell>
          <table:table-cell office:value-type="float" office:value="13.84013">
            <text:p>13.84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77542">
            <text:p>1.177542</text:p>
          </table:table-cell>
          <table:table-cell office:value-type="float" office:value="13.86013">
            <text:p>13.86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76688">
            <text:p>1.176688</text:p>
          </table:table-cell>
          <table:table-cell office:value-type="float" office:value="13.88013">
            <text:p>13.88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76689">
            <text:p>1.176689</text:p>
          </table:table-cell>
          <table:table-cell office:value-type="float" office:value="13.90013">
            <text:p>13.90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77843">
            <text:p>1.177843</text:p>
          </table:table-cell>
          <table:table-cell office:value-type="float" office:value="13.92013">
            <text:p>13.92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80042">
            <text:p>1.180042</text:p>
          </table:table-cell>
          <table:table-cell office:value-type="float" office:value="13.94013">
            <text:p>13.94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82868">
            <text:p>1.182868</text:p>
          </table:table-cell>
          <table:table-cell office:value-type="float" office:value="13.96013">
            <text:p>13.96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85902">
            <text:p>1.185902</text:p>
          </table:table-cell>
          <table:table-cell office:value-type="float" office:value="13.98013">
            <text:p>13.98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90022">
            <text:p>1.190022</text:p>
          </table:table-cell>
          <table:table-cell office:value-type="float" office:value="14.00013">
            <text:p>14.00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94753">
            <text:p>1.194753</text:p>
          </table:table-cell>
          <table:table-cell office:value-type="float" office:value="14.02013">
            <text:p>14.02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9891">
            <text:p>1.19891</text:p>
          </table:table-cell>
          <table:table-cell office:value-type="float" office:value="14.04013">
            <text:p>14.04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02652">
            <text:p>1.202652</text:p>
          </table:table-cell>
          <table:table-cell office:value-type="float" office:value="14.06013">
            <text:p>14.06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05729">
            <text:p>1.205729</text:p>
          </table:table-cell>
          <table:table-cell office:value-type="float" office:value="14.08013">
            <text:p>14.08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0807">
            <text:p>1.20807</text:p>
          </table:table-cell>
          <table:table-cell office:value-type="float" office:value="14.10013">
            <text:p>14.10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09315">
            <text:p>1.209315</text:p>
          </table:table-cell>
          <table:table-cell office:value-type="float" office:value="14.12013">
            <text:p>14.12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09291">
            <text:p>1.209291</text:p>
          </table:table-cell>
          <table:table-cell office:value-type="float" office:value="14.14013">
            <text:p>14.14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08462">
            <text:p>1.208462</text:p>
          </table:table-cell>
          <table:table-cell office:value-type="float" office:value="14.16013">
            <text:p>14.16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0747">
            <text:p>1.20747</text:p>
          </table:table-cell>
          <table:table-cell office:value-type="float" office:value="14.18013">
            <text:p>14.18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06886">
            <text:p>1.206886</text:p>
          </table:table-cell>
          <table:table-cell office:value-type="float" office:value="14.20014">
            <text:p>14.20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06923">
            <text:p>1.206923</text:p>
          </table:table-cell>
          <table:table-cell office:value-type="float" office:value="14.22014">
            <text:p>14.22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07929">
            <text:p>1.207929</text:p>
          </table:table-cell>
          <table:table-cell office:value-type="float" office:value="14.24014">
            <text:p>14.24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09773">
            <text:p>1.209773</text:p>
          </table:table-cell>
          <table:table-cell office:value-type="float" office:value="14.26014">
            <text:p>14.26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11818">
            <text:p>1.211818</text:p>
          </table:table-cell>
          <table:table-cell office:value-type="float" office:value="14.28014">
            <text:p>14.28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14007">
            <text:p>1.214007</text:p>
          </table:table-cell>
          <table:table-cell office:value-type="float" office:value="14.30014">
            <text:p>14.30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16436">
            <text:p>1.216436</text:p>
          </table:table-cell>
          <table:table-cell office:value-type="float" office:value="14.32014">
            <text:p>14.32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19244">
            <text:p>1.219244</text:p>
          </table:table-cell>
          <table:table-cell office:value-type="float" office:value="14.34014">
            <text:p>14.34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22284">
            <text:p>1.222284</text:p>
          </table:table-cell>
          <table:table-cell office:value-type="float" office:value="14.36014">
            <text:p>14.36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25674">
            <text:p>1.225674</text:p>
          </table:table-cell>
          <table:table-cell office:value-type="float" office:value="14.38014">
            <text:p>14.38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29075">
            <text:p>1.229075</text:p>
          </table:table-cell>
          <table:table-cell office:value-type="float" office:value="14.40014">
            <text:p>14.40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32016">
            <text:p>1.232016</text:p>
          </table:table-cell>
          <table:table-cell office:value-type="float" office:value="14.42014">
            <text:p>14.42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33836">
            <text:p>1.233836</text:p>
          </table:table-cell>
          <table:table-cell office:value-type="float" office:value="14.44014">
            <text:p>14.44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34342">
            <text:p>1.234342</text:p>
          </table:table-cell>
          <table:table-cell office:value-type="float" office:value="14.46014">
            <text:p>14.46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33694">
            <text:p>1.233694</text:p>
          </table:table-cell>
          <table:table-cell office:value-type="float" office:value="14.48014">
            <text:p>14.48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32295">
            <text:p>1.232295</text:p>
          </table:table-cell>
          <table:table-cell office:value-type="float" office:value="14.50014">
            <text:p>14.50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30358">
            <text:p>1.230358</text:p>
          </table:table-cell>
          <table:table-cell office:value-type="float" office:value="14.52014">
            <text:p>14.52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28943">
            <text:p>1.228943</text:p>
          </table:table-cell>
          <table:table-cell office:value-type="float" office:value="14.54014">
            <text:p>14.54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2839">
            <text:p>1.22839</text:p>
          </table:table-cell>
          <table:table-cell office:value-type="float" office:value="14.56014">
            <text:p>14.56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29079">
            <text:p>1.229079</text:p>
          </table:table-cell>
          <table:table-cell office:value-type="float" office:value="14.58014">
            <text:p>14.58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30937">
            <text:p>1.230937</text:p>
          </table:table-cell>
          <table:table-cell office:value-type="float" office:value="14.60014">
            <text:p>14.60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33508">
            <text:p>1.233508</text:p>
          </table:table-cell>
          <table:table-cell office:value-type="float" office:value="14.62014">
            <text:p>14.62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36304">
            <text:p>1.236304</text:p>
          </table:table-cell>
          <table:table-cell office:value-type="float" office:value="14.64015">
            <text:p>14.64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40268">
            <text:p>1.240268</text:p>
          </table:table-cell>
          <table:table-cell office:value-type="float" office:value="14.66015">
            <text:p>14.66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44939">
            <text:p>1.244939</text:p>
          </table:table-cell>
          <table:table-cell office:value-type="float" office:value="14.68015">
            <text:p>14.68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491">
            <text:p>1.2491</text:p>
          </table:table-cell>
          <table:table-cell office:value-type="float" office:value="14.70015">
            <text:p>14.70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52761">
            <text:p>1.252761</text:p>
          </table:table-cell>
          <table:table-cell office:value-type="float" office:value="14.72015">
            <text:p>14.72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55653">
            <text:p>1.255653</text:p>
          </table:table-cell>
          <table:table-cell office:value-type="float" office:value="14.74015">
            <text:p>14.74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57474">
            <text:p>1.257474</text:p>
          </table:table-cell>
          <table:table-cell office:value-type="float" office:value="14.76015">
            <text:p>14.76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58008">
            <text:p>1.258008</text:p>
          </table:table-cell>
          <table:table-cell office:value-type="float" office:value="14.78015">
            <text:p>14.78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57367">
            <text:p>1.257367</text:p>
          </table:table-cell>
          <table:table-cell office:value-type="float" office:value="14.80015">
            <text:p>14.80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56064">
            <text:p>1.256064</text:p>
          </table:table-cell>
          <table:table-cell office:value-type="float" office:value="14.82015">
            <text:p>14.82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54618">
            <text:p>1.254618</text:p>
          </table:table-cell>
          <table:table-cell office:value-type="float" office:value="14.84015">
            <text:p>14.84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53667">
            <text:p>1.253667</text:p>
          </table:table-cell>
          <table:table-cell office:value-type="float" office:value="14.86015">
            <text:p>14.86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53341">
            <text:p>1.253341</text:p>
          </table:table-cell>
          <table:table-cell office:value-type="float" office:value="14.88015">
            <text:p>14.88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54024">
            <text:p>1.254024</text:p>
          </table:table-cell>
          <table:table-cell office:value-type="float" office:value="14.90015">
            <text:p>14.90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55507">
            <text:p>1.255507</text:p>
          </table:table-cell>
          <table:table-cell office:value-type="float" office:value="14.92015">
            <text:p>14.92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57274">
            <text:p>1.257274</text:p>
          </table:table-cell>
          <table:table-cell office:value-type="float" office:value="14.94015">
            <text:p>14.94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59172">
            <text:p>1.259172</text:p>
          </table:table-cell>
          <table:table-cell office:value-type="float" office:value="14.96015">
            <text:p>14.96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61236">
            <text:p>1.261236</text:p>
          </table:table-cell>
          <table:table-cell office:value-type="float" office:value="14.98015">
            <text:p>14.98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63694">
            <text:p>1.263694</text:p>
          </table:table-cell>
          <table:table-cell office:value-type="float" office:value="15.00015">
            <text:p>15.00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66383">
            <text:p>1.266383</text:p>
          </table:table-cell>
          <table:table-cell office:value-type="float" office:value="15.02015">
            <text:p>15.02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69397">
            <text:p>1.269397</text:p>
          </table:table-cell>
          <table:table-cell office:value-type="float" office:value="15.04015">
            <text:p>15.04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72309">
            <text:p>1.272309</text:p>
          </table:table-cell>
          <table:table-cell office:value-type="float" office:value="15.06015">
            <text:p>15.06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74769">
            <text:p>1.274769</text:p>
          </table:table-cell>
          <table:table-cell office:value-type="float" office:value="15.08016">
            <text:p>15.08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76052">
            <text:p>1.276052</text:p>
          </table:table-cell>
          <table:table-cell office:value-type="float" office:value="15.10016">
            <text:p>15.10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76081">
            <text:p>1.276081</text:p>
          </table:table-cell>
          <table:table-cell office:value-type="float" office:value="15.12016">
            <text:p>15.1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75019">
            <text:p>1.275019</text:p>
          </table:table-cell>
          <table:table-cell office:value-type="float" office:value="15.14016">
            <text:p>15.14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73251">
            <text:p>1.273251</text:p>
          </table:table-cell>
          <table:table-cell office:value-type="float" office:value="15.16016">
            <text:p>15.16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70907">
            <text:p>1.270907</text:p>
          </table:table-cell>
          <table:table-cell office:value-type="float" office:value="15.18016">
            <text:p>15.18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6899">
            <text:p>1.26899</text:p>
          </table:table-cell>
          <table:table-cell office:value-type="float" office:value="15.20016">
            <text:p>15.20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68157">
            <text:p>1.268157</text:p>
          </table:table-cell>
          <table:table-cell office:value-type="float" office:value="15.22016">
            <text:p>15.2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68491">
            <text:p>1.268491</text:p>
          </table:table-cell>
          <table:table-cell office:value-type="float" office:value="15.24016">
            <text:p>15.24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69858">
            <text:p>1.269858</text:p>
          </table:table-cell>
          <table:table-cell office:value-type="float" office:value="15.26016">
            <text:p>15.26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71851">
            <text:p>1.271851</text:p>
          </table:table-cell>
          <table:table-cell office:value-type="float" office:value="15.28016">
            <text:p>15.28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74072">
            <text:p>1.274072</text:p>
          </table:table-cell>
          <table:table-cell office:value-type="float" office:value="15.30016">
            <text:p>15.30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77378">
            <text:p>1.277378</text:p>
          </table:table-cell>
          <table:table-cell office:value-type="float" office:value="15.32016">
            <text:p>15.3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81072">
            <text:p>1.281072</text:p>
          </table:table-cell>
          <table:table-cell office:value-type="float" office:value="15.34016">
            <text:p>15.34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84938">
            <text:p>1.284938</text:p>
          </table:table-cell>
          <table:table-cell office:value-type="float" office:value="15.36016">
            <text:p>15.36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88129">
            <text:p>1.288129</text:p>
          </table:table-cell>
          <table:table-cell office:value-type="float" office:value="15.38016">
            <text:p>15.38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90425">
            <text:p>1.290425</text:p>
          </table:table-cell>
          <table:table-cell office:value-type="float" office:value="15.40016">
            <text:p>15.40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9169">
            <text:p>1.29169</text:p>
          </table:table-cell>
          <table:table-cell office:value-type="float" office:value="15.42016">
            <text:p>15.4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91733">
            <text:p>1.291733</text:p>
          </table:table-cell>
          <table:table-cell office:value-type="float" office:value="15.44016">
            <text:p>15.44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90647">
            <text:p>1.290647</text:p>
          </table:table-cell>
          <table:table-cell office:value-type="float" office:value="15.46016">
            <text:p>15.46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89078">
            <text:p>1.289078</text:p>
          </table:table-cell>
          <table:table-cell office:value-type="float" office:value="15.48016">
            <text:p>15.48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87399">
            <text:p>1.287399</text:p>
          </table:table-cell>
          <table:table-cell office:value-type="float" office:value="15.50016">
            <text:p>15.50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86165">
            <text:p>1.286165</text:p>
          </table:table-cell>
          <table:table-cell office:value-type="float" office:value="15.52017">
            <text:p>15.52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85668">
            <text:p>1.285668</text:p>
          </table:table-cell>
          <table:table-cell office:value-type="float" office:value="15.54017">
            <text:p>15.54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86192">
            <text:p>1.286192</text:p>
          </table:table-cell>
          <table:table-cell office:value-type="float" office:value="15.56017">
            <text:p>15.56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87559">
            <text:p>1.287559</text:p>
          </table:table-cell>
          <table:table-cell office:value-type="float" office:value="15.58017">
            <text:p>15.58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89238">
            <text:p>1.289238</text:p>
          </table:table-cell>
          <table:table-cell office:value-type="float" office:value="15.60017">
            <text:p>15.60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91035">
            <text:p>1.291035</text:p>
          </table:table-cell>
          <table:table-cell office:value-type="float" office:value="15.62017">
            <text:p>15.62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92974">
            <text:p>1.292974</text:p>
          </table:table-cell>
          <table:table-cell office:value-type="float" office:value="15.64017">
            <text:p>15.64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95337">
            <text:p>1.295337</text:p>
          </table:table-cell>
          <table:table-cell office:value-type="float" office:value="15.66017">
            <text:p>15.66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98009">
            <text:p>1.298009</text:p>
          </table:table-cell>
          <table:table-cell office:value-type="float" office:value="15.68017">
            <text:p>15.68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00986">
            <text:p>1.300986</text:p>
          </table:table-cell>
          <table:table-cell office:value-type="float" office:value="15.70017">
            <text:p>15.70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03753">
            <text:p>1.303753</text:p>
          </table:table-cell>
          <table:table-cell office:value-type="float" office:value="15.72017">
            <text:p>15.72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0593">
            <text:p>1.30593</text:p>
          </table:table-cell>
          <table:table-cell office:value-type="float" office:value="15.74017">
            <text:p>15.74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06928">
            <text:p>1.306928</text:p>
          </table:table-cell>
          <table:table-cell office:value-type="float" office:value="15.76017">
            <text:p>15.76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06824">
            <text:p>1.306824</text:p>
          </table:table-cell>
          <table:table-cell office:value-type="float" office:value="15.78017">
            <text:p>15.78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05791">
            <text:p>1.305791</text:p>
          </table:table-cell>
          <table:table-cell office:value-type="float" office:value="15.80017">
            <text:p>15.80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04175">
            <text:p>1.304175</text:p>
          </table:table-cell>
          <table:table-cell office:value-type="float" office:value="15.82017">
            <text:p>15.82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02248">
            <text:p>1.302248</text:p>
          </table:table-cell>
          <table:table-cell office:value-type="float" office:value="15.84017">
            <text:p>15.84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00837">
            <text:p>1.300837</text:p>
          </table:table-cell>
          <table:table-cell office:value-type="float" office:value="15.86017">
            <text:p>15.86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00444">
            <text:p>1.300444</text:p>
          </table:table-cell>
          <table:table-cell office:value-type="float" office:value="15.88017">
            <text:p>15.88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01099">
            <text:p>1.301099</text:p>
          </table:table-cell>
          <table:table-cell office:value-type="float" office:value="15.90017">
            <text:p>15.90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02682">
            <text:p>1.302682</text:p>
          </table:table-cell>
          <table:table-cell office:value-type="float" office:value="15.92017">
            <text:p>15.92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04826">
            <text:p>1.304826</text:p>
          </table:table-cell>
          <table:table-cell office:value-type="float" office:value="15.94018">
            <text:p>15.94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07117">
            <text:p>1.307117</text:p>
          </table:table-cell>
          <table:table-cell office:value-type="float" office:value="15.96018">
            <text:p>15.96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10561">
            <text:p>1.310561</text:p>
          </table:table-cell>
          <table:table-cell office:value-type="float" office:value="15.98018">
            <text:p>15.98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14343">
            <text:p>1.314343</text:p>
          </table:table-cell>
          <table:table-cell office:value-type="float" office:value="16.00018">
            <text:p>16.00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18257">
            <text:p>1.318257</text:p>
          </table:table-cell>
          <table:table-cell office:value-type="float" office:value="16.02018">
            <text:p>16.02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2148">
            <text:p>1.32148</text:p>
          </table:table-cell>
          <table:table-cell office:value-type="float" office:value="16.04018">
            <text:p>16.04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23854">
            <text:p>1.323854</text:p>
          </table:table-cell>
          <table:table-cell office:value-type="float" office:value="16.06018">
            <text:p>16.06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25308">
            <text:p>1.325308</text:p>
          </table:table-cell>
          <table:table-cell office:value-type="float" office:value="16.08018">
            <text:p>16.08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25608">
            <text:p>1.325608</text:p>
          </table:table-cell>
          <table:table-cell office:value-type="float" office:value="16.10018">
            <text:p>16.10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24885">
            <text:p>1.324885</text:p>
          </table:table-cell>
          <table:table-cell office:value-type="float" office:value="16.12018">
            <text:p>16.12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23799">
            <text:p>1.323799</text:p>
          </table:table-cell>
          <table:table-cell office:value-type="float" office:value="16.14018">
            <text:p>16.14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2257">
            <text:p>1.32257</text:p>
          </table:table-cell>
          <table:table-cell office:value-type="float" office:value="16.16018">
            <text:p>16.16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21643">
            <text:p>1.321643</text:p>
          </table:table-cell>
          <table:table-cell office:value-type="float" office:value="16.18018">
            <text:p>16.18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21159">
            <text:p>1.321159</text:p>
          </table:table-cell>
          <table:table-cell office:value-type="float" office:value="16.20018">
            <text:p>16.20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22049">
            <text:p>1.322049</text:p>
          </table:table-cell>
          <table:table-cell office:value-type="float" office:value="16.22018">
            <text:p>16.22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23721">
            <text:p>1.323721</text:p>
          </table:table-cell>
          <table:table-cell office:value-type="float" office:value="16.24018">
            <text:p>16.24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25659">
            <text:p>1.325659</text:p>
          </table:table-cell>
          <table:table-cell office:value-type="float" office:value="16.26018">
            <text:p>16.26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27594">
            <text:p>1.327594</text:p>
          </table:table-cell>
          <table:table-cell office:value-type="float" office:value="16.28018">
            <text:p>16.28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29681">
            <text:p>1.329681</text:p>
          </table:table-cell>
          <table:table-cell office:value-type="float" office:value="16.30018">
            <text:p>16.30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32243">
            <text:p>1.332243</text:p>
          </table:table-cell>
          <table:table-cell office:value-type="float" office:value="16.32018">
            <text:p>16.32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35208">
            <text:p>1.335208</text:p>
          </table:table-cell>
          <table:table-cell office:value-type="float" office:value="16.34018">
            <text:p>16.34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38617">
            <text:p>1.338617</text:p>
          </table:table-cell>
          <table:table-cell office:value-type="float" office:value="16.36018">
            <text:p>16.36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1967">
            <text:p>1.341967</text:p>
          </table:table-cell>
          <table:table-cell office:value-type="float" office:value="16.38018">
            <text:p>16.38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4808">
            <text:p>1.344808</text:p>
          </table:table-cell>
          <table:table-cell office:value-type="float" office:value="16.40018">
            <text:p>16.40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6552">
            <text:p>1.346552</text:p>
          </table:table-cell>
          <table:table-cell office:value-type="float" office:value="16.42019">
            <text:p>16.42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7109">
            <text:p>1.347109</text:p>
          </table:table-cell>
          <table:table-cell office:value-type="float" office:value="16.44019">
            <text:p>16.44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6673">
            <text:p>1.346673</text:p>
          </table:table-cell>
          <table:table-cell office:value-type="float" office:value="16.46019">
            <text:p>16.46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5529">
            <text:p>1.345529</text:p>
          </table:table-cell>
          <table:table-cell office:value-type="float" office:value="16.48019">
            <text:p>16.48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4204">
            <text:p>1.344204</text:p>
          </table:table-cell>
          <table:table-cell office:value-type="float" office:value="16.50019">
            <text:p>16.50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3154">
            <text:p>1.343154</text:p>
          </table:table-cell>
          <table:table-cell office:value-type="float" office:value="16.52019">
            <text:p>16.52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3164">
            <text:p>1.343164</text:p>
          </table:table-cell>
          <table:table-cell office:value-type="float" office:value="16.54019">
            <text:p>16.54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423">
            <text:p>1.34423</text:p>
          </table:table-cell>
          <table:table-cell office:value-type="float" office:value="16.56019">
            <text:p>16.56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6195">
            <text:p>1.346195</text:p>
          </table:table-cell>
          <table:table-cell office:value-type="float" office:value="16.58019">
            <text:p>16.58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48636">
            <text:p>1.348636</text:p>
          </table:table-cell>
          <table:table-cell office:value-type="float" office:value="16.60019">
            <text:p>16.60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52327">
            <text:p>1.352327</text:p>
          </table:table-cell>
          <table:table-cell office:value-type="float" office:value="16.62019">
            <text:p>16.62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5532">
            <text:p>1.35532</text:p>
          </table:table-cell>
          <table:table-cell office:value-type="float" office:value="16.64019">
            <text:p>16.64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58405">
            <text:p>1.358405</text:p>
          </table:table-cell>
          <table:table-cell office:value-type="float" office:value="16.66019">
            <text:p>16.66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2152">
            <text:p>1.362152</text:p>
          </table:table-cell>
          <table:table-cell office:value-type="float" office:value="16.68019">
            <text:p>16.68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5408">
            <text:p>1.365408</text:p>
          </table:table-cell>
          <table:table-cell office:value-type="float" office:value="16.70019">
            <text:p>16.70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7926">
            <text:p>1.367926</text:p>
          </table:table-cell>
          <table:table-cell office:value-type="float" office:value="16.72019">
            <text:p>16.72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9612">
            <text:p>1.369612</text:p>
          </table:table-cell>
          <table:table-cell office:value-type="float" office:value="16.74019">
            <text:p>16.74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70378">
            <text:p>1.370378</text:p>
          </table:table-cell>
          <table:table-cell office:value-type="float" office:value="16.76019">
            <text:p>16.76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70252">
            <text:p>1.370252</text:p>
          </table:table-cell>
          <table:table-cell office:value-type="float" office:value="16.78019">
            <text:p>16.78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9869">
            <text:p>1.369869</text:p>
          </table:table-cell>
          <table:table-cell office:value-type="float" office:value="16.80019">
            <text:p>16.80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9203">
            <text:p>1.369203</text:p>
          </table:table-cell>
          <table:table-cell office:value-type="float" office:value="16.82019">
            <text:p>16.82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8682">
            <text:p>1.368682</text:p>
          </table:table-cell>
          <table:table-cell office:value-type="float" office:value="16.84019">
            <text:p>16.84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8307">
            <text:p>1.368307</text:p>
          </table:table-cell>
          <table:table-cell office:value-type="float" office:value="16.8602">
            <text:p>16.8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9214">
            <text:p>1.369214</text:p>
          </table:table-cell>
          <table:table-cell office:value-type="float" office:value="16.8802">
            <text:p>16.8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7076">
            <text:p>1.37076</text:p>
          </table:table-cell>
          <table:table-cell office:value-type="float" office:value="16.9002">
            <text:p>16.9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72587">
            <text:p>1.372587</text:p>
          </table:table-cell>
          <table:table-cell office:value-type="float" office:value="16.9202">
            <text:p>16.9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74513">
            <text:p>1.374513</text:p>
          </table:table-cell>
          <table:table-cell office:value-type="float" office:value="16.9402">
            <text:p>16.94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76633">
            <text:p>1.376633</text:p>
          </table:table-cell>
          <table:table-cell office:value-type="float" office:value="16.9602">
            <text:p>16.9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79137">
            <text:p>1.379137</text:p>
          </table:table-cell>
          <table:table-cell office:value-type="float" office:value="16.9802">
            <text:p>16.9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81901">
            <text:p>1.381901</text:p>
          </table:table-cell>
          <table:table-cell office:value-type="float" office:value="17.0002">
            <text:p>17.0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84966">
            <text:p>1.384966</text:p>
          </table:table-cell>
          <table:table-cell office:value-type="float" office:value="17.0202">
            <text:p>17.0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87973">
            <text:p>1.387973</text:p>
          </table:table-cell>
          <table:table-cell office:value-type="float" office:value="17.0402">
            <text:p>17.04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0486">
            <text:p>1.390486</text:p>
          </table:table-cell>
          <table:table-cell office:value-type="float" office:value="17.0602">
            <text:p>17.0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1852">
            <text:p>1.391852</text:p>
          </table:table-cell>
          <table:table-cell office:value-type="float" office:value="17.0802">
            <text:p>17.0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1932">
            <text:p>1.391932</text:p>
          </table:table-cell>
          <table:table-cell office:value-type="float" office:value="17.1002">
            <text:p>17.1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0902">
            <text:p>1.390902</text:p>
          </table:table-cell>
          <table:table-cell office:value-type="float" office:value="17.1202">
            <text:p>17.1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89123">
            <text:p>1.389123</text:p>
          </table:table-cell>
          <table:table-cell office:value-type="float" office:value="17.1402">
            <text:p>17.14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87012">
            <text:p>1.387012</text:p>
          </table:table-cell>
          <table:table-cell office:value-type="float" office:value="17.1602">
            <text:p>17.1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85464">
            <text:p>1.385464</text:p>
          </table:table-cell>
          <table:table-cell office:value-type="float" office:value="17.1802">
            <text:p>17.1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84899">
            <text:p>1.384899</text:p>
          </table:table-cell>
          <table:table-cell office:value-type="float" office:value="17.2002">
            <text:p>17.2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85444">
            <text:p>1.385444</text:p>
          </table:table-cell>
          <table:table-cell office:value-type="float" office:value="17.2202">
            <text:p>17.2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86888">
            <text:p>1.386888</text:p>
          </table:table-cell>
          <table:table-cell office:value-type="float" office:value="17.2402">
            <text:p>17.24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88893">
            <text:p>1.388893</text:p>
          </table:table-cell>
          <table:table-cell office:value-type="float" office:value="17.2602">
            <text:p>17.2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2187">
            <text:p>1.392187</text:p>
          </table:table-cell>
          <table:table-cell office:value-type="float" office:value="17.2802">
            <text:p>17.2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4934">
            <text:p>1.394934</text:p>
          </table:table-cell>
          <table:table-cell office:value-type="float" office:value="17.30021">
            <text:p>17.30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7639">
            <text:p>1.397639</text:p>
          </table:table-cell>
          <table:table-cell office:value-type="float" office:value="17.32021">
            <text:p>17.32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0929">
            <text:p>1.400929</text:p>
          </table:table-cell>
          <table:table-cell office:value-type="float" office:value="17.34021">
            <text:p>17.34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357">
            <text:p>1.40357</text:p>
          </table:table-cell>
          <table:table-cell office:value-type="float" office:value="17.36021">
            <text:p>17.36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5391">
            <text:p>1.405391</text:p>
          </table:table-cell>
          <table:table-cell office:value-type="float" office:value="17.38021">
            <text:p>17.38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6204">
            <text:p>1.406204</text:p>
          </table:table-cell>
          <table:table-cell office:value-type="float" office:value="17.40021">
            <text:p>17.40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6053">
            <text:p>1.406053</text:p>
          </table:table-cell>
          <table:table-cell office:value-type="float" office:value="17.42021">
            <text:p>17.42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5031">
            <text:p>1.405031</text:p>
          </table:table-cell>
          <table:table-cell office:value-type="float" office:value="17.44021">
            <text:p>17.44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3765">
            <text:p>1.403765</text:p>
          </table:table-cell>
          <table:table-cell office:value-type="float" office:value="17.46021">
            <text:p>17.46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2485">
            <text:p>1.402485</text:p>
          </table:table-cell>
          <table:table-cell office:value-type="float" office:value="17.48021">
            <text:p>17.48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1343">
            <text:p>1.401343</text:p>
          </table:table-cell>
          <table:table-cell office:value-type="float" office:value="17.50021">
            <text:p>17.50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0344">
            <text:p>1.400344</text:p>
          </table:table-cell>
          <table:table-cell office:value-type="float" office:value="17.52021">
            <text:p>17.52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0472">
            <text:p>1.400472</text:p>
          </table:table-cell>
          <table:table-cell office:value-type="float" office:value="17.54021">
            <text:p>17.54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1299">
            <text:p>1.401299</text:p>
          </table:table-cell>
          <table:table-cell office:value-type="float" office:value="17.56021">
            <text:p>17.56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2495">
            <text:p>1.402495</text:p>
          </table:table-cell>
          <table:table-cell office:value-type="float" office:value="17.58021">
            <text:p>17.58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3951">
            <text:p>1.403951</text:p>
          </table:table-cell>
          <table:table-cell office:value-type="float" office:value="17.60021">
            <text:p>17.60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5561">
            <text:p>1.405561</text:p>
          </table:table-cell>
          <table:table-cell office:value-type="float" office:value="17.62021">
            <text:p>17.62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7497">
            <text:p>1.407497</text:p>
          </table:table-cell>
          <table:table-cell office:value-type="float" office:value="17.64021">
            <text:p>17.64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9636">
            <text:p>1.409636</text:p>
          </table:table-cell>
          <table:table-cell office:value-type="float" office:value="17.66021">
            <text:p>17.66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2034">
            <text:p>1.412034</text:p>
          </table:table-cell>
          <table:table-cell office:value-type="float" office:value="17.68021">
            <text:p>17.68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4251">
            <text:p>1.414251</text:p>
          </table:table-cell>
          <table:table-cell office:value-type="float" office:value="17.70021">
            <text:p>17.70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593">
            <text:p>1.41593</text:p>
          </table:table-cell>
          <table:table-cell office:value-type="float" office:value="17.72021">
            <text:p>17.72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6424">
            <text:p>1.416424</text:p>
          </table:table-cell>
          <table:table-cell office:value-type="float" office:value="17.74022">
            <text:p>17.74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5749">
            <text:p>1.415749</text:p>
          </table:table-cell>
          <table:table-cell office:value-type="float" office:value="17.76022">
            <text:p>17.76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4015">
            <text:p>1.414015</text:p>
          </table:table-cell>
          <table:table-cell office:value-type="float" office:value="17.78022">
            <text:p>17.78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1638">
            <text:p>1.411638</text:p>
          </table:table-cell>
          <table:table-cell office:value-type="float" office:value="17.80022">
            <text:p>17.80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8972">
            <text:p>1.408972</text:p>
          </table:table-cell>
          <table:table-cell office:value-type="float" office:value="17.82022">
            <text:p>17.82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6694">
            <text:p>1.406694</text:p>
          </table:table-cell>
          <table:table-cell office:value-type="float" office:value="17.84022">
            <text:p>17.84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5416">
            <text:p>1.405416</text:p>
          </table:table-cell>
          <table:table-cell office:value-type="float" office:value="17.86022">
            <text:p>17.86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5332">
            <text:p>1.405332</text:p>
          </table:table-cell>
          <table:table-cell office:value-type="float" office:value="17.88022">
            <text:p>17.88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6195">
            <text:p>1.406195</text:p>
          </table:table-cell>
          <table:table-cell office:value-type="float" office:value="17.90022">
            <text:p>17.90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7638">
            <text:p>1.407638</text:p>
          </table:table-cell>
          <table:table-cell office:value-type="float" office:value="17.92022">
            <text:p>17.92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0292">
            <text:p>1.410292</text:p>
          </table:table-cell>
          <table:table-cell office:value-type="float" office:value="17.94022">
            <text:p>17.94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2452">
            <text:p>1.412452</text:p>
          </table:table-cell>
          <table:table-cell office:value-type="float" office:value="17.96022">
            <text:p>17.96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5146">
            <text:p>1.415146</text:p>
          </table:table-cell>
          <table:table-cell office:value-type="float" office:value="17.98022">
            <text:p>17.98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785">
            <text:p>1.41785</text:p>
          </table:table-cell>
          <table:table-cell office:value-type="float" office:value="18.00022">
            <text:p>18.00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996">
            <text:p>1.41996</text:p>
          </table:table-cell>
          <table:table-cell office:value-type="float" office:value="18.02022">
            <text:p>18.02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21464">
            <text:p>1.421464</text:p>
          </table:table-cell>
          <table:table-cell office:value-type="float" office:value="18.04022">
            <text:p>18.04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22012">
            <text:p>1.422012</text:p>
          </table:table-cell>
          <table:table-cell office:value-type="float" office:value="18.06022">
            <text:p>18.06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21645">
            <text:p>1.421645</text:p>
          </table:table-cell>
          <table:table-cell office:value-type="float" office:value="18.08022">
            <text:p>18.08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20578">
            <text:p>1.420578</text:p>
          </table:table-cell>
          <table:table-cell office:value-type="float" office:value="18.10022">
            <text:p>18.10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9125">
            <text:p>1.419125</text:p>
          </table:table-cell>
          <table:table-cell office:value-type="float" office:value="18.12022">
            <text:p>18.12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7621">
            <text:p>1.417621</text:p>
          </table:table-cell>
          <table:table-cell office:value-type="float" office:value="18.14022">
            <text:p>18.14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6411">
            <text:p>1.416411</text:p>
          </table:table-cell>
          <table:table-cell office:value-type="float" office:value="18.16022">
            <text:p>18.16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5311">
            <text:p>1.415311</text:p>
          </table:table-cell>
          <table:table-cell office:value-type="float" office:value="18.18023">
            <text:p>18.18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538">
            <text:p>1.41538</text:p>
          </table:table-cell>
          <table:table-cell office:value-type="float" office:value="18.20023">
            <text:p>18.20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6154">
            <text:p>1.416154</text:p>
          </table:table-cell>
          <table:table-cell office:value-type="float" office:value="18.22023">
            <text:p>18.22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7283">
            <text:p>1.417283</text:p>
          </table:table-cell>
          <table:table-cell office:value-type="float" office:value="18.24023">
            <text:p>18.24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18622">
            <text:p>1.418622</text:p>
          </table:table-cell>
          <table:table-cell office:value-type="float" office:value="18.26023">
            <text:p>18.26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20113">
            <text:p>1.420113</text:p>
          </table:table-cell>
          <table:table-cell office:value-type="float" office:value="18.28023">
            <text:p>18.28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22033">
            <text:p>1.422033</text:p>
          </table:table-cell>
          <table:table-cell office:value-type="float" office:value="18.30023">
            <text:p>18.30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24353">
            <text:p>1.424353</text:p>
          </table:table-cell>
          <table:table-cell office:value-type="float" office:value="18.32023">
            <text:p>18.32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27044">
            <text:p>1.427044</text:p>
          </table:table-cell>
          <table:table-cell office:value-type="float" office:value="18.34023">
            <text:p>18.34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29543">
            <text:p>1.429543</text:p>
          </table:table-cell>
          <table:table-cell office:value-type="float" office:value="18.36023">
            <text:p>18.36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31443">
            <text:p>1.431443</text:p>
          </table:table-cell>
          <table:table-cell office:value-type="float" office:value="18.38023">
            <text:p>18.38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32212">
            <text:p>1.432212</text:p>
          </table:table-cell>
          <table:table-cell office:value-type="float" office:value="18.40023">
            <text:p>18.40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31916">
            <text:p>1.431916</text:p>
          </table:table-cell>
          <table:table-cell office:value-type="float" office:value="18.42023">
            <text:p>18.42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30698">
            <text:p>1.430698</text:p>
          </table:table-cell>
          <table:table-cell office:value-type="float" office:value="18.44023">
            <text:p>18.44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28868">
            <text:p>1.428868</text:p>
          </table:table-cell>
          <table:table-cell office:value-type="float" office:value="18.46023">
            <text:p>18.46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27031">
            <text:p>1.427031</text:p>
          </table:table-cell>
          <table:table-cell office:value-type="float" office:value="18.48023">
            <text:p>18.48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25481">
            <text:p>1.425481</text:p>
          </table:table-cell>
          <table:table-cell office:value-type="float" office:value="18.50023">
            <text:p>18.50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24802">
            <text:p>1.424802</text:p>
          </table:table-cell>
          <table:table-cell office:value-type="float" office:value="18.52023">
            <text:p>18.52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25221">
            <text:p>1.425221</text:p>
          </table:table-cell>
          <table:table-cell office:value-type="float" office:value="18.54023">
            <text:p>18.54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26475">
            <text:p>1.426475</text:p>
          </table:table-cell>
          <table:table-cell office:value-type="float" office:value="18.56023">
            <text:p>18.56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28258">
            <text:p>1.428258</text:p>
          </table:table-cell>
          <table:table-cell office:value-type="float" office:value="18.58023">
            <text:p>18.58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31274">
            <text:p>1.431274</text:p>
          </table:table-cell>
          <table:table-cell office:value-type="float" office:value="18.60023">
            <text:p>18.60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34783">
            <text:p>1.434783</text:p>
          </table:table-cell>
          <table:table-cell office:value-type="float" office:value="18.62024">
            <text:p>18.62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37302">
            <text:p>1.437302</text:p>
          </table:table-cell>
          <table:table-cell office:value-type="float" office:value="18.64024">
            <text:p>18.64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3945">
            <text:p>1.43945</text:p>
          </table:table-cell>
          <table:table-cell office:value-type="float" office:value="18.66024">
            <text:p>18.66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1218">
            <text:p>1.441218</text:p>
          </table:table-cell>
          <table:table-cell office:value-type="float" office:value="18.68024">
            <text:p>18.68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2547">
            <text:p>1.442547</text:p>
          </table:table-cell>
          <table:table-cell office:value-type="float" office:value="18.70024">
            <text:p>18.70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3104">
            <text:p>1.443104</text:p>
          </table:table-cell>
          <table:table-cell office:value-type="float" office:value="18.72024">
            <text:p>18.72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2968">
            <text:p>1.442968</text:p>
          </table:table-cell>
          <table:table-cell office:value-type="float" office:value="18.74024">
            <text:p>18.74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2244">
            <text:p>1.442244</text:p>
          </table:table-cell>
          <table:table-cell office:value-type="float" office:value="18.76024">
            <text:p>18.76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128">
            <text:p>1.44128</text:p>
          </table:table-cell>
          <table:table-cell office:value-type="float" office:value="18.78024">
            <text:p>18.78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0043">
            <text:p>1.440043</text:p>
          </table:table-cell>
          <table:table-cell office:value-type="float" office:value="18.80024">
            <text:p>18.80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39016">
            <text:p>1.439016</text:p>
          </table:table-cell>
          <table:table-cell office:value-type="float" office:value="18.82024">
            <text:p>18.82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38075">
            <text:p>1.438075</text:p>
          </table:table-cell>
          <table:table-cell office:value-type="float" office:value="18.84024">
            <text:p>18.84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38156">
            <text:p>1.438156</text:p>
          </table:table-cell>
          <table:table-cell office:value-type="float" office:value="18.86024">
            <text:p>18.86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38831">
            <text:p>1.438831</text:p>
          </table:table-cell>
          <table:table-cell office:value-type="float" office:value="18.88024">
            <text:p>18.88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3978">
            <text:p>1.43978</text:p>
          </table:table-cell>
          <table:table-cell office:value-type="float" office:value="18.90024">
            <text:p>18.90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1077">
            <text:p>1.441077</text:p>
          </table:table-cell>
          <table:table-cell office:value-type="float" office:value="18.92024">
            <text:p>18.92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2373">
            <text:p>1.442373</text:p>
          </table:table-cell>
          <table:table-cell office:value-type="float" office:value="18.94024">
            <text:p>18.94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4043">
            <text:p>1.444043</text:p>
          </table:table-cell>
          <table:table-cell office:value-type="float" office:value="18.96024">
            <text:p>18.96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5933">
            <text:p>1.445933</text:p>
          </table:table-cell>
          <table:table-cell office:value-type="float" office:value="18.98024">
            <text:p>18.98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8157">
            <text:p>1.448157</text:p>
          </table:table-cell>
          <table:table-cell office:value-type="float" office:value="19.00024">
            <text:p>19.00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0293">
            <text:p>1.450293</text:p>
          </table:table-cell>
          <table:table-cell office:value-type="float" office:value="19.02024">
            <text:p>19.02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1974">
            <text:p>1.451974</text:p>
          </table:table-cell>
          <table:table-cell office:value-type="float" office:value="19.04025">
            <text:p>19.04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2555">
            <text:p>1.452555</text:p>
          </table:table-cell>
          <table:table-cell office:value-type="float" office:value="19.06025">
            <text:p>19.06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1977">
            <text:p>1.451977</text:p>
          </table:table-cell>
          <table:table-cell office:value-type="float" office:value="19.08025">
            <text:p>19.08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0289">
            <text:p>1.450289</text:p>
          </table:table-cell>
          <table:table-cell office:value-type="float" office:value="19.10025">
            <text:p>19.1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7849">
            <text:p>1.447849</text:p>
          </table:table-cell>
          <table:table-cell office:value-type="float" office:value="19.12025">
            <text:p>19.12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4995">
            <text:p>1.444995</text:p>
          </table:table-cell>
          <table:table-cell office:value-type="float" office:value="19.14025">
            <text:p>19.14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2583">
            <text:p>1.442583</text:p>
          </table:table-cell>
          <table:table-cell office:value-type="float" office:value="19.16025">
            <text:p>19.16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1212">
            <text:p>1.441212</text:p>
          </table:table-cell>
          <table:table-cell office:value-type="float" office:value="19.18025">
            <text:p>19.18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1109">
            <text:p>1.441109</text:p>
          </table:table-cell>
          <table:table-cell office:value-type="float" office:value="19.20025">
            <text:p>19.2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2057">
            <text:p>1.442057</text:p>
          </table:table-cell>
          <table:table-cell office:value-type="float" office:value="19.22025">
            <text:p>19.22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3637">
            <text:p>1.443637</text:p>
          </table:table-cell>
          <table:table-cell office:value-type="float" office:value="19.24025">
            <text:p>19.24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634">
            <text:p>1.44634</text:p>
          </table:table-cell>
          <table:table-cell office:value-type="float" office:value="19.26025">
            <text:p>19.26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48406">
            <text:p>1.448406</text:p>
          </table:table-cell>
          <table:table-cell office:value-type="float" office:value="19.28025">
            <text:p>19.28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1051">
            <text:p>1.451051</text:p>
          </table:table-cell>
          <table:table-cell office:value-type="float" office:value="19.30025">
            <text:p>19.3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3724">
            <text:p>1.453724</text:p>
          </table:table-cell>
          <table:table-cell office:value-type="float" office:value="19.32025">
            <text:p>19.32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5799">
            <text:p>1.455799</text:p>
          </table:table-cell>
          <table:table-cell office:value-type="float" office:value="19.34025">
            <text:p>19.34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7317">
            <text:p>1.457317</text:p>
          </table:table-cell>
          <table:table-cell office:value-type="float" office:value="19.36025">
            <text:p>19.36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7972">
            <text:p>1.457972</text:p>
          </table:table-cell>
          <table:table-cell office:value-type="float" office:value="19.38025">
            <text:p>19.38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7622">
            <text:p>1.457622</text:p>
          </table:table-cell>
          <table:table-cell office:value-type="float" office:value="19.40025">
            <text:p>19.4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6389">
            <text:p>1.456389</text:p>
          </table:table-cell>
          <table:table-cell office:value-type="float" office:value="19.42025">
            <text:p>19.42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4888">
            <text:p>1.454888</text:p>
          </table:table-cell>
          <table:table-cell office:value-type="float" office:value="19.44025">
            <text:p>19.44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3248">
            <text:p>1.453248</text:p>
          </table:table-cell>
          <table:table-cell office:value-type="float" office:value="19.46025">
            <text:p>19.46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1956">
            <text:p>1.451956</text:p>
          </table:table-cell>
          <table:table-cell office:value-type="float" office:value="19.48026">
            <text:p>19.48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0983">
            <text:p>1.450983</text:p>
          </table:table-cell>
          <table:table-cell office:value-type="float" office:value="19.50026">
            <text:p>19.50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12">
            <text:p>1.4512</text:p>
          </table:table-cell>
          <table:table-cell office:value-type="float" office:value="19.52026">
            <text:p>19.52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2121">
            <text:p>1.452121</text:p>
          </table:table-cell>
          <table:table-cell office:value-type="float" office:value="19.54026">
            <text:p>19.54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3316">
            <text:p>1.453316</text:p>
          </table:table-cell>
          <table:table-cell office:value-type="float" office:value="19.56026">
            <text:p>19.56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4685">
            <text:p>1.454685</text:p>
          </table:table-cell>
          <table:table-cell office:value-type="float" office:value="19.58026">
            <text:p>19.58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6226">
            <text:p>1.456226</text:p>
          </table:table-cell>
          <table:table-cell office:value-type="float" office:value="19.60026">
            <text:p>19.60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8205">
            <text:p>1.458205</text:p>
          </table:table-cell>
          <table:table-cell office:value-type="float" office:value="19.62026">
            <text:p>19.62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0558">
            <text:p>1.460558</text:p>
          </table:table-cell>
          <table:table-cell office:value-type="float" office:value="19.64026">
            <text:p>19.64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3223">
            <text:p>1.463223</text:p>
          </table:table-cell>
          <table:table-cell office:value-type="float" office:value="19.66026">
            <text:p>19.66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561">
            <text:p>1.46561</text:p>
          </table:table-cell>
          <table:table-cell office:value-type="float" office:value="19.68026">
            <text:p>19.68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7301">
            <text:p>1.467301</text:p>
          </table:table-cell>
          <table:table-cell office:value-type="float" office:value="19.70026">
            <text:p>19.70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7861">
            <text:p>1.467861</text:p>
          </table:table-cell>
          <table:table-cell office:value-type="float" office:value="19.72026">
            <text:p>19.72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7373">
            <text:p>1.467373</text:p>
          </table:table-cell>
          <table:table-cell office:value-type="float" office:value="19.74026">
            <text:p>19.74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6033">
            <text:p>1.466033</text:p>
          </table:table-cell>
          <table:table-cell office:value-type="float" office:value="19.76026">
            <text:p>19.76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4135">
            <text:p>1.464135</text:p>
          </table:table-cell>
          <table:table-cell office:value-type="float" office:value="19.78026">
            <text:p>19.78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2211">
            <text:p>1.462211</text:p>
          </table:table-cell>
          <table:table-cell office:value-type="float" office:value="19.80026">
            <text:p>19.80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0644">
            <text:p>1.460644</text:p>
          </table:table-cell>
          <table:table-cell office:value-type="float" office:value="19.82026">
            <text:p>19.82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59941">
            <text:p>1.459941</text:p>
          </table:table-cell>
          <table:table-cell office:value-type="float" office:value="19.84026">
            <text:p>19.84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0338">
            <text:p>1.460338</text:p>
          </table:table-cell>
          <table:table-cell office:value-type="float" office:value="19.86026">
            <text:p>19.86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1581">
            <text:p>1.461581</text:p>
          </table:table-cell>
          <table:table-cell office:value-type="float" office:value="19.88026">
            <text:p>19.88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3359">
            <text:p>1.463359</text:p>
          </table:table-cell>
          <table:table-cell office:value-type="float" office:value="19.90026">
            <text:p>19.90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6344">
            <text:p>1.466344</text:p>
          </table:table-cell>
          <table:table-cell office:value-type="float" office:value="19.92027">
            <text:p>19.92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9789">
            <text:p>1.469789</text:p>
          </table:table-cell>
          <table:table-cell office:value-type="float" office:value="19.94027">
            <text:p>19.94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72274">
            <text:p>1.472274</text:p>
          </table:table-cell>
          <table:table-cell office:value-type="float" office:value="19.96027">
            <text:p>19.96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74531">
            <text:p>1.474531</text:p>
          </table:table-cell>
          <table:table-cell office:value-type="float" office:value="19.98027">
            <text:p>19.98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76531">
            <text:p>1.476531</text:p>
          </table:table-cell>
          <table:table-cell office:value-type="float" office:value="20.00027">
            <text:p>20.00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78134">
            <text:p>1.478134</text:p>
          </table:table-cell>
          <table:table-cell office:value-type="float" office:value="20.02027">
            <text:p>20.02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78995">
            <text:p>1.478995</text:p>
          </table:table-cell>
          <table:table-cell office:value-type="float" office:value="20.04027">
            <text:p>20.04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79158">
            <text:p>1.479158</text:p>
          </table:table-cell>
          <table:table-cell office:value-type="float" office:value="20.06027">
            <text:p>20.06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78704">
            <text:p>1.478704</text:p>
          </table:table-cell>
          <table:table-cell office:value-type="float" office:value="20.08027">
            <text:p>20.08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77961">
            <text:p>1.477961</text:p>
          </table:table-cell>
          <table:table-cell office:value-type="float" office:value="20.10027">
            <text:p>20.10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76953">
            <text:p>1.476953</text:p>
          </table:table-cell>
          <table:table-cell office:value-type="float" office:value="20.12027">
            <text:p>20.12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76166">
            <text:p>1.476166</text:p>
          </table:table-cell>
          <table:table-cell office:value-type="float" office:value="20.14027">
            <text:p>20.14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75509">
            <text:p>1.475509</text:p>
          </table:table-cell>
          <table:table-cell office:value-type="float" office:value="20.16027">
            <text:p>20.16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75842">
            <text:p>1.475842</text:p>
          </table:table-cell>
          <table:table-cell office:value-type="float" office:value="20.18027">
            <text:p>20.18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76697">
            <text:p>1.476697</text:p>
          </table:table-cell>
          <table:table-cell office:value-type="float" office:value="20.20027">
            <text:p>20.20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77766">
            <text:p>1.477766</text:p>
          </table:table-cell>
          <table:table-cell office:value-type="float" office:value="20.22027">
            <text:p>20.22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79157">
            <text:p>1.479157</text:p>
          </table:table-cell>
          <table:table-cell office:value-type="float" office:value="20.24027">
            <text:p>20.24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80674">
            <text:p>1.480674</text:p>
          </table:table-cell>
          <table:table-cell office:value-type="float" office:value="20.26027">
            <text:p>20.26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82679">
            <text:p>1.482679</text:p>
          </table:table-cell>
          <table:table-cell office:value-type="float" office:value="20.28027">
            <text:p>20.28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85018">
            <text:p>1.485018</text:p>
          </table:table-cell>
          <table:table-cell office:value-type="float" office:value="20.30027">
            <text:p>20.30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87757">
            <text:p>1.487757</text:p>
          </table:table-cell>
          <table:table-cell office:value-type="float" office:value="20.32027">
            <text:p>20.32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90487">
            <text:p>1.490487</text:p>
          </table:table-cell>
          <table:table-cell office:value-type="float" office:value="20.34027">
            <text:p>20.34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92733">
            <text:p>1.492733</text:p>
          </table:table-cell>
          <table:table-cell office:value-type="float" office:value="20.36028">
            <text:p>20.36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93875">
            <text:p>1.493875</text:p>
          </table:table-cell>
          <table:table-cell office:value-type="float" office:value="20.38028">
            <text:p>20.38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93853">
            <text:p>1.493853</text:p>
          </table:table-cell>
          <table:table-cell office:value-type="float" office:value="20.40028">
            <text:p>20.40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92739">
            <text:p>1.492739</text:p>
          </table:table-cell>
          <table:table-cell office:value-type="float" office:value="20.42028">
            <text:p>20.42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90846">
            <text:p>1.490846</text:p>
          </table:table-cell>
          <table:table-cell office:value-type="float" office:value="20.44028">
            <text:p>20.44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88575">
            <text:p>1.488575</text:p>
          </table:table-cell>
          <table:table-cell office:value-type="float" office:value="20.46028">
            <text:p>20.46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86718">
            <text:p>1.486718</text:p>
          </table:table-cell>
          <table:table-cell office:value-type="float" office:value="20.48028">
            <text:p>20.48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85918">
            <text:p>1.485918</text:p>
          </table:table-cell>
          <table:table-cell office:value-type="float" office:value="20.50028">
            <text:p>20.50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86304">
            <text:p>1.486304</text:p>
          </table:table-cell>
          <table:table-cell office:value-type="float" office:value="20.52028">
            <text:p>20.52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87704">
            <text:p>1.487704</text:p>
          </table:table-cell>
          <table:table-cell office:value-type="float" office:value="20.54028">
            <text:p>20.54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89628">
            <text:p>1.489628</text:p>
          </table:table-cell>
          <table:table-cell office:value-type="float" office:value="20.56028">
            <text:p>20.56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9274">
            <text:p>1.49274</text:p>
          </table:table-cell>
          <table:table-cell office:value-type="float" office:value="20.58028">
            <text:p>20.58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95225">
            <text:p>1.495225</text:p>
          </table:table-cell>
          <table:table-cell office:value-type="float" office:value="20.60028">
            <text:p>20.60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98183">
            <text:p>1.498183</text:p>
          </table:table-cell>
          <table:table-cell office:value-type="float" office:value="20.62028">
            <text:p>20.62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01099">
            <text:p>1.501099</text:p>
          </table:table-cell>
          <table:table-cell office:value-type="float" office:value="20.64028">
            <text:p>20.64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03463">
            <text:p>1.503463</text:p>
          </table:table-cell>
          <table:table-cell office:value-type="float" office:value="20.66028">
            <text:p>20.66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05247">
            <text:p>1.505247</text:p>
          </table:table-cell>
          <table:table-cell office:value-type="float" office:value="20.68028">
            <text:p>20.68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06249">
            <text:p>1.506249</text:p>
          </table:table-cell>
          <table:table-cell office:value-type="float" office:value="20.70028">
            <text:p>20.70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06379">
            <text:p>1.506379</text:p>
          </table:table-cell>
          <table:table-cell office:value-type="float" office:value="20.72028">
            <text:p>20.72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05787">
            <text:p>1.505787</text:p>
          </table:table-cell>
          <table:table-cell office:value-type="float" office:value="20.74028">
            <text:p>20.74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0485">
            <text:p>1.50485</text:p>
          </table:table-cell>
          <table:table-cell office:value-type="float" office:value="20.76028">
            <text:p>20.76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03897">
            <text:p>1.503897</text:p>
          </table:table-cell>
          <table:table-cell office:value-type="float" office:value="20.78028">
            <text:p>20.78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03067">
            <text:p>1.503067</text:p>
          </table:table-cell>
          <table:table-cell office:value-type="float" office:value="20.80029">
            <text:p>20.80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02598">
            <text:p>1.502598</text:p>
          </table:table-cell>
          <table:table-cell office:value-type="float" office:value="20.82029">
            <text:p>20.82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03171">
            <text:p>1.503171</text:p>
          </table:table-cell>
          <table:table-cell office:value-type="float" office:value="20.84029">
            <text:p>20.84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04415">
            <text:p>1.504415</text:p>
          </table:table-cell>
          <table:table-cell office:value-type="float" office:value="20.86029">
            <text:p>20.86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05797">
            <text:p>1.505797</text:p>
          </table:table-cell>
          <table:table-cell office:value-type="float" office:value="20.88029">
            <text:p>20.88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07284">
            <text:p>1.507284</text:p>
          </table:table-cell>
          <table:table-cell office:value-type="float" office:value="20.90029">
            <text:p>20.90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08981">
            <text:p>1.508981</text:p>
          </table:table-cell>
          <table:table-cell office:value-type="float" office:value="20.92029">
            <text:p>20.92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11238">
            <text:p>1.511238</text:p>
          </table:table-cell>
          <table:table-cell office:value-type="float" office:value="20.94029">
            <text:p>20.94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13947">
            <text:p>1.513947</text:p>
          </table:table-cell>
          <table:table-cell office:value-type="float" office:value="20.96029">
            <text:p>20.96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17004">
            <text:p>1.517004</text:p>
          </table:table-cell>
          <table:table-cell office:value-type="float" office:value="20.98029">
            <text:p>20.98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19803">
            <text:p>1.519803</text:p>
          </table:table-cell>
          <table:table-cell office:value-type="float" office:value="21.00029">
            <text:p>21.00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21744">
            <text:p>1.521744</text:p>
          </table:table-cell>
          <table:table-cell office:value-type="float" office:value="21.02029">
            <text:p>21.02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22469">
            <text:p>1.522469</text:p>
          </table:table-cell>
          <table:table-cell office:value-type="float" office:value="21.04029">
            <text:p>21.04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22017">
            <text:p>1.522017</text:p>
          </table:table-cell>
          <table:table-cell office:value-type="float" office:value="21.06029">
            <text:p>21.06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20643">
            <text:p>1.520643</text:p>
          </table:table-cell>
          <table:table-cell office:value-type="float" office:value="21.08029">
            <text:p>21.08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18694">
            <text:p>1.518694</text:p>
          </table:table-cell>
          <table:table-cell office:value-type="float" office:value="21.10029">
            <text:p>21.10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16793">
            <text:p>1.516793</text:p>
          </table:table-cell>
          <table:table-cell office:value-type="float" office:value="21.12029">
            <text:p>21.12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15311">
            <text:p>1.515311</text:p>
          </table:table-cell>
          <table:table-cell office:value-type="float" office:value="21.14029">
            <text:p>21.14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14732">
            <text:p>1.514732</text:p>
          </table:table-cell>
          <table:table-cell office:value-type="float" office:value="21.16029">
            <text:p>21.16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15292">
            <text:p>1.515292</text:p>
          </table:table-cell>
          <table:table-cell office:value-type="float" office:value="21.18029">
            <text:p>21.18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16675">
            <text:p>1.516675</text:p>
          </table:table-cell>
          <table:table-cell office:value-type="float" office:value="21.20029">
            <text:p>21.20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18532">
            <text:p>1.518532</text:p>
          </table:table-cell>
          <table:table-cell office:value-type="float" office:value="21.22029">
            <text:p>21.22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2156">
            <text:p>1.52156</text:p>
          </table:table-cell>
          <table:table-cell office:value-type="float" office:value="21.2403">
            <text:p>21.24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25068">
            <text:p>1.525068</text:p>
          </table:table-cell>
          <table:table-cell office:value-type="float" office:value="21.2603">
            <text:p>21.26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28681">
            <text:p>1.528681</text:p>
          </table:table-cell>
          <table:table-cell office:value-type="float" office:value="21.2803">
            <text:p>21.28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31697">
            <text:p>1.531697</text:p>
          </table:table-cell>
          <table:table-cell office:value-type="float" office:value="21.3003">
            <text:p>21.3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34067">
            <text:p>1.534067</text:p>
          </table:table-cell>
          <table:table-cell office:value-type="float" office:value="21.3203">
            <text:p>21.3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35779">
            <text:p>1.535779</text:p>
          </table:table-cell>
          <table:table-cell office:value-type="float" office:value="21.3403">
            <text:p>21.34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36355">
            <text:p>1.536355</text:p>
          </table:table-cell>
          <table:table-cell office:value-type="float" office:value="21.3603">
            <text:p>21.36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35684">
            <text:p>1.535684</text:p>
          </table:table-cell>
          <table:table-cell office:value-type="float" office:value="21.3803">
            <text:p>21.38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3411">
            <text:p>1.53411</text:p>
          </table:table-cell>
          <table:table-cell office:value-type="float" office:value="21.4003">
            <text:p>21.4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32384">
            <text:p>1.532384</text:p>
          </table:table-cell>
          <table:table-cell office:value-type="float" office:value="21.4203">
            <text:p>21.4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30706">
            <text:p>1.530706</text:p>
          </table:table-cell>
          <table:table-cell office:value-type="float" office:value="21.4403">
            <text:p>21.44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29529">
            <text:p>1.529529</text:p>
          </table:table-cell>
          <table:table-cell office:value-type="float" office:value="21.4603">
            <text:p>21.46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28835">
            <text:p>1.528835</text:p>
          </table:table-cell>
          <table:table-cell office:value-type="float" office:value="21.4803">
            <text:p>21.48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29399">
            <text:p>1.529399</text:p>
          </table:table-cell>
          <table:table-cell office:value-type="float" office:value="21.5003">
            <text:p>21.5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30595">
            <text:p>1.530595</text:p>
          </table:table-cell>
          <table:table-cell office:value-type="float" office:value="21.5203">
            <text:p>21.5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31994">
            <text:p>1.531994</text:p>
          </table:table-cell>
          <table:table-cell office:value-type="float" office:value="21.5403">
            <text:p>21.54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334">
            <text:p>1.5334</text:p>
          </table:table-cell>
          <table:table-cell office:value-type="float" office:value="21.5603">
            <text:p>21.56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3508">
            <text:p>1.53508</text:p>
          </table:table-cell>
          <table:table-cell office:value-type="float" office:value="21.5803">
            <text:p>21.58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374">
            <text:p>1.5374</text:p>
          </table:table-cell>
          <table:table-cell office:value-type="float" office:value="21.6003">
            <text:p>21.6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40331">
            <text:p>1.540331</text:p>
          </table:table-cell>
          <table:table-cell office:value-type="float" office:value="21.6203">
            <text:p>21.6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4363">
            <text:p>1.54363</text:p>
          </table:table-cell>
          <table:table-cell office:value-type="float" office:value="21.6403">
            <text:p>21.64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46769">
            <text:p>1.546769</text:p>
          </table:table-cell>
          <table:table-cell office:value-type="float" office:value="21.66031">
            <text:p>21.66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49091">
            <text:p>1.549091</text:p>
          </table:table-cell>
          <table:table-cell office:value-type="float" office:value="21.68031">
            <text:p>21.68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50221">
            <text:p>1.550221</text:p>
          </table:table-cell>
          <table:table-cell office:value-type="float" office:value="21.70031">
            <text:p>21.70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50231">
            <text:p>1.550231</text:p>
          </table:table-cell>
          <table:table-cell office:value-type="float" office:value="21.72031">
            <text:p>21.72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49407">
            <text:p>1.549407</text:p>
          </table:table-cell>
          <table:table-cell office:value-type="float" office:value="21.74031">
            <text:p>21.74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4796">
            <text:p>1.54796</text:p>
          </table:table-cell>
          <table:table-cell office:value-type="float" office:value="21.76031">
            <text:p>21.76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46465">
            <text:p>1.546465</text:p>
          </table:table-cell>
          <table:table-cell office:value-type="float" office:value="21.78031">
            <text:p>21.78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45415">
            <text:p>1.545415</text:p>
          </table:table-cell>
          <table:table-cell office:value-type="float" office:value="21.80031">
            <text:p>21.80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45512">
            <text:p>1.545512</text:p>
          </table:table-cell>
          <table:table-cell office:value-type="float" office:value="21.82031">
            <text:p>21.82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46587">
            <text:p>1.546587</text:p>
          </table:table-cell>
          <table:table-cell office:value-type="float" office:value="21.84031">
            <text:p>21.84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48426">
            <text:p>1.548426</text:p>
          </table:table-cell>
          <table:table-cell office:value-type="float" office:value="21.86031">
            <text:p>21.86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50622">
            <text:p>1.550622</text:p>
          </table:table-cell>
          <table:table-cell office:value-type="float" office:value="21.88031">
            <text:p>21.88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53935">
            <text:p>1.553935</text:p>
          </table:table-cell>
          <table:table-cell office:value-type="float" office:value="21.90031">
            <text:p>21.90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57773">
            <text:p>1.557773</text:p>
          </table:table-cell>
          <table:table-cell office:value-type="float" office:value="21.92031">
            <text:p>21.92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0626">
            <text:p>1.560626</text:p>
          </table:table-cell>
          <table:table-cell office:value-type="float" office:value="21.94031">
            <text:p>21.94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2942">
            <text:p>1.562942</text:p>
          </table:table-cell>
          <table:table-cell office:value-type="float" office:value="21.96031">
            <text:p>21.96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4714">
            <text:p>1.564714</text:p>
          </table:table-cell>
          <table:table-cell office:value-type="float" office:value="21.98031">
            <text:p>21.98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5986">
            <text:p>1.565986</text:p>
          </table:table-cell>
          <table:table-cell office:value-type="float" office:value="22.00031">
            <text:p>22.00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6542">
            <text:p>1.566542</text:p>
          </table:table-cell>
          <table:table-cell office:value-type="float" office:value="22.02031">
            <text:p>22.02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6286">
            <text:p>1.566286</text:p>
          </table:table-cell>
          <table:table-cell office:value-type="float" office:value="22.04031">
            <text:p>22.04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5612">
            <text:p>1.565612</text:p>
          </table:table-cell>
          <table:table-cell office:value-type="float" office:value="22.06031">
            <text:p>22.06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4651">
            <text:p>1.564651</text:p>
          </table:table-cell>
          <table:table-cell office:value-type="float" office:value="22.08031">
            <text:p>22.08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3617">
            <text:p>1.563617</text:p>
          </table:table-cell>
          <table:table-cell office:value-type="float" office:value="22.10032">
            <text:p>22.10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2719">
            <text:p>1.562719</text:p>
          </table:table-cell>
          <table:table-cell office:value-type="float" office:value="22.12032">
            <text:p>22.12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2344">
            <text:p>1.562344</text:p>
          </table:table-cell>
          <table:table-cell office:value-type="float" office:value="22.14032">
            <text:p>22.14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253">
            <text:p>1.56253</text:p>
          </table:table-cell>
          <table:table-cell office:value-type="float" office:value="22.16032">
            <text:p>22.16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3069">
            <text:p>1.563069</text:p>
          </table:table-cell>
          <table:table-cell office:value-type="float" office:value="22.18032">
            <text:p>22.18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3784">
            <text:p>1.563784</text:p>
          </table:table-cell>
          <table:table-cell office:value-type="float" office:value="22.20032">
            <text:p>22.20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466">
            <text:p>1.56466</text:p>
          </table:table-cell>
          <table:table-cell office:value-type="float" office:value="22.22032">
            <text:p>22.22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5641">
            <text:p>1.565641</text:p>
          </table:table-cell>
          <table:table-cell office:value-type="float" office:value="22.24032">
            <text:p>22.24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7159">
            <text:p>1.567159</text:p>
          </table:table-cell>
          <table:table-cell office:value-type="float" office:value="22.26032">
            <text:p>22.26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9016">
            <text:p>1.569016</text:p>
          </table:table-cell>
          <table:table-cell office:value-type="float" office:value="22.28032">
            <text:p>22.28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1342">
            <text:p>1.571342</text:p>
          </table:table-cell>
          <table:table-cell office:value-type="float" office:value="22.30032">
            <text:p>22.30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356">
            <text:p>1.57356</text:p>
          </table:table-cell>
          <table:table-cell office:value-type="float" office:value="22.32032">
            <text:p>22.32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5137">
            <text:p>1.575137</text:p>
          </table:table-cell>
          <table:table-cell office:value-type="float" office:value="22.34032">
            <text:p>22.34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5551">
            <text:p>1.575551</text:p>
          </table:table-cell>
          <table:table-cell office:value-type="float" office:value="22.36032">
            <text:p>22.36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4811">
            <text:p>1.574811</text:p>
          </table:table-cell>
          <table:table-cell office:value-type="float" office:value="22.38032">
            <text:p>22.38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2996">
            <text:p>1.572996</text:p>
          </table:table-cell>
          <table:table-cell office:value-type="float" office:value="22.40032">
            <text:p>22.40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0407">
            <text:p>1.570407</text:p>
          </table:table-cell>
          <table:table-cell office:value-type="float" office:value="22.42032">
            <text:p>22.42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7485">
            <text:p>1.567485</text:p>
          </table:table-cell>
          <table:table-cell office:value-type="float" office:value="22.44032">
            <text:p>22.44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5003">
            <text:p>1.565003</text:p>
          </table:table-cell>
          <table:table-cell office:value-type="float" office:value="22.46032">
            <text:p>22.46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3598">
            <text:p>1.563598</text:p>
          </table:table-cell>
          <table:table-cell office:value-type="float" office:value="22.48032">
            <text:p>22.48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3423">
            <text:p>1.563423</text:p>
          </table:table-cell>
          <table:table-cell office:value-type="float" office:value="22.50032">
            <text:p>22.50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423">
            <text:p>1.56423</text:p>
          </table:table-cell>
          <table:table-cell office:value-type="float" office:value="22.52032">
            <text:p>22.52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5677">
            <text:p>1.565677</text:p>
          </table:table-cell>
          <table:table-cell office:value-type="float" office:value="22.54033">
            <text:p>22.54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68248">
            <text:p>1.568248</text:p>
          </table:table-cell>
          <table:table-cell office:value-type="float" office:value="22.56033">
            <text:p>22.56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039">
            <text:p>1.57039</text:p>
          </table:table-cell>
          <table:table-cell office:value-type="float" office:value="22.58033">
            <text:p>22.58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2869">
            <text:p>1.572869</text:p>
          </table:table-cell>
          <table:table-cell office:value-type="float" office:value="22.60033">
            <text:p>22.60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5115">
            <text:p>1.575115</text:p>
          </table:table-cell>
          <table:table-cell office:value-type="float" office:value="22.62033">
            <text:p>22.62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6856">
            <text:p>1.576856</text:p>
          </table:table-cell>
          <table:table-cell office:value-type="float" office:value="22.64033">
            <text:p>22.64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7888">
            <text:p>1.577888</text:p>
          </table:table-cell>
          <table:table-cell office:value-type="float" office:value="22.66033">
            <text:p>22.66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8035">
            <text:p>1.578035</text:p>
          </table:table-cell>
          <table:table-cell office:value-type="float" office:value="22.68033">
            <text:p>22.68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7195">
            <text:p>1.577195</text:p>
          </table:table-cell>
          <table:table-cell office:value-type="float" office:value="22.70033">
            <text:p>22.70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5752">
            <text:p>1.575752</text:p>
          </table:table-cell>
          <table:table-cell office:value-type="float" office:value="22.72033">
            <text:p>22.72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4015">
            <text:p>1.574015</text:p>
          </table:table-cell>
          <table:table-cell office:value-type="float" office:value="22.74033">
            <text:p>22.74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2253">
            <text:p>1.572253</text:p>
          </table:table-cell>
          <table:table-cell office:value-type="float" office:value="22.76033">
            <text:p>22.76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0924">
            <text:p>1.570924</text:p>
          </table:table-cell>
          <table:table-cell office:value-type="float" office:value="22.78033">
            <text:p>22.78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0246">
            <text:p>1.570246</text:p>
          </table:table-cell>
          <table:table-cell office:value-type="float" office:value="22.80033">
            <text:p>22.80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0424">
            <text:p>1.570424</text:p>
          </table:table-cell>
          <table:table-cell office:value-type="float" office:value="22.82033">
            <text:p>22.82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0995">
            <text:p>1.570995</text:p>
          </table:table-cell>
          <table:table-cell office:value-type="float" office:value="22.84033">
            <text:p>22.84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1926">
            <text:p>1.571926</text:p>
          </table:table-cell>
          <table:table-cell office:value-type="float" office:value="22.86033">
            <text:p>22.86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3001">
            <text:p>1.573001</text:p>
          </table:table-cell>
          <table:table-cell office:value-type="float" office:value="22.88033">
            <text:p>22.88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4197">
            <text:p>1.574197</text:p>
          </table:table-cell>
          <table:table-cell office:value-type="float" office:value="22.90033">
            <text:p>22.90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5795">
            <text:p>1.575795</text:p>
          </table:table-cell>
          <table:table-cell office:value-type="float" office:value="22.92033">
            <text:p>22.92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7946">
            <text:p>1.577946</text:p>
          </table:table-cell>
          <table:table-cell office:value-type="float" office:value="22.94033">
            <text:p>22.94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80434">
            <text:p>1.580434</text:p>
          </table:table-cell>
          <table:table-cell office:value-type="float" office:value="22.96033">
            <text:p>22.96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82675">
            <text:p>1.582675</text:p>
          </table:table-cell>
          <table:table-cell office:value-type="float" office:value="22.98034">
            <text:p>22.98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84071">
            <text:p>1.584071</text:p>
          </table:table-cell>
          <table:table-cell office:value-type="float" office:value="23.00034">
            <text:p>23.00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84295">
            <text:p>1.584295</text:p>
          </table:table-cell>
          <table:table-cell office:value-type="float" office:value="23.02034">
            <text:p>23.02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83457">
            <text:p>1.583457</text:p>
          </table:table-cell>
          <table:table-cell office:value-type="float" office:value="23.04034">
            <text:p>23.04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81846">
            <text:p>1.581846</text:p>
          </table:table-cell>
          <table:table-cell office:value-type="float" office:value="23.06034">
            <text:p>23.06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963">
            <text:p>1.57963</text:p>
          </table:table-cell>
          <table:table-cell office:value-type="float" office:value="23.08034">
            <text:p>23.08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7699">
            <text:p>1.577699</text:p>
          </table:table-cell>
          <table:table-cell office:value-type="float" office:value="23.10034">
            <text:p>23.10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6276">
            <text:p>1.576276</text:p>
          </table:table-cell>
          <table:table-cell office:value-type="float" office:value="23.12034">
            <text:p>23.12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5694">
            <text:p>1.575694</text:p>
          </table:table-cell>
          <table:table-cell office:value-type="float" office:value="23.14034">
            <text:p>23.14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6103">
            <text:p>1.576103</text:p>
          </table:table-cell>
          <table:table-cell office:value-type="float" office:value="23.16034">
            <text:p>23.16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7226">
            <text:p>1.577226</text:p>
          </table:table-cell>
          <table:table-cell office:value-type="float" office:value="23.18034">
            <text:p>23.18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78777">
            <text:p>1.578777</text:p>
          </table:table-cell>
          <table:table-cell office:value-type="float" office:value="23.20034">
            <text:p>23.20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81448">
            <text:p>1.581448</text:p>
          </table:table-cell>
          <table:table-cell office:value-type="float" office:value="23.22034">
            <text:p>23.22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84601">
            <text:p>1.584601</text:p>
          </table:table-cell>
          <table:table-cell office:value-type="float" office:value="23.24034">
            <text:p>23.24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87968">
            <text:p>1.587968</text:p>
          </table:table-cell>
          <table:table-cell office:value-type="float" office:value="23.26034">
            <text:p>23.26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90783">
            <text:p>1.590783</text:p>
          </table:table-cell>
          <table:table-cell office:value-type="float" office:value="23.28034">
            <text:p>23.28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92936">
            <text:p>1.592936</text:p>
          </table:table-cell>
          <table:table-cell office:value-type="float" office:value="23.30034">
            <text:p>23.30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94469">
            <text:p>1.594469</text:p>
          </table:table-cell>
          <table:table-cell office:value-type="float" office:value="23.32034">
            <text:p>23.32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94981">
            <text:p>1.594981</text:p>
          </table:table-cell>
          <table:table-cell office:value-type="float" office:value="23.34034">
            <text:p>23.34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94305">
            <text:p>1.594305</text:p>
          </table:table-cell>
          <table:table-cell office:value-type="float" office:value="23.36034">
            <text:p>23.36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92976">
            <text:p>1.592976</text:p>
          </table:table-cell>
          <table:table-cell office:value-type="float" office:value="23.38034">
            <text:p>23.38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91575">
            <text:p>1.591575</text:p>
          </table:table-cell>
          <table:table-cell office:value-type="float" office:value="23.40034">
            <text:p>23.40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90113">
            <text:p>1.590113</text:p>
          </table:table-cell>
          <table:table-cell office:value-type="float" office:value="23.42035">
            <text:p>23.42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89155">
            <text:p>1.589155</text:p>
          </table:table-cell>
          <table:table-cell office:value-type="float" office:value="23.44035">
            <text:p>23.44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88745">
            <text:p>1.588745</text:p>
          </table:table-cell>
          <table:table-cell office:value-type="float" office:value="23.46035">
            <text:p>23.46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89464">
            <text:p>1.589464</text:p>
          </table:table-cell>
          <table:table-cell office:value-type="float" office:value="23.48035">
            <text:p>23.48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90766">
            <text:p>1.590766</text:p>
          </table:table-cell>
          <table:table-cell office:value-type="float" office:value="23.50035">
            <text:p>23.50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92279">
            <text:p>1.592279</text:p>
          </table:table-cell>
          <table:table-cell office:value-type="float" office:value="23.52035">
            <text:p>23.52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93984">
            <text:p>1.593984</text:p>
          </table:table-cell>
          <table:table-cell office:value-type="float" office:value="23.54035">
            <text:p>23.54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96168">
            <text:p>1.596168</text:p>
          </table:table-cell>
          <table:table-cell office:value-type="float" office:value="23.56035">
            <text:p>23.56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9905">
            <text:p>1.59905</text:p>
          </table:table-cell>
          <table:table-cell office:value-type="float" office:value="23.58035">
            <text:p>23.58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02555">
            <text:p>1.602555</text:p>
          </table:table-cell>
          <table:table-cell office:value-type="float" office:value="23.60035">
            <text:p>23.60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06331">
            <text:p>1.606331</text:p>
          </table:table-cell>
          <table:table-cell office:value-type="float" office:value="23.62035">
            <text:p>23.62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0985">
            <text:p>1.60985</text:p>
          </table:table-cell>
          <table:table-cell office:value-type="float" office:value="23.64035">
            <text:p>23.64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12348">
            <text:p>1.612348</text:p>
          </table:table-cell>
          <table:table-cell office:value-type="float" office:value="23.66035">
            <text:p>23.66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13578">
            <text:p>1.613578</text:p>
          </table:table-cell>
          <table:table-cell office:value-type="float" office:value="23.68035">
            <text:p>23.68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13632">
            <text:p>1.613632</text:p>
          </table:table-cell>
          <table:table-cell office:value-type="float" office:value="23.70035">
            <text:p>23.70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12795">
            <text:p>1.612795</text:p>
          </table:table-cell>
          <table:table-cell office:value-type="float" office:value="23.72035">
            <text:p>23.72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11297">
            <text:p>1.611297</text:p>
          </table:table-cell>
          <table:table-cell office:value-type="float" office:value="23.74035">
            <text:p>23.74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09905">
            <text:p>1.609905</text:p>
          </table:table-cell>
          <table:table-cell office:value-type="float" office:value="23.76035">
            <text:p>23.76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09191">
            <text:p>1.609191</text:p>
          </table:table-cell>
          <table:table-cell office:value-type="float" office:value="23.78035">
            <text:p>23.78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09679">
            <text:p>1.609679</text:p>
          </table:table-cell>
          <table:table-cell office:value-type="float" office:value="23.80035">
            <text:p>23.80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11232">
            <text:p>1.611232</text:p>
          </table:table-cell>
          <table:table-cell office:value-type="float" office:value="23.82035">
            <text:p>23.82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13458">
            <text:p>1.613458</text:p>
          </table:table-cell>
          <table:table-cell office:value-type="float" office:value="23.84035">
            <text:p>23.84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1608">
            <text:p>1.61608</text:p>
          </table:table-cell>
          <table:table-cell office:value-type="float" office:value="23.86036">
            <text:p>23.86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19726">
            <text:p>1.619726</text:p>
          </table:table-cell>
          <table:table-cell office:value-type="float" office:value="23.88036">
            <text:p>23.88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23712">
            <text:p>1.623712</text:p>
          </table:table-cell>
          <table:table-cell office:value-type="float" office:value="23.90036">
            <text:p>23.90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27872">
            <text:p>1.627872</text:p>
          </table:table-cell>
          <table:table-cell office:value-type="float" office:value="23.92036">
            <text:p>23.92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31556">
            <text:p>1.631556</text:p>
          </table:table-cell>
          <table:table-cell office:value-type="float" office:value="23.94036">
            <text:p>23.94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34526">
            <text:p>1.634526</text:p>
          </table:table-cell>
          <table:table-cell office:value-type="float" office:value="23.96036">
            <text:p>23.96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36829">
            <text:p>1.636829</text:p>
          </table:table-cell>
          <table:table-cell office:value-type="float" office:value="23.98036">
            <text:p>23.98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38124">
            <text:p>1.638124</text:p>
          </table:table-cell>
          <table:table-cell office:value-type="float" office:value="24.00036">
            <text:p>24.00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38337">
            <text:p>1.638337</text:p>
          </table:table-cell>
          <table:table-cell office:value-type="float" office:value="24.02036">
            <text:p>24.02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37688">
            <text:p>1.637688</text:p>
          </table:table-cell>
          <table:table-cell office:value-type="float" office:value="24.04036">
            <text:p>24.04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36953">
            <text:p>1.636953</text:p>
          </table:table-cell>
          <table:table-cell office:value-type="float" office:value="24.06036">
            <text:p>24.06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36273">
            <text:p>1.636273</text:p>
          </table:table-cell>
          <table:table-cell office:value-type="float" office:value="24.08036">
            <text:p>24.08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36131">
            <text:p>1.636131</text:p>
          </table:table-cell>
          <table:table-cell office:value-type="float" office:value="24.10036">
            <text:p>24.10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36446">
            <text:p>1.636446</text:p>
          </table:table-cell>
          <table:table-cell office:value-type="float" office:value="24.12036">
            <text:p>24.12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37834">
            <text:p>1.637834</text:p>
          </table:table-cell>
          <table:table-cell office:value-type="float" office:value="24.14036">
            <text:p>24.14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39859">
            <text:p>1.639859</text:p>
          </table:table-cell>
          <table:table-cell office:value-type="float" office:value="24.16036">
            <text:p>24.16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42071">
            <text:p>1.642071</text:p>
          </table:table-cell>
          <table:table-cell office:value-type="float" office:value="24.18036">
            <text:p>24.18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44343">
            <text:p>1.644343</text:p>
          </table:table-cell>
          <table:table-cell office:value-type="float" office:value="24.20036">
            <text:p>24.20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47111">
            <text:p>1.647111</text:p>
          </table:table-cell>
          <table:table-cell office:value-type="float" office:value="24.22036">
            <text:p>24.22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50711">
            <text:p>1.650711</text:p>
          </table:table-cell>
          <table:table-cell office:value-type="float" office:value="24.24036">
            <text:p>24.24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55028">
            <text:p>1.655028</text:p>
          </table:table-cell>
          <table:table-cell office:value-type="float" office:value="24.26036">
            <text:p>24.26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595">
            <text:p>1.6595</text:p>
          </table:table-cell>
          <table:table-cell office:value-type="float" office:value="24.28036">
            <text:p>24.28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63705">
            <text:p>1.663705</text:p>
          </table:table-cell>
          <table:table-cell office:value-type="float" office:value="24.30037">
            <text:p>24.30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66783">
            <text:p>1.666783</text:p>
          </table:table-cell>
          <table:table-cell office:value-type="float" office:value="24.32037">
            <text:p>24.32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68398">
            <text:p>1.668398</text:p>
          </table:table-cell>
          <table:table-cell office:value-type="float" office:value="24.34037">
            <text:p>24.34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68778">
            <text:p>1.668778</text:p>
          </table:table-cell>
          <table:table-cell office:value-type="float" office:value="24.36037">
            <text:p>24.36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68205">
            <text:p>1.668205</text:p>
          </table:table-cell>
          <table:table-cell office:value-type="float" office:value="24.38037">
            <text:p>24.38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66929">
            <text:p>1.666929</text:p>
          </table:table-cell>
          <table:table-cell office:value-type="float" office:value="24.40037">
            <text:p>24.40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65865">
            <text:p>1.665865</text:p>
          </table:table-cell>
          <table:table-cell office:value-type="float" office:value="24.42037">
            <text:p>24.42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6546">
            <text:p>1.66546</text:p>
          </table:table-cell>
          <table:table-cell office:value-type="float" office:value="24.44037">
            <text:p>24.44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66187">
            <text:p>1.666187</text:p>
          </table:table-cell>
          <table:table-cell office:value-type="float" office:value="24.46037">
            <text:p>24.46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67902">
            <text:p>1.667902</text:p>
          </table:table-cell>
          <table:table-cell office:value-type="float" office:value="24.48037">
            <text:p>24.48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70289">
            <text:p>1.670289</text:p>
          </table:table-cell>
          <table:table-cell office:value-type="float" office:value="24.50037">
            <text:p>24.50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73019">
            <text:p>1.673019</text:p>
          </table:table-cell>
          <table:table-cell office:value-type="float" office:value="24.52037">
            <text:p>24.52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76764">
            <text:p>1.676764</text:p>
          </table:table-cell>
          <table:table-cell office:value-type="float" office:value="24.54037">
            <text:p>24.54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80811">
            <text:p>1.680811</text:p>
          </table:table-cell>
          <table:table-cell office:value-type="float" office:value="24.56037">
            <text:p>24.56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8499">
            <text:p>1.68499</text:p>
          </table:table-cell>
          <table:table-cell office:value-type="float" office:value="24.58037">
            <text:p>24.58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88589">
            <text:p>1.688589</text:p>
          </table:table-cell>
          <table:table-cell office:value-type="float" office:value="24.60037">
            <text:p>24.60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91505">
            <text:p>1.691505</text:p>
          </table:table-cell>
          <table:table-cell office:value-type="float" office:value="24.62037">
            <text:p>24.62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93727">
            <text:p>1.693727</text:p>
          </table:table-cell>
          <table:table-cell office:value-type="float" office:value="24.64037">
            <text:p>24.64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94812">
            <text:p>1.694812</text:p>
          </table:table-cell>
          <table:table-cell office:value-type="float" office:value="24.66037">
            <text:p>24.66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94806">
            <text:p>1.694806</text:p>
          </table:table-cell>
          <table:table-cell office:value-type="float" office:value="24.68037">
            <text:p>24.68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93914">
            <text:p>1.693914</text:p>
          </table:table-cell>
          <table:table-cell office:value-type="float" office:value="24.70037">
            <text:p>24.70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92867">
            <text:p>1.692867</text:p>
          </table:table-cell>
          <table:table-cell office:value-type="float" office:value="24.72038">
            <text:p>24.72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91875">
            <text:p>1.691875</text:p>
          </table:table-cell>
          <table:table-cell office:value-type="float" office:value="24.74038">
            <text:p>24.74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91335">
            <text:p>1.691335</text:p>
          </table:table-cell>
          <table:table-cell office:value-type="float" office:value="24.76038">
            <text:p>24.76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91283">
            <text:p>1.691283</text:p>
          </table:table-cell>
          <table:table-cell office:value-type="float" office:value="24.78038">
            <text:p>24.78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92313">
            <text:p>1.692313</text:p>
          </table:table-cell>
          <table:table-cell office:value-type="float" office:value="24.80038">
            <text:p>24.80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93883">
            <text:p>1.693883</text:p>
          </table:table-cell>
          <table:table-cell office:value-type="float" office:value="24.82038">
            <text:p>24.82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95571">
            <text:p>1.695571</text:p>
          </table:table-cell>
          <table:table-cell office:value-type="float" office:value="24.84038">
            <text:p>24.84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97466">
            <text:p>1.697466</text:p>
          </table:table-cell>
          <table:table-cell office:value-type="float" office:value="24.86038">
            <text:p>24.86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99772">
            <text:p>1.699772</text:p>
          </table:table-cell>
          <table:table-cell office:value-type="float" office:value="24.88038">
            <text:p>24.88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02726">
            <text:p>1.702726</text:p>
          </table:table-cell>
          <table:table-cell office:value-type="float" office:value="24.90038">
            <text:p>24.90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06172">
            <text:p>1.706172</text:p>
          </table:table-cell>
          <table:table-cell office:value-type="float" office:value="24.92038">
            <text:p>24.92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09691">
            <text:p>1.709691</text:p>
          </table:table-cell>
          <table:table-cell office:value-type="float" office:value="24.94038">
            <text:p>24.94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12835">
            <text:p>1.712835</text:p>
          </table:table-cell>
          <table:table-cell office:value-type="float" office:value="24.96038">
            <text:p>24.96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14923">
            <text:p>1.714923</text:p>
          </table:table-cell>
          <table:table-cell office:value-type="float" office:value="24.98038">
            <text:p>24.98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15629">
            <text:p>1.715629</text:p>
          </table:table-cell>
          <table:table-cell office:value-type="float" office:value="25.00038">
            <text:p>25.00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15122">
            <text:p>1.715122</text:p>
          </table:table-cell>
          <table:table-cell office:value-type="float" office:value="25.02038">
            <text:p>25.02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13727">
            <text:p>1.713727</text:p>
          </table:table-cell>
          <table:table-cell office:value-type="float" office:value="25.04038">
            <text:p>25.04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11685">
            <text:p>1.711685</text:p>
          </table:table-cell>
          <table:table-cell office:value-type="float" office:value="25.06038">
            <text:p>25.06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09984">
            <text:p>1.709984</text:p>
          </table:table-cell>
          <table:table-cell office:value-type="float" office:value="25.08038">
            <text:p>25.08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08987">
            <text:p>1.708987</text:p>
          </table:table-cell>
          <table:table-cell office:value-type="float" office:value="25.10038">
            <text:p>25.10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09132">
            <text:p>1.709132</text:p>
          </table:table-cell>
          <table:table-cell office:value-type="float" office:value="25.12038">
            <text:p>25.12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10264">
            <text:p>1.710264</text:p>
          </table:table-cell>
          <table:table-cell office:value-type="float" office:value="25.14038">
            <text:p>25.14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12074">
            <text:p>1.712074</text:p>
          </table:table-cell>
          <table:table-cell office:value-type="float" office:value="25.16039">
            <text:p>25.16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14995">
            <text:p>1.714995</text:p>
          </table:table-cell>
          <table:table-cell office:value-type="float" office:value="25.18039">
            <text:p>25.18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17753">
            <text:p>1.717753</text:p>
          </table:table-cell>
          <table:table-cell office:value-type="float" office:value="25.20039">
            <text:p>25.20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20771">
            <text:p>1.720771</text:p>
          </table:table-cell>
          <table:table-cell office:value-type="float" office:value="25.22039">
            <text:p>25.22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24435">
            <text:p>1.724435</text:p>
          </table:table-cell>
          <table:table-cell office:value-type="float" office:value="25.24039">
            <text:p>25.24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27617">
            <text:p>1.727617</text:p>
          </table:table-cell>
          <table:table-cell office:value-type="float" office:value="25.26039">
            <text:p>25.26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30015">
            <text:p>1.730015</text:p>
          </table:table-cell>
          <table:table-cell office:value-type="float" office:value="25.28039">
            <text:p>25.28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31517">
            <text:p>1.731517</text:p>
          </table:table-cell>
          <table:table-cell office:value-type="float" office:value="25.30039">
            <text:p>25.30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31917">
            <text:p>1.731917</text:p>
          </table:table-cell>
          <table:table-cell office:value-type="float" office:value="25.32039">
            <text:p>25.32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31232">
            <text:p>1.731232</text:p>
          </table:table-cell>
          <table:table-cell office:value-type="float" office:value="25.34039">
            <text:p>25.34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29886">
            <text:p>1.729886</text:p>
          </table:table-cell>
          <table:table-cell office:value-type="float" office:value="25.36039">
            <text:p>25.36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28399">
            <text:p>1.728399</text:p>
          </table:table-cell>
          <table:table-cell office:value-type="float" office:value="25.38039">
            <text:p>25.38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27101">
            <text:p>1.727101</text:p>
          </table:table-cell>
          <table:table-cell office:value-type="float" office:value="25.40039">
            <text:p>25.40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26241">
            <text:p>1.726241</text:p>
          </table:table-cell>
          <table:table-cell office:value-type="float" office:value="25.42039">
            <text:p>25.42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26151">
            <text:p>1.726151</text:p>
          </table:table-cell>
          <table:table-cell office:value-type="float" office:value="25.44039">
            <text:p>25.44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2685">
            <text:p>1.72685</text:p>
          </table:table-cell>
          <table:table-cell office:value-type="float" office:value="25.46039">
            <text:p>25.46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27954">
            <text:p>1.727954</text:p>
          </table:table-cell>
          <table:table-cell office:value-type="float" office:value="25.48039">
            <text:p>25.48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29321">
            <text:p>1.729321</text:p>
          </table:table-cell>
          <table:table-cell office:value-type="float" office:value="25.50039">
            <text:p>25.50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30972">
            <text:p>1.730972</text:p>
          </table:table-cell>
          <table:table-cell office:value-type="float" office:value="25.52039">
            <text:p>25.52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329">
            <text:p>1.7329</text:p>
          </table:table-cell>
          <table:table-cell office:value-type="float" office:value="25.54039">
            <text:p>25.54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35519">
            <text:p>1.735519</text:p>
          </table:table-cell>
          <table:table-cell office:value-type="float" office:value="25.56039">
            <text:p>25.56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38525">
            <text:p>1.738525</text:p>
          </table:table-cell>
          <table:table-cell office:value-type="float" office:value="25.58039">
            <text:p>25.58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41546">
            <text:p>1.741546</text:p>
          </table:table-cell>
          <table:table-cell office:value-type="float" office:value="25.6004">
            <text:p>25.6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44198">
            <text:p>1.744198</text:p>
          </table:table-cell>
          <table:table-cell office:value-type="float" office:value="25.6204">
            <text:p>25.6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45801">
            <text:p>1.745801</text:p>
          </table:table-cell>
          <table:table-cell office:value-type="float" office:value="25.6404">
            <text:p>25.64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46184">
            <text:p>1.746184</text:p>
          </table:table-cell>
          <table:table-cell office:value-type="float" office:value="25.6604">
            <text:p>25.66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4544">
            <text:p>1.74544</text:p>
          </table:table-cell>
          <table:table-cell office:value-type="float" office:value="25.6804">
            <text:p>25.6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4392">
            <text:p>1.74392</text:p>
          </table:table-cell>
          <table:table-cell office:value-type="float" office:value="25.7004">
            <text:p>25.7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4184">
            <text:p>1.74184</text:p>
          </table:table-cell>
          <table:table-cell office:value-type="float" office:value="25.7204">
            <text:p>25.7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40031">
            <text:p>1.740031</text:p>
          </table:table-cell>
          <table:table-cell office:value-type="float" office:value="25.7404">
            <text:p>25.74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38918">
            <text:p>1.738918</text:p>
          </table:table-cell>
          <table:table-cell office:value-type="float" office:value="25.7604">
            <text:p>25.76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38857">
            <text:p>1.738857</text:p>
          </table:table-cell>
          <table:table-cell office:value-type="float" office:value="25.7804">
            <text:p>25.7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39887">
            <text:p>1.739887</text:p>
          </table:table-cell>
          <table:table-cell office:value-type="float" office:value="25.8004">
            <text:p>25.8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41628">
            <text:p>1.741628</text:p>
          </table:table-cell>
          <table:table-cell office:value-type="float" office:value="25.8204">
            <text:p>25.8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43698">
            <text:p>1.743698</text:p>
          </table:table-cell>
          <table:table-cell office:value-type="float" office:value="25.8404">
            <text:p>25.84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46801">
            <text:p>1.746801</text:p>
          </table:table-cell>
          <table:table-cell office:value-type="float" office:value="25.8604">
            <text:p>25.86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50326">
            <text:p>1.750326</text:p>
          </table:table-cell>
          <table:table-cell office:value-type="float" office:value="25.8804">
            <text:p>25.8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54069">
            <text:p>1.754069</text:p>
          </table:table-cell>
          <table:table-cell office:value-type="float" office:value="25.9004">
            <text:p>25.9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57138">
            <text:p>1.757138</text:p>
          </table:table-cell>
          <table:table-cell office:value-type="float" office:value="25.9204">
            <text:p>25.9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59473">
            <text:p>1.759473</text:p>
          </table:table-cell>
          <table:table-cell office:value-type="float" office:value="25.9404">
            <text:p>25.94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60929">
            <text:p>1.760929</text:p>
          </table:table-cell>
          <table:table-cell office:value-type="float" office:value="25.9604">
            <text:p>25.96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61448">
            <text:p>1.761448</text:p>
          </table:table-cell>
          <table:table-cell office:value-type="float" office:value="25.9804">
            <text:p>25.9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60783">
            <text:p>1.760783</text:p>
          </table:table-cell>
          <table:table-cell office:value-type="float" office:value="26.0004">
            <text:p>26.0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59501">
            <text:p>1.759501</text:p>
          </table:table-cell>
          <table:table-cell office:value-type="float" office:value="26.0204">
            <text:p>26.0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5806">
            <text:p>1.75806</text:p>
          </table:table-cell>
          <table:table-cell office:value-type="float" office:value="26.04041">
            <text:p>26.04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56839">
            <text:p>1.756839</text:p>
          </table:table-cell>
          <table:table-cell office:value-type="float" office:value="26.06041">
            <text:p>26.06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56315">
            <text:p>1.756315</text:p>
          </table:table-cell>
          <table:table-cell office:value-type="float" office:value="26.08041">
            <text:p>26.08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5635">
            <text:p>1.75635</text:p>
          </table:table-cell>
          <table:table-cell office:value-type="float" office:value="26.10041">
            <text:p>26.10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57397">
            <text:p>1.757397</text:p>
          </table:table-cell>
          <table:table-cell office:value-type="float" office:value="26.12041">
            <text:p>26.12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59033">
            <text:p>1.759033</text:p>
          </table:table-cell>
          <table:table-cell office:value-type="float" office:value="26.14041">
            <text:p>26.14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60877">
            <text:p>1.760877</text:p>
          </table:table-cell>
          <table:table-cell office:value-type="float" office:value="26.16041">
            <text:p>26.16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62811">
            <text:p>1.762811</text:p>
          </table:table-cell>
          <table:table-cell office:value-type="float" office:value="26.18041">
            <text:p>26.18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65197">
            <text:p>1.765197</text:p>
          </table:table-cell>
          <table:table-cell office:value-type="float" office:value="26.20041">
            <text:p>26.20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68273">
            <text:p>1.768273</text:p>
          </table:table-cell>
          <table:table-cell office:value-type="float" office:value="26.22041">
            <text:p>26.22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71717">
            <text:p>1.771717</text:p>
          </table:table-cell>
          <table:table-cell office:value-type="float" office:value="26.24041">
            <text:p>26.24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75029">
            <text:p>1.775029</text:p>
          </table:table-cell>
          <table:table-cell office:value-type="float" office:value="26.26041">
            <text:p>26.26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7775">
            <text:p>1.77775</text:p>
          </table:table-cell>
          <table:table-cell office:value-type="float" office:value="26.28041">
            <text:p>26.28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79436">
            <text:p>1.779436</text:p>
          </table:table-cell>
          <table:table-cell office:value-type="float" office:value="26.30041">
            <text:p>26.30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79898">
            <text:p>1.779898</text:p>
          </table:table-cell>
          <table:table-cell office:value-type="float" office:value="26.32041">
            <text:p>26.32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79314">
            <text:p>1.779314</text:p>
          </table:table-cell>
          <table:table-cell office:value-type="float" office:value="26.34041">
            <text:p>26.34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78017">
            <text:p>1.778017</text:p>
          </table:table-cell>
          <table:table-cell office:value-type="float" office:value="26.36041">
            <text:p>26.36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76419">
            <text:p>1.776419</text:p>
          </table:table-cell>
          <table:table-cell office:value-type="float" office:value="26.38041">
            <text:p>26.38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75215">
            <text:p>1.775215</text:p>
          </table:table-cell>
          <table:table-cell office:value-type="float" office:value="26.40041">
            <text:p>26.40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74755">
            <text:p>1.774755</text:p>
          </table:table-cell>
          <table:table-cell office:value-type="float" office:value="26.42041">
            <text:p>26.42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75392">
            <text:p>1.775392</text:p>
          </table:table-cell>
          <table:table-cell office:value-type="float" office:value="26.44041">
            <text:p>26.44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76895">
            <text:p>1.776895</text:p>
          </table:table-cell>
          <table:table-cell office:value-type="float" office:value="26.46041">
            <text:p>26.46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78938">
            <text:p>1.778938</text:p>
          </table:table-cell>
          <table:table-cell office:value-type="float" office:value="26.48042">
            <text:p>26.48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81314">
            <text:p>1.781314</text:p>
          </table:table-cell>
          <table:table-cell office:value-type="float" office:value="26.50042">
            <text:p>26.50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84807">
            <text:p>1.784807</text:p>
          </table:table-cell>
          <table:table-cell office:value-type="float" office:value="26.52042">
            <text:p>26.52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88635">
            <text:p>1.788635</text:p>
          </table:table-cell>
          <table:table-cell office:value-type="float" office:value="26.54042">
            <text:p>26.54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26">
            <text:p>1.7926</text:p>
          </table:table-cell>
          <table:table-cell office:value-type="float" office:value="26.56042">
            <text:p>26.56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596">
            <text:p>1.79596</text:p>
          </table:table-cell>
          <table:table-cell office:value-type="float" office:value="26.58042">
            <text:p>26.58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8689">
            <text:p>1.798689</text:p>
          </table:table-cell>
          <table:table-cell office:value-type="float" office:value="26.60042">
            <text:p>26.60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00626">
            <text:p>1.800626</text:p>
          </table:table-cell>
          <table:table-cell office:value-type="float" office:value="26.62042">
            <text:p>26.62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01583">
            <text:p>1.801583</text:p>
          </table:table-cell>
          <table:table-cell office:value-type="float" office:value="26.64042">
            <text:p>26.64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01522">
            <text:p>1.801522</text:p>
          </table:table-cell>
          <table:table-cell office:value-type="float" office:value="26.66042">
            <text:p>26.66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00797">
            <text:p>1.800797</text:p>
          </table:table-cell>
          <table:table-cell office:value-type="float" office:value="26.68042">
            <text:p>26.68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9831">
            <text:p>1.799831</text:p>
          </table:table-cell>
          <table:table-cell office:value-type="float" office:value="26.70042">
            <text:p>26.70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8995">
            <text:p>1.798995</text:p>
          </table:table-cell>
          <table:table-cell office:value-type="float" office:value="26.72042">
            <text:p>26.72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8752">
            <text:p>1.798752</text:p>
          </table:table-cell>
          <table:table-cell office:value-type="float" office:value="26.74042">
            <text:p>26.74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98968">
            <text:p>1.798968</text:p>
          </table:table-cell>
          <table:table-cell office:value-type="float" office:value="26.76042">
            <text:p>26.76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00167">
            <text:p>1.800167</text:p>
          </table:table-cell>
          <table:table-cell office:value-type="float" office:value="26.78042">
            <text:p>26.78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01884">
            <text:p>1.801884</text:p>
          </table:table-cell>
          <table:table-cell office:value-type="float" office:value="26.80042">
            <text:p>26.80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03707">
            <text:p>1.803707</text:p>
          </table:table-cell>
          <table:table-cell office:value-type="float" office:value="26.82042">
            <text:p>26.82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05721">
            <text:p>1.805721</text:p>
          </table:table-cell>
          <table:table-cell office:value-type="float" office:value="26.84042">
            <text:p>26.84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0827">
            <text:p>1.80827</text:p>
          </table:table-cell>
          <table:table-cell office:value-type="float" office:value="26.86042">
            <text:p>26.86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11378">
            <text:p>1.811378</text:p>
          </table:table-cell>
          <table:table-cell office:value-type="float" office:value="26.88042">
            <text:p>26.88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15074">
            <text:p>1.815074</text:p>
          </table:table-cell>
          <table:table-cell office:value-type="float" office:value="26.90042">
            <text:p>26.90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18824">
            <text:p>1.818824</text:p>
          </table:table-cell>
          <table:table-cell office:value-type="float" office:value="26.92043">
            <text:p>26.92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22178">
            <text:p>1.822178</text:p>
          </table:table-cell>
          <table:table-cell office:value-type="float" office:value="26.94043">
            <text:p>26.94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24543">
            <text:p>1.824543</text:p>
          </table:table-cell>
          <table:table-cell office:value-type="float" office:value="26.96043">
            <text:p>26.96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25625">
            <text:p>1.825625</text:p>
          </table:table-cell>
          <table:table-cell office:value-type="float" office:value="26.98043">
            <text:p>26.98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25597">
            <text:p>1.825597</text:p>
          </table:table-cell>
          <table:table-cell office:value-type="float" office:value="27.00043">
            <text:p>27.00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24739">
            <text:p>1.824739</text:p>
          </table:table-cell>
          <table:table-cell office:value-type="float" office:value="27.02043">
            <text:p>27.02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23392">
            <text:p>1.823392</text:p>
          </table:table-cell>
          <table:table-cell office:value-type="float" office:value="27.04043">
            <text:p>27.04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22342">
            <text:p>1.822342</text:p>
          </table:table-cell>
          <table:table-cell office:value-type="float" office:value="27.06043">
            <text:p>27.06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21979">
            <text:p>1.821979</text:p>
          </table:table-cell>
          <table:table-cell office:value-type="float" office:value="27.08043">
            <text:p>27.08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22682">
            <text:p>1.822682</text:p>
          </table:table-cell>
          <table:table-cell office:value-type="float" office:value="27.10043">
            <text:p>27.10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24319">
            <text:p>1.824319</text:p>
          </table:table-cell>
          <table:table-cell office:value-type="float" office:value="27.12043">
            <text:p>27.12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26601">
            <text:p>1.826601</text:p>
          </table:table-cell>
          <table:table-cell office:value-type="float" office:value="27.14043">
            <text:p>27.14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29995">
            <text:p>1.829995</text:p>
          </table:table-cell>
          <table:table-cell office:value-type="float" office:value="27.16043">
            <text:p>27.16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33093">
            <text:p>1.833093</text:p>
          </table:table-cell>
          <table:table-cell office:value-type="float" office:value="27.18043">
            <text:p>27.18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3637">
            <text:p>1.83637</text:p>
          </table:table-cell>
          <table:table-cell office:value-type="float" office:value="27.20043">
            <text:p>27.20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4028">
            <text:p>1.84028</text:p>
          </table:table-cell>
          <table:table-cell office:value-type="float" office:value="27.22043">
            <text:p>27.22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43755">
            <text:p>1.843755</text:p>
          </table:table-cell>
          <table:table-cell office:value-type="float" office:value="27.24043">
            <text:p>27.24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46532">
            <text:p>1.846532</text:p>
          </table:table-cell>
          <table:table-cell office:value-type="float" office:value="27.26043">
            <text:p>27.26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4846">
            <text:p>1.84846</text:p>
          </table:table-cell>
          <table:table-cell office:value-type="float" office:value="27.28043">
            <text:p>27.28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49385">
            <text:p>1.849385</text:p>
          </table:table-cell>
          <table:table-cell office:value-type="float" office:value="27.30043">
            <text:p>27.30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49211">
            <text:p>1.849211</text:p>
          </table:table-cell>
          <table:table-cell office:value-type="float" office:value="27.32043">
            <text:p>27.32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48358">
            <text:p>1.848358</text:p>
          </table:table-cell>
          <table:table-cell office:value-type="float" office:value="27.34044">
            <text:p>27.34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47299">
            <text:p>1.847299</text:p>
          </table:table-cell>
          <table:table-cell office:value-type="float" office:value="27.36044">
            <text:p>27.36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46512">
            <text:p>1.846512</text:p>
          </table:table-cell>
          <table:table-cell office:value-type="float" office:value="27.38044">
            <text:p>27.38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4621">
            <text:p>1.84621</text:p>
          </table:table-cell>
          <table:table-cell office:value-type="float" office:value="27.40044">
            <text:p>27.40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46648">
            <text:p>1.846648</text:p>
          </table:table-cell>
          <table:table-cell office:value-type="float" office:value="27.42044">
            <text:p>27.42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47831">
            <text:p>1.847831</text:p>
          </table:table-cell>
          <table:table-cell office:value-type="float" office:value="27.44044">
            <text:p>27.44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49424">
            <text:p>1.849424</text:p>
          </table:table-cell>
          <table:table-cell office:value-type="float" office:value="27.46044">
            <text:p>27.46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51089">
            <text:p>1.851089</text:p>
          </table:table-cell>
          <table:table-cell office:value-type="float" office:value="27.48044">
            <text:p>27.48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5294">
            <text:p>1.85294</text:p>
          </table:table-cell>
          <table:table-cell office:value-type="float" office:value="27.50044">
            <text:p>27.50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55285">
            <text:p>1.855285</text:p>
          </table:table-cell>
          <table:table-cell office:value-type="float" office:value="27.52044">
            <text:p>27.52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58376">
            <text:p>1.858376</text:p>
          </table:table-cell>
          <table:table-cell office:value-type="float" office:value="27.54044">
            <text:p>27.54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6192">
            <text:p>1.86192</text:p>
          </table:table-cell>
          <table:table-cell office:value-type="float" office:value="27.56044">
            <text:p>27.56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65419">
            <text:p>1.865419</text:p>
          </table:table-cell>
          <table:table-cell office:value-type="float" office:value="27.58044">
            <text:p>27.58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6847">
            <text:p>1.86847</text:p>
          </table:table-cell>
          <table:table-cell office:value-type="float" office:value="27.60044">
            <text:p>27.60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70489">
            <text:p>1.870489</text:p>
          </table:table-cell>
          <table:table-cell office:value-type="float" office:value="27.62044">
            <text:p>27.62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71225">
            <text:p>1.871225</text:p>
          </table:table-cell>
          <table:table-cell office:value-type="float" office:value="27.64044">
            <text:p>27.64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7084">
            <text:p>1.87084</text:p>
          </table:table-cell>
          <table:table-cell office:value-type="float" office:value="27.66044">
            <text:p>27.66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69612">
            <text:p>1.869612</text:p>
          </table:table-cell>
          <table:table-cell office:value-type="float" office:value="27.68044">
            <text:p>27.68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68051">
            <text:p>1.868051</text:p>
          </table:table-cell>
          <table:table-cell office:value-type="float" office:value="27.70044">
            <text:p>27.70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66838">
            <text:p>1.866838</text:p>
          </table:table-cell>
          <table:table-cell office:value-type="float" office:value="27.72044">
            <text:p>27.72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66327">
            <text:p>1.866327</text:p>
          </table:table-cell>
          <table:table-cell office:value-type="float" office:value="27.74044">
            <text:p>27.74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66744">
            <text:p>1.866744</text:p>
          </table:table-cell>
          <table:table-cell office:value-type="float" office:value="27.76044">
            <text:p>27.76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68149">
            <text:p>1.868149</text:p>
          </table:table-cell>
          <table:table-cell office:value-type="float" office:value="27.78045">
            <text:p>27.78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7019">
            <text:p>1.87019</text:p>
          </table:table-cell>
          <table:table-cell office:value-type="float" office:value="27.80045">
            <text:p>27.80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73293">
            <text:p>1.873293</text:p>
          </table:table-cell>
          <table:table-cell office:value-type="float" office:value="27.82045">
            <text:p>27.82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76134">
            <text:p>1.876134</text:p>
          </table:table-cell>
          <table:table-cell office:value-type="float" office:value="27.84045">
            <text:p>27.84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79274">
            <text:p>1.879274</text:p>
          </table:table-cell>
          <table:table-cell office:value-type="float" office:value="27.86045">
            <text:p>27.86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82948">
            <text:p>1.882948</text:p>
          </table:table-cell>
          <table:table-cell office:value-type="float" office:value="27.88045">
            <text:p>27.88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85921">
            <text:p>1.885921</text:p>
          </table:table-cell>
          <table:table-cell office:value-type="float" office:value="27.90045">
            <text:p>27.90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88131">
            <text:p>1.888131</text:p>
          </table:table-cell>
          <table:table-cell office:value-type="float" office:value="27.92045">
            <text:p>27.92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89399">
            <text:p>1.889399</text:p>
          </table:table-cell>
          <table:table-cell office:value-type="float" office:value="27.94045">
            <text:p>27.94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8971">
            <text:p>1.88971</text:p>
          </table:table-cell>
          <table:table-cell office:value-type="float" office:value="27.96045">
            <text:p>27.96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89092">
            <text:p>1.889092</text:p>
          </table:table-cell>
          <table:table-cell office:value-type="float" office:value="27.98045">
            <text:p>27.98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88113">
            <text:p>1.888113</text:p>
          </table:table-cell>
          <table:table-cell office:value-type="float" office:value="28.00045">
            <text:p>28.00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86981">
            <text:p>1.886981</text:p>
          </table:table-cell>
          <table:table-cell office:value-type="float" office:value="28.02045">
            <text:p>28.02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86054">
            <text:p>1.886054</text:p>
          </table:table-cell>
          <table:table-cell office:value-type="float" office:value="28.04045">
            <text:p>28.04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85493">
            <text:p>1.885493</text:p>
          </table:table-cell>
          <table:table-cell office:value-type="float" office:value="28.06045">
            <text:p>28.06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85661">
            <text:p>1.885661</text:p>
          </table:table-cell>
          <table:table-cell office:value-type="float" office:value="28.08045">
            <text:p>28.08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86385">
            <text:p>1.886385</text:p>
          </table:table-cell>
          <table:table-cell office:value-type="float" office:value="28.10045">
            <text:p>28.10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87405">
            <text:p>1.887405</text:p>
          </table:table-cell>
          <table:table-cell office:value-type="float" office:value="28.12045">
            <text:p>28.12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88584">
            <text:p>1.888584</text:p>
          </table:table-cell>
          <table:table-cell office:value-type="float" office:value="28.14045">
            <text:p>28.14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90002">
            <text:p>1.890002</text:p>
          </table:table-cell>
          <table:table-cell office:value-type="float" office:value="28.16045">
            <text:p>28.16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9188">
            <text:p>1.89188</text:p>
          </table:table-cell>
          <table:table-cell office:value-type="float" office:value="28.18045">
            <text:p>28.18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94289">
            <text:p>1.894289</text:p>
          </table:table-cell>
          <table:table-cell office:value-type="float" office:value="28.20045">
            <text:p>28.20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97257">
            <text:p>1.897257</text:p>
          </table:table-cell>
          <table:table-cell office:value-type="float" office:value="28.22046">
            <text:p>28.22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0024">
            <text:p>1.90024</text:p>
          </table:table-cell>
          <table:table-cell office:value-type="float" office:value="28.24046">
            <text:p>28.24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02804">
            <text:p>1.902804</text:p>
          </table:table-cell>
          <table:table-cell office:value-type="float" office:value="28.26046">
            <text:p>28.26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04349">
            <text:p>1.904349</text:p>
          </table:table-cell>
          <table:table-cell office:value-type="float" office:value="28.28046">
            <text:p>28.28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04618">
            <text:p>1.904618</text:p>
          </table:table-cell>
          <table:table-cell office:value-type="float" office:value="28.30046">
            <text:p>28.30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03731">
            <text:p>1.903731</text:p>
          </table:table-cell>
          <table:table-cell office:value-type="float" office:value="28.32046">
            <text:p>28.32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01979">
            <text:p>1.901979</text:p>
          </table:table-cell>
          <table:table-cell office:value-type="float" office:value="28.34046">
            <text:p>28.34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99831">
            <text:p>1.899831</text:p>
          </table:table-cell>
          <table:table-cell office:value-type="float" office:value="28.36046">
            <text:p>28.36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98111">
            <text:p>1.898111</text:p>
          </table:table-cell>
          <table:table-cell office:value-type="float" office:value="28.38046">
            <text:p>28.38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97072">
            <text:p>1.897072</text:p>
          </table:table-cell>
          <table:table-cell office:value-type="float" office:value="28.40046">
            <text:p>28.40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97005">
            <text:p>1.897005</text:p>
          </table:table-cell>
          <table:table-cell office:value-type="float" office:value="28.42046">
            <text:p>28.42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97927">
            <text:p>1.897927</text:p>
          </table:table-cell>
          <table:table-cell office:value-type="float" office:value="28.44046">
            <text:p>28.44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99578">
            <text:p>1.899578</text:p>
          </table:table-cell>
          <table:table-cell office:value-type="float" office:value="28.46046">
            <text:p>28.46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02319">
            <text:p>1.902319</text:p>
          </table:table-cell>
          <table:table-cell office:value-type="float" office:value="28.48046">
            <text:p>28.48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04822">
            <text:p>1.904822</text:p>
          </table:table-cell>
          <table:table-cell office:value-type="float" office:value="28.50046">
            <text:p>28.50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0758">
            <text:p>1.90758</text:p>
          </table:table-cell>
          <table:table-cell office:value-type="float" office:value="28.52046">
            <text:p>28.52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0831">
            <text:p>1.910831</text:p>
          </table:table-cell>
          <table:table-cell office:value-type="float" office:value="28.54046">
            <text:p>28.54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3312">
            <text:p>1.913312</text:p>
          </table:table-cell>
          <table:table-cell office:value-type="float" office:value="28.56046">
            <text:p>28.56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5156">
            <text:p>1.915156</text:p>
          </table:table-cell>
          <table:table-cell office:value-type="float" office:value="28.58046">
            <text:p>28.58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6071">
            <text:p>1.916071</text:p>
          </table:table-cell>
          <table:table-cell office:value-type="float" office:value="28.60046">
            <text:p>28.60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6086">
            <text:p>1.916086</text:p>
          </table:table-cell>
          <table:table-cell office:value-type="float" office:value="28.62046">
            <text:p>28.62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5305">
            <text:p>1.915305</text:p>
          </table:table-cell>
          <table:table-cell office:value-type="float" office:value="28.64046">
            <text:p>28.64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4091">
            <text:p>1.914091</text:p>
          </table:table-cell>
          <table:table-cell office:value-type="float" office:value="28.66047">
            <text:p>28.66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2667">
            <text:p>1.912667</text:p>
          </table:table-cell>
          <table:table-cell office:value-type="float" office:value="28.68047">
            <text:p>28.68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1438">
            <text:p>1.911438</text:p>
          </table:table-cell>
          <table:table-cell office:value-type="float" office:value="28.70047">
            <text:p>28.70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0541">
            <text:p>1.910541</text:p>
          </table:table-cell>
          <table:table-cell office:value-type="float" office:value="28.72047">
            <text:p>28.72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0366">
            <text:p>1.910366</text:p>
          </table:table-cell>
          <table:table-cell office:value-type="float" office:value="28.74047">
            <text:p>28.74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0817">
            <text:p>1.910817</text:p>
          </table:table-cell>
          <table:table-cell office:value-type="float" office:value="28.76047">
            <text:p>28.76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1596">
            <text:p>1.911596</text:p>
          </table:table-cell>
          <table:table-cell office:value-type="float" office:value="28.78047">
            <text:p>28.78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2555">
            <text:p>1.912555</text:p>
          </table:table-cell>
          <table:table-cell office:value-type="float" office:value="28.80047">
            <text:p>28.80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3765">
            <text:p>1.913765</text:p>
          </table:table-cell>
          <table:table-cell office:value-type="float" office:value="28.82047">
            <text:p>28.82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5377">
            <text:p>1.915377</text:p>
          </table:table-cell>
          <table:table-cell office:value-type="float" office:value="28.84047">
            <text:p>28.84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7676">
            <text:p>1.917676</text:p>
          </table:table-cell>
          <table:table-cell office:value-type="float" office:value="28.86047">
            <text:p>28.86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2043">
            <text:p>1.92043</text:p>
          </table:table-cell>
          <table:table-cell office:value-type="float" office:value="28.88047">
            <text:p>28.88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23167">
            <text:p>1.923167</text:p>
          </table:table-cell>
          <table:table-cell office:value-type="float" office:value="28.90047">
            <text:p>28.90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25448">
            <text:p>1.925448</text:p>
          </table:table-cell>
          <table:table-cell office:value-type="float" office:value="28.92047">
            <text:p>28.92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2673">
            <text:p>1.92673</text:p>
          </table:table-cell>
          <table:table-cell office:value-type="float" office:value="28.94047">
            <text:p>28.94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26821">
            <text:p>1.926821</text:p>
          </table:table-cell>
          <table:table-cell office:value-type="float" office:value="28.96047">
            <text:p>28.96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25826">
            <text:p>1.925826</text:p>
          </table:table-cell>
          <table:table-cell office:value-type="float" office:value="28.98047">
            <text:p>28.98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24002">
            <text:p>1.924002</text:p>
          </table:table-cell>
          <table:table-cell office:value-type="float" office:value="29.00047">
            <text:p>29.00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21888">
            <text:p>1.921888</text:p>
          </table:table-cell>
          <table:table-cell office:value-type="float" office:value="29.02047">
            <text:p>29.02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20176">
            <text:p>1.920176</text:p>
          </table:table-cell>
          <table:table-cell office:value-type="float" office:value="29.04047">
            <text:p>29.04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9088">
            <text:p>1.919088</text:p>
          </table:table-cell>
          <table:table-cell office:value-type="float" office:value="29.06047">
            <text:p>29.06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8924">
            <text:p>1.918924</text:p>
          </table:table-cell>
          <table:table-cell office:value-type="float" office:value="29.08047">
            <text:p>29.08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19742">
            <text:p>1.919742</text:p>
          </table:table-cell>
          <table:table-cell office:value-type="float" office:value="29.10048">
            <text:p>29.10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21313">
            <text:p>1.921313</text:p>
          </table:table-cell>
          <table:table-cell office:value-type="float" office:value="29.12048">
            <text:p>29.12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24045">
            <text:p>1.924045</text:p>
          </table:table-cell>
          <table:table-cell office:value-type="float" office:value="29.14048">
            <text:p>29.14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26474">
            <text:p>1.926474</text:p>
          </table:table-cell>
          <table:table-cell office:value-type="float" office:value="29.16048">
            <text:p>29.16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29117">
            <text:p>1.929117</text:p>
          </table:table-cell>
          <table:table-cell office:value-type="float" office:value="29.18048">
            <text:p>29.18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32232">
            <text:p>1.932232</text:p>
          </table:table-cell>
          <table:table-cell office:value-type="float" office:value="29.20048">
            <text:p>29.20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34568">
            <text:p>1.934568</text:p>
          </table:table-cell>
          <table:table-cell office:value-type="float" office:value="29.22048">
            <text:p>29.22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36352">
            <text:p>1.936352</text:p>
          </table:table-cell>
          <table:table-cell office:value-type="float" office:value="29.24048">
            <text:p>29.24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37284">
            <text:p>1.937284</text:p>
          </table:table-cell>
          <table:table-cell office:value-type="float" office:value="29.26048">
            <text:p>29.26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37391">
            <text:p>1.937391</text:p>
          </table:table-cell>
          <table:table-cell office:value-type="float" office:value="29.28048">
            <text:p>29.28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36744">
            <text:p>1.936744</text:p>
          </table:table-cell>
          <table:table-cell office:value-type="float" office:value="29.30048">
            <text:p>29.30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35734">
            <text:p>1.935734</text:p>
          </table:table-cell>
          <table:table-cell office:value-type="float" office:value="29.32048">
            <text:p>29.32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34483">
            <text:p>1.934483</text:p>
          </table:table-cell>
          <table:table-cell office:value-type="float" office:value="29.34048">
            <text:p>29.34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33382">
            <text:p>1.933382</text:p>
          </table:table-cell>
          <table:table-cell office:value-type="float" office:value="29.36048">
            <text:p>29.36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32711">
            <text:p>1.932711</text:p>
          </table:table-cell>
          <table:table-cell office:value-type="float" office:value="29.38048">
            <text:p>29.38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32742">
            <text:p>1.932742</text:p>
          </table:table-cell>
          <table:table-cell office:value-type="float" office:value="29.40048">
            <text:p>29.40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33411">
            <text:p>1.933411</text:p>
          </table:table-cell>
          <table:table-cell office:value-type="float" office:value="29.42048">
            <text:p>29.42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34403">
            <text:p>1.934403</text:p>
          </table:table-cell>
          <table:table-cell office:value-type="float" office:value="29.44048">
            <text:p>29.44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35552">
            <text:p>1.935552</text:p>
          </table:table-cell>
          <table:table-cell office:value-type="float" office:value="29.46048">
            <text:p>29.46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36952">
            <text:p>1.936952</text:p>
          </table:table-cell>
          <table:table-cell office:value-type="float" office:value="29.48048">
            <text:p>29.48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38752">
            <text:p>1.938752</text:p>
          </table:table-cell>
          <table:table-cell office:value-type="float" office:value="29.50048">
            <text:p>29.50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4135">
            <text:p>1.94135</text:p>
          </table:table-cell>
          <table:table-cell office:value-type="float" office:value="29.52048">
            <text:p>29.52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44356">
            <text:p>1.944356</text:p>
          </table:table-cell>
          <table:table-cell office:value-type="float" office:value="29.54049">
            <text:p>29.54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47323">
            <text:p>1.947323</text:p>
          </table:table-cell>
          <table:table-cell office:value-type="float" office:value="29.56049">
            <text:p>29.56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49778">
            <text:p>1.949778</text:p>
          </table:table-cell>
          <table:table-cell office:value-type="float" office:value="29.58049">
            <text:p>29.58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51211">
            <text:p>1.951211</text:p>
          </table:table-cell>
          <table:table-cell office:value-type="float" office:value="29.60049">
            <text:p>29.60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51448">
            <text:p>1.951448</text:p>
          </table:table-cell>
          <table:table-cell office:value-type="float" office:value="29.62049">
            <text:p>29.62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50603">
            <text:p>1.950603</text:p>
          </table:table-cell>
          <table:table-cell office:value-type="float" office:value="29.64049">
            <text:p>29.64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48936">
            <text:p>1.948936</text:p>
          </table:table-cell>
          <table:table-cell office:value-type="float" office:value="29.66049">
            <text:p>29.66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47123">
            <text:p>1.947123</text:p>
          </table:table-cell>
          <table:table-cell office:value-type="float" office:value="29.68049">
            <text:p>29.68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45716">
            <text:p>1.945716</text:p>
          </table:table-cell>
          <table:table-cell office:value-type="float" office:value="29.70049">
            <text:p>29.70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44938">
            <text:p>1.944938</text:p>
          </table:table-cell>
          <table:table-cell office:value-type="float" office:value="29.72049">
            <text:p>29.72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45064">
            <text:p>1.945064</text:p>
          </table:table-cell>
          <table:table-cell office:value-type="float" office:value="29.74049">
            <text:p>29.74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46149">
            <text:p>1.946149</text:p>
          </table:table-cell>
          <table:table-cell office:value-type="float" office:value="29.76049">
            <text:p>29.76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47961">
            <text:p>1.947961</text:p>
          </table:table-cell>
          <table:table-cell office:value-type="float" office:value="29.78049">
            <text:p>29.78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5087">
            <text:p>1.95087</text:p>
          </table:table-cell>
          <table:table-cell office:value-type="float" office:value="29.80049">
            <text:p>29.80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53526">
            <text:p>1.953526</text:p>
          </table:table-cell>
          <table:table-cell office:value-type="float" office:value="29.82049">
            <text:p>29.82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56445">
            <text:p>1.956445</text:p>
          </table:table-cell>
          <table:table-cell office:value-type="float" office:value="29.84049">
            <text:p>29.84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59869">
            <text:p>1.959869</text:p>
          </table:table-cell>
          <table:table-cell office:value-type="float" office:value="29.86049">
            <text:p>29.86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62465">
            <text:p>1.962465</text:p>
          </table:table-cell>
          <table:table-cell office:value-type="float" office:value="29.88049">
            <text:p>29.88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64421">
            <text:p>1.964421</text:p>
          </table:table-cell>
          <table:table-cell office:value-type="float" office:value="29.90049">
            <text:p>29.90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65499">
            <text:p>1.965499</text:p>
          </table:table-cell>
          <table:table-cell office:value-type="float" office:value="29.92049">
            <text:p>29.92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65679">
            <text:p>1.965679</text:p>
          </table:table-cell>
          <table:table-cell office:value-type="float" office:value="29.94049">
            <text:p>29.94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65107">
            <text:p>1.965107</text:p>
          </table:table-cell>
          <table:table-cell office:value-type="float" office:value="29.96049">
            <text:p>29.96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64228">
            <text:p>1.964228</text:p>
          </table:table-cell>
          <table:table-cell office:value-type="float" office:value="29.9805">
            <text:p>29.9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63162">
            <text:p>1.963162</text:p>
          </table:table-cell>
          <table:table-cell office:value-type="float" office:value="30.0005">
            <text:p>30.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62221">
            <text:p>1.962221</text:p>
          </table:table-cell>
          <table:table-cell office:value-type="float" office:value="30.0205">
            <text:p>30.02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61653">
            <text:p>1.961653</text:p>
          </table:table-cell>
          <table:table-cell office:value-type="float" office:value="30.0405">
            <text:p>30.04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6177">
            <text:p>1.96177</text:p>
          </table:table-cell>
          <table:table-cell office:value-type="float" office:value="30.0605">
            <text:p>30.06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62482">
            <text:p>1.962482</text:p>
          </table:table-cell>
          <table:table-cell office:value-type="float" office:value="30.0805">
            <text:p>30.0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6346">
            <text:p>1.96346</text:p>
          </table:table-cell>
          <table:table-cell office:value-type="float" office:value="30.1005">
            <text:p>30.1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64672">
            <text:p>1.964672</text:p>
          </table:table-cell>
          <table:table-cell office:value-type="float" office:value="30.1205">
            <text:p>30.12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66116">
            <text:p>1.966116</text:p>
          </table:table-cell>
          <table:table-cell office:value-type="float" office:value="30.1405">
            <text:p>30.14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68065">
            <text:p>1.968065</text:p>
          </table:table-cell>
          <table:table-cell office:value-type="float" office:value="30.1605">
            <text:p>30.16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70537">
            <text:p>1.970537</text:p>
          </table:table-cell>
          <table:table-cell office:value-type="float" office:value="30.1805">
            <text:p>30.1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73532">
            <text:p>1.973532</text:p>
          </table:table-cell>
          <table:table-cell office:value-type="float" office:value="30.2005">
            <text:p>30.2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76533">
            <text:p>1.976533</text:p>
          </table:table-cell>
          <table:table-cell office:value-type="float" office:value="30.2205">
            <text:p>30.22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79073">
            <text:p>1.979073</text:p>
          </table:table-cell>
          <table:table-cell office:value-type="float" office:value="30.2405">
            <text:p>30.24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80604">
            <text:p>1.980604</text:p>
          </table:table-cell>
          <table:table-cell office:value-type="float" office:value="30.2605">
            <text:p>30.26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80922">
            <text:p>1.980922</text:p>
          </table:table-cell>
          <table:table-cell office:value-type="float" office:value="30.2805">
            <text:p>30.2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8012">
            <text:p>1.98012</text:p>
          </table:table-cell>
          <table:table-cell office:value-type="float" office:value="30.3005">
            <text:p>30.3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78515">
            <text:p>1.978515</text:p>
          </table:table-cell>
          <table:table-cell office:value-type="float" office:value="30.3205">
            <text:p>30.32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76589">
            <text:p>1.976589</text:p>
          </table:table-cell>
          <table:table-cell office:value-type="float" office:value="30.3405">
            <text:p>30.34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7512">
            <text:p>1.97512</text:p>
          </table:table-cell>
          <table:table-cell office:value-type="float" office:value="30.3605">
            <text:p>30.36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74327">
            <text:p>1.974327</text:p>
          </table:table-cell>
          <table:table-cell office:value-type="float" office:value="30.3805">
            <text:p>30.3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74452">
            <text:p>1.974452</text:p>
          </table:table-cell>
          <table:table-cell office:value-type="float" office:value="30.40051">
            <text:p>30.40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75526">
            <text:p>1.975526</text:p>
          </table:table-cell>
          <table:table-cell office:value-type="float" office:value="30.42051">
            <text:p>30.42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77326">
            <text:p>1.977326</text:p>
          </table:table-cell>
          <table:table-cell office:value-type="float" office:value="30.44051">
            <text:p>30.44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80254">
            <text:p>1.980254</text:p>
          </table:table-cell>
          <table:table-cell office:value-type="float" office:value="30.46051">
            <text:p>30.46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82868">
            <text:p>1.982868</text:p>
          </table:table-cell>
          <table:table-cell office:value-type="float" office:value="30.48051">
            <text:p>30.48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85691">
            <text:p>1.985691</text:p>
          </table:table-cell>
          <table:table-cell office:value-type="float" office:value="30.50051">
            <text:p>30.50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88971">
            <text:p>1.988971</text:p>
          </table:table-cell>
          <table:table-cell office:value-type="float" office:value="30.52051">
            <text:p>30.52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9145">
            <text:p>1.99145</text:p>
          </table:table-cell>
          <table:table-cell office:value-type="float" office:value="30.54051">
            <text:p>30.54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9334">
            <text:p>1.99334</text:p>
          </table:table-cell>
          <table:table-cell office:value-type="float" office:value="30.56051">
            <text:p>30.56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94402">
            <text:p>1.994402</text:p>
          </table:table-cell>
          <table:table-cell office:value-type="float" office:value="30.58051">
            <text:p>30.58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94659">
            <text:p>1.994659</text:p>
          </table:table-cell>
          <table:table-cell office:value-type="float" office:value="30.60051">
            <text:p>30.60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94148">
            <text:p>1.994148</text:p>
          </table:table-cell>
          <table:table-cell office:value-type="float" office:value="30.62051">
            <text:p>30.62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93278">
            <text:p>1.993278</text:p>
          </table:table-cell>
          <table:table-cell office:value-type="float" office:value="30.64051">
            <text:p>30.64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92126">
            <text:p>1.992126</text:p>
          </table:table-cell>
          <table:table-cell office:value-type="float" office:value="30.66051">
            <text:p>30.66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91136">
            <text:p>1.991136</text:p>
          </table:table-cell>
          <table:table-cell office:value-type="float" office:value="30.68051">
            <text:p>30.68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90594">
            <text:p>1.990594</text:p>
          </table:table-cell>
          <table:table-cell office:value-type="float" office:value="30.70051">
            <text:p>30.70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90732">
            <text:p>1.990732</text:p>
          </table:table-cell>
          <table:table-cell office:value-type="float" office:value="30.72051">
            <text:p>30.72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9151">
            <text:p>1.99151</text:p>
          </table:table-cell>
          <table:table-cell office:value-type="float" office:value="30.74051">
            <text:p>30.74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92628">
            <text:p>1.992628</text:p>
          </table:table-cell>
          <table:table-cell office:value-type="float" office:value="30.76051">
            <text:p>30.76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93829">
            <text:p>1.993829</text:p>
          </table:table-cell>
          <table:table-cell office:value-type="float" office:value="30.78051">
            <text:p>30.78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95241">
            <text:p>1.995241</text:p>
          </table:table-cell>
          <table:table-cell office:value-type="float" office:value="30.80051">
            <text:p>30.80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97269">
            <text:p>1.997269</text:p>
          </table:table-cell>
          <table:table-cell office:value-type="float" office:value="30.82051">
            <text:p>30.82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99984">
            <text:p>1.99984</text:p>
          </table:table-cell>
          <table:table-cell office:value-type="float" office:value="30.84052">
            <text:p>30.84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02934">
            <text:p>2.002934</text:p>
          </table:table-cell>
          <table:table-cell office:value-type="float" office:value="30.86052">
            <text:p>30.86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06013">
            <text:p>2.006013</text:p>
          </table:table-cell>
          <table:table-cell office:value-type="float" office:value="30.88052">
            <text:p>30.88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08541">
            <text:p>2.008541</text:p>
          </table:table-cell>
          <table:table-cell office:value-type="float" office:value="30.90052">
            <text:p>30.90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10031">
            <text:p>2.010031</text:p>
          </table:table-cell>
          <table:table-cell office:value-type="float" office:value="30.92052">
            <text:p>30.92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10262">
            <text:p>2.010262</text:p>
          </table:table-cell>
          <table:table-cell office:value-type="float" office:value="30.94052">
            <text:p>30.94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09349">
            <text:p>2.009349</text:p>
          </table:table-cell>
          <table:table-cell office:value-type="float" office:value="30.96052">
            <text:p>30.96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07628">
            <text:p>2.007628</text:p>
          </table:table-cell>
          <table:table-cell office:value-type="float" office:value="30.98052">
            <text:p>30.98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05724">
            <text:p>2.005724</text:p>
          </table:table-cell>
          <table:table-cell office:value-type="float" office:value="31.00052">
            <text:p>31.00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0427">
            <text:p>2.00427</text:p>
          </table:table-cell>
          <table:table-cell office:value-type="float" office:value="31.02052">
            <text:p>31.02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03725">
            <text:p>2.003725</text:p>
          </table:table-cell>
          <table:table-cell office:value-type="float" office:value="31.04052">
            <text:p>31.04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04058">
            <text:p>2.004058</text:p>
          </table:table-cell>
          <table:table-cell office:value-type="float" office:value="31.06052">
            <text:p>31.06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05146">
            <text:p>2.005146</text:p>
          </table:table-cell>
          <table:table-cell office:value-type="float" office:value="31.08052">
            <text:p>31.08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06744">
            <text:p>2.006744</text:p>
          </table:table-cell>
          <table:table-cell office:value-type="float" office:value="31.10052">
            <text:p>31.10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09323">
            <text:p>2.009323</text:p>
          </table:table-cell>
          <table:table-cell office:value-type="float" office:value="31.12052">
            <text:p>31.12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11608">
            <text:p>2.011608</text:p>
          </table:table-cell>
          <table:table-cell office:value-type="float" office:value="31.14052">
            <text:p>31.14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14189">
            <text:p>2.014189</text:p>
          </table:table-cell>
          <table:table-cell office:value-type="float" office:value="31.16052">
            <text:p>31.16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17326">
            <text:p>2.017326</text:p>
          </table:table-cell>
          <table:table-cell office:value-type="float" office:value="31.18052">
            <text:p>31.18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19635">
            <text:p>2.019635</text:p>
          </table:table-cell>
          <table:table-cell office:value-type="float" office:value="31.20052">
            <text:p>31.20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21266">
            <text:p>2.021266</text:p>
          </table:table-cell>
          <table:table-cell office:value-type="float" office:value="31.22052">
            <text:p>31.22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22086">
            <text:p>2.022086</text:p>
          </table:table-cell>
          <table:table-cell office:value-type="float" office:value="31.24052">
            <text:p>31.24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22062">
            <text:p>2.022062</text:p>
          </table:table-cell>
          <table:table-cell office:value-type="float" office:value="31.26052">
            <text:p>31.26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21306">
            <text:p>2.021306</text:p>
          </table:table-cell>
          <table:table-cell office:value-type="float" office:value="31.28053">
            <text:p>31.28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20258">
            <text:p>2.020258</text:p>
          </table:table-cell>
          <table:table-cell office:value-type="float" office:value="31.30053">
            <text:p>31.30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1901">
            <text:p>2.01901</text:p>
          </table:table-cell>
          <table:table-cell office:value-type="float" office:value="31.32053">
            <text:p>31.32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17938">
            <text:p>2.017938</text:p>
          </table:table-cell>
          <table:table-cell office:value-type="float" office:value="31.34053">
            <text:p>31.34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17057">
            <text:p>2.017057</text:p>
          </table:table-cell>
          <table:table-cell office:value-type="float" office:value="31.36053">
            <text:p>31.36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17113">
            <text:p>2.017113</text:p>
          </table:table-cell>
          <table:table-cell office:value-type="float" office:value="31.38053">
            <text:p>31.38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17834">
            <text:p>2.017834</text:p>
          </table:table-cell>
          <table:table-cell office:value-type="float" office:value="31.40053">
            <text:p>31.40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18875">
            <text:p>2.018875</text:p>
          </table:table-cell>
          <table:table-cell office:value-type="float" office:value="31.42053">
            <text:p>31.42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20123">
            <text:p>2.020123</text:p>
          </table:table-cell>
          <table:table-cell office:value-type="float" office:value="31.44053">
            <text:p>31.44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21663">
            <text:p>2.021663</text:p>
          </table:table-cell>
          <table:table-cell office:value-type="float" office:value="31.46053">
            <text:p>31.46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23677">
            <text:p>2.023677</text:p>
          </table:table-cell>
          <table:table-cell office:value-type="float" office:value="31.48053">
            <text:p>31.48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26351">
            <text:p>2.026351</text:p>
          </table:table-cell>
          <table:table-cell office:value-type="float" office:value="31.50053">
            <text:p>31.50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2928">
            <text:p>2.02928</text:p>
          </table:table-cell>
          <table:table-cell office:value-type="float" office:value="31.52053">
            <text:p>31.52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32044">
            <text:p>2.032044</text:p>
          </table:table-cell>
          <table:table-cell office:value-type="float" office:value="31.54053">
            <text:p>31.54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34196">
            <text:p>2.034196</text:p>
          </table:table-cell>
          <table:table-cell office:value-type="float" office:value="31.56053">
            <text:p>31.56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35314">
            <text:p>2.035314</text:p>
          </table:table-cell>
          <table:table-cell office:value-type="float" office:value="31.58053">
            <text:p>31.58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35233">
            <text:p>2.035233</text:p>
          </table:table-cell>
          <table:table-cell office:value-type="float" office:value="31.60053">
            <text:p>31.60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34026">
            <text:p>2.034026</text:p>
          </table:table-cell>
          <table:table-cell office:value-type="float" office:value="31.62053">
            <text:p>31.62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32075">
            <text:p>2.032075</text:p>
          </table:table-cell>
          <table:table-cell office:value-type="float" office:value="31.64053">
            <text:p>31.64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29969">
            <text:p>2.029969</text:p>
          </table:table-cell>
          <table:table-cell office:value-type="float" office:value="31.66053">
            <text:p>31.66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28377">
            <text:p>2.028377</text:p>
          </table:table-cell>
          <table:table-cell office:value-type="float" office:value="31.68053">
            <text:p>31.68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27754">
            <text:p>2.027754</text:p>
          </table:table-cell>
          <table:table-cell office:value-type="float" office:value="31.70053">
            <text:p>31.70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28033">
            <text:p>2.028033</text:p>
          </table:table-cell>
          <table:table-cell office:value-type="float" office:value="31.72054">
            <text:p>31.72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29093">
            <text:p>2.029093</text:p>
          </table:table-cell>
          <table:table-cell office:value-type="float" office:value="31.74054">
            <text:p>31.74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30684">
            <text:p>2.030684</text:p>
          </table:table-cell>
          <table:table-cell office:value-type="float" office:value="31.76054">
            <text:p>31.76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33244">
            <text:p>2.033244</text:p>
          </table:table-cell>
          <table:table-cell office:value-type="float" office:value="31.78054">
            <text:p>31.78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35491">
            <text:p>2.035491</text:p>
          </table:table-cell>
          <table:table-cell office:value-type="float" office:value="31.80054">
            <text:p>31.80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38034">
            <text:p>2.038034</text:p>
          </table:table-cell>
          <table:table-cell office:value-type="float" office:value="31.82054">
            <text:p>31.82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40783">
            <text:p>2.040783</text:p>
          </table:table-cell>
          <table:table-cell office:value-type="float" office:value="31.84054">
            <text:p>31.84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43082">
            <text:p>2.043082</text:p>
          </table:table-cell>
          <table:table-cell office:value-type="float" office:value="31.86054">
            <text:p>31.86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44913">
            <text:p>2.044913</text:p>
          </table:table-cell>
          <table:table-cell office:value-type="float" office:value="31.88054">
            <text:p>31.88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46025">
            <text:p>2.046025</text:p>
          </table:table-cell>
          <table:table-cell office:value-type="float" office:value="31.90054">
            <text:p>31.90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4626">
            <text:p>2.04626</text:p>
          </table:table-cell>
          <table:table-cell office:value-type="float" office:value="31.92054">
            <text:p>31.92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45692">
            <text:p>2.045692</text:p>
          </table:table-cell>
          <table:table-cell office:value-type="float" office:value="31.94054">
            <text:p>31.94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44799">
            <text:p>2.044799</text:p>
          </table:table-cell>
          <table:table-cell office:value-type="float" office:value="31.96054">
            <text:p>31.96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43759">
            <text:p>2.043759</text:p>
          </table:table-cell>
          <table:table-cell office:value-type="float" office:value="31.98054">
            <text:p>31.98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42894">
            <text:p>2.042894</text:p>
          </table:table-cell>
          <table:table-cell office:value-type="float" office:value="32.00054">
            <text:p>32.00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42248">
            <text:p>2.042248</text:p>
          </table:table-cell>
          <table:table-cell office:value-type="float" office:value="32.02054">
            <text:p>32.02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42508">
            <text:p>2.042508</text:p>
          </table:table-cell>
          <table:table-cell office:value-type="float" office:value="32.04054">
            <text:p>32.04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43439">
            <text:p>2.043439</text:p>
          </table:table-cell>
          <table:table-cell office:value-type="float" office:value="32.06054">
            <text:p>32.06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44749">
            <text:p>2.044749</text:p>
          </table:table-cell>
          <table:table-cell office:value-type="float" office:value="32.08054">
            <text:p>32.08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4618">
            <text:p>2.04618</text:p>
          </table:table-cell>
          <table:table-cell office:value-type="float" office:value="32.10054">
            <text:p>32.10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47926">
            <text:p>2.047926</text:p>
          </table:table-cell>
          <table:table-cell office:value-type="float" office:value="32.12054">
            <text:p>32.12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50081">
            <text:p>2.050081</text:p>
          </table:table-cell>
          <table:table-cell office:value-type="float" office:value="32.14054">
            <text:p>32.14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52805">
            <text:p>2.052805</text:p>
          </table:table-cell>
          <table:table-cell office:value-type="float" office:value="32.16055">
            <text:p>32.16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5593">
            <text:p>2.05593</text:p>
          </table:table-cell>
          <table:table-cell office:value-type="float" office:value="32.18055">
            <text:p>32.18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58952">
            <text:p>2.058952</text:p>
          </table:table-cell>
          <table:table-cell office:value-type="float" office:value="32.20055">
            <text:p>32.20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61338">
            <text:p>2.061338</text:p>
          </table:table-cell>
          <table:table-cell office:value-type="float" office:value="32.22055">
            <text:p>32.22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62667">
            <text:p>2.062667</text:p>
          </table:table-cell>
          <table:table-cell office:value-type="float" office:value="32.24055">
            <text:p>32.24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62779">
            <text:p>2.062779</text:p>
          </table:table-cell>
          <table:table-cell office:value-type="float" office:value="32.26055">
            <text:p>32.26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61783">
            <text:p>2.061783</text:p>
          </table:table-cell>
          <table:table-cell office:value-type="float" office:value="32.28055">
            <text:p>32.28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60125">
            <text:p>2.060125</text:p>
          </table:table-cell>
          <table:table-cell office:value-type="float" office:value="32.30055">
            <text:p>32.30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58349">
            <text:p>2.058349</text:p>
          </table:table-cell>
          <table:table-cell office:value-type="float" office:value="32.32055">
            <text:p>32.32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5708">
            <text:p>2.05708</text:p>
          </table:table-cell>
          <table:table-cell office:value-type="float" office:value="32.34055">
            <text:p>32.34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56792">
            <text:p>2.056792</text:p>
          </table:table-cell>
          <table:table-cell office:value-type="float" office:value="32.36055">
            <text:p>32.36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5733">
            <text:p>2.05733</text:p>
          </table:table-cell>
          <table:table-cell office:value-type="float" office:value="32.38055">
            <text:p>32.38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5857">
            <text:p>2.05857</text:p>
          </table:table-cell>
          <table:table-cell office:value-type="float" office:value="32.40055">
            <text:p>32.40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60292">
            <text:p>2.060292</text:p>
          </table:table-cell>
          <table:table-cell office:value-type="float" office:value="32.42055">
            <text:p>32.42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62932">
            <text:p>2.062932</text:p>
          </table:table-cell>
          <table:table-cell office:value-type="float" office:value="32.44055">
            <text:p>32.44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65972">
            <text:p>2.065972</text:p>
          </table:table-cell>
          <table:table-cell office:value-type="float" office:value="32.46055">
            <text:p>32.46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68126">
            <text:p>2.068126</text:p>
          </table:table-cell>
          <table:table-cell office:value-type="float" office:value="32.48055">
            <text:p>32.48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0218">
            <text:p>2.070218</text:p>
          </table:table-cell>
          <table:table-cell office:value-type="float" office:value="32.50055">
            <text:p>32.50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2286">
            <text:p>2.072286</text:p>
          </table:table-cell>
          <table:table-cell office:value-type="float" office:value="32.52055">
            <text:p>32.52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3981">
            <text:p>2.073981</text:p>
          </table:table-cell>
          <table:table-cell office:value-type="float" office:value="32.54055">
            <text:p>32.54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4941">
            <text:p>2.074941</text:p>
          </table:table-cell>
          <table:table-cell office:value-type="float" office:value="32.56055">
            <text:p>32.56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5041">
            <text:p>2.075041</text:p>
          </table:table-cell>
          <table:table-cell office:value-type="float" office:value="32.58055">
            <text:p>32.58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4396">
            <text:p>2.074396</text:p>
          </table:table-cell>
          <table:table-cell office:value-type="float" office:value="32.60056">
            <text:p>32.60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3433">
            <text:p>2.073433</text:p>
          </table:table-cell>
          <table:table-cell office:value-type="float" office:value="32.62056">
            <text:p>32.62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2406">
            <text:p>2.072406</text:p>
          </table:table-cell>
          <table:table-cell office:value-type="float" office:value="32.64056">
            <text:p>32.64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1619">
            <text:p>2.071619</text:p>
          </table:table-cell>
          <table:table-cell office:value-type="float" office:value="32.66056">
            <text:p>32.66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1036">
            <text:p>2.071036</text:p>
          </table:table-cell>
          <table:table-cell office:value-type="float" office:value="32.68056">
            <text:p>32.68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1279">
            <text:p>2.071279</text:p>
          </table:table-cell>
          <table:table-cell office:value-type="float" office:value="32.70056">
            <text:p>32.70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2149">
            <text:p>2.072149</text:p>
          </table:table-cell>
          <table:table-cell office:value-type="float" office:value="32.72056">
            <text:p>32.72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3328">
            <text:p>2.073328</text:p>
          </table:table-cell>
          <table:table-cell office:value-type="float" office:value="32.74056">
            <text:p>32.74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4505">
            <text:p>2.074505</text:p>
          </table:table-cell>
          <table:table-cell office:value-type="float" office:value="32.76056">
            <text:p>32.76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6003">
            <text:p>2.076003</text:p>
          </table:table-cell>
          <table:table-cell office:value-type="float" office:value="32.78056">
            <text:p>32.78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78062">
            <text:p>2.078062</text:p>
          </table:table-cell>
          <table:table-cell office:value-type="float" office:value="32.80056">
            <text:p>32.80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80821">
            <text:p>2.080821</text:p>
          </table:table-cell>
          <table:table-cell office:value-type="float" office:value="32.82056">
            <text:p>32.82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84083">
            <text:p>2.084083</text:p>
          </table:table-cell>
          <table:table-cell office:value-type="float" office:value="32.84056">
            <text:p>32.84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87296">
            <text:p>2.087296</text:p>
          </table:table-cell>
          <table:table-cell office:value-type="float" office:value="32.86056">
            <text:p>32.86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89874">
            <text:p>2.089874</text:p>
          </table:table-cell>
          <table:table-cell office:value-type="float" office:value="32.88056">
            <text:p>32.88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9139">
            <text:p>2.09139</text:p>
          </table:table-cell>
          <table:table-cell office:value-type="float" office:value="32.90056">
            <text:p>32.90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91668">
            <text:p>2.091668</text:p>
          </table:table-cell>
          <table:table-cell office:value-type="float" office:value="32.92056">
            <text:p>32.92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90799">
            <text:p>2.090799</text:p>
          </table:table-cell>
          <table:table-cell office:value-type="float" office:value="32.94056">
            <text:p>32.94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89132">
            <text:p>2.089132</text:p>
          </table:table-cell>
          <table:table-cell office:value-type="float" office:value="32.96056">
            <text:p>32.96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87365">
            <text:p>2.087365</text:p>
          </table:table-cell>
          <table:table-cell office:value-type="float" office:value="32.98056">
            <text:p>32.98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85975">
            <text:p>2.085975</text:p>
          </table:table-cell>
          <table:table-cell office:value-type="float" office:value="33.00056">
            <text:p>33.00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85521">
            <text:p>2.085521</text:p>
          </table:table-cell>
          <table:table-cell office:value-type="float" office:value="33.02057">
            <text:p>33.02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8598">
            <text:p>2.08598</text:p>
          </table:table-cell>
          <table:table-cell office:value-type="float" office:value="33.04057">
            <text:p>33.04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87163">
            <text:p>2.087163</text:p>
          </table:table-cell>
          <table:table-cell office:value-type="float" office:value="33.06057">
            <text:p>33.0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88812">
            <text:p>2.088812</text:p>
          </table:table-cell>
          <table:table-cell office:value-type="float" office:value="33.08057">
            <text:p>33.08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91424">
            <text:p>2.091424</text:p>
          </table:table-cell>
          <table:table-cell office:value-type="float" office:value="33.10057">
            <text:p>33.10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94474">
            <text:p>2.094474</text:p>
          </table:table-cell>
          <table:table-cell office:value-type="float" office:value="33.12057">
            <text:p>33.12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97417">
            <text:p>2.097417</text:p>
          </table:table-cell>
          <table:table-cell office:value-type="float" office:value="33.14057">
            <text:p>33.14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00096">
            <text:p>2.100096</text:p>
          </table:table-cell>
          <table:table-cell office:value-type="float" office:value="33.16057">
            <text:p>33.1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02221">
            <text:p>2.102221</text:p>
          </table:table-cell>
          <table:table-cell office:value-type="float" office:value="33.18057">
            <text:p>33.18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03715">
            <text:p>2.103715</text:p>
          </table:table-cell>
          <table:table-cell office:value-type="float" office:value="33.20057">
            <text:p>33.20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04278">
            <text:p>2.104278</text:p>
          </table:table-cell>
          <table:table-cell office:value-type="float" office:value="33.22057">
            <text:p>33.22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03893">
            <text:p>2.103893</text:p>
          </table:table-cell>
          <table:table-cell office:value-type="float" office:value="33.24057">
            <text:p>33.24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02802">
            <text:p>2.102802</text:p>
          </table:table-cell>
          <table:table-cell office:value-type="float" office:value="33.26057">
            <text:p>33.2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01482">
            <text:p>2.101482</text:p>
          </table:table-cell>
          <table:table-cell office:value-type="float" office:value="33.28057">
            <text:p>33.28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00063">
            <text:p>2.100063</text:p>
          </table:table-cell>
          <table:table-cell office:value-type="float" office:value="33.30057">
            <text:p>33.30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98996">
            <text:p>2.098996</text:p>
          </table:table-cell>
          <table:table-cell office:value-type="float" office:value="33.32057">
            <text:p>33.32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98203">
            <text:p>2.098203</text:p>
          </table:table-cell>
          <table:table-cell office:value-type="float" office:value="33.34057">
            <text:p>33.34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9831">
            <text:p>2.09831</text:p>
          </table:table-cell>
          <table:table-cell office:value-type="float" office:value="33.36057">
            <text:p>33.3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099075">
            <text:p>2.099075</text:p>
          </table:table-cell>
          <table:table-cell office:value-type="float" office:value="33.38057">
            <text:p>33.38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00227">
            <text:p>2.100227</text:p>
          </table:table-cell>
          <table:table-cell office:value-type="float" office:value="33.40057">
            <text:p>33.40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01432">
            <text:p>2.101432</text:p>
          </table:table-cell>
          <table:table-cell office:value-type="float" office:value="33.42057">
            <text:p>33.42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02957">
            <text:p>2.102957</text:p>
          </table:table-cell>
          <table:table-cell office:value-type="float" office:value="33.44057">
            <text:p>33.44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04984">
            <text:p>2.104984</text:p>
          </table:table-cell>
          <table:table-cell office:value-type="float" office:value="33.46058">
            <text:p>33.46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0767">
            <text:p>2.10767</text:p>
          </table:table-cell>
          <table:table-cell office:value-type="float" office:value="33.48058">
            <text:p>33.48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10752">
            <text:p>2.110752</text:p>
          </table:table-cell>
          <table:table-cell office:value-type="float" office:value="33.50058">
            <text:p>33.50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13695">
            <text:p>2.113695</text:p>
          </table:table-cell>
          <table:table-cell office:value-type="float" office:value="33.52058">
            <text:p>33.52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15905">
            <text:p>2.115905</text:p>
          </table:table-cell>
          <table:table-cell office:value-type="float" office:value="33.54058">
            <text:p>33.54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17095">
            <text:p>2.117095</text:p>
          </table:table-cell>
          <table:table-cell office:value-type="float" office:value="33.56058">
            <text:p>33.56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17114">
            <text:p>2.117114</text:p>
          </table:table-cell>
          <table:table-cell office:value-type="float" office:value="33.58058">
            <text:p>33.58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1605">
            <text:p>2.11605</text:p>
          </table:table-cell>
          <table:table-cell office:value-type="float" office:value="33.60058">
            <text:p>33.60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14333">
            <text:p>2.114333</text:p>
          </table:table-cell>
          <table:table-cell office:value-type="float" office:value="33.62058">
            <text:p>33.62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12607">
            <text:p>2.112607</text:p>
          </table:table-cell>
          <table:table-cell office:value-type="float" office:value="33.64058">
            <text:p>33.64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11232">
            <text:p>2.111232</text:p>
          </table:table-cell>
          <table:table-cell office:value-type="float" office:value="33.66058">
            <text:p>33.66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10847">
            <text:p>2.110847</text:p>
          </table:table-cell>
          <table:table-cell office:value-type="float" office:value="33.68058">
            <text:p>33.68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1141">
            <text:p>2.11141</text:p>
          </table:table-cell>
          <table:table-cell office:value-type="float" office:value="33.70058">
            <text:p>33.70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12711">
            <text:p>2.112711</text:p>
          </table:table-cell>
          <table:table-cell office:value-type="float" office:value="33.72058">
            <text:p>33.72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14444">
            <text:p>2.114444</text:p>
          </table:table-cell>
          <table:table-cell office:value-type="float" office:value="33.74058">
            <text:p>33.74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1706">
            <text:p>2.11706</text:p>
          </table:table-cell>
          <table:table-cell office:value-type="float" office:value="33.76058">
            <text:p>33.76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20104">
            <text:p>2.120104</text:p>
          </table:table-cell>
          <table:table-cell office:value-type="float" office:value="33.78058">
            <text:p>33.78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2218">
            <text:p>2.12218</text:p>
          </table:table-cell>
          <table:table-cell office:value-type="float" office:value="33.80058">
            <text:p>33.80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24034">
            <text:p>2.124034</text:p>
          </table:table-cell>
          <table:table-cell office:value-type="float" office:value="33.82058">
            <text:p>33.82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25786">
            <text:p>2.125786</text:p>
          </table:table-cell>
          <table:table-cell office:value-type="float" office:value="33.84058">
            <text:p>33.84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27132">
            <text:p>2.127132</text:p>
          </table:table-cell>
          <table:table-cell office:value-type="float" office:value="33.86058">
            <text:p>33.86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27851">
            <text:p>2.127851</text:p>
          </table:table-cell>
          <table:table-cell office:value-type="float" office:value="33.88058">
            <text:p>33.88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27827">
            <text:p>2.127827</text:p>
          </table:table-cell>
          <table:table-cell office:value-type="float" office:value="33.90059">
            <text:p>33.90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27253">
            <text:p>2.127253</text:p>
          </table:table-cell>
          <table:table-cell office:value-type="float" office:value="33.92059">
            <text:p>33.92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26449">
            <text:p>2.126449</text:p>
          </table:table-cell>
          <table:table-cell office:value-type="float" office:value="33.94059">
            <text:p>33.94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25544">
            <text:p>2.125544</text:p>
          </table:table-cell>
          <table:table-cell office:value-type="float" office:value="33.96059">
            <text:p>33.96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24825">
            <text:p>2.124825</text:p>
          </table:table-cell>
          <table:table-cell office:value-type="float" office:value="33.98059">
            <text:p>33.98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24329">
            <text:p>2.124329</text:p>
          </table:table-cell>
          <table:table-cell office:value-type="float" office:value="34.00059">
            <text:p>34.00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24628">
            <text:p>2.124628</text:p>
          </table:table-cell>
          <table:table-cell office:value-type="float" office:value="34.02059">
            <text:p>34.02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25511">
            <text:p>2.125511</text:p>
          </table:table-cell>
          <table:table-cell office:value-type="float" office:value="34.04059">
            <text:p>34.04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26679">
            <text:p>2.126679</text:p>
          </table:table-cell>
          <table:table-cell office:value-type="float" office:value="34.06059">
            <text:p>34.06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27891">
            <text:p>2.127891</text:p>
          </table:table-cell>
          <table:table-cell office:value-type="float" office:value="34.08059">
            <text:p>34.08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29458">
            <text:p>2.129458</text:p>
          </table:table-cell>
          <table:table-cell office:value-type="float" office:value="34.10059">
            <text:p>34.10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31634">
            <text:p>2.131634</text:p>
          </table:table-cell>
          <table:table-cell office:value-type="float" office:value="34.12059">
            <text:p>34.12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34387">
            <text:p>2.134387</text:p>
          </table:table-cell>
          <table:table-cell office:value-type="float" office:value="34.14059">
            <text:p>34.14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37587">
            <text:p>2.137587</text:p>
          </table:table-cell>
          <table:table-cell office:value-type="float" office:value="34.16059">
            <text:p>34.16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40727">
            <text:p>2.140727</text:p>
          </table:table-cell>
          <table:table-cell office:value-type="float" office:value="34.18059">
            <text:p>34.18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43216">
            <text:p>2.143216</text:p>
          </table:table-cell>
          <table:table-cell office:value-type="float" office:value="34.20059">
            <text:p>34.20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44631">
            <text:p>2.144631</text:p>
          </table:table-cell>
          <table:table-cell office:value-type="float" office:value="34.22059">
            <text:p>34.22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44779">
            <text:p>2.144779</text:p>
          </table:table-cell>
          <table:table-cell office:value-type="float" office:value="34.24059">
            <text:p>34.24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43796">
            <text:p>2.143796</text:p>
          </table:table-cell>
          <table:table-cell office:value-type="float" office:value="34.26059">
            <text:p>34.26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41908">
            <text:p>2.141908</text:p>
          </table:table-cell>
          <table:table-cell office:value-type="float" office:value="34.28059">
            <text:p>34.28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40057">
            <text:p>2.140057</text:p>
          </table:table-cell>
          <table:table-cell office:value-type="float" office:value="34.30059">
            <text:p>34.30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38495">
            <text:p>2.138495</text:p>
          </table:table-cell>
          <table:table-cell office:value-type="float" office:value="34.32059">
            <text:p>34.32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37854">
            <text:p>2.137854</text:p>
          </table:table-cell>
          <table:table-cell office:value-type="float" office:value="34.3406">
            <text:p>34.34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38113">
            <text:p>2.138113</text:p>
          </table:table-cell>
          <table:table-cell office:value-type="float" office:value="34.3606">
            <text:p>34.36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39169">
            <text:p>2.139169</text:p>
          </table:table-cell>
          <table:table-cell office:value-type="float" office:value="34.3806">
            <text:p>34.38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40613">
            <text:p>2.140613</text:p>
          </table:table-cell>
          <table:table-cell office:value-type="float" office:value="34.4006">
            <text:p>34.4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43065">
            <text:p>2.143065</text:p>
          </table:table-cell>
          <table:table-cell office:value-type="float" office:value="34.4206">
            <text:p>34.4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46025">
            <text:p>2.146025</text:p>
          </table:table-cell>
          <table:table-cell office:value-type="float" office:value="34.4406">
            <text:p>34.44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48027">
            <text:p>2.148027</text:p>
          </table:table-cell>
          <table:table-cell office:value-type="float" office:value="34.4606">
            <text:p>34.46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0191">
            <text:p>2.150191</text:p>
          </table:table-cell>
          <table:table-cell office:value-type="float" office:value="34.4806">
            <text:p>34.48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1778">
            <text:p>2.151778</text:p>
          </table:table-cell>
          <table:table-cell office:value-type="float" office:value="34.5006">
            <text:p>34.5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2708">
            <text:p>2.152708</text:p>
          </table:table-cell>
          <table:table-cell office:value-type="float" office:value="34.5206">
            <text:p>34.5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298">
            <text:p>2.15298</text:p>
          </table:table-cell>
          <table:table-cell office:value-type="float" office:value="34.5406">
            <text:p>34.54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2493">
            <text:p>2.152493</text:p>
          </table:table-cell>
          <table:table-cell office:value-type="float" office:value="34.5606">
            <text:p>34.56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1456">
            <text:p>2.151456</text:p>
          </table:table-cell>
          <table:table-cell office:value-type="float" office:value="34.5806">
            <text:p>34.58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0189">
            <text:p>2.150189</text:p>
          </table:table-cell>
          <table:table-cell office:value-type="float" office:value="34.6006">
            <text:p>34.6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48928">
            <text:p>2.148928</text:p>
          </table:table-cell>
          <table:table-cell office:value-type="float" office:value="34.6206">
            <text:p>34.6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47874">
            <text:p>2.147874</text:p>
          </table:table-cell>
          <table:table-cell office:value-type="float" office:value="34.6406">
            <text:p>34.64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47058">
            <text:p>2.147058</text:p>
          </table:table-cell>
          <table:table-cell office:value-type="float" office:value="34.6606">
            <text:p>34.66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47105">
            <text:p>2.147105</text:p>
          </table:table-cell>
          <table:table-cell office:value-type="float" office:value="34.6806">
            <text:p>34.68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47709">
            <text:p>2.147709</text:p>
          </table:table-cell>
          <table:table-cell office:value-type="float" office:value="34.7006">
            <text:p>34.7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48583">
            <text:p>2.148583</text:p>
          </table:table-cell>
          <table:table-cell office:value-type="float" office:value="34.7206">
            <text:p>34.7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49504">
            <text:p>2.149504</text:p>
          </table:table-cell>
          <table:table-cell office:value-type="float" office:value="34.7406">
            <text:p>34.74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0696">
            <text:p>2.150696</text:p>
          </table:table-cell>
          <table:table-cell office:value-type="float" office:value="34.7606">
            <text:p>34.76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2447">
            <text:p>2.152447</text:p>
          </table:table-cell>
          <table:table-cell office:value-type="float" office:value="34.78061">
            <text:p>34.78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4755">
            <text:p>2.154755</text:p>
          </table:table-cell>
          <table:table-cell office:value-type="float" office:value="34.80061">
            <text:p>34.80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7434">
            <text:p>2.157434</text:p>
          </table:table-cell>
          <table:table-cell office:value-type="float" office:value="34.82061">
            <text:p>34.82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9959">
            <text:p>2.159959</text:p>
          </table:table-cell>
          <table:table-cell office:value-type="float" office:value="34.84061">
            <text:p>34.84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1786">
            <text:p>2.161786</text:p>
          </table:table-cell>
          <table:table-cell office:value-type="float" office:value="34.86061">
            <text:p>34.86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258">
            <text:p>2.16258</text:p>
          </table:table-cell>
          <table:table-cell office:value-type="float" office:value="34.88061">
            <text:p>34.88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2217">
            <text:p>2.162217</text:p>
          </table:table-cell>
          <table:table-cell office:value-type="float" office:value="34.90061">
            <text:p>34.90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0828">
            <text:p>2.160828</text:p>
          </table:table-cell>
          <table:table-cell office:value-type="float" office:value="34.92061">
            <text:p>34.92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8655">
            <text:p>2.158655</text:p>
          </table:table-cell>
          <table:table-cell office:value-type="float" office:value="34.94061">
            <text:p>34.94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6617">
            <text:p>2.156617</text:p>
          </table:table-cell>
          <table:table-cell office:value-type="float" office:value="34.96061">
            <text:p>34.96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4885">
            <text:p>2.154885</text:p>
          </table:table-cell>
          <table:table-cell office:value-type="float" office:value="34.98061">
            <text:p>34.98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4009">
            <text:p>2.154009</text:p>
          </table:table-cell>
          <table:table-cell office:value-type="float" office:value="35.00061">
            <text:p>35.00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4038">
            <text:p>2.154038</text:p>
          </table:table-cell>
          <table:table-cell office:value-type="float" office:value="35.02061">
            <text:p>35.02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475">
            <text:p>2.15475</text:p>
          </table:table-cell>
          <table:table-cell office:value-type="float" office:value="35.04061">
            <text:p>35.04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5904">
            <text:p>2.155904</text:p>
          </table:table-cell>
          <table:table-cell office:value-type="float" office:value="35.06061">
            <text:p>35.06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7933">
            <text:p>2.157933</text:p>
          </table:table-cell>
          <table:table-cell office:value-type="float" office:value="35.08061">
            <text:p>35.08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0418">
            <text:p>2.160418</text:p>
          </table:table-cell>
          <table:table-cell office:value-type="float" office:value="35.10061">
            <text:p>35.10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196">
            <text:p>2.16196</text:p>
          </table:table-cell>
          <table:table-cell office:value-type="float" office:value="35.12061">
            <text:p>35.12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3686">
            <text:p>2.163686</text:p>
          </table:table-cell>
          <table:table-cell office:value-type="float" office:value="35.14061">
            <text:p>35.14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5052">
            <text:p>2.165052</text:p>
          </table:table-cell>
          <table:table-cell office:value-type="float" office:value="35.16061">
            <text:p>35.16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577">
            <text:p>2.16577</text:p>
          </table:table-cell>
          <table:table-cell office:value-type="float" office:value="35.18061">
            <text:p>35.18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585">
            <text:p>2.16585</text:p>
          </table:table-cell>
          <table:table-cell office:value-type="float" office:value="35.20061">
            <text:p>35.20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5146">
            <text:p>2.165146</text:p>
          </table:table-cell>
          <table:table-cell office:value-type="float" office:value="35.22062">
            <text:p>35.22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3873">
            <text:p>2.163873</text:p>
          </table:table-cell>
          <table:table-cell office:value-type="float" office:value="35.24062">
            <text:p>35.24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2484">
            <text:p>2.162484</text:p>
          </table:table-cell>
          <table:table-cell office:value-type="float" office:value="35.26062">
            <text:p>35.26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1071">
            <text:p>2.161071</text:p>
          </table:table-cell>
          <table:table-cell office:value-type="float" office:value="35.28062">
            <text:p>35.28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9896">
            <text:p>2.159896</text:p>
          </table:table-cell>
          <table:table-cell office:value-type="float" office:value="35.30062">
            <text:p>35.30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9121">
            <text:p>2.159121</text:p>
          </table:table-cell>
          <table:table-cell office:value-type="float" office:value="35.32062">
            <text:p>35.32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9147">
            <text:p>2.159147</text:p>
          </table:table-cell>
          <table:table-cell office:value-type="float" office:value="35.34062">
            <text:p>35.34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59814">
            <text:p>2.159814</text:p>
          </table:table-cell>
          <table:table-cell office:value-type="float" office:value="35.36062">
            <text:p>35.36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0806">
            <text:p>2.160806</text:p>
          </table:table-cell>
          <table:table-cell office:value-type="float" office:value="35.38062">
            <text:p>35.38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179">
            <text:p>2.16179</text:p>
          </table:table-cell>
          <table:table-cell office:value-type="float" office:value="35.40062">
            <text:p>35.40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31">
            <text:p>2.1631</text:p>
          </table:table-cell>
          <table:table-cell office:value-type="float" office:value="35.42062">
            <text:p>35.42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4969">
            <text:p>2.164969</text:p>
          </table:table-cell>
          <table:table-cell office:value-type="float" office:value="35.44062">
            <text:p>35.44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7546">
            <text:p>2.167546</text:p>
          </table:table-cell>
          <table:table-cell office:value-type="float" office:value="35.46062">
            <text:p>35.46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0503">
            <text:p>2.170503</text:p>
          </table:table-cell>
          <table:table-cell office:value-type="float" office:value="35.48062">
            <text:p>35.48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3372">
            <text:p>2.173372</text:p>
          </table:table-cell>
          <table:table-cell office:value-type="float" office:value="35.50062">
            <text:p>35.50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5529">
            <text:p>2.175529</text:p>
          </table:table-cell>
          <table:table-cell office:value-type="float" office:value="35.52062">
            <text:p>35.52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6556">
            <text:p>2.176556</text:p>
          </table:table-cell>
          <table:table-cell office:value-type="float" office:value="35.54062">
            <text:p>35.54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638">
            <text:p>2.17638</text:p>
          </table:table-cell>
          <table:table-cell office:value-type="float" office:value="35.56062">
            <text:p>35.56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5157">
            <text:p>2.175157</text:p>
          </table:table-cell>
          <table:table-cell office:value-type="float" office:value="35.58062">
            <text:p>35.58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3193">
            <text:p>2.173193</text:p>
          </table:table-cell>
          <table:table-cell office:value-type="float" office:value="35.60062">
            <text:p>35.60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1567">
            <text:p>2.171567</text:p>
          </table:table-cell>
          <table:table-cell office:value-type="float" office:value="35.62062">
            <text:p>35.62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0186">
            <text:p>2.170186</text:p>
          </table:table-cell>
          <table:table-cell office:value-type="float" office:value="35.64063">
            <text:p>35.64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9613">
            <text:p>2.169613</text:p>
          </table:table-cell>
          <table:table-cell office:value-type="float" office:value="35.66063">
            <text:p>35.66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69895">
            <text:p>2.169895</text:p>
          </table:table-cell>
          <table:table-cell office:value-type="float" office:value="35.68063">
            <text:p>35.68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0887">
            <text:p>2.170887</text:p>
          </table:table-cell>
          <table:table-cell office:value-type="float" office:value="35.70063">
            <text:p>35.70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229">
            <text:p>2.17229</text:p>
          </table:table-cell>
          <table:table-cell office:value-type="float" office:value="35.72063">
            <text:p>35.72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4531">
            <text:p>2.174531</text:p>
          </table:table-cell>
          <table:table-cell office:value-type="float" office:value="35.74063">
            <text:p>35.74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7132">
            <text:p>2.177132</text:p>
          </table:table-cell>
          <table:table-cell office:value-type="float" office:value="35.76063">
            <text:p>35.76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9599">
            <text:p>2.179599</text:p>
          </table:table-cell>
          <table:table-cell office:value-type="float" office:value="35.78063">
            <text:p>35.78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82149">
            <text:p>2.182149</text:p>
          </table:table-cell>
          <table:table-cell office:value-type="float" office:value="35.80063">
            <text:p>35.80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83896">
            <text:p>2.183896</text:p>
          </table:table-cell>
          <table:table-cell office:value-type="float" office:value="35.82063">
            <text:p>35.82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84792">
            <text:p>2.184792</text:p>
          </table:table-cell>
          <table:table-cell office:value-type="float" office:value="35.84063">
            <text:p>35.84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84857">
            <text:p>2.184857</text:p>
          </table:table-cell>
          <table:table-cell office:value-type="float" office:value="35.86063">
            <text:p>35.86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84059">
            <text:p>2.184059</text:p>
          </table:table-cell>
          <table:table-cell office:value-type="float" office:value="35.88063">
            <text:p>35.88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82642">
            <text:p>2.182642</text:p>
          </table:table-cell>
          <table:table-cell office:value-type="float" office:value="35.90063">
            <text:p>35.90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81056">
            <text:p>2.181056</text:p>
          </table:table-cell>
          <table:table-cell office:value-type="float" office:value="35.92063">
            <text:p>35.92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9587">
            <text:p>2.179587</text:p>
          </table:table-cell>
          <table:table-cell office:value-type="float" office:value="35.94063">
            <text:p>35.94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8543">
            <text:p>2.178543</text:p>
          </table:table-cell>
          <table:table-cell office:value-type="float" office:value="35.96063">
            <text:p>35.96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7872">
            <text:p>2.177872</text:p>
          </table:table-cell>
          <table:table-cell office:value-type="float" office:value="35.98063">
            <text:p>35.98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8074">
            <text:p>2.178074</text:p>
          </table:table-cell>
          <table:table-cell office:value-type="float" office:value="36.00063">
            <text:p>36.00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78945">
            <text:p>2.178945</text:p>
          </table:table-cell>
          <table:table-cell office:value-type="float" office:value="36.02063">
            <text:p>36.02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8019">
            <text:p>2.18019</text:p>
          </table:table-cell>
          <table:table-cell office:value-type="float" office:value="36.04063">
            <text:p>36.04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8151">
            <text:p>2.18151</text:p>
          </table:table-cell>
          <table:table-cell office:value-type="float" office:value="36.06063">
            <text:p>36.06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8313">
            <text:p>2.18313</text:p>
          </table:table-cell>
          <table:table-cell office:value-type="float" office:value="36.08064">
            <text:p>36.08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85435">
            <text:p>2.185435</text:p>
          </table:table-cell>
          <table:table-cell office:value-type="float" office:value="36.10064">
            <text:p>36.10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88332">
            <text:p>2.188332</text:p>
          </table:table-cell>
          <table:table-cell office:value-type="float" office:value="36.12064">
            <text:p>36.12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91437">
            <text:p>2.191437</text:p>
          </table:table-cell>
          <table:table-cell office:value-type="float" office:value="36.14064">
            <text:p>36.14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94357">
            <text:p>2.194357</text:p>
          </table:table-cell>
          <table:table-cell office:value-type="float" office:value="36.16064">
            <text:p>36.16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96465">
            <text:p>2.196465</text:p>
          </table:table-cell>
          <table:table-cell office:value-type="float" office:value="36.18064">
            <text:p>36.18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97453">
            <text:p>2.197453</text:p>
          </table:table-cell>
          <table:table-cell office:value-type="float" office:value="36.20064">
            <text:p>36.20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97343">
            <text:p>2.197343</text:p>
          </table:table-cell>
          <table:table-cell office:value-type="float" office:value="36.22064">
            <text:p>36.22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96312">
            <text:p>2.196312</text:p>
          </table:table-cell>
          <table:table-cell office:value-type="float" office:value="36.24064">
            <text:p>36.24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94752">
            <text:p>2.194752</text:p>
          </table:table-cell>
          <table:table-cell office:value-type="float" office:value="36.26064">
            <text:p>36.26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93539">
            <text:p>2.193539</text:p>
          </table:table-cell>
          <table:table-cell office:value-type="float" office:value="36.28064">
            <text:p>36.28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92629">
            <text:p>2.192629</text:p>
          </table:table-cell>
          <table:table-cell office:value-type="float" office:value="36.30064">
            <text:p>36.30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92566">
            <text:p>2.192566</text:p>
          </table:table-cell>
          <table:table-cell office:value-type="float" office:value="36.32064">
            <text:p>36.32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93343">
            <text:p>2.193343</text:p>
          </table:table-cell>
          <table:table-cell office:value-type="float" office:value="36.34064">
            <text:p>36.34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94747">
            <text:p>2.194747</text:p>
          </table:table-cell>
          <table:table-cell office:value-type="float" office:value="36.36064">
            <text:p>36.36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96527">
            <text:p>2.196527</text:p>
          </table:table-cell>
          <table:table-cell office:value-type="float" office:value="36.38064">
            <text:p>36.38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199062">
            <text:p>2.199062</text:p>
          </table:table-cell>
          <table:table-cell office:value-type="float" office:value="36.40064">
            <text:p>36.40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01929">
            <text:p>2.201929</text:p>
          </table:table-cell>
          <table:table-cell office:value-type="float" office:value="36.42064">
            <text:p>36.42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04718">
            <text:p>2.204718</text:p>
          </table:table-cell>
          <table:table-cell office:value-type="float" office:value="36.44064">
            <text:p>36.44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07225">
            <text:p>2.207225</text:p>
          </table:table-cell>
          <table:table-cell office:value-type="float" office:value="36.46064">
            <text:p>36.46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09301">
            <text:p>2.209301</text:p>
          </table:table-cell>
          <table:table-cell office:value-type="float" office:value="36.48064">
            <text:p>36.48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1076">
            <text:p>2.21076</text:p>
          </table:table-cell>
          <table:table-cell office:value-type="float" office:value="36.50064">
            <text:p>36.50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11456">
            <text:p>2.211456</text:p>
          </table:table-cell>
          <table:table-cell office:value-type="float" office:value="36.52065">
            <text:p>36.52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11263">
            <text:p>2.211263</text:p>
          </table:table-cell>
          <table:table-cell office:value-type="float" office:value="36.54065">
            <text:p>36.54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10425">
            <text:p>2.210425</text:p>
          </table:table-cell>
          <table:table-cell office:value-type="float" office:value="36.56065">
            <text:p>36.56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09411">
            <text:p>2.209411</text:p>
          </table:table-cell>
          <table:table-cell office:value-type="float" office:value="36.58065">
            <text:p>36.58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0844">
            <text:p>2.20844</text:p>
          </table:table-cell>
          <table:table-cell office:value-type="float" office:value="36.60065">
            <text:p>36.60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07867">
            <text:p>2.207867</text:p>
          </table:table-cell>
          <table:table-cell office:value-type="float" office:value="36.62065">
            <text:p>36.62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07604">
            <text:p>2.207604</text:p>
          </table:table-cell>
          <table:table-cell office:value-type="float" office:value="36.64065">
            <text:p>36.64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082">
            <text:p>2.2082</text:p>
          </table:table-cell>
          <table:table-cell office:value-type="float" office:value="36.66065">
            <text:p>36.66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09416">
            <text:p>2.209416</text:p>
          </table:table-cell>
          <table:table-cell office:value-type="float" office:value="36.68065">
            <text:p>36.68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10959">
            <text:p>2.210959</text:p>
          </table:table-cell>
          <table:table-cell office:value-type="float" office:value="36.70065">
            <text:p>36.70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12658">
            <text:p>2.212658</text:p>
          </table:table-cell>
          <table:table-cell office:value-type="float" office:value="36.72065">
            <text:p>36.72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14689">
            <text:p>2.214689</text:p>
          </table:table-cell>
          <table:table-cell office:value-type="float" office:value="36.74065">
            <text:p>36.74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17384">
            <text:p>2.217384</text:p>
          </table:table-cell>
          <table:table-cell office:value-type="float" office:value="36.76065">
            <text:p>36.76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20734">
            <text:p>2.220734</text:p>
          </table:table-cell>
          <table:table-cell office:value-type="float" office:value="36.78065">
            <text:p>36.78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24297">
            <text:p>2.224297</text:p>
          </table:table-cell>
          <table:table-cell office:value-type="float" office:value="36.80065">
            <text:p>36.80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27698">
            <text:p>2.227698</text:p>
          </table:table-cell>
          <table:table-cell office:value-type="float" office:value="36.82065">
            <text:p>36.82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30318">
            <text:p>2.230318</text:p>
          </table:table-cell>
          <table:table-cell office:value-type="float" office:value="36.84065">
            <text:p>36.84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31841">
            <text:p>2.231841</text:p>
          </table:table-cell>
          <table:table-cell office:value-type="float" office:value="36.86065">
            <text:p>36.86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32275">
            <text:p>2.232275</text:p>
          </table:table-cell>
          <table:table-cell office:value-type="float" office:value="36.88065">
            <text:p>36.88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31742">
            <text:p>2.231742</text:p>
          </table:table-cell>
          <table:table-cell office:value-type="float" office:value="36.90065">
            <text:p>36.90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30629">
            <text:p>2.230629</text:p>
          </table:table-cell>
          <table:table-cell office:value-type="float" office:value="36.92065">
            <text:p>36.92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29812">
            <text:p>2.229812</text:p>
          </table:table-cell>
          <table:table-cell office:value-type="float" office:value="36.94065">
            <text:p>36.94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293">
            <text:p>2.2293</text:p>
          </table:table-cell>
          <table:table-cell office:value-type="float" office:value="36.96066">
            <text:p>36.96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29672">
            <text:p>2.229672</text:p>
          </table:table-cell>
          <table:table-cell office:value-type="float" office:value="36.98066">
            <text:p>36.98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30857">
            <text:p>2.230857</text:p>
          </table:table-cell>
          <table:table-cell office:value-type="float" office:value="37.00066">
            <text:p>37.00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32628">
            <text:p>2.232628</text:p>
          </table:table-cell>
          <table:table-cell office:value-type="float" office:value="37.02066">
            <text:p>37.02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34784">
            <text:p>2.234784</text:p>
          </table:table-cell>
          <table:table-cell office:value-type="float" office:value="37.04066">
            <text:p>37.04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37701">
            <text:p>2.237701</text:p>
          </table:table-cell>
          <table:table-cell office:value-type="float" office:value="37.06066">
            <text:p>37.06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40939">
            <text:p>2.240939</text:p>
          </table:table-cell>
          <table:table-cell office:value-type="float" office:value="37.08066">
            <text:p>37.08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4408">
            <text:p>2.24408</text:p>
          </table:table-cell>
          <table:table-cell office:value-type="float" office:value="37.10066">
            <text:p>37.10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4691">
            <text:p>2.24691</text:p>
          </table:table-cell>
          <table:table-cell office:value-type="float" office:value="37.12066">
            <text:p>37.12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49308">
            <text:p>2.249308</text:p>
          </table:table-cell>
          <table:table-cell office:value-type="float" office:value="37.14066">
            <text:p>37.14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51082">
            <text:p>2.251082</text:p>
          </table:table-cell>
          <table:table-cell office:value-type="float" office:value="37.16066">
            <text:p>37.16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51969">
            <text:p>2.251969</text:p>
          </table:table-cell>
          <table:table-cell office:value-type="float" office:value="37.18066">
            <text:p>37.18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51915">
            <text:p>2.251915</text:p>
          </table:table-cell>
          <table:table-cell office:value-type="float" office:value="37.20066">
            <text:p>37.20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51184">
            <text:p>2.251184</text:p>
          </table:table-cell>
          <table:table-cell office:value-type="float" office:value="37.22066">
            <text:p>37.22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50253">
            <text:p>2.250253</text:p>
          </table:table-cell>
          <table:table-cell office:value-type="float" office:value="37.24066">
            <text:p>37.24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49324">
            <text:p>2.249324</text:p>
          </table:table-cell>
          <table:table-cell office:value-type="float" office:value="37.26066">
            <text:p>37.26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48828">
            <text:p>2.248828</text:p>
          </table:table-cell>
          <table:table-cell office:value-type="float" office:value="37.28066">
            <text:p>37.28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48652">
            <text:p>2.248652</text:p>
          </table:table-cell>
          <table:table-cell office:value-type="float" office:value="37.30066">
            <text:p>37.30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4929">
            <text:p>2.24929</text:p>
          </table:table-cell>
          <table:table-cell office:value-type="float" office:value="37.32066">
            <text:p>37.32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50512">
            <text:p>2.250512</text:p>
          </table:table-cell>
          <table:table-cell office:value-type="float" office:value="37.34066">
            <text:p>37.34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52005">
            <text:p>2.252005</text:p>
          </table:table-cell>
          <table:table-cell office:value-type="float" office:value="37.36066">
            <text:p>37.36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53625">
            <text:p>2.253625</text:p>
          </table:table-cell>
          <table:table-cell office:value-type="float" office:value="37.38066">
            <text:p>37.38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55584">
            <text:p>2.255584</text:p>
          </table:table-cell>
          <table:table-cell office:value-type="float" office:value="37.40067">
            <text:p>37.40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58209">
            <text:p>2.258209</text:p>
          </table:table-cell>
          <table:table-cell office:value-type="float" office:value="37.42067">
            <text:p>37.42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61491">
            <text:p>2.261491</text:p>
          </table:table-cell>
          <table:table-cell office:value-type="float" office:value="37.44067">
            <text:p>37.44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65059">
            <text:p>2.265059</text:p>
          </table:table-cell>
          <table:table-cell office:value-type="float" office:value="37.46067">
            <text:p>37.46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68489">
            <text:p>2.268489</text:p>
          </table:table-cell>
          <table:table-cell office:value-type="float" office:value="37.48067">
            <text:p>37.48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71129">
            <text:p>2.271129</text:p>
          </table:table-cell>
          <table:table-cell office:value-type="float" office:value="37.50067">
            <text:p>37.50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7262">
            <text:p>2.27262</text:p>
          </table:table-cell>
          <table:table-cell office:value-type="float" office:value="37.52067">
            <text:p>37.52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72959">
            <text:p>2.272959</text:p>
          </table:table-cell>
          <table:table-cell office:value-type="float" office:value="37.54067">
            <text:p>37.54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72273">
            <text:p>2.272273</text:p>
          </table:table-cell>
          <table:table-cell office:value-type="float" office:value="37.56067">
            <text:p>37.56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70926">
            <text:p>2.270926</text:p>
          </table:table-cell>
          <table:table-cell office:value-type="float" office:value="37.58067">
            <text:p>37.58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69859">
            <text:p>2.269859</text:p>
          </table:table-cell>
          <table:table-cell office:value-type="float" office:value="37.60067">
            <text:p>37.60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69089">
            <text:p>2.269089</text:p>
          </table:table-cell>
          <table:table-cell office:value-type="float" office:value="37.62067">
            <text:p>37.62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69262">
            <text:p>2.269262</text:p>
          </table:table-cell>
          <table:table-cell office:value-type="float" office:value="37.64067">
            <text:p>37.64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70278">
            <text:p>2.270278</text:p>
          </table:table-cell>
          <table:table-cell office:value-type="float" office:value="37.66067">
            <text:p>37.66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71897">
            <text:p>2.271897</text:p>
          </table:table-cell>
          <table:table-cell office:value-type="float" office:value="37.68067">
            <text:p>37.68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73905">
            <text:p>2.273905</text:p>
          </table:table-cell>
          <table:table-cell office:value-type="float" office:value="37.70067">
            <text:p>37.70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76677">
            <text:p>2.276677</text:p>
          </table:table-cell>
          <table:table-cell office:value-type="float" office:value="37.72067">
            <text:p>37.72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79784">
            <text:p>2.279784</text:p>
          </table:table-cell>
          <table:table-cell office:value-type="float" office:value="37.74067">
            <text:p>37.74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8267">
            <text:p>2.28267</text:p>
          </table:table-cell>
          <table:table-cell office:value-type="float" office:value="37.76067">
            <text:p>37.76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85334">
            <text:p>2.285334</text:p>
          </table:table-cell>
          <table:table-cell office:value-type="float" office:value="37.78067">
            <text:p>37.78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87531">
            <text:p>2.287531</text:p>
          </table:table-cell>
          <table:table-cell office:value-type="float" office:value="37.80067">
            <text:p>37.80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88969">
            <text:p>2.288969</text:p>
          </table:table-cell>
          <table:table-cell office:value-type="float" office:value="37.82067">
            <text:p>37.82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89527">
            <text:p>2.289527</text:p>
          </table:table-cell>
          <table:table-cell office:value-type="float" office:value="37.84068">
            <text:p>37.84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8914">
            <text:p>2.28914</text:p>
          </table:table-cell>
          <table:table-cell office:value-type="float" office:value="37.86068">
            <text:p>37.86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88111">
            <text:p>2.288111</text:p>
          </table:table-cell>
          <table:table-cell office:value-type="float" office:value="37.88068">
            <text:p>37.88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86893">
            <text:p>2.286893</text:p>
          </table:table-cell>
          <table:table-cell office:value-type="float" office:value="37.90068">
            <text:p>37.90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85745">
            <text:p>2.285745</text:p>
          </table:table-cell>
          <table:table-cell office:value-type="float" office:value="37.92068">
            <text:p>37.92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85042">
            <text:p>2.285042</text:p>
          </table:table-cell>
          <table:table-cell office:value-type="float" office:value="37.94068">
            <text:p>37.94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84689">
            <text:p>2.284689</text:p>
          </table:table-cell>
          <table:table-cell office:value-type="float" office:value="37.96068">
            <text:p>37.96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85137">
            <text:p>2.285137</text:p>
          </table:table-cell>
          <table:table-cell office:value-type="float" office:value="37.98068">
            <text:p>37.98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86142">
            <text:p>2.286142</text:p>
          </table:table-cell>
          <table:table-cell office:value-type="float" office:value="38.00068">
            <text:p>38.00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87458">
            <text:p>2.287458</text:p>
          </table:table-cell>
          <table:table-cell office:value-type="float" office:value="38.02068">
            <text:p>38.02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88883">
            <text:p>2.288883</text:p>
          </table:table-cell>
          <table:table-cell office:value-type="float" office:value="38.04068">
            <text:p>38.04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90537">
            <text:p>2.290537</text:p>
          </table:table-cell>
          <table:table-cell office:value-type="float" office:value="38.06068">
            <text:p>38.06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92892">
            <text:p>2.292892</text:p>
          </table:table-cell>
          <table:table-cell office:value-type="float" office:value="38.08068">
            <text:p>38.08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9577">
            <text:p>2.29577</text:p>
          </table:table-cell>
          <table:table-cell office:value-type="float" office:value="38.10068">
            <text:p>38.10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9881">
            <text:p>2.29881</text:p>
          </table:table-cell>
          <table:table-cell office:value-type="float" office:value="38.12068">
            <text:p>38.12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01676">
            <text:p>2.301676</text:p>
          </table:table-cell>
          <table:table-cell office:value-type="float" office:value="38.14068">
            <text:p>38.14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03758">
            <text:p>2.303758</text:p>
          </table:table-cell>
          <table:table-cell office:value-type="float" office:value="38.16068">
            <text:p>38.16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04755">
            <text:p>2.304755</text:p>
          </table:table-cell>
          <table:table-cell office:value-type="float" office:value="38.18068">
            <text:p>38.18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04664">
            <text:p>2.304664</text:p>
          </table:table-cell>
          <table:table-cell office:value-type="float" office:value="38.20068">
            <text:p>38.20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03613">
            <text:p>2.303613</text:p>
          </table:table-cell>
          <table:table-cell office:value-type="float" office:value="38.22068">
            <text:p>38.22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01864">
            <text:p>2.301864</text:p>
          </table:table-cell>
          <table:table-cell office:value-type="float" office:value="38.24068">
            <text:p>38.24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00498">
            <text:p>2.300498</text:p>
          </table:table-cell>
          <table:table-cell office:value-type="float" office:value="38.26068">
            <text:p>38.26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99483">
            <text:p>2.299483</text:p>
          </table:table-cell>
          <table:table-cell office:value-type="float" office:value="38.28069">
            <text:p>38.28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299348">
            <text:p>2.299348</text:p>
          </table:table-cell>
          <table:table-cell office:value-type="float" office:value="38.30069">
            <text:p>38.30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00049">
            <text:p>2.300049</text:p>
          </table:table-cell>
          <table:table-cell office:value-type="float" office:value="38.32069">
            <text:p>38.32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01344">
            <text:p>2.301344</text:p>
          </table:table-cell>
          <table:table-cell office:value-type="float" office:value="38.34069">
            <text:p>38.34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03586">
            <text:p>2.303586</text:p>
          </table:table-cell>
          <table:table-cell office:value-type="float" office:value="38.36069">
            <text:p>38.36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05702">
            <text:p>2.305702</text:p>
          </table:table-cell>
          <table:table-cell office:value-type="float" office:value="38.38069">
            <text:p>38.38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08002">
            <text:p>2.308002</text:p>
          </table:table-cell>
          <table:table-cell office:value-type="float" office:value="38.40069">
            <text:p>38.40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0473">
            <text:p>2.310473</text:p>
          </table:table-cell>
          <table:table-cell office:value-type="float" office:value="38.42069">
            <text:p>38.42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2791">
            <text:p>2.312791</text:p>
          </table:table-cell>
          <table:table-cell office:value-type="float" office:value="38.44069">
            <text:p>38.44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4689">
            <text:p>2.314689</text:p>
          </table:table-cell>
          <table:table-cell office:value-type="float" office:value="38.46069">
            <text:p>38.46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5846">
            <text:p>2.315846</text:p>
          </table:table-cell>
          <table:table-cell office:value-type="float" office:value="38.48069">
            <text:p>38.48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615">
            <text:p>2.31615</text:p>
          </table:table-cell>
          <table:table-cell office:value-type="float" office:value="38.50069">
            <text:p>38.50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5518">
            <text:p>2.315518</text:p>
          </table:table-cell>
          <table:table-cell office:value-type="float" office:value="38.52069">
            <text:p>38.52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4276">
            <text:p>2.314276</text:p>
          </table:table-cell>
          <table:table-cell office:value-type="float" office:value="38.54069">
            <text:p>38.54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2835">
            <text:p>2.312835</text:p>
          </table:table-cell>
          <table:table-cell office:value-type="float" office:value="38.56069">
            <text:p>38.56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1507">
            <text:p>2.311507</text:p>
          </table:table-cell>
          <table:table-cell office:value-type="float" office:value="38.58069">
            <text:p>38.58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0631">
            <text:p>2.310631</text:p>
          </table:table-cell>
          <table:table-cell office:value-type="float" office:value="38.60069">
            <text:p>38.60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0125">
            <text:p>2.310125</text:p>
          </table:table-cell>
          <table:table-cell office:value-type="float" office:value="38.62069">
            <text:p>38.62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0407">
            <text:p>2.310407</text:p>
          </table:table-cell>
          <table:table-cell office:value-type="float" office:value="38.64069">
            <text:p>38.64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1237">
            <text:p>2.311237</text:p>
          </table:table-cell>
          <table:table-cell office:value-type="float" office:value="38.66069">
            <text:p>38.66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2351">
            <text:p>2.312351</text:p>
          </table:table-cell>
          <table:table-cell office:value-type="float" office:value="38.68069">
            <text:p>38.68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3564">
            <text:p>2.313564</text:p>
          </table:table-cell>
          <table:table-cell office:value-type="float" office:value="38.7007">
            <text:p>38.7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5037">
            <text:p>2.315037</text:p>
          </table:table-cell>
          <table:table-cell office:value-type="float" office:value="38.7207">
            <text:p>38.72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7234">
            <text:p>2.317234</text:p>
          </table:table-cell>
          <table:table-cell office:value-type="float" office:value="38.7407">
            <text:p>38.74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19936">
            <text:p>2.319936</text:p>
          </table:table-cell>
          <table:table-cell office:value-type="float" office:value="38.7607">
            <text:p>38.7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22762">
            <text:p>2.322762</text:p>
          </table:table-cell>
          <table:table-cell office:value-type="float" office:value="38.7807">
            <text:p>38.78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25365">
            <text:p>2.325365</text:p>
          </table:table-cell>
          <table:table-cell office:value-type="float" office:value="38.8007">
            <text:p>38.8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27227">
            <text:p>2.327227</text:p>
          </table:table-cell>
          <table:table-cell office:value-type="float" office:value="38.8207">
            <text:p>38.82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28006">
            <text:p>2.328006</text:p>
          </table:table-cell>
          <table:table-cell office:value-type="float" office:value="38.8407">
            <text:p>38.84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27755">
            <text:p>2.327755</text:p>
          </table:table-cell>
          <table:table-cell office:value-type="float" office:value="38.8607">
            <text:p>38.8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26607">
            <text:p>2.326607</text:p>
          </table:table-cell>
          <table:table-cell office:value-type="float" office:value="38.8807">
            <text:p>38.88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24902">
            <text:p>2.324902</text:p>
          </table:table-cell>
          <table:table-cell office:value-type="float" office:value="38.9007">
            <text:p>38.9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23498">
            <text:p>2.323498</text:p>
          </table:table-cell>
          <table:table-cell office:value-type="float" office:value="38.9207">
            <text:p>38.92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2252">
            <text:p>2.32252</text:p>
          </table:table-cell>
          <table:table-cell office:value-type="float" office:value="38.9407">
            <text:p>38.94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22407">
            <text:p>2.322407</text:p>
          </table:table-cell>
          <table:table-cell office:value-type="float" office:value="38.9607">
            <text:p>38.9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23114">
            <text:p>2.323114</text:p>
          </table:table-cell>
          <table:table-cell office:value-type="float" office:value="38.9807">
            <text:p>38.98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24419">
            <text:p>2.324419</text:p>
          </table:table-cell>
          <table:table-cell office:value-type="float" office:value="39.0007">
            <text:p>39.0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26653">
            <text:p>2.326653</text:p>
          </table:table-cell>
          <table:table-cell office:value-type="float" office:value="39.0207">
            <text:p>39.02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28751">
            <text:p>2.328751</text:p>
          </table:table-cell>
          <table:table-cell office:value-type="float" office:value="39.0407">
            <text:p>39.04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31041">
            <text:p>2.331041</text:p>
          </table:table-cell>
          <table:table-cell office:value-type="float" office:value="39.0607">
            <text:p>39.0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33509">
            <text:p>2.333509</text:p>
          </table:table-cell>
          <table:table-cell office:value-type="float" office:value="39.0807">
            <text:p>39.08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35734">
            <text:p>2.335734</text:p>
          </table:table-cell>
          <table:table-cell office:value-type="float" office:value="39.1007">
            <text:p>39.1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37572">
            <text:p>2.337572</text:p>
          </table:table-cell>
          <table:table-cell office:value-type="float" office:value="39.1207">
            <text:p>39.12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38681">
            <text:p>2.338681</text:p>
          </table:table-cell>
          <table:table-cell office:value-type="float" office:value="39.14071">
            <text:p>39.14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38978">
            <text:p>2.338978</text:p>
          </table:table-cell>
          <table:table-cell office:value-type="float" office:value="39.16071">
            <text:p>39.16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38363">
            <text:p>2.338363</text:p>
          </table:table-cell>
          <table:table-cell office:value-type="float" office:value="39.18071">
            <text:p>39.18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37213">
            <text:p>2.337213</text:p>
          </table:table-cell>
          <table:table-cell office:value-type="float" office:value="39.20071">
            <text:p>39.20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35883">
            <text:p>2.335883</text:p>
          </table:table-cell>
          <table:table-cell office:value-type="float" office:value="39.22071">
            <text:p>39.22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34683">
            <text:p>2.334683</text:p>
          </table:table-cell>
          <table:table-cell office:value-type="float" office:value="39.24071">
            <text:p>39.24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33938">
            <text:p>2.333938</text:p>
          </table:table-cell>
          <table:table-cell office:value-type="float" office:value="39.26071">
            <text:p>39.26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33652">
            <text:p>2.333652</text:p>
          </table:table-cell>
          <table:table-cell office:value-type="float" office:value="39.28071">
            <text:p>39.28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341">
            <text:p>2.3341</text:p>
          </table:table-cell>
          <table:table-cell office:value-type="float" office:value="39.30071">
            <text:p>39.30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35087">
            <text:p>2.335087</text:p>
          </table:table-cell>
          <table:table-cell office:value-type="float" office:value="39.32071">
            <text:p>39.32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36346">
            <text:p>2.336346</text:p>
          </table:table-cell>
          <table:table-cell office:value-type="float" office:value="39.34071">
            <text:p>39.34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37633">
            <text:p>2.337633</text:p>
          </table:table-cell>
          <table:table-cell office:value-type="float" office:value="39.36071">
            <text:p>39.36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39295">
            <text:p>2.339295</text:p>
          </table:table-cell>
          <table:table-cell office:value-type="float" office:value="39.38071">
            <text:p>39.38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41663">
            <text:p>2.341663</text:p>
          </table:table-cell>
          <table:table-cell office:value-type="float" office:value="39.40071">
            <text:p>39.40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44532">
            <text:p>2.344532</text:p>
          </table:table-cell>
          <table:table-cell office:value-type="float" office:value="39.42071">
            <text:p>39.42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47514">
            <text:p>2.347514</text:p>
          </table:table-cell>
          <table:table-cell office:value-type="float" office:value="39.44071">
            <text:p>39.44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50244">
            <text:p>2.350244</text:p>
          </table:table-cell>
          <table:table-cell office:value-type="float" office:value="39.46071">
            <text:p>39.46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52215">
            <text:p>2.352215</text:p>
          </table:table-cell>
          <table:table-cell office:value-type="float" office:value="39.48071">
            <text:p>39.48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53099">
            <text:p>2.353099</text:p>
          </table:table-cell>
          <table:table-cell office:value-type="float" office:value="39.50071">
            <text:p>39.50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52932">
            <text:p>2.352932</text:p>
          </table:table-cell>
          <table:table-cell office:value-type="float" office:value="39.52071">
            <text:p>39.52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51905">
            <text:p>2.351905</text:p>
          </table:table-cell>
          <table:table-cell office:value-type="float" office:value="39.54071">
            <text:p>39.54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50352">
            <text:p>2.350352</text:p>
          </table:table-cell>
          <table:table-cell office:value-type="float" office:value="39.56071">
            <text:p>39.56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49104">
            <text:p>2.349104</text:p>
          </table:table-cell>
          <table:table-cell office:value-type="float" office:value="39.58072">
            <text:p>39.58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48309">
            <text:p>2.348309</text:p>
          </table:table-cell>
          <table:table-cell office:value-type="float" office:value="39.60072">
            <text:p>39.60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48306">
            <text:p>2.348306</text:p>
          </table:table-cell>
          <table:table-cell office:value-type="float" office:value="39.62072">
            <text:p>39.62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49126">
            <text:p>2.349126</text:p>
          </table:table-cell>
          <table:table-cell office:value-type="float" office:value="39.64072">
            <text:p>39.64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50499">
            <text:p>2.350499</text:p>
          </table:table-cell>
          <table:table-cell office:value-type="float" office:value="39.66072">
            <text:p>39.66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52786">
            <text:p>2.352786</text:p>
          </table:table-cell>
          <table:table-cell office:value-type="float" office:value="39.68072">
            <text:p>39.68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54939">
            <text:p>2.354939</text:p>
          </table:table-cell>
          <table:table-cell office:value-type="float" office:value="39.70072">
            <text:p>39.70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57233">
            <text:p>2.357233</text:p>
          </table:table-cell>
          <table:table-cell office:value-type="float" office:value="39.72072">
            <text:p>39.72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60015">
            <text:p>2.360015</text:p>
          </table:table-cell>
          <table:table-cell office:value-type="float" office:value="39.74072">
            <text:p>39.74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62326">
            <text:p>2.362326</text:p>
          </table:table-cell>
          <table:table-cell office:value-type="float" office:value="39.76072">
            <text:p>39.76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64124">
            <text:p>2.364124</text:p>
          </table:table-cell>
          <table:table-cell office:value-type="float" office:value="39.78072">
            <text:p>39.78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65173">
            <text:p>2.365173</text:p>
          </table:table-cell>
          <table:table-cell office:value-type="float" office:value="39.80072">
            <text:p>39.80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65438">
            <text:p>2.365438</text:p>
          </table:table-cell>
          <table:table-cell office:value-type="float" office:value="39.82072">
            <text:p>39.82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64808">
            <text:p>2.364808</text:p>
          </table:table-cell>
          <table:table-cell office:value-type="float" office:value="39.84072">
            <text:p>39.84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63637">
            <text:p>2.363637</text:p>
          </table:table-cell>
          <table:table-cell office:value-type="float" office:value="39.86072">
            <text:p>39.86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62258">
            <text:p>2.362258</text:p>
          </table:table-cell>
          <table:table-cell office:value-type="float" office:value="39.88072">
            <text:p>39.88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61039">
            <text:p>2.361039</text:p>
          </table:table-cell>
          <table:table-cell office:value-type="float" office:value="39.90072">
            <text:p>39.90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60299">
            <text:p>2.360299</text:p>
          </table:table-cell>
          <table:table-cell office:value-type="float" office:value="39.92072">
            <text:p>39.92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60034">
            <text:p>2.360034</text:p>
          </table:table-cell>
          <table:table-cell office:value-type="float" office:value="39.94072">
            <text:p>39.94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60495">
            <text:p>2.360495</text:p>
          </table:table-cell>
          <table:table-cell office:value-type="float" office:value="39.96072">
            <text:p>39.96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61469">
            <text:p>2.361469</text:p>
          </table:table-cell>
          <table:table-cell office:value-type="float" office:value="39.98072">
            <text:p>39.98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62683">
            <text:p>2.362683</text:p>
          </table:table-cell>
          <table:table-cell office:value-type="float" office:value="40.00072">
            <text:p>40.00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63956">
            <text:p>2.363956</text:p>
          </table:table-cell>
          <table:table-cell office:value-type="float" office:value="40.02073">
            <text:p>40.02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6566">
            <text:p>2.36566</text:p>
          </table:table-cell>
          <table:table-cell office:value-type="float" office:value="40.04073">
            <text:p>40.04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68104">
            <text:p>2.368104</text:p>
          </table:table-cell>
          <table:table-cell office:value-type="float" office:value="40.06073">
            <text:p>40.06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7103">
            <text:p>2.37103</text:p>
          </table:table-cell>
          <table:table-cell office:value-type="float" office:value="40.08073">
            <text:p>40.08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74022">
            <text:p>2.374022</text:p>
          </table:table-cell>
          <table:table-cell office:value-type="float" office:value="40.10073">
            <text:p>40.10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76704">
            <text:p>2.376704</text:p>
          </table:table-cell>
          <table:table-cell office:value-type="float" office:value="40.12073">
            <text:p>40.12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78559">
            <text:p>2.378559</text:p>
          </table:table-cell>
          <table:table-cell office:value-type="float" office:value="40.14073">
            <text:p>40.14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79319">
            <text:p>2.379319</text:p>
          </table:table-cell>
          <table:table-cell office:value-type="float" office:value="40.16073">
            <text:p>40.16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79031">
            <text:p>2.379031</text:p>
          </table:table-cell>
          <table:table-cell office:value-type="float" office:value="40.18073">
            <text:p>40.18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77922">
            <text:p>2.377922</text:p>
          </table:table-cell>
          <table:table-cell office:value-type="float" office:value="40.20073">
            <text:p>40.20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76386">
            <text:p>2.376386</text:p>
          </table:table-cell>
          <table:table-cell office:value-type="float" office:value="40.22073">
            <text:p>40.22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75108">
            <text:p>2.375108</text:p>
          </table:table-cell>
          <table:table-cell office:value-type="float" office:value="40.24073">
            <text:p>40.24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74357">
            <text:p>2.374357</text:p>
          </table:table-cell>
          <table:table-cell office:value-type="float" office:value="40.26073">
            <text:p>40.26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74358">
            <text:p>2.374358</text:p>
          </table:table-cell>
          <table:table-cell office:value-type="float" office:value="40.28073">
            <text:p>40.28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75153">
            <text:p>2.375153</text:p>
          </table:table-cell>
          <table:table-cell office:value-type="float" office:value="40.30073">
            <text:p>40.30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76489">
            <text:p>2.376489</text:p>
          </table:table-cell>
          <table:table-cell office:value-type="float" office:value="40.32073">
            <text:p>40.32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78702">
            <text:p>2.378702</text:p>
          </table:table-cell>
          <table:table-cell office:value-type="float" office:value="40.34073">
            <text:p>40.34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80769">
            <text:p>2.380769</text:p>
          </table:table-cell>
          <table:table-cell office:value-type="float" office:value="40.36073">
            <text:p>40.36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82946">
            <text:p>2.382946</text:p>
          </table:table-cell>
          <table:table-cell office:value-type="float" office:value="40.38073">
            <text:p>40.38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85597">
            <text:p>2.385597</text:p>
          </table:table-cell>
          <table:table-cell office:value-type="float" office:value="40.40073">
            <text:p>40.40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87803">
            <text:p>2.387803</text:p>
          </table:table-cell>
          <table:table-cell office:value-type="float" office:value="40.42073">
            <text:p>40.42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89512">
            <text:p>2.389512</text:p>
          </table:table-cell>
          <table:table-cell office:value-type="float" office:value="40.44073">
            <text:p>40.44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90495">
            <text:p>2.390495</text:p>
          </table:table-cell>
          <table:table-cell office:value-type="float" office:value="40.46074">
            <text:p>40.46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90738">
            <text:p>2.390738</text:p>
          </table:table-cell>
          <table:table-cell office:value-type="float" office:value="40.48074">
            <text:p>40.48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90118">
            <text:p>2.390118</text:p>
          </table:table-cell>
          <table:table-cell office:value-type="float" office:value="40.50074">
            <text:p>40.50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88967">
            <text:p>2.388967</text:p>
          </table:table-cell>
          <table:table-cell office:value-type="float" office:value="40.52074">
            <text:p>40.52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87623">
            <text:p>2.387623</text:p>
          </table:table-cell>
          <table:table-cell office:value-type="float" office:value="40.54074">
            <text:p>40.54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86431">
            <text:p>2.386431</text:p>
          </table:table-cell>
          <table:table-cell office:value-type="float" office:value="40.56074">
            <text:p>40.56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8569">
            <text:p>2.38569</text:p>
          </table:table-cell>
          <table:table-cell office:value-type="float" office:value="40.58074">
            <text:p>40.58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85457">
            <text:p>2.385457</text:p>
          </table:table-cell>
          <table:table-cell office:value-type="float" office:value="40.60074">
            <text:p>40.60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85929">
            <text:p>2.385929</text:p>
          </table:table-cell>
          <table:table-cell office:value-type="float" office:value="40.62074">
            <text:p>40.62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86919">
            <text:p>2.386919</text:p>
          </table:table-cell>
          <table:table-cell office:value-type="float" office:value="40.64074">
            <text:p>40.64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8808">
            <text:p>2.38808</text:p>
          </table:table-cell>
          <table:table-cell office:value-type="float" office:value="40.66074">
            <text:p>40.66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89266">
            <text:p>2.389266</text:p>
          </table:table-cell>
          <table:table-cell office:value-type="float" office:value="40.68074">
            <text:p>40.68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90856">
            <text:p>2.390856</text:p>
          </table:table-cell>
          <table:table-cell office:value-type="float" office:value="40.70074">
            <text:p>40.70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93232">
            <text:p>2.393232</text:p>
          </table:table-cell>
          <table:table-cell office:value-type="float" office:value="40.72074">
            <text:p>40.72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96057">
            <text:p>2.396057</text:p>
          </table:table-cell>
          <table:table-cell office:value-type="float" office:value="40.74074">
            <text:p>40.74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98937">
            <text:p>2.398937</text:p>
          </table:table-cell>
          <table:table-cell office:value-type="float" office:value="40.76074">
            <text:p>40.76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01515">
            <text:p>2.401515</text:p>
          </table:table-cell>
          <table:table-cell office:value-type="float" office:value="40.78074">
            <text:p>40.78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03273">
            <text:p>2.403273</text:p>
          </table:table-cell>
          <table:table-cell office:value-type="float" office:value="40.80074">
            <text:p>40.80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0395">
            <text:p>2.40395</text:p>
          </table:table-cell>
          <table:table-cell office:value-type="float" office:value="40.82074">
            <text:p>40.82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03622">
            <text:p>2.403622</text:p>
          </table:table-cell>
          <table:table-cell office:value-type="float" office:value="40.84074">
            <text:p>40.84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02476">
            <text:p>2.402476</text:p>
          </table:table-cell>
          <table:table-cell office:value-type="float" office:value="40.86074">
            <text:p>40.86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00931">
            <text:p>2.400931</text:p>
          </table:table-cell>
          <table:table-cell office:value-type="float" office:value="40.88074">
            <text:p>40.88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99636">
            <text:p>2.399636</text:p>
          </table:table-cell>
          <table:table-cell office:value-type="float" office:value="40.90075">
            <text:p>40.90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98871">
            <text:p>2.398871</text:p>
          </table:table-cell>
          <table:table-cell office:value-type="float" office:value="40.92075">
            <text:p>40.92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9885">
            <text:p>2.39885</text:p>
          </table:table-cell>
          <table:table-cell office:value-type="float" office:value="40.94075">
            <text:p>40.94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399633">
            <text:p>2.399633</text:p>
          </table:table-cell>
          <table:table-cell office:value-type="float" office:value="40.96075">
            <text:p>40.96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00971">
            <text:p>2.400971</text:p>
          </table:table-cell>
          <table:table-cell office:value-type="float" office:value="40.98075">
            <text:p>40.98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0318">
            <text:p>2.40318</text:p>
          </table:table-cell>
          <table:table-cell office:value-type="float" office:value="41.00075">
            <text:p>41.00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05228">
            <text:p>2.405228</text:p>
          </table:table-cell>
          <table:table-cell office:value-type="float" office:value="41.02075">
            <text:p>41.02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07349">
            <text:p>2.407349</text:p>
          </table:table-cell>
          <table:table-cell office:value-type="float" office:value="41.04075">
            <text:p>41.04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09825">
            <text:p>2.409825</text:p>
          </table:table-cell>
          <table:table-cell office:value-type="float" office:value="41.06075">
            <text:p>41.06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1753">
            <text:p>2.411753</text:p>
          </table:table-cell>
          <table:table-cell office:value-type="float" office:value="41.08075">
            <text:p>41.08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3223">
            <text:p>2.413223</text:p>
          </table:table-cell>
          <table:table-cell office:value-type="float" office:value="41.10075">
            <text:p>41.10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4034">
            <text:p>2.414034</text:p>
          </table:table-cell>
          <table:table-cell office:value-type="float" office:value="41.12075">
            <text:p>41.12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4157">
            <text:p>2.414157</text:p>
          </table:table-cell>
          <table:table-cell office:value-type="float" office:value="41.14075">
            <text:p>41.14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3519">
            <text:p>2.413519</text:p>
          </table:table-cell>
          <table:table-cell office:value-type="float" office:value="41.16075">
            <text:p>41.16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2431">
            <text:p>2.412431</text:p>
          </table:table-cell>
          <table:table-cell office:value-type="float" office:value="41.18075">
            <text:p>41.18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1213">
            <text:p>2.411213</text:p>
          </table:table-cell>
          <table:table-cell office:value-type="float" office:value="41.20075">
            <text:p>41.20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0148">
            <text:p>2.410148</text:p>
          </table:table-cell>
          <table:table-cell office:value-type="float" office:value="41.22075">
            <text:p>41.22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09481">
            <text:p>2.409481</text:p>
          </table:table-cell>
          <table:table-cell office:value-type="float" office:value="41.24075">
            <text:p>41.24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09463">
            <text:p>2.409463</text:p>
          </table:table-cell>
          <table:table-cell office:value-type="float" office:value="41.26075">
            <text:p>41.26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09953">
            <text:p>2.409953</text:p>
          </table:table-cell>
          <table:table-cell office:value-type="float" office:value="41.28075">
            <text:p>41.28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0794">
            <text:p>2.410794</text:p>
          </table:table-cell>
          <table:table-cell office:value-type="float" office:value="41.30075">
            <text:p>41.30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1705">
            <text:p>2.411705</text:p>
          </table:table-cell>
          <table:table-cell office:value-type="float" office:value="41.32076">
            <text:p>41.32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2766">
            <text:p>2.412766</text:p>
          </table:table-cell>
          <table:table-cell office:value-type="float" office:value="41.34076">
            <text:p>41.34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4238">
            <text:p>2.414238</text:p>
          </table:table-cell>
          <table:table-cell office:value-type="float" office:value="41.36076">
            <text:p>41.36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6496">
            <text:p>2.416496</text:p>
          </table:table-cell>
          <table:table-cell office:value-type="float" office:value="41.38076">
            <text:p>41.38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19231">
            <text:p>2.419231</text:p>
          </table:table-cell>
          <table:table-cell office:value-type="float" office:value="41.40076">
            <text:p>41.40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22131">
            <text:p>2.422131</text:p>
          </table:table-cell>
          <table:table-cell office:value-type="float" office:value="41.42076">
            <text:p>41.42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24796">
            <text:p>2.424796</text:p>
          </table:table-cell>
          <table:table-cell office:value-type="float" office:value="41.44076">
            <text:p>41.44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26658">
            <text:p>2.426658</text:p>
          </table:table-cell>
          <table:table-cell office:value-type="float" office:value="41.46076">
            <text:p>41.46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27393">
            <text:p>2.427393</text:p>
          </table:table-cell>
          <table:table-cell office:value-type="float" office:value="41.48076">
            <text:p>41.48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27065">
            <text:p>2.427065</text:p>
          </table:table-cell>
          <table:table-cell office:value-type="float" office:value="41.50076">
            <text:p>41.50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25834">
            <text:p>2.425834</text:p>
          </table:table-cell>
          <table:table-cell office:value-type="float" office:value="41.52076">
            <text:p>41.52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24129">
            <text:p>2.424129</text:p>
          </table:table-cell>
          <table:table-cell office:value-type="float" office:value="41.54076">
            <text:p>41.54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22751">
            <text:p>2.422751</text:p>
          </table:table-cell>
          <table:table-cell office:value-type="float" office:value="41.56076">
            <text:p>41.56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21917">
            <text:p>2.421917</text:p>
          </table:table-cell>
          <table:table-cell office:value-type="float" office:value="41.58076">
            <text:p>41.58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21699">
            <text:p>2.421699</text:p>
          </table:table-cell>
          <table:table-cell office:value-type="float" office:value="41.60076">
            <text:p>41.60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22263">
            <text:p>2.422263</text:p>
          </table:table-cell>
          <table:table-cell office:value-type="float" office:value="41.62076">
            <text:p>41.62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23438">
            <text:p>2.423438</text:p>
          </table:table-cell>
          <table:table-cell office:value-type="float" office:value="41.64076">
            <text:p>41.64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24938">
            <text:p>2.424938</text:p>
          </table:table-cell>
          <table:table-cell office:value-type="float" office:value="41.66076">
            <text:p>41.66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27047">
            <text:p>2.427047</text:p>
          </table:table-cell>
          <table:table-cell office:value-type="float" office:value="41.68076">
            <text:p>41.68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29396">
            <text:p>2.429396</text:p>
          </table:table-cell>
          <table:table-cell office:value-type="float" office:value="41.70076">
            <text:p>41.70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3193">
            <text:p>2.43193</text:p>
          </table:table-cell>
          <table:table-cell office:value-type="float" office:value="41.72076">
            <text:p>41.72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33742">
            <text:p>2.433742</text:p>
          </table:table-cell>
          <table:table-cell office:value-type="float" office:value="41.74076">
            <text:p>41.74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35142">
            <text:p>2.435142</text:p>
          </table:table-cell>
          <table:table-cell office:value-type="float" office:value="41.76077">
            <text:p>41.76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35866">
            <text:p>2.435866</text:p>
          </table:table-cell>
          <table:table-cell office:value-type="float" office:value="41.78077">
            <text:p>41.78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35858">
            <text:p>2.435858</text:p>
          </table:table-cell>
          <table:table-cell office:value-type="float" office:value="41.80077">
            <text:p>41.80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35087">
            <text:p>2.435087</text:p>
          </table:table-cell>
          <table:table-cell office:value-type="float" office:value="41.82077">
            <text:p>41.82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3381">
            <text:p>2.43381</text:p>
          </table:table-cell>
          <table:table-cell office:value-type="float" office:value="41.84077">
            <text:p>41.84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32466">
            <text:p>2.432466</text:p>
          </table:table-cell>
          <table:table-cell office:value-type="float" office:value="41.86077">
            <text:p>41.86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3135">
            <text:p>2.43135</text:p>
          </table:table-cell>
          <table:table-cell office:value-type="float" office:value="41.88077">
            <text:p>41.88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30725">
            <text:p>2.430725</text:p>
          </table:table-cell>
          <table:table-cell office:value-type="float" office:value="41.90077">
            <text:p>41.90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3055">
            <text:p>2.43055</text:p>
          </table:table-cell>
          <table:table-cell office:value-type="float" office:value="41.92077">
            <text:p>41.92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31051">
            <text:p>2.431051</text:p>
          </table:table-cell>
          <table:table-cell office:value-type="float" office:value="41.94077">
            <text:p>41.94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32012">
            <text:p>2.432012</text:p>
          </table:table-cell>
          <table:table-cell office:value-type="float" office:value="41.96077">
            <text:p>41.96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33159">
            <text:p>2.433159</text:p>
          </table:table-cell>
          <table:table-cell office:value-type="float" office:value="41.98077">
            <text:p>41.98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34334">
            <text:p>2.434334</text:p>
          </table:table-cell>
          <table:table-cell office:value-type="float" office:value="42.00077">
            <text:p>42.00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35926">
            <text:p>2.435926</text:p>
          </table:table-cell>
          <table:table-cell office:value-type="float" office:value="42.02077">
            <text:p>42.02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38224">
            <text:p>2.438224</text:p>
          </table:table-cell>
          <table:table-cell office:value-type="float" office:value="42.04077">
            <text:p>42.04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40936">
            <text:p>2.440936</text:p>
          </table:table-cell>
          <table:table-cell office:value-type="float" office:value="42.06077">
            <text:p>42.06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43617">
            <text:p>2.443617</text:p>
          </table:table-cell>
          <table:table-cell office:value-type="float" office:value="42.08077">
            <text:p>42.08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45911">
            <text:p>2.445911</text:p>
          </table:table-cell>
          <table:table-cell office:value-type="float" office:value="42.10077">
            <text:p>42.10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47409">
            <text:p>2.447409</text:p>
          </table:table-cell>
          <table:table-cell office:value-type="float" office:value="42.12077">
            <text:p>42.12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47891">
            <text:p>2.447891</text:p>
          </table:table-cell>
          <table:table-cell office:value-type="float" office:value="42.14077">
            <text:p>42.14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47401">
            <text:p>2.447401</text:p>
          </table:table-cell>
          <table:table-cell office:value-type="float" office:value="42.16077">
            <text:p>42.16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46147">
            <text:p>2.446147</text:p>
          </table:table-cell>
          <table:table-cell office:value-type="float" office:value="42.18077">
            <text:p>42.18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44554">
            <text:p>2.444554</text:p>
          </table:table-cell>
          <table:table-cell office:value-type="float" office:value="42.20078">
            <text:p>42.20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43229">
            <text:p>2.443229</text:p>
          </table:table-cell>
          <table:table-cell office:value-type="float" office:value="42.22078">
            <text:p>42.22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42434">
            <text:p>2.442434</text:p>
          </table:table-cell>
          <table:table-cell office:value-type="float" office:value="42.24078">
            <text:p>42.24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42272">
            <text:p>2.442272</text:p>
          </table:table-cell>
          <table:table-cell office:value-type="float" office:value="42.26078">
            <text:p>42.26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42904">
            <text:p>2.442904</text:p>
          </table:table-cell>
          <table:table-cell office:value-type="float" office:value="42.28078">
            <text:p>42.28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44183">
            <text:p>2.444183</text:p>
          </table:table-cell>
          <table:table-cell office:value-type="float" office:value="42.30078">
            <text:p>42.30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45683">
            <text:p>2.445683</text:p>
          </table:table-cell>
          <table:table-cell office:value-type="float" office:value="42.32078">
            <text:p>42.32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47762">
            <text:p>2.447762</text:p>
          </table:table-cell>
          <table:table-cell office:value-type="float" office:value="42.34078">
            <text:p>42.34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50075">
            <text:p>2.450075</text:p>
          </table:table-cell>
          <table:table-cell office:value-type="float" office:value="42.36078">
            <text:p>42.36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5258">
            <text:p>2.45258</text:p>
          </table:table-cell>
          <table:table-cell office:value-type="float" office:value="42.38078">
            <text:p>42.38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54387">
            <text:p>2.454387</text:p>
          </table:table-cell>
          <table:table-cell office:value-type="float" office:value="42.40078">
            <text:p>42.40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55783">
            <text:p>2.455783</text:p>
          </table:table-cell>
          <table:table-cell office:value-type="float" office:value="42.42078">
            <text:p>42.42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56471">
            <text:p>2.456471</text:p>
          </table:table-cell>
          <table:table-cell office:value-type="float" office:value="42.44078">
            <text:p>42.44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56462">
            <text:p>2.456462</text:p>
          </table:table-cell>
          <table:table-cell office:value-type="float" office:value="42.46078">
            <text:p>42.46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55717">
            <text:p>2.455717</text:p>
          </table:table-cell>
          <table:table-cell office:value-type="float" office:value="42.48078">
            <text:p>42.48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54528">
            <text:p>2.454528</text:p>
          </table:table-cell>
          <table:table-cell office:value-type="float" office:value="42.50078">
            <text:p>42.50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5329">
            <text:p>2.45329</text:p>
          </table:table-cell>
          <table:table-cell office:value-type="float" office:value="42.52078">
            <text:p>42.52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52306">
            <text:p>2.452306</text:p>
          </table:table-cell>
          <table:table-cell office:value-type="float" office:value="42.54078">
            <text:p>42.54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51749">
            <text:p>2.451749</text:p>
          </table:table-cell>
          <table:table-cell office:value-type="float" office:value="42.56078">
            <text:p>42.56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51846">
            <text:p>2.451846</text:p>
          </table:table-cell>
          <table:table-cell office:value-type="float" office:value="42.58078">
            <text:p>42.58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52444">
            <text:p>2.452444</text:p>
          </table:table-cell>
          <table:table-cell office:value-type="float" office:value="42.60078">
            <text:p>42.60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53411">
            <text:p>2.453411</text:p>
          </table:table-cell>
          <table:table-cell office:value-type="float" office:value="42.62078">
            <text:p>42.62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54464">
            <text:p>2.454464</text:p>
          </table:table-cell>
          <table:table-cell office:value-type="float" office:value="42.64079">
            <text:p>42.64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55662">
            <text:p>2.455662</text:p>
          </table:table-cell>
          <table:table-cell office:value-type="float" office:value="42.66079">
            <text:p>42.66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5733">
            <text:p>2.45733</text:p>
          </table:table-cell>
          <table:table-cell office:value-type="float" office:value="42.68079">
            <text:p>42.68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59804">
            <text:p>2.459804</text:p>
          </table:table-cell>
          <table:table-cell office:value-type="float" office:value="42.70079">
            <text:p>42.70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62666">
            <text:p>2.462666</text:p>
          </table:table-cell>
          <table:table-cell office:value-type="float" office:value="42.72079">
            <text:p>42.72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65549">
            <text:p>2.465549</text:p>
          </table:table-cell>
          <table:table-cell office:value-type="float" office:value="42.74079">
            <text:p>42.74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68025">
            <text:p>2.468025</text:p>
          </table:table-cell>
          <table:table-cell office:value-type="float" office:value="42.76079">
            <text:p>42.76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6965">
            <text:p>2.46965</text:p>
          </table:table-cell>
          <table:table-cell office:value-type="float" office:value="42.78079">
            <text:p>42.78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0209">
            <text:p>2.470209</text:p>
          </table:table-cell>
          <table:table-cell office:value-type="float" office:value="42.80079">
            <text:p>42.80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69761">
            <text:p>2.469761</text:p>
          </table:table-cell>
          <table:table-cell office:value-type="float" office:value="42.82079">
            <text:p>42.82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68567">
            <text:p>2.468567</text:p>
          </table:table-cell>
          <table:table-cell office:value-type="float" office:value="42.84079">
            <text:p>42.84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67069">
            <text:p>2.467069</text:p>
          </table:table-cell>
          <table:table-cell office:value-type="float" office:value="42.86079">
            <text:p>42.86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65861">
            <text:p>2.465861</text:p>
          </table:table-cell>
          <table:table-cell office:value-type="float" office:value="42.88079">
            <text:p>42.88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65168">
            <text:p>2.465168</text:p>
          </table:table-cell>
          <table:table-cell office:value-type="float" office:value="42.90079">
            <text:p>42.90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65119">
            <text:p>2.465119</text:p>
          </table:table-cell>
          <table:table-cell office:value-type="float" office:value="42.92079">
            <text:p>42.92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65834">
            <text:p>2.465834</text:p>
          </table:table-cell>
          <table:table-cell office:value-type="float" office:value="42.94079">
            <text:p>42.94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67166">
            <text:p>2.467166</text:p>
          </table:table-cell>
          <table:table-cell office:value-type="float" office:value="42.96079">
            <text:p>42.96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69252">
            <text:p>2.469252</text:p>
          </table:table-cell>
          <table:table-cell office:value-type="float" office:value="42.98079">
            <text:p>42.98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1196">
            <text:p>2.471196</text:p>
          </table:table-cell>
          <table:table-cell office:value-type="float" office:value="43.00079">
            <text:p>43.00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3193">
            <text:p>2.473193</text:p>
          </table:table-cell>
          <table:table-cell office:value-type="float" office:value="43.02079">
            <text:p>43.02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5568">
            <text:p>2.475568</text:p>
          </table:table-cell>
          <table:table-cell office:value-type="float" office:value="43.04079">
            <text:p>43.04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7206">
            <text:p>2.477206</text:p>
          </table:table-cell>
          <table:table-cell office:value-type="float" office:value="43.06079">
            <text:p>43.06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8436">
            <text:p>2.478436</text:p>
          </table:table-cell>
          <table:table-cell office:value-type="float" office:value="43.0808">
            <text:p>43.0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8976">
            <text:p>2.478976</text:p>
          </table:table-cell>
          <table:table-cell office:value-type="float" office:value="43.1008">
            <text:p>43.1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886">
            <text:p>2.47886</text:p>
          </table:table-cell>
          <table:table-cell office:value-type="float" office:value="43.1208">
            <text:p>43.1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8064">
            <text:p>2.478064</text:p>
          </table:table-cell>
          <table:table-cell office:value-type="float" office:value="43.1408">
            <text:p>43.1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6878">
            <text:p>2.476878</text:p>
          </table:table-cell>
          <table:table-cell office:value-type="float" office:value="43.1608">
            <text:p>43.1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5642">
            <text:p>2.475642</text:p>
          </table:table-cell>
          <table:table-cell office:value-type="float" office:value="43.1808">
            <text:p>43.1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471">
            <text:p>2.47471</text:p>
          </table:table-cell>
          <table:table-cell office:value-type="float" office:value="43.2008">
            <text:p>43.2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4242">
            <text:p>2.474242</text:p>
          </table:table-cell>
          <table:table-cell office:value-type="float" office:value="43.2208">
            <text:p>43.2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4298">
            <text:p>2.474298</text:p>
          </table:table-cell>
          <table:table-cell office:value-type="float" office:value="43.2408">
            <text:p>43.2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4812">
            <text:p>2.474812</text:p>
          </table:table-cell>
          <table:table-cell office:value-type="float" office:value="43.2608">
            <text:p>43.2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5605">
            <text:p>2.475605</text:p>
          </table:table-cell>
          <table:table-cell office:value-type="float" office:value="43.2808">
            <text:p>43.2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6432">
            <text:p>2.476432</text:p>
          </table:table-cell>
          <table:table-cell office:value-type="float" office:value="43.3008">
            <text:p>43.3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7396">
            <text:p>2.477396</text:p>
          </table:table-cell>
          <table:table-cell office:value-type="float" office:value="43.3208">
            <text:p>43.3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78866">
            <text:p>2.478866</text:p>
          </table:table-cell>
          <table:table-cell office:value-type="float" office:value="43.3408">
            <text:p>43.3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81042">
            <text:p>2.481042</text:p>
          </table:table-cell>
          <table:table-cell office:value-type="float" office:value="43.3608">
            <text:p>43.3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83617">
            <text:p>2.483617</text:p>
          </table:table-cell>
          <table:table-cell office:value-type="float" office:value="43.3808">
            <text:p>43.3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86187">
            <text:p>2.486187</text:p>
          </table:table-cell>
          <table:table-cell office:value-type="float" office:value="43.4008">
            <text:p>43.4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88362">
            <text:p>2.488362</text:p>
          </table:table-cell>
          <table:table-cell office:value-type="float" office:value="43.4208">
            <text:p>43.4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8973">
            <text:p>2.48973</text:p>
          </table:table-cell>
          <table:table-cell office:value-type="float" office:value="43.4408">
            <text:p>43.4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0066">
            <text:p>2.490066</text:p>
          </table:table-cell>
          <table:table-cell office:value-type="float" office:value="43.4608">
            <text:p>43.4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89417">
            <text:p>2.489417</text:p>
          </table:table-cell>
          <table:table-cell office:value-type="float" office:value="43.4808">
            <text:p>43.4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88032">
            <text:p>2.488032</text:p>
          </table:table-cell>
          <table:table-cell office:value-type="float" office:value="43.5008">
            <text:p>43.5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8634">
            <text:p>2.48634</text:p>
          </table:table-cell>
          <table:table-cell office:value-type="float" office:value="43.52081">
            <text:p>43.52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84967">
            <text:p>2.484967</text:p>
          </table:table-cell>
          <table:table-cell office:value-type="float" office:value="43.54081">
            <text:p>43.54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84108">
            <text:p>2.484108</text:p>
          </table:table-cell>
          <table:table-cell office:value-type="float" office:value="43.56081">
            <text:p>43.56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83881">
            <text:p>2.483881</text:p>
          </table:table-cell>
          <table:table-cell office:value-type="float" office:value="43.58081">
            <text:p>43.58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84421">
            <text:p>2.484421</text:p>
          </table:table-cell>
          <table:table-cell office:value-type="float" office:value="43.60081">
            <text:p>43.60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85598">
            <text:p>2.485598</text:p>
          </table:table-cell>
          <table:table-cell office:value-type="float" office:value="43.62081">
            <text:p>43.62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86979">
            <text:p>2.486979</text:p>
          </table:table-cell>
          <table:table-cell office:value-type="float" office:value="43.64081">
            <text:p>43.64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88947">
            <text:p>2.488947</text:p>
          </table:table-cell>
          <table:table-cell office:value-type="float" office:value="43.66081">
            <text:p>43.66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116">
            <text:p>2.49116</text:p>
          </table:table-cell>
          <table:table-cell office:value-type="float" office:value="43.68081">
            <text:p>43.68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3514">
            <text:p>2.493514</text:p>
          </table:table-cell>
          <table:table-cell office:value-type="float" office:value="43.70081">
            <text:p>43.70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5085">
            <text:p>2.495085</text:p>
          </table:table-cell>
          <table:table-cell office:value-type="float" office:value="43.72081">
            <text:p>43.72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6181">
            <text:p>2.496181</text:p>
          </table:table-cell>
          <table:table-cell office:value-type="float" office:value="43.74081">
            <text:p>43.74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6564">
            <text:p>2.496564</text:p>
          </table:table-cell>
          <table:table-cell office:value-type="float" office:value="43.76081">
            <text:p>43.76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6223">
            <text:p>2.496223</text:p>
          </table:table-cell>
          <table:table-cell office:value-type="float" office:value="43.78081">
            <text:p>43.78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5208">
            <text:p>2.495208</text:p>
          </table:table-cell>
          <table:table-cell office:value-type="float" office:value="43.80081">
            <text:p>43.80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3834">
            <text:p>2.493834</text:p>
          </table:table-cell>
          <table:table-cell office:value-type="float" office:value="43.82081">
            <text:p>43.82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2407">
            <text:p>2.492407</text:p>
          </table:table-cell>
          <table:table-cell office:value-type="float" office:value="43.84081">
            <text:p>43.84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1354">
            <text:p>2.491354</text:p>
          </table:table-cell>
          <table:table-cell office:value-type="float" office:value="43.86081">
            <text:p>43.86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0819">
            <text:p>2.490819</text:p>
          </table:table-cell>
          <table:table-cell office:value-type="float" office:value="43.88081">
            <text:p>43.88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0819">
            <text:p>2.490819</text:p>
          </table:table-cell>
          <table:table-cell office:value-type="float" office:value="43.90081">
            <text:p>43.90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127">
            <text:p>2.49127</text:p>
          </table:table-cell>
          <table:table-cell office:value-type="float" office:value="43.92081">
            <text:p>43.92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2013">
            <text:p>2.492013</text:p>
          </table:table-cell>
          <table:table-cell office:value-type="float" office:value="43.94081">
            <text:p>43.94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2774">
            <text:p>2.492774</text:p>
          </table:table-cell>
          <table:table-cell office:value-type="float" office:value="43.96082">
            <text:p>43.96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3649">
            <text:p>2.493649</text:p>
          </table:table-cell>
          <table:table-cell office:value-type="float" office:value="43.98082">
            <text:p>43.98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5046">
            <text:p>2.495046</text:p>
          </table:table-cell>
          <table:table-cell office:value-type="float" office:value="44.00082">
            <text:p>44.00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7171">
            <text:p>2.497171</text:p>
          </table:table-cell>
          <table:table-cell office:value-type="float" office:value="44.02082">
            <text:p>44.02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9673">
            <text:p>2.499673</text:p>
          </table:table-cell>
          <table:table-cell office:value-type="float" office:value="44.04082">
            <text:p>44.04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2197">
            <text:p>2.502197</text:p>
          </table:table-cell>
          <table:table-cell office:value-type="float" office:value="44.06082">
            <text:p>44.06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4259">
            <text:p>2.504259</text:p>
          </table:table-cell>
          <table:table-cell office:value-type="float" office:value="44.08082">
            <text:p>44.08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5507">
            <text:p>2.505507</text:p>
          </table:table-cell>
          <table:table-cell office:value-type="float" office:value="44.10082">
            <text:p>44.10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5766">
            <text:p>2.505766</text:p>
          </table:table-cell>
          <table:table-cell office:value-type="float" office:value="44.12082">
            <text:p>44.12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5049">
            <text:p>2.505049</text:p>
          </table:table-cell>
          <table:table-cell office:value-type="float" office:value="44.14082">
            <text:p>44.14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3635">
            <text:p>2.503635</text:p>
          </table:table-cell>
          <table:table-cell office:value-type="float" office:value="44.16082">
            <text:p>44.16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2016">
            <text:p>2.502016</text:p>
          </table:table-cell>
          <table:table-cell office:value-type="float" office:value="44.18082">
            <text:p>44.18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0672">
            <text:p>2.500672</text:p>
          </table:table-cell>
          <table:table-cell office:value-type="float" office:value="44.20082">
            <text:p>44.20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987">
            <text:p>2.49987</text:p>
          </table:table-cell>
          <table:table-cell office:value-type="float" office:value="44.22082">
            <text:p>44.22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99678">
            <text:p>2.499678</text:p>
          </table:table-cell>
          <table:table-cell office:value-type="float" office:value="44.24082">
            <text:p>44.24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0276">
            <text:p>2.500276</text:p>
          </table:table-cell>
          <table:table-cell office:value-type="float" office:value="44.26082">
            <text:p>44.26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1508">
            <text:p>2.501508</text:p>
          </table:table-cell>
          <table:table-cell office:value-type="float" office:value="44.28082">
            <text:p>44.28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2945">
            <text:p>2.502945</text:p>
          </table:table-cell>
          <table:table-cell office:value-type="float" office:value="44.30082">
            <text:p>44.30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4909">
            <text:p>2.504909</text:p>
          </table:table-cell>
          <table:table-cell office:value-type="float" office:value="44.32082">
            <text:p>44.32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7093">
            <text:p>2.507093</text:p>
          </table:table-cell>
          <table:table-cell office:value-type="float" office:value="44.34082">
            <text:p>44.34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9431">
            <text:p>2.509431</text:p>
          </table:table-cell>
          <table:table-cell office:value-type="float" office:value="44.36082">
            <text:p>44.36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11018">
            <text:p>2.511018</text:p>
          </table:table-cell>
          <table:table-cell office:value-type="float" office:value="44.38083">
            <text:p>44.38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12162">
            <text:p>2.512162</text:p>
          </table:table-cell>
          <table:table-cell office:value-type="float" office:value="44.40083">
            <text:p>44.40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12626">
            <text:p>2.512626</text:p>
          </table:table-cell>
          <table:table-cell office:value-type="float" office:value="44.42083">
            <text:p>44.42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12418">
            <text:p>2.512418</text:p>
          </table:table-cell>
          <table:table-cell office:value-type="float" office:value="44.44083">
            <text:p>44.44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11552">
            <text:p>2.511552</text:p>
          </table:table-cell>
          <table:table-cell office:value-type="float" office:value="44.46083">
            <text:p>44.46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10347">
            <text:p>2.510347</text:p>
          </table:table-cell>
          <table:table-cell office:value-type="float" office:value="44.48083">
            <text:p>44.48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9049">
            <text:p>2.509049</text:p>
          </table:table-cell>
          <table:table-cell office:value-type="float" office:value="44.50083">
            <text:p>44.50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8135">
            <text:p>2.508135</text:p>
          </table:table-cell>
          <table:table-cell office:value-type="float" office:value="44.52083">
            <text:p>44.52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7692">
            <text:p>2.507692</text:p>
          </table:table-cell>
          <table:table-cell office:value-type="float" office:value="44.54083">
            <text:p>44.54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7832">
            <text:p>2.507832</text:p>
          </table:table-cell>
          <table:table-cell office:value-type="float" office:value="44.56083">
            <text:p>44.56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8372">
            <text:p>2.508372</text:p>
          </table:table-cell>
          <table:table-cell office:value-type="float" office:value="44.58083">
            <text:p>44.58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09192">
            <text:p>2.509192</text:p>
          </table:table-cell>
          <table:table-cell office:value-type="float" office:value="44.60083">
            <text:p>44.60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10034">
            <text:p>2.510034</text:p>
          </table:table-cell>
          <table:table-cell office:value-type="float" office:value="44.62083">
            <text:p>44.62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10986">
            <text:p>2.510986</text:p>
          </table:table-cell>
          <table:table-cell office:value-type="float" office:value="44.64083">
            <text:p>44.64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12537">
            <text:p>2.512537</text:p>
          </table:table-cell>
          <table:table-cell office:value-type="float" office:value="44.66083">
            <text:p>44.66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14678">
            <text:p>2.514678</text:p>
          </table:table-cell>
          <table:table-cell office:value-type="float" office:value="44.68083">
            <text:p>44.68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17294">
            <text:p>2.517294</text:p>
          </table:table-cell>
          <table:table-cell office:value-type="float" office:value="44.70083">
            <text:p>44.70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19919">
            <text:p>2.519919</text:p>
          </table:table-cell>
          <table:table-cell office:value-type="float" office:value="44.72083">
            <text:p>44.72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2209">
            <text:p>2.52209</text:p>
          </table:table-cell>
          <table:table-cell office:value-type="float" office:value="44.74083">
            <text:p>44.74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23451">
            <text:p>2.523451</text:p>
          </table:table-cell>
          <table:table-cell office:value-type="float" office:value="44.76083">
            <text:p>44.76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23831">
            <text:p>2.523831</text:p>
          </table:table-cell>
          <table:table-cell office:value-type="float" office:value="44.78083">
            <text:p>44.78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23234">
            <text:p>2.523234</text:p>
          </table:table-cell>
          <table:table-cell office:value-type="float" office:value="44.80083">
            <text:p>44.80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21949">
            <text:p>2.521949</text:p>
          </table:table-cell>
          <table:table-cell office:value-type="float" office:value="44.82084">
            <text:p>44.82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20483">
            <text:p>2.520483</text:p>
          </table:table-cell>
          <table:table-cell office:value-type="float" office:value="44.84084">
            <text:p>44.84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19306">
            <text:p>2.519306</text:p>
          </table:table-cell>
          <table:table-cell office:value-type="float" office:value="44.86084">
            <text:p>44.86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18631">
            <text:p>2.518631</text:p>
          </table:table-cell>
          <table:table-cell office:value-type="float" office:value="44.88084">
            <text:p>44.88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18561">
            <text:p>2.518561</text:p>
          </table:table-cell>
          <table:table-cell office:value-type="float" office:value="44.90084">
            <text:p>44.90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1924">
            <text:p>2.51924</text:p>
          </table:table-cell>
          <table:table-cell office:value-type="float" office:value="44.92084">
            <text:p>44.92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20504">
            <text:p>2.520504</text:p>
          </table:table-cell>
          <table:table-cell office:value-type="float" office:value="44.94084">
            <text:p>44.94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21976">
            <text:p>2.521976</text:p>
          </table:table-cell>
          <table:table-cell office:value-type="float" office:value="44.96084">
            <text:p>44.96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24008">
            <text:p>2.524008</text:p>
          </table:table-cell>
          <table:table-cell office:value-type="float" office:value="44.98084">
            <text:p>44.98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2627">
            <text:p>2.52627</text:p>
          </table:table-cell>
          <table:table-cell office:value-type="float" office:value="45.00084">
            <text:p>45.00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28652">
            <text:p>2.528652</text:p>
          </table:table-cell>
          <table:table-cell office:value-type="float" office:value="45.02084">
            <text:p>45.02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30314">
            <text:p>2.530314</text:p>
          </table:table-cell>
          <table:table-cell office:value-type="float" office:value="45.04084">
            <text:p>45.04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31556">
            <text:p>2.531556</text:p>
          </table:table-cell>
          <table:table-cell office:value-type="float" office:value="45.06084">
            <text:p>45.06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32099">
            <text:p>2.532099</text:p>
          </table:table-cell>
          <table:table-cell office:value-type="float" office:value="45.08084">
            <text:p>45.08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3196">
            <text:p>2.53196</text:p>
          </table:table-cell>
          <table:table-cell office:value-type="float" office:value="45.10084">
            <text:p>45.10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31146">
            <text:p>2.531146</text:p>
          </table:table-cell>
          <table:table-cell office:value-type="float" office:value="45.12084">
            <text:p>45.12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29965">
            <text:p>2.529965</text:p>
          </table:table-cell>
          <table:table-cell office:value-type="float" office:value="45.14084">
            <text:p>45.14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28755">
            <text:p>2.528755</text:p>
          </table:table-cell>
          <table:table-cell office:value-type="float" office:value="45.16084">
            <text:p>45.16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27951">
            <text:p>2.527951</text:p>
          </table:table-cell>
          <table:table-cell office:value-type="float" office:value="45.18084">
            <text:p>45.18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27641">
            <text:p>2.527641</text:p>
          </table:table-cell>
          <table:table-cell office:value-type="float" office:value="45.20084">
            <text:p>45.20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27816">
            <text:p>2.527816</text:p>
          </table:table-cell>
          <table:table-cell office:value-type="float" office:value="45.22084">
            <text:p>45.22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28413">
            <text:p>2.528413</text:p>
          </table:table-cell>
          <table:table-cell office:value-type="float" office:value="45.24084">
            <text:p>45.24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29263">
            <text:p>2.529263</text:p>
          </table:table-cell>
          <table:table-cell office:value-type="float" office:value="45.26085">
            <text:p>45.26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30107">
            <text:p>2.530107</text:p>
          </table:table-cell>
          <table:table-cell office:value-type="float" office:value="45.28085">
            <text:p>45.28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31155">
            <text:p>2.531155</text:p>
          </table:table-cell>
          <table:table-cell office:value-type="float" office:value="45.30085">
            <text:p>45.30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3268">
            <text:p>2.53268</text:p>
          </table:table-cell>
          <table:table-cell office:value-type="float" office:value="45.32085">
            <text:p>45.32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34801">
            <text:p>2.534801</text:p>
          </table:table-cell>
          <table:table-cell office:value-type="float" office:value="45.34085">
            <text:p>45.34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37369">
            <text:p>2.537369</text:p>
          </table:table-cell>
          <table:table-cell office:value-type="float" office:value="45.36085">
            <text:p>45.36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39952">
            <text:p>2.539952</text:p>
          </table:table-cell>
          <table:table-cell office:value-type="float" office:value="45.38085">
            <text:p>45.38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207">
            <text:p>2.54207</text:p>
          </table:table-cell>
          <table:table-cell office:value-type="float" office:value="45.40085">
            <text:p>45.40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3375">
            <text:p>2.543375</text:p>
          </table:table-cell>
          <table:table-cell office:value-type="float" office:value="45.42085">
            <text:p>45.42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372">
            <text:p>2.54372</text:p>
          </table:table-cell>
          <table:table-cell office:value-type="float" office:value="45.44085">
            <text:p>45.44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3139">
            <text:p>2.543139</text:p>
          </table:table-cell>
          <table:table-cell office:value-type="float" office:value="45.46085">
            <text:p>45.46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1773">
            <text:p>2.541773</text:p>
          </table:table-cell>
          <table:table-cell office:value-type="float" office:value="45.48085">
            <text:p>45.48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025">
            <text:p>2.54025</text:p>
          </table:table-cell>
          <table:table-cell office:value-type="float" office:value="45.50085">
            <text:p>45.50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3898">
            <text:p>2.53898</text:p>
          </table:table-cell>
          <table:table-cell office:value-type="float" office:value="45.52085">
            <text:p>45.52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38181">
            <text:p>2.538181</text:p>
          </table:table-cell>
          <table:table-cell office:value-type="float" office:value="45.54085">
            <text:p>45.54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38065">
            <text:p>2.538065</text:p>
          </table:table-cell>
          <table:table-cell office:value-type="float" office:value="45.56085">
            <text:p>45.56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38726">
            <text:p>2.538726</text:p>
          </table:table-cell>
          <table:table-cell office:value-type="float" office:value="45.58085">
            <text:p>45.58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39952">
            <text:p>2.539952</text:p>
          </table:table-cell>
          <table:table-cell office:value-type="float" office:value="45.60085">
            <text:p>45.60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1915">
            <text:p>2.541915</text:p>
          </table:table-cell>
          <table:table-cell office:value-type="float" office:value="45.62085">
            <text:p>45.62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3681">
            <text:p>2.543681</text:p>
          </table:table-cell>
          <table:table-cell office:value-type="float" office:value="45.64085">
            <text:p>45.64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5773">
            <text:p>2.545773</text:p>
          </table:table-cell>
          <table:table-cell office:value-type="float" office:value="45.66085">
            <text:p>45.66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7707">
            <text:p>2.547707</text:p>
          </table:table-cell>
          <table:table-cell office:value-type="float" office:value="45.68085">
            <text:p>45.68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9155">
            <text:p>2.549155</text:p>
          </table:table-cell>
          <table:table-cell office:value-type="float" office:value="45.70086">
            <text:p>45.70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0147">
            <text:p>2.550147</text:p>
          </table:table-cell>
          <table:table-cell office:value-type="float" office:value="45.72086">
            <text:p>45.72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0508">
            <text:p>2.550508</text:p>
          </table:table-cell>
          <table:table-cell office:value-type="float" office:value="45.74086">
            <text:p>45.74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0182">
            <text:p>2.550182</text:p>
          </table:table-cell>
          <table:table-cell office:value-type="float" office:value="45.76086">
            <text:p>45.76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9251">
            <text:p>2.549251</text:p>
          </table:table-cell>
          <table:table-cell office:value-type="float" office:value="45.78086">
            <text:p>45.78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805">
            <text:p>2.54805</text:p>
          </table:table-cell>
          <table:table-cell office:value-type="float" office:value="45.80086">
            <text:p>45.80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6868">
            <text:p>2.546868</text:p>
          </table:table-cell>
          <table:table-cell office:value-type="float" office:value="45.82086">
            <text:p>45.82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6025">
            <text:p>2.546025</text:p>
          </table:table-cell>
          <table:table-cell office:value-type="float" office:value="45.84086">
            <text:p>45.84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5401">
            <text:p>2.545401</text:p>
          </table:table-cell>
          <table:table-cell office:value-type="float" office:value="45.86086">
            <text:p>45.86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5408">
            <text:p>2.545408</text:p>
          </table:table-cell>
          <table:table-cell office:value-type="float" office:value="45.88086">
            <text:p>45.88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5835">
            <text:p>2.545835</text:p>
          </table:table-cell>
          <table:table-cell office:value-type="float" office:value="45.90086">
            <text:p>45.90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6451">
            <text:p>2.546451</text:p>
          </table:table-cell>
          <table:table-cell office:value-type="float" office:value="45.92086">
            <text:p>45.92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714">
            <text:p>2.54714</text:p>
          </table:table-cell>
          <table:table-cell office:value-type="float" office:value="45.94086">
            <text:p>45.94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8073">
            <text:p>2.548073</text:p>
          </table:table-cell>
          <table:table-cell office:value-type="float" office:value="45.96086">
            <text:p>45.96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49477">
            <text:p>2.549477</text:p>
          </table:table-cell>
          <table:table-cell office:value-type="float" office:value="45.98086">
            <text:p>45.98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1545">
            <text:p>2.551545</text:p>
          </table:table-cell>
          <table:table-cell office:value-type="float" office:value="46.00086">
            <text:p>46.00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3898">
            <text:p>2.553898</text:p>
          </table:table-cell>
          <table:table-cell office:value-type="float" office:value="46.02086">
            <text:p>46.02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6165">
            <text:p>2.556165</text:p>
          </table:table-cell>
          <table:table-cell office:value-type="float" office:value="46.04086">
            <text:p>46.04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7918">
            <text:p>2.557918</text:p>
          </table:table-cell>
          <table:table-cell office:value-type="float" office:value="46.06086">
            <text:p>46.06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8847">
            <text:p>2.558847</text:p>
          </table:table-cell>
          <table:table-cell office:value-type="float" office:value="46.08086">
            <text:p>46.08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8823">
            <text:p>2.558823</text:p>
          </table:table-cell>
          <table:table-cell office:value-type="float" office:value="46.10086">
            <text:p>46.10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788">
            <text:p>2.55788</text:p>
          </table:table-cell>
          <table:table-cell office:value-type="float" office:value="46.12086">
            <text:p>46.12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6171">
            <text:p>2.556171</text:p>
          </table:table-cell>
          <table:table-cell office:value-type="float" office:value="46.14087">
            <text:p>46.14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4274">
            <text:p>2.554274</text:p>
          </table:table-cell>
          <table:table-cell office:value-type="float" office:value="46.16087">
            <text:p>46.16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2712">
            <text:p>2.552712</text:p>
          </table:table-cell>
          <table:table-cell office:value-type="float" office:value="46.18087">
            <text:p>46.18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191">
            <text:p>2.55191</text:p>
          </table:table-cell>
          <table:table-cell office:value-type="float" office:value="46.20087">
            <text:p>46.20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1758">
            <text:p>2.551758</text:p>
          </table:table-cell>
          <table:table-cell office:value-type="float" office:value="46.22087">
            <text:p>46.22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22">
            <text:p>2.5522</text:p>
          </table:table-cell>
          <table:table-cell office:value-type="float" office:value="46.24087">
            <text:p>46.24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3064">
            <text:p>2.553064</text:p>
          </table:table-cell>
          <table:table-cell office:value-type="float" office:value="46.26087">
            <text:p>46.26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4005">
            <text:p>2.554005</text:p>
          </table:table-cell>
          <table:table-cell office:value-type="float" office:value="46.28087">
            <text:p>46.28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546">
            <text:p>2.55546</text:p>
          </table:table-cell>
          <table:table-cell office:value-type="float" office:value="46.30087">
            <text:p>46.30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72">
            <text:p>2.5572</text:p>
          </table:table-cell>
          <table:table-cell office:value-type="float" office:value="46.32087">
            <text:p>46.32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8834">
            <text:p>2.558834</text:p>
          </table:table-cell>
          <table:table-cell office:value-type="float" office:value="46.34087">
            <text:p>46.34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0128">
            <text:p>2.560128</text:p>
          </table:table-cell>
          <table:table-cell office:value-type="float" office:value="46.36087">
            <text:p>46.36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1036">
            <text:p>2.561036</text:p>
          </table:table-cell>
          <table:table-cell office:value-type="float" office:value="46.38087">
            <text:p>46.38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1389">
            <text:p>2.561389</text:p>
          </table:table-cell>
          <table:table-cell office:value-type="float" office:value="46.40087">
            <text:p>46.40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1043">
            <text:p>2.561043</text:p>
          </table:table-cell>
          <table:table-cell office:value-type="float" office:value="46.42087">
            <text:p>46.42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0027">
            <text:p>2.560027</text:p>
          </table:table-cell>
          <table:table-cell office:value-type="float" office:value="46.44087">
            <text:p>46.44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8743">
            <text:p>2.558743</text:p>
          </table:table-cell>
          <table:table-cell office:value-type="float" office:value="46.46087">
            <text:p>46.46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7455">
            <text:p>2.557455</text:p>
          </table:table-cell>
          <table:table-cell office:value-type="float" office:value="46.48087">
            <text:p>46.48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654">
            <text:p>2.55654</text:p>
          </table:table-cell>
          <table:table-cell office:value-type="float" office:value="46.50087">
            <text:p>46.50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6118">
            <text:p>2.556118</text:p>
          </table:table-cell>
          <table:table-cell office:value-type="float" office:value="46.52087">
            <text:p>46.52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6168">
            <text:p>2.556168</text:p>
          </table:table-cell>
          <table:table-cell office:value-type="float" office:value="46.54087">
            <text:p>46.54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6597">
            <text:p>2.556597</text:p>
          </table:table-cell>
          <table:table-cell office:value-type="float" office:value="46.56087">
            <text:p>46.56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7282">
            <text:p>2.557282</text:p>
          </table:table-cell>
          <table:table-cell office:value-type="float" office:value="46.58088">
            <text:p>46.58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7966">
            <text:p>2.557966</text:p>
          </table:table-cell>
          <table:table-cell office:value-type="float" office:value="46.60088">
            <text:p>46.60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5884">
            <text:p>2.55884</text:p>
          </table:table-cell>
          <table:table-cell office:value-type="float" office:value="46.62088">
            <text:p>46.62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0171">
            <text:p>2.560171</text:p>
          </table:table-cell>
          <table:table-cell office:value-type="float" office:value="46.64088">
            <text:p>46.64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2056">
            <text:p>2.562056</text:p>
          </table:table-cell>
          <table:table-cell office:value-type="float" office:value="46.66088">
            <text:p>46.66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4301">
            <text:p>2.564301</text:p>
          </table:table-cell>
          <table:table-cell office:value-type="float" office:value="46.68088">
            <text:p>46.68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6513">
            <text:p>2.566513</text:p>
          </table:table-cell>
          <table:table-cell office:value-type="float" office:value="46.70088">
            <text:p>46.70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8208">
            <text:p>2.568208</text:p>
          </table:table-cell>
          <table:table-cell office:value-type="float" office:value="46.72088">
            <text:p>46.72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9131">
            <text:p>2.569131</text:p>
          </table:table-cell>
          <table:table-cell office:value-type="float" office:value="46.74088">
            <text:p>46.74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9178">
            <text:p>2.569178</text:p>
          </table:table-cell>
          <table:table-cell office:value-type="float" office:value="46.76088">
            <text:p>46.76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8362">
            <text:p>2.568362</text:p>
          </table:table-cell>
          <table:table-cell office:value-type="float" office:value="46.78088">
            <text:p>46.78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6843">
            <text:p>2.566843</text:p>
          </table:table-cell>
          <table:table-cell office:value-type="float" office:value="46.80088">
            <text:p>46.80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5413">
            <text:p>2.565413</text:p>
          </table:table-cell>
          <table:table-cell office:value-type="float" office:value="46.82088">
            <text:p>46.82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4177">
            <text:p>2.564177</text:p>
          </table:table-cell>
          <table:table-cell office:value-type="float" office:value="46.84088">
            <text:p>46.84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3597">
            <text:p>2.563597</text:p>
          </table:table-cell>
          <table:table-cell office:value-type="float" office:value="46.86088">
            <text:p>46.86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38">
            <text:p>2.5638</text:p>
          </table:table-cell>
          <table:table-cell office:value-type="float" office:value="46.88088">
            <text:p>46.88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4717">
            <text:p>2.564717</text:p>
          </table:table-cell>
          <table:table-cell office:value-type="float" office:value="46.90088">
            <text:p>46.90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6038">
            <text:p>2.566038</text:p>
          </table:table-cell>
          <table:table-cell office:value-type="float" office:value="46.92088">
            <text:p>46.92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7968">
            <text:p>2.567968</text:p>
          </table:table-cell>
          <table:table-cell office:value-type="float" office:value="46.94088">
            <text:p>46.94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69677">
            <text:p>2.569677</text:p>
          </table:table-cell>
          <table:table-cell office:value-type="float" office:value="46.96088">
            <text:p>46.96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714">
            <text:p>2.5714</text:p>
          </table:table-cell>
          <table:table-cell office:value-type="float" office:value="46.98088">
            <text:p>46.98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73202">
            <text:p>2.573202</text:p>
          </table:table-cell>
          <table:table-cell office:value-type="float" office:value="47.00089">
            <text:p>47.00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74671">
            <text:p>2.574671</text:p>
          </table:table-cell>
          <table:table-cell office:value-type="float" office:value="47.02089">
            <text:p>47.02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75746">
            <text:p>2.575746</text:p>
          </table:table-cell>
          <table:table-cell office:value-type="float" office:value="47.04089">
            <text:p>47.04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7627">
            <text:p>2.57627</text:p>
          </table:table-cell>
          <table:table-cell office:value-type="float" office:value="47.06089">
            <text:p>47.06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76162">
            <text:p>2.576162</text:p>
          </table:table-cell>
          <table:table-cell office:value-type="float" office:value="47.08089">
            <text:p>47.08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75487">
            <text:p>2.575487</text:p>
          </table:table-cell>
          <table:table-cell office:value-type="float" office:value="47.10089">
            <text:p>47.10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74707">
            <text:p>2.574707</text:p>
          </table:table-cell>
          <table:table-cell office:value-type="float" office:value="47.12089">
            <text:p>47.12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73874">
            <text:p>2.573874</text:p>
          </table:table-cell>
          <table:table-cell office:value-type="float" office:value="47.14089">
            <text:p>47.14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73343">
            <text:p>2.573343</text:p>
          </table:table-cell>
          <table:table-cell office:value-type="float" office:value="47.16089">
            <text:p>47.16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73024">
            <text:p>2.573024</text:p>
          </table:table-cell>
          <table:table-cell office:value-type="float" office:value="47.18089">
            <text:p>47.18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7329">
            <text:p>2.57329</text:p>
          </table:table-cell>
          <table:table-cell office:value-type="float" office:value="47.20089">
            <text:p>47.20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73944">
            <text:p>2.573944</text:p>
          </table:table-cell>
          <table:table-cell office:value-type="float" office:value="47.22089">
            <text:p>47.22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74765">
            <text:p>2.574765</text:p>
          </table:table-cell>
          <table:table-cell office:value-type="float" office:value="47.24089">
            <text:p>47.24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75643">
            <text:p>2.575643</text:p>
          </table:table-cell>
          <table:table-cell office:value-type="float" office:value="47.26089">
            <text:p>47.26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7682">
            <text:p>2.57682</text:p>
          </table:table-cell>
          <table:table-cell office:value-type="float" office:value="47.28089">
            <text:p>47.28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78344">
            <text:p>2.578344</text:p>
          </table:table-cell>
          <table:table-cell office:value-type="float" office:value="47.30089">
            <text:p>47.30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0451">
            <text:p>2.580451</text:p>
          </table:table-cell>
          <table:table-cell office:value-type="float" office:value="47.32089">
            <text:p>47.32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3011">
            <text:p>2.583011</text:p>
          </table:table-cell>
          <table:table-cell office:value-type="float" office:value="47.34089">
            <text:p>47.34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5587">
            <text:p>2.585587</text:p>
          </table:table-cell>
          <table:table-cell office:value-type="float" office:value="47.36089">
            <text:p>47.36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7692">
            <text:p>2.587692</text:p>
          </table:table-cell>
          <table:table-cell office:value-type="float" office:value="47.38089">
            <text:p>47.38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8982">
            <text:p>2.588982</text:p>
          </table:table-cell>
          <table:table-cell office:value-type="float" office:value="47.40089">
            <text:p>47.40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9318">
            <text:p>2.589318</text:p>
          </table:table-cell>
          <table:table-cell office:value-type="float" office:value="47.42089">
            <text:p>47.42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8735">
            <text:p>2.588735</text:p>
          </table:table-cell>
          <table:table-cell office:value-type="float" office:value="47.4409">
            <text:p>47.44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7364">
            <text:p>2.587364</text:p>
          </table:table-cell>
          <table:table-cell office:value-type="float" office:value="47.4609">
            <text:p>47.46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5829">
            <text:p>2.585829</text:p>
          </table:table-cell>
          <table:table-cell office:value-type="float" office:value="47.4809">
            <text:p>47.48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4598">
            <text:p>2.584598</text:p>
          </table:table-cell>
          <table:table-cell office:value-type="float" office:value="47.5009">
            <text:p>47.5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407">
            <text:p>2.58407</text:p>
          </table:table-cell>
          <table:table-cell office:value-type="float" office:value="47.5209">
            <text:p>47.5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4252">
            <text:p>2.584252</text:p>
          </table:table-cell>
          <table:table-cell office:value-type="float" office:value="47.5409">
            <text:p>47.54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5031">
            <text:p>2.585031</text:p>
          </table:table-cell>
          <table:table-cell office:value-type="float" office:value="47.5609">
            <text:p>47.56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6206">
            <text:p>2.586206</text:p>
          </table:table-cell>
          <table:table-cell office:value-type="float" office:value="47.5809">
            <text:p>47.58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8009">
            <text:p>2.588009</text:p>
          </table:table-cell>
          <table:table-cell office:value-type="float" office:value="47.6009">
            <text:p>47.6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9575">
            <text:p>2.589575</text:p>
          </table:table-cell>
          <table:table-cell office:value-type="float" office:value="47.6209">
            <text:p>47.6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121">
            <text:p>2.59121</text:p>
          </table:table-cell>
          <table:table-cell office:value-type="float" office:value="47.6409">
            <text:p>47.64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3228">
            <text:p>2.593228</text:p>
          </table:table-cell>
          <table:table-cell office:value-type="float" office:value="47.6609">
            <text:p>47.66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4639">
            <text:p>2.594639</text:p>
          </table:table-cell>
          <table:table-cell office:value-type="float" office:value="47.6809">
            <text:p>47.68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5577">
            <text:p>2.595577</text:p>
          </table:table-cell>
          <table:table-cell office:value-type="float" office:value="47.7009">
            <text:p>47.7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5961">
            <text:p>2.595961</text:p>
          </table:table-cell>
          <table:table-cell office:value-type="float" office:value="47.7209">
            <text:p>47.7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569">
            <text:p>2.59569</text:p>
          </table:table-cell>
          <table:table-cell office:value-type="float" office:value="47.7409">
            <text:p>47.74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4865">
            <text:p>2.594865</text:p>
          </table:table-cell>
          <table:table-cell office:value-type="float" office:value="47.7609">
            <text:p>47.76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3786">
            <text:p>2.593786</text:p>
          </table:table-cell>
          <table:table-cell office:value-type="float" office:value="47.7809">
            <text:p>47.78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2725">
            <text:p>2.592725</text:p>
          </table:table-cell>
          <table:table-cell office:value-type="float" office:value="47.8009">
            <text:p>47.8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2028">
            <text:p>2.592028</text:p>
          </table:table-cell>
          <table:table-cell office:value-type="float" office:value="47.8209">
            <text:p>47.8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1578">
            <text:p>2.591578</text:p>
          </table:table-cell>
          <table:table-cell office:value-type="float" office:value="47.8409">
            <text:p>47.84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1723">
            <text:p>2.591723</text:p>
          </table:table-cell>
          <table:table-cell office:value-type="float" office:value="47.8609">
            <text:p>47.86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2244">
            <text:p>2.592244</text:p>
          </table:table-cell>
          <table:table-cell office:value-type="float" office:value="47.88091">
            <text:p>47.88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296">
            <text:p>2.59296</text:p>
          </table:table-cell>
          <table:table-cell office:value-type="float" office:value="47.90091">
            <text:p>47.90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3694">
            <text:p>2.593694</text:p>
          </table:table-cell>
          <table:table-cell office:value-type="float" office:value="47.92091">
            <text:p>47.92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4697">
            <text:p>2.594697</text:p>
          </table:table-cell>
          <table:table-cell office:value-type="float" office:value="47.94091">
            <text:p>47.94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6077">
            <text:p>2.596077</text:p>
          </table:table-cell>
          <table:table-cell office:value-type="float" office:value="47.96091">
            <text:p>47.96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805">
            <text:p>2.59805</text:p>
          </table:table-cell>
          <table:table-cell office:value-type="float" office:value="47.98091">
            <text:p>47.98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0439">
            <text:p>2.600439</text:p>
          </table:table-cell>
          <table:table-cell office:value-type="float" office:value="48.00091">
            <text:p>48.00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2798">
            <text:p>2.602798</text:p>
          </table:table-cell>
          <table:table-cell office:value-type="float" office:value="48.02091">
            <text:p>48.02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4646">
            <text:p>2.604646</text:p>
          </table:table-cell>
          <table:table-cell office:value-type="float" office:value="48.04091">
            <text:p>48.04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5664">
            <text:p>2.605664</text:p>
          </table:table-cell>
          <table:table-cell office:value-type="float" office:value="48.06091">
            <text:p>48.06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5733">
            <text:p>2.605733</text:p>
          </table:table-cell>
          <table:table-cell office:value-type="float" office:value="48.08091">
            <text:p>48.08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4881">
            <text:p>2.604881</text:p>
          </table:table-cell>
          <table:table-cell office:value-type="float" office:value="48.10091">
            <text:p>48.10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3223">
            <text:p>2.603223</text:p>
          </table:table-cell>
          <table:table-cell office:value-type="float" office:value="48.12091">
            <text:p>48.12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1509">
            <text:p>2.601509</text:p>
          </table:table-cell>
          <table:table-cell office:value-type="float" office:value="48.14091">
            <text:p>48.14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0082">
            <text:p>2.600082</text:p>
          </table:table-cell>
          <table:table-cell office:value-type="float" office:value="48.16091">
            <text:p>48.16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9334">
            <text:p>2.599334</text:p>
          </table:table-cell>
          <table:table-cell office:value-type="float" office:value="48.18091">
            <text:p>48.18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9284">
            <text:p>2.599284</text:p>
          </table:table-cell>
          <table:table-cell office:value-type="float" office:value="48.20091">
            <text:p>48.20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9823">
            <text:p>2.599823</text:p>
          </table:table-cell>
          <table:table-cell office:value-type="float" office:value="48.22091">
            <text:p>48.22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0748">
            <text:p>2.600748</text:p>
          </table:table-cell>
          <table:table-cell office:value-type="float" office:value="48.24091">
            <text:p>48.24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2296">
            <text:p>2.602296</text:p>
          </table:table-cell>
          <table:table-cell office:value-type="float" office:value="48.26091">
            <text:p>48.26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361">
            <text:p>2.60361</text:p>
          </table:table-cell>
          <table:table-cell office:value-type="float" office:value="48.28091">
            <text:p>48.28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4988">
            <text:p>2.604988</text:p>
          </table:table-cell>
          <table:table-cell office:value-type="float" office:value="48.30091">
            <text:p>48.30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6724">
            <text:p>2.606724</text:p>
          </table:table-cell>
          <table:table-cell office:value-type="float" office:value="48.32092">
            <text:p>48.32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788">
            <text:p>2.60788</text:p>
          </table:table-cell>
          <table:table-cell office:value-type="float" office:value="48.34092">
            <text:p>48.34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8551">
            <text:p>2.608551</text:p>
          </table:table-cell>
          <table:table-cell office:value-type="float" office:value="48.36092">
            <text:p>48.36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8681">
            <text:p>2.608681</text:p>
          </table:table-cell>
          <table:table-cell office:value-type="float" office:value="48.38092">
            <text:p>48.38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8164">
            <text:p>2.608164</text:p>
          </table:table-cell>
          <table:table-cell office:value-type="float" office:value="48.40092">
            <text:p>48.40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7132">
            <text:p>2.607132</text:p>
          </table:table-cell>
          <table:table-cell office:value-type="float" office:value="48.42092">
            <text:p>48.42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5916">
            <text:p>2.605916</text:p>
          </table:table-cell>
          <table:table-cell office:value-type="float" office:value="48.44092">
            <text:p>48.44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4726">
            <text:p>2.604726</text:p>
          </table:table-cell>
          <table:table-cell office:value-type="float" office:value="48.46092">
            <text:p>48.46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3892">
            <text:p>2.603892</text:p>
          </table:table-cell>
          <table:table-cell office:value-type="float" office:value="48.48092">
            <text:p>48.48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3321">
            <text:p>2.603321</text:p>
          </table:table-cell>
          <table:table-cell office:value-type="float" office:value="48.50092">
            <text:p>48.50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3339">
            <text:p>2.603339</text:p>
          </table:table-cell>
          <table:table-cell office:value-type="float" office:value="48.52092">
            <text:p>48.52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3727">
            <text:p>2.603727</text:p>
          </table:table-cell>
          <table:table-cell office:value-type="float" office:value="48.54092">
            <text:p>48.54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4284">
            <text:p>2.604284</text:p>
          </table:table-cell>
          <table:table-cell office:value-type="float" office:value="48.56092">
            <text:p>48.56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4873">
            <text:p>2.604873</text:p>
          </table:table-cell>
          <table:table-cell office:value-type="float" office:value="48.58092">
            <text:p>48.58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5762">
            <text:p>2.605762</text:p>
          </table:table-cell>
          <table:table-cell office:value-type="float" office:value="48.60092">
            <text:p>48.60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7024">
            <text:p>2.607024</text:p>
          </table:table-cell>
          <table:table-cell office:value-type="float" office:value="48.62092">
            <text:p>48.62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9009">
            <text:p>2.609009</text:p>
          </table:table-cell>
          <table:table-cell office:value-type="float" office:value="48.64092">
            <text:p>48.64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1249">
            <text:p>2.611249</text:p>
          </table:table-cell>
          <table:table-cell office:value-type="float" office:value="48.66092">
            <text:p>48.66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3415">
            <text:p>2.613415</text:p>
          </table:table-cell>
          <table:table-cell office:value-type="float" office:value="48.68092">
            <text:p>48.68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5007">
            <text:p>2.615007</text:p>
          </table:table-cell>
          <table:table-cell office:value-type="float" office:value="48.70092">
            <text:p>48.70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5799">
            <text:p>2.615799</text:p>
          </table:table-cell>
          <table:table-cell office:value-type="float" office:value="48.72092">
            <text:p>48.72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5697">
            <text:p>2.615697</text:p>
          </table:table-cell>
          <table:table-cell office:value-type="float" office:value="48.74092">
            <text:p>48.74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4692">
            <text:p>2.614692</text:p>
          </table:table-cell>
          <table:table-cell office:value-type="float" office:value="48.76093">
            <text:p>48.76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2936">
            <text:p>2.612936</text:p>
          </table:table-cell>
          <table:table-cell office:value-type="float" office:value="48.78093">
            <text:p>48.78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1239">
            <text:p>2.611239</text:p>
          </table:table-cell>
          <table:table-cell office:value-type="float" office:value="48.80093">
            <text:p>48.80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98">
            <text:p>2.6098</text:p>
          </table:table-cell>
          <table:table-cell office:value-type="float" office:value="48.82093">
            <text:p>48.82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9017">
            <text:p>2.609017</text:p>
          </table:table-cell>
          <table:table-cell office:value-type="float" office:value="48.84093">
            <text:p>48.84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9006">
            <text:p>2.609006</text:p>
          </table:table-cell>
          <table:table-cell office:value-type="float" office:value="48.86093">
            <text:p>48.86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975">
            <text:p>2.60975</text:p>
          </table:table-cell>
          <table:table-cell office:value-type="float" office:value="48.88093">
            <text:p>48.88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0882">
            <text:p>2.610882</text:p>
          </table:table-cell>
          <table:table-cell office:value-type="float" office:value="48.90093">
            <text:p>48.90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2638">
            <text:p>2.612638</text:p>
          </table:table-cell>
          <table:table-cell office:value-type="float" office:value="48.92093">
            <text:p>48.92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4162">
            <text:p>2.614162</text:p>
          </table:table-cell>
          <table:table-cell office:value-type="float" office:value="48.94093">
            <text:p>48.94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572">
            <text:p>2.61572</text:p>
          </table:table-cell>
          <table:table-cell office:value-type="float" office:value="48.96093">
            <text:p>48.96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729">
            <text:p>2.61729</text:p>
          </table:table-cell>
          <table:table-cell office:value-type="float" office:value="48.98093">
            <text:p>48.98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8506">
            <text:p>2.618506</text:p>
          </table:table-cell>
          <table:table-cell office:value-type="float" office:value="49.00093">
            <text:p>49.00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9293">
            <text:p>2.619293</text:p>
          </table:table-cell>
          <table:table-cell office:value-type="float" office:value="49.02093">
            <text:p>49.02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9545">
            <text:p>2.619545</text:p>
          </table:table-cell>
          <table:table-cell office:value-type="float" office:value="49.04093">
            <text:p>49.04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9207">
            <text:p>2.619207</text:p>
          </table:table-cell>
          <table:table-cell office:value-type="float" office:value="49.06093">
            <text:p>49.06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8377">
            <text:p>2.618377</text:p>
          </table:table-cell>
          <table:table-cell office:value-type="float" office:value="49.08093">
            <text:p>49.08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7469">
            <text:p>2.617469</text:p>
          </table:table-cell>
          <table:table-cell office:value-type="float" office:value="49.10093">
            <text:p>49.10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6629">
            <text:p>2.616629</text:p>
          </table:table-cell>
          <table:table-cell office:value-type="float" office:value="49.12093">
            <text:p>49.12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6064">
            <text:p>2.616064</text:p>
          </table:table-cell>
          <table:table-cell office:value-type="float" office:value="49.14093">
            <text:p>49.14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5721">
            <text:p>2.615721</text:p>
          </table:table-cell>
          <table:table-cell office:value-type="float" office:value="49.16093">
            <text:p>49.16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5993">
            <text:p>2.615993</text:p>
          </table:table-cell>
          <table:table-cell office:value-type="float" office:value="49.18093">
            <text:p>49.18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6611">
            <text:p>2.616611</text:p>
          </table:table-cell>
          <table:table-cell office:value-type="float" office:value="49.20094">
            <text:p>49.20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7397">
            <text:p>2.617397</text:p>
          </table:table-cell>
          <table:table-cell office:value-type="float" office:value="49.22094">
            <text:p>49.22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8178">
            <text:p>2.618178</text:p>
          </table:table-cell>
          <table:table-cell office:value-type="float" office:value="49.24094">
            <text:p>49.24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9221">
            <text:p>2.619221</text:p>
          </table:table-cell>
          <table:table-cell office:value-type="float" office:value="49.26094">
            <text:p>49.26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081">
            <text:p>2.62081</text:p>
          </table:table-cell>
          <table:table-cell office:value-type="float" office:value="49.28094">
            <text:p>49.28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2964">
            <text:p>2.622964</text:p>
          </table:table-cell>
          <table:table-cell office:value-type="float" office:value="49.30094">
            <text:p>49.30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5526">
            <text:p>2.625526</text:p>
          </table:table-cell>
          <table:table-cell office:value-type="float" office:value="49.32094">
            <text:p>49.32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8011">
            <text:p>2.628011</text:p>
          </table:table-cell>
          <table:table-cell office:value-type="float" office:value="49.34094">
            <text:p>49.34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9948">
            <text:p>2.629948</text:p>
          </table:table-cell>
          <table:table-cell office:value-type="float" office:value="49.36094">
            <text:p>49.36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108">
            <text:p>2.63108</text:p>
          </table:table-cell>
          <table:table-cell office:value-type="float" office:value="49.38094">
            <text:p>49.38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1315">
            <text:p>2.631315</text:p>
          </table:table-cell>
          <table:table-cell office:value-type="float" office:value="49.40094">
            <text:p>49.40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0598">
            <text:p>2.630598</text:p>
          </table:table-cell>
          <table:table-cell office:value-type="float" office:value="49.42094">
            <text:p>49.42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9136">
            <text:p>2.629136</text:p>
          </table:table-cell>
          <table:table-cell office:value-type="float" office:value="49.44094">
            <text:p>49.44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7788">
            <text:p>2.627788</text:p>
          </table:table-cell>
          <table:table-cell office:value-type="float" office:value="49.46094">
            <text:p>49.46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6581">
            <text:p>2.626581</text:p>
          </table:table-cell>
          <table:table-cell office:value-type="float" office:value="49.48094">
            <text:p>49.48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6027">
            <text:p>2.626027</text:p>
          </table:table-cell>
          <table:table-cell office:value-type="float" office:value="49.50094">
            <text:p>49.50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6208">
            <text:p>2.626208</text:p>
          </table:table-cell>
          <table:table-cell office:value-type="float" office:value="49.52094">
            <text:p>49.52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7117">
            <text:p>2.627117</text:p>
          </table:table-cell>
          <table:table-cell office:value-type="float" office:value="49.54094">
            <text:p>49.54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8401">
            <text:p>2.628401</text:p>
          </table:table-cell>
          <table:table-cell office:value-type="float" office:value="49.56094">
            <text:p>49.56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0304">
            <text:p>2.630304</text:p>
          </table:table-cell>
          <table:table-cell office:value-type="float" office:value="49.58094">
            <text:p>49.58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1963">
            <text:p>2.631963</text:p>
          </table:table-cell>
          <table:table-cell office:value-type="float" office:value="49.60094">
            <text:p>49.60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3647">
            <text:p>2.633647</text:p>
          </table:table-cell>
          <table:table-cell office:value-type="float" office:value="49.62094">
            <text:p>49.62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5355">
            <text:p>2.635355</text:p>
          </table:table-cell>
          <table:table-cell office:value-type="float" office:value="49.64095">
            <text:p>49.64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6708">
            <text:p>2.636708</text:p>
          </table:table-cell>
          <table:table-cell office:value-type="float" office:value="49.66095">
            <text:p>49.66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7616">
            <text:p>2.637616</text:p>
          </table:table-cell>
          <table:table-cell office:value-type="float" office:value="49.68095">
            <text:p>49.68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8023">
            <text:p>2.638023</text:p>
          </table:table-cell>
          <table:table-cell office:value-type="float" office:value="49.70095">
            <text:p>49.70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7795">
            <text:p>2.637795</text:p>
          </table:table-cell>
          <table:table-cell office:value-type="float" office:value="49.72095">
            <text:p>49.72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707">
            <text:p>2.63707</text:p>
          </table:table-cell>
          <table:table-cell office:value-type="float" office:value="49.74095">
            <text:p>49.74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6237">
            <text:p>2.636237</text:p>
          </table:table-cell>
          <table:table-cell office:value-type="float" office:value="49.76095">
            <text:p>49.76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543">
            <text:p>2.63543</text:p>
          </table:table-cell>
          <table:table-cell office:value-type="float" office:value="49.78095">
            <text:p>49.78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4928">
            <text:p>2.634928</text:p>
          </table:table-cell>
          <table:table-cell office:value-type="float" office:value="49.80095">
            <text:p>49.80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4674">
            <text:p>2.634674</text:p>
          </table:table-cell>
          <table:table-cell office:value-type="float" office:value="49.82095">
            <text:p>49.82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4953">
            <text:p>2.634953</text:p>
          </table:table-cell>
          <table:table-cell office:value-type="float" office:value="49.84095">
            <text:p>49.84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5562">
            <text:p>2.635562</text:p>
          </table:table-cell>
          <table:table-cell office:value-type="float" office:value="49.86095">
            <text:p>49.86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6304">
            <text:p>2.636304</text:p>
          </table:table-cell>
          <table:table-cell office:value-type="float" office:value="49.88095">
            <text:p>49.88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7056">
            <text:p>2.637056</text:p>
          </table:table-cell>
          <table:table-cell office:value-type="float" office:value="49.90095">
            <text:p>49.90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8126">
            <text:p>2.638126</text:p>
          </table:table-cell>
          <table:table-cell office:value-type="float" office:value="49.92095">
            <text:p>49.92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9649">
            <text:p>2.639649</text:p>
          </table:table-cell>
          <table:table-cell office:value-type="float" office:value="49.94095">
            <text:p>49.94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1651">
            <text:p>2.641651</text:p>
          </table:table-cell>
          <table:table-cell office:value-type="float" office:value="49.96095">
            <text:p>49.96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4038">
            <text:p>2.644038</text:p>
          </table:table-cell>
          <table:table-cell office:value-type="float" office:value="49.98095">
            <text:p>49.98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6333">
            <text:p>2.646333</text:p>
          </table:table-cell>
          <table:table-cell office:value-type="float" office:value="50.00095">
            <text:p>50.00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8003">
            <text:p>2.648003</text:p>
          </table:table-cell>
          <table:table-cell office:value-type="float" office:value="50.02095">
            <text:p>50.02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887">
            <text:p>2.64887</text:p>
          </table:table-cell>
          <table:table-cell office:value-type="float" office:value="50.04095">
            <text:p>50.04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885">
            <text:p>2.64885</text:p>
          </table:table-cell>
          <table:table-cell office:value-type="float" office:value="50.06096">
            <text:p>50.06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7925">
            <text:p>2.647925</text:p>
          </table:table-cell>
          <table:table-cell office:value-type="float" office:value="50.08096">
            <text:p>50.08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6279">
            <text:p>2.646279</text:p>
          </table:table-cell>
          <table:table-cell office:value-type="float" office:value="50.10096">
            <text:p>50.10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472">
            <text:p>2.64472</text:p>
          </table:table-cell>
          <table:table-cell office:value-type="float" office:value="50.12096">
            <text:p>50.12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3444">
            <text:p>2.643444</text:p>
          </table:table-cell>
          <table:table-cell office:value-type="float" office:value="50.14096">
            <text:p>50.14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2769">
            <text:p>2.642769</text:p>
          </table:table-cell>
          <table:table-cell office:value-type="float" office:value="50.16096">
            <text:p>50.16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288">
            <text:p>2.64288</text:p>
          </table:table-cell>
          <table:table-cell office:value-type="float" office:value="50.18096">
            <text:p>50.18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3695">
            <text:p>2.643695</text:p>
          </table:table-cell>
          <table:table-cell office:value-type="float" office:value="50.20096">
            <text:p>50.20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4902">
            <text:p>2.644902</text:p>
          </table:table-cell>
          <table:table-cell office:value-type="float" office:value="50.22096">
            <text:p>50.22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6635">
            <text:p>2.646635</text:p>
          </table:table-cell>
          <table:table-cell office:value-type="float" office:value="50.24096">
            <text:p>50.24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8183">
            <text:p>2.648183</text:p>
          </table:table-cell>
          <table:table-cell office:value-type="float" office:value="50.26096">
            <text:p>50.26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9679">
            <text:p>2.649679</text:p>
          </table:table-cell>
          <table:table-cell office:value-type="float" office:value="50.28096">
            <text:p>50.28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1415">
            <text:p>2.651415</text:p>
          </table:table-cell>
          <table:table-cell office:value-type="float" office:value="50.30096">
            <text:p>50.30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256">
            <text:p>2.65256</text:p>
          </table:table-cell>
          <table:table-cell office:value-type="float" office:value="50.32096">
            <text:p>50.32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3089">
            <text:p>2.653089</text:p>
          </table:table-cell>
          <table:table-cell office:value-type="float" office:value="50.34096">
            <text:p>50.34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3107">
            <text:p>2.653107</text:p>
          </table:table-cell>
          <table:table-cell office:value-type="float" office:value="50.36096">
            <text:p>50.36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2527">
            <text:p>2.652527</text:p>
          </table:table-cell>
          <table:table-cell office:value-type="float" office:value="50.38096">
            <text:p>50.38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1495">
            <text:p>2.651495</text:p>
          </table:table-cell>
          <table:table-cell office:value-type="float" office:value="50.40096">
            <text:p>50.40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0433">
            <text:p>2.650433</text:p>
          </table:table-cell>
          <table:table-cell office:value-type="float" office:value="50.42096">
            <text:p>50.42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9472">
            <text:p>2.649472</text:p>
          </table:table-cell>
          <table:table-cell office:value-type="float" office:value="50.44096">
            <text:p>50.44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8797">
            <text:p>2.648797</text:p>
          </table:table-cell>
          <table:table-cell office:value-type="float" office:value="50.46096">
            <text:p>50.46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8352">
            <text:p>2.648352</text:p>
          </table:table-cell>
          <table:table-cell office:value-type="float" office:value="50.48096">
            <text:p>50.48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8509">
            <text:p>2.648509</text:p>
          </table:table-cell>
          <table:table-cell office:value-type="float" office:value="50.50097">
            <text:p>50.50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8991">
            <text:p>2.648991</text:p>
          </table:table-cell>
          <table:table-cell office:value-type="float" office:value="50.52097">
            <text:p>50.52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9623">
            <text:p>2.649623</text:p>
          </table:table-cell>
          <table:table-cell office:value-type="float" office:value="50.54097">
            <text:p>50.54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0286">
            <text:p>2.650286</text:p>
          </table:table-cell>
          <table:table-cell office:value-type="float" office:value="50.56097">
            <text:p>50.56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1197">
            <text:p>2.651197</text:p>
          </table:table-cell>
          <table:table-cell office:value-type="float" office:value="50.58097">
            <text:p>50.58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2634">
            <text:p>2.652634</text:p>
          </table:table-cell>
          <table:table-cell office:value-type="float" office:value="50.60097">
            <text:p>50.60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461">
            <text:p>2.65461</text:p>
          </table:table-cell>
          <table:table-cell office:value-type="float" office:value="50.62097">
            <text:p>50.62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7032">
            <text:p>2.657032</text:p>
          </table:table-cell>
          <table:table-cell office:value-type="float" office:value="50.64097">
            <text:p>50.64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9427">
            <text:p>2.659427</text:p>
          </table:table-cell>
          <table:table-cell office:value-type="float" office:value="50.66097">
            <text:p>50.66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127">
            <text:p>2.66127</text:p>
          </table:table-cell>
          <table:table-cell office:value-type="float" office:value="50.68097">
            <text:p>50.68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2241">
            <text:p>2.662241</text:p>
          </table:table-cell>
          <table:table-cell office:value-type="float" office:value="50.70097">
            <text:p>50.70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2244">
            <text:p>2.662244</text:p>
          </table:table-cell>
          <table:table-cell office:value-type="float" office:value="50.72097">
            <text:p>50.72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1246">
            <text:p>2.661246</text:p>
          </table:table-cell>
          <table:table-cell office:value-type="float" office:value="50.74097">
            <text:p>50.74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9431">
            <text:p>2.659431</text:p>
          </table:table-cell>
          <table:table-cell office:value-type="float" office:value="50.76097">
            <text:p>50.76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7702">
            <text:p>2.657702</text:p>
          </table:table-cell>
          <table:table-cell office:value-type="float" office:value="50.78097">
            <text:p>50.78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6254">
            <text:p>2.656254</text:p>
          </table:table-cell>
          <table:table-cell office:value-type="float" office:value="50.80097">
            <text:p>50.80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5436">
            <text:p>2.655436</text:p>
          </table:table-cell>
          <table:table-cell office:value-type="float" office:value="50.82097">
            <text:p>50.82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5352">
            <text:p>2.655352</text:p>
          </table:table-cell>
          <table:table-cell office:value-type="float" office:value="50.84097">
            <text:p>50.84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5947">
            <text:p>2.655947</text:p>
          </table:table-cell>
          <table:table-cell office:value-type="float" office:value="50.86097">
            <text:p>50.86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6917">
            <text:p>2.656917</text:p>
          </table:table-cell>
          <table:table-cell office:value-type="float" office:value="50.88097">
            <text:p>50.88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85">
            <text:p>2.6585</text:p>
          </table:table-cell>
          <table:table-cell office:value-type="float" office:value="50.90097">
            <text:p>50.90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986">
            <text:p>2.65986</text:p>
          </table:table-cell>
          <table:table-cell office:value-type="float" office:value="50.92097">
            <text:p>50.92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1496">
            <text:p>2.661496</text:p>
          </table:table-cell>
          <table:table-cell office:value-type="float" office:value="50.94098">
            <text:p>50.94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2924">
            <text:p>2.662924</text:p>
          </table:table-cell>
          <table:table-cell office:value-type="float" office:value="50.96098">
            <text:p>50.96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3949">
            <text:p>2.663949</text:p>
          </table:table-cell>
          <table:table-cell office:value-type="float" office:value="50.98098">
            <text:p>50.98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4496">
            <text:p>2.664496</text:p>
          </table:table-cell>
          <table:table-cell office:value-type="float" office:value="51.00098">
            <text:p>51.00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4541">
            <text:p>2.664541</text:p>
          </table:table-cell>
          <table:table-cell office:value-type="float" office:value="51.02098">
            <text:p>51.02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3974">
            <text:p>2.663974</text:p>
          </table:table-cell>
          <table:table-cell office:value-type="float" office:value="51.04098">
            <text:p>51.04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2968">
            <text:p>2.662968</text:p>
          </table:table-cell>
          <table:table-cell office:value-type="float" office:value="51.06098">
            <text:p>51.06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193">
            <text:p>2.66193</text:p>
          </table:table-cell>
          <table:table-cell office:value-type="float" office:value="51.08098">
            <text:p>51.08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1014">
            <text:p>2.661014</text:p>
          </table:table-cell>
          <table:table-cell office:value-type="float" office:value="51.10098">
            <text:p>51.10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0387">
            <text:p>2.660387</text:p>
          </table:table-cell>
          <table:table-cell office:value-type="float" office:value="51.12098">
            <text:p>51.12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0007">
            <text:p>2.660007</text:p>
          </table:table-cell>
          <table:table-cell office:value-type="float" office:value="51.14098">
            <text:p>51.14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0227">
            <text:p>2.660227</text:p>
          </table:table-cell>
          <table:table-cell office:value-type="float" office:value="51.16098">
            <text:p>51.16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073">
            <text:p>2.66073</text:p>
          </table:table-cell>
          <table:table-cell office:value-type="float" office:value="51.18098">
            <text:p>51.18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136">
            <text:p>2.66136</text:p>
          </table:table-cell>
          <table:table-cell office:value-type="float" office:value="51.20098">
            <text:p>51.20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1988">
            <text:p>2.661988</text:p>
          </table:table-cell>
          <table:table-cell office:value-type="float" office:value="51.22098">
            <text:p>51.22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2904">
            <text:p>2.662904</text:p>
          </table:table-cell>
          <table:table-cell office:value-type="float" office:value="51.24098">
            <text:p>51.24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4357">
            <text:p>2.664357</text:p>
          </table:table-cell>
          <table:table-cell office:value-type="float" office:value="51.26098">
            <text:p>51.26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634">
            <text:p>2.66634</text:p>
          </table:table-cell>
          <table:table-cell office:value-type="float" office:value="51.28098">
            <text:p>51.28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8686">
            <text:p>2.668686</text:p>
          </table:table-cell>
          <table:table-cell office:value-type="float" office:value="51.30098">
            <text:p>51.30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095">
            <text:p>2.67095</text:p>
          </table:table-cell>
          <table:table-cell office:value-type="float" office:value="51.32098">
            <text:p>51.32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2592">
            <text:p>2.672592</text:p>
          </table:table-cell>
          <table:table-cell office:value-type="float" office:value="51.34098">
            <text:p>51.34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3413">
            <text:p>2.673413</text:p>
          </table:table-cell>
          <table:table-cell office:value-type="float" office:value="51.36098">
            <text:p>51.36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3344">
            <text:p>2.673344</text:p>
          </table:table-cell>
          <table:table-cell office:value-type="float" office:value="51.38099">
            <text:p>51.38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2325">
            <text:p>2.672325</text:p>
          </table:table-cell>
          <table:table-cell office:value-type="float" office:value="51.40099">
            <text:p>51.40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0692">
            <text:p>2.670692</text:p>
          </table:table-cell>
          <table:table-cell office:value-type="float" office:value="51.42099">
            <text:p>51.42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9271">
            <text:p>2.669271</text:p>
          </table:table-cell>
          <table:table-cell office:value-type="float" office:value="51.44099">
            <text:p>51.44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8007">
            <text:p>2.668007</text:p>
          </table:table-cell>
          <table:table-cell office:value-type="float" office:value="51.46099">
            <text:p>51.46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7291">
            <text:p>2.667291</text:p>
          </table:table-cell>
          <table:table-cell office:value-type="float" office:value="51.48099">
            <text:p>51.48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7346">
            <text:p>2.667346</text:p>
          </table:table-cell>
          <table:table-cell office:value-type="float" office:value="51.50099">
            <text:p>51.50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8064">
            <text:p>2.668064</text:p>
          </table:table-cell>
          <table:table-cell office:value-type="float" office:value="51.52099">
            <text:p>51.52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9163">
            <text:p>2.669163</text:p>
          </table:table-cell>
          <table:table-cell office:value-type="float" office:value="51.54099">
            <text:p>51.54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0775">
            <text:p>2.670775</text:p>
          </table:table-cell>
          <table:table-cell office:value-type="float" office:value="51.56099">
            <text:p>51.56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2177">
            <text:p>2.672177</text:p>
          </table:table-cell>
          <table:table-cell office:value-type="float" office:value="51.58099">
            <text:p>51.58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3753">
            <text:p>2.673753</text:p>
          </table:table-cell>
          <table:table-cell office:value-type="float" office:value="51.60099">
            <text:p>51.60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5049">
            <text:p>2.675049</text:p>
          </table:table-cell>
          <table:table-cell office:value-type="float" office:value="51.62099">
            <text:p>51.62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5975">
            <text:p>2.675975</text:p>
          </table:table-cell>
          <table:table-cell office:value-type="float" office:value="51.64099">
            <text:p>51.64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6409">
            <text:p>2.676409</text:p>
          </table:table-cell>
          <table:table-cell office:value-type="float" office:value="51.66099">
            <text:p>51.66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6357">
            <text:p>2.676357</text:p>
          </table:table-cell>
          <table:table-cell office:value-type="float" office:value="51.68099">
            <text:p>51.68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5756">
            <text:p>2.675756</text:p>
          </table:table-cell>
          <table:table-cell office:value-type="float" office:value="51.70099">
            <text:p>51.70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4756">
            <text:p>2.674756</text:p>
          </table:table-cell>
          <table:table-cell office:value-type="float" office:value="51.72099">
            <text:p>51.72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3723">
            <text:p>2.673723</text:p>
          </table:table-cell>
          <table:table-cell office:value-type="float" office:value="51.74099">
            <text:p>51.74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2901">
            <text:p>2.672901</text:p>
          </table:table-cell>
          <table:table-cell office:value-type="float" office:value="51.76099">
            <text:p>51.76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235">
            <text:p>2.67235</text:p>
          </table:table-cell>
          <table:table-cell office:value-type="float" office:value="51.78099">
            <text:p>51.78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202">
            <text:p>2.67202</text:p>
          </table:table-cell>
          <table:table-cell office:value-type="float" office:value="51.80099">
            <text:p>51.80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2248">
            <text:p>2.672248</text:p>
          </table:table-cell>
          <table:table-cell office:value-type="float" office:value="51.821">
            <text:p>51.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276">
            <text:p>2.67276</text:p>
          </table:table-cell>
          <table:table-cell office:value-type="float" office:value="51.841">
            <text:p>51.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342">
            <text:p>2.67342</text:p>
          </table:table-cell>
          <table:table-cell office:value-type="float" office:value="51.861">
            <text:p>51.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4106">
            <text:p>2.674106</text:p>
          </table:table-cell>
          <table:table-cell office:value-type="float" office:value="51.881">
            <text:p>51.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5077">
            <text:p>2.675077</text:p>
          </table:table-cell>
          <table:table-cell office:value-type="float" office:value="51.901">
            <text:p>51.9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6579">
            <text:p>2.676579</text:p>
          </table:table-cell>
          <table:table-cell office:value-type="float" office:value="51.921">
            <text:p>51.9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8626">
            <text:p>2.678626</text:p>
          </table:table-cell>
          <table:table-cell office:value-type="float" office:value="51.941">
            <text:p>51.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1042">
            <text:p>2.681042</text:p>
          </table:table-cell>
          <table:table-cell office:value-type="float" office:value="51.961">
            <text:p>51.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3337">
            <text:p>2.683337</text:p>
          </table:table-cell>
          <table:table-cell office:value-type="float" office:value="51.981">
            <text:p>51.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5027">
            <text:p>2.685027</text:p>
          </table:table-cell>
          <table:table-cell office:value-type="float" office:value="52.001">
            <text:p>52.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5906">
            <text:p>2.685906</text:p>
          </table:table-cell>
          <table:table-cell office:value-type="float" office:value="52.021">
            <text:p>52.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5907">
            <text:p>2.685907</text:p>
          </table:table-cell>
          <table:table-cell office:value-type="float" office:value="52.041">
            <text:p>52.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4956">
            <text:p>2.684956</text:p>
          </table:table-cell>
          <table:table-cell office:value-type="float" office:value="52.061">
            <text:p>52.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336">
            <text:p>2.68336</text:p>
          </table:table-cell>
          <table:table-cell office:value-type="float" office:value="52.081">
            <text:p>52.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1931">
            <text:p>2.681931</text:p>
          </table:table-cell>
          <table:table-cell office:value-type="float" office:value="52.101">
            <text:p>52.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0643">
            <text:p>2.680643</text:p>
          </table:table-cell>
          <table:table-cell office:value-type="float" office:value="52.121">
            <text:p>52.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9875">
            <text:p>2.679875</text:p>
          </table:table-cell>
          <table:table-cell office:value-type="float" office:value="52.141">
            <text:p>52.1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9856">
            <text:p>2.679856</text:p>
          </table:table-cell>
          <table:table-cell office:value-type="float" office:value="52.161">
            <text:p>52.1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0504">
            <text:p>2.680504</text:p>
          </table:table-cell>
          <table:table-cell office:value-type="float" office:value="52.181">
            <text:p>52.1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1554">
            <text:p>2.681554</text:p>
          </table:table-cell>
          <table:table-cell office:value-type="float" office:value="52.201">
            <text:p>52.2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3116">
            <text:p>2.683116</text:p>
          </table:table-cell>
          <table:table-cell office:value-type="float" office:value="52.221">
            <text:p>52.2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4482">
            <text:p>2.684482</text:p>
          </table:table-cell>
          <table:table-cell office:value-type="float" office:value="52.241">
            <text:p>52.2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6033">
            <text:p>2.686033</text:p>
          </table:table-cell>
          <table:table-cell office:value-type="float" office:value="52.26101">
            <text:p>52.26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7312">
            <text:p>2.687312</text:p>
          </table:table-cell>
          <table:table-cell office:value-type="float" office:value="52.28101">
            <text:p>52.28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8198">
            <text:p>2.688198</text:p>
          </table:table-cell>
          <table:table-cell office:value-type="float" office:value="52.30101">
            <text:p>52.30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8621">
            <text:p>2.688621</text:p>
          </table:table-cell>
          <table:table-cell office:value-type="float" office:value="52.32101">
            <text:p>52.32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8585">
            <text:p>2.688585</text:p>
          </table:table-cell>
          <table:table-cell office:value-type="float" office:value="52.34101">
            <text:p>52.34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8001">
            <text:p>2.688001</text:p>
          </table:table-cell>
          <table:table-cell office:value-type="float" office:value="52.36101">
            <text:p>52.36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7038">
            <text:p>2.687038</text:p>
          </table:table-cell>
          <table:table-cell office:value-type="float" office:value="52.38101">
            <text:p>52.38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606">
            <text:p>2.68606</text:p>
          </table:table-cell>
          <table:table-cell office:value-type="float" office:value="52.40101">
            <text:p>52.40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5282">
            <text:p>2.685282</text:p>
          </table:table-cell>
          <table:table-cell office:value-type="float" office:value="52.42101">
            <text:p>52.42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4775">
            <text:p>2.684775</text:p>
          </table:table-cell>
          <table:table-cell office:value-type="float" office:value="52.44101">
            <text:p>52.44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4489">
            <text:p>2.684489</text:p>
          </table:table-cell>
          <table:table-cell office:value-type="float" office:value="52.46101">
            <text:p>52.46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4736">
            <text:p>2.684736</text:p>
          </table:table-cell>
          <table:table-cell office:value-type="float" office:value="52.48101">
            <text:p>52.48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522">
            <text:p>2.68522</text:p>
          </table:table-cell>
          <table:table-cell office:value-type="float" office:value="52.50101">
            <text:p>52.50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5823">
            <text:p>2.685823</text:p>
          </table:table-cell>
          <table:table-cell office:value-type="float" office:value="52.52101">
            <text:p>52.52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6414">
            <text:p>2.686414</text:p>
          </table:table-cell>
          <table:table-cell office:value-type="float" office:value="52.54101">
            <text:p>52.54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732">
            <text:p>2.68732</text:p>
          </table:table-cell>
          <table:table-cell office:value-type="float" office:value="52.56101">
            <text:p>52.56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8756">
            <text:p>2.688756</text:p>
          </table:table-cell>
          <table:table-cell office:value-type="float" office:value="52.58101">
            <text:p>52.58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0727">
            <text:p>2.690727</text:p>
          </table:table-cell>
          <table:table-cell office:value-type="float" office:value="52.60101">
            <text:p>52.60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3029">
            <text:p>2.693029</text:p>
          </table:table-cell>
          <table:table-cell office:value-type="float" office:value="52.62101">
            <text:p>52.62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5207">
            <text:p>2.695207</text:p>
          </table:table-cell>
          <table:table-cell office:value-type="float" office:value="52.64101">
            <text:p>52.64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6767">
            <text:p>2.696767</text:p>
          </table:table-cell>
          <table:table-cell office:value-type="float" office:value="52.66101">
            <text:p>52.66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7524">
            <text:p>2.697524</text:p>
          </table:table-cell>
          <table:table-cell office:value-type="float" office:value="52.68102">
            <text:p>52.68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7375">
            <text:p>2.697375</text:p>
          </table:table-cell>
          <table:table-cell office:value-type="float" office:value="52.70102">
            <text:p>52.70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6254">
            <text:p>2.696254</text:p>
          </table:table-cell>
          <table:table-cell office:value-type="float" office:value="52.72102">
            <text:p>52.72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4444">
            <text:p>2.694444</text:p>
          </table:table-cell>
          <table:table-cell office:value-type="float" office:value="52.74102">
            <text:p>52.74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287">
            <text:p>2.69287</text:p>
          </table:table-cell>
          <table:table-cell office:value-type="float" office:value="52.76102">
            <text:p>52.76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1592">
            <text:p>2.691592</text:p>
          </table:table-cell>
          <table:table-cell office:value-type="float" office:value="52.78102">
            <text:p>52.78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0788">
            <text:p>2.690788</text:p>
          </table:table-cell>
          <table:table-cell office:value-type="float" office:value="52.80102">
            <text:p>52.80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0772">
            <text:p>2.690772</text:p>
          </table:table-cell>
          <table:table-cell office:value-type="float" office:value="52.82102">
            <text:p>52.82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1406">
            <text:p>2.691406</text:p>
          </table:table-cell>
          <table:table-cell office:value-type="float" office:value="52.84102">
            <text:p>52.84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2415">
            <text:p>2.692415</text:p>
          </table:table-cell>
          <table:table-cell office:value-type="float" office:value="52.86102">
            <text:p>52.86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39">
            <text:p>2.6939</text:p>
          </table:table-cell>
          <table:table-cell office:value-type="float" office:value="52.88102">
            <text:p>52.88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5166">
            <text:p>2.695166</text:p>
          </table:table-cell>
          <table:table-cell office:value-type="float" office:value="52.90102">
            <text:p>52.90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6599">
            <text:p>2.696599</text:p>
          </table:table-cell>
          <table:table-cell office:value-type="float" office:value="52.92102">
            <text:p>52.92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7791">
            <text:p>2.697791</text:p>
          </table:table-cell>
          <table:table-cell office:value-type="float" office:value="52.94102">
            <text:p>52.94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8612">
            <text:p>2.698612</text:p>
          </table:table-cell>
          <table:table-cell office:value-type="float" office:value="52.96102">
            <text:p>52.96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8995">
            <text:p>2.698995</text:p>
          </table:table-cell>
          <table:table-cell office:value-type="float" office:value="52.98102">
            <text:p>52.98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8898">
            <text:p>2.698898</text:p>
          </table:table-cell>
          <table:table-cell office:value-type="float" office:value="53.00102">
            <text:p>53.00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8296">
            <text:p>2.698296</text:p>
          </table:table-cell>
          <table:table-cell office:value-type="float" office:value="53.02102">
            <text:p>53.02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7354">
            <text:p>2.697354</text:p>
          </table:table-cell>
          <table:table-cell office:value-type="float" office:value="53.04102">
            <text:p>53.04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639">
            <text:p>2.69639</text:p>
          </table:table-cell>
          <table:table-cell office:value-type="float" office:value="53.06102">
            <text:p>53.06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5657">
            <text:p>2.695657</text:p>
          </table:table-cell>
          <table:table-cell office:value-type="float" office:value="53.08102">
            <text:p>53.08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5186">
            <text:p>2.695186</text:p>
          </table:table-cell>
          <table:table-cell office:value-type="float" office:value="53.10102">
            <text:p>53.10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4935">
            <text:p>2.694935</text:p>
          </table:table-cell>
          <table:table-cell office:value-type="float" office:value="53.12103">
            <text:p>53.12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5193">
            <text:p>2.695193</text:p>
          </table:table-cell>
          <table:table-cell office:value-type="float" office:value="53.14103">
            <text:p>53.14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5683">
            <text:p>2.695683</text:p>
          </table:table-cell>
          <table:table-cell office:value-type="float" office:value="53.16103">
            <text:p>53.16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6255">
            <text:p>2.696255</text:p>
          </table:table-cell>
          <table:table-cell office:value-type="float" office:value="53.18103">
            <text:p>53.18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6905">
            <text:p>2.696905</text:p>
          </table:table-cell>
          <table:table-cell office:value-type="float" office:value="53.20103">
            <text:p>53.20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7785">
            <text:p>2.697785</text:p>
          </table:table-cell>
          <table:table-cell office:value-type="float" office:value="53.22103">
            <text:p>53.22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9173">
            <text:p>2.699173</text:p>
          </table:table-cell>
          <table:table-cell office:value-type="float" office:value="53.24103">
            <text:p>53.24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1208">
            <text:p>2.701208</text:p>
          </table:table-cell>
          <table:table-cell office:value-type="float" office:value="53.26103">
            <text:p>53.26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3647">
            <text:p>2.703647</text:p>
          </table:table-cell>
          <table:table-cell office:value-type="float" office:value="53.28103">
            <text:p>53.28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6017">
            <text:p>2.706017</text:p>
          </table:table-cell>
          <table:table-cell office:value-type="float" office:value="53.30103">
            <text:p>53.30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7785">
            <text:p>2.707785</text:p>
          </table:table-cell>
          <table:table-cell office:value-type="float" office:value="53.32103">
            <text:p>53.32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8782">
            <text:p>2.708782</text:p>
          </table:table-cell>
          <table:table-cell office:value-type="float" office:value="53.34103">
            <text:p>53.34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8794">
            <text:p>2.708794</text:p>
          </table:table-cell>
          <table:table-cell office:value-type="float" office:value="53.36103">
            <text:p>53.36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7851">
            <text:p>2.707851</text:p>
          </table:table-cell>
          <table:table-cell office:value-type="float" office:value="53.38103">
            <text:p>53.38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6204">
            <text:p>2.706204</text:p>
          </table:table-cell>
          <table:table-cell office:value-type="float" office:value="53.40103">
            <text:p>53.40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4739">
            <text:p>2.704739</text:p>
          </table:table-cell>
          <table:table-cell office:value-type="float" office:value="53.42103">
            <text:p>53.42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3567">
            <text:p>2.703567</text:p>
          </table:table-cell>
          <table:table-cell office:value-type="float" office:value="53.44103">
            <text:p>53.44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2869">
            <text:p>2.702869</text:p>
          </table:table-cell>
          <table:table-cell office:value-type="float" office:value="53.46103">
            <text:p>53.46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2937">
            <text:p>2.702937</text:p>
          </table:table-cell>
          <table:table-cell office:value-type="float" office:value="53.48103">
            <text:p>53.48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3634">
            <text:p>2.703634</text:p>
          </table:table-cell>
          <table:table-cell office:value-type="float" office:value="53.50103">
            <text:p>53.50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4698">
            <text:p>2.704698</text:p>
          </table:table-cell>
          <table:table-cell office:value-type="float" office:value="53.52103">
            <text:p>53.52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6208">
            <text:p>2.706208</text:p>
          </table:table-cell>
          <table:table-cell office:value-type="float" office:value="53.54103">
            <text:p>53.54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7497">
            <text:p>2.707497</text:p>
          </table:table-cell>
          <table:table-cell office:value-type="float" office:value="53.56104">
            <text:p>53.56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8917">
            <text:p>2.708917</text:p>
          </table:table-cell>
          <table:table-cell office:value-type="float" office:value="53.58104">
            <text:p>53.58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0077">
            <text:p>2.710077</text:p>
          </table:table-cell>
          <table:table-cell office:value-type="float" office:value="53.60104">
            <text:p>53.60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0859">
            <text:p>2.710859</text:p>
          </table:table-cell>
          <table:table-cell office:value-type="float" office:value="53.62104">
            <text:p>53.62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1161">
            <text:p>2.711161</text:p>
          </table:table-cell>
          <table:table-cell office:value-type="float" office:value="53.64104">
            <text:p>53.64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097">
            <text:p>2.71097</text:p>
          </table:table-cell>
          <table:table-cell office:value-type="float" office:value="53.66104">
            <text:p>53.66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0264">
            <text:p>2.710264</text:p>
          </table:table-cell>
          <table:table-cell office:value-type="float" office:value="53.68104">
            <text:p>53.68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9259">
            <text:p>2.709259</text:p>
          </table:table-cell>
          <table:table-cell office:value-type="float" office:value="53.70104">
            <text:p>53.70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8279">
            <text:p>2.708279</text:p>
          </table:table-cell>
          <table:table-cell office:value-type="float" office:value="53.72104">
            <text:p>53.72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7532">
            <text:p>2.707532</text:p>
          </table:table-cell>
          <table:table-cell office:value-type="float" office:value="53.74104">
            <text:p>53.74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7063">
            <text:p>2.707063</text:p>
          </table:table-cell>
          <table:table-cell office:value-type="float" office:value="53.76104">
            <text:p>53.76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694">
            <text:p>2.70694</text:p>
          </table:table-cell>
          <table:table-cell office:value-type="float" office:value="53.78104">
            <text:p>53.78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7197">
            <text:p>2.707197</text:p>
          </table:table-cell>
          <table:table-cell office:value-type="float" office:value="53.80104">
            <text:p>53.80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7646">
            <text:p>2.707646</text:p>
          </table:table-cell>
          <table:table-cell office:value-type="float" office:value="53.82104">
            <text:p>53.82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8137">
            <text:p>2.708137</text:p>
          </table:table-cell>
          <table:table-cell office:value-type="float" office:value="53.84104">
            <text:p>53.84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8774">
            <text:p>2.708774</text:p>
          </table:table-cell>
          <table:table-cell office:value-type="float" office:value="53.86104">
            <text:p>53.86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964">
            <text:p>2.70964</text:p>
          </table:table-cell>
          <table:table-cell office:value-type="float" office:value="53.88104">
            <text:p>53.88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0976">
            <text:p>2.710976</text:p>
          </table:table-cell>
          <table:table-cell office:value-type="float" office:value="53.90104">
            <text:p>53.90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2973">
            <text:p>2.712973</text:p>
          </table:table-cell>
          <table:table-cell office:value-type="float" office:value="53.92104">
            <text:p>53.92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5265">
            <text:p>2.715265</text:p>
          </table:table-cell>
          <table:table-cell office:value-type="float" office:value="53.94104">
            <text:p>53.94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7448">
            <text:p>2.717448</text:p>
          </table:table-cell>
          <table:table-cell office:value-type="float" office:value="53.96104">
            <text:p>53.96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9013">
            <text:p>2.719013</text:p>
          </table:table-cell>
          <table:table-cell office:value-type="float" office:value="53.98104">
            <text:p>53.98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9722">
            <text:p>2.719722</text:p>
          </table:table-cell>
          <table:table-cell office:value-type="float" office:value="54.00105">
            <text:p>54.00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9481">
            <text:p>2.719481</text:p>
          </table:table-cell>
          <table:table-cell office:value-type="float" office:value="54.02105">
            <text:p>54.02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8302">
            <text:p>2.718302</text:p>
          </table:table-cell>
          <table:table-cell office:value-type="float" office:value="54.04105">
            <text:p>54.04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6474">
            <text:p>2.716474</text:p>
          </table:table-cell>
          <table:table-cell office:value-type="float" office:value="54.06105">
            <text:p>54.06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4915">
            <text:p>2.714915</text:p>
          </table:table-cell>
          <table:table-cell office:value-type="float" office:value="54.08105">
            <text:p>54.08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3625">
            <text:p>2.713625</text:p>
          </table:table-cell>
          <table:table-cell office:value-type="float" office:value="54.10105">
            <text:p>54.10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2829">
            <text:p>2.712829</text:p>
          </table:table-cell>
          <table:table-cell office:value-type="float" office:value="54.12105">
            <text:p>54.12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2785">
            <text:p>2.712785</text:p>
          </table:table-cell>
          <table:table-cell office:value-type="float" office:value="54.14105">
            <text:p>54.14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3365">
            <text:p>2.713365</text:p>
          </table:table-cell>
          <table:table-cell office:value-type="float" office:value="54.16105">
            <text:p>54.16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4274">
            <text:p>2.714274</text:p>
          </table:table-cell>
          <table:table-cell office:value-type="float" office:value="54.18105">
            <text:p>54.18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5613">
            <text:p>2.715613</text:p>
          </table:table-cell>
          <table:table-cell office:value-type="float" office:value="54.20105">
            <text:p>54.20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7002">
            <text:p>2.717002</text:p>
          </table:table-cell>
          <table:table-cell office:value-type="float" office:value="54.22105">
            <text:p>54.22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8449">
            <text:p>2.718449</text:p>
          </table:table-cell>
          <table:table-cell office:value-type="float" office:value="54.24105">
            <text:p>54.24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9408">
            <text:p>2.719408</text:p>
          </table:table-cell>
          <table:table-cell office:value-type="float" office:value="54.26105">
            <text:p>54.26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9877">
            <text:p>2.719877</text:p>
          </table:table-cell>
          <table:table-cell office:value-type="float" office:value="54.28105">
            <text:p>54.28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9912">
            <text:p>2.719912</text:p>
          </table:table-cell>
          <table:table-cell office:value-type="float" office:value="54.30105">
            <text:p>54.30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9478">
            <text:p>2.719478</text:p>
          </table:table-cell>
          <table:table-cell office:value-type="float" office:value="54.32105">
            <text:p>54.32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8582">
            <text:p>2.718582</text:p>
          </table:table-cell>
          <table:table-cell office:value-type="float" office:value="54.34105">
            <text:p>54.34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7439">
            <text:p>2.717439</text:p>
          </table:table-cell>
          <table:table-cell office:value-type="float" office:value="54.36105">
            <text:p>54.36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6337">
            <text:p>2.716337</text:p>
          </table:table-cell>
          <table:table-cell office:value-type="float" office:value="54.38105">
            <text:p>54.38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5513">
            <text:p>2.715513</text:p>
          </table:table-cell>
          <table:table-cell office:value-type="float" office:value="54.40105">
            <text:p>54.40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4984">
            <text:p>2.714984</text:p>
          </table:table-cell>
          <table:table-cell office:value-type="float" office:value="54.42105">
            <text:p>54.42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4845">
            <text:p>2.714845</text:p>
          </table:table-cell>
          <table:table-cell office:value-type="float" office:value="54.44106">
            <text:p>54.44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5093">
            <text:p>2.715093</text:p>
          </table:table-cell>
          <table:table-cell office:value-type="float" office:value="54.46106">
            <text:p>54.46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5524">
            <text:p>2.715524</text:p>
          </table:table-cell>
          <table:table-cell office:value-type="float" office:value="54.48106">
            <text:p>54.48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6022">
            <text:p>2.716022</text:p>
          </table:table-cell>
          <table:table-cell office:value-type="float" office:value="54.50106">
            <text:p>54.50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6681">
            <text:p>2.716681</text:p>
          </table:table-cell>
          <table:table-cell office:value-type="float" office:value="54.52106">
            <text:p>54.52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7624">
            <text:p>2.717624</text:p>
          </table:table-cell>
          <table:table-cell office:value-type="float" office:value="54.54106">
            <text:p>54.54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9141">
            <text:p>2.719141</text:p>
          </table:table-cell>
          <table:table-cell office:value-type="float" office:value="54.56106">
            <text:p>54.56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116">
            <text:p>2.72116</text:p>
          </table:table-cell>
          <table:table-cell office:value-type="float" office:value="54.58106">
            <text:p>54.58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3326">
            <text:p>2.723326</text:p>
          </table:table-cell>
          <table:table-cell office:value-type="float" office:value="54.60106">
            <text:p>54.60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5298">
            <text:p>2.725298</text:p>
          </table:table-cell>
          <table:table-cell office:value-type="float" office:value="54.62106">
            <text:p>54.62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6629">
            <text:p>2.726629</text:p>
          </table:table-cell>
          <table:table-cell office:value-type="float" office:value="54.64106">
            <text:p>54.64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7097">
            <text:p>2.727097</text:p>
          </table:table-cell>
          <table:table-cell office:value-type="float" office:value="54.66106">
            <text:p>54.66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6664">
            <text:p>2.726664</text:p>
          </table:table-cell>
          <table:table-cell office:value-type="float" office:value="54.68106">
            <text:p>54.68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5417">
            <text:p>2.725417</text:p>
          </table:table-cell>
          <table:table-cell office:value-type="float" office:value="54.70106">
            <text:p>54.70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3632">
            <text:p>2.723632</text:p>
          </table:table-cell>
          <table:table-cell office:value-type="float" office:value="54.72106">
            <text:p>54.72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2129">
            <text:p>2.722129</text:p>
          </table:table-cell>
          <table:table-cell office:value-type="float" office:value="54.74106">
            <text:p>54.74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091">
            <text:p>2.72091</text:p>
          </table:table-cell>
          <table:table-cell office:value-type="float" office:value="54.76106">
            <text:p>54.76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0192">
            <text:p>2.720192</text:p>
          </table:table-cell>
          <table:table-cell office:value-type="float" office:value="54.78106">
            <text:p>54.78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0245">
            <text:p>2.720245</text:p>
          </table:table-cell>
          <table:table-cell office:value-type="float" office:value="54.80106">
            <text:p>54.80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0959">
            <text:p>2.720959</text:p>
          </table:table-cell>
          <table:table-cell office:value-type="float" office:value="54.82106">
            <text:p>54.82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1921">
            <text:p>2.721921</text:p>
          </table:table-cell>
          <table:table-cell office:value-type="float" office:value="54.84106">
            <text:p>54.84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3256">
            <text:p>2.723256</text:p>
          </table:table-cell>
          <table:table-cell office:value-type="float" office:value="54.86106">
            <text:p>54.86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4617">
            <text:p>2.724617</text:p>
          </table:table-cell>
          <table:table-cell office:value-type="float" office:value="54.88107">
            <text:p>54.88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6003">
            <text:p>2.726003</text:p>
          </table:table-cell>
          <table:table-cell office:value-type="float" office:value="54.90107">
            <text:p>54.90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6895">
            <text:p>2.726895</text:p>
          </table:table-cell>
          <table:table-cell office:value-type="float" office:value="54.92107">
            <text:p>54.92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726">
            <text:p>2.72726</text:p>
          </table:table-cell>
          <table:table-cell office:value-type="float" office:value="54.94107">
            <text:p>54.94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7175">
            <text:p>2.727175</text:p>
          </table:table-cell>
          <table:table-cell office:value-type="float" office:value="54.96107">
            <text:p>54.96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6621">
            <text:p>2.726621</text:p>
          </table:table-cell>
          <table:table-cell office:value-type="float" office:value="54.98107">
            <text:p>54.98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5643">
            <text:p>2.725643</text:p>
          </table:table-cell>
          <table:table-cell office:value-type="float" office:value="55.00107">
            <text:p>55.00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4354">
            <text:p>2.724354</text:p>
          </table:table-cell>
          <table:table-cell office:value-type="float" office:value="55.02107">
            <text:p>55.02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3214">
            <text:p>2.723214</text:p>
          </table:table-cell>
          <table:table-cell office:value-type="float" office:value="55.04107">
            <text:p>55.04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2336">
            <text:p>2.722336</text:p>
          </table:table-cell>
          <table:table-cell office:value-type="float" office:value="55.06107">
            <text:p>55.06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1737">
            <text:p>2.721737</text:p>
          </table:table-cell>
          <table:table-cell office:value-type="float" office:value="55.08107">
            <text:p>55.08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1581">
            <text:p>2.721581</text:p>
          </table:table-cell>
          <table:table-cell office:value-type="float" office:value="55.10107">
            <text:p>55.10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1685">
            <text:p>2.721685</text:p>
          </table:table-cell>
          <table:table-cell office:value-type="float" office:value="55.12107">
            <text:p>55.12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1933">
            <text:p>2.721933</text:p>
          </table:table-cell>
          <table:table-cell office:value-type="float" office:value="55.14107">
            <text:p>55.14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2219">
            <text:p>2.722219</text:p>
          </table:table-cell>
          <table:table-cell office:value-type="float" office:value="55.16107">
            <text:p>55.16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2652">
            <text:p>2.722652</text:p>
          </table:table-cell>
          <table:table-cell office:value-type="float" office:value="55.18107">
            <text:p>55.18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3367">
            <text:p>2.723367</text:p>
          </table:table-cell>
          <table:table-cell office:value-type="float" office:value="55.20107">
            <text:p>55.20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4709">
            <text:p>2.724709</text:p>
          </table:table-cell>
          <table:table-cell office:value-type="float" office:value="55.22107">
            <text:p>55.22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6459">
            <text:p>2.726459</text:p>
          </table:table-cell>
          <table:table-cell office:value-type="float" office:value="55.24107">
            <text:p>55.24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8505">
            <text:p>2.728505</text:p>
          </table:table-cell>
          <table:table-cell office:value-type="float" office:value="55.26107">
            <text:p>55.26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0469">
            <text:p>2.730469</text:p>
          </table:table-cell>
          <table:table-cell office:value-type="float" office:value="55.28107">
            <text:p>55.28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1808">
            <text:p>2.731808</text:p>
          </table:table-cell>
          <table:table-cell office:value-type="float" office:value="55.30107">
            <text:p>55.30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237">
            <text:p>2.73237</text:p>
          </table:table-cell>
          <table:table-cell office:value-type="float" office:value="55.32108">
            <text:p>55.32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2005">
            <text:p>2.732005</text:p>
          </table:table-cell>
          <table:table-cell office:value-type="float" office:value="55.34108">
            <text:p>55.34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076">
            <text:p>2.73076</text:p>
          </table:table-cell>
          <table:table-cell office:value-type="float" office:value="55.36108">
            <text:p>55.36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8911">
            <text:p>2.728911</text:p>
          </table:table-cell>
          <table:table-cell office:value-type="float" office:value="55.38108">
            <text:p>55.38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7321">
            <text:p>2.727321</text:p>
          </table:table-cell>
          <table:table-cell office:value-type="float" office:value="55.40108">
            <text:p>55.40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6026">
            <text:p>2.726026</text:p>
          </table:table-cell>
          <table:table-cell office:value-type="float" office:value="55.42108">
            <text:p>55.42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5279">
            <text:p>2.725279</text:p>
          </table:table-cell>
          <table:table-cell office:value-type="float" office:value="55.44108">
            <text:p>55.44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5331">
            <text:p>2.725331</text:p>
          </table:table-cell>
          <table:table-cell office:value-type="float" office:value="55.46108">
            <text:p>55.46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6077">
            <text:p>2.726077</text:p>
          </table:table-cell>
          <table:table-cell office:value-type="float" office:value="55.48108">
            <text:p>55.48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7076">
            <text:p>2.727076</text:p>
          </table:table-cell>
          <table:table-cell office:value-type="float" office:value="55.50108">
            <text:p>55.50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846">
            <text:p>2.72846</text:p>
          </table:table-cell>
          <table:table-cell office:value-type="float" office:value="55.52108">
            <text:p>55.52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9914">
            <text:p>2.729914</text:p>
          </table:table-cell>
          <table:table-cell office:value-type="float" office:value="55.54108">
            <text:p>55.54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1412">
            <text:p>2.731412</text:p>
          </table:table-cell>
          <table:table-cell office:value-type="float" office:value="55.56108">
            <text:p>55.56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2378">
            <text:p>2.732378</text:p>
          </table:table-cell>
          <table:table-cell office:value-type="float" office:value="55.58108">
            <text:p>55.58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2835">
            <text:p>2.732835</text:p>
          </table:table-cell>
          <table:table-cell office:value-type="float" office:value="55.60108">
            <text:p>55.60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2766">
            <text:p>2.732766</text:p>
          </table:table-cell>
          <table:table-cell office:value-type="float" office:value="55.62108">
            <text:p>55.62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2171">
            <text:p>2.732171</text:p>
          </table:table-cell>
          <table:table-cell office:value-type="float" office:value="55.64108">
            <text:p>55.64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11">
            <text:p>2.7311</text:p>
          </table:table-cell>
          <table:table-cell office:value-type="float" office:value="55.66108">
            <text:p>55.66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9779">
            <text:p>2.729779</text:p>
          </table:table-cell>
          <table:table-cell office:value-type="float" office:value="55.68108">
            <text:p>55.68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8609">
            <text:p>2.728609</text:p>
          </table:table-cell>
          <table:table-cell office:value-type="float" office:value="55.70108">
            <text:p>55.70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778">
            <text:p>2.72778</text:p>
          </table:table-cell>
          <table:table-cell office:value-type="float" office:value="55.72108">
            <text:p>55.72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7262">
            <text:p>2.727262</text:p>
          </table:table-cell>
          <table:table-cell office:value-type="float" office:value="55.74109">
            <text:p>55.74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7197">
            <text:p>2.727197</text:p>
          </table:table-cell>
          <table:table-cell office:value-type="float" office:value="55.76109">
            <text:p>55.76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7411">
            <text:p>2.727411</text:p>
          </table:table-cell>
          <table:table-cell office:value-type="float" office:value="55.78109">
            <text:p>55.78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7803">
            <text:p>2.727803</text:p>
          </table:table-cell>
          <table:table-cell office:value-type="float" office:value="55.80109">
            <text:p>55.80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8252">
            <text:p>2.728252</text:p>
          </table:table-cell>
          <table:table-cell office:value-type="float" office:value="55.82109">
            <text:p>55.82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8822">
            <text:p>2.728822</text:p>
          </table:table-cell>
          <table:table-cell office:value-type="float" office:value="55.84109">
            <text:p>55.84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9695">
            <text:p>2.729695</text:p>
          </table:table-cell>
          <table:table-cell office:value-type="float" office:value="55.86109">
            <text:p>55.86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1199">
            <text:p>2.731199</text:p>
          </table:table-cell>
          <table:table-cell office:value-type="float" office:value="55.88109">
            <text:p>55.88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3156">
            <text:p>2.733156</text:p>
          </table:table-cell>
          <table:table-cell office:value-type="float" office:value="55.90109">
            <text:p>55.90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5361">
            <text:p>2.735361</text:p>
          </table:table-cell>
          <table:table-cell office:value-type="float" office:value="55.92109">
            <text:p>55.92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7451">
            <text:p>2.737451</text:p>
          </table:table-cell>
          <table:table-cell office:value-type="float" office:value="55.94109">
            <text:p>55.94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8926">
            <text:p>2.738926</text:p>
          </table:table-cell>
          <table:table-cell office:value-type="float" office:value="55.96109">
            <text:p>55.96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9578">
            <text:p>2.739578</text:p>
          </table:table-cell>
          <table:table-cell office:value-type="float" office:value="55.98109">
            <text:p>55.98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9319">
            <text:p>2.739319</text:p>
          </table:table-cell>
          <table:table-cell office:value-type="float" office:value="56.00109">
            <text:p>56.00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8198">
            <text:p>2.738198</text:p>
          </table:table-cell>
          <table:table-cell office:value-type="float" office:value="56.02109">
            <text:p>56.02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6463">
            <text:p>2.736463</text:p>
          </table:table-cell>
          <table:table-cell office:value-type="float" office:value="56.04109">
            <text:p>56.04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4872">
            <text:p>2.734872</text:p>
          </table:table-cell>
          <table:table-cell office:value-type="float" office:value="56.06109">
            <text:p>56.06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3661">
            <text:p>2.733661</text:p>
          </table:table-cell>
          <table:table-cell office:value-type="float" office:value="56.08109">
            <text:p>56.08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3039">
            <text:p>2.733039</text:p>
          </table:table-cell>
          <table:table-cell office:value-type="float" office:value="56.10109">
            <text:p>56.10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3185">
            <text:p>2.733185</text:p>
          </table:table-cell>
          <table:table-cell office:value-type="float" office:value="56.12109">
            <text:p>56.12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3978">
            <text:p>2.733978</text:p>
          </table:table-cell>
          <table:table-cell office:value-type="float" office:value="56.14109">
            <text:p>56.14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5065">
            <text:p>2.735065</text:p>
          </table:table-cell>
          <table:table-cell office:value-type="float" office:value="56.16109">
            <text:p>56.16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647">
            <text:p>2.73647</text:p>
          </table:table-cell>
          <table:table-cell office:value-type="float" office:value="56.1811">
            <text:p>56.18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8188">
            <text:p>2.738188</text:p>
          </table:table-cell>
          <table:table-cell office:value-type="float" office:value="56.2011">
            <text:p>56.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9588">
            <text:p>2.739588</text:p>
          </table:table-cell>
          <table:table-cell office:value-type="float" office:value="56.2211">
            <text:p>56.22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0579">
            <text:p>2.740579</text:p>
          </table:table-cell>
          <table:table-cell office:value-type="float" office:value="56.2411">
            <text:p>56.24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1035">
            <text:p>2.741035</text:p>
          </table:table-cell>
          <table:table-cell office:value-type="float" office:value="56.2611">
            <text:p>56.2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1001">
            <text:p>2.741001</text:p>
          </table:table-cell>
          <table:table-cell office:value-type="float" office:value="56.2811">
            <text:p>56.28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0476">
            <text:p>2.740476</text:p>
          </table:table-cell>
          <table:table-cell office:value-type="float" office:value="56.3011">
            <text:p>56.3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9527">
            <text:p>2.739527</text:p>
          </table:table-cell>
          <table:table-cell office:value-type="float" office:value="56.3211">
            <text:p>56.32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8318">
            <text:p>2.738318</text:p>
          </table:table-cell>
          <table:table-cell office:value-type="float" office:value="56.3411">
            <text:p>56.34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7278">
            <text:p>2.737278</text:p>
          </table:table-cell>
          <table:table-cell office:value-type="float" office:value="56.3611">
            <text:p>56.3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6574">
            <text:p>2.736574</text:p>
          </table:table-cell>
          <table:table-cell office:value-type="float" office:value="56.3811">
            <text:p>56.38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614">
            <text:p>2.73614</text:p>
          </table:table-cell>
          <table:table-cell office:value-type="float" office:value="56.4011">
            <text:p>56.4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613">
            <text:p>2.73613</text:p>
          </table:table-cell>
          <table:table-cell office:value-type="float" office:value="56.4211">
            <text:p>56.42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6354">
            <text:p>2.736354</text:p>
          </table:table-cell>
          <table:table-cell office:value-type="float" office:value="56.4411">
            <text:p>56.44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6727">
            <text:p>2.736727</text:p>
          </table:table-cell>
          <table:table-cell office:value-type="float" office:value="56.4611">
            <text:p>56.4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7149">
            <text:p>2.737149</text:p>
          </table:table-cell>
          <table:table-cell office:value-type="float" office:value="56.4811">
            <text:p>56.48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7715">
            <text:p>2.737715</text:p>
          </table:table-cell>
          <table:table-cell office:value-type="float" office:value="56.5011">
            <text:p>56.5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8616">
            <text:p>2.738616</text:p>
          </table:table-cell>
          <table:table-cell office:value-type="float" office:value="56.5211">
            <text:p>56.52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0176">
            <text:p>2.740176</text:p>
          </table:table-cell>
          <table:table-cell office:value-type="float" office:value="56.5411">
            <text:p>56.54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2171">
            <text:p>2.742171</text:p>
          </table:table-cell>
          <table:table-cell office:value-type="float" office:value="56.5611">
            <text:p>56.5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4378">
            <text:p>2.744378</text:p>
          </table:table-cell>
          <table:table-cell office:value-type="float" office:value="56.5811">
            <text:p>56.58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642">
            <text:p>2.74642</text:p>
          </table:table-cell>
          <table:table-cell office:value-type="float" office:value="56.6011">
            <text:p>56.6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7844">
            <text:p>2.747844</text:p>
          </table:table-cell>
          <table:table-cell office:value-type="float" office:value="56.62111">
            <text:p>56.62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8377">
            <text:p>2.748377</text:p>
          </table:table-cell>
          <table:table-cell office:value-type="float" office:value="56.64111">
            <text:p>56.64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8048">
            <text:p>2.748048</text:p>
          </table:table-cell>
          <table:table-cell office:value-type="float" office:value="56.66111">
            <text:p>56.66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6908">
            <text:p>2.746908</text:p>
          </table:table-cell>
          <table:table-cell office:value-type="float" office:value="56.68111">
            <text:p>56.68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5146">
            <text:p>2.745146</text:p>
          </table:table-cell>
          <table:table-cell office:value-type="float" office:value="56.70111">
            <text:p>56.70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3607">
            <text:p>2.743607</text:p>
          </table:table-cell>
          <table:table-cell office:value-type="float" office:value="56.72111">
            <text:p>56.72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2472">
            <text:p>2.742472</text:p>
          </table:table-cell>
          <table:table-cell office:value-type="float" office:value="56.74111">
            <text:p>56.74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1871">
            <text:p>2.741871</text:p>
          </table:table-cell>
          <table:table-cell office:value-type="float" office:value="56.76111">
            <text:p>56.76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2029">
            <text:p>2.742029</text:p>
          </table:table-cell>
          <table:table-cell office:value-type="float" office:value="56.78111">
            <text:p>56.78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2843">
            <text:p>2.742843</text:p>
          </table:table-cell>
          <table:table-cell office:value-type="float" office:value="56.80111">
            <text:p>56.80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3946">
            <text:p>2.743946</text:p>
          </table:table-cell>
          <table:table-cell office:value-type="float" office:value="56.82111">
            <text:p>56.82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5326">
            <text:p>2.745326</text:p>
          </table:table-cell>
          <table:table-cell office:value-type="float" office:value="56.84111">
            <text:p>56.84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6788">
            <text:p>2.746788</text:p>
          </table:table-cell>
          <table:table-cell office:value-type="float" office:value="56.86111">
            <text:p>56.86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8224">
            <text:p>2.748224</text:p>
          </table:table-cell>
          <table:table-cell office:value-type="float" office:value="56.88111">
            <text:p>56.88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9071">
            <text:p>2.749071</text:p>
          </table:table-cell>
          <table:table-cell office:value-type="float" office:value="56.90111">
            <text:p>56.90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9474">
            <text:p>2.749474</text:p>
          </table:table-cell>
          <table:table-cell office:value-type="float" office:value="56.92111">
            <text:p>56.92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9382">
            <text:p>2.749382</text:p>
          </table:table-cell>
          <table:table-cell office:value-type="float" office:value="56.94111">
            <text:p>56.94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8822">
            <text:p>2.748822</text:p>
          </table:table-cell>
          <table:table-cell office:value-type="float" office:value="56.96111">
            <text:p>56.96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7836">
            <text:p>2.747836</text:p>
          </table:table-cell>
          <table:table-cell office:value-type="float" office:value="56.98111">
            <text:p>56.98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6679">
            <text:p>2.746679</text:p>
          </table:table-cell>
          <table:table-cell office:value-type="float" office:value="57.00111">
            <text:p>57.00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5651">
            <text:p>2.745651</text:p>
          </table:table-cell>
          <table:table-cell office:value-type="float" office:value="57.02111">
            <text:p>57.02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4954">
            <text:p>2.744954</text:p>
          </table:table-cell>
          <table:table-cell office:value-type="float" office:value="57.04111">
            <text:p>57.04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4525">
            <text:p>2.744525</text:p>
          </table:table-cell>
          <table:table-cell office:value-type="float" office:value="57.06112">
            <text:p>57.06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4423">
            <text:p>2.744423</text:p>
          </table:table-cell>
          <table:table-cell office:value-type="float" office:value="57.08112">
            <text:p>57.08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4658">
            <text:p>2.744658</text:p>
          </table:table-cell>
          <table:table-cell office:value-type="float" office:value="57.10112">
            <text:p>57.10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4977">
            <text:p>2.744977</text:p>
          </table:table-cell>
          <table:table-cell office:value-type="float" office:value="57.12112">
            <text:p>57.12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5309">
            <text:p>2.745309</text:p>
          </table:table-cell>
          <table:table-cell office:value-type="float" office:value="57.14112">
            <text:p>57.14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5797">
            <text:p>2.745797</text:p>
          </table:table-cell>
          <table:table-cell office:value-type="float" office:value="57.16112">
            <text:p>57.16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6537">
            <text:p>2.746537</text:p>
          </table:table-cell>
          <table:table-cell office:value-type="float" office:value="57.18112">
            <text:p>57.18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7826">
            <text:p>2.747826</text:p>
          </table:table-cell>
          <table:table-cell office:value-type="float" office:value="57.20112">
            <text:p>57.20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9626">
            <text:p>2.749626</text:p>
          </table:table-cell>
          <table:table-cell office:value-type="float" office:value="57.22112">
            <text:p>57.22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1649">
            <text:p>2.751649</text:p>
          </table:table-cell>
          <table:table-cell office:value-type="float" office:value="57.24112">
            <text:p>57.24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358">
            <text:p>2.75358</text:p>
          </table:table-cell>
          <table:table-cell office:value-type="float" office:value="57.26112">
            <text:p>57.26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4889">
            <text:p>2.754889</text:p>
          </table:table-cell>
          <table:table-cell office:value-type="float" office:value="57.28112">
            <text:p>57.28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5383">
            <text:p>2.755383</text:p>
          </table:table-cell>
          <table:table-cell office:value-type="float" office:value="57.30112">
            <text:p>57.30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4934">
            <text:p>2.754934</text:p>
          </table:table-cell>
          <table:table-cell office:value-type="float" office:value="57.32112">
            <text:p>57.32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3652">
            <text:p>2.753652</text:p>
          </table:table-cell>
          <table:table-cell office:value-type="float" office:value="57.34112">
            <text:p>57.34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1847">
            <text:p>2.751847</text:p>
          </table:table-cell>
          <table:table-cell office:value-type="float" office:value="57.36112">
            <text:p>57.36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0128">
            <text:p>2.750128</text:p>
          </table:table-cell>
          <table:table-cell office:value-type="float" office:value="57.38112">
            <text:p>57.38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8855">
            <text:p>2.748855</text:p>
          </table:table-cell>
          <table:table-cell office:value-type="float" office:value="57.40112">
            <text:p>57.40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8137">
            <text:p>2.748137</text:p>
          </table:table-cell>
          <table:table-cell office:value-type="float" office:value="57.42112">
            <text:p>57.42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8211">
            <text:p>2.748211</text:p>
          </table:table-cell>
          <table:table-cell office:value-type="float" office:value="57.44112">
            <text:p>57.44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8949">
            <text:p>2.748949</text:p>
          </table:table-cell>
          <table:table-cell office:value-type="float" office:value="57.46112">
            <text:p>57.46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9979">
            <text:p>2.749979</text:p>
          </table:table-cell>
          <table:table-cell office:value-type="float" office:value="57.48112">
            <text:p>57.48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1283">
            <text:p>2.751283</text:p>
          </table:table-cell>
          <table:table-cell office:value-type="float" office:value="57.50113">
            <text:p>57.50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2895">
            <text:p>2.752895</text:p>
          </table:table-cell>
          <table:table-cell office:value-type="float" office:value="57.52113">
            <text:p>57.52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4144">
            <text:p>2.754144</text:p>
          </table:table-cell>
          <table:table-cell office:value-type="float" office:value="57.54113">
            <text:p>57.54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4886">
            <text:p>2.754886</text:p>
          </table:table-cell>
          <table:table-cell office:value-type="float" office:value="57.56113">
            <text:p>57.56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5157">
            <text:p>2.755157</text:p>
          </table:table-cell>
          <table:table-cell office:value-type="float" office:value="57.58113">
            <text:p>57.58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4895">
            <text:p>2.754895</text:p>
          </table:table-cell>
          <table:table-cell office:value-type="float" office:value="57.60113">
            <text:p>57.60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4153">
            <text:p>2.754153</text:p>
          </table:table-cell>
          <table:table-cell office:value-type="float" office:value="57.62113">
            <text:p>57.62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3016">
            <text:p>2.753016</text:p>
          </table:table-cell>
          <table:table-cell office:value-type="float" office:value="57.64113">
            <text:p>57.64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1763">
            <text:p>2.751763</text:p>
          </table:table-cell>
          <table:table-cell office:value-type="float" office:value="57.66113">
            <text:p>57.66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0669">
            <text:p>2.750669</text:p>
          </table:table-cell>
          <table:table-cell office:value-type="float" office:value="57.68113">
            <text:p>57.68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9923">
            <text:p>2.749923</text:p>
          </table:table-cell>
          <table:table-cell office:value-type="float" office:value="57.70113">
            <text:p>57.70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9443">
            <text:p>2.749443</text:p>
          </table:table-cell>
          <table:table-cell office:value-type="float" office:value="57.72113">
            <text:p>57.72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9273">
            <text:p>2.749273</text:p>
          </table:table-cell>
          <table:table-cell office:value-type="float" office:value="57.74113">
            <text:p>57.74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9407">
            <text:p>2.749407</text:p>
          </table:table-cell>
          <table:table-cell office:value-type="float" office:value="57.76113">
            <text:p>57.76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9606">
            <text:p>2.749606</text:p>
          </table:table-cell>
          <table:table-cell office:value-type="float" office:value="57.78113">
            <text:p>57.78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9805">
            <text:p>2.749805</text:p>
          </table:table-cell>
          <table:table-cell office:value-type="float" office:value="57.80113">
            <text:p>57.80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0148">
            <text:p>2.750148</text:p>
          </table:table-cell>
          <table:table-cell office:value-type="float" office:value="57.82113">
            <text:p>57.82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0859">
            <text:p>2.750859</text:p>
          </table:table-cell>
          <table:table-cell office:value-type="float" office:value="57.84113">
            <text:p>57.84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1937">
            <text:p>2.751937</text:p>
          </table:table-cell>
          <table:table-cell office:value-type="float" office:value="57.86113">
            <text:p>57.86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3627">
            <text:p>2.753627</text:p>
          </table:table-cell>
          <table:table-cell office:value-type="float" office:value="57.88113">
            <text:p>57.88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55">
            <text:p>2.7555</text:p>
          </table:table-cell>
          <table:table-cell office:value-type="float" office:value="57.90113">
            <text:p>57.90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727">
            <text:p>2.75727</text:p>
          </table:table-cell>
          <table:table-cell office:value-type="float" office:value="57.92113">
            <text:p>57.92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8475">
            <text:p>2.758475</text:p>
          </table:table-cell>
          <table:table-cell office:value-type="float" office:value="57.94114">
            <text:p>57.94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8773">
            <text:p>2.758773</text:p>
          </table:table-cell>
          <table:table-cell office:value-type="float" office:value="57.96114">
            <text:p>57.96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8151">
            <text:p>2.758151</text:p>
          </table:table-cell>
          <table:table-cell office:value-type="float" office:value="57.98114">
            <text:p>57.98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6696">
            <text:p>2.756696</text:p>
          </table:table-cell>
          <table:table-cell office:value-type="float" office:value="58.00114">
            <text:p>58.00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4654">
            <text:p>2.754654</text:p>
          </table:table-cell>
          <table:table-cell office:value-type="float" office:value="58.02114">
            <text:p>58.02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2872">
            <text:p>2.752872</text:p>
          </table:table-cell>
          <table:table-cell office:value-type="float" office:value="58.04114">
            <text:p>58.04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1516">
            <text:p>2.751516</text:p>
          </table:table-cell>
          <table:table-cell office:value-type="float" office:value="58.06114">
            <text:p>58.06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0755">
            <text:p>2.750755</text:p>
          </table:table-cell>
          <table:table-cell office:value-type="float" office:value="58.08114">
            <text:p>58.08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0793">
            <text:p>2.750793</text:p>
          </table:table-cell>
          <table:table-cell office:value-type="float" office:value="58.10114">
            <text:p>58.10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1464">
            <text:p>2.751464</text:p>
          </table:table-cell>
          <table:table-cell office:value-type="float" office:value="58.12114">
            <text:p>58.12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2477">
            <text:p>2.752477</text:p>
          </table:table-cell>
          <table:table-cell office:value-type="float" office:value="58.14114">
            <text:p>58.14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3781">
            <text:p>2.753781</text:p>
          </table:table-cell>
          <table:table-cell office:value-type="float" office:value="58.16114">
            <text:p>58.16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5202">
            <text:p>2.755202</text:p>
          </table:table-cell>
          <table:table-cell office:value-type="float" office:value="58.18114">
            <text:p>58.18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6618">
            <text:p>2.756618</text:p>
          </table:table-cell>
          <table:table-cell office:value-type="float" office:value="58.20114">
            <text:p>58.20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7449">
            <text:p>2.757449</text:p>
          </table:table-cell>
          <table:table-cell office:value-type="float" office:value="58.22114">
            <text:p>58.22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7851">
            <text:p>2.757851</text:p>
          </table:table-cell>
          <table:table-cell office:value-type="float" office:value="58.24114">
            <text:p>58.24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7704">
            <text:p>2.757704</text:p>
          </table:table-cell>
          <table:table-cell office:value-type="float" office:value="58.26114">
            <text:p>58.26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7089">
            <text:p>2.757089</text:p>
          </table:table-cell>
          <table:table-cell office:value-type="float" office:value="58.28114">
            <text:p>58.28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6047">
            <text:p>2.756047</text:p>
          </table:table-cell>
          <table:table-cell office:value-type="float" office:value="58.30114">
            <text:p>58.30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4853">
            <text:p>2.754853</text:p>
          </table:table-cell>
          <table:table-cell office:value-type="float" office:value="58.32114">
            <text:p>58.32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3796">
            <text:p>2.753796</text:p>
          </table:table-cell>
          <table:table-cell office:value-type="float" office:value="58.34114">
            <text:p>58.34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3139">
            <text:p>2.753139</text:p>
          </table:table-cell>
          <table:table-cell office:value-type="float" office:value="58.36115">
            <text:p>58.36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2776">
            <text:p>2.752776</text:p>
          </table:table-cell>
          <table:table-cell office:value-type="float" office:value="58.38115">
            <text:p>58.38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2748">
            <text:p>2.752748</text:p>
          </table:table-cell>
          <table:table-cell office:value-type="float" office:value="58.40115">
            <text:p>58.40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302">
            <text:p>2.75302</text:p>
          </table:table-cell>
          <table:table-cell office:value-type="float" office:value="58.42115">
            <text:p>58.42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339">
            <text:p>2.75339</text:p>
          </table:table-cell>
          <table:table-cell office:value-type="float" office:value="58.44115">
            <text:p>58.44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3769">
            <text:p>2.753769</text:p>
          </table:table-cell>
          <table:table-cell office:value-type="float" office:value="58.46115">
            <text:p>58.46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429">
            <text:p>2.75429</text:p>
          </table:table-cell>
          <table:table-cell office:value-type="float" office:value="58.48115">
            <text:p>58.48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523">
            <text:p>2.75523</text:p>
          </table:table-cell>
          <table:table-cell office:value-type="float" office:value="58.50115">
            <text:p>58.50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6584">
            <text:p>2.756584</text:p>
          </table:table-cell>
          <table:table-cell office:value-type="float" office:value="58.52115">
            <text:p>58.52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8551">
            <text:p>2.758551</text:p>
          </table:table-cell>
          <table:table-cell office:value-type="float" office:value="58.54115">
            <text:p>58.54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0666">
            <text:p>2.760666</text:p>
          </table:table-cell>
          <table:table-cell office:value-type="float" office:value="58.56115">
            <text:p>58.56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61">
            <text:p>2.76261</text:p>
          </table:table-cell>
          <table:table-cell office:value-type="float" office:value="58.58115">
            <text:p>58.58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3957">
            <text:p>2.763957</text:p>
          </table:table-cell>
          <table:table-cell office:value-type="float" office:value="58.60115">
            <text:p>58.60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4401">
            <text:p>2.764401</text:p>
          </table:table-cell>
          <table:table-cell office:value-type="float" office:value="58.62115">
            <text:p>58.62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3926">
            <text:p>2.763926</text:p>
          </table:table-cell>
          <table:table-cell office:value-type="float" office:value="58.64115">
            <text:p>58.64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625">
            <text:p>2.762625</text:p>
          </table:table-cell>
          <table:table-cell office:value-type="float" office:value="58.66115">
            <text:p>58.66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083">
            <text:p>2.76083</text:p>
          </table:table-cell>
          <table:table-cell office:value-type="float" office:value="58.68115">
            <text:p>58.68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9223">
            <text:p>2.759223</text:p>
          </table:table-cell>
          <table:table-cell office:value-type="float" office:value="58.70115">
            <text:p>58.70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8113">
            <text:p>2.758113</text:p>
          </table:table-cell>
          <table:table-cell office:value-type="float" office:value="58.72115">
            <text:p>58.72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7593">
            <text:p>2.757593</text:p>
          </table:table-cell>
          <table:table-cell office:value-type="float" office:value="58.74115">
            <text:p>58.74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7847">
            <text:p>2.757847</text:p>
          </table:table-cell>
          <table:table-cell office:value-type="float" office:value="58.76115">
            <text:p>58.76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872">
            <text:p>2.75872</text:p>
          </table:table-cell>
          <table:table-cell office:value-type="float" office:value="58.78115">
            <text:p>58.78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9922">
            <text:p>2.759922</text:p>
          </table:table-cell>
          <table:table-cell office:value-type="float" office:value="58.80116">
            <text:p>58.80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1397">
            <text:p>2.761397</text:p>
          </table:table-cell>
          <table:table-cell office:value-type="float" office:value="58.82116">
            <text:p>58.82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974">
            <text:p>2.762974</text:p>
          </table:table-cell>
          <table:table-cell office:value-type="float" office:value="58.84116">
            <text:p>58.84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4516">
            <text:p>2.764516</text:p>
          </table:table-cell>
          <table:table-cell office:value-type="float" office:value="58.86116">
            <text:p>58.86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5464">
            <text:p>2.765464</text:p>
          </table:table-cell>
          <table:table-cell office:value-type="float" office:value="58.88116">
            <text:p>58.88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596">
            <text:p>2.76596</text:p>
          </table:table-cell>
          <table:table-cell office:value-type="float" office:value="58.90116">
            <text:p>58.90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5897">
            <text:p>2.765897</text:p>
          </table:table-cell>
          <table:table-cell office:value-type="float" office:value="58.92116">
            <text:p>58.92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536">
            <text:p>2.76536</text:p>
          </table:table-cell>
          <table:table-cell office:value-type="float" office:value="58.94116">
            <text:p>58.94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4355">
            <text:p>2.764355</text:p>
          </table:table-cell>
          <table:table-cell office:value-type="float" office:value="58.96116">
            <text:p>58.96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3233">
            <text:p>2.763233</text:p>
          </table:table-cell>
          <table:table-cell office:value-type="float" office:value="58.98116">
            <text:p>58.98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258">
            <text:p>2.762258</text:p>
          </table:table-cell>
          <table:table-cell office:value-type="float" office:value="59.00116">
            <text:p>59.00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1679">
            <text:p>2.761679</text:p>
          </table:table-cell>
          <table:table-cell office:value-type="float" office:value="59.02116">
            <text:p>59.02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1394">
            <text:p>2.761394</text:p>
          </table:table-cell>
          <table:table-cell office:value-type="float" office:value="59.04116">
            <text:p>59.04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1395">
            <text:p>2.761395</text:p>
          </table:table-cell>
          <table:table-cell office:value-type="float" office:value="59.06116">
            <text:p>59.06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1696">
            <text:p>2.761696</text:p>
          </table:table-cell>
          <table:table-cell office:value-type="float" office:value="59.08116">
            <text:p>59.08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083">
            <text:p>2.762083</text:p>
          </table:table-cell>
          <table:table-cell office:value-type="float" office:value="59.10116">
            <text:p>59.10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483">
            <text:p>2.762483</text:p>
          </table:table-cell>
          <table:table-cell office:value-type="float" office:value="59.12116">
            <text:p>59.12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3047">
            <text:p>2.763047</text:p>
          </table:table-cell>
          <table:table-cell office:value-type="float" office:value="59.14116">
            <text:p>59.14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4086">
            <text:p>2.764086</text:p>
          </table:table-cell>
          <table:table-cell office:value-type="float" office:value="59.16116">
            <text:p>59.16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5586">
            <text:p>2.765586</text:p>
          </table:table-cell>
          <table:table-cell office:value-type="float" office:value="59.18116">
            <text:p>59.18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7745">
            <text:p>2.767745</text:p>
          </table:table-cell>
          <table:table-cell office:value-type="float" office:value="59.20116">
            <text:p>59.20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007">
            <text:p>2.77007</text:p>
          </table:table-cell>
          <table:table-cell office:value-type="float" office:value="59.22116">
            <text:p>59.22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2198">
            <text:p>2.772198</text:p>
          </table:table-cell>
          <table:table-cell office:value-type="float" office:value="59.24117">
            <text:p>59.24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3704">
            <text:p>2.773704</text:p>
          </table:table-cell>
          <table:table-cell office:value-type="float" office:value="59.26117">
            <text:p>59.26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4279">
            <text:p>2.774279</text:p>
          </table:table-cell>
          <table:table-cell office:value-type="float" office:value="59.28117">
            <text:p>59.28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3932">
            <text:p>2.773932</text:p>
          </table:table-cell>
          <table:table-cell office:value-type="float" office:value="59.30117">
            <text:p>59.30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2715">
            <text:p>2.772715</text:p>
          </table:table-cell>
          <table:table-cell office:value-type="float" office:value="59.32117">
            <text:p>59.32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1099">
            <text:p>2.771099</text:p>
          </table:table-cell>
          <table:table-cell office:value-type="float" office:value="59.34117">
            <text:p>59.34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9604">
            <text:p>2.769604</text:p>
          </table:table-cell>
          <table:table-cell office:value-type="float" office:value="59.36117">
            <text:p>59.36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8579">
            <text:p>2.768579</text:p>
          </table:table-cell>
          <table:table-cell office:value-type="float" office:value="59.38117">
            <text:p>59.38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8144">
            <text:p>2.768144</text:p>
          </table:table-cell>
          <table:table-cell office:value-type="float" office:value="59.40117">
            <text:p>59.40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8455">
            <text:p>2.768455</text:p>
          </table:table-cell>
          <table:table-cell office:value-type="float" office:value="59.42117">
            <text:p>59.42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9432">
            <text:p>2.769432</text:p>
          </table:table-cell>
          <table:table-cell office:value-type="float" office:value="59.44117">
            <text:p>59.44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0635">
            <text:p>2.770635</text:p>
          </table:table-cell>
          <table:table-cell office:value-type="float" office:value="59.46117">
            <text:p>59.46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2087">
            <text:p>2.772087</text:p>
          </table:table-cell>
          <table:table-cell office:value-type="float" office:value="59.48117">
            <text:p>59.48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3721">
            <text:p>2.773721</text:p>
          </table:table-cell>
          <table:table-cell office:value-type="float" office:value="59.50117">
            <text:p>59.50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4976">
            <text:p>2.774976</text:p>
          </table:table-cell>
          <table:table-cell office:value-type="float" office:value="59.52117">
            <text:p>59.52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5681">
            <text:p>2.775681</text:p>
          </table:table-cell>
          <table:table-cell office:value-type="float" office:value="59.54117">
            <text:p>59.54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5924">
            <text:p>2.775924</text:p>
          </table:table-cell>
          <table:table-cell office:value-type="float" office:value="59.56117">
            <text:p>59.56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5603">
            <text:p>2.775603</text:p>
          </table:table-cell>
          <table:table-cell office:value-type="float" office:value="59.58117">
            <text:p>59.58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4754">
            <text:p>2.774754</text:p>
          </table:table-cell>
          <table:table-cell office:value-type="float" office:value="59.60117">
            <text:p>59.60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3501">
            <text:p>2.773501</text:p>
          </table:table-cell>
          <table:table-cell office:value-type="float" office:value="59.62117">
            <text:p>59.62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2171">
            <text:p>2.772171</text:p>
          </table:table-cell>
          <table:table-cell office:value-type="float" office:value="59.64117">
            <text:p>59.64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1001">
            <text:p>2.771001</text:p>
          </table:table-cell>
          <table:table-cell office:value-type="float" office:value="59.66117">
            <text:p>59.66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0226">
            <text:p>2.770226</text:p>
          </table:table-cell>
          <table:table-cell office:value-type="float" office:value="59.68118">
            <text:p>59.68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9714">
            <text:p>2.769714</text:p>
          </table:table-cell>
          <table:table-cell office:value-type="float" office:value="59.70118">
            <text:p>59.70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952">
            <text:p>2.76952</text:p>
          </table:table-cell>
          <table:table-cell office:value-type="float" office:value="59.72118">
            <text:p>59.72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9506">
            <text:p>2.769506</text:p>
          </table:table-cell>
          <table:table-cell office:value-type="float" office:value="59.74118">
            <text:p>59.74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9592">
            <text:p>2.769592</text:p>
          </table:table-cell>
          <table:table-cell office:value-type="float" office:value="59.76118">
            <text:p>59.76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9654">
            <text:p>2.769654</text:p>
          </table:table-cell>
          <table:table-cell office:value-type="float" office:value="59.78118">
            <text:p>59.78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9888">
            <text:p>2.769888</text:p>
          </table:table-cell>
          <table:table-cell office:value-type="float" office:value="59.80118">
            <text:p>59.80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0547">
            <text:p>2.770547</text:p>
          </table:table-cell>
          <table:table-cell office:value-type="float" office:value="59.82118">
            <text:p>59.82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1714">
            <text:p>2.771714</text:p>
          </table:table-cell>
          <table:table-cell office:value-type="float" office:value="59.84118">
            <text:p>59.84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3431">
            <text:p>2.773431</text:p>
          </table:table-cell>
          <table:table-cell office:value-type="float" office:value="59.86118">
            <text:p>59.86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5403">
            <text:p>2.775403</text:p>
          </table:table-cell>
          <table:table-cell office:value-type="float" office:value="59.88118">
            <text:p>59.88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259">
            <text:p>2.777259</text:p>
          </table:table-cell>
          <table:table-cell office:value-type="float" office:value="59.90118">
            <text:p>59.90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8533">
            <text:p>2.778533</text:p>
          </table:table-cell>
          <table:table-cell office:value-type="float" office:value="59.92118">
            <text:p>59.92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8877">
            <text:p>2.778877</text:p>
          </table:table-cell>
          <table:table-cell office:value-type="float" office:value="59.94118">
            <text:p>59.94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8252">
            <text:p>2.778252</text:p>
          </table:table-cell>
          <table:table-cell office:value-type="float" office:value="59.96118">
            <text:p>59.96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6779">
            <text:p>2.776779</text:p>
          </table:table-cell>
          <table:table-cell office:value-type="float" office:value="59.98118">
            <text:p>59.98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4739">
            <text:p>2.774739</text:p>
          </table:table-cell>
          <table:table-cell office:value-type="float" office:value="60.00118">
            <text:p>60.00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2809">
            <text:p>2.772809</text:p>
          </table:table-cell>
          <table:table-cell office:value-type="float" office:value="60.02118">
            <text:p>60.02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147">
            <text:p>2.77147</text:p>
          </table:table-cell>
          <table:table-cell office:value-type="float" office:value="60.04118">
            <text:p>60.04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0898">
            <text:p>2.770898</text:p>
          </table:table-cell>
          <table:table-cell office:value-type="float" office:value="60.06118">
            <text:p>60.06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0983">
            <text:p>2.770983</text:p>
          </table:table-cell>
          <table:table-cell office:value-type="float" office:value="60.08118">
            <text:p>60.08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1574">
            <text:p>2.771574</text:p>
          </table:table-cell>
          <table:table-cell office:value-type="float" office:value="60.10118">
            <text:p>60.10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2399">
            <text:p>2.772399</text:p>
          </table:table-cell>
          <table:table-cell office:value-type="float" office:value="60.12119">
            <text:p>60.12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3488">
            <text:p>2.773488</text:p>
          </table:table-cell>
          <table:table-cell office:value-type="float" office:value="60.14119">
            <text:p>60.14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4375">
            <text:p>2.774375</text:p>
          </table:table-cell>
          <table:table-cell office:value-type="float" office:value="60.16119">
            <text:p>60.16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5175">
            <text:p>2.775175</text:p>
          </table:table-cell>
          <table:table-cell office:value-type="float" office:value="60.18119">
            <text:p>60.18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5572">
            <text:p>2.775572</text:p>
          </table:table-cell>
          <table:table-cell office:value-type="float" office:value="60.20119">
            <text:p>60.20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5752">
            <text:p>2.775752</text:p>
          </table:table-cell>
          <table:table-cell office:value-type="float" office:value="60.22119">
            <text:p>60.22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5515">
            <text:p>2.775515</text:p>
          </table:table-cell>
          <table:table-cell office:value-type="float" office:value="60.24119">
            <text:p>60.24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493">
            <text:p>2.77493</text:p>
          </table:table-cell>
          <table:table-cell office:value-type="float" office:value="60.26119">
            <text:p>60.26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4044">
            <text:p>2.774044</text:p>
          </table:table-cell>
          <table:table-cell office:value-type="float" office:value="60.28119">
            <text:p>60.28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318">
            <text:p>2.77318</text:p>
          </table:table-cell>
          <table:table-cell office:value-type="float" office:value="60.30119">
            <text:p>60.30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2414">
            <text:p>2.772414</text:p>
          </table:table-cell>
          <table:table-cell office:value-type="float" office:value="60.32119">
            <text:p>60.32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1955">
            <text:p>2.771955</text:p>
          </table:table-cell>
          <table:table-cell office:value-type="float" office:value="60.34119">
            <text:p>60.34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1546">
            <text:p>2.771546</text:p>
          </table:table-cell>
          <table:table-cell office:value-type="float" office:value="60.36119">
            <text:p>60.36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1573">
            <text:p>2.771573</text:p>
          </table:table-cell>
          <table:table-cell office:value-type="float" office:value="60.38119">
            <text:p>60.38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1765">
            <text:p>2.771765</text:p>
          </table:table-cell>
          <table:table-cell office:value-type="float" office:value="60.40119">
            <text:p>60.40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2025">
            <text:p>2.772025</text:p>
          </table:table-cell>
          <table:table-cell office:value-type="float" office:value="60.42119">
            <text:p>60.42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2271">
            <text:p>2.772271</text:p>
          </table:table-cell>
          <table:table-cell office:value-type="float" office:value="60.44119">
            <text:p>60.44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2798">
            <text:p>2.772798</text:p>
          </table:table-cell>
          <table:table-cell office:value-type="float" office:value="60.46119">
            <text:p>60.46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3712">
            <text:p>2.773712</text:p>
          </table:table-cell>
          <table:table-cell office:value-type="float" office:value="60.48119">
            <text:p>60.48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5061">
            <text:p>2.775061</text:p>
          </table:table-cell>
          <table:table-cell office:value-type="float" office:value="60.50119">
            <text:p>60.50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698">
            <text:p>2.77698</text:p>
          </table:table-cell>
          <table:table-cell office:value-type="float" office:value="60.52119">
            <text:p>60.52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911">
            <text:p>2.77911</text:p>
          </table:table-cell>
          <table:table-cell office:value-type="float" office:value="60.54119">
            <text:p>60.54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1075">
            <text:p>2.781075</text:p>
          </table:table-cell>
          <table:table-cell office:value-type="float" office:value="60.5612">
            <text:p>60.56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2473">
            <text:p>2.782473</text:p>
          </table:table-cell>
          <table:table-cell office:value-type="float" office:value="60.5812">
            <text:p>60.5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298">
            <text:p>2.78298</text:p>
          </table:table-cell>
          <table:table-cell office:value-type="float" office:value="60.6012">
            <text:p>60.6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2511">
            <text:p>2.782511</text:p>
          </table:table-cell>
          <table:table-cell office:value-type="float" office:value="60.6212">
            <text:p>60.6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1219">
            <text:p>2.781219</text:p>
          </table:table-cell>
          <table:table-cell office:value-type="float" office:value="60.6412">
            <text:p>60.6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9429">
            <text:p>2.779429</text:p>
          </table:table-cell>
          <table:table-cell office:value-type="float" office:value="60.6612">
            <text:p>60.66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693">
            <text:p>2.777693</text:p>
          </table:table-cell>
          <table:table-cell office:value-type="float" office:value="60.6812">
            <text:p>60.6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6498">
            <text:p>2.776498</text:p>
          </table:table-cell>
          <table:table-cell office:value-type="float" office:value="60.7012">
            <text:p>60.7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6052">
            <text:p>2.776052</text:p>
          </table:table-cell>
          <table:table-cell office:value-type="float" office:value="60.7212">
            <text:p>60.7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6239">
            <text:p>2.776239</text:p>
          </table:table-cell>
          <table:table-cell office:value-type="float" office:value="60.7412">
            <text:p>60.7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6919">
            <text:p>2.776919</text:p>
          </table:table-cell>
          <table:table-cell office:value-type="float" office:value="60.7612">
            <text:p>60.76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838">
            <text:p>2.777838</text:p>
          </table:table-cell>
          <table:table-cell office:value-type="float" office:value="60.7812">
            <text:p>60.7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8982">
            <text:p>2.778982</text:p>
          </table:table-cell>
          <table:table-cell office:value-type="float" office:value="60.8012">
            <text:p>60.8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9902">
            <text:p>2.779902</text:p>
          </table:table-cell>
          <table:table-cell office:value-type="float" office:value="60.8212">
            <text:p>60.8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668">
            <text:p>2.780668</text:p>
          </table:table-cell>
          <table:table-cell office:value-type="float" office:value="60.8412">
            <text:p>60.8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989">
            <text:p>2.780989</text:p>
          </table:table-cell>
          <table:table-cell office:value-type="float" office:value="60.8612">
            <text:p>60.86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109">
            <text:p>2.78109</text:p>
          </table:table-cell>
          <table:table-cell office:value-type="float" office:value="60.8812">
            <text:p>60.8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766">
            <text:p>2.780766</text:p>
          </table:table-cell>
          <table:table-cell office:value-type="float" office:value="60.9012">
            <text:p>60.9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141">
            <text:p>2.780141</text:p>
          </table:table-cell>
          <table:table-cell office:value-type="float" office:value="60.9212">
            <text:p>60.9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9287">
            <text:p>2.779287</text:p>
          </table:table-cell>
          <table:table-cell office:value-type="float" office:value="60.9412">
            <text:p>60.9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847">
            <text:p>2.77847</text:p>
          </table:table-cell>
          <table:table-cell office:value-type="float" office:value="60.9612">
            <text:p>60.96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761">
            <text:p>2.777761</text:p>
          </table:table-cell>
          <table:table-cell office:value-type="float" office:value="60.9812">
            <text:p>60.9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284">
            <text:p>2.777284</text:p>
          </table:table-cell>
          <table:table-cell office:value-type="float" office:value="61.00121">
            <text:p>61.00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6924">
            <text:p>2.776924</text:p>
          </table:table-cell>
          <table:table-cell office:value-type="float" office:value="61.02121">
            <text:p>61.02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6883">
            <text:p>2.776883</text:p>
          </table:table-cell>
          <table:table-cell office:value-type="float" office:value="61.04121">
            <text:p>61.04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065">
            <text:p>2.777065</text:p>
          </table:table-cell>
          <table:table-cell office:value-type="float" office:value="61.06121">
            <text:p>61.06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338">
            <text:p>2.777338</text:p>
          </table:table-cell>
          <table:table-cell office:value-type="float" office:value="61.08121">
            <text:p>61.08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615">
            <text:p>2.777615</text:p>
          </table:table-cell>
          <table:table-cell office:value-type="float" office:value="61.10121">
            <text:p>61.10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8169">
            <text:p>2.778169</text:p>
          </table:table-cell>
          <table:table-cell office:value-type="float" office:value="61.12121">
            <text:p>61.12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916">
            <text:p>2.77916</text:p>
          </table:table-cell>
          <table:table-cell office:value-type="float" office:value="61.14121">
            <text:p>61.14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631">
            <text:p>2.780631</text:p>
          </table:table-cell>
          <table:table-cell office:value-type="float" office:value="61.16121">
            <text:p>61.16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2642">
            <text:p>2.782642</text:p>
          </table:table-cell>
          <table:table-cell office:value-type="float" office:value="61.18121">
            <text:p>61.18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4777">
            <text:p>2.784777</text:p>
          </table:table-cell>
          <table:table-cell office:value-type="float" office:value="61.20121">
            <text:p>61.20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6667">
            <text:p>2.786667</text:p>
          </table:table-cell>
          <table:table-cell office:value-type="float" office:value="61.22121">
            <text:p>61.22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7889">
            <text:p>2.787889</text:p>
          </table:table-cell>
          <table:table-cell office:value-type="float" office:value="61.24121">
            <text:p>61.24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8221">
            <text:p>2.788221</text:p>
          </table:table-cell>
          <table:table-cell office:value-type="float" office:value="61.26121">
            <text:p>61.26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7601">
            <text:p>2.787601</text:p>
          </table:table-cell>
          <table:table-cell office:value-type="float" office:value="61.28121">
            <text:p>61.28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6242">
            <text:p>2.786242</text:p>
          </table:table-cell>
          <table:table-cell office:value-type="float" office:value="61.30121">
            <text:p>61.30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4438">
            <text:p>2.784438</text:p>
          </table:table-cell>
          <table:table-cell office:value-type="float" office:value="61.32121">
            <text:p>61.32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2742">
            <text:p>2.782742</text:p>
          </table:table-cell>
          <table:table-cell office:value-type="float" office:value="61.34121">
            <text:p>61.34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1552">
            <text:p>2.781552</text:p>
          </table:table-cell>
          <table:table-cell office:value-type="float" office:value="61.36121">
            <text:p>61.36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1066">
            <text:p>2.781066</text:p>
          </table:table-cell>
          <table:table-cell office:value-type="float" office:value="61.38121">
            <text:p>61.38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1207">
            <text:p>2.781207</text:p>
          </table:table-cell>
          <table:table-cell office:value-type="float" office:value="61.40121">
            <text:p>61.40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1828">
            <text:p>2.781828</text:p>
          </table:table-cell>
          <table:table-cell office:value-type="float" office:value="61.42122">
            <text:p>61.42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261">
            <text:p>2.78261</text:p>
          </table:table-cell>
          <table:table-cell office:value-type="float" office:value="61.44122">
            <text:p>61.44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3512">
            <text:p>2.783512</text:p>
          </table:table-cell>
          <table:table-cell office:value-type="float" office:value="61.46122">
            <text:p>61.46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4484">
            <text:p>2.784484</text:p>
          </table:table-cell>
          <table:table-cell office:value-type="float" office:value="61.48122">
            <text:p>61.48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378">
            <text:p>2.785378</text:p>
          </table:table-cell>
          <table:table-cell office:value-type="float" office:value="61.50122">
            <text:p>61.50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58">
            <text:p>2.78558</text:p>
          </table:table-cell>
          <table:table-cell office:value-type="float" office:value="61.52122">
            <text:p>61.52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39">
            <text:p>2.78539</text:p>
          </table:table-cell>
          <table:table-cell office:value-type="float" office:value="61.54122">
            <text:p>61.54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4648">
            <text:p>2.784648</text:p>
          </table:table-cell>
          <table:table-cell office:value-type="float" office:value="61.56122">
            <text:p>61.56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3496">
            <text:p>2.783496</text:p>
          </table:table-cell>
          <table:table-cell office:value-type="float" office:value="61.58122">
            <text:p>61.58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2013">
            <text:p>2.782013</text:p>
          </table:table-cell>
          <table:table-cell office:value-type="float" office:value="61.60122">
            <text:p>61.60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74">
            <text:p>2.78074</text:p>
          </table:table-cell>
          <table:table-cell office:value-type="float" office:value="61.62122">
            <text:p>61.62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95">
            <text:p>2.7795</text:p>
          </table:table-cell>
          <table:table-cell office:value-type="float" office:value="61.64122">
            <text:p>61.64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8604">
            <text:p>2.778604</text:p>
          </table:table-cell>
          <table:table-cell office:value-type="float" office:value="61.66122">
            <text:p>61.66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867">
            <text:p>2.777867</text:p>
          </table:table-cell>
          <table:table-cell office:value-type="float" office:value="61.68122">
            <text:p>61.68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52">
            <text:p>2.77752</text:p>
          </table:table-cell>
          <table:table-cell office:value-type="float" office:value="61.70122">
            <text:p>61.70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436">
            <text:p>2.777436</text:p>
          </table:table-cell>
          <table:table-cell office:value-type="float" office:value="61.72122">
            <text:p>61.72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455">
            <text:p>2.777455</text:p>
          </table:table-cell>
          <table:table-cell office:value-type="float" office:value="61.74122">
            <text:p>61.74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541">
            <text:p>2.777541</text:p>
          </table:table-cell>
          <table:table-cell office:value-type="float" office:value="61.76122">
            <text:p>61.76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891">
            <text:p>2.777891</text:p>
          </table:table-cell>
          <table:table-cell office:value-type="float" office:value="61.78122">
            <text:p>61.78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8594">
            <text:p>2.778594</text:p>
          </table:table-cell>
          <table:table-cell office:value-type="float" office:value="61.80122">
            <text:p>61.80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9874">
            <text:p>2.779874</text:p>
          </table:table-cell>
          <table:table-cell office:value-type="float" office:value="61.82122">
            <text:p>61.82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1716">
            <text:p>2.781716</text:p>
          </table:table-cell>
          <table:table-cell office:value-type="float" office:value="61.84122">
            <text:p>61.84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3586">
            <text:p>2.783586</text:p>
          </table:table-cell>
          <table:table-cell office:value-type="float" office:value="61.86123">
            <text:p>61.86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126">
            <text:p>2.785126</text:p>
          </table:table-cell>
          <table:table-cell office:value-type="float" office:value="61.88123">
            <text:p>61.88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952">
            <text:p>2.785952</text:p>
          </table:table-cell>
          <table:table-cell office:value-type="float" office:value="61.90123">
            <text:p>61.90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856">
            <text:p>2.785856</text:p>
          </table:table-cell>
          <table:table-cell office:value-type="float" office:value="61.92123">
            <text:p>61.92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4799">
            <text:p>2.784799</text:p>
          </table:table-cell>
          <table:table-cell office:value-type="float" office:value="61.94123">
            <text:p>61.94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3056">
            <text:p>2.783056</text:p>
          </table:table-cell>
          <table:table-cell office:value-type="float" office:value="61.96123">
            <text:p>61.96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976">
            <text:p>2.780976</text:p>
          </table:table-cell>
          <table:table-cell office:value-type="float" office:value="61.98123">
            <text:p>61.98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902">
            <text:p>2.77902</text:p>
          </table:table-cell>
          <table:table-cell office:value-type="float" office:value="62.00123">
            <text:p>62.00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648">
            <text:p>2.777648</text:p>
          </table:table-cell>
          <table:table-cell office:value-type="float" office:value="62.02123">
            <text:p>62.02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036">
            <text:p>2.777036</text:p>
          </table:table-cell>
          <table:table-cell office:value-type="float" office:value="62.04123">
            <text:p>62.04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076">
            <text:p>2.777076</text:p>
          </table:table-cell>
          <table:table-cell office:value-type="float" office:value="62.06123">
            <text:p>62.06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532">
            <text:p>2.777532</text:p>
          </table:table-cell>
          <table:table-cell office:value-type="float" office:value="62.08123">
            <text:p>62.08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8197">
            <text:p>2.778197</text:p>
          </table:table-cell>
          <table:table-cell office:value-type="float" office:value="62.10123">
            <text:p>62.10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9021">
            <text:p>2.779021</text:p>
          </table:table-cell>
          <table:table-cell office:value-type="float" office:value="62.12123">
            <text:p>62.12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9942">
            <text:p>2.779942</text:p>
          </table:table-cell>
          <table:table-cell office:value-type="float" office:value="62.14123">
            <text:p>62.14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8">
            <text:p>2.7808</text:p>
          </table:table-cell>
          <table:table-cell office:value-type="float" office:value="62.16123">
            <text:p>62.16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1019">
            <text:p>2.781019</text:p>
          </table:table-cell>
          <table:table-cell office:value-type="float" office:value="62.18123">
            <text:p>62.18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891">
            <text:p>2.780891</text:p>
          </table:table-cell>
          <table:table-cell office:value-type="float" office:value="62.20123">
            <text:p>62.20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246">
            <text:p>2.780246</text:p>
          </table:table-cell>
          <table:table-cell office:value-type="float" office:value="62.22123">
            <text:p>62.22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9225">
            <text:p>2.779225</text:p>
          </table:table-cell>
          <table:table-cell office:value-type="float" office:value="62.24123">
            <text:p>62.24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899">
            <text:p>2.777899</text:p>
          </table:table-cell>
          <table:table-cell office:value-type="float" office:value="62.26123">
            <text:p>62.26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6823">
            <text:p>2.776823</text:p>
          </table:table-cell>
          <table:table-cell office:value-type="float" office:value="62.28123">
            <text:p>62.28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5771">
            <text:p>2.775771</text:p>
          </table:table-cell>
          <table:table-cell office:value-type="float" office:value="62.30124">
            <text:p>62.30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506">
            <text:p>2.77506</text:p>
          </table:table-cell>
          <table:table-cell office:value-type="float" office:value="62.32124">
            <text:p>62.32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453">
            <text:p>2.77453</text:p>
          </table:table-cell>
          <table:table-cell office:value-type="float" office:value="62.34124">
            <text:p>62.34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4363">
            <text:p>2.774363</text:p>
          </table:table-cell>
          <table:table-cell office:value-type="float" office:value="62.36124">
            <text:p>62.36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4366">
            <text:p>2.774366</text:p>
          </table:table-cell>
          <table:table-cell office:value-type="float" office:value="62.38124">
            <text:p>62.38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4616">
            <text:p>2.774616</text:p>
          </table:table-cell>
          <table:table-cell office:value-type="float" office:value="62.40124">
            <text:p>62.40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4933">
            <text:p>2.774933</text:p>
          </table:table-cell>
          <table:table-cell office:value-type="float" office:value="62.42124">
            <text:p>62.42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5548">
            <text:p>2.775548</text:p>
          </table:table-cell>
          <table:table-cell office:value-type="float" office:value="62.44124">
            <text:p>62.44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6549">
            <text:p>2.776549</text:p>
          </table:table-cell>
          <table:table-cell office:value-type="float" office:value="62.46124">
            <text:p>62.46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8147">
            <text:p>2.778147</text:p>
          </table:table-cell>
          <table:table-cell office:value-type="float" office:value="62.48124">
            <text:p>62.48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331">
            <text:p>2.780331</text:p>
          </table:table-cell>
          <table:table-cell office:value-type="float" office:value="62.50124">
            <text:p>62.50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2646">
            <text:p>2.782646</text:p>
          </table:table-cell>
          <table:table-cell office:value-type="float" office:value="62.52124">
            <text:p>62.52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4689">
            <text:p>2.784689</text:p>
          </table:table-cell>
          <table:table-cell office:value-type="float" office:value="62.54124">
            <text:p>62.54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6038">
            <text:p>2.786038</text:p>
          </table:table-cell>
          <table:table-cell office:value-type="float" office:value="62.56124">
            <text:p>62.56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6453">
            <text:p>2.786453</text:p>
          </table:table-cell>
          <table:table-cell office:value-type="float" office:value="62.58124">
            <text:p>62.58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869">
            <text:p>2.785869</text:p>
          </table:table-cell>
          <table:table-cell office:value-type="float" office:value="62.60124">
            <text:p>62.60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4553">
            <text:p>2.784553</text:p>
          </table:table-cell>
          <table:table-cell office:value-type="float" office:value="62.62124">
            <text:p>62.62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2854">
            <text:p>2.782854</text:p>
          </table:table-cell>
          <table:table-cell office:value-type="float" office:value="62.64124">
            <text:p>62.64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1257">
            <text:p>2.781257</text:p>
          </table:table-cell>
          <table:table-cell office:value-type="float" office:value="62.66124">
            <text:p>62.66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211">
            <text:p>2.780211</text:p>
          </table:table-cell>
          <table:table-cell office:value-type="float" office:value="62.68124">
            <text:p>62.68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9892">
            <text:p>2.779892</text:p>
          </table:table-cell>
          <table:table-cell office:value-type="float" office:value="62.70124">
            <text:p>62.70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185">
            <text:p>2.780185</text:p>
          </table:table-cell>
          <table:table-cell office:value-type="float" office:value="62.72124">
            <text:p>62.72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941">
            <text:p>2.780941</text:p>
          </table:table-cell>
          <table:table-cell office:value-type="float" office:value="62.74125">
            <text:p>62.74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1898">
            <text:p>2.781898</text:p>
          </table:table-cell>
          <table:table-cell office:value-type="float" office:value="62.76125">
            <text:p>62.76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2989">
            <text:p>2.782989</text:p>
          </table:table-cell>
          <table:table-cell office:value-type="float" office:value="62.78125">
            <text:p>62.78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417">
            <text:p>2.78417</text:p>
          </table:table-cell>
          <table:table-cell office:value-type="float" office:value="62.80125">
            <text:p>62.80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276">
            <text:p>2.785276</text:p>
          </table:table-cell>
          <table:table-cell office:value-type="float" office:value="62.82125">
            <text:p>62.82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723">
            <text:p>2.785723</text:p>
          </table:table-cell>
          <table:table-cell office:value-type="float" office:value="62.84125">
            <text:p>62.84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79">
            <text:p>2.78579</text:p>
          </table:table-cell>
          <table:table-cell office:value-type="float" office:value="62.86125">
            <text:p>62.86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297">
            <text:p>2.785297</text:p>
          </table:table-cell>
          <table:table-cell office:value-type="float" office:value="62.88125">
            <text:p>62.88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4346">
            <text:p>2.784346</text:p>
          </table:table-cell>
          <table:table-cell office:value-type="float" office:value="62.90125">
            <text:p>62.90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3111">
            <text:p>2.783111</text:p>
          </table:table-cell>
          <table:table-cell office:value-type="float" office:value="62.92125">
            <text:p>62.92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2109">
            <text:p>2.782109</text:p>
          </table:table-cell>
          <table:table-cell office:value-type="float" office:value="62.94125">
            <text:p>62.94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1165">
            <text:p>2.781165</text:p>
          </table:table-cell>
          <table:table-cell office:value-type="float" office:value="62.96125">
            <text:p>62.96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576">
            <text:p>2.780576</text:p>
          </table:table-cell>
          <table:table-cell office:value-type="float" office:value="62.98125">
            <text:p>62.98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157">
            <text:p>2.780157</text:p>
          </table:table-cell>
          <table:table-cell office:value-type="float" office:value="63.00125">
            <text:p>63.00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082">
            <text:p>2.780082</text:p>
          </table:table-cell>
          <table:table-cell office:value-type="float" office:value="63.02125">
            <text:p>63.02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246">
            <text:p>2.780246</text:p>
          </table:table-cell>
          <table:table-cell office:value-type="float" office:value="63.04125">
            <text:p>63.04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516">
            <text:p>2.780516</text:p>
          </table:table-cell>
          <table:table-cell office:value-type="float" office:value="63.06125">
            <text:p>63.06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899">
            <text:p>2.780899</text:p>
          </table:table-cell>
          <table:table-cell office:value-type="float" office:value="63.08125">
            <text:p>63.08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1597">
            <text:p>2.781597</text:p>
          </table:table-cell>
          <table:table-cell office:value-type="float" office:value="63.10125">
            <text:p>63.10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2766">
            <text:p>2.782766</text:p>
          </table:table-cell>
          <table:table-cell office:value-type="float" office:value="63.12125">
            <text:p>63.12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4482">
            <text:p>2.784482</text:p>
          </table:table-cell>
          <table:table-cell office:value-type="float" office:value="63.14125">
            <text:p>63.14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675">
            <text:p>2.78675</text:p>
          </table:table-cell>
          <table:table-cell office:value-type="float" office:value="63.16125">
            <text:p>63.16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066">
            <text:p>2.789066</text:p>
          </table:table-cell>
          <table:table-cell office:value-type="float" office:value="63.18126">
            <text:p>63.18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035">
            <text:p>2.791035</text:p>
          </table:table-cell>
          <table:table-cell office:value-type="float" office:value="63.20126">
            <text:p>63.20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287">
            <text:p>2.792287</text:p>
          </table:table-cell>
          <table:table-cell office:value-type="float" office:value="63.22126">
            <text:p>63.22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61">
            <text:p>2.79261</text:p>
          </table:table-cell>
          <table:table-cell office:value-type="float" office:value="63.24126">
            <text:p>63.24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926">
            <text:p>2.791926</text:p>
          </table:table-cell>
          <table:table-cell office:value-type="float" office:value="63.26126">
            <text:p>63.26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528">
            <text:p>2.790528</text:p>
          </table:table-cell>
          <table:table-cell office:value-type="float" office:value="63.28126">
            <text:p>63.28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8799">
            <text:p>2.788799</text:p>
          </table:table-cell>
          <table:table-cell office:value-type="float" office:value="63.30126">
            <text:p>63.30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7191">
            <text:p>2.787191</text:p>
          </table:table-cell>
          <table:table-cell office:value-type="float" office:value="63.32126">
            <text:p>63.32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6099">
            <text:p>2.786099</text:p>
          </table:table-cell>
          <table:table-cell office:value-type="float" office:value="63.34126">
            <text:p>63.34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783">
            <text:p>2.785783</text:p>
          </table:table-cell>
          <table:table-cell office:value-type="float" office:value="63.36126">
            <text:p>63.36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6089">
            <text:p>2.786089</text:p>
          </table:table-cell>
          <table:table-cell office:value-type="float" office:value="63.38126">
            <text:p>63.38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6855">
            <text:p>2.786855</text:p>
          </table:table-cell>
          <table:table-cell office:value-type="float" office:value="63.40126">
            <text:p>63.40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7817">
            <text:p>2.787817</text:p>
          </table:table-cell>
          <table:table-cell office:value-type="float" office:value="63.42126">
            <text:p>63.42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8864">
            <text:p>2.788864</text:p>
          </table:table-cell>
          <table:table-cell office:value-type="float" office:value="63.44126">
            <text:p>63.44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988">
            <text:p>2.789988</text:p>
          </table:table-cell>
          <table:table-cell office:value-type="float" office:value="63.46126">
            <text:p>63.46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024">
            <text:p>2.791024</text:p>
          </table:table-cell>
          <table:table-cell office:value-type="float" office:value="63.48126">
            <text:p>63.48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394">
            <text:p>2.791394</text:p>
          </table:table-cell>
          <table:table-cell office:value-type="float" office:value="63.50126">
            <text:p>63.50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37">
            <text:p>2.79137</text:p>
          </table:table-cell>
          <table:table-cell office:value-type="float" office:value="63.52126">
            <text:p>63.52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786">
            <text:p>2.790786</text:p>
          </table:table-cell>
          <table:table-cell office:value-type="float" office:value="63.54126">
            <text:p>63.54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763">
            <text:p>2.789763</text:p>
          </table:table-cell>
          <table:table-cell office:value-type="float" office:value="63.56126">
            <text:p>63.56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85">
            <text:p>2.7885</text:p>
          </table:table-cell>
          <table:table-cell office:value-type="float" office:value="63.58126">
            <text:p>63.58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7499">
            <text:p>2.787499</text:p>
          </table:table-cell>
          <table:table-cell office:value-type="float" office:value="63.60126">
            <text:p>63.60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654">
            <text:p>2.78654</text:p>
          </table:table-cell>
          <table:table-cell office:value-type="float" office:value="63.62127">
            <text:p>63.62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937">
            <text:p>2.785937</text:p>
          </table:table-cell>
          <table:table-cell office:value-type="float" office:value="63.64127">
            <text:p>63.64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495">
            <text:p>2.785495</text:p>
          </table:table-cell>
          <table:table-cell office:value-type="float" office:value="63.66127">
            <text:p>63.66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394">
            <text:p>2.785394</text:p>
          </table:table-cell>
          <table:table-cell office:value-type="float" office:value="63.68127">
            <text:p>63.68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518">
            <text:p>2.785518</text:p>
          </table:table-cell>
          <table:table-cell office:value-type="float" office:value="63.70127">
            <text:p>63.70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741">
            <text:p>2.785741</text:p>
          </table:table-cell>
          <table:table-cell office:value-type="float" office:value="63.72127">
            <text:p>63.72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6032">
            <text:p>2.786032</text:p>
          </table:table-cell>
          <table:table-cell office:value-type="float" office:value="63.74127">
            <text:p>63.74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665">
            <text:p>2.78665</text:p>
          </table:table-cell>
          <table:table-cell office:value-type="float" office:value="63.76127">
            <text:p>63.76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7712">
            <text:p>2.787712</text:p>
          </table:table-cell>
          <table:table-cell office:value-type="float" office:value="63.78127">
            <text:p>63.78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276">
            <text:p>2.789276</text:p>
          </table:table-cell>
          <table:table-cell office:value-type="float" office:value="63.80127">
            <text:p>63.80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395">
            <text:p>2.791395</text:p>
          </table:table-cell>
          <table:table-cell office:value-type="float" office:value="63.82127">
            <text:p>63.82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586">
            <text:p>2.793586</text:p>
          </table:table-cell>
          <table:table-cell office:value-type="float" office:value="63.84127">
            <text:p>63.84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459">
            <text:p>2.795459</text:p>
          </table:table-cell>
          <table:table-cell office:value-type="float" office:value="63.86127">
            <text:p>63.86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627">
            <text:p>2.796627</text:p>
          </table:table-cell>
          <table:table-cell office:value-type="float" office:value="63.88127">
            <text:p>63.88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862">
            <text:p>2.796862</text:p>
          </table:table-cell>
          <table:table-cell office:value-type="float" office:value="63.90127">
            <text:p>63.90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081">
            <text:p>2.796081</text:p>
          </table:table-cell>
          <table:table-cell office:value-type="float" office:value="63.92127">
            <text:p>63.92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568">
            <text:p>2.794568</text:p>
          </table:table-cell>
          <table:table-cell office:value-type="float" office:value="63.94127">
            <text:p>63.94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712">
            <text:p>2.792712</text:p>
          </table:table-cell>
          <table:table-cell office:value-type="float" office:value="63.96127">
            <text:p>63.96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961">
            <text:p>2.790961</text:p>
          </table:table-cell>
          <table:table-cell office:value-type="float" office:value="63.98127">
            <text:p>63.98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703">
            <text:p>2.789703</text:p>
          </table:table-cell>
          <table:table-cell office:value-type="float" office:value="64.00127">
            <text:p>64.00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21">
            <text:p>2.78921</text:p>
          </table:table-cell>
          <table:table-cell office:value-type="float" office:value="64.02127">
            <text:p>64.02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341">
            <text:p>2.789341</text:p>
          </table:table-cell>
          <table:table-cell office:value-type="float" office:value="64.04127">
            <text:p>64.04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943">
            <text:p>2.789943</text:p>
          </table:table-cell>
          <table:table-cell office:value-type="float" office:value="64.06126">
            <text:p>64.06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732">
            <text:p>2.790732</text:p>
          </table:table-cell>
          <table:table-cell office:value-type="float" office:value="64.08126">
            <text:p>64.08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598">
            <text:p>2.791598</text:p>
          </table:table-cell>
          <table:table-cell office:value-type="float" office:value="64.10126">
            <text:p>64.10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74">
            <text:p>2.79274</text:p>
          </table:table-cell>
          <table:table-cell office:value-type="float" office:value="64.12125">
            <text:p>64.12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444">
            <text:p>2.793444</text:p>
          </table:table-cell>
          <table:table-cell office:value-type="float" office:value="64.14125">
            <text:p>64.14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67">
            <text:p>2.79367</text:p>
          </table:table-cell>
          <table:table-cell office:value-type="float" office:value="64.16125">
            <text:p>64.16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491">
            <text:p>2.793491</text:p>
          </table:table-cell>
          <table:table-cell office:value-type="float" office:value="64.18124">
            <text:p>64.18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749">
            <text:p>2.792749</text:p>
          </table:table-cell>
          <table:table-cell office:value-type="float" office:value="64.20124">
            <text:p>64.20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588">
            <text:p>2.791588</text:p>
          </table:table-cell>
          <table:table-cell office:value-type="float" office:value="64.22124">
            <text:p>64.22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223">
            <text:p>2.790223</text:p>
          </table:table-cell>
          <table:table-cell office:value-type="float" office:value="64.24123">
            <text:p>64.24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249">
            <text:p>2.789249</text:p>
          </table:table-cell>
          <table:table-cell office:value-type="float" office:value="64.26123">
            <text:p>64.26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8331">
            <text:p>2.788331</text:p>
          </table:table-cell>
          <table:table-cell office:value-type="float" office:value="64.28123">
            <text:p>64.28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7753">
            <text:p>2.787753</text:p>
          </table:table-cell>
          <table:table-cell office:value-type="float" office:value="64.30122">
            <text:p>64.30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7307">
            <text:p>2.787307</text:p>
          </table:table-cell>
          <table:table-cell office:value-type="float" office:value="64.32122">
            <text:p>64.32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7206">
            <text:p>2.787206</text:p>
          </table:table-cell>
          <table:table-cell office:value-type="float" office:value="64.34122">
            <text:p>64.34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7241">
            <text:p>2.787241</text:p>
          </table:table-cell>
          <table:table-cell office:value-type="float" office:value="64.36121">
            <text:p>64.36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7524">
            <text:p>2.787524</text:p>
          </table:table-cell>
          <table:table-cell office:value-type="float" office:value="64.38121">
            <text:p>64.38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7852">
            <text:p>2.787852</text:p>
          </table:table-cell>
          <table:table-cell office:value-type="float" office:value="64.40121">
            <text:p>64.40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8511">
            <text:p>2.788511</text:p>
          </table:table-cell>
          <table:table-cell office:value-type="float" office:value="64.4212">
            <text:p>64.4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634">
            <text:p>2.789634</text:p>
          </table:table-cell>
          <table:table-cell office:value-type="float" office:value="64.4412">
            <text:p>64.4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277">
            <text:p>2.791277</text:p>
          </table:table-cell>
          <table:table-cell office:value-type="float" office:value="64.4612">
            <text:p>64.46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383">
            <text:p>2.793383</text:p>
          </table:table-cell>
          <table:table-cell office:value-type="float" office:value="64.48119">
            <text:p>64.48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521">
            <text:p>2.795521</text:p>
          </table:table-cell>
          <table:table-cell office:value-type="float" office:value="64.50119">
            <text:p>64.50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258">
            <text:p>2.797258</text:p>
          </table:table-cell>
          <table:table-cell office:value-type="float" office:value="64.52119">
            <text:p>64.52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303">
            <text:p>2.798303</text:p>
          </table:table-cell>
          <table:table-cell office:value-type="float" office:value="64.54118">
            <text:p>64.54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451">
            <text:p>2.798451</text:p>
          </table:table-cell>
          <table:table-cell office:value-type="float" office:value="64.56118">
            <text:p>64.56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66">
            <text:p>2.79766</text:p>
          </table:table-cell>
          <table:table-cell office:value-type="float" office:value="64.58118">
            <text:p>64.58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195">
            <text:p>2.796195</text:p>
          </table:table-cell>
          <table:table-cell office:value-type="float" office:value="64.60117">
            <text:p>64.60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471">
            <text:p>2.794471</text:p>
          </table:table-cell>
          <table:table-cell office:value-type="float" office:value="64.62117">
            <text:p>64.62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893">
            <text:p>2.792893</text:p>
          </table:table-cell>
          <table:table-cell office:value-type="float" office:value="64.64117">
            <text:p>64.64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807">
            <text:p>2.791807</text:p>
          </table:table-cell>
          <table:table-cell office:value-type="float" office:value="64.66116">
            <text:p>64.66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42">
            <text:p>2.79142</text:p>
          </table:table-cell>
          <table:table-cell office:value-type="float" office:value="64.68116">
            <text:p>64.68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653">
            <text:p>2.791653</text:p>
          </table:table-cell>
          <table:table-cell office:value-type="float" office:value="64.70116">
            <text:p>64.70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342">
            <text:p>2.792342</text:p>
          </table:table-cell>
          <table:table-cell office:value-type="float" office:value="64.72115">
            <text:p>64.72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198">
            <text:p>2.793198</text:p>
          </table:table-cell>
          <table:table-cell office:value-type="float" office:value="64.74115">
            <text:p>64.74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079">
            <text:p>2.794079</text:p>
          </table:table-cell>
          <table:table-cell office:value-type="float" office:value="64.76115">
            <text:p>64.76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182">
            <text:p>2.795182</text:p>
          </table:table-cell>
          <table:table-cell office:value-type="float" office:value="64.78114">
            <text:p>64.78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818">
            <text:p>2.795818</text:p>
          </table:table-cell>
          <table:table-cell office:value-type="float" office:value="64.80114">
            <text:p>64.80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978">
            <text:p>2.795978</text:p>
          </table:table-cell>
          <table:table-cell office:value-type="float" office:value="64.82114">
            <text:p>64.82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748">
            <text:p>2.795748</text:p>
          </table:table-cell>
          <table:table-cell office:value-type="float" office:value="64.84113">
            <text:p>64.84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002">
            <text:p>2.795002</text:p>
          </table:table-cell>
          <table:table-cell office:value-type="float" office:value="64.86113">
            <text:p>64.86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902">
            <text:p>2.793902</text:p>
          </table:table-cell>
          <table:table-cell office:value-type="float" office:value="64.88113">
            <text:p>64.88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678">
            <text:p>2.792678</text:p>
          </table:table-cell>
          <table:table-cell office:value-type="float" office:value="64.90112">
            <text:p>64.90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83">
            <text:p>2.79183</text:p>
          </table:table-cell>
          <table:table-cell office:value-type="float" office:value="64.92112">
            <text:p>64.92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143">
            <text:p>2.791143</text:p>
          </table:table-cell>
          <table:table-cell office:value-type="float" office:value="64.94112">
            <text:p>64.94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714">
            <text:p>2.790714</text:p>
          </table:table-cell>
          <table:table-cell office:value-type="float" office:value="64.96111">
            <text:p>64.96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368">
            <text:p>2.790368</text:p>
          </table:table-cell>
          <table:table-cell office:value-type="float" office:value="64.98111">
            <text:p>64.98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301">
            <text:p>2.790301</text:p>
          </table:table-cell>
          <table:table-cell office:value-type="float" office:value="65.00111">
            <text:p>65.00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349">
            <text:p>2.790349</text:p>
          </table:table-cell>
          <table:table-cell office:value-type="float" office:value="65.0211">
            <text:p>65.02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66">
            <text:p>2.79066</text:p>
          </table:table-cell>
          <table:table-cell office:value-type="float" office:value="65.0411">
            <text:p>65.04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035">
            <text:p>2.791035</text:p>
          </table:table-cell>
          <table:table-cell office:value-type="float" office:value="65.0611">
            <text:p>65.0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761">
            <text:p>2.791761</text:p>
          </table:table-cell>
          <table:table-cell office:value-type="float" office:value="65.08109">
            <text:p>65.08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986">
            <text:p>2.792986</text:p>
          </table:table-cell>
          <table:table-cell office:value-type="float" office:value="65.10109">
            <text:p>65.10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693">
            <text:p>2.794693</text:p>
          </table:table-cell>
          <table:table-cell office:value-type="float" office:value="65.12109">
            <text:p>65.12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849">
            <text:p>2.796849</text:p>
          </table:table-cell>
          <table:table-cell office:value-type="float" office:value="65.14108">
            <text:p>65.14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9019">
            <text:p>2.799019</text:p>
          </table:table-cell>
          <table:table-cell office:value-type="float" office:value="65.16108">
            <text:p>65.16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0803">
            <text:p>2.800803</text:p>
          </table:table-cell>
          <table:table-cell office:value-type="float" office:value="65.18108">
            <text:p>65.18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1915">
            <text:p>2.801915</text:p>
          </table:table-cell>
          <table:table-cell office:value-type="float" office:value="65.20107">
            <text:p>65.20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2137">
            <text:p>2.802137</text:p>
          </table:table-cell>
          <table:table-cell office:value-type="float" office:value="65.22107">
            <text:p>65.22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1415">
            <text:p>2.801415</text:p>
          </table:table-cell>
          <table:table-cell office:value-type="float" office:value="65.24107">
            <text:p>65.24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0013">
            <text:p>2.800013</text:p>
          </table:table-cell>
          <table:table-cell office:value-type="float" office:value="65.26106">
            <text:p>65.26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343">
            <text:p>2.798343</text:p>
          </table:table-cell>
          <table:table-cell office:value-type="float" office:value="65.28106">
            <text:p>65.28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821">
            <text:p>2.796821</text:p>
          </table:table-cell>
          <table:table-cell office:value-type="float" office:value="65.30106">
            <text:p>65.30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769">
            <text:p>2.795769</text:p>
          </table:table-cell>
          <table:table-cell office:value-type="float" office:value="65.32105">
            <text:p>65.32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43">
            <text:p>2.79543</text:p>
          </table:table-cell>
          <table:table-cell office:value-type="float" office:value="65.34105">
            <text:p>65.34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71">
            <text:p>2.79571</text:p>
          </table:table-cell>
          <table:table-cell office:value-type="float" office:value="65.36105">
            <text:p>65.36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44">
            <text:p>2.79644</text:p>
          </table:table-cell>
          <table:table-cell office:value-type="float" office:value="65.38104">
            <text:p>65.38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316">
            <text:p>2.797316</text:p>
          </table:table-cell>
          <table:table-cell office:value-type="float" office:value="65.40104">
            <text:p>65.40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198">
            <text:p>2.798198</text:p>
          </table:table-cell>
          <table:table-cell office:value-type="float" office:value="65.42104">
            <text:p>65.42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9315">
            <text:p>2.799315</text:p>
          </table:table-cell>
          <table:table-cell office:value-type="float" office:value="65.44103">
            <text:p>65.44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9926">
            <text:p>2.799926</text:p>
          </table:table-cell>
          <table:table-cell office:value-type="float" office:value="65.46103">
            <text:p>65.46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0059">
            <text:p>2.800059</text:p>
          </table:table-cell>
          <table:table-cell office:value-type="float" office:value="65.48103">
            <text:p>65.48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9793">
            <text:p>2.799793</text:p>
          </table:table-cell>
          <table:table-cell office:value-type="float" office:value="65.50102">
            <text:p>65.50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9013">
            <text:p>2.799013</text:p>
          </table:table-cell>
          <table:table-cell office:value-type="float" office:value="65.52102">
            <text:p>65.52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898">
            <text:p>2.797898</text:p>
          </table:table-cell>
          <table:table-cell office:value-type="float" office:value="65.54102">
            <text:p>65.54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697">
            <text:p>2.796697</text:p>
          </table:table-cell>
          <table:table-cell office:value-type="float" office:value="65.56101">
            <text:p>65.56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884">
            <text:p>2.795884</text:p>
          </table:table-cell>
          <table:table-cell office:value-type="float" office:value="65.58101">
            <text:p>65.58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248">
            <text:p>2.795248</text:p>
          </table:table-cell>
          <table:table-cell office:value-type="float" office:value="65.60101">
            <text:p>65.60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872">
            <text:p>2.794872</text:p>
          </table:table-cell>
          <table:table-cell office:value-type="float" office:value="65.621">
            <text:p>65.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554">
            <text:p>2.794554</text:p>
          </table:table-cell>
          <table:table-cell office:value-type="float" office:value="65.641">
            <text:p>65.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51">
            <text:p>2.79451</text:p>
          </table:table-cell>
          <table:table-cell office:value-type="float" office:value="65.661">
            <text:p>65.6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622">
            <text:p>2.794622</text:p>
          </table:table-cell>
          <table:table-cell office:value-type="float" office:value="65.68099">
            <text:p>65.68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936">
            <text:p>2.794936</text:p>
          </table:table-cell>
          <table:table-cell office:value-type="float" office:value="65.70099">
            <text:p>65.70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338">
            <text:p>2.795338</text:p>
          </table:table-cell>
          <table:table-cell office:value-type="float" office:value="65.72099">
            <text:p>65.72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961">
            <text:p>2.795961</text:p>
          </table:table-cell>
          <table:table-cell office:value-type="float" office:value="65.74098">
            <text:p>65.74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108">
            <text:p>2.797108</text:p>
          </table:table-cell>
          <table:table-cell office:value-type="float" office:value="65.76098">
            <text:p>65.76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769">
            <text:p>2.798769</text:p>
          </table:table-cell>
          <table:table-cell office:value-type="float" office:value="65.78098">
            <text:p>65.78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0885">
            <text:p>2.800885</text:p>
          </table:table-cell>
          <table:table-cell office:value-type="float" office:value="65.80097">
            <text:p>65.80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3003">
            <text:p>2.803003</text:p>
          </table:table-cell>
          <table:table-cell office:value-type="float" office:value="65.82097">
            <text:p>65.82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4716">
            <text:p>2.804716</text:p>
          </table:table-cell>
          <table:table-cell office:value-type="float" office:value="65.84097">
            <text:p>65.84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5738">
            <text:p>2.805738</text:p>
          </table:table-cell>
          <table:table-cell office:value-type="float" office:value="65.86096">
            <text:p>65.86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5845">
            <text:p>2.805845</text:p>
          </table:table-cell>
          <table:table-cell office:value-type="float" office:value="65.88096">
            <text:p>65.88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5004">
            <text:p>2.805004</text:p>
          </table:table-cell>
          <table:table-cell office:value-type="float" office:value="65.90096">
            <text:p>65.90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3499">
            <text:p>2.803499</text:p>
          </table:table-cell>
          <table:table-cell office:value-type="float" office:value="65.92095">
            <text:p>65.92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1718">
            <text:p>2.801718</text:p>
          </table:table-cell>
          <table:table-cell office:value-type="float" office:value="65.94095">
            <text:p>65.94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0078">
            <text:p>2.800078</text:p>
          </table:table-cell>
          <table:table-cell office:value-type="float" office:value="65.96095">
            <text:p>65.96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878">
            <text:p>2.798878</text:p>
          </table:table-cell>
          <table:table-cell office:value-type="float" office:value="65.98094">
            <text:p>65.98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418">
            <text:p>2.798418</text:p>
          </table:table-cell>
          <table:table-cell office:value-type="float" office:value="66.00094">
            <text:p>66.00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511">
            <text:p>2.798511</text:p>
          </table:table-cell>
          <table:table-cell office:value-type="float" office:value="66.02094">
            <text:p>66.02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9007">
            <text:p>2.799007</text:p>
          </table:table-cell>
          <table:table-cell office:value-type="float" office:value="66.04093">
            <text:p>66.04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9634">
            <text:p>2.799634</text:p>
          </table:table-cell>
          <table:table-cell office:value-type="float" office:value="66.06093">
            <text:p>66.06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0245">
            <text:p>2.800245</text:p>
          </table:table-cell>
          <table:table-cell office:value-type="float" office:value="66.08092">
            <text:p>66.08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1094">
            <text:p>2.801094</text:p>
          </table:table-cell>
          <table:table-cell office:value-type="float" office:value="66.10092">
            <text:p>66.10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1449">
            <text:p>2.801449</text:p>
          </table:table-cell>
          <table:table-cell office:value-type="float" office:value="66.12092">
            <text:p>66.12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1355">
            <text:p>2.801355</text:p>
          </table:table-cell>
          <table:table-cell office:value-type="float" office:value="66.14091">
            <text:p>66.14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0864">
            <text:p>2.800864</text:p>
          </table:table-cell>
          <table:table-cell office:value-type="float" office:value="66.16091">
            <text:p>66.16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9905">
            <text:p>2.799905</text:p>
          </table:table-cell>
          <table:table-cell office:value-type="float" office:value="66.18091">
            <text:p>66.18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635">
            <text:p>2.798635</text:p>
          </table:table-cell>
          <table:table-cell office:value-type="float" office:value="66.2009">
            <text:p>66.2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332">
            <text:p>2.797332</text:p>
          </table:table-cell>
          <table:table-cell office:value-type="float" office:value="66.2209">
            <text:p>66.2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434">
            <text:p>2.796434</text:p>
          </table:table-cell>
          <table:table-cell office:value-type="float" office:value="66.2409">
            <text:p>66.24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656">
            <text:p>2.795656</text:p>
          </table:table-cell>
          <table:table-cell office:value-type="float" office:value="66.26089">
            <text:p>66.26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208">
            <text:p>2.795208</text:p>
          </table:table-cell>
          <table:table-cell office:value-type="float" office:value="66.28089">
            <text:p>66.28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852">
            <text:p>2.794852</text:p>
          </table:table-cell>
          <table:table-cell office:value-type="float" office:value="66.30089">
            <text:p>66.30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775">
            <text:p>2.794775</text:p>
          </table:table-cell>
          <table:table-cell office:value-type="float" office:value="66.32088">
            <text:p>66.32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754">
            <text:p>2.794754</text:p>
          </table:table-cell>
          <table:table-cell office:value-type="float" office:value="66.34088">
            <text:p>66.34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945">
            <text:p>2.794945</text:p>
          </table:table-cell>
          <table:table-cell office:value-type="float" office:value="66.36088">
            <text:p>66.36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193">
            <text:p>2.795193</text:p>
          </table:table-cell>
          <table:table-cell office:value-type="float" office:value="66.38087">
            <text:p>66.38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626">
            <text:p>2.795626</text:p>
          </table:table-cell>
          <table:table-cell office:value-type="float" office:value="66.40087">
            <text:p>66.40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489">
            <text:p>2.796489</text:p>
          </table:table-cell>
          <table:table-cell office:value-type="float" office:value="66.42087">
            <text:p>66.42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889">
            <text:p>2.797889</text:p>
          </table:table-cell>
          <table:table-cell office:value-type="float" office:value="66.44086">
            <text:p>66.44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9749">
            <text:p>2.799749</text:p>
          </table:table-cell>
          <table:table-cell office:value-type="float" office:value="66.46086">
            <text:p>66.46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1664">
            <text:p>2.801664</text:p>
          </table:table-cell>
          <table:table-cell office:value-type="float" office:value="66.48086">
            <text:p>66.48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3257">
            <text:p>2.803257</text:p>
          </table:table-cell>
          <table:table-cell office:value-type="float" office:value="66.50085">
            <text:p>66.50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4211">
            <text:p>2.804211</text:p>
          </table:table-cell>
          <table:table-cell office:value-type="float" office:value="66.52085">
            <text:p>66.52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4276">
            <text:p>2.804276</text:p>
          </table:table-cell>
          <table:table-cell office:value-type="float" office:value="66.54085">
            <text:p>66.54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3394">
            <text:p>2.803394</text:p>
          </table:table-cell>
          <table:table-cell office:value-type="float" office:value="66.56084">
            <text:p>66.56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1844">
            <text:p>2.801844</text:p>
          </table:table-cell>
          <table:table-cell office:value-type="float" office:value="66.58084">
            <text:p>66.58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0001">
            <text:p>2.800001</text:p>
          </table:table-cell>
          <table:table-cell office:value-type="float" office:value="66.60084">
            <text:p>66.60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26">
            <text:p>2.79826</text:p>
          </table:table-cell>
          <table:table-cell office:value-type="float" office:value="66.62083">
            <text:p>66.62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924">
            <text:p>2.796924</text:p>
          </table:table-cell>
          <table:table-cell office:value-type="float" office:value="66.64083">
            <text:p>66.64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304">
            <text:p>2.796304</text:p>
          </table:table-cell>
          <table:table-cell office:value-type="float" office:value="66.66083">
            <text:p>66.66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351">
            <text:p>2.796351</text:p>
          </table:table-cell>
          <table:table-cell office:value-type="float" office:value="66.68082">
            <text:p>66.68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808">
            <text:p>2.796808</text:p>
          </table:table-cell>
          <table:table-cell office:value-type="float" office:value="66.70082">
            <text:p>66.70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312">
            <text:p>2.797312</text:p>
          </table:table-cell>
          <table:table-cell office:value-type="float" office:value="66.72082">
            <text:p>66.72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797">
            <text:p>2.797797</text:p>
          </table:table-cell>
          <table:table-cell office:value-type="float" office:value="66.74081">
            <text:p>66.74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51">
            <text:p>2.79851</text:p>
          </table:table-cell>
          <table:table-cell office:value-type="float" office:value="66.76081">
            <text:p>66.76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753">
            <text:p>2.798753</text:p>
          </table:table-cell>
          <table:table-cell office:value-type="float" office:value="66.78081">
            <text:p>66.78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544">
            <text:p>2.798544</text:p>
          </table:table-cell>
          <table:table-cell office:value-type="float" office:value="66.8008">
            <text:p>66.8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934">
            <text:p>2.797934</text:p>
          </table:table-cell>
          <table:table-cell office:value-type="float" office:value="66.8208">
            <text:p>66.8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858">
            <text:p>2.796858</text:p>
          </table:table-cell>
          <table:table-cell office:value-type="float" office:value="66.8408">
            <text:p>66.8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477">
            <text:p>2.795477</text:p>
          </table:table-cell>
          <table:table-cell office:value-type="float" office:value="66.86079">
            <text:p>66.86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066">
            <text:p>2.794066</text:p>
          </table:table-cell>
          <table:table-cell office:value-type="float" office:value="66.88079">
            <text:p>66.88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117">
            <text:p>2.793117</text:p>
          </table:table-cell>
          <table:table-cell office:value-type="float" office:value="66.90079">
            <text:p>66.90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26">
            <text:p>2.79226</text:p>
          </table:table-cell>
          <table:table-cell office:value-type="float" office:value="66.92078">
            <text:p>66.92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766">
            <text:p>2.791766</text:p>
          </table:table-cell>
          <table:table-cell office:value-type="float" office:value="66.94078">
            <text:p>66.94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383">
            <text:p>2.791383</text:p>
          </table:table-cell>
          <table:table-cell office:value-type="float" office:value="66.96078">
            <text:p>66.96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27">
            <text:p>2.79127</text:p>
          </table:table-cell>
          <table:table-cell office:value-type="float" office:value="66.98077">
            <text:p>66.98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259">
            <text:p>2.791259</text:p>
          </table:table-cell>
          <table:table-cell office:value-type="float" office:value="67.00077">
            <text:p>67.00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413">
            <text:p>2.791413</text:p>
          </table:table-cell>
          <table:table-cell office:value-type="float" office:value="67.02077">
            <text:p>67.02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609">
            <text:p>2.791609</text:p>
          </table:table-cell>
          <table:table-cell office:value-type="float" office:value="67.04076">
            <text:p>67.04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108">
            <text:p>2.792108</text:p>
          </table:table-cell>
          <table:table-cell office:value-type="float" office:value="67.06076">
            <text:p>67.06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091">
            <text:p>2.793091</text:p>
          </table:table-cell>
          <table:table-cell office:value-type="float" office:value="67.08076">
            <text:p>67.08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572">
            <text:p>2.794572</text:p>
          </table:table-cell>
          <table:table-cell office:value-type="float" office:value="67.10075">
            <text:p>67.10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534">
            <text:p>2.796534</text:p>
          </table:table-cell>
          <table:table-cell office:value-type="float" office:value="67.12075">
            <text:p>67.12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525">
            <text:p>2.798525</text:p>
          </table:table-cell>
          <table:table-cell office:value-type="float" office:value="67.14075">
            <text:p>67.14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0152">
            <text:p>2.800152</text:p>
          </table:table-cell>
          <table:table-cell office:value-type="float" office:value="67.16074">
            <text:p>67.16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1103">
            <text:p>2.801103</text:p>
          </table:table-cell>
          <table:table-cell office:value-type="float" office:value="67.18074">
            <text:p>67.18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1094">
            <text:p>2.801094</text:p>
          </table:table-cell>
          <table:table-cell office:value-type="float" office:value="67.20074">
            <text:p>67.20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0134">
            <text:p>2.800134</text:p>
          </table:table-cell>
          <table:table-cell office:value-type="float" office:value="67.22073">
            <text:p>67.22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477">
            <text:p>2.798477</text:p>
          </table:table-cell>
          <table:table-cell office:value-type="float" office:value="67.24073">
            <text:p>67.24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57">
            <text:p>2.79657</text:p>
          </table:table-cell>
          <table:table-cell office:value-type="float" office:value="67.26073">
            <text:p>67.26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773">
            <text:p>2.794773</text:p>
          </table:table-cell>
          <table:table-cell office:value-type="float" office:value="67.28072">
            <text:p>67.28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454">
            <text:p>2.793454</text:p>
          </table:table-cell>
          <table:table-cell office:value-type="float" office:value="67.30072">
            <text:p>67.30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808">
            <text:p>2.792808</text:p>
          </table:table-cell>
          <table:table-cell office:value-type="float" office:value="67.32072">
            <text:p>67.32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825">
            <text:p>2.792825</text:p>
          </table:table-cell>
          <table:table-cell office:value-type="float" office:value="67.34071">
            <text:p>67.34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286">
            <text:p>2.793286</text:p>
          </table:table-cell>
          <table:table-cell office:value-type="float" office:value="67.36071">
            <text:p>67.36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935">
            <text:p>2.793935</text:p>
          </table:table-cell>
          <table:table-cell office:value-type="float" office:value="67.38071">
            <text:p>67.38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558">
            <text:p>2.794558</text:p>
          </table:table-cell>
          <table:table-cell office:value-type="float" office:value="67.4007">
            <text:p>67.4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417">
            <text:p>2.795417</text:p>
          </table:table-cell>
          <table:table-cell office:value-type="float" office:value="67.4207">
            <text:p>67.42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818">
            <text:p>2.795818</text:p>
          </table:table-cell>
          <table:table-cell office:value-type="float" office:value="67.4407">
            <text:p>67.44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784">
            <text:p>2.795784</text:p>
          </table:table-cell>
          <table:table-cell office:value-type="float" office:value="67.46069">
            <text:p>67.46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364">
            <text:p>2.795364</text:p>
          </table:table-cell>
          <table:table-cell office:value-type="float" office:value="67.48069">
            <text:p>67.48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482">
            <text:p>2.794482</text:p>
          </table:table-cell>
          <table:table-cell office:value-type="float" office:value="67.50069">
            <text:p>67.50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307">
            <text:p>2.793307</text:p>
          </table:table-cell>
          <table:table-cell office:value-type="float" office:value="67.52068">
            <text:p>67.52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124">
            <text:p>2.792124</text:p>
          </table:table-cell>
          <table:table-cell office:value-type="float" office:value="67.54068">
            <text:p>67.54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399">
            <text:p>2.791399</text:p>
          </table:table-cell>
          <table:table-cell office:value-type="float" office:value="67.56068">
            <text:p>67.56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779">
            <text:p>2.790779</text:p>
          </table:table-cell>
          <table:table-cell office:value-type="float" office:value="67.58067">
            <text:p>67.58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511">
            <text:p>2.790511</text:p>
          </table:table-cell>
          <table:table-cell office:value-type="float" office:value="67.60067">
            <text:p>67.60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349">
            <text:p>2.790349</text:p>
          </table:table-cell>
          <table:table-cell office:value-type="float" office:value="67.62067">
            <text:p>67.62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437">
            <text:p>2.790437</text:p>
          </table:table-cell>
          <table:table-cell office:value-type="float" office:value="67.64066">
            <text:p>67.64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634">
            <text:p>2.790634</text:p>
          </table:table-cell>
          <table:table-cell office:value-type="float" office:value="67.66066">
            <text:p>67.66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013">
            <text:p>2.791013</text:p>
          </table:table-cell>
          <table:table-cell office:value-type="float" office:value="67.68066">
            <text:p>67.68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443">
            <text:p>2.791443</text:p>
          </table:table-cell>
          <table:table-cell office:value-type="float" office:value="67.70065">
            <text:p>67.70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244">
            <text:p>2.792244</text:p>
          </table:table-cell>
          <table:table-cell office:value-type="float" office:value="67.72065">
            <text:p>67.72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525">
            <text:p>2.793525</text:p>
          </table:table-cell>
          <table:table-cell office:value-type="float" office:value="67.74065">
            <text:p>67.740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33">
            <text:p>2.79533</text:p>
          </table:table-cell>
          <table:table-cell office:value-type="float" office:value="67.76064">
            <text:p>67.76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625">
            <text:p>2.797625</text:p>
          </table:table-cell>
          <table:table-cell office:value-type="float" office:value="67.78064">
            <text:p>67.78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9959">
            <text:p>2.799959</text:p>
          </table:table-cell>
          <table:table-cell office:value-type="float" office:value="67.80064">
            <text:p>67.80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1845">
            <text:p>2.801845</text:p>
          </table:table-cell>
          <table:table-cell office:value-type="float" office:value="67.82063">
            <text:p>67.82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302">
            <text:p>2.80302</text:p>
          </table:table-cell>
          <table:table-cell office:value-type="float" office:value="67.84063">
            <text:p>67.84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3184">
            <text:p>2.803184</text:p>
          </table:table-cell>
          <table:table-cell office:value-type="float" office:value="67.86063">
            <text:p>67.86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2382">
            <text:p>2.802382</text:p>
          </table:table-cell>
          <table:table-cell office:value-type="float" office:value="67.88062">
            <text:p>67.88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0874">
            <text:p>2.800874</text:p>
          </table:table-cell>
          <table:table-cell office:value-type="float" office:value="67.90062">
            <text:p>67.90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9156">
            <text:p>2.799156</text:p>
          </table:table-cell>
          <table:table-cell office:value-type="float" office:value="67.92062">
            <text:p>67.92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572">
            <text:p>2.797572</text:p>
          </table:table-cell>
          <table:table-cell office:value-type="float" office:value="67.94061">
            <text:p>67.94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394">
            <text:p>2.796394</text:p>
          </table:table-cell>
          <table:table-cell office:value-type="float" office:value="67.96061">
            <text:p>67.96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951">
            <text:p>2.795951</text:p>
          </table:table-cell>
          <table:table-cell office:value-type="float" office:value="67.98061">
            <text:p>67.98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223">
            <text:p>2.796223</text:p>
          </table:table-cell>
          <table:table-cell office:value-type="float" office:value="68.0006">
            <text:p>68.0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823">
            <text:p>2.796823</text:p>
          </table:table-cell>
          <table:table-cell office:value-type="float" office:value="68.0206">
            <text:p>68.0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504">
            <text:p>2.797504</text:p>
          </table:table-cell>
          <table:table-cell office:value-type="float" office:value="68.0406">
            <text:p>68.04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131">
            <text:p>2.798131</text:p>
          </table:table-cell>
          <table:table-cell office:value-type="float" office:value="68.06059">
            <text:p>68.06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936">
            <text:p>2.798936</text:p>
          </table:table-cell>
          <table:table-cell office:value-type="float" office:value="68.08059">
            <text:p>68.08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9232">
            <text:p>2.799232</text:p>
          </table:table-cell>
          <table:table-cell office:value-type="float" office:value="68.10059">
            <text:p>68.10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9052">
            <text:p>2.799052</text:p>
          </table:table-cell>
          <table:table-cell office:value-type="float" office:value="68.12058">
            <text:p>68.12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479">
            <text:p>2.798479</text:p>
          </table:table-cell>
          <table:table-cell office:value-type="float" office:value="68.14058">
            <text:p>68.14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45">
            <text:p>2.79745</text:p>
          </table:table-cell>
          <table:table-cell office:value-type="float" office:value="68.16058">
            <text:p>68.16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176">
            <text:p>2.796176</text:p>
          </table:table-cell>
          <table:table-cell office:value-type="float" office:value="68.18057">
            <text:p>68.18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926">
            <text:p>2.794926</text:p>
          </table:table-cell>
          <table:table-cell office:value-type="float" office:value="68.20057">
            <text:p>68.20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167">
            <text:p>2.794167</text:p>
          </table:table-cell>
          <table:table-cell office:value-type="float" office:value="68.22057">
            <text:p>68.22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509">
            <text:p>2.793509</text:p>
          </table:table-cell>
          <table:table-cell office:value-type="float" office:value="68.24056">
            <text:p>68.24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223">
            <text:p>2.793223</text:p>
          </table:table-cell>
          <table:table-cell office:value-type="float" office:value="68.26056">
            <text:p>68.26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01">
            <text:p>2.79301</text:p>
          </table:table-cell>
          <table:table-cell office:value-type="float" office:value="68.28056">
            <text:p>68.28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04">
            <text:p>2.79304</text:p>
          </table:table-cell>
          <table:table-cell office:value-type="float" office:value="68.30055">
            <text:p>68.30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135">
            <text:p>2.793135</text:p>
          </table:table-cell>
          <table:table-cell office:value-type="float" office:value="68.32055">
            <text:p>68.32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425">
            <text:p>2.793425</text:p>
          </table:table-cell>
          <table:table-cell office:value-type="float" office:value="68.34055">
            <text:p>68.34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758">
            <text:p>2.793758</text:p>
          </table:table-cell>
          <table:table-cell office:value-type="float" office:value="68.36054">
            <text:p>68.36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409">
            <text:p>2.794409</text:p>
          </table:table-cell>
          <table:table-cell office:value-type="float" office:value="68.38054">
            <text:p>68.38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421">
            <text:p>2.795421</text:p>
          </table:table-cell>
          <table:table-cell office:value-type="float" office:value="68.40054">
            <text:p>68.40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025">
            <text:p>2.797025</text:p>
          </table:table-cell>
          <table:table-cell office:value-type="float" office:value="68.42053">
            <text:p>68.42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9118">
            <text:p>2.799118</text:p>
          </table:table-cell>
          <table:table-cell office:value-type="float" office:value="68.44053">
            <text:p>68.44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1248">
            <text:p>2.801248</text:p>
          </table:table-cell>
          <table:table-cell office:value-type="float" office:value="68.46053">
            <text:p>68.46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2919">
            <text:p>2.802919</text:p>
          </table:table-cell>
          <table:table-cell office:value-type="float" office:value="68.48052">
            <text:p>68.48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3893">
            <text:p>2.803893</text:p>
          </table:table-cell>
          <table:table-cell office:value-type="float" office:value="68.50052">
            <text:p>68.50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3868">
            <text:p>2.803868</text:p>
          </table:table-cell>
          <table:table-cell office:value-type="float" office:value="68.52052">
            <text:p>68.52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2896">
            <text:p>2.802896</text:p>
          </table:table-cell>
          <table:table-cell office:value-type="float" office:value="68.54051">
            <text:p>68.54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1185">
            <text:p>2.801185</text:p>
          </table:table-cell>
          <table:table-cell office:value-type="float" office:value="68.56051">
            <text:p>68.56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9298">
            <text:p>2.799298</text:p>
          </table:table-cell>
          <table:table-cell office:value-type="float" office:value="68.58051">
            <text:p>68.58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562">
            <text:p>2.797562</text:p>
          </table:table-cell>
          <table:table-cell office:value-type="float" office:value="68.6005">
            <text:p>68.6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261">
            <text:p>2.796261</text:p>
          </table:table-cell>
          <table:table-cell office:value-type="float" office:value="68.6205">
            <text:p>68.62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708">
            <text:p>2.795708</text:p>
          </table:table-cell>
          <table:table-cell office:value-type="float" office:value="68.6405">
            <text:p>68.64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849">
            <text:p>2.795849</text:p>
          </table:table-cell>
          <table:table-cell office:value-type="float" office:value="68.66049">
            <text:p>68.66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39">
            <text:p>2.79639</text:p>
          </table:table-cell>
          <table:table-cell office:value-type="float" office:value="68.68049">
            <text:p>68.68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931">
            <text:p>2.796931</text:p>
          </table:table-cell>
          <table:table-cell office:value-type="float" office:value="68.70049">
            <text:p>68.70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481">
            <text:p>2.797481</text:p>
          </table:table-cell>
          <table:table-cell office:value-type="float" office:value="68.72048">
            <text:p>68.72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115">
            <text:p>2.798115</text:p>
          </table:table-cell>
          <table:table-cell office:value-type="float" office:value="68.74048">
            <text:p>68.74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255">
            <text:p>2.798255</text:p>
          </table:table-cell>
          <table:table-cell office:value-type="float" office:value="68.76048">
            <text:p>68.76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993">
            <text:p>2.797993</text:p>
          </table:table-cell>
          <table:table-cell office:value-type="float" office:value="68.78047">
            <text:p>68.78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304">
            <text:p>2.797304</text:p>
          </table:table-cell>
          <table:table-cell office:value-type="float" office:value="68.80047">
            <text:p>68.80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235">
            <text:p>2.796235</text:p>
          </table:table-cell>
          <table:table-cell office:value-type="float" office:value="68.82047">
            <text:p>68.82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915">
            <text:p>2.794915</text:p>
          </table:table-cell>
          <table:table-cell office:value-type="float" office:value="68.84046">
            <text:p>68.84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655">
            <text:p>2.793655</text:p>
          </table:table-cell>
          <table:table-cell office:value-type="float" office:value="68.86046">
            <text:p>68.86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881">
            <text:p>2.792881</text:p>
          </table:table-cell>
          <table:table-cell office:value-type="float" office:value="68.88046">
            <text:p>68.88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251">
            <text:p>2.792251</text:p>
          </table:table-cell>
          <table:table-cell office:value-type="float" office:value="68.90045">
            <text:p>68.90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025">
            <text:p>2.792025</text:p>
          </table:table-cell>
          <table:table-cell office:value-type="float" office:value="68.92045">
            <text:p>68.92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9">
            <text:p>2.7919</text:p>
          </table:table-cell>
          <table:table-cell office:value-type="float" office:value="68.94044">
            <text:p>68.94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953">
            <text:p>2.791953</text:p>
          </table:table-cell>
          <table:table-cell office:value-type="float" office:value="68.96044">
            <text:p>68.96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068">
            <text:p>2.792068</text:p>
          </table:table-cell>
          <table:table-cell office:value-type="float" office:value="68.98044">
            <text:p>68.98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286">
            <text:p>2.792286</text:p>
          </table:table-cell>
          <table:table-cell office:value-type="float" office:value="69.00043">
            <text:p>69.00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503">
            <text:p>2.792503</text:p>
          </table:table-cell>
          <table:table-cell office:value-type="float" office:value="69.02043">
            <text:p>69.02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942">
            <text:p>2.792942</text:p>
          </table:table-cell>
          <table:table-cell office:value-type="float" office:value="69.04043">
            <text:p>69.04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824">
            <text:p>2.793824</text:p>
          </table:table-cell>
          <table:table-cell office:value-type="float" office:value="69.06042">
            <text:p>69.06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195">
            <text:p>2.795195</text:p>
          </table:table-cell>
          <table:table-cell office:value-type="float" office:value="69.08042">
            <text:p>69.08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087">
            <text:p>2.797087</text:p>
          </table:table-cell>
          <table:table-cell office:value-type="float" office:value="69.10042">
            <text:p>69.10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9083">
            <text:p>2.799083</text:p>
          </table:table-cell>
          <table:table-cell office:value-type="float" office:value="69.12041">
            <text:p>69.12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0712">
            <text:p>2.800712</text:p>
          </table:table-cell>
          <table:table-cell office:value-type="float" office:value="69.14041">
            <text:p>69.14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1689">
            <text:p>2.801689</text:p>
          </table:table-cell>
          <table:table-cell office:value-type="float" office:value="69.16041">
            <text:p>69.16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1671">
            <text:p>2.801671</text:p>
          </table:table-cell>
          <table:table-cell office:value-type="float" office:value="69.1804">
            <text:p>69.1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800714">
            <text:p>2.800714</text:p>
          </table:table-cell>
          <table:table-cell office:value-type="float" office:value="69.2004">
            <text:p>69.2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975">
            <text:p>2.798975</text:p>
          </table:table-cell>
          <table:table-cell office:value-type="float" office:value="69.2204">
            <text:p>69.2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063">
            <text:p>2.797063</text:p>
          </table:table-cell>
          <table:table-cell office:value-type="float" office:value="69.24039">
            <text:p>69.24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273">
            <text:p>2.795273</text:p>
          </table:table-cell>
          <table:table-cell office:value-type="float" office:value="69.26039">
            <text:p>69.26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876">
            <text:p>2.793876</text:p>
          </table:table-cell>
          <table:table-cell office:value-type="float" office:value="69.28039">
            <text:p>69.28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205">
            <text:p>2.793205</text:p>
          </table:table-cell>
          <table:table-cell office:value-type="float" office:value="69.30038">
            <text:p>69.30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219">
            <text:p>2.793219</text:p>
          </table:table-cell>
          <table:table-cell office:value-type="float" office:value="69.32038">
            <text:p>69.32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637">
            <text:p>2.793637</text:p>
          </table:table-cell>
          <table:table-cell office:value-type="float" office:value="69.34038">
            <text:p>69.34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165">
            <text:p>2.794165</text:p>
          </table:table-cell>
          <table:table-cell office:value-type="float" office:value="69.36037">
            <text:p>69.36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591">
            <text:p>2.794591</text:p>
          </table:table-cell>
          <table:table-cell office:value-type="float" office:value="69.38037">
            <text:p>69.38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085">
            <text:p>2.795085</text:p>
          </table:table-cell>
          <table:table-cell office:value-type="float" office:value="69.40037">
            <text:p>69.40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186">
            <text:p>2.795186</text:p>
          </table:table-cell>
          <table:table-cell office:value-type="float" office:value="69.42036">
            <text:p>69.42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845">
            <text:p>2.794845</text:p>
          </table:table-cell>
          <table:table-cell office:value-type="float" office:value="69.44036">
            <text:p>69.44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088">
            <text:p>2.794088</text:p>
          </table:table-cell>
          <table:table-cell office:value-type="float" office:value="69.46036">
            <text:p>69.46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999">
            <text:p>2.792999</text:p>
          </table:table-cell>
          <table:table-cell office:value-type="float" office:value="69.48035">
            <text:p>69.48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68">
            <text:p>2.79168</text:p>
          </table:table-cell>
          <table:table-cell office:value-type="float" office:value="69.50035">
            <text:p>69.50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46">
            <text:p>2.79046</text:p>
          </table:table-cell>
          <table:table-cell office:value-type="float" office:value="69.52035">
            <text:p>69.52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715">
            <text:p>2.789715</text:p>
          </table:table-cell>
          <table:table-cell office:value-type="float" office:value="69.54034">
            <text:p>69.54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296">
            <text:p>2.789296</text:p>
          </table:table-cell>
          <table:table-cell office:value-type="float" office:value="69.56034">
            <text:p>69.56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897">
            <text:p>2.78897</text:p>
          </table:table-cell>
          <table:table-cell office:value-type="float" office:value="69.58034">
            <text:p>69.58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8917">
            <text:p>2.788917</text:p>
          </table:table-cell>
          <table:table-cell office:value-type="float" office:value="69.60033">
            <text:p>69.60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8954">
            <text:p>2.788954</text:p>
          </table:table-cell>
          <table:table-cell office:value-type="float" office:value="69.62033">
            <text:p>69.62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116">
            <text:p>2.789116</text:p>
          </table:table-cell>
          <table:table-cell office:value-type="float" office:value="69.64033">
            <text:p>69.64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347">
            <text:p>2.789347</text:p>
          </table:table-cell>
          <table:table-cell office:value-type="float" office:value="69.66032">
            <text:p>69.66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605">
            <text:p>2.789605</text:p>
          </table:table-cell>
          <table:table-cell office:value-type="float" office:value="69.68032">
            <text:p>69.68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111">
            <text:p>2.790111</text:p>
          </table:table-cell>
          <table:table-cell office:value-type="float" office:value="69.70032">
            <text:p>69.70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076">
            <text:p>2.791076</text:p>
          </table:table-cell>
          <table:table-cell office:value-type="float" office:value="69.72031">
            <text:p>69.72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542">
            <text:p>2.792542</text:p>
          </table:table-cell>
          <table:table-cell office:value-type="float" office:value="69.74031">
            <text:p>69.74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506">
            <text:p>2.794506</text:p>
          </table:table-cell>
          <table:table-cell office:value-type="float" office:value="69.76031">
            <text:p>69.76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524">
            <text:p>2.796524</text:p>
          </table:table-cell>
          <table:table-cell office:value-type="float" office:value="69.7803">
            <text:p>69.78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124">
            <text:p>2.798124</text:p>
          </table:table-cell>
          <table:table-cell office:value-type="float" office:value="69.8003">
            <text:p>69.8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9057">
            <text:p>2.799057</text:p>
          </table:table-cell>
          <table:table-cell office:value-type="float" office:value="69.8203">
            <text:p>69.8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971">
            <text:p>2.798971</text:p>
          </table:table-cell>
          <table:table-cell office:value-type="float" office:value="69.84029">
            <text:p>69.84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007">
            <text:p>2.798007</text:p>
          </table:table-cell>
          <table:table-cell office:value-type="float" office:value="69.86029">
            <text:p>69.86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302">
            <text:p>2.796302</text:p>
          </table:table-cell>
          <table:table-cell office:value-type="float" office:value="69.88029">
            <text:p>69.88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479">
            <text:p>2.794479</text:p>
          </table:table-cell>
          <table:table-cell office:value-type="float" office:value="69.90028">
            <text:p>69.90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734">
            <text:p>2.792734</text:p>
          </table:table-cell>
          <table:table-cell office:value-type="float" office:value="69.92028">
            <text:p>69.92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425">
            <text:p>2.791425</text:p>
          </table:table-cell>
          <table:table-cell office:value-type="float" office:value="69.94028">
            <text:p>69.94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782">
            <text:p>2.790782</text:p>
          </table:table-cell>
          <table:table-cell office:value-type="float" office:value="69.96027">
            <text:p>69.96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808">
            <text:p>2.790808</text:p>
          </table:table-cell>
          <table:table-cell office:value-type="float" office:value="69.98027">
            <text:p>69.98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22">
            <text:p>2.79122</text:p>
          </table:table-cell>
          <table:table-cell office:value-type="float" office:value="70.00027">
            <text:p>70.00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724">
            <text:p>2.791724</text:p>
          </table:table-cell>
          <table:table-cell office:value-type="float" office:value="70.02026">
            <text:p>70.02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124">
            <text:p>2.792124</text:p>
          </table:table-cell>
          <table:table-cell office:value-type="float" office:value="70.04026">
            <text:p>70.04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584">
            <text:p>2.792584</text:p>
          </table:table-cell>
          <table:table-cell office:value-type="float" office:value="70.06026">
            <text:p>70.06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681">
            <text:p>2.792681</text:p>
          </table:table-cell>
          <table:table-cell office:value-type="float" office:value="70.08025">
            <text:p>70.08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361">
            <text:p>2.792361</text:p>
          </table:table-cell>
          <table:table-cell office:value-type="float" office:value="70.10025">
            <text:p>70.10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638">
            <text:p>2.791638</text:p>
          </table:table-cell>
          <table:table-cell office:value-type="float" office:value="70.12025">
            <text:p>70.12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584">
            <text:p>2.790584</text:p>
          </table:table-cell>
          <table:table-cell office:value-type="float" office:value="70.14024">
            <text:p>70.14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282">
            <text:p>2.789282</text:p>
          </table:table-cell>
          <table:table-cell office:value-type="float" office:value="70.16024">
            <text:p>70.16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8067">
            <text:p>2.788067</text:p>
          </table:table-cell>
          <table:table-cell office:value-type="float" office:value="70.18024">
            <text:p>70.18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7346">
            <text:p>2.787346</text:p>
          </table:table-cell>
          <table:table-cell office:value-type="float" office:value="70.20023">
            <text:p>70.20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6994">
            <text:p>2.786994</text:p>
          </table:table-cell>
          <table:table-cell office:value-type="float" office:value="70.22023">
            <text:p>70.22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6748">
            <text:p>2.786748</text:p>
          </table:table-cell>
          <table:table-cell office:value-type="float" office:value="70.24023">
            <text:p>70.24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6772">
            <text:p>2.786772</text:p>
          </table:table-cell>
          <table:table-cell office:value-type="float" office:value="70.26022">
            <text:p>70.26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6837">
            <text:p>2.786837</text:p>
          </table:table-cell>
          <table:table-cell office:value-type="float" office:value="70.28022">
            <text:p>70.28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6985">
            <text:p>2.786985</text:p>
          </table:table-cell>
          <table:table-cell office:value-type="float" office:value="70.30022">
            <text:p>70.30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7191">
            <text:p>2.787191</text:p>
          </table:table-cell>
          <table:table-cell office:value-type="float" office:value="70.32021">
            <text:p>70.32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7446">
            <text:p>2.787446</text:p>
          </table:table-cell>
          <table:table-cell office:value-type="float" office:value="70.34021">
            <text:p>70.34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7983">
            <text:p>2.787983</text:p>
          </table:table-cell>
          <table:table-cell office:value-type="float" office:value="70.36021">
            <text:p>70.36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011">
            <text:p>2.789011</text:p>
          </table:table-cell>
          <table:table-cell office:value-type="float" office:value="70.3802">
            <text:p>70.3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582">
            <text:p>2.790582</text:p>
          </table:table-cell>
          <table:table-cell office:value-type="float" office:value="70.4002">
            <text:p>70.4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663">
            <text:p>2.792663</text:p>
          </table:table-cell>
          <table:table-cell office:value-type="float" office:value="70.4202">
            <text:p>70.4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4791">
            <text:p>2.794791</text:p>
          </table:table-cell>
          <table:table-cell office:value-type="float" office:value="70.44019">
            <text:p>70.44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515">
            <text:p>2.796515</text:p>
          </table:table-cell>
          <table:table-cell office:value-type="float" office:value="70.46019">
            <text:p>70.46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477">
            <text:p>2.797477</text:p>
          </table:table-cell>
          <table:table-cell office:value-type="float" office:value="70.48019">
            <text:p>70.48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478">
            <text:p>2.797478</text:p>
          </table:table-cell>
          <table:table-cell office:value-type="float" office:value="70.50018">
            <text:p>70.50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6602">
            <text:p>2.796602</text:p>
          </table:table-cell>
          <table:table-cell office:value-type="float" office:value="70.52018">
            <text:p>70.52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101">
            <text:p>2.795101</text:p>
          </table:table-cell>
          <table:table-cell office:value-type="float" office:value="70.54018">
            <text:p>70.54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391">
            <text:p>2.793391</text:p>
          </table:table-cell>
          <table:table-cell office:value-type="float" office:value="70.56017">
            <text:p>70.56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831">
            <text:p>2.791831</text:p>
          </table:table-cell>
          <table:table-cell office:value-type="float" office:value="70.58017">
            <text:p>70.58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716">
            <text:p>2.790716</text:p>
          </table:table-cell>
          <table:table-cell office:value-type="float" office:value="70.60017">
            <text:p>70.60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308">
            <text:p>2.790308</text:p>
          </table:table-cell>
          <table:table-cell office:value-type="float" office:value="70.62016">
            <text:p>70.6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503">
            <text:p>2.790503</text:p>
          </table:table-cell>
          <table:table-cell office:value-type="float" office:value="70.64016">
            <text:p>70.64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141">
            <text:p>2.791141</text:p>
          </table:table-cell>
          <table:table-cell office:value-type="float" office:value="70.66016">
            <text:p>70.66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858">
            <text:p>2.791858</text:p>
          </table:table-cell>
          <table:table-cell office:value-type="float" office:value="70.68015">
            <text:p>70.68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414">
            <text:p>2.792414</text:p>
          </table:table-cell>
          <table:table-cell office:value-type="float" office:value="70.70015">
            <text:p>70.70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118">
            <text:p>2.793118</text:p>
          </table:table-cell>
          <table:table-cell office:value-type="float" office:value="70.72015">
            <text:p>70.72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344">
            <text:p>2.793344</text:p>
          </table:table-cell>
          <table:table-cell office:value-type="float" office:value="70.74014">
            <text:p>70.74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133">
            <text:p>2.793133</text:p>
          </table:table-cell>
          <table:table-cell office:value-type="float" office:value="70.76014">
            <text:p>70.76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555">
            <text:p>2.792555</text:p>
          </table:table-cell>
          <table:table-cell office:value-type="float" office:value="70.78014">
            <text:p>70.78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545">
            <text:p>2.791545</text:p>
          </table:table-cell>
          <table:table-cell office:value-type="float" office:value="70.80013">
            <text:p>70.80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321">
            <text:p>2.790321</text:p>
          </table:table-cell>
          <table:table-cell office:value-type="float" office:value="70.82013">
            <text:p>70.82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203">
            <text:p>2.789203</text:p>
          </table:table-cell>
          <table:table-cell office:value-type="float" office:value="70.84013">
            <text:p>70.84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8555">
            <text:p>2.788555</text:p>
          </table:table-cell>
          <table:table-cell office:value-type="float" office:value="70.86012">
            <text:p>70.86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8268">
            <text:p>2.788268</text:p>
          </table:table-cell>
          <table:table-cell office:value-type="float" office:value="70.88012">
            <text:p>70.88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8035">
            <text:p>2.788035</text:p>
          </table:table-cell>
          <table:table-cell office:value-type="float" office:value="70.90012">
            <text:p>70.90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8062">
            <text:p>2.788062</text:p>
          </table:table-cell>
          <table:table-cell office:value-type="float" office:value="70.92011">
            <text:p>70.9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8079">
            <text:p>2.788079</text:p>
          </table:table-cell>
          <table:table-cell office:value-type="float" office:value="70.94011">
            <text:p>70.94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819">
            <text:p>2.78819</text:p>
          </table:table-cell>
          <table:table-cell office:value-type="float" office:value="70.96011">
            <text:p>70.96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8324">
            <text:p>2.788324</text:p>
          </table:table-cell>
          <table:table-cell office:value-type="float" office:value="70.9801">
            <text:p>70.98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8534">
            <text:p>2.788534</text:p>
          </table:table-cell>
          <table:table-cell office:value-type="float" office:value="71.0001">
            <text:p>71.0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017">
            <text:p>2.789017</text:p>
          </table:table-cell>
          <table:table-cell office:value-type="float" office:value="71.0201">
            <text:p>71.02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991">
            <text:p>2.789991</text:p>
          </table:table-cell>
          <table:table-cell office:value-type="float" office:value="71.04009">
            <text:p>71.04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508">
            <text:p>2.791508</text:p>
          </table:table-cell>
          <table:table-cell office:value-type="float" office:value="71.06009">
            <text:p>71.06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453">
            <text:p>2.793453</text:p>
          </table:table-cell>
          <table:table-cell office:value-type="float" office:value="71.08009">
            <text:p>71.08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473">
            <text:p>2.795473</text:p>
          </table:table-cell>
          <table:table-cell office:value-type="float" office:value="71.10008">
            <text:p>71.10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069">
            <text:p>2.797069</text:p>
          </table:table-cell>
          <table:table-cell office:value-type="float" office:value="71.12008">
            <text:p>71.12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021">
            <text:p>2.798021</text:p>
          </table:table-cell>
          <table:table-cell office:value-type="float" office:value="71.14008">
            <text:p>71.14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005">
            <text:p>2.798005</text:p>
          </table:table-cell>
          <table:table-cell office:value-type="float" office:value="71.16007">
            <text:p>71.16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144">
            <text:p>2.797144</text:p>
          </table:table-cell>
          <table:table-cell office:value-type="float" office:value="71.18007">
            <text:p>71.18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599">
            <text:p>2.795599</text:p>
          </table:table-cell>
          <table:table-cell office:value-type="float" office:value="71.20007">
            <text:p>71.20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949">
            <text:p>2.793949</text:p>
          </table:table-cell>
          <table:table-cell office:value-type="float" office:value="71.22006">
            <text:p>71.22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423">
            <text:p>2.792423</text:p>
          </table:table-cell>
          <table:table-cell office:value-type="float" office:value="71.24006">
            <text:p>71.24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289">
            <text:p>2.791289</text:p>
          </table:table-cell>
          <table:table-cell office:value-type="float" office:value="71.26006">
            <text:p>71.26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893">
            <text:p>2.790893</text:p>
          </table:table-cell>
          <table:table-cell office:value-type="float" office:value="71.28005">
            <text:p>71.28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193">
            <text:p>2.791193</text:p>
          </table:table-cell>
          <table:table-cell office:value-type="float" office:value="71.30005">
            <text:p>71.30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836">
            <text:p>2.791836</text:p>
          </table:table-cell>
          <table:table-cell office:value-type="float" office:value="71.32005">
            <text:p>71.32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562">
            <text:p>2.792562</text:p>
          </table:table-cell>
          <table:table-cell office:value-type="float" office:value="71.34004">
            <text:p>71.34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141">
            <text:p>2.793141</text:p>
          </table:table-cell>
          <table:table-cell office:value-type="float" office:value="71.36004">
            <text:p>71.36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679">
            <text:p>2.793679</text:p>
          </table:table-cell>
          <table:table-cell office:value-type="float" office:value="71.38004">
            <text:p>71.38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79">
            <text:p>2.79379</text:p>
          </table:table-cell>
          <table:table-cell office:value-type="float" office:value="71.40003">
            <text:p>71.40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43">
            <text:p>2.79343</text:p>
          </table:table-cell>
          <table:table-cell office:value-type="float" office:value="71.42003">
            <text:p>71.42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2698">
            <text:p>2.792698</text:p>
          </table:table-cell>
          <table:table-cell office:value-type="float" office:value="71.44003">
            <text:p>71.44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703">
            <text:p>2.791703</text:p>
          </table:table-cell>
          <table:table-cell office:value-type="float" office:value="71.46002">
            <text:p>71.46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645">
            <text:p>2.790645</text:p>
          </table:table-cell>
          <table:table-cell office:value-type="float" office:value="71.48002">
            <text:p>71.48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829">
            <text:p>2.789829</text:p>
          </table:table-cell>
          <table:table-cell office:value-type="float" office:value="71.50002">
            <text:p>71.50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329">
            <text:p>2.789329</text:p>
          </table:table-cell>
          <table:table-cell office:value-type="float" office:value="71.52001">
            <text:p>71.52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205">
            <text:p>2.789205</text:p>
          </table:table-cell>
          <table:table-cell office:value-type="float" office:value="71.54001">
            <text:p>71.54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02">
            <text:p>2.78902</text:p>
          </table:table-cell>
          <table:table-cell office:value-type="float" office:value="71.56001">
            <text:p>71.56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054">
            <text:p>2.789054</text:p>
          </table:table-cell>
          <table:table-cell office:value-type="float" office:value="71.58">
            <text:p>71.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09">
            <text:p>2.78909</text:p>
          </table:table-cell>
          <table:table-cell office:value-type="float" office:value="71.6">
            <text:p>71.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171">
            <text:p>2.789171</text:p>
          </table:table-cell>
          <table:table-cell office:value-type="float" office:value="71.62">
            <text:p>71.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186">
            <text:p>2.789186</text:p>
          </table:table-cell>
          <table:table-cell office:value-type="float" office:value="71.63999">
            <text:p>71.63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348">
            <text:p>2.789348</text:p>
          </table:table-cell>
          <table:table-cell office:value-type="float" office:value="71.65999">
            <text:p>71.65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72">
            <text:p>2.78972</text:p>
          </table:table-cell>
          <table:table-cell office:value-type="float" office:value="71.67999">
            <text:p>71.67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551">
            <text:p>2.790551</text:p>
          </table:table-cell>
          <table:table-cell office:value-type="float" office:value="71.69998">
            <text:p>71.699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894">
            <text:p>2.791894</text:p>
          </table:table-cell>
          <table:table-cell office:value-type="float" office:value="71.71998">
            <text:p>71.719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757">
            <text:p>2.793757</text:p>
          </table:table-cell>
          <table:table-cell office:value-type="float" office:value="71.73997">
            <text:p>71.73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708">
            <text:p>2.795708</text:p>
          </table:table-cell>
          <table:table-cell office:value-type="float" office:value="71.75997">
            <text:p>71.75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281">
            <text:p>2.797281</text:p>
          </table:table-cell>
          <table:table-cell office:value-type="float" office:value="71.77997">
            <text:p>71.77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208">
            <text:p>2.798208</text:p>
          </table:table-cell>
          <table:table-cell office:value-type="float" office:value="71.79996">
            <text:p>71.799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8125">
            <text:p>2.798125</text:p>
          </table:table-cell>
          <table:table-cell office:value-type="float" office:value="71.81996">
            <text:p>71.819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7133">
            <text:p>2.797133</text:p>
          </table:table-cell>
          <table:table-cell office:value-type="float" office:value="71.83996">
            <text:p>71.839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5403">
            <text:p>2.795403</text:p>
          </table:table-cell>
          <table:table-cell office:value-type="float" office:value="71.85995">
            <text:p>71.859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3531">
            <text:p>2.793531</text:p>
          </table:table-cell>
          <table:table-cell office:value-type="float" office:value="71.87995">
            <text:p>71.879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1761">
            <text:p>2.791761</text:p>
          </table:table-cell>
          <table:table-cell office:value-type="float" office:value="71.89995">
            <text:p>71.899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344">
            <text:p>2.790344</text:p>
          </table:table-cell>
          <table:table-cell office:value-type="float" office:value="71.91994">
            <text:p>71.919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609">
            <text:p>2.789609</text:p>
          </table:table-cell>
          <table:table-cell office:value-type="float" office:value="71.93994">
            <text:p>71.939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554">
            <text:p>2.789554</text:p>
          </table:table-cell>
          <table:table-cell office:value-type="float" office:value="71.95994">
            <text:p>71.959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871">
            <text:p>2.789871</text:p>
          </table:table-cell>
          <table:table-cell office:value-type="float" office:value="71.97993">
            <text:p>71.979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231">
            <text:p>2.790231</text:p>
          </table:table-cell>
          <table:table-cell office:value-type="float" office:value="71.99993">
            <text:p>71.999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532">
            <text:p>2.790532</text:p>
          </table:table-cell>
          <table:table-cell office:value-type="float" office:value="72.01993">
            <text:p>72.019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634">
            <text:p>2.790634</text:p>
          </table:table-cell>
          <table:table-cell office:value-type="float" office:value="72.03992">
            <text:p>72.03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90438">
            <text:p>2.790438</text:p>
          </table:table-cell>
          <table:table-cell office:value-type="float" office:value="72.05992">
            <text:p>72.05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9778">
            <text:p>2.789778</text:p>
          </table:table-cell>
          <table:table-cell office:value-type="float" office:value="72.07992">
            <text:p>72.07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8694">
            <text:p>2.788694</text:p>
          </table:table-cell>
          <table:table-cell office:value-type="float" office:value="72.09991">
            <text:p>72.099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7272">
            <text:p>2.787272</text:p>
          </table:table-cell>
          <table:table-cell office:value-type="float" office:value="72.11991">
            <text:p>72.119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703">
            <text:p>2.785703</text:p>
          </table:table-cell>
          <table:table-cell office:value-type="float" office:value="72.13991">
            <text:p>72.139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4343">
            <text:p>2.784343</text:p>
          </table:table-cell>
          <table:table-cell office:value-type="float" office:value="72.1599">
            <text:p>72.15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3439">
            <text:p>2.783439</text:p>
          </table:table-cell>
          <table:table-cell office:value-type="float" office:value="72.1799">
            <text:p>72.17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2838">
            <text:p>2.782838</text:p>
          </table:table-cell>
          <table:table-cell office:value-type="float" office:value="72.1999">
            <text:p>72.1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2235">
            <text:p>2.782235</text:p>
          </table:table-cell>
          <table:table-cell office:value-type="float" office:value="72.21989">
            <text:p>72.219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1892">
            <text:p>2.781892</text:p>
          </table:table-cell>
          <table:table-cell office:value-type="float" office:value="72.23989">
            <text:p>72.239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1464">
            <text:p>2.781464</text:p>
          </table:table-cell>
          <table:table-cell office:value-type="float" office:value="72.25989">
            <text:p>72.259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1129">
            <text:p>2.781129</text:p>
          </table:table-cell>
          <table:table-cell office:value-type="float" office:value="72.27988">
            <text:p>72.279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827">
            <text:p>2.780827</text:p>
          </table:table-cell>
          <table:table-cell office:value-type="float" office:value="72.29988">
            <text:p>72.299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616">
            <text:p>2.780616</text:p>
          </table:table-cell>
          <table:table-cell office:value-type="float" office:value="72.31988">
            <text:p>72.319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0683">
            <text:p>2.780683</text:p>
          </table:table-cell>
          <table:table-cell office:value-type="float" office:value="72.33987">
            <text:p>72.339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124">
            <text:p>2.78124</text:p>
          </table:table-cell>
          <table:table-cell office:value-type="float" office:value="72.35987">
            <text:p>72.359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2335">
            <text:p>2.782335</text:p>
          </table:table-cell>
          <table:table-cell office:value-type="float" office:value="72.37987">
            <text:p>72.379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3813">
            <text:p>2.783813</text:p>
          </table:table-cell>
          <table:table-cell office:value-type="float" office:value="72.39986">
            <text:p>72.399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337">
            <text:p>2.785337</text:p>
          </table:table-cell>
          <table:table-cell office:value-type="float" office:value="72.41986">
            <text:p>72.419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6527">
            <text:p>2.786527</text:p>
          </table:table-cell>
          <table:table-cell office:value-type="float" office:value="72.43986">
            <text:p>72.439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7026">
            <text:p>2.787026</text:p>
          </table:table-cell>
          <table:table-cell office:value-type="float" office:value="72.45985">
            <text:p>72.459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6609">
            <text:p>2.786609</text:p>
          </table:table-cell>
          <table:table-cell office:value-type="float" office:value="72.47985">
            <text:p>72.479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537">
            <text:p>2.78537</text:p>
          </table:table-cell>
          <table:table-cell office:value-type="float" office:value="72.49985">
            <text:p>72.499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3574">
            <text:p>2.783574</text:p>
          </table:table-cell>
          <table:table-cell office:value-type="float" office:value="72.51984">
            <text:p>72.51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81577">
            <text:p>2.781577</text:p>
          </table:table-cell>
          <table:table-cell office:value-type="float" office:value="72.53984">
            <text:p>72.53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9735">
            <text:p>2.779735</text:p>
          </table:table-cell>
          <table:table-cell office:value-type="float" office:value="72.55984">
            <text:p>72.55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8319">
            <text:p>2.778319</text:p>
          </table:table-cell>
          <table:table-cell office:value-type="float" office:value="72.57983">
            <text:p>72.579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591">
            <text:p>2.777591</text:p>
          </table:table-cell>
          <table:table-cell office:value-type="float" office:value="72.59983">
            <text:p>72.599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514">
            <text:p>2.777514</text:p>
          </table:table-cell>
          <table:table-cell office:value-type="float" office:value="72.61983">
            <text:p>72.619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814">
            <text:p>2.777814</text:p>
          </table:table-cell>
          <table:table-cell office:value-type="float" office:value="72.63982">
            <text:p>72.63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8119">
            <text:p>2.778119</text:p>
          </table:table-cell>
          <table:table-cell office:value-type="float" office:value="72.65982">
            <text:p>72.65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8185">
            <text:p>2.778185</text:p>
          </table:table-cell>
          <table:table-cell office:value-type="float" office:value="72.67982">
            <text:p>72.67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8277">
            <text:p>2.778277</text:p>
          </table:table-cell>
          <table:table-cell office:value-type="float" office:value="72.69981">
            <text:p>72.69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841">
            <text:p>2.777841</text:p>
          </table:table-cell>
          <table:table-cell office:value-type="float" office:value="72.71981">
            <text:p>72.71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04">
            <text:p>2.77704</text:p>
          </table:table-cell>
          <table:table-cell office:value-type="float" office:value="72.73981">
            <text:p>72.73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5946">
            <text:p>2.775946</text:p>
          </table:table-cell>
          <table:table-cell office:value-type="float" office:value="72.7598">
            <text:p>72.75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4647">
            <text:p>2.774647</text:p>
          </table:table-cell>
          <table:table-cell office:value-type="float" office:value="72.7798">
            <text:p>72.77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3367">
            <text:p>2.773367</text:p>
          </table:table-cell>
          <table:table-cell office:value-type="float" office:value="72.7998">
            <text:p>72.79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2398">
            <text:p>2.772398</text:p>
          </table:table-cell>
          <table:table-cell office:value-type="float" office:value="72.81979">
            <text:p>72.81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1746">
            <text:p>2.771746</text:p>
          </table:table-cell>
          <table:table-cell office:value-type="float" office:value="72.83979">
            <text:p>72.83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1452">
            <text:p>2.771452</text:p>
          </table:table-cell>
          <table:table-cell office:value-type="float" office:value="72.85979">
            <text:p>72.85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1101">
            <text:p>2.771101</text:p>
          </table:table-cell>
          <table:table-cell office:value-type="float" office:value="72.87978">
            <text:p>72.879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0954">
            <text:p>2.770954</text:p>
          </table:table-cell>
          <table:table-cell office:value-type="float" office:value="72.89978">
            <text:p>72.899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0773">
            <text:p>2.770773</text:p>
          </table:table-cell>
          <table:table-cell office:value-type="float" office:value="72.91978">
            <text:p>72.919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0657">
            <text:p>2.770657</text:p>
          </table:table-cell>
          <table:table-cell office:value-type="float" office:value="72.93977">
            <text:p>72.939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0475">
            <text:p>2.770475</text:p>
          </table:table-cell>
          <table:table-cell office:value-type="float" office:value="72.95977">
            <text:p>72.959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0432">
            <text:p>2.770432</text:p>
          </table:table-cell>
          <table:table-cell office:value-type="float" office:value="72.97977">
            <text:p>72.979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0601">
            <text:p>2.770601</text:p>
          </table:table-cell>
          <table:table-cell office:value-type="float" office:value="72.99976">
            <text:p>72.99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1224">
            <text:p>2.771224</text:p>
          </table:table-cell>
          <table:table-cell office:value-type="float" office:value="73.01976">
            <text:p>73.01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2363">
            <text:p>2.772363</text:p>
          </table:table-cell>
          <table:table-cell office:value-type="float" office:value="73.03976">
            <text:p>73.03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4024">
            <text:p>2.774024</text:p>
          </table:table-cell>
          <table:table-cell office:value-type="float" office:value="73.05975">
            <text:p>73.059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5785">
            <text:p>2.775785</text:p>
          </table:table-cell>
          <table:table-cell office:value-type="float" office:value="73.07975">
            <text:p>73.079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266">
            <text:p>2.777266</text:p>
          </table:table-cell>
          <table:table-cell office:value-type="float" office:value="73.09975">
            <text:p>73.099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8068">
            <text:p>2.778068</text:p>
          </table:table-cell>
          <table:table-cell office:value-type="float" office:value="73.11974">
            <text:p>73.119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7924">
            <text:p>2.777924</text:p>
          </table:table-cell>
          <table:table-cell office:value-type="float" office:value="73.13974">
            <text:p>73.139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6907">
            <text:p>2.776907</text:p>
          </table:table-cell>
          <table:table-cell office:value-type="float" office:value="73.15974">
            <text:p>73.159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5234">
            <text:p>2.775234</text:p>
          </table:table-cell>
          <table:table-cell office:value-type="float" office:value="73.17973">
            <text:p>73.17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3329">
            <text:p>2.773329</text:p>
          </table:table-cell>
          <table:table-cell office:value-type="float" office:value="73.19973">
            <text:p>73.19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1532">
            <text:p>2.771532</text:p>
          </table:table-cell>
          <table:table-cell office:value-type="float" office:value="73.21973">
            <text:p>73.21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015">
            <text:p>2.77015</text:p>
          </table:table-cell>
          <table:table-cell office:value-type="float" office:value="73.23972">
            <text:p>73.239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941">
            <text:p>2.76941</text:p>
          </table:table-cell>
          <table:table-cell office:value-type="float" office:value="73.25972">
            <text:p>73.259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9323">
            <text:p>2.769323</text:p>
          </table:table-cell>
          <table:table-cell office:value-type="float" office:value="73.27972">
            <text:p>73.279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9643">
            <text:p>2.769643</text:p>
          </table:table-cell>
          <table:table-cell office:value-type="float" office:value="73.29971">
            <text:p>73.299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9942">
            <text:p>2.769942</text:p>
          </table:table-cell>
          <table:table-cell office:value-type="float" office:value="73.31971">
            <text:p>73.319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0115">
            <text:p>2.770115</text:p>
          </table:table-cell>
          <table:table-cell office:value-type="float" office:value="73.33971">
            <text:p>73.339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70179">
            <text:p>2.770179</text:p>
          </table:table-cell>
          <table:table-cell office:value-type="float" office:value="73.3597">
            <text:p>73.35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988">
            <text:p>2.76988</text:p>
          </table:table-cell>
          <table:table-cell office:value-type="float" office:value="73.3797">
            <text:p>73.37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9187">
            <text:p>2.769187</text:p>
          </table:table-cell>
          <table:table-cell office:value-type="float" office:value="73.3997">
            <text:p>73.3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8147">
            <text:p>2.768147</text:p>
          </table:table-cell>
          <table:table-cell office:value-type="float" office:value="73.41969">
            <text:p>73.419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6814">
            <text:p>2.766814</text:p>
          </table:table-cell>
          <table:table-cell office:value-type="float" office:value="73.43969">
            <text:p>73.439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5442">
            <text:p>2.765442</text:p>
          </table:table-cell>
          <table:table-cell office:value-type="float" office:value="73.45969">
            <text:p>73.459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4392">
            <text:p>2.764392</text:p>
          </table:table-cell>
          <table:table-cell office:value-type="float" office:value="73.47968">
            <text:p>73.479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3731">
            <text:p>2.763731</text:p>
          </table:table-cell>
          <table:table-cell office:value-type="float" office:value="73.49968">
            <text:p>73.499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3393">
            <text:p>2.763393</text:p>
          </table:table-cell>
          <table:table-cell office:value-type="float" office:value="73.51968">
            <text:p>73.519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3128">
            <text:p>2.763128</text:p>
          </table:table-cell>
          <table:table-cell office:value-type="float" office:value="73.53967">
            <text:p>73.53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755">
            <text:p>2.762755</text:p>
          </table:table-cell>
          <table:table-cell office:value-type="float" office:value="73.55967">
            <text:p>73.55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533">
            <text:p>2.762533</text:p>
          </table:table-cell>
          <table:table-cell office:value-type="float" office:value="73.57967">
            <text:p>73.57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29">
            <text:p>2.76229</text:p>
          </table:table-cell>
          <table:table-cell office:value-type="float" office:value="73.59966">
            <text:p>73.59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113">
            <text:p>2.762113</text:p>
          </table:table-cell>
          <table:table-cell office:value-type="float" office:value="73.61966">
            <text:p>73.61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03">
            <text:p>2.76203</text:p>
          </table:table-cell>
          <table:table-cell office:value-type="float" office:value="73.63966">
            <text:p>73.63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364">
            <text:p>2.762364</text:p>
          </table:table-cell>
          <table:table-cell office:value-type="float" office:value="73.65965">
            <text:p>73.659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3055">
            <text:p>2.763055</text:p>
          </table:table-cell>
          <table:table-cell office:value-type="float" office:value="73.67965">
            <text:p>73.679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4335">
            <text:p>2.764335</text:p>
          </table:table-cell>
          <table:table-cell office:value-type="float" office:value="73.69965">
            <text:p>73.699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5974">
            <text:p>2.765974</text:p>
          </table:table-cell>
          <table:table-cell office:value-type="float" office:value="73.71964">
            <text:p>73.71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7658">
            <text:p>2.767658</text:p>
          </table:table-cell>
          <table:table-cell office:value-type="float" office:value="73.73964">
            <text:p>73.73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8983">
            <text:p>2.768983</text:p>
          </table:table-cell>
          <table:table-cell office:value-type="float" office:value="73.75964">
            <text:p>73.75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9719">
            <text:p>2.769719</text:p>
          </table:table-cell>
          <table:table-cell office:value-type="float" office:value="73.77963">
            <text:p>73.77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9493">
            <text:p>2.769493</text:p>
          </table:table-cell>
          <table:table-cell office:value-type="float" office:value="73.79963">
            <text:p>73.79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8481">
            <text:p>2.768481</text:p>
          </table:table-cell>
          <table:table-cell office:value-type="float" office:value="73.81963">
            <text:p>73.81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6857">
            <text:p>2.766857</text:p>
          </table:table-cell>
          <table:table-cell office:value-type="float" office:value="73.83962">
            <text:p>73.839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5102">
            <text:p>2.765102</text:p>
          </table:table-cell>
          <table:table-cell office:value-type="float" office:value="73.85962">
            <text:p>73.859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3494">
            <text:p>2.763494</text:p>
          </table:table-cell>
          <table:table-cell office:value-type="float" office:value="73.87962">
            <text:p>73.879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241">
            <text:p>2.762241</text:p>
          </table:table-cell>
          <table:table-cell office:value-type="float" office:value="73.89961">
            <text:p>73.89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1688">
            <text:p>2.761688</text:p>
          </table:table-cell>
          <table:table-cell office:value-type="float" office:value="73.91961">
            <text:p>73.91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1772">
            <text:p>2.761772</text:p>
          </table:table-cell>
          <table:table-cell office:value-type="float" office:value="73.93961">
            <text:p>73.93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197">
            <text:p>2.762197</text:p>
          </table:table-cell>
          <table:table-cell office:value-type="float" office:value="73.9596">
            <text:p>73.9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557">
            <text:p>2.762557</text:p>
          </table:table-cell>
          <table:table-cell office:value-type="float" office:value="73.9796">
            <text:p>73.97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782">
            <text:p>2.762782</text:p>
          </table:table-cell>
          <table:table-cell office:value-type="float" office:value="73.9996">
            <text:p>73.99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904">
            <text:p>2.762904</text:p>
          </table:table-cell>
          <table:table-cell office:value-type="float" office:value="74.01959">
            <text:p>74.019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541">
            <text:p>2.762541</text:p>
          </table:table-cell>
          <table:table-cell office:value-type="float" office:value="74.03959">
            <text:p>74.039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1841">
            <text:p>2.761841</text:p>
          </table:table-cell>
          <table:table-cell office:value-type="float" office:value="74.05959">
            <text:p>74.059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0809">
            <text:p>2.760809</text:p>
          </table:table-cell>
          <table:table-cell office:value-type="float" office:value="74.07958">
            <text:p>74.079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9598">
            <text:p>2.759598</text:p>
          </table:table-cell>
          <table:table-cell office:value-type="float" office:value="74.09958">
            <text:p>74.099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8426">
            <text:p>2.758426</text:p>
          </table:table-cell>
          <table:table-cell office:value-type="float" office:value="74.11958">
            <text:p>74.119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7584">
            <text:p>2.757584</text:p>
          </table:table-cell>
          <table:table-cell office:value-type="float" office:value="74.13957">
            <text:p>74.139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7064">
            <text:p>2.757064</text:p>
          </table:table-cell>
          <table:table-cell office:value-type="float" office:value="74.15957">
            <text:p>74.159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6855">
            <text:p>2.756855</text:p>
          </table:table-cell>
          <table:table-cell office:value-type="float" office:value="74.17957">
            <text:p>74.179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6557">
            <text:p>2.756557</text:p>
          </table:table-cell>
          <table:table-cell office:value-type="float" office:value="74.19956">
            <text:p>74.199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6447">
            <text:p>2.756447</text:p>
          </table:table-cell>
          <table:table-cell office:value-type="float" office:value="74.21956">
            <text:p>74.219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6193">
            <text:p>2.756193</text:p>
          </table:table-cell>
          <table:table-cell office:value-type="float" office:value="74.23956">
            <text:p>74.239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6032">
            <text:p>2.756032</text:p>
          </table:table-cell>
          <table:table-cell office:value-type="float" office:value="74.25955">
            <text:p>74.259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5837">
            <text:p>2.755837</text:p>
          </table:table-cell>
          <table:table-cell office:value-type="float" office:value="74.27955">
            <text:p>74.279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577">
            <text:p>2.75577</text:p>
          </table:table-cell>
          <table:table-cell office:value-type="float" office:value="74.29955">
            <text:p>74.299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6091">
            <text:p>2.756091</text:p>
          </table:table-cell>
          <table:table-cell office:value-type="float" office:value="74.31954">
            <text:p>74.319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6732">
            <text:p>2.756732</text:p>
          </table:table-cell>
          <table:table-cell office:value-type="float" office:value="74.33954">
            <text:p>74.339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7948">
            <text:p>2.757948</text:p>
          </table:table-cell>
          <table:table-cell office:value-type="float" office:value="74.35954">
            <text:p>74.359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9653">
            <text:p>2.759653</text:p>
          </table:table-cell>
          <table:table-cell office:value-type="float" office:value="74.37953">
            <text:p>74.379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14">
            <text:p>2.7614</text:p>
          </table:table-cell>
          <table:table-cell office:value-type="float" office:value="74.39953">
            <text:p>74.399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798">
            <text:p>2.762798</text:p>
          </table:table-cell>
          <table:table-cell office:value-type="float" office:value="74.41953">
            <text:p>74.419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3474">
            <text:p>2.763474</text:p>
          </table:table-cell>
          <table:table-cell office:value-type="float" office:value="74.43952">
            <text:p>74.439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3192">
            <text:p>2.763192</text:p>
          </table:table-cell>
          <table:table-cell office:value-type="float" office:value="74.45952">
            <text:p>74.459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207">
            <text:p>2.76207</text:p>
          </table:table-cell>
          <table:table-cell office:value-type="float" office:value="74.47952">
            <text:p>74.479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60387">
            <text:p>2.760387</text:p>
          </table:table-cell>
          <table:table-cell office:value-type="float" office:value="74.49951">
            <text:p>74.499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8519">
            <text:p>2.758519</text:p>
          </table:table-cell>
          <table:table-cell office:value-type="float" office:value="74.51951">
            <text:p>74.519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6768">
            <text:p>2.756768</text:p>
          </table:table-cell>
          <table:table-cell office:value-type="float" office:value="74.53951">
            <text:p>74.539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5426">
            <text:p>2.755426</text:p>
          </table:table-cell>
          <table:table-cell office:value-type="float" office:value="74.5595">
            <text:p>74.55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472">
            <text:p>2.75472</text:p>
          </table:table-cell>
          <table:table-cell office:value-type="float" office:value="74.5795">
            <text:p>74.5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4645">
            <text:p>2.754645</text:p>
          </table:table-cell>
          <table:table-cell office:value-type="float" office:value="74.59949">
            <text:p>74.599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4927">
            <text:p>2.754927</text:p>
          </table:table-cell>
          <table:table-cell office:value-type="float" office:value="74.61949">
            <text:p>74.619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5159">
            <text:p>2.755159</text:p>
          </table:table-cell>
          <table:table-cell office:value-type="float" office:value="74.63949">
            <text:p>74.639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5175">
            <text:p>2.755175</text:p>
          </table:table-cell>
          <table:table-cell office:value-type="float" office:value="74.65948">
            <text:p>74.65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504">
            <text:p>2.75504</text:p>
          </table:table-cell>
          <table:table-cell office:value-type="float" office:value="74.67948">
            <text:p>74.67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4506">
            <text:p>2.754506</text:p>
          </table:table-cell>
          <table:table-cell office:value-type="float" office:value="74.69948">
            <text:p>74.69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3581">
            <text:p>2.753581</text:p>
          </table:table-cell>
          <table:table-cell office:value-type="float" office:value="74.71947">
            <text:p>74.719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2334">
            <text:p>2.752334</text:p>
          </table:table-cell>
          <table:table-cell office:value-type="float" office:value="74.73947">
            <text:p>74.739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086">
            <text:p>2.75086</text:p>
          </table:table-cell>
          <table:table-cell office:value-type="float" office:value="74.75947">
            <text:p>74.759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9424">
            <text:p>2.749424</text:p>
          </table:table-cell>
          <table:table-cell office:value-type="float" office:value="74.77946">
            <text:p>74.77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836">
            <text:p>2.74836</text:p>
          </table:table-cell>
          <table:table-cell office:value-type="float" office:value="74.79946">
            <text:p>74.79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7632">
            <text:p>2.747632</text:p>
          </table:table-cell>
          <table:table-cell office:value-type="float" office:value="74.81946">
            <text:p>74.81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7263">
            <text:p>2.747263</text:p>
          </table:table-cell>
          <table:table-cell office:value-type="float" office:value="74.83945">
            <text:p>74.839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694">
            <text:p>2.74694</text:p>
          </table:table-cell>
          <table:table-cell office:value-type="float" office:value="74.85945">
            <text:p>74.859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6451">
            <text:p>2.746451</text:p>
          </table:table-cell>
          <table:table-cell office:value-type="float" office:value="74.87945">
            <text:p>74.879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6041">
            <text:p>2.746041</text:p>
          </table:table-cell>
          <table:table-cell office:value-type="float" office:value="74.89944">
            <text:p>74.89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5609">
            <text:p>2.745609</text:p>
          </table:table-cell>
          <table:table-cell office:value-type="float" office:value="74.91944">
            <text:p>74.91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5242">
            <text:p>2.745242</text:p>
          </table:table-cell>
          <table:table-cell office:value-type="float" office:value="74.93944">
            <text:p>74.93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4941">
            <text:p>2.744941</text:p>
          </table:table-cell>
          <table:table-cell office:value-type="float" office:value="74.95943">
            <text:p>74.959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5048">
            <text:p>2.745048</text:p>
          </table:table-cell>
          <table:table-cell office:value-type="float" office:value="74.97943">
            <text:p>74.979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5498">
            <text:p>2.745498</text:p>
          </table:table-cell>
          <table:table-cell office:value-type="float" office:value="74.99943">
            <text:p>74.999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6543">
            <text:p>2.746543</text:p>
          </table:table-cell>
          <table:table-cell office:value-type="float" office:value="75.01942">
            <text:p>75.019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7931">
            <text:p>2.747931</text:p>
          </table:table-cell>
          <table:table-cell office:value-type="float" office:value="75.03942">
            <text:p>75.039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9372">
            <text:p>2.749372</text:p>
          </table:table-cell>
          <table:table-cell office:value-type="float" office:value="75.05942">
            <text:p>75.059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0488">
            <text:p>2.750488</text:p>
          </table:table-cell>
          <table:table-cell office:value-type="float" office:value="75.07941">
            <text:p>75.07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0988">
            <text:p>2.750988</text:p>
          </table:table-cell>
          <table:table-cell office:value-type="float" office:value="75.09941">
            <text:p>75.09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50603">
            <text:p>2.750603</text:p>
          </table:table-cell>
          <table:table-cell office:value-type="float" office:value="75.11941">
            <text:p>75.11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9462">
            <text:p>2.749462</text:p>
          </table:table-cell>
          <table:table-cell office:value-type="float" office:value="75.1394">
            <text:p>75.13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7774">
            <text:p>2.747774</text:p>
          </table:table-cell>
          <table:table-cell office:value-type="float" office:value="75.1594">
            <text:p>75.15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5918">
            <text:p>2.745918</text:p>
          </table:table-cell>
          <table:table-cell office:value-type="float" office:value="75.1794">
            <text:p>75.17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4269">
            <text:p>2.744269</text:p>
          </table:table-cell>
          <table:table-cell office:value-type="float" office:value="75.19939">
            <text:p>75.19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3089">
            <text:p>2.743089</text:p>
          </table:table-cell>
          <table:table-cell office:value-type="float" office:value="75.21939">
            <text:p>75.21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2459">
            <text:p>2.742459</text:p>
          </table:table-cell>
          <table:table-cell office:value-type="float" office:value="75.23939">
            <text:p>75.23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2303">
            <text:p>2.742303</text:p>
          </table:table-cell>
          <table:table-cell office:value-type="float" office:value="75.25938">
            <text:p>75.25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2404">
            <text:p>2.742404</text:p>
          </table:table-cell>
          <table:table-cell office:value-type="float" office:value="75.27938">
            <text:p>75.27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2548">
            <text:p>2.742548</text:p>
          </table:table-cell>
          <table:table-cell office:value-type="float" office:value="75.29938">
            <text:p>75.29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2415">
            <text:p>2.742415</text:p>
          </table:table-cell>
          <table:table-cell office:value-type="float" office:value="75.31937">
            <text:p>75.31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2329">
            <text:p>2.742329</text:p>
          </table:table-cell>
          <table:table-cell office:value-type="float" office:value="75.33937">
            <text:p>75.33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1758">
            <text:p>2.741758</text:p>
          </table:table-cell>
          <table:table-cell office:value-type="float" office:value="75.35937">
            <text:p>75.35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40851">
            <text:p>2.740851</text:p>
          </table:table-cell>
          <table:table-cell office:value-type="float" office:value="75.37936">
            <text:p>75.37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9685">
            <text:p>2.739685</text:p>
          </table:table-cell>
          <table:table-cell office:value-type="float" office:value="75.39936">
            <text:p>75.39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8401">
            <text:p>2.738401</text:p>
          </table:table-cell>
          <table:table-cell office:value-type="float" office:value="75.41936">
            <text:p>75.41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7202">
            <text:p>2.737202</text:p>
          </table:table-cell>
          <table:table-cell office:value-type="float" office:value="75.43935">
            <text:p>75.439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6401">
            <text:p>2.736401</text:p>
          </table:table-cell>
          <table:table-cell office:value-type="float" office:value="75.45935">
            <text:p>75.459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5908">
            <text:p>2.735908</text:p>
          </table:table-cell>
          <table:table-cell office:value-type="float" office:value="75.47935">
            <text:p>75.479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5738">
            <text:p>2.735738</text:p>
          </table:table-cell>
          <table:table-cell office:value-type="float" office:value="75.49934">
            <text:p>75.49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5628">
            <text:p>2.735628</text:p>
          </table:table-cell>
          <table:table-cell office:value-type="float" office:value="75.51934">
            <text:p>75.51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5315">
            <text:p>2.735315</text:p>
          </table:table-cell>
          <table:table-cell office:value-type="float" office:value="75.53934">
            <text:p>75.53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5125">
            <text:p>2.735125</text:p>
          </table:table-cell>
          <table:table-cell office:value-type="float" office:value="75.55933">
            <text:p>75.559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4797">
            <text:p>2.734797</text:p>
          </table:table-cell>
          <table:table-cell office:value-type="float" office:value="75.57933">
            <text:p>75.579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4507">
            <text:p>2.734507</text:p>
          </table:table-cell>
          <table:table-cell office:value-type="float" office:value="75.59933">
            <text:p>75.599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4253">
            <text:p>2.734253</text:p>
          </table:table-cell>
          <table:table-cell office:value-type="float" office:value="75.61932">
            <text:p>75.61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4365">
            <text:p>2.734365</text:p>
          </table:table-cell>
          <table:table-cell office:value-type="float" office:value="75.63932">
            <text:p>75.63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4795">
            <text:p>2.734795</text:p>
          </table:table-cell>
          <table:table-cell office:value-type="float" office:value="75.65932">
            <text:p>75.65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578">
            <text:p>2.73578</text:p>
          </table:table-cell>
          <table:table-cell office:value-type="float" office:value="75.67931">
            <text:p>75.679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7074">
            <text:p>2.737074</text:p>
          </table:table-cell>
          <table:table-cell office:value-type="float" office:value="75.69931">
            <text:p>75.699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8423">
            <text:p>2.738423</text:p>
          </table:table-cell>
          <table:table-cell office:value-type="float" office:value="75.71931">
            <text:p>75.719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951">
            <text:p>2.73951</text:p>
          </table:table-cell>
          <table:table-cell office:value-type="float" office:value="75.7393">
            <text:p>75.73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9949">
            <text:p>2.739949</text:p>
          </table:table-cell>
          <table:table-cell office:value-type="float" office:value="75.7593">
            <text:p>75.75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948">
            <text:p>2.73948</text:p>
          </table:table-cell>
          <table:table-cell office:value-type="float" office:value="75.7793">
            <text:p>75.77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8234">
            <text:p>2.738234</text:p>
          </table:table-cell>
          <table:table-cell office:value-type="float" office:value="75.79929">
            <text:p>75.79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6492">
            <text:p>2.736492</text:p>
          </table:table-cell>
          <table:table-cell office:value-type="float" office:value="75.81929">
            <text:p>75.81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4594">
            <text:p>2.734594</text:p>
          </table:table-cell>
          <table:table-cell office:value-type="float" office:value="75.83929">
            <text:p>75.83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2868">
            <text:p>2.732868</text:p>
          </table:table-cell>
          <table:table-cell office:value-type="float" office:value="75.85928">
            <text:p>75.85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163">
            <text:p>2.73163</text:p>
          </table:table-cell>
          <table:table-cell office:value-type="float" office:value="75.87928">
            <text:p>75.87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0946">
            <text:p>2.730946</text:p>
          </table:table-cell>
          <table:table-cell office:value-type="float" office:value="75.89928">
            <text:p>75.89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0724">
            <text:p>2.730724</text:p>
          </table:table-cell>
          <table:table-cell office:value-type="float" office:value="75.91927">
            <text:p>75.919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077">
            <text:p>2.73077</text:p>
          </table:table-cell>
          <table:table-cell office:value-type="float" office:value="75.93927">
            <text:p>75.939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0837">
            <text:p>2.730837</text:p>
          </table:table-cell>
          <table:table-cell office:value-type="float" office:value="75.95927">
            <text:p>75.959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0551">
            <text:p>2.730551</text:p>
          </table:table-cell>
          <table:table-cell office:value-type="float" office:value="75.97926">
            <text:p>75.979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30324">
            <text:p>2.730324</text:p>
          </table:table-cell>
          <table:table-cell office:value-type="float" office:value="75.99926">
            <text:p>75.999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9643">
            <text:p>2.729643</text:p>
          </table:table-cell>
          <table:table-cell office:value-type="float" office:value="76.01926">
            <text:p>76.019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8649">
            <text:p>2.728649</text:p>
          </table:table-cell>
          <table:table-cell office:value-type="float" office:value="76.03925">
            <text:p>76.03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7416">
            <text:p>2.727416</text:p>
          </table:table-cell>
          <table:table-cell office:value-type="float" office:value="76.05925">
            <text:p>76.05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6108">
            <text:p>2.726108</text:p>
          </table:table-cell>
          <table:table-cell office:value-type="float" office:value="76.07925">
            <text:p>76.07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4905">
            <text:p>2.724905</text:p>
          </table:table-cell>
          <table:table-cell office:value-type="float" office:value="76.09924">
            <text:p>76.099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4211">
            <text:p>2.724211</text:p>
          </table:table-cell>
          <table:table-cell office:value-type="float" office:value="76.11924">
            <text:p>76.119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3768">
            <text:p>2.723768</text:p>
          </table:table-cell>
          <table:table-cell office:value-type="float" office:value="76.13924">
            <text:p>76.139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3576">
            <text:p>2.723576</text:p>
          </table:table-cell>
          <table:table-cell office:value-type="float" office:value="76.15923">
            <text:p>76.15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3379">
            <text:p>2.723379</text:p>
          </table:table-cell>
          <table:table-cell office:value-type="float" office:value="76.17923">
            <text:p>76.17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3175">
            <text:p>2.723175</text:p>
          </table:table-cell>
          <table:table-cell office:value-type="float" office:value="76.19923">
            <text:p>76.19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2723">
            <text:p>2.722723</text:p>
          </table:table-cell>
          <table:table-cell office:value-type="float" office:value="76.21922">
            <text:p>76.219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2562">
            <text:p>2.722562</text:p>
          </table:table-cell>
          <table:table-cell office:value-type="float" office:value="76.23922">
            <text:p>76.239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2315">
            <text:p>2.722315</text:p>
          </table:table-cell>
          <table:table-cell office:value-type="float" office:value="76.25922">
            <text:p>76.259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2257">
            <text:p>2.722257</text:p>
          </table:table-cell>
          <table:table-cell office:value-type="float" office:value="76.27921">
            <text:p>76.279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2509">
            <text:p>2.722509</text:p>
          </table:table-cell>
          <table:table-cell office:value-type="float" office:value="76.29921">
            <text:p>76.299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3178">
            <text:p>2.723178</text:p>
          </table:table-cell>
          <table:table-cell office:value-type="float" office:value="76.31921">
            <text:p>76.319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4449">
            <text:p>2.724449</text:p>
          </table:table-cell>
          <table:table-cell office:value-type="float" office:value="76.3392">
            <text:p>76.3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6159">
            <text:p>2.726159</text:p>
          </table:table-cell>
          <table:table-cell office:value-type="float" office:value="76.3592">
            <text:p>76.35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7855">
            <text:p>2.727855</text:p>
          </table:table-cell>
          <table:table-cell office:value-type="float" office:value="76.3792">
            <text:p>76.37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9182">
            <text:p>2.729182</text:p>
          </table:table-cell>
          <table:table-cell office:value-type="float" office:value="76.39919">
            <text:p>76.39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9814">
            <text:p>2.729814</text:p>
          </table:table-cell>
          <table:table-cell office:value-type="float" office:value="76.41919">
            <text:p>76.41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9467">
            <text:p>2.729467</text:p>
          </table:table-cell>
          <table:table-cell office:value-type="float" office:value="76.43919">
            <text:p>76.43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8316">
            <text:p>2.728316</text:p>
          </table:table-cell>
          <table:table-cell office:value-type="float" office:value="76.45918">
            <text:p>76.459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6673">
            <text:p>2.726673</text:p>
          </table:table-cell>
          <table:table-cell office:value-type="float" office:value="76.47918">
            <text:p>76.479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4856">
            <text:p>2.724856</text:p>
          </table:table-cell>
          <table:table-cell office:value-type="float" office:value="76.49918">
            <text:p>76.499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3231">
            <text:p>2.723231</text:p>
          </table:table-cell>
          <table:table-cell office:value-type="float" office:value="76.51917">
            <text:p>76.519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2037">
            <text:p>2.722037</text:p>
          </table:table-cell>
          <table:table-cell office:value-type="float" office:value="76.53917">
            <text:p>76.539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1363">
            <text:p>2.721363</text:p>
          </table:table-cell>
          <table:table-cell office:value-type="float" office:value="76.55917">
            <text:p>76.559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1182">
            <text:p>2.721182</text:p>
          </table:table-cell>
          <table:table-cell office:value-type="float" office:value="76.57916">
            <text:p>76.579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1278">
            <text:p>2.721278</text:p>
          </table:table-cell>
          <table:table-cell office:value-type="float" office:value="76.59916">
            <text:p>76.599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1272">
            <text:p>2.721272</text:p>
          </table:table-cell>
          <table:table-cell office:value-type="float" office:value="76.61916">
            <text:p>76.619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0862">
            <text:p>2.720862</text:p>
          </table:table-cell>
          <table:table-cell office:value-type="float" office:value="76.63915">
            <text:p>76.639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20436">
            <text:p>2.720436</text:p>
          </table:table-cell>
          <table:table-cell office:value-type="float" office:value="76.65915">
            <text:p>76.659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9547">
            <text:p>2.719547</text:p>
          </table:table-cell>
          <table:table-cell office:value-type="float" office:value="76.67915">
            <text:p>76.679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8303">
            <text:p>2.718303</text:p>
          </table:table-cell>
          <table:table-cell office:value-type="float" office:value="76.69914">
            <text:p>76.699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6812">
            <text:p>2.716812</text:p>
          </table:table-cell>
          <table:table-cell office:value-type="float" office:value="76.71914">
            <text:p>76.719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523">
            <text:p>2.71523</text:p>
          </table:table-cell>
          <table:table-cell office:value-type="float" office:value="76.73914">
            <text:p>76.739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3808">
            <text:p>2.713808</text:p>
          </table:table-cell>
          <table:table-cell office:value-type="float" office:value="76.75913">
            <text:p>76.759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2826">
            <text:p>2.712826</text:p>
          </table:table-cell>
          <table:table-cell office:value-type="float" office:value="76.77913">
            <text:p>76.779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2167">
            <text:p>2.712167</text:p>
          </table:table-cell>
          <table:table-cell office:value-type="float" office:value="76.79913">
            <text:p>76.799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1829">
            <text:p>2.711829</text:p>
          </table:table-cell>
          <table:table-cell office:value-type="float" office:value="76.81912">
            <text:p>76.819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1508">
            <text:p>2.711508</text:p>
          </table:table-cell>
          <table:table-cell office:value-type="float" office:value="76.83912">
            <text:p>76.839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1096">
            <text:p>2.711096</text:p>
          </table:table-cell>
          <table:table-cell office:value-type="float" office:value="76.85912">
            <text:p>76.859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0598">
            <text:p>2.710598</text:p>
          </table:table-cell>
          <table:table-cell office:value-type="float" office:value="76.87911">
            <text:p>76.879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9871">
            <text:p>2.709871</text:p>
          </table:table-cell>
          <table:table-cell office:value-type="float" office:value="76.89911">
            <text:p>76.899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9341">
            <text:p>2.709341</text:p>
          </table:table-cell>
          <table:table-cell office:value-type="float" office:value="76.91911">
            <text:p>76.919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8868">
            <text:p>2.708868</text:p>
          </table:table-cell>
          <table:table-cell office:value-type="float" office:value="76.9391">
            <text:p>76.93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8781">
            <text:p>2.708781</text:p>
          </table:table-cell>
          <table:table-cell office:value-type="float" office:value="76.9591">
            <text:p>76.9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9032">
            <text:p>2.709032</text:p>
          </table:table-cell>
          <table:table-cell office:value-type="float" office:value="76.9791">
            <text:p>76.97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9852">
            <text:p>2.709852</text:p>
          </table:table-cell>
          <table:table-cell office:value-type="float" office:value="76.99909">
            <text:p>76.99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1004">
            <text:p>2.711004</text:p>
          </table:table-cell>
          <table:table-cell office:value-type="float" office:value="77.01909">
            <text:p>77.01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2263">
            <text:p>2.712263</text:p>
          </table:table-cell>
          <table:table-cell office:value-type="float" office:value="77.03909">
            <text:p>77.03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33">
            <text:p>2.7133</text:p>
          </table:table-cell>
          <table:table-cell office:value-type="float" office:value="77.05908">
            <text:p>77.059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3722">
            <text:p>2.713722</text:p>
          </table:table-cell>
          <table:table-cell office:value-type="float" office:value="77.07908">
            <text:p>77.079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3258">
            <text:p>2.713258</text:p>
          </table:table-cell>
          <table:table-cell office:value-type="float" office:value="77.09908">
            <text:p>77.099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2033">
            <text:p>2.712033</text:p>
          </table:table-cell>
          <table:table-cell office:value-type="float" office:value="77.11907">
            <text:p>77.11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10351">
            <text:p>2.710351</text:p>
          </table:table-cell>
          <table:table-cell office:value-type="float" office:value="77.13907">
            <text:p>77.13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8524">
            <text:p>2.708524</text:p>
          </table:table-cell>
          <table:table-cell office:value-type="float" office:value="77.15907">
            <text:p>77.15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6863">
            <text:p>2.706863</text:p>
          </table:table-cell>
          <table:table-cell office:value-type="float" office:value="77.17906">
            <text:p>77.179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5653">
            <text:p>2.705653</text:p>
          </table:table-cell>
          <table:table-cell office:value-type="float" office:value="77.19906">
            <text:p>77.199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4936">
            <text:p>2.704936</text:p>
          </table:table-cell>
          <table:table-cell office:value-type="float" office:value="77.21906">
            <text:p>77.219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478">
            <text:p>2.70478</text:p>
          </table:table-cell>
          <table:table-cell office:value-type="float" office:value="77.23905">
            <text:p>77.239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4809">
            <text:p>2.704809</text:p>
          </table:table-cell>
          <table:table-cell office:value-type="float" office:value="77.25905">
            <text:p>77.259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4755">
            <text:p>2.704755</text:p>
          </table:table-cell>
          <table:table-cell office:value-type="float" office:value="77.27905">
            <text:p>77.279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4254">
            <text:p>2.704254</text:p>
          </table:table-cell>
          <table:table-cell office:value-type="float" office:value="77.29904">
            <text:p>77.29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3732">
            <text:p>2.703732</text:p>
          </table:table-cell>
          <table:table-cell office:value-type="float" office:value="77.31904">
            <text:p>77.31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2726">
            <text:p>2.702726</text:p>
          </table:table-cell>
          <table:table-cell office:value-type="float" office:value="77.33904">
            <text:p>77.33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701418">
            <text:p>2.701418</text:p>
          </table:table-cell>
          <table:table-cell office:value-type="float" office:value="77.35903">
            <text:p>77.359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9925">
            <text:p>2.699925</text:p>
          </table:table-cell>
          <table:table-cell office:value-type="float" office:value="77.37903">
            <text:p>77.379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8424">
            <text:p>2.698424</text:p>
          </table:table-cell>
          <table:table-cell office:value-type="float" office:value="77.39902">
            <text:p>77.399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7119">
            <text:p>2.697119</text:p>
          </table:table-cell>
          <table:table-cell office:value-type="float" office:value="77.41902">
            <text:p>77.419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6327">
            <text:p>2.696327</text:p>
          </table:table-cell>
          <table:table-cell office:value-type="float" office:value="77.43902">
            <text:p>77.439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5831">
            <text:p>2.695831</text:p>
          </table:table-cell>
          <table:table-cell office:value-type="float" office:value="77.45901">
            <text:p>77.459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5583">
            <text:p>2.695583</text:p>
          </table:table-cell>
          <table:table-cell office:value-type="float" office:value="77.47901">
            <text:p>77.479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5371">
            <text:p>2.695371</text:p>
          </table:table-cell>
          <table:table-cell office:value-type="float" office:value="77.49901">
            <text:p>77.499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5113">
            <text:p>2.695113</text:p>
          </table:table-cell>
          <table:table-cell office:value-type="float" office:value="77.519">
            <text:p>77.5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461">
            <text:p>2.69461</text:p>
          </table:table-cell>
          <table:table-cell office:value-type="float" office:value="77.539">
            <text:p>77.5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4305">
            <text:p>2.694305</text:p>
          </table:table-cell>
          <table:table-cell office:value-type="float" office:value="77.559">
            <text:p>77.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3804">
            <text:p>2.693804</text:p>
          </table:table-cell>
          <table:table-cell office:value-type="float" office:value="77.57899">
            <text:p>77.578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3457">
            <text:p>2.693457</text:p>
          </table:table-cell>
          <table:table-cell office:value-type="float" office:value="77.59899">
            <text:p>77.598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3397">
            <text:p>2.693397</text:p>
          </table:table-cell>
          <table:table-cell office:value-type="float" office:value="77.61899">
            <text:p>77.618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3733">
            <text:p>2.693733</text:p>
          </table:table-cell>
          <table:table-cell office:value-type="float" office:value="77.63898">
            <text:p>77.63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4679">
            <text:p>2.694679</text:p>
          </table:table-cell>
          <table:table-cell office:value-type="float" office:value="77.65898">
            <text:p>77.65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6089">
            <text:p>2.696089</text:p>
          </table:table-cell>
          <table:table-cell office:value-type="float" office:value="77.67898">
            <text:p>77.67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7496">
            <text:p>2.697496</text:p>
          </table:table-cell>
          <table:table-cell office:value-type="float" office:value="77.69897">
            <text:p>77.69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8555">
            <text:p>2.698555</text:p>
          </table:table-cell>
          <table:table-cell office:value-type="float" office:value="77.71897">
            <text:p>77.71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8894">
            <text:p>2.698894</text:p>
          </table:table-cell>
          <table:table-cell office:value-type="float" office:value="77.73897">
            <text:p>77.73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827">
            <text:p>2.69827</text:p>
          </table:table-cell>
          <table:table-cell office:value-type="float" office:value="77.75896">
            <text:p>77.758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689">
            <text:p>2.69689</text:p>
          </table:table-cell>
          <table:table-cell office:value-type="float" office:value="77.77896">
            <text:p>77.778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5073">
            <text:p>2.695073</text:p>
          </table:table-cell>
          <table:table-cell office:value-type="float" office:value="77.79896">
            <text:p>77.798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3117">
            <text:p>2.693117</text:p>
          </table:table-cell>
          <table:table-cell office:value-type="float" office:value="77.81895">
            <text:p>77.818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1335">
            <text:p>2.691335</text:p>
          </table:table-cell>
          <table:table-cell office:value-type="float" office:value="77.83895">
            <text:p>77.838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90003">
            <text:p>2.690003</text:p>
          </table:table-cell>
          <table:table-cell office:value-type="float" office:value="77.85895">
            <text:p>77.858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9187">
            <text:p>2.689187</text:p>
          </table:table-cell>
          <table:table-cell office:value-type="float" office:value="77.87894">
            <text:p>77.87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8838">
            <text:p>2.688838</text:p>
          </table:table-cell>
          <table:table-cell office:value-type="float" office:value="77.89894">
            <text:p>77.89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8761">
            <text:p>2.688761</text:p>
          </table:table-cell>
          <table:table-cell office:value-type="float" office:value="77.91894">
            <text:p>77.91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8547">
            <text:p>2.688547</text:p>
          </table:table-cell>
          <table:table-cell office:value-type="float" office:value="77.93893">
            <text:p>77.938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7826">
            <text:p>2.687826</text:p>
          </table:table-cell>
          <table:table-cell office:value-type="float" office:value="77.95893">
            <text:p>77.958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7057">
            <text:p>2.687057</text:p>
          </table:table-cell>
          <table:table-cell office:value-type="float" office:value="77.97893">
            <text:p>77.978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5864">
            <text:p>2.685864</text:p>
          </table:table-cell>
          <table:table-cell office:value-type="float" office:value="77.99892">
            <text:p>77.998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4422">
            <text:p>2.684422</text:p>
          </table:table-cell>
          <table:table-cell office:value-type="float" office:value="78.01892">
            <text:p>78.018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2787">
            <text:p>2.682787</text:p>
          </table:table-cell>
          <table:table-cell office:value-type="float" office:value="78.03892">
            <text:p>78.038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1172">
            <text:p>2.681172</text:p>
          </table:table-cell>
          <table:table-cell office:value-type="float" office:value="78.05891">
            <text:p>78.058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9778">
            <text:p>2.679778</text:p>
          </table:table-cell>
          <table:table-cell office:value-type="float" office:value="78.07891">
            <text:p>78.078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8912">
            <text:p>2.678912</text:p>
          </table:table-cell>
          <table:table-cell office:value-type="float" office:value="78.09891">
            <text:p>78.098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8367">
            <text:p>2.678367</text:p>
          </table:table-cell>
          <table:table-cell office:value-type="float" office:value="78.1189">
            <text:p>78.1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8062">
            <text:p>2.678062</text:p>
          </table:table-cell>
          <table:table-cell office:value-type="float" office:value="78.1389">
            <text:p>78.13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7735">
            <text:p>2.677735</text:p>
          </table:table-cell>
          <table:table-cell office:value-type="float" office:value="78.1589">
            <text:p>78.15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7338">
            <text:p>2.677338</text:p>
          </table:table-cell>
          <table:table-cell office:value-type="float" office:value="78.17889">
            <text:p>78.17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6794">
            <text:p>2.676794</text:p>
          </table:table-cell>
          <table:table-cell office:value-type="float" office:value="78.19889">
            <text:p>78.19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6257">
            <text:p>2.676257</text:p>
          </table:table-cell>
          <table:table-cell office:value-type="float" office:value="78.21889">
            <text:p>78.21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588">
            <text:p>2.67588</text:p>
          </table:table-cell>
          <table:table-cell office:value-type="float" office:value="78.23888">
            <text:p>78.23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5552">
            <text:p>2.675552</text:p>
          </table:table-cell>
          <table:table-cell office:value-type="float" office:value="78.25888">
            <text:p>78.25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5549">
            <text:p>2.675549</text:p>
          </table:table-cell>
          <table:table-cell office:value-type="float" office:value="78.27888">
            <text:p>78.27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6022">
            <text:p>2.676022</text:p>
          </table:table-cell>
          <table:table-cell office:value-type="float" office:value="78.29887">
            <text:p>78.298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7126">
            <text:p>2.677126</text:p>
          </table:table-cell>
          <table:table-cell office:value-type="float" office:value="78.31887">
            <text:p>78.318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8568">
            <text:p>2.678568</text:p>
          </table:table-cell>
          <table:table-cell office:value-type="float" office:value="78.33887">
            <text:p>78.338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0043">
            <text:p>2.680043</text:p>
          </table:table-cell>
          <table:table-cell office:value-type="float" office:value="78.35886">
            <text:p>78.35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1258">
            <text:p>2.681258</text:p>
          </table:table-cell>
          <table:table-cell office:value-type="float" office:value="78.37886">
            <text:p>78.37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1825">
            <text:p>2.681825</text:p>
          </table:table-cell>
          <table:table-cell office:value-type="float" office:value="78.39886">
            <text:p>78.39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1488">
            <text:p>2.681488</text:p>
          </table:table-cell>
          <table:table-cell office:value-type="float" office:value="78.41885">
            <text:p>78.418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80427">
            <text:p>2.680427</text:p>
          </table:table-cell>
          <table:table-cell office:value-type="float" office:value="78.43885">
            <text:p>78.438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896">
            <text:p>2.67896</text:p>
          </table:table-cell>
          <table:table-cell office:value-type="float" office:value="78.45885">
            <text:p>78.458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7353">
            <text:p>2.677353</text:p>
          </table:table-cell>
          <table:table-cell office:value-type="float" office:value="78.47884">
            <text:p>78.478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5901">
            <text:p>2.675901</text:p>
          </table:table-cell>
          <table:table-cell office:value-type="float" office:value="78.49884">
            <text:p>78.498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4865">
            <text:p>2.674865</text:p>
          </table:table-cell>
          <table:table-cell office:value-type="float" office:value="78.51884">
            <text:p>78.518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4273">
            <text:p>2.674273</text:p>
          </table:table-cell>
          <table:table-cell office:value-type="float" office:value="78.53883">
            <text:p>78.538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4178">
            <text:p>2.674178</text:p>
          </table:table-cell>
          <table:table-cell office:value-type="float" office:value="78.55883">
            <text:p>78.558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4299">
            <text:p>2.674299</text:p>
          </table:table-cell>
          <table:table-cell office:value-type="float" office:value="78.57883">
            <text:p>78.578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4153">
            <text:p>2.674153</text:p>
          </table:table-cell>
          <table:table-cell office:value-type="float" office:value="78.59882">
            <text:p>78.59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4048">
            <text:p>2.674048</text:p>
          </table:table-cell>
          <table:table-cell office:value-type="float" office:value="78.61882">
            <text:p>78.61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3294">
            <text:p>2.673294</text:p>
          </table:table-cell>
          <table:table-cell office:value-type="float" office:value="78.63882">
            <text:p>78.63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2047">
            <text:p>2.672047</text:p>
          </table:table-cell>
          <table:table-cell office:value-type="float" office:value="78.65881">
            <text:p>78.65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0575">
            <text:p>2.670575</text:p>
          </table:table-cell>
          <table:table-cell office:value-type="float" office:value="78.67881">
            <text:p>78.67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8974">
            <text:p>2.668974</text:p>
          </table:table-cell>
          <table:table-cell office:value-type="float" office:value="78.69881">
            <text:p>78.69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7521">
            <text:p>2.667521</text:p>
          </table:table-cell>
          <table:table-cell office:value-type="float" office:value="78.7188">
            <text:p>78.7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644">
            <text:p>2.66644</text:p>
          </table:table-cell>
          <table:table-cell office:value-type="float" office:value="78.7388">
            <text:p>78.7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5933">
            <text:p>2.665933</text:p>
          </table:table-cell>
          <table:table-cell office:value-type="float" office:value="78.7588">
            <text:p>78.75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5875">
            <text:p>2.665875</text:p>
          </table:table-cell>
          <table:table-cell office:value-type="float" office:value="78.77879">
            <text:p>78.778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5965">
            <text:p>2.665965</text:p>
          </table:table-cell>
          <table:table-cell office:value-type="float" office:value="78.79879">
            <text:p>78.798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6033">
            <text:p>2.666033</text:p>
          </table:table-cell>
          <table:table-cell office:value-type="float" office:value="78.81879">
            <text:p>78.818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6011">
            <text:p>2.666011</text:p>
          </table:table-cell>
          <table:table-cell office:value-type="float" office:value="78.83878">
            <text:p>78.838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5787">
            <text:p>2.665787</text:p>
          </table:table-cell>
          <table:table-cell office:value-type="float" office:value="78.85878">
            <text:p>78.858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5405">
            <text:p>2.665405</text:p>
          </table:table-cell>
          <table:table-cell office:value-type="float" office:value="78.87878">
            <text:p>78.878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5061">
            <text:p>2.665061</text:p>
          </table:table-cell>
          <table:table-cell office:value-type="float" office:value="78.89877">
            <text:p>78.898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4779">
            <text:p>2.664779</text:p>
          </table:table-cell>
          <table:table-cell office:value-type="float" office:value="78.91877">
            <text:p>78.918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4761">
            <text:p>2.664761</text:p>
          </table:table-cell>
          <table:table-cell office:value-type="float" office:value="78.93877">
            <text:p>78.938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5159">
            <text:p>2.665159</text:p>
          </table:table-cell>
          <table:table-cell office:value-type="float" office:value="78.95876">
            <text:p>78.958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6158">
            <text:p>2.666158</text:p>
          </table:table-cell>
          <table:table-cell office:value-type="float" office:value="78.97876">
            <text:p>78.978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7494">
            <text:p>2.667494</text:p>
          </table:table-cell>
          <table:table-cell office:value-type="float" office:value="78.99876">
            <text:p>78.998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8887">
            <text:p>2.668887</text:p>
          </table:table-cell>
          <table:table-cell office:value-type="float" office:value="79.01875">
            <text:p>79.01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0066">
            <text:p>2.670066</text:p>
          </table:table-cell>
          <table:table-cell office:value-type="float" office:value="79.03875">
            <text:p>79.03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0612">
            <text:p>2.670612</text:p>
          </table:table-cell>
          <table:table-cell office:value-type="float" office:value="79.05875">
            <text:p>79.05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70233">
            <text:p>2.670233</text:p>
          </table:table-cell>
          <table:table-cell office:value-type="float" office:value="79.07874">
            <text:p>79.078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9129">
            <text:p>2.669129</text:p>
          </table:table-cell>
          <table:table-cell office:value-type="float" office:value="79.09874">
            <text:p>79.098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7582">
            <text:p>2.667582</text:p>
          </table:table-cell>
          <table:table-cell office:value-type="float" office:value="79.11874">
            <text:p>79.118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5899">
            <text:p>2.665899</text:p>
          </table:table-cell>
          <table:table-cell office:value-type="float" office:value="79.13873">
            <text:p>79.138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4335">
            <text:p>2.664335</text:p>
          </table:table-cell>
          <table:table-cell office:value-type="float" office:value="79.15873">
            <text:p>79.158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317">
            <text:p>2.66317</text:p>
          </table:table-cell>
          <table:table-cell office:value-type="float" office:value="79.17873">
            <text:p>79.178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2545">
            <text:p>2.662545</text:p>
          </table:table-cell>
          <table:table-cell office:value-type="float" office:value="79.19872">
            <text:p>79.19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2217">
            <text:p>2.662217</text:p>
          </table:table-cell>
          <table:table-cell office:value-type="float" office:value="79.21872">
            <text:p>79.21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2044">
            <text:p>2.662044</text:p>
          </table:table-cell>
          <table:table-cell office:value-type="float" office:value="79.23872">
            <text:p>79.23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1586">
            <text:p>2.661586</text:p>
          </table:table-cell>
          <table:table-cell office:value-type="float" office:value="79.25871">
            <text:p>79.258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1252">
            <text:p>2.661252</text:p>
          </table:table-cell>
          <table:table-cell office:value-type="float" office:value="79.27871">
            <text:p>79.278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60207">
            <text:p>2.660207</text:p>
          </table:table-cell>
          <table:table-cell office:value-type="float" office:value="79.29871">
            <text:p>79.298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8701">
            <text:p>2.658701</text:p>
          </table:table-cell>
          <table:table-cell office:value-type="float" office:value="79.3187">
            <text:p>79.31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7058">
            <text:p>2.657058</text:p>
          </table:table-cell>
          <table:table-cell office:value-type="float" office:value="79.3387">
            <text:p>79.33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5361">
            <text:p>2.655361</text:p>
          </table:table-cell>
          <table:table-cell office:value-type="float" office:value="79.3587">
            <text:p>79.35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3889">
            <text:p>2.653889</text:p>
          </table:table-cell>
          <table:table-cell office:value-type="float" office:value="79.37869">
            <text:p>79.37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2819">
            <text:p>2.652819</text:p>
          </table:table-cell>
          <table:table-cell office:value-type="float" office:value="79.39869">
            <text:p>79.39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2354">
            <text:p>2.652354</text:p>
          </table:table-cell>
          <table:table-cell office:value-type="float" office:value="79.41869">
            <text:p>79.41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215">
            <text:p>2.65215</text:p>
          </table:table-cell>
          <table:table-cell office:value-type="float" office:value="79.43868">
            <text:p>79.438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2126">
            <text:p>2.652126</text:p>
          </table:table-cell>
          <table:table-cell office:value-type="float" office:value="79.45868">
            <text:p>79.458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2092">
            <text:p>2.652092</text:p>
          </table:table-cell>
          <table:table-cell office:value-type="float" office:value="79.47868">
            <text:p>79.478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1985">
            <text:p>2.651985</text:p>
          </table:table-cell>
          <table:table-cell office:value-type="float" office:value="79.49867">
            <text:p>79.498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1629">
            <text:p>2.651629</text:p>
          </table:table-cell>
          <table:table-cell office:value-type="float" office:value="79.51867">
            <text:p>79.518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0989">
            <text:p>2.650989</text:p>
          </table:table-cell>
          <table:table-cell office:value-type="float" office:value="79.53867">
            <text:p>79.538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0538">
            <text:p>2.650538</text:p>
          </table:table-cell>
          <table:table-cell office:value-type="float" office:value="79.55866">
            <text:p>79.558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001">
            <text:p>2.65001</text:p>
          </table:table-cell>
          <table:table-cell office:value-type="float" office:value="79.57866">
            <text:p>79.578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9739">
            <text:p>2.649739</text:p>
          </table:table-cell>
          <table:table-cell office:value-type="float" office:value="79.59866">
            <text:p>79.598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9849">
            <text:p>2.649849</text:p>
          </table:table-cell>
          <table:table-cell office:value-type="float" office:value="79.61865">
            <text:p>79.618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0529">
            <text:p>2.650529</text:p>
          </table:table-cell>
          <table:table-cell office:value-type="float" office:value="79.63865">
            <text:p>79.638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1534">
            <text:p>2.651534</text:p>
          </table:table-cell>
          <table:table-cell office:value-type="float" office:value="79.65865">
            <text:p>79.658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2583">
            <text:p>2.652583</text:p>
          </table:table-cell>
          <table:table-cell office:value-type="float" office:value="79.67864">
            <text:p>79.678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3437">
            <text:p>2.653437</text:p>
          </table:table-cell>
          <table:table-cell office:value-type="float" office:value="79.69864">
            <text:p>79.698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3686">
            <text:p>2.653686</text:p>
          </table:table-cell>
          <table:table-cell office:value-type="float" office:value="79.71864">
            <text:p>79.718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3033">
            <text:p>2.653033</text:p>
          </table:table-cell>
          <table:table-cell office:value-type="float" office:value="79.73863">
            <text:p>79.738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51671">
            <text:p>2.651671</text:p>
          </table:table-cell>
          <table:table-cell office:value-type="float" office:value="79.75863">
            <text:p>79.758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9889">
            <text:p>2.649889</text:p>
          </table:table-cell>
          <table:table-cell office:value-type="float" office:value="79.77863">
            <text:p>79.778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7952">
            <text:p>2.647952</text:p>
          </table:table-cell>
          <table:table-cell office:value-type="float" office:value="79.79862">
            <text:p>79.79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6139">
            <text:p>2.646139</text:p>
          </table:table-cell>
          <table:table-cell office:value-type="float" office:value="79.81862">
            <text:p>79.81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4726">
            <text:p>2.644726</text:p>
          </table:table-cell>
          <table:table-cell office:value-type="float" office:value="79.83862">
            <text:p>79.83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3844">
            <text:p>2.643844</text:p>
          </table:table-cell>
          <table:table-cell office:value-type="float" office:value="79.85861">
            <text:p>79.85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327">
            <text:p>2.64327</text:p>
          </table:table-cell>
          <table:table-cell office:value-type="float" office:value="79.87861">
            <text:p>79.87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2862">
            <text:p>2.642862</text:p>
          </table:table-cell>
          <table:table-cell office:value-type="float" office:value="79.89861">
            <text:p>79.89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2142">
            <text:p>2.642142</text:p>
          </table:table-cell>
          <table:table-cell office:value-type="float" office:value="79.9186">
            <text:p>79.9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1528">
            <text:p>2.641528</text:p>
          </table:table-cell>
          <table:table-cell office:value-type="float" office:value="79.9386">
            <text:p>79.93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40213">
            <text:p>2.640213</text:p>
          </table:table-cell>
          <table:table-cell office:value-type="float" office:value="79.9586">
            <text:p>79.95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8479">
            <text:p>2.638479</text:p>
          </table:table-cell>
          <table:table-cell office:value-type="float" office:value="79.97859">
            <text:p>79.978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6589">
            <text:p>2.636589</text:p>
          </table:table-cell>
          <table:table-cell office:value-type="float" office:value="79.99859">
            <text:p>79.998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4752">
            <text:p>2.634752</text:p>
          </table:table-cell>
          <table:table-cell office:value-type="float" office:value="80.01859">
            <text:p>80.018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3215">
            <text:p>2.633215</text:p>
          </table:table-cell>
          <table:table-cell office:value-type="float" office:value="80.03858">
            <text:p>80.038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2139">
            <text:p>2.632139</text:p>
          </table:table-cell>
          <table:table-cell office:value-type="float" office:value="80.05858">
            <text:p>80.058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1584">
            <text:p>2.631584</text:p>
          </table:table-cell>
          <table:table-cell office:value-type="float" office:value="80.07858">
            <text:p>80.078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1351">
            <text:p>2.631351</text:p>
          </table:table-cell>
          <table:table-cell office:value-type="float" office:value="80.09857">
            <text:p>80.098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1225">
            <text:p>2.631225</text:p>
          </table:table-cell>
          <table:table-cell office:value-type="float" office:value="80.11857">
            <text:p>80.118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1089">
            <text:p>2.631089</text:p>
          </table:table-cell>
          <table:table-cell office:value-type="float" office:value="80.13857">
            <text:p>80.138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0868">
            <text:p>2.630868</text:p>
          </table:table-cell>
          <table:table-cell office:value-type="float" office:value="80.15856">
            <text:p>80.15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0408">
            <text:p>2.630408</text:p>
          </table:table-cell>
          <table:table-cell office:value-type="float" office:value="80.17856">
            <text:p>80.17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9679">
            <text:p>2.629679</text:p>
          </table:table-cell>
          <table:table-cell office:value-type="float" office:value="80.19855">
            <text:p>80.198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9029">
            <text:p>2.629029</text:p>
          </table:table-cell>
          <table:table-cell office:value-type="float" office:value="80.21855">
            <text:p>80.218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8411">
            <text:p>2.628411</text:p>
          </table:table-cell>
          <table:table-cell office:value-type="float" office:value="80.23855">
            <text:p>80.238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7995">
            <text:p>2.627995</text:p>
          </table:table-cell>
          <table:table-cell office:value-type="float" office:value="80.25854">
            <text:p>80.25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7981">
            <text:p>2.627981</text:p>
          </table:table-cell>
          <table:table-cell office:value-type="float" office:value="80.27854">
            <text:p>80.27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8537">
            <text:p>2.628537</text:p>
          </table:table-cell>
          <table:table-cell office:value-type="float" office:value="80.29854">
            <text:p>80.29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959">
            <text:p>2.62959</text:p>
          </table:table-cell>
          <table:table-cell office:value-type="float" office:value="80.31853">
            <text:p>80.318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0711">
            <text:p>2.630711</text:p>
          </table:table-cell>
          <table:table-cell office:value-type="float" office:value="80.33853">
            <text:p>80.338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1615">
            <text:p>2.631615</text:p>
          </table:table-cell>
          <table:table-cell office:value-type="float" office:value="80.35853">
            <text:p>80.358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1891">
            <text:p>2.631891</text:p>
          </table:table-cell>
          <table:table-cell office:value-type="float" office:value="80.37852">
            <text:p>80.378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31226">
            <text:p>2.631226</text:p>
          </table:table-cell>
          <table:table-cell office:value-type="float" office:value="80.39852">
            <text:p>80.398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9827">
            <text:p>2.629827</text:p>
          </table:table-cell>
          <table:table-cell office:value-type="float" office:value="80.41852">
            <text:p>80.418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796">
            <text:p>2.62796</text:p>
          </table:table-cell>
          <table:table-cell office:value-type="float" office:value="80.43851">
            <text:p>80.438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5891">
            <text:p>2.625891</text:p>
          </table:table-cell>
          <table:table-cell office:value-type="float" office:value="80.45851">
            <text:p>80.458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3899">
            <text:p>2.623899</text:p>
          </table:table-cell>
          <table:table-cell office:value-type="float" office:value="80.47851">
            <text:p>80.478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2263">
            <text:p>2.622263</text:p>
          </table:table-cell>
          <table:table-cell office:value-type="float" office:value="80.4985">
            <text:p>80.49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1126">
            <text:p>2.621126</text:p>
          </table:table-cell>
          <table:table-cell office:value-type="float" office:value="80.5185">
            <text:p>80.51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20295">
            <text:p>2.620295</text:p>
          </table:table-cell>
          <table:table-cell office:value-type="float" office:value="80.5385">
            <text:p>80.53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9635">
            <text:p>2.619635</text:p>
          </table:table-cell>
          <table:table-cell office:value-type="float" office:value="80.55849">
            <text:p>80.558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867">
            <text:p>2.61867</text:p>
          </table:table-cell>
          <table:table-cell office:value-type="float" office:value="80.57849">
            <text:p>80.578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7507">
            <text:p>2.617507</text:p>
          </table:table-cell>
          <table:table-cell office:value-type="float" office:value="80.59849">
            <text:p>80.598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6269">
            <text:p>2.616269</text:p>
          </table:table-cell>
          <table:table-cell office:value-type="float" office:value="80.61848">
            <text:p>80.618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4693">
            <text:p>2.614693</text:p>
          </table:table-cell>
          <table:table-cell office:value-type="float" office:value="80.63848">
            <text:p>80.638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3026">
            <text:p>2.613026</text:p>
          </table:table-cell>
          <table:table-cell office:value-type="float" office:value="80.65848">
            <text:p>80.658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11316">
            <text:p>2.611316</text:p>
          </table:table-cell>
          <table:table-cell office:value-type="float" office:value="80.67847">
            <text:p>80.67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9743">
            <text:p>2.609743</text:p>
          </table:table-cell>
          <table:table-cell office:value-type="float" office:value="80.69847">
            <text:p>80.69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8495">
            <text:p>2.608495</text:p>
          </table:table-cell>
          <table:table-cell office:value-type="float" office:value="80.71847">
            <text:p>80.71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774">
            <text:p>2.60774</text:p>
          </table:table-cell>
          <table:table-cell office:value-type="float" office:value="80.73846">
            <text:p>80.738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7536">
            <text:p>2.607536</text:p>
          </table:table-cell>
          <table:table-cell office:value-type="float" office:value="80.75846">
            <text:p>80.758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7453">
            <text:p>2.607453</text:p>
          </table:table-cell>
          <table:table-cell office:value-type="float" office:value="80.77846">
            <text:p>80.778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7285">
            <text:p>2.607285</text:p>
          </table:table-cell>
          <table:table-cell office:value-type="float" office:value="80.79845">
            <text:p>80.79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6928">
            <text:p>2.606928</text:p>
          </table:table-cell>
          <table:table-cell office:value-type="float" office:value="80.81845">
            <text:p>80.81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6335">
            <text:p>2.606335</text:p>
          </table:table-cell>
          <table:table-cell office:value-type="float" office:value="80.83845">
            <text:p>80.83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5761">
            <text:p>2.605761</text:p>
          </table:table-cell>
          <table:table-cell office:value-type="float" office:value="80.85844">
            <text:p>80.858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5174">
            <text:p>2.605174</text:p>
          </table:table-cell>
          <table:table-cell office:value-type="float" office:value="80.87844">
            <text:p>80.878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4798">
            <text:p>2.604798</text:p>
          </table:table-cell>
          <table:table-cell office:value-type="float" office:value="80.89844">
            <text:p>80.898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4695">
            <text:p>2.604695</text:p>
          </table:table-cell>
          <table:table-cell office:value-type="float" office:value="80.91843">
            <text:p>80.918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5026">
            <text:p>2.605026</text:p>
          </table:table-cell>
          <table:table-cell office:value-type="float" office:value="80.93843">
            <text:p>80.938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5891">
            <text:p>2.605891</text:p>
          </table:table-cell>
          <table:table-cell office:value-type="float" office:value="80.95843">
            <text:p>80.958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7004">
            <text:p>2.607004</text:p>
          </table:table-cell>
          <table:table-cell office:value-type="float" office:value="80.97842">
            <text:p>80.978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8092">
            <text:p>2.608092</text:p>
          </table:table-cell>
          <table:table-cell office:value-type="float" office:value="80.99842">
            <text:p>80.998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8943">
            <text:p>2.608943</text:p>
          </table:table-cell>
          <table:table-cell office:value-type="float" office:value="81.01842">
            <text:p>81.018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913">
            <text:p>2.60913</text:p>
          </table:table-cell>
          <table:table-cell office:value-type="float" office:value="81.03841">
            <text:p>81.03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8527">
            <text:p>2.608527</text:p>
          </table:table-cell>
          <table:table-cell office:value-type="float" office:value="81.05841">
            <text:p>81.05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7287">
            <text:p>2.607287</text:p>
          </table:table-cell>
          <table:table-cell office:value-type="float" office:value="81.07841">
            <text:p>81.07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568">
            <text:p>2.60568</text:p>
          </table:table-cell>
          <table:table-cell office:value-type="float" office:value="81.0984">
            <text:p>81.0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3946">
            <text:p>2.603946</text:p>
          </table:table-cell>
          <table:table-cell office:value-type="float" office:value="81.1184">
            <text:p>81.1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2306">
            <text:p>2.602306</text:p>
          </table:table-cell>
          <table:table-cell office:value-type="float" office:value="81.1384">
            <text:p>81.1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102">
            <text:p>2.60102</text:p>
          </table:table-cell>
          <table:table-cell office:value-type="float" office:value="81.15839">
            <text:p>81.158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600101">
            <text:p>2.600101</text:p>
          </table:table-cell>
          <table:table-cell office:value-type="float" office:value="81.17839">
            <text:p>81.178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9519">
            <text:p>2.599519</text:p>
          </table:table-cell>
          <table:table-cell office:value-type="float" office:value="81.19839">
            <text:p>81.198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9128">
            <text:p>2.599128</text:p>
          </table:table-cell>
          <table:table-cell office:value-type="float" office:value="81.21838">
            <text:p>81.218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8426">
            <text:p>2.598426</text:p>
          </table:table-cell>
          <table:table-cell office:value-type="float" office:value="81.23838">
            <text:p>81.238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7542">
            <text:p>2.597542</text:p>
          </table:table-cell>
          <table:table-cell office:value-type="float" office:value="81.25838">
            <text:p>81.258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6498">
            <text:p>2.596498</text:p>
          </table:table-cell>
          <table:table-cell office:value-type="float" office:value="81.27837">
            <text:p>81.278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5048">
            <text:p>2.595048</text:p>
          </table:table-cell>
          <table:table-cell office:value-type="float" office:value="81.29837">
            <text:p>81.298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348">
            <text:p>2.59348</text:p>
          </table:table-cell>
          <table:table-cell office:value-type="float" office:value="81.31837">
            <text:p>81.318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186">
            <text:p>2.59186</text:p>
          </table:table-cell>
          <table:table-cell office:value-type="float" office:value="81.33836">
            <text:p>81.338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0349">
            <text:p>2.590349</text:p>
          </table:table-cell>
          <table:table-cell office:value-type="float" office:value="81.35836">
            <text:p>81.358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911">
            <text:p>2.58911</text:p>
          </table:table-cell>
          <table:table-cell office:value-type="float" office:value="81.37836">
            <text:p>81.378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8423">
            <text:p>2.588423</text:p>
          </table:table-cell>
          <table:table-cell office:value-type="float" office:value="81.39835">
            <text:p>81.398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8231">
            <text:p>2.588231</text:p>
          </table:table-cell>
          <table:table-cell office:value-type="float" office:value="81.41835">
            <text:p>81.418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8254">
            <text:p>2.588254</text:p>
          </table:table-cell>
          <table:table-cell office:value-type="float" office:value="81.43835">
            <text:p>81.438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8227">
            <text:p>2.588227</text:p>
          </table:table-cell>
          <table:table-cell office:value-type="float" office:value="81.45834">
            <text:p>81.458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8091">
            <text:p>2.588091</text:p>
          </table:table-cell>
          <table:table-cell office:value-type="float" office:value="81.47834">
            <text:p>81.478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7643">
            <text:p>2.587643</text:p>
          </table:table-cell>
          <table:table-cell office:value-type="float" office:value="81.49834">
            <text:p>81.498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7203">
            <text:p>2.587203</text:p>
          </table:table-cell>
          <table:table-cell office:value-type="float" office:value="81.51833">
            <text:p>81.518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6795">
            <text:p>2.586795</text:p>
          </table:table-cell>
          <table:table-cell office:value-type="float" office:value="81.53833">
            <text:p>81.538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6584">
            <text:p>2.586584</text:p>
          </table:table-cell>
          <table:table-cell office:value-type="float" office:value="81.55833">
            <text:p>81.558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6709">
            <text:p>2.586709</text:p>
          </table:table-cell>
          <table:table-cell office:value-type="float" office:value="81.57832">
            <text:p>81.578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7306">
            <text:p>2.587306</text:p>
          </table:table-cell>
          <table:table-cell office:value-type="float" office:value="81.59832">
            <text:p>81.598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8416">
            <text:p>2.588416</text:p>
          </table:table-cell>
          <table:table-cell office:value-type="float" office:value="81.61832">
            <text:p>81.618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9784">
            <text:p>2.589784</text:p>
          </table:table-cell>
          <table:table-cell office:value-type="float" office:value="81.63831">
            <text:p>81.638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1152">
            <text:p>2.591152</text:p>
          </table:table-cell>
          <table:table-cell office:value-type="float" office:value="81.65831">
            <text:p>81.658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2281">
            <text:p>2.592281</text:p>
          </table:table-cell>
          <table:table-cell office:value-type="float" office:value="81.67831">
            <text:p>81.678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2724">
            <text:p>2.592724</text:p>
          </table:table-cell>
          <table:table-cell office:value-type="float" office:value="81.6983">
            <text:p>81.69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2423">
            <text:p>2.592423</text:p>
          </table:table-cell>
          <table:table-cell office:value-type="float" office:value="81.7183">
            <text:p>81.7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1543">
            <text:p>2.591543</text:p>
          </table:table-cell>
          <table:table-cell office:value-type="float" office:value="81.7383">
            <text:p>81.73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9037">
            <text:p>2.59037</text:p>
          </table:table-cell>
          <table:table-cell office:value-type="float" office:value="81.75829">
            <text:p>81.758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9146">
            <text:p>2.589146</text:p>
          </table:table-cell>
          <table:table-cell office:value-type="float" office:value="81.77829">
            <text:p>81.778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8073">
            <text:p>2.588073</text:p>
          </table:table-cell>
          <table:table-cell office:value-type="float" office:value="81.79829">
            <text:p>81.798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7407">
            <text:p>2.587407</text:p>
          </table:table-cell>
          <table:table-cell office:value-type="float" office:value="81.81828">
            <text:p>81.81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714">
            <text:p>2.58714</text:p>
          </table:table-cell>
          <table:table-cell office:value-type="float" office:value="81.83828">
            <text:p>81.83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7214">
            <text:p>2.587214</text:p>
          </table:table-cell>
          <table:table-cell office:value-type="float" office:value="81.85828">
            <text:p>81.85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7449">
            <text:p>2.587449</text:p>
          </table:table-cell>
          <table:table-cell office:value-type="float" office:value="81.87827">
            <text:p>81.878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7285">
            <text:p>2.587285</text:p>
          </table:table-cell>
          <table:table-cell office:value-type="float" office:value="81.89827">
            <text:p>81.898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6883">
            <text:p>2.586883</text:p>
          </table:table-cell>
          <table:table-cell office:value-type="float" office:value="81.91827">
            <text:p>81.918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6385">
            <text:p>2.586385</text:p>
          </table:table-cell>
          <table:table-cell office:value-type="float" office:value="81.93826">
            <text:p>81.938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5459">
            <text:p>2.585459</text:p>
          </table:table-cell>
          <table:table-cell office:value-type="float" office:value="81.95826">
            <text:p>81.958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4337">
            <text:p>2.584337</text:p>
          </table:table-cell>
          <table:table-cell office:value-type="float" office:value="81.97826">
            <text:p>81.978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3113">
            <text:p>2.583113</text:p>
          </table:table-cell>
          <table:table-cell office:value-type="float" office:value="81.99825">
            <text:p>81.998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1977">
            <text:p>2.581977</text:p>
          </table:table-cell>
          <table:table-cell office:value-type="float" office:value="82.01825">
            <text:p>82.018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1128">
            <text:p>2.581128</text:p>
          </table:table-cell>
          <table:table-cell office:value-type="float" office:value="82.03825">
            <text:p>82.038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0791">
            <text:p>2.580791</text:p>
          </table:table-cell>
          <table:table-cell office:value-type="float" office:value="82.05824">
            <text:p>82.058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0894">
            <text:p>2.580894</text:p>
          </table:table-cell>
          <table:table-cell office:value-type="float" office:value="82.07824">
            <text:p>82.078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1138">
            <text:p>2.581138</text:p>
          </table:table-cell>
          <table:table-cell office:value-type="float" office:value="82.09824">
            <text:p>82.098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128">
            <text:p>2.58128</text:p>
          </table:table-cell>
          <table:table-cell office:value-type="float" office:value="82.11823">
            <text:p>82.118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81208">
            <text:p>2.581208</text:p>
          </table:table-cell>
          <table:table-cell office:value-type="float" office:value="82.13823">
            <text:p>82.13823</text:p>
          </table:table-cell>
          <table:table-cell table:number-columns-repeated="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17/07/2014</text:date>, <text:time>00:36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7-16T20:47:45.41</meta:creation-date>
    <meta:printed-by>W W</meta:printed-by>
    <meta:print-date>2014-07-16T21:31:22.24</meta:print-date>
    <dc:date>2014-07-17T00:36:26.67</dc:date>
    <dc:creator>W W</dc:creator>
    <meta:editing-duration>PT3H3M20S</meta:editing-duration>
    <meta:editing-cycles>2</meta:editing-cycles>
    <meta:generator>OpenOffice/4.0.1$Win32 OpenOffice.org_project/401m5$Build-9714</meta:generator>
    <meta:document-statistic meta:table-count="3" meta:cell-count="87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08cm" svg:height="8.727cm" xlink:href=".." xlink:type="simple" chart:class="chart:line" chart:style-name="ch1">
        <chart:legend chart:legend-position="end" svg:x="13.65cm" svg:y="3.789cm" style:legend-expansion="high" chart:style-name="ch2"/>
        <chart:plot-area chart:style-name="ch3" table:cell-range-address="Hoja1.A1:Hoja1.C502" chart:data-source-has-labels="both" svg:x="0.764cm" svg:y="0.831cm" svg:width="12.258cm" svg:height="7.302cm">
          <chartooo:coordinate-region svg:x="1.385cm" svg:y="1.043cm" svg:width="11.637cm" svg:height="6.878cm"/>
          <chart:axis chart:dimension="x" chart:name="primary-x" chart:style-name="ch4" chartooo:axis-type="auto">
            <chartooo:date-scale/>
            <chart:categories table:cell-range-address="Hoja1.A2:Hoja1.A5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502" chart:label-cell-address="Hoja1.B1:Hoja1.B1" chart:class="chart:line">
            <chart:data-point chart:repeated="501"/>
          </chart:series>
          <chart:series chart:style-name="ch8" chart:values-cell-range-address="Hoja1.C2:Hoja1.C502" chart:label-cell-address="Hoja1.C1:Hoja1.C1" chart:class="chart:line"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Hoja1.B1:Hoja1.B1</svg:desc>
                </draw:g>
              </table:table-cell>
              <table:table-cell office:value-type="string">
                <text:p>Ideal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502</svg:desc>
                </draw:g>
              </table:table-cell>
              <table:table-cell office:value-type="float" office:value="0">
                <text:p>0</text:p>
                <draw:g>
                  <svg:desc>Hoja1.B2:Hoja1.B502</svg:desc>
                </draw:g>
              </table:table-cell>
              <table:table-cell office:value-type="float" office:value="0">
                <text:p>0</text:p>
                <draw:g>
                  <svg:desc>Hoja1.C2:Hoja1.C502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0006391276">
                <text:p>0.000639127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008281182">
                <text:p>0.000828118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0006501648">
                <text:p>0.000650164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0002943624">
                <text:p>0.000294362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09999999">
                <text:p>0</text:p>
              </table:table-cell>
              <table:table-cell office:value-type="float" office:value="0.0002201642">
                <text:p>0.0002201642</text:p>
              </table:table-cell>
              <table:table-cell office:value-type="float" office:value="0.09999999">
                <text:p>0.09999999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0.0004711122">
                <text:p>0.00047111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0.0008940723">
                <text:p>0.000894072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0.001414258">
                <text:p>0.00141425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0.001918367">
                <text:p>0.00191836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02300346">
                <text:p>0.00230034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22">
                <text:p>0</text:p>
              </table:table-cell>
              <table:table-cell office:value-type="float" office:value="0.00264175">
                <text:p>0.0026417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0.003020408">
                <text:p>0.0030204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0.003619578">
                <text:p>0.00361957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0.004401283">
                <text:p>0.00440128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05317023">
                <text:p>0.0053170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0.00635103">
                <text:p>0.0063510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0.007447797">
                <text:p>0.00744779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0.008575103">
                <text:p>0.00857510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0.009701618">
                <text:p>0.00970161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1080797">
                <text:p>0.0108079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0.01182899">
                <text:p>0.0118289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4400001">
                <text:p>0</text:p>
              </table:table-cell>
              <table:table-cell office:value-type="float" office:value="0.01259524">
                <text:p>0.01259524</text:p>
              </table:table-cell>
              <table:table-cell office:value-type="float" office:value="0.4400001">
                <text:p>0.4400001</text:p>
              </table:table-cell>
            </table:table-row>
            <table:table-row>
              <table:table-cell office:value-type="float" office:value="0.4600001">
                <text:p>0</text:p>
              </table:table-cell>
              <table:table-cell office:value-type="float" office:value="0.0130235">
                <text:p>0.0130235</text:p>
              </table:table-cell>
              <table:table-cell office:value-type="float" office:value="0.4600001">
                <text:p>0.4600001</text:p>
              </table:table-cell>
            </table:table-row>
            <table:table-row>
              <table:table-cell office:value-type="float" office:value="0.4800001">
                <text:p>0</text:p>
              </table:table-cell>
              <table:table-cell office:value-type="float" office:value="0.01322801">
                <text:p>0.01322801</text:p>
              </table:table-cell>
              <table:table-cell office:value-type="float" office:value="0.4800001">
                <text:p>0.4800001</text:p>
              </table:table-cell>
            </table:table-row>
            <table:table-row>
              <table:table-cell office:value-type="float" office:value="0.5000001">
                <text:p>0</text:p>
              </table:table-cell>
              <table:table-cell office:value-type="float" office:value="0.01317399">
                <text:p>0.01317399</text:p>
              </table:table-cell>
              <table:table-cell office:value-type="float" office:value="0.5000001">
                <text:p>0.5000001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0.01285747">
                <text:p>0.0128574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0.01424911">
                <text:p>0.0142491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0.01605617">
                <text:p>0.0160561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0.0176324">
                <text:p>0.017632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1952119">
                <text:p>0.0195211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6199999">
                <text:p>0</text:p>
              </table:table-cell>
              <table:table-cell office:value-type="float" office:value="0.02202154">
                <text:p>0.02202154</text:p>
              </table:table-cell>
              <table:table-cell office:value-type="float" office:value="0.6199999">
                <text:p>0.6199999</text:p>
              </table:table-cell>
            </table:table-row>
            <table:table-row>
              <table:table-cell office:value-type="float" office:value="0.6399999">
                <text:p>0</text:p>
              </table:table-cell>
              <table:table-cell office:value-type="float" office:value="0.02455156">
                <text:p>0.02455156</text:p>
              </table:table-cell>
              <table:table-cell office:value-type="float" office:value="0.6399999">
                <text:p>0.6399999</text:p>
              </table:table-cell>
            </table:table-row>
            <table:table-row>
              <table:table-cell office:value-type="float" office:value="0.6599999">
                <text:p>0</text:p>
              </table:table-cell>
              <table:table-cell office:value-type="float" office:value="0.02646478">
                <text:p>0.02646478</text:p>
              </table:table-cell>
              <table:table-cell office:value-type="float" office:value="0.6599999">
                <text:p>0.6599999</text:p>
              </table:table-cell>
            </table:table-row>
            <table:table-row>
              <table:table-cell office:value-type="float" office:value="0.6799999">
                <text:p>0</text:p>
              </table:table-cell>
              <table:table-cell office:value-type="float" office:value="0.02767197">
                <text:p>0.02767197</text:p>
              </table:table-cell>
              <table:table-cell office:value-type="float" office:value="0.6799999">
                <text:p>0.6799999</text:p>
              </table:table-cell>
            </table:table-row>
            <table:table-row>
              <table:table-cell office:value-type="float" office:value="0.6999999">
                <text:p>0</text:p>
              </table:table-cell>
              <table:table-cell office:value-type="float" office:value="0.02840573">
                <text:p>0.02840573</text:p>
              </table:table-cell>
              <table:table-cell office:value-type="float" office:value="0.6999999">
                <text:p>0.6999999</text:p>
              </table:table-cell>
            </table:table-row>
            <table:table-row>
              <table:table-cell office:value-type="float" office:value="0.7199998">
                <text:p>0</text:p>
              </table:table-cell>
              <table:table-cell office:value-type="float" office:value="0.02910533">
                <text:p>0.02910533</text:p>
              </table:table-cell>
              <table:table-cell office:value-type="float" office:value="0.7199998">
                <text:p>0.7199998</text:p>
              </table:table-cell>
            </table:table-row>
            <table:table-row>
              <table:table-cell office:value-type="float" office:value="0.7399998">
                <text:p>0</text:p>
              </table:table-cell>
              <table:table-cell office:value-type="float" office:value="0.03040902">
                <text:p>0.03040902</text:p>
              </table:table-cell>
              <table:table-cell office:value-type="float" office:value="0.7399998">
                <text:p>0.7399998</text:p>
              </table:table-cell>
            </table:table-row>
            <table:table-row>
              <table:table-cell office:value-type="float" office:value="0.7599998">
                <text:p>0</text:p>
              </table:table-cell>
              <table:table-cell office:value-type="float" office:value="0.0321537">
                <text:p>0.0321537</text:p>
              </table:table-cell>
              <table:table-cell office:value-type="float" office:value="0.7599998">
                <text:p>0.7599998</text:p>
              </table:table-cell>
            </table:table-row>
            <table:table-row>
              <table:table-cell office:value-type="float" office:value="0.7799998">
                <text:p>0</text:p>
              </table:table-cell>
              <table:table-cell office:value-type="float" office:value="0.03415591">
                <text:p>0.03415591</text:p>
              </table:table-cell>
              <table:table-cell office:value-type="float" office:value="0.7799998">
                <text:p>0.7799998</text:p>
              </table:table-cell>
            </table:table-row>
            <table:table-row>
              <table:table-cell office:value-type="float" office:value="0.7999998">
                <text:p>0</text:p>
              </table:table-cell>
              <table:table-cell office:value-type="float" office:value="0.03607712">
                <text:p>0.03607712</text:p>
              </table:table-cell>
              <table:table-cell office:value-type="float" office:value="0.7999998">
                <text:p>0.7999998</text:p>
              </table:table-cell>
            </table:table-row>
            <table:table-row>
              <table:table-cell office:value-type="float" office:value="0.8199998">
                <text:p>0</text:p>
              </table:table-cell>
              <table:table-cell office:value-type="float" office:value="0.0379623">
                <text:p>0.0379623</text:p>
              </table:table-cell>
              <table:table-cell office:value-type="float" office:value="0.8199998">
                <text:p>0.8199998</text:p>
              </table:table-cell>
            </table:table-row>
            <table:table-row>
              <table:table-cell office:value-type="float" office:value="0.8399997">
                <text:p>0</text:p>
              </table:table-cell>
              <table:table-cell office:value-type="float" office:value="0.04003288">
                <text:p>0.04003288</text:p>
              </table:table-cell>
              <table:table-cell office:value-type="float" office:value="0.8399997">
                <text:p>0.8399997</text:p>
              </table:table-cell>
            </table:table-row>
            <table:table-row>
              <table:table-cell office:value-type="float" office:value="0.8599997">
                <text:p>0</text:p>
              </table:table-cell>
              <table:table-cell office:value-type="float" office:value="0.04285406">
                <text:p>0.04285406</text:p>
              </table:table-cell>
              <table:table-cell office:value-type="float" office:value="0.8599997">
                <text:p>0.8599997</text:p>
              </table:table-cell>
            </table:table-row>
            <table:table-row>
              <table:table-cell office:value-type="float" office:value="0.8799997">
                <text:p>0</text:p>
              </table:table-cell>
              <table:table-cell office:value-type="float" office:value="0.04665137">
                <text:p>0.04665137</text:p>
              </table:table-cell>
              <table:table-cell office:value-type="float" office:value="0.8799997">
                <text:p>0.8799997</text:p>
              </table:table-cell>
            </table:table-row>
            <table:table-row>
              <table:table-cell office:value-type="float" office:value="0.8999997">
                <text:p>0</text:p>
              </table:table-cell>
              <table:table-cell office:value-type="float" office:value="0.05173356">
                <text:p>0.05173356</text:p>
              </table:table-cell>
              <table:table-cell office:value-type="float" office:value="0.8999997">
                <text:p>0.8999997</text:p>
              </table:table-cell>
            </table:table-row>
            <table:table-row>
              <table:table-cell office:value-type="float" office:value="0.9199997">
                <text:p>0</text:p>
              </table:table-cell>
              <table:table-cell office:value-type="float" office:value="0.05788878">
                <text:p>0.05788878</text:p>
              </table:table-cell>
              <table:table-cell office:value-type="float" office:value="0.9199997">
                <text:p>0.9199997</text:p>
              </table:table-cell>
            </table:table-row>
            <table:table-row>
              <table:table-cell office:value-type="float" office:value="0.9399996">
                <text:p>0</text:p>
              </table:table-cell>
              <table:table-cell office:value-type="float" office:value="0.06485861">
                <text:p>0.06485861</text:p>
              </table:table-cell>
              <table:table-cell office:value-type="float" office:value="0.9399996">
                <text:p>0.9399996</text:p>
              </table:table-cell>
            </table:table-row>
            <table:table-row>
              <table:table-cell office:value-type="float" office:value="0.9599996">
                <text:p>0</text:p>
              </table:table-cell>
              <table:table-cell office:value-type="float" office:value="0.07198776">
                <text:p>0.07198776</text:p>
              </table:table-cell>
              <table:table-cell office:value-type="float" office:value="0.9599996">
                <text:p>0.9599996</text:p>
              </table:table-cell>
            </table:table-row>
            <table:table-row>
              <table:table-cell office:value-type="float" office:value="0.9799996">
                <text:p>0</text:p>
              </table:table-cell>
              <table:table-cell office:value-type="float" office:value="0.07857668">
                <text:p>0.07857668</text:p>
              </table:table-cell>
              <table:table-cell office:value-type="float" office:value="0.9799996">
                <text:p>0.9799996</text:p>
              </table:table-cell>
            </table:table-row>
            <table:table-row>
              <table:table-cell office:value-type="float" office:value="0.9999996">
                <text:p>0</text:p>
              </table:table-cell>
              <table:table-cell office:value-type="float" office:value="0.08429587">
                <text:p>0.08429587</text:p>
              </table:table-cell>
              <table:table-cell office:value-type="float" office:value="0.9999996">
                <text:p>0.9999996</text:p>
              </table:table-cell>
            </table:table-row>
            <table:table-row>
              <table:table-cell office:value-type="float" office:value="1.02">
                <text:p/>
              </table:table-cell>
              <table:table-cell office:value-type="float" office:value="0.08908531">
                <text:p>0.0890853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0.09377702">
                <text:p>0.093777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1.06">
                <text:p/>
              </table:table-cell>
              <table:table-cell office:value-type="float" office:value="0.09909478">
                <text:p>0.0990947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1.08">
                <text:p/>
              </table:table-cell>
              <table:table-cell office:value-type="float" office:value="0.1044403">
                <text:p>0.104440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1095123">
                <text:p>0.109512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.12">
                <text:p/>
              </table:table-cell>
              <table:table-cell office:value-type="float" office:value="0.1142828">
                <text:p>0.114282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.14">
                <text:p/>
              </table:table-cell>
              <table:table-cell office:value-type="float" office:value="0.1187851">
                <text:p>0.118785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1.159999">
                <text:p/>
              </table:table-cell>
              <table:table-cell office:value-type="float" office:value="0.1229264">
                <text:p>0.1229264</text:p>
              </table:table-cell>
              <table:table-cell office:value-type="float" office:value="1.159999">
                <text:p>1.159999</text:p>
              </table:table-cell>
            </table:table-row>
            <table:table-row>
              <table:table-cell office:value-type="float" office:value="1.179999">
                <text:p/>
              </table:table-cell>
              <table:table-cell office:value-type="float" office:value="0.1269573">
                <text:p>0.1269573</text:p>
              </table:table-cell>
              <table:table-cell office:value-type="float" office:value="1.179999">
                <text:p>1.179999</text:p>
              </table:table-cell>
            </table:table-row>
            <table:table-row>
              <table:table-cell office:value-type="float" office:value="1.199999">
                <text:p/>
              </table:table-cell>
              <table:table-cell office:value-type="float" office:value="0.1311047">
                <text:p>0.1311047</text:p>
              </table:table-cell>
              <table:table-cell office:value-type="float" office:value="1.199999">
                <text:p>1.199999</text:p>
              </table:table-cell>
            </table:table-row>
            <table:table-row>
              <table:table-cell office:value-type="float" office:value="1.219999">
                <text:p/>
              </table:table-cell>
              <table:table-cell office:value-type="float" office:value="0.1354554">
                <text:p>0.1354554</text:p>
              </table:table-cell>
              <table:table-cell office:value-type="float" office:value="1.219999">
                <text:p>1.219999</text:p>
              </table:table-cell>
            </table:table-row>
            <table:table-row>
              <table:table-cell office:value-type="float" office:value="1.239999">
                <text:p/>
              </table:table-cell>
              <table:table-cell office:value-type="float" office:value="0.1400191">
                <text:p>0.1400191</text:p>
              </table:table-cell>
              <table:table-cell office:value-type="float" office:value="1.239999">
                <text:p>1.239999</text:p>
              </table:table-cell>
            </table:table-row>
            <table:table-row>
              <table:table-cell office:value-type="float" office:value="1.259999">
                <text:p/>
              </table:table-cell>
              <table:table-cell office:value-type="float" office:value="0.1449026">
                <text:p>0.1449026</text:p>
              </table:table-cell>
              <table:table-cell office:value-type="float" office:value="1.259999">
                <text:p>1.259999</text:p>
              </table:table-cell>
            </table:table-row>
            <table:table-row>
              <table:table-cell office:value-type="float" office:value="1.279999">
                <text:p/>
              </table:table-cell>
              <table:table-cell office:value-type="float" office:value="0.1504654">
                <text:p>0.1504654</text:p>
              </table:table-cell>
              <table:table-cell office:value-type="float" office:value="1.279999">
                <text:p>1.279999</text:p>
              </table:table-cell>
            </table:table-row>
            <table:table-row>
              <table:table-cell office:value-type="float" office:value="1.299999">
                <text:p/>
              </table:table-cell>
              <table:table-cell office:value-type="float" office:value="0.1568128">
                <text:p>0.1568128</text:p>
              </table:table-cell>
              <table:table-cell office:value-type="float" office:value="1.299999">
                <text:p>1.299999</text:p>
              </table:table-cell>
            </table:table-row>
            <table:table-row>
              <table:table-cell office:value-type="float" office:value="1.319999">
                <text:p/>
              </table:table-cell>
              <table:table-cell office:value-type="float" office:value="0.1639833">
                <text:p>0.1639833</text:p>
              </table:table-cell>
              <table:table-cell office:value-type="float" office:value="1.319999">
                <text:p>1.319999</text:p>
              </table:table-cell>
            </table:table-row>
            <table:table-row>
              <table:table-cell office:value-type="float" office:value="1.339999">
                <text:p/>
              </table:table-cell>
              <table:table-cell office:value-type="float" office:value="0.1714711">
                <text:p>0.1714711</text:p>
              </table:table-cell>
              <table:table-cell office:value-type="float" office:value="1.339999">
                <text:p>1.339999</text:p>
              </table:table-cell>
            </table:table-row>
            <table:table-row>
              <table:table-cell office:value-type="float" office:value="1.359999">
                <text:p/>
              </table:table-cell>
              <table:table-cell office:value-type="float" office:value="0.1789588">
                <text:p>0.1789588</text:p>
              </table:table-cell>
              <table:table-cell office:value-type="float" office:value="1.359999">
                <text:p>1.359999</text:p>
              </table:table-cell>
            </table:table-row>
            <table:table-row>
              <table:table-cell office:value-type="float" office:value="1.379999">
                <text:p/>
              </table:table-cell>
              <table:table-cell office:value-type="float" office:value="0.1865399">
                <text:p>0.1865399</text:p>
              </table:table-cell>
              <table:table-cell office:value-type="float" office:value="1.379999">
                <text:p>1.379999</text:p>
              </table:table-cell>
            </table:table-row>
            <table:table-row>
              <table:table-cell office:value-type="float" office:value="1.399999">
                <text:p/>
              </table:table-cell>
              <table:table-cell office:value-type="float" office:value="0.194124">
                <text:p>0.194124</text:p>
              </table:table-cell>
              <table:table-cell office:value-type="float" office:value="1.399999">
                <text:p>1.399999</text:p>
              </table:table-cell>
            </table:table-row>
            <table:table-row>
              <table:table-cell office:value-type="float" office:value="1.419999">
                <text:p/>
              </table:table-cell>
              <table:table-cell office:value-type="float" office:value="0.2021472">
                <text:p>0.2021472</text:p>
              </table:table-cell>
              <table:table-cell office:value-type="float" office:value="1.419999">
                <text:p>1.419999</text:p>
              </table:table-cell>
            </table:table-row>
            <table:table-row>
              <table:table-cell office:value-type="float" office:value="1.439999">
                <text:p/>
              </table:table-cell>
              <table:table-cell office:value-type="float" office:value="0.2105826">
                <text:p>0.2105826</text:p>
              </table:table-cell>
              <table:table-cell office:value-type="float" office:value="1.439999">
                <text:p>1.439999</text:p>
              </table:table-cell>
            </table:table-row>
            <table:table-row>
              <table:table-cell office:value-type="float" office:value="1.459999">
                <text:p/>
              </table:table-cell>
              <table:table-cell office:value-type="float" office:value="0.2189039">
                <text:p>0.2189039</text:p>
              </table:table-cell>
              <table:table-cell office:value-type="float" office:value="1.459999">
                <text:p>1.459999</text:p>
              </table:table-cell>
            </table:table-row>
            <table:table-row>
              <table:table-cell office:value-type="float" office:value="1.479999">
                <text:p/>
              </table:table-cell>
              <table:table-cell office:value-type="float" office:value="0.2270046">
                <text:p>0.2270046</text:p>
              </table:table-cell>
              <table:table-cell office:value-type="float" office:value="1.479999">
                <text:p>1.479999</text:p>
              </table:table-cell>
            </table:table-row>
            <table:table-row>
              <table:table-cell office:value-type="float" office:value="1.499999">
                <text:p/>
              </table:table-cell>
              <table:table-cell office:value-type="float" office:value="0.234839">
                <text:p>0.234839</text:p>
              </table:table-cell>
              <table:table-cell office:value-type="float" office:value="1.499999">
                <text:p>1.499999</text:p>
              </table:table-cell>
            </table:table-row>
            <table:table-row>
              <table:table-cell office:value-type="float" office:value="1.519999">
                <text:p/>
              </table:table-cell>
              <table:table-cell office:value-type="float" office:value="0.2426685">
                <text:p>0.2426685</text:p>
              </table:table-cell>
              <table:table-cell office:value-type="float" office:value="1.519999">
                <text:p>1.519999</text:p>
              </table:table-cell>
            </table:table-row>
            <table:table-row>
              <table:table-cell office:value-type="float" office:value="1.539999">
                <text:p/>
              </table:table-cell>
              <table:table-cell office:value-type="float" office:value="0.2510876">
                <text:p>0.2510876</text:p>
              </table:table-cell>
              <table:table-cell office:value-type="float" office:value="1.539999">
                <text:p>1.539999</text:p>
              </table:table-cell>
            </table:table-row>
            <table:table-row>
              <table:table-cell office:value-type="float" office:value="1.559999">
                <text:p/>
              </table:table-cell>
              <table:table-cell office:value-type="float" office:value="0.2601925">
                <text:p>0.2601925</text:p>
              </table:table-cell>
              <table:table-cell office:value-type="float" office:value="1.559999">
                <text:p>1.559999</text:p>
              </table:table-cell>
            </table:table-row>
            <table:table-row>
              <table:table-cell office:value-type="float" office:value="1.579999">
                <text:p/>
              </table:table-cell>
              <table:table-cell office:value-type="float" office:value="0.2695533">
                <text:p>0.2695533</text:p>
              </table:table-cell>
              <table:table-cell office:value-type="float" office:value="1.579999">
                <text:p>1.579999</text:p>
              </table:table-cell>
            </table:table-row>
            <table:table-row>
              <table:table-cell office:value-type="float" office:value="1.599999">
                <text:p/>
              </table:table-cell>
              <table:table-cell office:value-type="float" office:value="0.2787336">
                <text:p>0.2787336</text:p>
              </table:table-cell>
              <table:table-cell office:value-type="float" office:value="1.599999">
                <text:p>1.599999</text:p>
              </table:table-cell>
            </table:table-row>
            <table:table-row>
              <table:table-cell office:value-type="float" office:value="1.619999">
                <text:p/>
              </table:table-cell>
              <table:table-cell office:value-type="float" office:value="0.2875556">
                <text:p>0.2875556</text:p>
              </table:table-cell>
              <table:table-cell office:value-type="float" office:value="1.619999">
                <text:p>1.619999</text:p>
              </table:table-cell>
            </table:table-row>
            <table:table-row>
              <table:table-cell office:value-type="float" office:value="1.639999">
                <text:p/>
              </table:table-cell>
              <table:table-cell office:value-type="float" office:value="0.2956062">
                <text:p>0.2956062</text:p>
              </table:table-cell>
              <table:table-cell office:value-type="float" office:value="1.639999">
                <text:p>1.639999</text:p>
              </table:table-cell>
            </table:table-row>
            <table:table-row>
              <table:table-cell office:value-type="float" office:value="1.659999">
                <text:p/>
              </table:table-cell>
              <table:table-cell office:value-type="float" office:value="0.3026933">
                <text:p>0.3026933</text:p>
              </table:table-cell>
              <table:table-cell office:value-type="float" office:value="1.659999">
                <text:p>1.659999</text:p>
              </table:table-cell>
            </table:table-row>
            <table:table-row>
              <table:table-cell office:value-type="float" office:value="1.679999">
                <text:p/>
              </table:table-cell>
              <table:table-cell office:value-type="float" office:value="0.3091984">
                <text:p>0.3091984</text:p>
              </table:table-cell>
              <table:table-cell office:value-type="float" office:value="1.679999">
                <text:p>1.679999</text:p>
              </table:table-cell>
            </table:table-row>
            <table:table-row>
              <table:table-cell office:value-type="float" office:value="1.699999">
                <text:p/>
              </table:table-cell>
              <table:table-cell office:value-type="float" office:value="0.3149484">
                <text:p>0.3149484</text:p>
              </table:table-cell>
              <table:table-cell office:value-type="float" office:value="1.699999">
                <text:p>1.699999</text:p>
              </table:table-cell>
            </table:table-row>
            <table:table-row>
              <table:table-cell office:value-type="float" office:value="1.719999">
                <text:p/>
              </table:table-cell>
              <table:table-cell office:value-type="float" office:value="0.3210275">
                <text:p>0.3210275</text:p>
              </table:table-cell>
              <table:table-cell office:value-type="float" office:value="1.719999">
                <text:p>1.719999</text:p>
              </table:table-cell>
            </table:table-row>
            <table:table-row>
              <table:table-cell office:value-type="float" office:value="1.739999">
                <text:p/>
              </table:table-cell>
              <table:table-cell office:value-type="float" office:value="0.3277126">
                <text:p>0.3277126</text:p>
              </table:table-cell>
              <table:table-cell office:value-type="float" office:value="1.739999">
                <text:p>1.739999</text:p>
              </table:table-cell>
            </table:table-row>
            <table:table-row>
              <table:table-cell office:value-type="float" office:value="1.759999">
                <text:p/>
              </table:table-cell>
              <table:table-cell office:value-type="float" office:value="0.3348657">
                <text:p>0.3348657</text:p>
              </table:table-cell>
              <table:table-cell office:value-type="float" office:value="1.759999">
                <text:p>1.759999</text:p>
              </table:table-cell>
            </table:table-row>
            <table:table-row>
              <table:table-cell office:value-type="float" office:value="1.779999">
                <text:p/>
              </table:table-cell>
              <table:table-cell office:value-type="float" office:value="0.3419588">
                <text:p>0.3419588</text:p>
              </table:table-cell>
              <table:table-cell office:value-type="float" office:value="1.779999">
                <text:p>1.779999</text:p>
              </table:table-cell>
            </table:table-row>
            <table:table-row>
              <table:table-cell office:value-type="float" office:value="1.799999">
                <text:p/>
              </table:table-cell>
              <table:table-cell office:value-type="float" office:value="0.3487013">
                <text:p>0.3487013</text:p>
              </table:table-cell>
              <table:table-cell office:value-type="float" office:value="1.799999">
                <text:p>1.799999</text:p>
              </table:table-cell>
            </table:table-row>
            <table:table-row>
              <table:table-cell office:value-type="float" office:value="1.819999">
                <text:p/>
              </table:table-cell>
              <table:table-cell office:value-type="float" office:value="0.3553512">
                <text:p>0.3553512</text:p>
              </table:table-cell>
              <table:table-cell office:value-type="float" office:value="1.819999">
                <text:p>1.819999</text:p>
              </table:table-cell>
            </table:table-row>
            <table:table-row>
              <table:table-cell office:value-type="float" office:value="1.839999">
                <text:p/>
              </table:table-cell>
              <table:table-cell office:value-type="float" office:value="0.3620723">
                <text:p>0.3620723</text:p>
              </table:table-cell>
              <table:table-cell office:value-type="float" office:value="1.839999">
                <text:p>1.839999</text:p>
              </table:table-cell>
            </table:table-row>
            <table:table-row>
              <table:table-cell office:value-type="float" office:value="1.859999">
                <text:p/>
              </table:table-cell>
              <table:table-cell office:value-type="float" office:value="0.3690818">
                <text:p>0.3690818</text:p>
              </table:table-cell>
              <table:table-cell office:value-type="float" office:value="1.859999">
                <text:p>1.859999</text:p>
              </table:table-cell>
            </table:table-row>
            <table:table-row>
              <table:table-cell office:value-type="float" office:value="1.879999">
                <text:p/>
              </table:table-cell>
              <table:table-cell office:value-type="float" office:value="0.3761868">
                <text:p>0.3761868</text:p>
              </table:table-cell>
              <table:table-cell office:value-type="float" office:value="1.879999">
                <text:p>1.879999</text:p>
              </table:table-cell>
            </table:table-row>
            <table:table-row>
              <table:table-cell office:value-type="float" office:value="1.899999">
                <text:p/>
              </table:table-cell>
              <table:table-cell office:value-type="float" office:value="0.3831792">
                <text:p>0.3831792</text:p>
              </table:table-cell>
              <table:table-cell office:value-type="float" office:value="1.899999">
                <text:p>1.899999</text:p>
              </table:table-cell>
            </table:table-row>
            <table:table-row>
              <table:table-cell office:value-type="float" office:value="1.919999">
                <text:p/>
              </table:table-cell>
              <table:table-cell office:value-type="float" office:value="0.3895856">
                <text:p>0.3895856</text:p>
              </table:table-cell>
              <table:table-cell office:value-type="float" office:value="1.919999">
                <text:p>1.919999</text:p>
              </table:table-cell>
            </table:table-row>
            <table:table-row>
              <table:table-cell office:value-type="float" office:value="1.939999">
                <text:p/>
              </table:table-cell>
              <table:table-cell office:value-type="float" office:value="0.3954188">
                <text:p>0.3954188</text:p>
              </table:table-cell>
              <table:table-cell office:value-type="float" office:value="1.939999">
                <text:p>1.939999</text:p>
              </table:table-cell>
            </table:table-row>
            <table:table-row>
              <table:table-cell office:value-type="float" office:value="1.959999">
                <text:p/>
              </table:table-cell>
              <table:table-cell office:value-type="float" office:value="0.4007795">
                <text:p>0.4007795</text:p>
              </table:table-cell>
              <table:table-cell office:value-type="float" office:value="1.959999">
                <text:p>1.959999</text:p>
              </table:table-cell>
            </table:table-row>
            <table:table-row>
              <table:table-cell office:value-type="float" office:value="1.979999">
                <text:p/>
              </table:table-cell>
              <table:table-cell office:value-type="float" office:value="0.4059647">
                <text:p>0.4059647</text:p>
              </table:table-cell>
              <table:table-cell office:value-type="float" office:value="1.979999">
                <text:p>1.979999</text:p>
              </table:table-cell>
            </table:table-row>
            <table:table-row>
              <table:table-cell office:value-type="float" office:value="1.999999">
                <text:p/>
              </table:table-cell>
              <table:table-cell office:value-type="float" office:value="0.410337">
                <text:p>0.410337</text:p>
              </table:table-cell>
              <table:table-cell office:value-type="float" office:value="1.999999">
                <text:p>1.999999</text:p>
              </table:table-cell>
            </table:table-row>
            <table:table-row>
              <table:table-cell office:value-type="float" office:value="2.019999">
                <text:p/>
              </table:table-cell>
              <table:table-cell office:value-type="float" office:value="0.4145188">
                <text:p>0.4145188</text:p>
              </table:table-cell>
              <table:table-cell office:value-type="float" office:value="2.019999">
                <text:p>2.019999</text:p>
              </table:table-cell>
            </table:table-row>
            <table:table-row>
              <table:table-cell office:value-type="float" office:value="2.039999">
                <text:p/>
              </table:table-cell>
              <table:table-cell office:value-type="float" office:value="0.4195803">
                <text:p>0.4195803</text:p>
              </table:table-cell>
              <table:table-cell office:value-type="float" office:value="2.039999">
                <text:p>2.039999</text:p>
              </table:table-cell>
            </table:table-row>
            <table:table-row>
              <table:table-cell office:value-type="float" office:value="2.059999">
                <text:p/>
              </table:table-cell>
              <table:table-cell office:value-type="float" office:value="0.4254462">
                <text:p>0.4254462</text:p>
              </table:table-cell>
              <table:table-cell office:value-type="float" office:value="2.059999">
                <text:p>2.059999</text:p>
              </table:table-cell>
            </table:table-row>
            <table:table-row>
              <table:table-cell office:value-type="float" office:value="2.079999">
                <text:p/>
              </table:table-cell>
              <table:table-cell office:value-type="float" office:value="0.4320801">
                <text:p>0.4320801</text:p>
              </table:table-cell>
              <table:table-cell office:value-type="float" office:value="2.079999">
                <text:p>2.079999</text:p>
              </table:table-cell>
            </table:table-row>
            <table:table-row>
              <table:table-cell office:value-type="float" office:value="2.099999">
                <text:p/>
              </table:table-cell>
              <table:table-cell office:value-type="float" office:value="0.4396153">
                <text:p>0.4396153</text:p>
              </table:table-cell>
              <table:table-cell office:value-type="float" office:value="2.099999">
                <text:p>2.099999</text:p>
              </table:table-cell>
            </table:table-row>
            <table:table-row>
              <table:table-cell office:value-type="float" office:value="2.119999">
                <text:p/>
              </table:table-cell>
              <table:table-cell office:value-type="float" office:value="0.4479431">
                <text:p>0.4479431</text:p>
              </table:table-cell>
              <table:table-cell office:value-type="float" office:value="2.119999">
                <text:p>2.119999</text:p>
              </table:table-cell>
            </table:table-row>
            <table:table-row>
              <table:table-cell office:value-type="float" office:value="2.139999">
                <text:p/>
              </table:table-cell>
              <table:table-cell office:value-type="float" office:value="0.4568447">
                <text:p>0.4568447</text:p>
              </table:table-cell>
              <table:table-cell office:value-type="float" office:value="2.139999">
                <text:p>2.139999</text:p>
              </table:table-cell>
            </table:table-row>
            <table:table-row>
              <table:table-cell office:value-type="float" office:value="2.159999">
                <text:p/>
              </table:table-cell>
              <table:table-cell office:value-type="float" office:value="0.4667534">
                <text:p>0.4667534</text:p>
              </table:table-cell>
              <table:table-cell office:value-type="float" office:value="2.159999">
                <text:p>2.159999</text:p>
              </table:table-cell>
            </table:table-row>
            <table:table-row>
              <table:table-cell office:value-type="float" office:value="2.179999">
                <text:p/>
              </table:table-cell>
              <table:table-cell office:value-type="float" office:value="0.4772825">
                <text:p>0.4772825</text:p>
              </table:table-cell>
              <table:table-cell office:value-type="float" office:value="2.179999">
                <text:p>2.179999</text:p>
              </table:table-cell>
            </table:table-row>
            <table:table-row>
              <table:table-cell office:value-type="float" office:value="2.199999">
                <text:p/>
              </table:table-cell>
              <table:table-cell office:value-type="float" office:value="0.4878304">
                <text:p>0.4878304</text:p>
              </table:table-cell>
              <table:table-cell office:value-type="float" office:value="2.199999">
                <text:p>2.199999</text:p>
              </table:table-cell>
            </table:table-row>
            <table:table-row>
              <table:table-cell office:value-type="float" office:value="2.219999">
                <text:p/>
              </table:table-cell>
              <table:table-cell office:value-type="float" office:value="0.4980771">
                <text:p>0.4980771</text:p>
              </table:table-cell>
              <table:table-cell office:value-type="float" office:value="2.219999">
                <text:p>2.219999</text:p>
              </table:table-cell>
            </table:table-row>
            <table:table-row>
              <table:table-cell office:value-type="float" office:value="2.239999">
                <text:p/>
              </table:table-cell>
              <table:table-cell office:value-type="float" office:value="0.5071209">
                <text:p>0.5071209</text:p>
              </table:table-cell>
              <table:table-cell office:value-type="float" office:value="2.239999">
                <text:p>2.239999</text:p>
              </table:table-cell>
            </table:table-row>
            <table:table-row>
              <table:table-cell office:value-type="float" office:value="2.259999">
                <text:p/>
              </table:table-cell>
              <table:table-cell office:value-type="float" office:value="0.514766">
                <text:p>0.514766</text:p>
              </table:table-cell>
              <table:table-cell office:value-type="float" office:value="2.259999">
                <text:p>2.259999</text:p>
              </table:table-cell>
            </table:table-row>
            <table:table-row>
              <table:table-cell office:value-type="float" office:value="2.279999">
                <text:p/>
              </table:table-cell>
              <table:table-cell office:value-type="float" office:value="0.520593">
                <text:p>0.520593</text:p>
              </table:table-cell>
              <table:table-cell office:value-type="float" office:value="2.279999">
                <text:p>2.279999</text:p>
              </table:table-cell>
            </table:table-row>
            <table:table-row>
              <table:table-cell office:value-type="float" office:value="2.299999">
                <text:p/>
              </table:table-cell>
              <table:table-cell office:value-type="float" office:value="0.5245383">
                <text:p>0.5245383</text:p>
              </table:table-cell>
              <table:table-cell office:value-type="float" office:value="2.299999">
                <text:p>2.299999</text:p>
              </table:table-cell>
            </table:table-row>
            <table:table-row>
              <table:table-cell office:value-type="float" office:value="2.319999">
                <text:p/>
              </table:table-cell>
              <table:table-cell office:value-type="float" office:value="0.526956">
                <text:p>0.526956</text:p>
              </table:table-cell>
              <table:table-cell office:value-type="float" office:value="2.319999">
                <text:p>2.319999</text:p>
              </table:table-cell>
            </table:table-row>
            <table:table-row>
              <table:table-cell office:value-type="float" office:value="2.339998">
                <text:p/>
              </table:table-cell>
              <table:table-cell office:value-type="float" office:value="0.5286421">
                <text:p>0.5286421</text:p>
              </table:table-cell>
              <table:table-cell office:value-type="float" office:value="2.339998">
                <text:p>2.339998</text:p>
              </table:table-cell>
            </table:table-row>
            <table:table-row>
              <table:table-cell office:value-type="float" office:value="2.359998">
                <text:p/>
              </table:table-cell>
              <table:table-cell office:value-type="float" office:value="0.5307125">
                <text:p>0.5307125</text:p>
              </table:table-cell>
              <table:table-cell office:value-type="float" office:value="2.359998">
                <text:p>2.359998</text:p>
              </table:table-cell>
            </table:table-row>
            <table:table-row>
              <table:table-cell office:value-type="float" office:value="2.379998">
                <text:p/>
              </table:table-cell>
              <table:table-cell office:value-type="float" office:value="0.5343413">
                <text:p>0.5343413</text:p>
              </table:table-cell>
              <table:table-cell office:value-type="float" office:value="2.379998">
                <text:p>2.379998</text:p>
              </table:table-cell>
            </table:table-row>
            <table:table-row>
              <table:table-cell office:value-type="float" office:value="2.399998">
                <text:p/>
              </table:table-cell>
              <table:table-cell office:value-type="float" office:value="0.5386823">
                <text:p>0.5386823</text:p>
              </table:table-cell>
              <table:table-cell office:value-type="float" office:value="2.399998">
                <text:p>2.399998</text:p>
              </table:table-cell>
            </table:table-row>
            <table:table-row>
              <table:table-cell office:value-type="float" office:value="2.419998">
                <text:p/>
              </table:table-cell>
              <table:table-cell office:value-type="float" office:value="0.5432478">
                <text:p>0.5432478</text:p>
              </table:table-cell>
              <table:table-cell office:value-type="float" office:value="2.419998">
                <text:p>2.419998</text:p>
              </table:table-cell>
            </table:table-row>
            <table:table-row>
              <table:table-cell office:value-type="float" office:value="2.439998">
                <text:p/>
              </table:table-cell>
              <table:table-cell office:value-type="float" office:value="0.5475046">
                <text:p>0.5475046</text:p>
              </table:table-cell>
              <table:table-cell office:value-type="float" office:value="2.439998">
                <text:p>2.439998</text:p>
              </table:table-cell>
            </table:table-row>
            <table:table-row>
              <table:table-cell office:value-type="float" office:value="2.459998">
                <text:p/>
              </table:table-cell>
              <table:table-cell office:value-type="float" office:value="0.551203">
                <text:p>0.551203</text:p>
              </table:table-cell>
              <table:table-cell office:value-type="float" office:value="2.459998">
                <text:p>2.459998</text:p>
              </table:table-cell>
            </table:table-row>
            <table:table-row>
              <table:table-cell office:value-type="float" office:value="2.479998">
                <text:p/>
              </table:table-cell>
              <table:table-cell office:value-type="float" office:value="0.5543512">
                <text:p>0.5543512</text:p>
              </table:table-cell>
              <table:table-cell office:value-type="float" office:value="2.479998">
                <text:p>2.479998</text:p>
              </table:table-cell>
            </table:table-row>
            <table:table-row>
              <table:table-cell office:value-type="float" office:value="2.499998">
                <text:p/>
              </table:table-cell>
              <table:table-cell office:value-type="float" office:value="0.5574207">
                <text:p>0.5574207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float" office:value="2.519998">
                <text:p/>
              </table:table-cell>
              <table:table-cell office:value-type="float" office:value="0.5603353">
                <text:p>0.5603353</text:p>
              </table:table-cell>
              <table:table-cell office:value-type="float" office:value="2.519998">
                <text:p>2.519998</text:p>
              </table:table-cell>
            </table:table-row>
            <table:table-row>
              <table:table-cell office:value-type="float" office:value="2.539998">
                <text:p/>
              </table:table-cell>
              <table:table-cell office:value-type="float" office:value="0.5628997">
                <text:p>0.5628997</text:p>
              </table:table-cell>
              <table:table-cell office:value-type="float" office:value="2.539998">
                <text:p>2.539998</text:p>
              </table:table-cell>
            </table:table-row>
            <table:table-row>
              <table:table-cell office:value-type="float" office:value="2.559998">
                <text:p/>
              </table:table-cell>
              <table:table-cell office:value-type="float" office:value="0.5647604">
                <text:p>0.5647604</text:p>
              </table:table-cell>
              <table:table-cell office:value-type="float" office:value="2.559998">
                <text:p>2.559998</text:p>
              </table:table-cell>
            </table:table-row>
            <table:table-row>
              <table:table-cell office:value-type="float" office:value="2.579998">
                <text:p/>
              </table:table-cell>
              <table:table-cell office:value-type="float" office:value="0.566033">
                <text:p>0.566033</text:p>
              </table:table-cell>
              <table:table-cell office:value-type="float" office:value="2.579998">
                <text:p>2.579998</text:p>
              </table:table-cell>
            </table:table-row>
            <table:table-row>
              <table:table-cell office:value-type="float" office:value="2.599998">
                <text:p/>
              </table:table-cell>
              <table:table-cell office:value-type="float" office:value="0.5667698">
                <text:p>0.5667698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float" office:value="2.619998">
                <text:p/>
              </table:table-cell>
              <table:table-cell office:value-type="float" office:value="0.5670855">
                <text:p>0.5670855</text:p>
              </table:table-cell>
              <table:table-cell office:value-type="float" office:value="2.619998">
                <text:p>2.619998</text:p>
              </table:table-cell>
            </table:table-row>
            <table:table-row>
              <table:table-cell office:value-type="float" office:value="2.639998">
                <text:p/>
              </table:table-cell>
              <table:table-cell office:value-type="float" office:value="0.5674734">
                <text:p>0.5674734</text:p>
              </table:table-cell>
              <table:table-cell office:value-type="float" office:value="2.639998">
                <text:p>2.639998</text:p>
              </table:table-cell>
            </table:table-row>
            <table:table-row>
              <table:table-cell office:value-type="float" office:value="2.659998">
                <text:p/>
              </table:table-cell>
              <table:table-cell office:value-type="float" office:value="0.5674757">
                <text:p>0.5674757</text:p>
              </table:table-cell>
              <table:table-cell office:value-type="float" office:value="2.659998">
                <text:p>2.659998</text:p>
              </table:table-cell>
            </table:table-row>
            <table:table-row>
              <table:table-cell office:value-type="float" office:value="2.679998">
                <text:p/>
              </table:table-cell>
              <table:table-cell office:value-type="float" office:value="0.5681722">
                <text:p>0.5681722</text:p>
              </table:table-cell>
              <table:table-cell office:value-type="float" office:value="2.679998">
                <text:p>2.679998</text:p>
              </table:table-cell>
            </table:table-row>
            <table:table-row>
              <table:table-cell office:value-type="float" office:value="2.699998">
                <text:p/>
              </table:table-cell>
              <table:table-cell office:value-type="float" office:value="0.5694335">
                <text:p>0.5694335</text:p>
              </table:table-cell>
              <table:table-cell office:value-type="float" office:value="2.699998">
                <text:p>2.699998</text:p>
              </table:table-cell>
            </table:table-row>
            <table:table-row>
              <table:table-cell office:value-type="float" office:value="2.719998">
                <text:p/>
              </table:table-cell>
              <table:table-cell office:value-type="float" office:value="0.5718293">
                <text:p>0.5718293</text:p>
              </table:table-cell>
              <table:table-cell office:value-type="float" office:value="2.719998">
                <text:p>2.719998</text:p>
              </table:table-cell>
            </table:table-row>
            <table:table-row>
              <table:table-cell office:value-type="float" office:value="2.739998">
                <text:p/>
              </table:table-cell>
              <table:table-cell office:value-type="float" office:value="0.5751437">
                <text:p>0.5751437</text:p>
              </table:table-cell>
              <table:table-cell office:value-type="float" office:value="2.739998">
                <text:p>2.739998</text:p>
              </table:table-cell>
            </table:table-row>
            <table:table-row>
              <table:table-cell office:value-type="float" office:value="2.759998">
                <text:p/>
              </table:table-cell>
              <table:table-cell office:value-type="float" office:value="0.5797471">
                <text:p>0.5797471</text:p>
              </table:table-cell>
              <table:table-cell office:value-type="float" office:value="2.759998">
                <text:p>2.759998</text:p>
              </table:table-cell>
            </table:table-row>
            <table:table-row>
              <table:table-cell office:value-type="float" office:value="2.779998">
                <text:p/>
              </table:table-cell>
              <table:table-cell office:value-type="float" office:value="0.5849572">
                <text:p>0.5849572</text:p>
              </table:table-cell>
              <table:table-cell office:value-type="float" office:value="2.779998">
                <text:p>2.779998</text:p>
              </table:table-cell>
            </table:table-row>
            <table:table-row>
              <table:table-cell office:value-type="float" office:value="2.799998">
                <text:p/>
              </table:table-cell>
              <table:table-cell office:value-type="float" office:value="0.5917857">
                <text:p>0.5917857</text:p>
              </table:table-cell>
              <table:table-cell office:value-type="float" office:value="2.799998">
                <text:p>2.799998</text:p>
              </table:table-cell>
            </table:table-row>
            <table:table-row>
              <table:table-cell office:value-type="float" office:value="2.819998">
                <text:p/>
              </table:table-cell>
              <table:table-cell office:value-type="float" office:value="0.5992375">
                <text:p>0.5992375</text:p>
              </table:table-cell>
              <table:table-cell office:value-type="float" office:value="2.819998">
                <text:p>2.819998</text:p>
              </table:table-cell>
            </table:table-row>
            <table:table-row>
              <table:table-cell office:value-type="float" office:value="2.839998">
                <text:p/>
              </table:table-cell>
              <table:table-cell office:value-type="float" office:value="0.6066778">
                <text:p>0.6066778</text:p>
              </table:table-cell>
              <table:table-cell office:value-type="float" office:value="2.839998">
                <text:p>2.839998</text:p>
              </table:table-cell>
            </table:table-row>
            <table:table-row>
              <table:table-cell office:value-type="float" office:value="2.859998">
                <text:p/>
              </table:table-cell>
              <table:table-cell office:value-type="float" office:value="0.6134765">
                <text:p>0.6134765</text:p>
              </table:table-cell>
              <table:table-cell office:value-type="float" office:value="2.859998">
                <text:p>2.859998</text:p>
              </table:table-cell>
            </table:table-row>
            <table:table-row>
              <table:table-cell office:value-type="float" office:value="2.879998">
                <text:p/>
              </table:table-cell>
              <table:table-cell office:value-type="float" office:value="0.6191786">
                <text:p>0.6191786</text:p>
              </table:table-cell>
              <table:table-cell office:value-type="float" office:value="2.879998">
                <text:p>2.879998</text:p>
              </table:table-cell>
            </table:table-row>
            <table:table-row>
              <table:table-cell office:value-type="float" office:value="2.899998">
                <text:p/>
              </table:table-cell>
              <table:table-cell office:value-type="float" office:value="0.6230618">
                <text:p>0.6230618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float" office:value="2.919998">
                <text:p/>
              </table:table-cell>
              <table:table-cell office:value-type="float" office:value="0.6250005">
                <text:p>0.6250005</text:p>
              </table:table-cell>
              <table:table-cell office:value-type="float" office:value="2.919998">
                <text:p>2.919998</text:p>
              </table:table-cell>
            </table:table-row>
            <table:table-row>
              <table:table-cell office:value-type="float" office:value="2.939998">
                <text:p/>
              </table:table-cell>
              <table:table-cell office:value-type="float" office:value="0.6251451">
                <text:p>0.6251451</text:p>
              </table:table-cell>
              <table:table-cell office:value-type="float" office:value="2.939998">
                <text:p>2.939998</text:p>
              </table:table-cell>
            </table:table-row>
            <table:table-row>
              <table:table-cell office:value-type="float" office:value="2.959998">
                <text:p/>
              </table:table-cell>
              <table:table-cell office:value-type="float" office:value="0.623695">
                <text:p>0.623695</text:p>
              </table:table-cell>
              <table:table-cell office:value-type="float" office:value="2.959998">
                <text:p>2.959998</text:p>
              </table:table-cell>
            </table:table-row>
            <table:table-row>
              <table:table-cell office:value-type="float" office:value="2.979998">
                <text:p/>
              </table:table-cell>
              <table:table-cell office:value-type="float" office:value="0.6211758">
                <text:p>0.6211758</text:p>
              </table:table-cell>
              <table:table-cell office:value-type="float" office:value="2.979998">
                <text:p>2.979998</text:p>
              </table:table-cell>
            </table:table-row>
            <table:table-row>
              <table:table-cell office:value-type="float" office:value="2.999998">
                <text:p/>
              </table:table-cell>
              <table:table-cell office:value-type="float" office:value="0.6184976">
                <text:p>0.6184976</text:p>
              </table:table-cell>
              <table:table-cell office:value-type="float" office:value="2.999998">
                <text:p>2.999998</text:p>
              </table:table-cell>
            </table:table-row>
            <table:table-row>
              <table:table-cell office:value-type="float" office:value="3.019998">
                <text:p/>
              </table:table-cell>
              <table:table-cell office:value-type="float" office:value="0.6165296">
                <text:p>0.6165296</text:p>
              </table:table-cell>
              <table:table-cell office:value-type="float" office:value="3.019998">
                <text:p>3.019998</text:p>
              </table:table-cell>
            </table:table-row>
            <table:table-row>
              <table:table-cell office:value-type="float" office:value="3.039998">
                <text:p/>
              </table:table-cell>
              <table:table-cell office:value-type="float" office:value="0.6157032">
                <text:p>0.6157032</text:p>
              </table:table-cell>
              <table:table-cell office:value-type="float" office:value="3.039998">
                <text:p>3.039998</text:p>
              </table:table-cell>
            </table:table-row>
            <table:table-row>
              <table:table-cell office:value-type="float" office:value="3.059998">
                <text:p/>
              </table:table-cell>
              <table:table-cell office:value-type="float" office:value="0.6152288">
                <text:p>0.6152288</text:p>
              </table:table-cell>
              <table:table-cell office:value-type="float" office:value="3.059998">
                <text:p>3.059998</text:p>
              </table:table-cell>
            </table:table-row>
            <table:table-row>
              <table:table-cell office:value-type="float" office:value="3.079998">
                <text:p/>
              </table:table-cell>
              <table:table-cell office:value-type="float" office:value="0.6139487">
                <text:p>0.6139487</text:p>
              </table:table-cell>
              <table:table-cell office:value-type="float" office:value="3.079998">
                <text:p>3.079998</text:p>
              </table:table-cell>
            </table:table-row>
            <table:table-row>
              <table:table-cell office:value-type="float" office:value="3.099998">
                <text:p/>
              </table:table-cell>
              <table:table-cell office:value-type="float" office:value="0.6139006">
                <text:p>0.6139006</text:p>
              </table:table-cell>
              <table:table-cell office:value-type="float" office:value="3.099998">
                <text:p>3.099998</text:p>
              </table:table-cell>
            </table:table-row>
            <table:table-row>
              <table:table-cell office:value-type="float" office:value="3.119998">
                <text:p/>
              </table:table-cell>
              <table:table-cell office:value-type="float" office:value="0.6132407">
                <text:p>0.6132407</text:p>
              </table:table-cell>
              <table:table-cell office:value-type="float" office:value="3.119998">
                <text:p>3.119998</text:p>
              </table:table-cell>
            </table:table-row>
            <table:table-row>
              <table:table-cell office:value-type="float" office:value="3.139998">
                <text:p/>
              </table:table-cell>
              <table:table-cell office:value-type="float" office:value="0.6120561">
                <text:p>0.6120561</text:p>
              </table:table-cell>
              <table:table-cell office:value-type="float" office:value="3.139998">
                <text:p>3.139998</text:p>
              </table:table-cell>
            </table:table-row>
            <table:table-row>
              <table:table-cell office:value-type="float" office:value="3.159998">
                <text:p/>
              </table:table-cell>
              <table:table-cell office:value-type="float" office:value="0.6108021">
                <text:p>0.6108021</text:p>
              </table:table-cell>
              <table:table-cell office:value-type="float" office:value="3.159998">
                <text:p>3.159998</text:p>
              </table:table-cell>
            </table:table-row>
            <table:table-row>
              <table:table-cell office:value-type="float" office:value="3.179998">
                <text:p/>
              </table:table-cell>
              <table:table-cell office:value-type="float" office:value="0.60906">
                <text:p>0.60906</text:p>
              </table:table-cell>
              <table:table-cell office:value-type="float" office:value="3.179998">
                <text:p>3.179998</text:p>
              </table:table-cell>
            </table:table-row>
            <table:table-row>
              <table:table-cell office:value-type="float" office:value="3.199998">
                <text:p/>
              </table:table-cell>
              <table:table-cell office:value-type="float" office:value="0.6070033">
                <text:p>0.6070033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float" office:value="3.219998">
                <text:p/>
              </table:table-cell>
              <table:table-cell office:value-type="float" office:value="0.6044565">
                <text:p>0.6044565</text:p>
              </table:table-cell>
              <table:table-cell office:value-type="float" office:value="3.219998">
                <text:p>3.219998</text:p>
              </table:table-cell>
            </table:table-row>
            <table:table-row>
              <table:table-cell office:value-type="float" office:value="3.239998">
                <text:p/>
              </table:table-cell>
              <table:table-cell office:value-type="float" office:value="0.6021258">
                <text:p>0.6021258</text:p>
              </table:table-cell>
              <table:table-cell office:value-type="float" office:value="3.239998">
                <text:p>3.239998</text:p>
              </table:table-cell>
            </table:table-row>
            <table:table-row>
              <table:table-cell office:value-type="float" office:value="3.259998">
                <text:p/>
              </table:table-cell>
              <table:table-cell office:value-type="float" office:value="0.6003127">
                <text:p>0.6003127</text:p>
              </table:table-cell>
              <table:table-cell office:value-type="float" office:value="3.259998">
                <text:p>3.259998</text:p>
              </table:table-cell>
            </table:table-row>
            <table:table-row>
              <table:table-cell office:value-type="float" office:value="3.279998">
                <text:p/>
              </table:table-cell>
              <table:table-cell office:value-type="float" office:value="0.5991033">
                <text:p>0.5991033</text:p>
              </table:table-cell>
              <table:table-cell office:value-type="float" office:value="3.279998">
                <text:p>3.279998</text:p>
              </table:table-cell>
            </table:table-row>
            <table:table-row>
              <table:table-cell office:value-type="float" office:value="3.299998">
                <text:p/>
              </table:table-cell>
              <table:table-cell office:value-type="float" office:value="0.5982215">
                <text:p>0.5982215</text:p>
              </table:table-cell>
              <table:table-cell office:value-type="float" office:value="3.299998">
                <text:p>3.299998</text:p>
              </table:table-cell>
            </table:table-row>
            <table:table-row>
              <table:table-cell office:value-type="float" office:value="3.319998">
                <text:p/>
              </table:table-cell>
              <table:table-cell office:value-type="float" office:value="0.5975164">
                <text:p>0.5975164</text:p>
              </table:table-cell>
              <table:table-cell office:value-type="float" office:value="3.319998">
                <text:p>3.319998</text:p>
              </table:table-cell>
            </table:table-row>
            <table:table-row>
              <table:table-cell office:value-type="float" office:value="3.339998">
                <text:p/>
              </table:table-cell>
              <table:table-cell office:value-type="float" office:value="0.5971755">
                <text:p>0.5971755</text:p>
              </table:table-cell>
              <table:table-cell office:value-type="float" office:value="3.339998">
                <text:p>3.339998</text:p>
              </table:table-cell>
            </table:table-row>
            <table:table-row>
              <table:table-cell office:value-type="float" office:value="3.359998">
                <text:p/>
              </table:table-cell>
              <table:table-cell office:value-type="float" office:value="0.5976894">
                <text:p>0.5976894</text:p>
              </table:table-cell>
              <table:table-cell office:value-type="float" office:value="3.359998">
                <text:p>3.359998</text:p>
              </table:table-cell>
            </table:table-row>
            <table:table-row>
              <table:table-cell office:value-type="float" office:value="3.379997">
                <text:p/>
              </table:table-cell>
              <table:table-cell office:value-type="float" office:value="0.5993724">
                <text:p>0.5993724</text:p>
              </table:table-cell>
              <table:table-cell office:value-type="float" office:value="3.379997">
                <text:p>3.379997</text:p>
              </table:table-cell>
            </table:table-row>
            <table:table-row>
              <table:table-cell office:value-type="float" office:value="3.399997">
                <text:p/>
              </table:table-cell>
              <table:table-cell office:value-type="float" office:value="0.602477">
                <text:p>0.602477</text:p>
              </table:table-cell>
              <table:table-cell office:value-type="float" office:value="3.399997">
                <text:p>3.399997</text:p>
              </table:table-cell>
            </table:table-row>
            <table:table-row>
              <table:table-cell office:value-type="float" office:value="3.419997">
                <text:p/>
              </table:table-cell>
              <table:table-cell office:value-type="float" office:value="0.606469">
                <text:p>0.606469</text:p>
              </table:table-cell>
              <table:table-cell office:value-type="float" office:value="3.419997">
                <text:p>3.419997</text:p>
              </table:table-cell>
            </table:table-row>
            <table:table-row>
              <table:table-cell office:value-type="float" office:value="3.439997">
                <text:p/>
              </table:table-cell>
              <table:table-cell office:value-type="float" office:value="0.6110291">
                <text:p>0.6110291</text:p>
              </table:table-cell>
              <table:table-cell office:value-type="float" office:value="3.439997">
                <text:p>3.439997</text:p>
              </table:table-cell>
            </table:table-row>
            <table:table-row>
              <table:table-cell office:value-type="float" office:value="3.459997">
                <text:p/>
              </table:table-cell>
              <table:table-cell office:value-type="float" office:value="0.6170021">
                <text:p>0.6170021</text:p>
              </table:table-cell>
              <table:table-cell office:value-type="float" office:value="3.459997">
                <text:p>3.459997</text:p>
              </table:table-cell>
            </table:table-row>
            <table:table-row>
              <table:table-cell office:value-type="float" office:value="3.479997">
                <text:p/>
              </table:table-cell>
              <table:table-cell office:value-type="float" office:value="0.6233932">
                <text:p>0.6233932</text:p>
              </table:table-cell>
              <table:table-cell office:value-type="float" office:value="3.479997">
                <text:p>3.479997</text:p>
              </table:table-cell>
            </table:table-row>
            <table:table-row>
              <table:table-cell office:value-type="float" office:value="3.499997">
                <text:p/>
              </table:table-cell>
              <table:table-cell office:value-type="float" office:value="0.6296054">
                <text:p>0.6296054</text:p>
              </table:table-cell>
              <table:table-cell office:value-type="float" office:value="3.499997">
                <text:p>3.499997</text:p>
              </table:table-cell>
            </table:table-row>
            <table:table-row>
              <table:table-cell office:value-type="float" office:value="3.519997">
                <text:p/>
              </table:table-cell>
              <table:table-cell office:value-type="float" office:value="0.6348233">
                <text:p>0.6348233</text:p>
              </table:table-cell>
              <table:table-cell office:value-type="float" office:value="3.519997">
                <text:p>3.519997</text:p>
              </table:table-cell>
            </table:table-row>
            <table:table-row>
              <table:table-cell office:value-type="float" office:value="3.539997">
                <text:p/>
              </table:table-cell>
              <table:table-cell office:value-type="float" office:value="0.6390768">
                <text:p>0.6390768</text:p>
              </table:table-cell>
              <table:table-cell office:value-type="float" office:value="3.539997">
                <text:p>3.539997</text:p>
              </table:table-cell>
            </table:table-row>
            <table:table-row>
              <table:table-cell office:value-type="float" office:value="3.559997">
                <text:p/>
              </table:table-cell>
              <table:table-cell office:value-type="float" office:value="0.6418398">
                <text:p>0.6418398</text:p>
              </table:table-cell>
              <table:table-cell office:value-type="float" office:value="3.559997">
                <text:p>3.559997</text:p>
              </table:table-cell>
            </table:table-row>
            <table:table-row>
              <table:table-cell office:value-type="float" office:value="3.579997">
                <text:p/>
              </table:table-cell>
              <table:table-cell office:value-type="float" office:value="0.6431721">
                <text:p>0.6431721</text:p>
              </table:table-cell>
              <table:table-cell office:value-type="float" office:value="3.579997">
                <text:p>3.579997</text:p>
              </table:table-cell>
            </table:table-row>
            <table:table-row>
              <table:table-cell office:value-type="float" office:value="3.599997">
                <text:p/>
              </table:table-cell>
              <table:table-cell office:value-type="float" office:value="0.643304">
                <text:p>0.643304</text:p>
              </table:table-cell>
              <table:table-cell office:value-type="float" office:value="3.599997">
                <text:p>3.599997</text:p>
              </table:table-cell>
            </table:table-row>
            <table:table-row>
              <table:table-cell office:value-type="float" office:value="3.619997">
                <text:p/>
              </table:table-cell>
              <table:table-cell office:value-type="float" office:value="0.6424276">
                <text:p>0.6424276</text:p>
              </table:table-cell>
              <table:table-cell office:value-type="float" office:value="3.619997">
                <text:p>3.619997</text:p>
              </table:table-cell>
            </table:table-row>
            <table:table-row>
              <table:table-cell office:value-type="float" office:value="3.639997">
                <text:p/>
              </table:table-cell>
              <table:table-cell office:value-type="float" office:value="0.6409184">
                <text:p>0.6409184</text:p>
              </table:table-cell>
              <table:table-cell office:value-type="float" office:value="3.639997">
                <text:p>3.639997</text:p>
              </table:table-cell>
            </table:table-row>
            <table:table-row>
              <table:table-cell office:value-type="float" office:value="3.659997">
                <text:p/>
              </table:table-cell>
              <table:table-cell office:value-type="float" office:value="0.6389381">
                <text:p>0.6389381</text:p>
              </table:table-cell>
              <table:table-cell office:value-type="float" office:value="3.659997">
                <text:p>3.659997</text:p>
              </table:table-cell>
            </table:table-row>
            <table:table-row>
              <table:table-cell office:value-type="float" office:value="3.679997">
                <text:p/>
              </table:table-cell>
              <table:table-cell office:value-type="float" office:value="0.6364862">
                <text:p>0.6364862</text:p>
              </table:table-cell>
              <table:table-cell office:value-type="float" office:value="3.679997">
                <text:p>3.679997</text:p>
              </table:table-cell>
            </table:table-row>
            <table:table-row>
              <table:table-cell office:value-type="float" office:value="3.699997">
                <text:p/>
              </table:table-cell>
              <table:table-cell office:value-type="float" office:value="0.6343823">
                <text:p>0.6343823</text:p>
              </table:table-cell>
              <table:table-cell office:value-type="float" office:value="3.699997">
                <text:p>3.699997</text:p>
              </table:table-cell>
            </table:table-row>
            <table:table-row>
              <table:table-cell office:value-type="float" office:value="3.719997">
                <text:p/>
              </table:table-cell>
              <table:table-cell office:value-type="float" office:value="0.6322886">
                <text:p>0.6322886</text:p>
              </table:table-cell>
              <table:table-cell office:value-type="float" office:value="3.719997">
                <text:p>3.719997</text:p>
              </table:table-cell>
            </table:table-row>
            <table:table-row>
              <table:table-cell office:value-type="float" office:value="3.739997">
                <text:p/>
              </table:table-cell>
              <table:table-cell office:value-type="float" office:value="0.6301192">
                <text:p>0.6301192</text:p>
              </table:table-cell>
              <table:table-cell office:value-type="float" office:value="3.739997">
                <text:p>3.739997</text:p>
              </table:table-cell>
            </table:table-row>
            <table:table-row>
              <table:table-cell office:value-type="float" office:value="3.759997">
                <text:p/>
              </table:table-cell>
              <table:table-cell office:value-type="float" office:value="0.6271653">
                <text:p>0.6271653</text:p>
              </table:table-cell>
              <table:table-cell office:value-type="float" office:value="3.759997">
                <text:p>3.759997</text:p>
              </table:table-cell>
            </table:table-row>
            <table:table-row>
              <table:table-cell office:value-type="float" office:value="3.779997">
                <text:p/>
              </table:table-cell>
              <table:table-cell office:value-type="float" office:value="0.6249353">
                <text:p>0.6249353</text:p>
              </table:table-cell>
              <table:table-cell office:value-type="float" office:value="3.779997">
                <text:p>3.779997</text:p>
              </table:table-cell>
            </table:table-row>
            <table:table-row>
              <table:table-cell office:value-type="float" office:value="3.799997">
                <text:p/>
              </table:table-cell>
              <table:table-cell office:value-type="float" office:value="0.6229978">
                <text:p>0.6229978</text:p>
              </table:table-cell>
              <table:table-cell office:value-type="float" office:value="3.799997">
                <text:p>3.799997</text:p>
              </table:table-cell>
            </table:table-row>
            <table:table-row>
              <table:table-cell office:value-type="float" office:value="3.819997">
                <text:p/>
              </table:table-cell>
              <table:table-cell office:value-type="float" office:value="0.6214895">
                <text:p>0.6214895</text:p>
              </table:table-cell>
              <table:table-cell office:value-type="float" office:value="3.819997">
                <text:p>3.819997</text:p>
              </table:table-cell>
            </table:table-row>
            <table:table-row>
              <table:table-cell office:value-type="float" office:value="3.839997">
                <text:p/>
              </table:table-cell>
              <table:table-cell office:value-type="float" office:value="0.6206095">
                <text:p>0.6206095</text:p>
              </table:table-cell>
              <table:table-cell office:value-type="float" office:value="3.839997">
                <text:p>3.839997</text:p>
              </table:table-cell>
            </table:table-row>
            <table:table-row>
              <table:table-cell office:value-type="float" office:value="3.859997">
                <text:p/>
              </table:table-cell>
              <table:table-cell office:value-type="float" office:value="0.6203812">
                <text:p>0.6203812</text:p>
              </table:table-cell>
              <table:table-cell office:value-type="float" office:value="3.859997">
                <text:p>3.859997</text:p>
              </table:table-cell>
            </table:table-row>
            <table:table-row>
              <table:table-cell office:value-type="float" office:value="3.879997">
                <text:p/>
              </table:table-cell>
              <table:table-cell office:value-type="float" office:value="0.6208905">
                <text:p>0.6208905</text:p>
              </table:table-cell>
              <table:table-cell office:value-type="float" office:value="3.879997">
                <text:p>3.879997</text:p>
              </table:table-cell>
            </table:table-row>
            <table:table-row>
              <table:table-cell office:value-type="float" office:value="3.899997">
                <text:p/>
              </table:table-cell>
              <table:table-cell office:value-type="float" office:value="0.6221558">
                <text:p>0.6221558</text:p>
              </table:table-cell>
              <table:table-cell office:value-type="float" office:value="3.899997">
                <text:p>3.899997</text:p>
              </table:table-cell>
            </table:table-row>
            <table:table-row>
              <table:table-cell office:value-type="float" office:value="3.919997">
                <text:p/>
              </table:table-cell>
              <table:table-cell office:value-type="float" office:value="0.6238937">
                <text:p>0.6238937</text:p>
              </table:table-cell>
              <table:table-cell office:value-type="float" office:value="3.919997">
                <text:p>3.919997</text:p>
              </table:table-cell>
            </table:table-row>
            <table:table-row>
              <table:table-cell office:value-type="float" office:value="3.939997">
                <text:p/>
              </table:table-cell>
              <table:table-cell office:value-type="float" office:value="0.625299">
                <text:p>0.625299</text:p>
              </table:table-cell>
              <table:table-cell office:value-type="float" office:value="3.939997">
                <text:p>3.939997</text:p>
              </table:table-cell>
            </table:table-row>
            <table:table-row>
              <table:table-cell office:value-type="float" office:value="3.959997">
                <text:p/>
              </table:table-cell>
              <table:table-cell office:value-type="float" office:value="0.6263518">
                <text:p>0.6263518</text:p>
              </table:table-cell>
              <table:table-cell office:value-type="float" office:value="3.959997">
                <text:p>3.959997</text:p>
              </table:table-cell>
            </table:table-row>
            <table:table-row>
              <table:table-cell office:value-type="float" office:value="3.979997">
                <text:p/>
              </table:table-cell>
              <table:table-cell office:value-type="float" office:value="0.6270264">
                <text:p>0.6270264</text:p>
              </table:table-cell>
              <table:table-cell office:value-type="float" office:value="3.979997">
                <text:p>3.979997</text:p>
              </table:table-cell>
            </table:table-row>
            <table:table-row>
              <table:table-cell office:value-type="float" office:value="3.999997">
                <text:p/>
              </table:table-cell>
              <table:table-cell office:value-type="float" office:value="0.6273801">
                <text:p>0.6273801</text:p>
              </table:table-cell>
              <table:table-cell office:value-type="float" office:value="3.999997">
                <text:p>3.999997</text:p>
              </table:table-cell>
            </table:table-row>
            <table:table-row>
              <table:table-cell office:value-type="float" office:value="4.019997">
                <text:p/>
              </table:table-cell>
              <table:table-cell office:value-type="float" office:value="0.6279678">
                <text:p>0.6279678</text:p>
              </table:table-cell>
              <table:table-cell office:value-type="float" office:value="4.019997">
                <text:p>4.019997</text:p>
              </table:table-cell>
            </table:table-row>
            <table:table-row>
              <table:table-cell office:value-type="float" office:value="4.039997">
                <text:p/>
              </table:table-cell>
              <table:table-cell office:value-type="float" office:value="0.629158">
                <text:p>0.629158</text:p>
              </table:table-cell>
              <table:table-cell office:value-type="float" office:value="4.039997">
                <text:p>4.039997</text:p>
              </table:table-cell>
            </table:table-row>
            <table:table-row>
              <table:table-cell office:value-type="float" office:value="4.059997">
                <text:p/>
              </table:table-cell>
              <table:table-cell office:value-type="float" office:value="0.6313016">
                <text:p>0.6313016</text:p>
              </table:table-cell>
              <table:table-cell office:value-type="float" office:value="4.059997">
                <text:p>4.059997</text:p>
              </table:table-cell>
            </table:table-row>
            <table:table-row>
              <table:table-cell office:value-type="float" office:value="4.079997">
                <text:p/>
              </table:table-cell>
              <table:table-cell office:value-type="float" office:value="0.6344194">
                <text:p>0.6344194</text:p>
              </table:table-cell>
              <table:table-cell office:value-type="float" office:value="4.079997">
                <text:p>4.079997</text:p>
              </table:table-cell>
            </table:table-row>
            <table:table-row>
              <table:table-cell office:value-type="float" office:value="4.099997">
                <text:p/>
              </table:table-cell>
              <table:table-cell office:value-type="float" office:value="0.6382173">
                <text:p>0.6382173</text:p>
              </table:table-cell>
              <table:table-cell office:value-type="float" office:value="4.099997">
                <text:p>4.099997</text:p>
              </table:table-cell>
            </table:table-row>
            <table:table-row>
              <table:table-cell office:value-type="float" office:value="4.119997">
                <text:p/>
              </table:table-cell>
              <table:table-cell office:value-type="float" office:value="0.641951">
                <text:p>0.641951</text:p>
              </table:table-cell>
              <table:table-cell office:value-type="float" office:value="4.119997">
                <text:p>4.119997</text:p>
              </table:table-cell>
            </table:table-row>
            <table:table-row>
              <table:table-cell office:value-type="float" office:value="4.139997">
                <text:p/>
              </table:table-cell>
              <table:table-cell office:value-type="float" office:value="0.646549">
                <text:p>0.646549</text:p>
              </table:table-cell>
              <table:table-cell office:value-type="float" office:value="4.139997">
                <text:p>4.139997</text:p>
              </table:table-cell>
            </table:table-row>
            <table:table-row>
              <table:table-cell office:value-type="float" office:value="4.159997">
                <text:p/>
              </table:table-cell>
              <table:table-cell office:value-type="float" office:value="0.6504645">
                <text:p>0.6504645</text:p>
              </table:table-cell>
              <table:table-cell office:value-type="float" office:value="4.159997">
                <text:p>4.159997</text:p>
              </table:table-cell>
            </table:table-row>
            <table:table-row>
              <table:table-cell office:value-type="float" office:value="4.179997">
                <text:p/>
              </table:table-cell>
              <table:table-cell office:value-type="float" office:value="0.6532038">
                <text:p>0.6532038</text:p>
              </table:table-cell>
              <table:table-cell office:value-type="float" office:value="4.179997">
                <text:p>4.179997</text:p>
              </table:table-cell>
            </table:table-row>
            <table:table-row>
              <table:table-cell office:value-type="float" office:value="4.199997">
                <text:p/>
              </table:table-cell>
              <table:table-cell office:value-type="float" office:value="0.6549917">
                <text:p>0.6549917</text:p>
              </table:table-cell>
              <table:table-cell office:value-type="float" office:value="4.199997">
                <text:p>4.199997</text:p>
              </table:table-cell>
            </table:table-row>
            <table:table-row>
              <table:table-cell office:value-type="float" office:value="4.219997">
                <text:p/>
              </table:table-cell>
              <table:table-cell office:value-type="float" office:value="0.6561424">
                <text:p>0.6561424</text:p>
              </table:table-cell>
              <table:table-cell office:value-type="float" office:value="4.219997">
                <text:p>4.219997</text:p>
              </table:table-cell>
            </table:table-row>
            <table:table-row>
              <table:table-cell office:value-type="float" office:value="4.239997">
                <text:p/>
              </table:table-cell>
              <table:table-cell office:value-type="float" office:value="0.6568551">
                <text:p>0.6568551</text:p>
              </table:table-cell>
              <table:table-cell office:value-type="float" office:value="4.239997">
                <text:p>4.239997</text:p>
              </table:table-cell>
            </table:table-row>
            <table:table-row>
              <table:table-cell office:value-type="float" office:value="4.259997">
                <text:p/>
              </table:table-cell>
              <table:table-cell office:value-type="float" office:value="0.6578596">
                <text:p>0.6578596</text:p>
              </table:table-cell>
              <table:table-cell office:value-type="float" office:value="4.259997">
                <text:p>4.259997</text:p>
              </table:table-cell>
            </table:table-row>
            <table:table-row>
              <table:table-cell office:value-type="float" office:value="4.279997">
                <text:p/>
              </table:table-cell>
              <table:table-cell office:value-type="float" office:value="0.6592485">
                <text:p>0.6592485</text:p>
              </table:table-cell>
              <table:table-cell office:value-type="float" office:value="4.279997">
                <text:p>4.279997</text:p>
              </table:table-cell>
            </table:table-row>
            <table:table-row>
              <table:table-cell office:value-type="float" office:value="4.299997">
                <text:p/>
              </table:table-cell>
              <table:table-cell office:value-type="float" office:value="0.6613269">
                <text:p>0.6613269</text:p>
              </table:table-cell>
              <table:table-cell office:value-type="float" office:value="4.299997">
                <text:p>4.299997</text:p>
              </table:table-cell>
            </table:table-row>
            <table:table-row>
              <table:table-cell office:value-type="float" office:value="4.319997">
                <text:p/>
              </table:table-cell>
              <table:table-cell office:value-type="float" office:value="0.6638508">
                <text:p>0.6638508</text:p>
              </table:table-cell>
              <table:table-cell office:value-type="float" office:value="4.319997">
                <text:p>4.319997</text:p>
              </table:table-cell>
            </table:table-row>
            <table:table-row>
              <table:table-cell office:value-type="float" office:value="4.339997">
                <text:p/>
              </table:table-cell>
              <table:table-cell office:value-type="float" office:value="0.6665713">
                <text:p>0.6665713</text:p>
              </table:table-cell>
              <table:table-cell office:value-type="float" office:value="4.339997">
                <text:p>4.339997</text:p>
              </table:table-cell>
            </table:table-row>
            <table:table-row>
              <table:table-cell office:value-type="float" office:value="4.359997">
                <text:p/>
              </table:table-cell>
              <table:table-cell office:value-type="float" office:value="0.6704257">
                <text:p>0.6704257</text:p>
              </table:table-cell>
              <table:table-cell office:value-type="float" office:value="4.359997">
                <text:p>4.359997</text:p>
              </table:table-cell>
            </table:table-row>
            <table:table-row>
              <table:table-cell office:value-type="float" office:value="4.379997">
                <text:p/>
              </table:table-cell>
              <table:table-cell office:value-type="float" office:value="0.6753293">
                <text:p>0.6753293</text:p>
              </table:table-cell>
              <table:table-cell office:value-type="float" office:value="4.379997">
                <text:p>4.379997</text:p>
              </table:table-cell>
            </table:table-row>
            <table:table-row>
              <table:table-cell office:value-type="float" office:value="4.399997">
                <text:p/>
              </table:table-cell>
              <table:table-cell office:value-type="float" office:value="0.6808243">
                <text:p>0.6808243</text:p>
              </table:table-cell>
              <table:table-cell office:value-type="float" office:value="4.399997">
                <text:p>4.399997</text:p>
              </table:table-cell>
            </table:table-row>
            <table:table-row>
              <table:table-cell office:value-type="float" office:value="4.419997">
                <text:p/>
              </table:table-cell>
              <table:table-cell office:value-type="float" office:value="0.6864325">
                <text:p>0.6864325</text:p>
              </table:table-cell>
              <table:table-cell office:value-type="float" office:value="4.419997">
                <text:p>4.419997</text:p>
              </table:table-cell>
            </table:table-row>
            <table:table-row>
              <table:table-cell office:value-type="float" office:value="4.439997">
                <text:p/>
              </table:table-cell>
              <table:table-cell office:value-type="float" office:value="0.6919159">
                <text:p>0.6919159</text:p>
              </table:table-cell>
              <table:table-cell office:value-type="float" office:value="4.439997">
                <text:p>4.439997</text:p>
              </table:table-cell>
            </table:table-row>
            <table:table-row>
              <table:table-cell office:value-type="float" office:value="4.459997">
                <text:p/>
              </table:table-cell>
              <table:table-cell office:value-type="float" office:value="0.6973715">
                <text:p>0.6973715</text:p>
              </table:table-cell>
              <table:table-cell office:value-type="float" office:value="4.459997">
                <text:p>4.459997</text:p>
              </table:table-cell>
            </table:table-row>
            <table:table-row>
              <table:table-cell office:value-type="float" office:value="4.479997">
                <text:p/>
              </table:table-cell>
              <table:table-cell office:value-type="float" office:value="0.7028933">
                <text:p>0.7028933</text:p>
              </table:table-cell>
              <table:table-cell office:value-type="float" office:value="4.479997">
                <text:p>4.479997</text:p>
              </table:table-cell>
            </table:table-row>
            <table:table-row>
              <table:table-cell office:value-type="float" office:value="4.499997">
                <text:p/>
              </table:table-cell>
              <table:table-cell office:value-type="float" office:value="0.7082725">
                <text:p>0.7082725</text:p>
              </table:table-cell>
              <table:table-cell office:value-type="float" office:value="4.499997">
                <text:p>4.499997</text:p>
              </table:table-cell>
            </table:table-row>
            <table:table-row>
              <table:table-cell office:value-type="float" office:value="4.519997">
                <text:p/>
              </table:table-cell>
              <table:table-cell office:value-type="float" office:value="0.7131647">
                <text:p>0.7131647</text:p>
              </table:table-cell>
              <table:table-cell office:value-type="float" office:value="4.519997">
                <text:p>4.519997</text:p>
              </table:table-cell>
            </table:table-row>
            <table:table-row>
              <table:table-cell office:value-type="float" office:value="4.539997">
                <text:p/>
              </table:table-cell>
              <table:table-cell office:value-type="float" office:value="0.7172581">
                <text:p>0.7172581</text:p>
              </table:table-cell>
              <table:table-cell office:value-type="float" office:value="4.539997">
                <text:p>4.539997</text:p>
              </table:table-cell>
            </table:table-row>
            <table:table-row>
              <table:table-cell office:value-type="float" office:value="4.559997">
                <text:p/>
              </table:table-cell>
              <table:table-cell office:value-type="float" office:value="0.7205069">
                <text:p>0.7205069</text:p>
              </table:table-cell>
              <table:table-cell office:value-type="float" office:value="4.559997">
                <text:p>4.559997</text:p>
              </table:table-cell>
            </table:table-row>
            <table:table-row>
              <table:table-cell office:value-type="float" office:value="4.579997">
                <text:p/>
              </table:table-cell>
              <table:table-cell office:value-type="float" office:value="0.7229484">
                <text:p>0.7229484</text:p>
              </table:table-cell>
              <table:table-cell office:value-type="float" office:value="4.579997">
                <text:p>4.579997</text:p>
              </table:table-cell>
            </table:table-row>
            <table:table-row>
              <table:table-cell office:value-type="float" office:value="4.599997">
                <text:p/>
              </table:table-cell>
              <table:table-cell office:value-type="float" office:value="0.7248695">
                <text:p>0.7248695</text:p>
              </table:table-cell>
              <table:table-cell office:value-type="float" office:value="4.599997">
                <text:p>4.599997</text:p>
              </table:table-cell>
            </table:table-row>
            <table:table-row>
              <table:table-cell office:value-type="float" office:value="4.619997">
                <text:p/>
              </table:table-cell>
              <table:table-cell office:value-type="float" office:value="0.72637">
                <text:p>0.72637</text:p>
              </table:table-cell>
              <table:table-cell office:value-type="float" office:value="4.619997">
                <text:p>4.619997</text:p>
              </table:table-cell>
            </table:table-row>
            <table:table-row>
              <table:table-cell office:value-type="float" office:value="4.639997">
                <text:p/>
              </table:table-cell>
              <table:table-cell office:value-type="float" office:value="0.7278892">
                <text:p>0.7278892</text:p>
              </table:table-cell>
              <table:table-cell office:value-type="float" office:value="4.639997">
                <text:p>4.639997</text:p>
              </table:table-cell>
            </table:table-row>
            <table:table-row>
              <table:table-cell office:value-type="float" office:value="4.659997">
                <text:p/>
              </table:table-cell>
              <table:table-cell office:value-type="float" office:value="0.729733">
                <text:p>0.729733</text:p>
              </table:table-cell>
              <table:table-cell office:value-type="float" office:value="4.659997">
                <text:p>4.659997</text:p>
              </table:table-cell>
            </table:table-row>
            <table:table-row>
              <table:table-cell office:value-type="float" office:value="4.679996">
                <text:p/>
              </table:table-cell>
              <table:table-cell office:value-type="float" office:value="0.732354">
                <text:p>0.732354</text:p>
              </table:table-cell>
              <table:table-cell office:value-type="float" office:value="4.679996">
                <text:p>4.679996</text:p>
              </table:table-cell>
            </table:table-row>
            <table:table-row>
              <table:table-cell office:value-type="float" office:value="4.699996">
                <text:p/>
              </table:table-cell>
              <table:table-cell office:value-type="float" office:value="0.7360058">
                <text:p>0.7360058</text:p>
              </table:table-cell>
              <table:table-cell office:value-type="float" office:value="4.699996">
                <text:p>4.699996</text:p>
              </table:table-cell>
            </table:table-row>
            <table:table-row>
              <table:table-cell office:value-type="float" office:value="4.719996">
                <text:p/>
              </table:table-cell>
              <table:table-cell office:value-type="float" office:value="0.7402302">
                <text:p>0.7402302</text:p>
              </table:table-cell>
              <table:table-cell office:value-type="float" office:value="4.719996">
                <text:p>4.719996</text:p>
              </table:table-cell>
            </table:table-row>
            <table:table-row>
              <table:table-cell office:value-type="float" office:value="4.739996">
                <text:p/>
              </table:table-cell>
              <table:table-cell office:value-type="float" office:value="0.7446294">
                <text:p>0.7446294</text:p>
              </table:table-cell>
              <table:table-cell office:value-type="float" office:value="4.739996">
                <text:p>4.739996</text:p>
              </table:table-cell>
            </table:table-row>
            <table:table-row>
              <table:table-cell office:value-type="float" office:value="4.759996">
                <text:p/>
              </table:table-cell>
              <table:table-cell office:value-type="float" office:value="0.7499694">
                <text:p>0.7499694</text:p>
              </table:table-cell>
              <table:table-cell office:value-type="float" office:value="4.759996">
                <text:p>4.759996</text:p>
              </table:table-cell>
            </table:table-row>
            <table:table-row>
              <table:table-cell office:value-type="float" office:value="4.779996">
                <text:p/>
              </table:table-cell>
              <table:table-cell office:value-type="float" office:value="0.754811">
                <text:p>0.754811</text:p>
              </table:table-cell>
              <table:table-cell office:value-type="float" office:value="4.779996">
                <text:p>4.779996</text:p>
              </table:table-cell>
            </table:table-row>
            <table:table-row>
              <table:table-cell office:value-type="float" office:value="4.799996">
                <text:p/>
              </table:table-cell>
              <table:table-cell office:value-type="float" office:value="0.7600773">
                <text:p>0.7600773</text:p>
              </table:table-cell>
              <table:table-cell office:value-type="float" office:value="4.799996">
                <text:p>4.799996</text:p>
              </table:table-cell>
            </table:table-row>
            <table:table-row>
              <table:table-cell office:value-type="float" office:value="4.819996">
                <text:p/>
              </table:table-cell>
              <table:table-cell office:value-type="float" office:value="0.7656796">
                <text:p>0.7656796</text:p>
              </table:table-cell>
              <table:table-cell office:value-type="float" office:value="4.819996">
                <text:p>4.819996</text:p>
              </table:table-cell>
            </table:table-row>
            <table:table-row>
              <table:table-cell office:value-type="float" office:value="4.839996">
                <text:p/>
              </table:table-cell>
              <table:table-cell office:value-type="float" office:value="0.7711983">
                <text:p>0.7711983</text:p>
              </table:table-cell>
              <table:table-cell office:value-type="float" office:value="4.839996">
                <text:p>4.839996</text:p>
              </table:table-cell>
            </table:table-row>
            <table:table-row>
              <table:table-cell office:value-type="float" office:value="4.859996">
                <text:p/>
              </table:table-cell>
              <table:table-cell office:value-type="float" office:value="0.776367">
                <text:p>0.776367</text:p>
              </table:table-cell>
              <table:table-cell office:value-type="float" office:value="4.859996">
                <text:p>4.859996</text:p>
              </table:table-cell>
            </table:table-row>
            <table:table-row>
              <table:table-cell office:value-type="float" office:value="4.879996">
                <text:p/>
              </table:table-cell>
              <table:table-cell office:value-type="float" office:value="0.7809044">
                <text:p>0.7809044</text:p>
              </table:table-cell>
              <table:table-cell office:value-type="float" office:value="4.879996">
                <text:p>4.879996</text:p>
              </table:table-cell>
            </table:table-row>
            <table:table-row>
              <table:table-cell office:value-type="float" office:value="4.899996">
                <text:p/>
              </table:table-cell>
              <table:table-cell office:value-type="float" office:value="0.7843001">
                <text:p>0.7843001</text:p>
              </table:table-cell>
              <table:table-cell office:value-type="float" office:value="4.899996">
                <text:p>4.899996</text:p>
              </table:table-cell>
            </table:table-row>
            <table:table-row>
              <table:table-cell office:value-type="float" office:value="4.919996">
                <text:p/>
              </table:table-cell>
              <table:table-cell office:value-type="float" office:value="0.7864388">
                <text:p>0.7864388</text:p>
              </table:table-cell>
              <table:table-cell office:value-type="float" office:value="4.919996">
                <text:p>4.919996</text:p>
              </table:table-cell>
            </table:table-row>
            <table:table-row>
              <table:table-cell office:value-type="float" office:value="4.939996">
                <text:p/>
              </table:table-cell>
              <table:table-cell office:value-type="float" office:value="0.7877452">
                <text:p>0.7877452</text:p>
              </table:table-cell>
              <table:table-cell office:value-type="float" office:value="4.939996">
                <text:p>4.939996</text:p>
              </table:table-cell>
            </table:table-row>
            <table:table-row>
              <table:table-cell office:value-type="float" office:value="4.959996">
                <text:p/>
              </table:table-cell>
              <table:table-cell office:value-type="float" office:value="0.7883651">
                <text:p>0.7883651</text:p>
              </table:table-cell>
              <table:table-cell office:value-type="float" office:value="4.959996">
                <text:p>4.959996</text:p>
              </table:table-cell>
            </table:table-row>
            <table:table-row>
              <table:table-cell office:value-type="float" office:value="4.979996">
                <text:p/>
              </table:table-cell>
              <table:table-cell office:value-type="float" office:value="0.7888733">
                <text:p>0.7888733</text:p>
              </table:table-cell>
              <table:table-cell office:value-type="float" office:value="4.979996">
                <text:p>4.979996</text:p>
              </table:table-cell>
            </table:table-row>
            <table:table-row>
              <table:table-cell office:value-type="float" office:value="4.999996">
                <text:p/>
              </table:table-cell>
              <table:table-cell office:value-type="float" office:value="0.789628">
                <text:p>0.789628</text:p>
              </table:table-cell>
              <table:table-cell office:value-type="float" office:value="4.999996">
                <text:p>4.999996</text:p>
              </table:table-cell>
            </table:table-row>
            <table:table-row>
              <table:table-cell office:value-type="float" office:value="5.019996">
                <text:p>10</text:p>
              </table:table-cell>
              <table:table-cell office:value-type="float" office:value="0.7912323">
                <text:p>0.7912323</text:p>
              </table:table-cell>
              <table:table-cell office:value-type="float" office:value="5.019996">
                <text:p>5.019996</text:p>
              </table:table-cell>
            </table:table-row>
            <table:table-row>
              <table:table-cell office:value-type="float" office:value="5.039996">
                <text:p>10</text:p>
              </table:table-cell>
              <table:table-cell office:value-type="float" office:value="0.793648">
                <text:p>0.793648</text:p>
              </table:table-cell>
              <table:table-cell office:value-type="float" office:value="5.039996">
                <text:p>5.039996</text:p>
              </table:table-cell>
            </table:table-row>
            <table:table-row>
              <table:table-cell office:value-type="float" office:value="5.059996">
                <text:p>10</text:p>
              </table:table-cell>
              <table:table-cell office:value-type="float" office:value="0.7964348">
                <text:p>0.7964348</text:p>
              </table:table-cell>
              <table:table-cell office:value-type="float" office:value="5.059996">
                <text:p>5.059996</text:p>
              </table:table-cell>
            </table:table-row>
            <table:table-row>
              <table:table-cell office:value-type="float" office:value="5.079996">
                <text:p>10</text:p>
              </table:table-cell>
              <table:table-cell office:value-type="float" office:value="0.7986228">
                <text:p>0.7986228</text:p>
              </table:table-cell>
              <table:table-cell office:value-type="float" office:value="5.079996">
                <text:p>5.079996</text:p>
              </table:table-cell>
            </table:table-row>
            <table:table-row>
              <table:table-cell office:value-type="float" office:value="5.099996">
                <text:p>10</text:p>
              </table:table-cell>
              <table:table-cell office:value-type="float" office:value="0.801825">
                <text:p>0.801825</text:p>
              </table:table-cell>
              <table:table-cell office:value-type="float" office:value="5.099996">
                <text:p>5.099996</text:p>
              </table:table-cell>
            </table:table-row>
            <table:table-row>
              <table:table-cell office:value-type="float" office:value="5.119996">
                <text:p>10</text:p>
              </table:table-cell>
              <table:table-cell office:value-type="float" office:value="0.8051224">
                <text:p>0.8051224</text:p>
              </table:table-cell>
              <table:table-cell office:value-type="float" office:value="5.119996">
                <text:p>5.119996</text:p>
              </table:table-cell>
            </table:table-row>
            <table:table-row>
              <table:table-cell office:value-type="float" office:value="5.139996">
                <text:p>10</text:p>
              </table:table-cell>
              <table:table-cell office:value-type="float" office:value="0.8081421">
                <text:p>0.8081421</text:p>
              </table:table-cell>
              <table:table-cell office:value-type="float" office:value="5.139996">
                <text:p>5.139996</text:p>
              </table:table-cell>
            </table:table-row>
            <table:table-row>
              <table:table-cell office:value-type="float" office:value="5.159996">
                <text:p>10</text:p>
              </table:table-cell>
              <table:table-cell office:value-type="float" office:value="0.811172">
                <text:p>0.811172</text:p>
              </table:table-cell>
              <table:table-cell office:value-type="float" office:value="5.159996">
                <text:p>5.159996</text:p>
              </table:table-cell>
            </table:table-row>
            <table:table-row>
              <table:table-cell office:value-type="float" office:value="5.179996">
                <text:p>10</text:p>
              </table:table-cell>
              <table:table-cell office:value-type="float" office:value="0.814154">
                <text:p>0.814154</text:p>
              </table:table-cell>
              <table:table-cell office:value-type="float" office:value="5.179996">
                <text:p>5.179996</text:p>
              </table:table-cell>
            </table:table-row>
            <table:table-row>
              <table:table-cell office:value-type="float" office:value="5.199996">
                <text:p>10</text:p>
              </table:table-cell>
              <table:table-cell office:value-type="float" office:value="0.8167328">
                <text:p>0.8167328</text:p>
              </table:table-cell>
              <table:table-cell office:value-type="float" office:value="5.199996">
                <text:p>5.199996</text:p>
              </table:table-cell>
            </table:table-row>
            <table:table-row>
              <table:table-cell office:value-type="float" office:value="5.219996">
                <text:p>10</text:p>
              </table:table-cell>
              <table:table-cell office:value-type="float" office:value="0.8184262">
                <text:p>0.8184262</text:p>
              </table:table-cell>
              <table:table-cell office:value-type="float" office:value="5.219996">
                <text:p>5.219996</text:p>
              </table:table-cell>
            </table:table-row>
            <table:table-row>
              <table:table-cell office:value-type="float" office:value="5.239996">
                <text:p>10</text:p>
              </table:table-cell>
              <table:table-cell office:value-type="float" office:value="0.8189526">
                <text:p>0.8189526</text:p>
              </table:table-cell>
              <table:table-cell office:value-type="float" office:value="5.239996">
                <text:p>5.239996</text:p>
              </table:table-cell>
            </table:table-row>
            <table:table-row>
              <table:table-cell office:value-type="float" office:value="5.259996">
                <text:p>10</text:p>
              </table:table-cell>
              <table:table-cell office:value-type="float" office:value="0.818504">
                <text:p>0.818504</text:p>
              </table:table-cell>
              <table:table-cell office:value-type="float" office:value="5.259996">
                <text:p>5.259996</text:p>
              </table:table-cell>
            </table:table-row>
            <table:table-row>
              <table:table-cell office:value-type="float" office:value="5.279996">
                <text:p>10</text:p>
              </table:table-cell>
              <table:table-cell office:value-type="float" office:value="0.817325">
                <text:p>0.817325</text:p>
              </table:table-cell>
              <table:table-cell office:value-type="float" office:value="5.279996">
                <text:p>5.279996</text:p>
              </table:table-cell>
            </table:table-row>
            <table:table-row>
              <table:table-cell office:value-type="float" office:value="5.299996">
                <text:p>10</text:p>
              </table:table-cell>
              <table:table-cell office:value-type="float" office:value="0.8154911">
                <text:p>0.8154911</text:p>
              </table:table-cell>
              <table:table-cell office:value-type="float" office:value="5.299996">
                <text:p>5.299996</text:p>
              </table:table-cell>
            </table:table-row>
            <table:table-row>
              <table:table-cell office:value-type="float" office:value="5.319996">
                <text:p>10</text:p>
              </table:table-cell>
              <table:table-cell office:value-type="float" office:value="0.8136428">
                <text:p>0.8136428</text:p>
              </table:table-cell>
              <table:table-cell office:value-type="float" office:value="5.319996">
                <text:p>5.319996</text:p>
              </table:table-cell>
            </table:table-row>
            <table:table-row>
              <table:table-cell office:value-type="float" office:value="5.339996">
                <text:p>10</text:p>
              </table:table-cell>
              <table:table-cell office:value-type="float" office:value="0.8126711">
                <text:p>0.8126711</text:p>
              </table:table-cell>
              <table:table-cell office:value-type="float" office:value="5.339996">
                <text:p>5.339996</text:p>
              </table:table-cell>
            </table:table-row>
            <table:table-row>
              <table:table-cell office:value-type="float" office:value="5.359996">
                <text:p>10</text:p>
              </table:table-cell>
              <table:table-cell office:value-type="float" office:value="0.8127695">
                <text:p>0.8127695</text:p>
              </table:table-cell>
              <table:table-cell office:value-type="float" office:value="5.359996">
                <text:p>5.359996</text:p>
              </table:table-cell>
            </table:table-row>
            <table:table-row>
              <table:table-cell office:value-type="float" office:value="5.379996">
                <text:p>10</text:p>
              </table:table-cell>
              <table:table-cell office:value-type="float" office:value="0.8139504">
                <text:p>0.8139504</text:p>
              </table:table-cell>
              <table:table-cell office:value-type="float" office:value="5.379996">
                <text:p>5.379996</text:p>
              </table:table-cell>
            </table:table-row>
            <table:table-row>
              <table:table-cell office:value-type="float" office:value="5.399996">
                <text:p>10</text:p>
              </table:table-cell>
              <table:table-cell office:value-type="float" office:value="0.8159004">
                <text:p>0.8159004</text:p>
              </table:table-cell>
              <table:table-cell office:value-type="float" office:value="5.399996">
                <text:p>5.399996</text:p>
              </table:table-cell>
            </table:table-row>
            <table:table-row>
              <table:table-cell office:value-type="float" office:value="5.419996">
                <text:p>10</text:p>
              </table:table-cell>
              <table:table-cell office:value-type="float" office:value="0.8186013">
                <text:p>0.8186013</text:p>
              </table:table-cell>
              <table:table-cell office:value-type="float" office:value="5.419996">
                <text:p>5.419996</text:p>
              </table:table-cell>
            </table:table-row>
            <table:table-row>
              <table:table-cell office:value-type="float" office:value="5.439996">
                <text:p>10</text:p>
              </table:table-cell>
              <table:table-cell office:value-type="float" office:value="0.8210782">
                <text:p>0.8210782</text:p>
              </table:table-cell>
              <table:table-cell office:value-type="float" office:value="5.439996">
                <text:p>5.439996</text:p>
              </table:table-cell>
            </table:table-row>
            <table:table-row>
              <table:table-cell office:value-type="float" office:value="5.459996">
                <text:p>10</text:p>
              </table:table-cell>
              <table:table-cell office:value-type="float" office:value="0.8254751">
                <text:p>0.8254751</text:p>
              </table:table-cell>
              <table:table-cell office:value-type="float" office:value="5.459996">
                <text:p>5.459996</text:p>
              </table:table-cell>
            </table:table-row>
            <table:table-row>
              <table:table-cell office:value-type="float" office:value="5.479996">
                <text:p>10</text:p>
              </table:table-cell>
              <table:table-cell office:value-type="float" office:value="0.8301224">
                <text:p>0.8301224</text:p>
              </table:table-cell>
              <table:table-cell office:value-type="float" office:value="5.479996">
                <text:p>5.479996</text:p>
              </table:table-cell>
            </table:table-row>
            <table:table-row>
              <table:table-cell office:value-type="float" office:value="5.499996">
                <text:p>10</text:p>
              </table:table-cell>
              <table:table-cell office:value-type="float" office:value="0.8335052">
                <text:p>0.8335052</text:p>
              </table:table-cell>
              <table:table-cell office:value-type="float" office:value="5.499996">
                <text:p>5.499996</text:p>
              </table:table-cell>
            </table:table-row>
            <table:table-row>
              <table:table-cell office:value-type="float" office:value="5.519996">
                <text:p>10</text:p>
              </table:table-cell>
              <table:table-cell office:value-type="float" office:value="0.8353887">
                <text:p>0.8353887</text:p>
              </table:table-cell>
              <table:table-cell office:value-type="float" office:value="5.519996">
                <text:p>5.519996</text:p>
              </table:table-cell>
            </table:table-row>
            <table:table-row>
              <table:table-cell office:value-type="float" office:value="5.539996">
                <text:p>10</text:p>
              </table:table-cell>
              <table:table-cell office:value-type="float" office:value="0.8355765">
                <text:p>0.8355765</text:p>
              </table:table-cell>
              <table:table-cell office:value-type="float" office:value="5.539996">
                <text:p>5.539996</text:p>
              </table:table-cell>
            </table:table-row>
            <table:table-row>
              <table:table-cell office:value-type="float" office:value="5.559996">
                <text:p>10</text:p>
              </table:table-cell>
              <table:table-cell office:value-type="float" office:value="0.8341541">
                <text:p>0.8341541</text:p>
              </table:table-cell>
              <table:table-cell office:value-type="float" office:value="5.559996">
                <text:p>5.559996</text:p>
              </table:table-cell>
            </table:table-row>
            <table:table-row>
              <table:table-cell office:value-type="float" office:value="5.579996">
                <text:p>10</text:p>
              </table:table-cell>
              <table:table-cell office:value-type="float" office:value="0.8314213">
                <text:p>0.8314213</text:p>
              </table:table-cell>
              <table:table-cell office:value-type="float" office:value="5.579996">
                <text:p>5.579996</text:p>
              </table:table-cell>
            </table:table-row>
            <table:table-row>
              <table:table-cell office:value-type="float" office:value="5.599996">
                <text:p>10</text:p>
              </table:table-cell>
              <table:table-cell office:value-type="float" office:value="0.8284887">
                <text:p>0.8284887</text:p>
              </table:table-cell>
              <table:table-cell office:value-type="float" office:value="5.599996">
                <text:p>5.599996</text:p>
              </table:table-cell>
            </table:table-row>
            <table:table-row>
              <table:table-cell office:value-type="float" office:value="5.619996">
                <text:p>10</text:p>
              </table:table-cell>
              <table:table-cell office:value-type="float" office:value="0.8257608">
                <text:p>0.8257608</text:p>
              </table:table-cell>
              <table:table-cell office:value-type="float" office:value="5.619996">
                <text:p>5.619996</text:p>
              </table:table-cell>
            </table:table-row>
            <table:table-row>
              <table:table-cell office:value-type="float" office:value="5.639996">
                <text:p>10</text:p>
              </table:table-cell>
              <table:table-cell office:value-type="float" office:value="0.8234296">
                <text:p>0.8234296</text:p>
              </table:table-cell>
              <table:table-cell office:value-type="float" office:value="5.639996">
                <text:p>5.639996</text:p>
              </table:table-cell>
            </table:table-row>
            <table:table-row>
              <table:table-cell office:value-type="float" office:value="5.659996">
                <text:p>10</text:p>
              </table:table-cell>
              <table:table-cell office:value-type="float" office:value="0.8214322">
                <text:p>0.8214322</text:p>
              </table:table-cell>
              <table:table-cell office:value-type="float" office:value="5.659996">
                <text:p>5.659996</text:p>
              </table:table-cell>
            </table:table-row>
            <table:table-row>
              <table:table-cell office:value-type="float" office:value="5.679996">
                <text:p>10</text:p>
              </table:table-cell>
              <table:table-cell office:value-type="float" office:value="0.8208905">
                <text:p>0.8208905</text:p>
              </table:table-cell>
              <table:table-cell office:value-type="float" office:value="5.679996">
                <text:p>5.679996</text:p>
              </table:table-cell>
            </table:table-row>
            <table:table-row>
              <table:table-cell office:value-type="float" office:value="5.699996">
                <text:p>10</text:p>
              </table:table-cell>
              <table:table-cell office:value-type="float" office:value="0.8212084">
                <text:p>0.8212084</text:p>
              </table:table-cell>
              <table:table-cell office:value-type="float" office:value="5.699996">
                <text:p>5.699996</text:p>
              </table:table-cell>
            </table:table-row>
            <table:table-row>
              <table:table-cell office:value-type="float" office:value="5.719995">
                <text:p>10</text:p>
              </table:table-cell>
              <table:table-cell office:value-type="float" office:value="0.822064">
                <text:p>0.822064</text:p>
              </table:table-cell>
              <table:table-cell office:value-type="float" office:value="5.719995">
                <text:p>5.719995</text:p>
              </table:table-cell>
            </table:table-row>
            <table:table-row>
              <table:table-cell office:value-type="float" office:value="5.739995">
                <text:p>10</text:p>
              </table:table-cell>
              <table:table-cell office:value-type="float" office:value="0.8234386">
                <text:p>0.8234386</text:p>
              </table:table-cell>
              <table:table-cell office:value-type="float" office:value="5.739995">
                <text:p>5.739995</text:p>
              </table:table-cell>
            </table:table-row>
            <table:table-row>
              <table:table-cell office:value-type="float" office:value="5.759995">
                <text:p>10</text:p>
              </table:table-cell>
              <table:table-cell office:value-type="float" office:value="0.8248022">
                <text:p>0.8248022</text:p>
              </table:table-cell>
              <table:table-cell office:value-type="float" office:value="5.759995">
                <text:p>5.759995</text:p>
              </table:table-cell>
            </table:table-row>
            <table:table-row>
              <table:table-cell office:value-type="float" office:value="5.779995">
                <text:p>10</text:p>
              </table:table-cell>
              <table:table-cell office:value-type="float" office:value="0.826544">
                <text:p>0.826544</text:p>
              </table:table-cell>
              <table:table-cell office:value-type="float" office:value="5.779995">
                <text:p>5.779995</text:p>
              </table:table-cell>
            </table:table-row>
            <table:table-row>
              <table:table-cell office:value-type="float" office:value="5.799995">
                <text:p>10</text:p>
              </table:table-cell>
              <table:table-cell office:value-type="float" office:value="0.828274">
                <text:p>0.828274</text:p>
              </table:table-cell>
              <table:table-cell office:value-type="float" office:value="5.799995">
                <text:p>5.799995</text:p>
              </table:table-cell>
            </table:table-row>
            <table:table-row>
              <table:table-cell office:value-type="float" office:value="5.819995">
                <text:p>10</text:p>
              </table:table-cell>
              <table:table-cell office:value-type="float" office:value="0.830036">
                <text:p>0.830036</text:p>
              </table:table-cell>
              <table:table-cell office:value-type="float" office:value="5.819995">
                <text:p>5.819995</text:p>
              </table:table-cell>
            </table:table-row>
            <table:table-row>
              <table:table-cell office:value-type="float" office:value="5.839995">
                <text:p>10</text:p>
              </table:table-cell>
              <table:table-cell office:value-type="float" office:value="0.8314723">
                <text:p>0.8314723</text:p>
              </table:table-cell>
              <table:table-cell office:value-type="float" office:value="5.839995">
                <text:p>5.839995</text:p>
              </table:table-cell>
            </table:table-row>
            <table:table-row>
              <table:table-cell office:value-type="float" office:value="5.859995">
                <text:p>10</text:p>
              </table:table-cell>
              <table:table-cell office:value-type="float" office:value="0.8321622">
                <text:p>0.8321622</text:p>
              </table:table-cell>
              <table:table-cell office:value-type="float" office:value="5.859995">
                <text:p>5.859995</text:p>
              </table:table-cell>
            </table:table-row>
            <table:table-row>
              <table:table-cell office:value-type="float" office:value="5.879995">
                <text:p>10</text:p>
              </table:table-cell>
              <table:table-cell office:value-type="float" office:value="0.8318576">
                <text:p>0.8318576</text:p>
              </table:table-cell>
              <table:table-cell office:value-type="float" office:value="5.879995">
                <text:p>5.879995</text:p>
              </table:table-cell>
            </table:table-row>
            <table:table-row>
              <table:table-cell office:value-type="float" office:value="5.899995">
                <text:p>10</text:p>
              </table:table-cell>
              <table:table-cell office:value-type="float" office:value="0.8306673">
                <text:p>0.8306673</text:p>
              </table:table-cell>
              <table:table-cell office:value-type="float" office:value="5.899995">
                <text:p>5.899995</text:p>
              </table:table-cell>
            </table:table-row>
            <table:table-row>
              <table:table-cell office:value-type="float" office:value="5.919995">
                <text:p>10</text:p>
              </table:table-cell>
              <table:table-cell office:value-type="float" office:value="0.8287784">
                <text:p>0.8287784</text:p>
              </table:table-cell>
              <table:table-cell office:value-type="float" office:value="5.919995">
                <text:p>5.919995</text:p>
              </table:table-cell>
            </table:table-row>
            <table:table-row>
              <table:table-cell office:value-type="float" office:value="5.939995">
                <text:p>10</text:p>
              </table:table-cell>
              <table:table-cell office:value-type="float" office:value="0.8265755">
                <text:p>0.8265755</text:p>
              </table:table-cell>
              <table:table-cell office:value-type="float" office:value="5.939995">
                <text:p>5.939995</text:p>
              </table:table-cell>
            </table:table-row>
            <table:table-row>
              <table:table-cell office:value-type="float" office:value="5.959995">
                <text:p>10</text:p>
              </table:table-cell>
              <table:table-cell office:value-type="float" office:value="0.8239868">
                <text:p>0.8239868</text:p>
              </table:table-cell>
              <table:table-cell office:value-type="float" office:value="5.959995">
                <text:p>5.959995</text:p>
              </table:table-cell>
            </table:table-row>
            <table:table-row>
              <table:table-cell office:value-type="float" office:value="5.979995">
                <text:p>10</text:p>
              </table:table-cell>
              <table:table-cell office:value-type="float" office:value="0.8218585">
                <text:p>0.8218585</text:p>
              </table:table-cell>
              <table:table-cell office:value-type="float" office:value="5.979995">
                <text:p>5.979995</text:p>
              </table:table-cell>
            </table:table-row>
            <table:table-row>
              <table:table-cell office:value-type="float" office:value="5.999995">
                <text:p>10</text:p>
              </table:table-cell>
              <table:table-cell office:value-type="float" office:value="0.8206756">
                <text:p>0.8206756</text:p>
              </table:table-cell>
              <table:table-cell office:value-type="float" office:value="5.999995">
                <text:p>5.999995</text:p>
              </table:table-cell>
            </table:table-row>
            <table:table-row>
              <table:table-cell office:value-type="float" office:value="6.019995">
                <text:p>10</text:p>
              </table:table-cell>
              <table:table-cell office:value-type="float" office:value="0.8207337">
                <text:p>0.8207337</text:p>
              </table:table-cell>
              <table:table-cell office:value-type="float" office:value="6.019995">
                <text:p>6.019995</text:p>
              </table:table-cell>
            </table:table-row>
            <table:table-row>
              <table:table-cell office:value-type="float" office:value="6.039995">
                <text:p>10</text:p>
              </table:table-cell>
              <table:table-cell office:value-type="float" office:value="0.8217261">
                <text:p>0.8217261</text:p>
              </table:table-cell>
              <table:table-cell office:value-type="float" office:value="6.039995">
                <text:p>6.039995</text:p>
              </table:table-cell>
            </table:table-row>
            <table:table-row>
              <table:table-cell office:value-type="float" office:value="6.059995">
                <text:p>10</text:p>
              </table:table-cell>
              <table:table-cell office:value-type="float" office:value="0.823529">
                <text:p>0.823529</text:p>
              </table:table-cell>
              <table:table-cell office:value-type="float" office:value="6.059995">
                <text:p>6.059995</text:p>
              </table:table-cell>
            </table:table-row>
            <table:table-row>
              <table:table-cell office:value-type="float" office:value="6.079995">
                <text:p>10</text:p>
              </table:table-cell>
              <table:table-cell office:value-type="float" office:value="0.8255817">
                <text:p>0.8255817</text:p>
              </table:table-cell>
              <table:table-cell office:value-type="float" office:value="6.079995">
                <text:p>6.079995</text:p>
              </table:table-cell>
            </table:table-row>
            <table:table-row>
              <table:table-cell office:value-type="float" office:value="6.099995">
                <text:p>10</text:p>
              </table:table-cell>
              <table:table-cell office:value-type="float" office:value="0.8293573">
                <text:p>0.8293573</text:p>
              </table:table-cell>
              <table:table-cell office:value-type="float" office:value="6.099995">
                <text:p>6.099995</text:p>
              </table:table-cell>
            </table:table-row>
            <table:table-row>
              <table:table-cell office:value-type="float" office:value="6.119995">
                <text:p>10</text:p>
              </table:table-cell>
              <table:table-cell office:value-type="float" office:value="0.8335332">
                <text:p>0.8335332</text:p>
              </table:table-cell>
              <table:table-cell office:value-type="float" office:value="6.119995">
                <text:p>6.119995</text:p>
              </table:table-cell>
            </table:table-row>
            <table:table-row>
              <table:table-cell office:value-type="float" office:value="6.139995">
                <text:p>10</text:p>
              </table:table-cell>
              <table:table-cell office:value-type="float" office:value="0.8373075">
                <text:p>0.8373075</text:p>
              </table:table-cell>
              <table:table-cell office:value-type="float" office:value="6.139995">
                <text:p>6.139995</text:p>
              </table:table-cell>
            </table:table-row>
            <table:table-row>
              <table:table-cell office:value-type="float" office:value="6.159995">
                <text:p>10</text:p>
              </table:table-cell>
              <table:table-cell office:value-type="float" office:value="0.8400416">
                <text:p>0.8400416</text:p>
              </table:table-cell>
              <table:table-cell office:value-type="float" office:value="6.159995">
                <text:p>6.159995</text:p>
              </table:table-cell>
            </table:table-row>
            <table:table-row>
              <table:table-cell office:value-type="float" office:value="6.179995">
                <text:p>10</text:p>
              </table:table-cell>
              <table:table-cell office:value-type="float" office:value="0.8417435">
                <text:p>0.8417435</text:p>
              </table:table-cell>
              <table:table-cell office:value-type="float" office:value="6.179995">
                <text:p>6.179995</text:p>
              </table:table-cell>
            </table:table-row>
            <table:table-row>
              <table:table-cell office:value-type="float" office:value="6.199995">
                <text:p>10</text:p>
              </table:table-cell>
              <table:table-cell office:value-type="float" office:value="0.8422655">
                <text:p>0.8422655</text:p>
              </table:table-cell>
              <table:table-cell office:value-type="float" office:value="6.199995">
                <text:p>6.199995</text:p>
              </table:table-cell>
            </table:table-row>
            <table:table-row>
              <table:table-cell office:value-type="float" office:value="6.219995">
                <text:p>10</text:p>
              </table:table-cell>
              <table:table-cell office:value-type="float" office:value="0.8414935">
                <text:p>0.8414935</text:p>
              </table:table-cell>
              <table:table-cell office:value-type="float" office:value="6.219995">
                <text:p>6.219995</text:p>
              </table:table-cell>
            </table:table-row>
            <table:table-row>
              <table:table-cell office:value-type="float" office:value="6.239995">
                <text:p>10</text:p>
              </table:table-cell>
              <table:table-cell office:value-type="float" office:value="0.8396578">
                <text:p>0.8396578</text:p>
              </table:table-cell>
              <table:table-cell office:value-type="float" office:value="6.239995">
                <text:p>6.239995</text:p>
              </table:table-cell>
            </table:table-row>
            <table:table-row>
              <table:table-cell office:value-type="float" office:value="6.259995">
                <text:p>10</text:p>
              </table:table-cell>
              <table:table-cell office:value-type="float" office:value="0.8374946">
                <text:p>0.8374946</text:p>
              </table:table-cell>
              <table:table-cell office:value-type="float" office:value="6.259995">
                <text:p>6.259995</text:p>
              </table:table-cell>
            </table:table-row>
            <table:table-row>
              <table:table-cell office:value-type="float" office:value="6.279995">
                <text:p>10</text:p>
              </table:table-cell>
              <table:table-cell office:value-type="float" office:value="0.8353491">
                <text:p>0.8353491</text:p>
              </table:table-cell>
              <table:table-cell office:value-type="float" office:value="6.279995">
                <text:p>6.279995</text:p>
              </table:table-cell>
            </table:table-row>
            <table:table-row>
              <table:table-cell office:value-type="float" office:value="6.299995">
                <text:p>10</text:p>
              </table:table-cell>
              <table:table-cell office:value-type="float" office:value="0.8337602">
                <text:p>0.8337602</text:p>
              </table:table-cell>
              <table:table-cell office:value-type="float" office:value="6.299995">
                <text:p>6.299995</text:p>
              </table:table-cell>
            </table:table-row>
            <table:table-row>
              <table:table-cell office:value-type="float" office:value="6.319995">
                <text:p>10</text:p>
              </table:table-cell>
              <table:table-cell office:value-type="float" office:value="0.8327261">
                <text:p>0.8327261</text:p>
              </table:table-cell>
              <table:table-cell office:value-type="float" office:value="6.319995">
                <text:p>6.319995</text:p>
              </table:table-cell>
            </table:table-row>
            <table:table-row>
              <table:table-cell office:value-type="float" office:value="6.339995">
                <text:p>10</text:p>
              </table:table-cell>
              <table:table-cell office:value-type="float" office:value="0.8332497">
                <text:p>0.8332497</text:p>
              </table:table-cell>
              <table:table-cell office:value-type="float" office:value="6.339995">
                <text:p>6.339995</text:p>
              </table:table-cell>
            </table:table-row>
            <table:table-row>
              <table:table-cell office:value-type="float" office:value="6.359995">
                <text:p>10</text:p>
              </table:table-cell>
              <table:table-cell office:value-type="float" office:value="0.8346475">
                <text:p>0.8346475</text:p>
              </table:table-cell>
              <table:table-cell office:value-type="float" office:value="6.359995">
                <text:p>6.359995</text:p>
              </table:table-cell>
            </table:table-row>
            <table:table-row>
              <table:table-cell office:value-type="float" office:value="6.379995">
                <text:p>10</text:p>
              </table:table-cell>
              <table:table-cell office:value-type="float" office:value="0.8363099">
                <text:p>0.8363099</text:p>
              </table:table-cell>
              <table:table-cell office:value-type="float" office:value="6.379995">
                <text:p>6.379995</text:p>
              </table:table-cell>
            </table:table-row>
            <table:table-row>
              <table:table-cell office:value-type="float" office:value="6.399995">
                <text:p>10</text:p>
              </table:table-cell>
              <table:table-cell office:value-type="float" office:value="0.8381912">
                <text:p>0.8381912</text:p>
              </table:table-cell>
              <table:table-cell office:value-type="float" office:value="6.399995">
                <text:p>6.399995</text:p>
              </table:table-cell>
            </table:table-row>
            <table:table-row>
              <table:table-cell office:value-type="float" office:value="6.419995">
                <text:p>10</text:p>
              </table:table-cell>
              <table:table-cell office:value-type="float" office:value="0.8403402">
                <text:p>0.8403402</text:p>
              </table:table-cell>
              <table:table-cell office:value-type="float" office:value="6.419995">
                <text:p>6.419995</text:p>
              </table:table-cell>
            </table:table-row>
            <table:table-row>
              <table:table-cell office:value-type="float" office:value="6.439995">
                <text:p>10</text:p>
              </table:table-cell>
              <table:table-cell office:value-type="float" office:value="0.8428864">
                <text:p>0.8428864</text:p>
              </table:table-cell>
              <table:table-cell office:value-type="float" office:value="6.439995">
                <text:p>6.439995</text:p>
              </table:table-cell>
            </table:table-row>
            <table:table-row>
              <table:table-cell office:value-type="float" office:value="6.459995">
                <text:p>10</text:p>
              </table:table-cell>
              <table:table-cell office:value-type="float" office:value="0.8455846">
                <text:p>0.8455846</text:p>
              </table:table-cell>
              <table:table-cell office:value-type="float" office:value="6.459995">
                <text:p>6.459995</text:p>
              </table:table-cell>
            </table:table-row>
            <table:table-row>
              <table:table-cell office:value-type="float" office:value="6.479995">
                <text:p>10</text:p>
              </table:table-cell>
              <table:table-cell office:value-type="float" office:value="0.8483689">
                <text:p>0.8483689</text:p>
              </table:table-cell>
              <table:table-cell office:value-type="float" office:value="6.479995">
                <text:p>6.479995</text:p>
              </table:table-cell>
            </table:table-row>
            <table:table-row>
              <table:table-cell office:value-type="float" office:value="6.499995">
                <text:p>10</text:p>
              </table:table-cell>
              <table:table-cell office:value-type="float" office:value="0.8506466">
                <text:p>0.8506466</text:p>
              </table:table-cell>
              <table:table-cell office:value-type="float" office:value="6.499995">
                <text:p>6.499995</text:p>
              </table:table-cell>
            </table:table-row>
            <table:table-row>
              <table:table-cell office:value-type="float" office:value="6.519995">
                <text:p>10</text:p>
              </table:table-cell>
              <table:table-cell office:value-type="float" office:value="0.8519996">
                <text:p>0.8519996</text:p>
              </table:table-cell>
              <table:table-cell office:value-type="float" office:value="6.519995">
                <text:p>6.519995</text:p>
              </table:table-cell>
            </table:table-row>
            <table:table-row>
              <table:table-cell office:value-type="float" office:value="6.539995">
                <text:p>10</text:p>
              </table:table-cell>
              <table:table-cell office:value-type="float" office:value="0.8522265">
                <text:p>0.8522265</text:p>
              </table:table-cell>
              <table:table-cell office:value-type="float" office:value="6.539995">
                <text:p>6.539995</text:p>
              </table:table-cell>
            </table:table-row>
            <table:table-row>
              <table:table-cell office:value-type="float" office:value="6.559995">
                <text:p>10</text:p>
              </table:table-cell>
              <table:table-cell office:value-type="float" office:value="0.8514901">
                <text:p>0.8514901</text:p>
              </table:table-cell>
              <table:table-cell office:value-type="float" office:value="6.559995">
                <text:p>6.559995</text:p>
              </table:table-cell>
            </table:table-row>
            <table:table-row>
              <table:table-cell office:value-type="float" office:value="6.579995">
                <text:p>10</text:p>
              </table:table-cell>
              <table:table-cell office:value-type="float" office:value="0.8502133">
                <text:p>0.8502133</text:p>
              </table:table-cell>
              <table:table-cell office:value-type="float" office:value="6.579995">
                <text:p>6.579995</text:p>
              </table:table-cell>
            </table:table-row>
            <table:table-row>
              <table:table-cell office:value-type="float" office:value="6.599995">
                <text:p>10</text:p>
              </table:table-cell>
              <table:table-cell office:value-type="float" office:value="0.8485239">
                <text:p>0.8485239</text:p>
              </table:table-cell>
              <table:table-cell office:value-type="float" office:value="6.599995">
                <text:p>6.599995</text:p>
              </table:table-cell>
            </table:table-row>
            <table:table-row>
              <table:table-cell office:value-type="float" office:value="6.619995">
                <text:p>10</text:p>
              </table:table-cell>
              <table:table-cell office:value-type="float" office:value="0.8469889">
                <text:p>0.8469889</text:p>
              </table:table-cell>
              <table:table-cell office:value-type="float" office:value="6.619995">
                <text:p>6.619995</text:p>
              </table:table-cell>
            </table:table-row>
            <table:table-row>
              <table:table-cell office:value-type="float" office:value="6.639995">
                <text:p>10</text:p>
              </table:table-cell>
              <table:table-cell office:value-type="float" office:value="0.8461235">
                <text:p>0.8461235</text:p>
              </table:table-cell>
              <table:table-cell office:value-type="float" office:value="6.639995">
                <text:p>6.639995</text:p>
              </table:table-cell>
            </table:table-row>
            <table:table-row>
              <table:table-cell office:value-type="float" office:value="6.659995">
                <text:p>10</text:p>
              </table:table-cell>
              <table:table-cell office:value-type="float" office:value="0.8465703">
                <text:p>0.8465703</text:p>
              </table:table-cell>
              <table:table-cell office:value-type="float" office:value="6.659995">
                <text:p>6.659995</text:p>
              </table:table-cell>
            </table:table-row>
            <table:table-row>
              <table:table-cell office:value-type="float" office:value="6.679995">
                <text:p>10</text:p>
              </table:table-cell>
              <table:table-cell office:value-type="float" office:value="0.8483344">
                <text:p>0.8483344</text:p>
              </table:table-cell>
              <table:table-cell office:value-type="float" office:value="6.679995">
                <text:p>6.679995</text:p>
              </table:table-cell>
            </table:table-row>
            <table:table-row>
              <table:table-cell office:value-type="float" office:value="6.699995">
                <text:p>10</text:p>
              </table:table-cell>
              <table:table-cell office:value-type="float" office:value="0.8509605">
                <text:p>0.8509605</text:p>
              </table:table-cell>
              <table:table-cell office:value-type="float" office:value="6.699995">
                <text:p>6.699995</text:p>
              </table:table-cell>
            </table:table-row>
            <table:table-row>
              <table:table-cell office:value-type="float" office:value="6.719995">
                <text:p>10</text:p>
              </table:table-cell>
              <table:table-cell office:value-type="float" office:value="0.8541173">
                <text:p>0.8541173</text:p>
              </table:table-cell>
              <table:table-cell office:value-type="float" office:value="6.719995">
                <text:p>6.719995</text:p>
              </table:table-cell>
            </table:table-row>
            <table:table-row>
              <table:table-cell office:value-type="float" office:value="6.739995">
                <text:p>10</text:p>
              </table:table-cell>
              <table:table-cell office:value-type="float" office:value="0.8584047">
                <text:p>0.8584047</text:p>
              </table:table-cell>
              <table:table-cell office:value-type="float" office:value="6.739995">
                <text:p>6.739995</text:p>
              </table:table-cell>
            </table:table-row>
            <table:table-row>
              <table:table-cell office:value-type="float" office:value="6.759995">
                <text:p>10</text:p>
              </table:table-cell>
              <table:table-cell office:value-type="float" office:value="0.8617334">
                <text:p>0.8617334</text:p>
              </table:table-cell>
              <table:table-cell office:value-type="float" office:value="6.759995">
                <text:p>6.759995</text:p>
              </table:table-cell>
            </table:table-row>
            <table:table-row>
              <table:table-cell office:value-type="float" office:value="6.779994">
                <text:p>10</text:p>
              </table:table-cell>
              <table:table-cell office:value-type="float" office:value="0.8656062">
                <text:p>0.8656062</text:p>
              </table:table-cell>
              <table:table-cell office:value-type="float" office:value="6.779994">
                <text:p>6.779994</text:p>
              </table:table-cell>
            </table:table-row>
            <table:table-row>
              <table:table-cell office:value-type="float" office:value="6.799994">
                <text:p>10</text:p>
              </table:table-cell>
              <table:table-cell office:value-type="float" office:value="0.8693834">
                <text:p>0.8693834</text:p>
              </table:table-cell>
              <table:table-cell office:value-type="float" office:value="6.799994">
                <text:p>6.799994</text:p>
              </table:table-cell>
            </table:table-row>
            <table:table-row>
              <table:table-cell office:value-type="float" office:value="6.819994">
                <text:p>10</text:p>
              </table:table-cell>
              <table:table-cell office:value-type="float" office:value="0.8728276">
                <text:p>0.8728276</text:p>
              </table:table-cell>
              <table:table-cell office:value-type="float" office:value="6.819994">
                <text:p>6.819994</text:p>
              </table:table-cell>
            </table:table-row>
            <table:table-row>
              <table:table-cell office:value-type="float" office:value="6.839994">
                <text:p>10</text:p>
              </table:table-cell>
              <table:table-cell office:value-type="float" office:value="0.8757502">
                <text:p>0.8757502</text:p>
              </table:table-cell>
              <table:table-cell office:value-type="float" office:value="6.839994">
                <text:p>6.839994</text:p>
              </table:table-cell>
            </table:table-row>
            <table:table-row>
              <table:table-cell office:value-type="float" office:value="6.859994">
                <text:p>10</text:p>
              </table:table-cell>
              <table:table-cell office:value-type="float" office:value="0.8778389">
                <text:p>0.8778389</text:p>
              </table:table-cell>
              <table:table-cell office:value-type="float" office:value="6.859994">
                <text:p>6.859994</text:p>
              </table:table-cell>
            </table:table-row>
            <table:table-row>
              <table:table-cell office:value-type="float" office:value="6.879994">
                <text:p>10</text:p>
              </table:table-cell>
              <table:table-cell office:value-type="float" office:value="0.8788739">
                <text:p>0.8788739</text:p>
              </table:table-cell>
              <table:table-cell office:value-type="float" office:value="6.879994">
                <text:p>6.879994</text:p>
              </table:table-cell>
            </table:table-row>
            <table:table-row>
              <table:table-cell office:value-type="float" office:value="6.899994">
                <text:p>10</text:p>
              </table:table-cell>
              <table:table-cell office:value-type="float" office:value="0.8790241">
                <text:p>0.8790241</text:p>
              </table:table-cell>
              <table:table-cell office:value-type="float" office:value="6.899994">
                <text:p>6.899994</text:p>
              </table:table-cell>
            </table:table-row>
            <table:table-row>
              <table:table-cell office:value-type="float" office:value="6.919994">
                <text:p>10</text:p>
              </table:table-cell>
              <table:table-cell office:value-type="float" office:value="0.8787007">
                <text:p>0.8787007</text:p>
              </table:table-cell>
              <table:table-cell office:value-type="float" office:value="6.919994">
                <text:p>6.919994</text:p>
              </table:table-cell>
            </table:table-row>
            <table:table-row>
              <table:table-cell office:value-type="float" office:value="6.939994">
                <text:p>10</text:p>
              </table:table-cell>
              <table:table-cell office:value-type="float" office:value="0.8783611">
                <text:p>0.8783611</text:p>
              </table:table-cell>
              <table:table-cell office:value-type="float" office:value="6.939994">
                <text:p>6.939994</text:p>
              </table:table-cell>
            </table:table-row>
            <table:table-row>
              <table:table-cell office:value-type="float" office:value="6.959994">
                <text:p>10</text:p>
              </table:table-cell>
              <table:table-cell office:value-type="float" office:value="0.8783369">
                <text:p>0.8783369</text:p>
              </table:table-cell>
              <table:table-cell office:value-type="float" office:value="6.959994">
                <text:p>6.959994</text:p>
              </table:table-cell>
            </table:table-row>
            <table:table-row>
              <table:table-cell office:value-type="float" office:value="6.979994">
                <text:p>10</text:p>
              </table:table-cell>
              <table:table-cell office:value-type="float" office:value="0.8789791">
                <text:p>0.8789791</text:p>
              </table:table-cell>
              <table:table-cell office:value-type="float" office:value="6.979994">
                <text:p>6.979994</text:p>
              </table:table-cell>
            </table:table-row>
            <table:table-row>
              <table:table-cell office:value-type="float" office:value="6.999994">
                <text:p>10</text:p>
              </table:table-cell>
              <table:table-cell office:value-type="float" office:value="0.8805738">
                <text:p>0.8805738</text:p>
              </table:table-cell>
              <table:table-cell office:value-type="float" office:value="6.999994">
                <text:p>6.999994</text:p>
              </table:table-cell>
            </table:table-row>
            <table:table-row>
              <table:table-cell office:value-type="float" office:value="7.019994">
                <text:p>10</text:p>
              </table:table-cell>
              <table:table-cell office:value-type="float" office:value="0.8826622">
                <text:p>0.8826622</text:p>
              </table:table-cell>
              <table:table-cell office:value-type="float" office:value="7.019994">
                <text:p>7.019994</text:p>
              </table:table-cell>
            </table:table-row>
            <table:table-row>
              <table:table-cell office:value-type="float" office:value="7.039994">
                <text:p>10</text:p>
              </table:table-cell>
              <table:table-cell office:value-type="float" office:value="0.8849885">
                <text:p>0.8849885</text:p>
              </table:table-cell>
              <table:table-cell office:value-type="float" office:value="7.039994">
                <text:p>7.039994</text:p>
              </table:table-cell>
            </table:table-row>
            <table:table-row>
              <table:table-cell office:value-type="float" office:value="7.059994">
                <text:p>10</text:p>
              </table:table-cell>
              <table:table-cell office:value-type="float" office:value="0.8865566">
                <text:p>0.8865566</text:p>
              </table:table-cell>
              <table:table-cell office:value-type="float" office:value="7.059994">
                <text:p>7.059994</text:p>
              </table:table-cell>
            </table:table-row>
            <table:table-row>
              <table:table-cell office:value-type="float" office:value="7.079994">
                <text:p>10</text:p>
              </table:table-cell>
              <table:table-cell office:value-type="float" office:value="0.8891212">
                <text:p>0.8891212</text:p>
              </table:table-cell>
              <table:table-cell office:value-type="float" office:value="7.079994">
                <text:p>7.079994</text:p>
              </table:table-cell>
            </table:table-row>
            <table:table-row>
              <table:table-cell office:value-type="float" office:value="7.099994">
                <text:p>10</text:p>
              </table:table-cell>
              <table:table-cell office:value-type="float" office:value="0.8920028">
                <text:p>0.8920028</text:p>
              </table:table-cell>
              <table:table-cell office:value-type="float" office:value="7.099994">
                <text:p>7.099994</text:p>
              </table:table-cell>
            </table:table-row>
            <table:table-row>
              <table:table-cell office:value-type="float" office:value="7.119994">
                <text:p>10</text:p>
              </table:table-cell>
              <table:table-cell office:value-type="float" office:value="0.8950025">
                <text:p>0.8950025</text:p>
              </table:table-cell>
              <table:table-cell office:value-type="float" office:value="7.119994">
                <text:p>7.119994</text:p>
              </table:table-cell>
            </table:table-row>
            <table:table-row>
              <table:table-cell office:value-type="float" office:value="7.139994">
                <text:p>10</text:p>
              </table:table-cell>
              <table:table-cell office:value-type="float" office:value="0.8982694">
                <text:p>0.8982694</text:p>
              </table:table-cell>
              <table:table-cell office:value-type="float" office:value="7.139994">
                <text:p>7.139994</text:p>
              </table:table-cell>
            </table:table-row>
            <table:table-row>
              <table:table-cell office:value-type="float" office:value="7.159994">
                <text:p>10</text:p>
              </table:table-cell>
              <table:table-cell office:value-type="float" office:value="0.9014231">
                <text:p>0.9014231</text:p>
              </table:table-cell>
              <table:table-cell office:value-type="float" office:value="7.159994">
                <text:p>7.159994</text:p>
              </table:table-cell>
            </table:table-row>
            <table:table-row>
              <table:table-cell office:value-type="float" office:value="7.179994">
                <text:p>10</text:p>
              </table:table-cell>
              <table:table-cell office:value-type="float" office:value="0.9041644">
                <text:p>0.9041644</text:p>
              </table:table-cell>
              <table:table-cell office:value-type="float" office:value="7.179994">
                <text:p>7.179994</text:p>
              </table:table-cell>
            </table:table-row>
            <table:table-row>
              <table:table-cell office:value-type="float" office:value="7.199994">
                <text:p>10</text:p>
              </table:table-cell>
              <table:table-cell office:value-type="float" office:value="0.9058517">
                <text:p>0.9058517</text:p>
              </table:table-cell>
              <table:table-cell office:value-type="float" office:value="7.199994">
                <text:p>7.199994</text:p>
              </table:table-cell>
            </table:table-row>
            <table:table-row>
              <table:table-cell office:value-type="float" office:value="7.219994">
                <text:p>10</text:p>
              </table:table-cell>
              <table:table-cell office:value-type="float" office:value="0.9063966">
                <text:p>0.9063966</text:p>
              </table:table-cell>
              <table:table-cell office:value-type="float" office:value="7.219994">
                <text:p>7.219994</text:p>
              </table:table-cell>
            </table:table-row>
            <table:table-row>
              <table:table-cell office:value-type="float" office:value="7.239994">
                <text:p>10</text:p>
              </table:table-cell>
              <table:table-cell office:value-type="float" office:value="0.9059528">
                <text:p>0.9059528</text:p>
              </table:table-cell>
              <table:table-cell office:value-type="float" office:value="7.239994">
                <text:p>7.239994</text:p>
              </table:table-cell>
            </table:table-row>
            <table:table-row>
              <table:table-cell office:value-type="float" office:value="7.259994">
                <text:p>10</text:p>
              </table:table-cell>
              <table:table-cell office:value-type="float" office:value="0.9047526">
                <text:p>0.9047526</text:p>
              </table:table-cell>
              <table:table-cell office:value-type="float" office:value="7.259994">
                <text:p>7.259994</text:p>
              </table:table-cell>
            </table:table-row>
            <table:table-row>
              <table:table-cell office:value-type="float" office:value="7.279994">
                <text:p>10</text:p>
              </table:table-cell>
              <table:table-cell office:value-type="float" office:value="0.9032428">
                <text:p>0.9032428</text:p>
              </table:table-cell>
              <table:table-cell office:value-type="float" office:value="7.279994">
                <text:p>7.279994</text:p>
              </table:table-cell>
            </table:table-row>
            <table:table-row>
              <table:table-cell office:value-type="float" office:value="7.299994">
                <text:p>10</text:p>
              </table:table-cell>
              <table:table-cell office:value-type="float" office:value="0.9021422">
                <text:p>0.9021422</text:p>
              </table:table-cell>
              <table:table-cell office:value-type="float" office:value="7.299994">
                <text:p>7.299994</text:p>
              </table:table-cell>
            </table:table-row>
            <table:table-row>
              <table:table-cell office:value-type="float" office:value="7.319994">
                <text:p>10</text:p>
              </table:table-cell>
              <table:table-cell office:value-type="float" office:value="0.902007">
                <text:p>0.902007</text:p>
              </table:table-cell>
              <table:table-cell office:value-type="float" office:value="7.319994">
                <text:p>7.319994</text:p>
              </table:table-cell>
            </table:table-row>
            <table:table-row>
              <table:table-cell office:value-type="float" office:value="7.339994">
                <text:p>10</text:p>
              </table:table-cell>
              <table:table-cell office:value-type="float" office:value="0.9030737">
                <text:p>0.9030737</text:p>
              </table:table-cell>
              <table:table-cell office:value-type="float" office:value="7.339994">
                <text:p>7.339994</text:p>
              </table:table-cell>
            </table:table-row>
            <table:table-row>
              <table:table-cell office:value-type="float" office:value="7.359994">
                <text:p>10</text:p>
              </table:table-cell>
              <table:table-cell office:value-type="float" office:value="0.9050855">
                <text:p>0.9050855</text:p>
              </table:table-cell>
              <table:table-cell office:value-type="float" office:value="7.359994">
                <text:p>7.359994</text:p>
              </table:table-cell>
            </table:table-row>
            <table:table-row>
              <table:table-cell office:value-type="float" office:value="7.379994">
                <text:p>10</text:p>
              </table:table-cell>
              <table:table-cell office:value-type="float" office:value="0.9077189">
                <text:p>0.9077189</text:p>
              </table:table-cell>
              <table:table-cell office:value-type="float" office:value="7.379994">
                <text:p>7.379994</text:p>
              </table:table-cell>
            </table:table-row>
            <table:table-row>
              <table:table-cell office:value-type="float" office:value="7.399994">
                <text:p>10</text:p>
              </table:table-cell>
              <table:table-cell office:value-type="float" office:value="0.9104034">
                <text:p>0.9104034</text:p>
              </table:table-cell>
              <table:table-cell office:value-type="float" office:value="7.399994">
                <text:p>7.399994</text:p>
              </table:table-cell>
            </table:table-row>
            <table:table-row>
              <table:table-cell office:value-type="float" office:value="7.419994">
                <text:p>10</text:p>
              </table:table-cell>
              <table:table-cell office:value-type="float" office:value="0.9143888">
                <text:p>0.9143888</text:p>
              </table:table-cell>
              <table:table-cell office:value-type="float" office:value="7.419994">
                <text:p>7.419994</text:p>
              </table:table-cell>
            </table:table-row>
            <table:table-row>
              <table:table-cell office:value-type="float" office:value="7.439994">
                <text:p>10</text:p>
              </table:table-cell>
              <table:table-cell office:value-type="float" office:value="0.91839">
                <text:p>0.91839</text:p>
              </table:table-cell>
              <table:table-cell office:value-type="float" office:value="7.439994">
                <text:p>7.439994</text:p>
              </table:table-cell>
            </table:table-row>
            <table:table-row>
              <table:table-cell office:value-type="float" office:value="7.459994">
                <text:p>10</text:p>
              </table:table-cell>
              <table:table-cell office:value-type="float" office:value="0.9220122">
                <text:p>0.9220122</text:p>
              </table:table-cell>
              <table:table-cell office:value-type="float" office:value="7.459994">
                <text:p>7.459994</text:p>
              </table:table-cell>
            </table:table-row>
            <table:table-row>
              <table:table-cell office:value-type="float" office:value="7.479994">
                <text:p>10</text:p>
              </table:table-cell>
              <table:table-cell office:value-type="float" office:value="0.9250573">
                <text:p>0.9250573</text:p>
              </table:table-cell>
              <table:table-cell office:value-type="float" office:value="7.479994">
                <text:p>7.479994</text:p>
              </table:table-cell>
            </table:table-row>
            <table:table-row>
              <table:table-cell office:value-type="float" office:value="7.499994">
                <text:p>10</text:p>
              </table:table-cell>
              <table:table-cell office:value-type="float" office:value="0.9273843">
                <text:p>0.9273843</text:p>
              </table:table-cell>
              <table:table-cell office:value-type="float" office:value="7.499994">
                <text:p>7.499994</text:p>
              </table:table-cell>
            </table:table-row>
            <table:table-row>
              <table:table-cell office:value-type="float" office:value="7.519994">
                <text:p>10</text:p>
              </table:table-cell>
              <table:table-cell office:value-type="float" office:value="0.9285796">
                <text:p>0.9285796</text:p>
              </table:table-cell>
              <table:table-cell office:value-type="float" office:value="7.519994">
                <text:p>7.519994</text:p>
              </table:table-cell>
            </table:table-row>
            <table:table-row>
              <table:table-cell office:value-type="float" office:value="7.539994">
                <text:p>10</text:p>
              </table:table-cell>
              <table:table-cell office:value-type="float" office:value="0.928561">
                <text:p>0.928561</text:p>
              </table:table-cell>
              <table:table-cell office:value-type="float" office:value="7.539994">
                <text:p>7.539994</text:p>
              </table:table-cell>
            </table:table-row>
            <table:table-row>
              <table:table-cell office:value-type="float" office:value="7.559994">
                <text:p>10</text:p>
              </table:table-cell>
              <table:table-cell office:value-type="float" office:value="0.9275335">
                <text:p>0.9275335</text:p>
              </table:table-cell>
              <table:table-cell office:value-type="float" office:value="7.559994">
                <text:p>7.559994</text:p>
              </table:table-cell>
            </table:table-row>
            <table:table-row>
              <table:table-cell office:value-type="float" office:value="7.579994">
                <text:p>10</text:p>
              </table:table-cell>
              <table:table-cell office:value-type="float" office:value="0.9262092">
                <text:p>0.9262092</text:p>
              </table:table-cell>
              <table:table-cell office:value-type="float" office:value="7.579994">
                <text:p>7.579994</text:p>
              </table:table-cell>
            </table:table-row>
            <table:table-row>
              <table:table-cell office:value-type="float" office:value="7.599994">
                <text:p>10</text:p>
              </table:table-cell>
              <table:table-cell office:value-type="float" office:value="0.9249686">
                <text:p>0.9249686</text:p>
              </table:table-cell>
              <table:table-cell office:value-type="float" office:value="7.599994">
                <text:p>7.599994</text:p>
              </table:table-cell>
            </table:table-row>
            <table:table-row>
              <table:table-cell office:value-type="float" office:value="7.619994">
                <text:p>10</text:p>
              </table:table-cell>
              <table:table-cell office:value-type="float" office:value="0.9239519">
                <text:p>0.9239519</text:p>
              </table:table-cell>
              <table:table-cell office:value-type="float" office:value="7.619994">
                <text:p>7.619994</text:p>
              </table:table-cell>
            </table:table-row>
            <table:table-row>
              <table:table-cell office:value-type="float" office:value="7.639994">
                <text:p>10</text:p>
              </table:table-cell>
              <table:table-cell office:value-type="float" office:value="0.9236126">
                <text:p>0.9236126</text:p>
              </table:table-cell>
              <table:table-cell office:value-type="float" office:value="7.639994">
                <text:p>7.639994</text:p>
              </table:table-cell>
            </table:table-row>
            <table:table-row>
              <table:table-cell office:value-type="float" office:value="7.659994">
                <text:p>10</text:p>
              </table:table-cell>
              <table:table-cell office:value-type="float" office:value="0.9242861">
                <text:p>0.9242861</text:p>
              </table:table-cell>
              <table:table-cell office:value-type="float" office:value="7.659994">
                <text:p>7.659994</text:p>
              </table:table-cell>
            </table:table-row>
            <table:table-row>
              <table:table-cell office:value-type="float" office:value="7.679994">
                <text:p>10</text:p>
              </table:table-cell>
              <table:table-cell office:value-type="float" office:value="0.9256955">
                <text:p>0.9256955</text:p>
              </table:table-cell>
              <table:table-cell office:value-type="float" office:value="7.679994">
                <text:p>7.679994</text:p>
              </table:table-cell>
            </table:table-row>
            <table:table-row>
              <table:table-cell office:value-type="float" office:value="7.699994">
                <text:p>10</text:p>
              </table:table-cell>
              <table:table-cell office:value-type="float" office:value="0.9274201">
                <text:p>0.9274201</text:p>
              </table:table-cell>
              <table:table-cell office:value-type="float" office:value="7.699994">
                <text:p>7.699994</text:p>
              </table:table-cell>
            </table:table-row>
            <table:table-row>
              <table:table-cell office:value-type="float" office:value="7.719994">
                <text:p>10</text:p>
              </table:table-cell>
              <table:table-cell office:value-type="float" office:value="0.9284149">
                <text:p>0.9284149</text:p>
              </table:table-cell>
              <table:table-cell office:value-type="float" office:value="7.719994">
                <text:p>7.719994</text:p>
              </table:table-cell>
            </table:table-row>
            <table:table-row>
              <table:table-cell office:value-type="float" office:value="7.739994">
                <text:p>10</text:p>
              </table:table-cell>
              <table:table-cell office:value-type="float" office:value="0.9303445">
                <text:p>0.9303445</text:p>
              </table:table-cell>
              <table:table-cell office:value-type="float" office:value="7.739994">
                <text:p>7.739994</text:p>
              </table:table-cell>
            </table:table-row>
            <table:table-row>
              <table:table-cell office:value-type="float" office:value="7.759994">
                <text:p>10</text:p>
              </table:table-cell>
              <table:table-cell office:value-type="float" office:value="0.9326287">
                <text:p>0.9326287</text:p>
              </table:table-cell>
              <table:table-cell office:value-type="float" office:value="7.759994">
                <text:p>7.759994</text:p>
              </table:table-cell>
            </table:table-row>
            <table:table-row>
              <table:table-cell office:value-type="float" office:value="7.779994">
                <text:p>10</text:p>
              </table:table-cell>
              <table:table-cell office:value-type="float" office:value="0.9349397">
                <text:p>0.9349397</text:p>
              </table:table-cell>
              <table:table-cell office:value-type="float" office:value="7.779994">
                <text:p>7.779994</text:p>
              </table:table-cell>
            </table:table-row>
            <table:table-row>
              <table:table-cell office:value-type="float" office:value="7.799994">
                <text:p>10</text:p>
              </table:table-cell>
              <table:table-cell office:value-type="float" office:value="0.9373634">
                <text:p>0.9373634</text:p>
              </table:table-cell>
              <table:table-cell office:value-type="float" office:value="7.799994">
                <text:p>7.799994</text:p>
              </table:table-cell>
            </table:table-row>
            <table:table-row>
              <table:table-cell office:value-type="float" office:value="7.819993">
                <text:p>10</text:p>
              </table:table-cell>
              <table:table-cell office:value-type="float" office:value="0.9395204">
                <text:p>0.9395204</text:p>
              </table:table-cell>
              <table:table-cell office:value-type="float" office:value="7.819993">
                <text:p>7.819993</text:p>
              </table:table-cell>
            </table:table-row>
            <table:table-row>
              <table:table-cell office:value-type="float" office:value="7.839993">
                <text:p>10</text:p>
              </table:table-cell>
              <table:table-cell office:value-type="float" office:value="0.9409372">
                <text:p>0.9409372</text:p>
              </table:table-cell>
              <table:table-cell office:value-type="float" office:value="7.839993">
                <text:p>7.839993</text:p>
              </table:table-cell>
            </table:table-row>
            <table:table-row>
              <table:table-cell office:value-type="float" office:value="7.859993">
                <text:p>10</text:p>
              </table:table-cell>
              <table:table-cell office:value-type="float" office:value="0.941206">
                <text:p>0.941206</text:p>
              </table:table-cell>
              <table:table-cell office:value-type="float" office:value="7.859993">
                <text:p>7.859993</text:p>
              </table:table-cell>
            </table:table-row>
            <table:table-row>
              <table:table-cell office:value-type="float" office:value="7.879993">
                <text:p>10</text:p>
              </table:table-cell>
              <table:table-cell office:value-type="float" office:value="0.9404151">
                <text:p>0.9404151</text:p>
              </table:table-cell>
              <table:table-cell office:value-type="float" office:value="7.879993">
                <text:p>7.879993</text:p>
              </table:table-cell>
            </table:table-row>
            <table:table-row>
              <table:table-cell office:value-type="float" office:value="7.899993">
                <text:p>10</text:p>
              </table:table-cell>
              <table:table-cell office:value-type="float" office:value="0.9387012">
                <text:p>0.9387012</text:p>
              </table:table-cell>
              <table:table-cell office:value-type="float" office:value="7.899993">
                <text:p>7.899993</text:p>
              </table:table-cell>
            </table:table-row>
            <table:table-row>
              <table:table-cell office:value-type="float" office:value="7.919993">
                <text:p>10</text:p>
              </table:table-cell>
              <table:table-cell office:value-type="float" office:value="0.9365038">
                <text:p>0.9365038</text:p>
              </table:table-cell>
              <table:table-cell office:value-type="float" office:value="7.919993">
                <text:p>7.919993</text:p>
              </table:table-cell>
            </table:table-row>
            <table:table-row>
              <table:table-cell office:value-type="float" office:value="7.939993">
                <text:p>10</text:p>
              </table:table-cell>
              <table:table-cell office:value-type="float" office:value="0.9343174">
                <text:p>0.9343174</text:p>
              </table:table-cell>
              <table:table-cell office:value-type="float" office:value="7.939993">
                <text:p>7.939993</text:p>
              </table:table-cell>
            </table:table-row>
            <table:table-row>
              <table:table-cell office:value-type="float" office:value="7.959993">
                <text:p>10</text:p>
              </table:table-cell>
              <table:table-cell office:value-type="float" office:value="0.9326475">
                <text:p>0.9326475</text:p>
              </table:table-cell>
              <table:table-cell office:value-type="float" office:value="7.959993">
                <text:p>7.959993</text:p>
              </table:table-cell>
            </table:table-row>
            <table:table-row>
              <table:table-cell office:value-type="float" office:value="7.979993">
                <text:p>10</text:p>
              </table:table-cell>
              <table:table-cell office:value-type="float" office:value="0.9319623">
                <text:p>0.9319623</text:p>
              </table:table-cell>
              <table:table-cell office:value-type="float" office:value="7.979993">
                <text:p>7.979993</text:p>
              </table:table-cell>
            </table:table-row>
            <table:table-row>
              <table:table-cell office:value-type="float" office:value="7.999993">
                <text:p>10</text:p>
              </table:table-cell>
              <table:table-cell office:value-type="float" office:value="0.9325498">
                <text:p>0.9325498</text:p>
              </table:table-cell>
              <table:table-cell office:value-type="float" office:value="7.999993">
                <text:p>7.999993</text:p>
              </table:table-cell>
            </table:table-row>
            <table:table-row>
              <table:table-cell office:value-type="float" office:value="8.019994">
                <text:p>10</text:p>
              </table:table-cell>
              <table:table-cell office:value-type="float" office:value="0.9340405">
                <text:p>0.9340405</text:p>
              </table:table-cell>
              <table:table-cell office:value-type="float" office:value="8.019994">
                <text:p>8.019994</text:p>
              </table:table-cell>
            </table:table-row>
            <table:table-row>
              <table:table-cell office:value-type="float" office:value="8.039994">
                <text:p>10</text:p>
              </table:table-cell>
              <table:table-cell office:value-type="float" office:value="0.9360167">
                <text:p>0.9360167</text:p>
              </table:table-cell>
              <table:table-cell office:value-type="float" office:value="8.039994">
                <text:p>8.039994</text:p>
              </table:table-cell>
            </table:table-row>
            <table:table-row>
              <table:table-cell office:value-type="float" office:value="8.059995">
                <text:p>10</text:p>
              </table:table-cell>
              <table:table-cell office:value-type="float" office:value="0.9392981">
                <text:p>0.9392981</text:p>
              </table:table-cell>
              <table:table-cell office:value-type="float" office:value="8.059995">
                <text:p>8.059995</text:p>
              </table:table-cell>
            </table:table-row>
            <table:table-row>
              <table:table-cell office:value-type="float" office:value="8.079995">
                <text:p>10</text:p>
              </table:table-cell>
              <table:table-cell office:value-type="float" office:value="0.9419563">
                <text:p>0.9419563</text:p>
              </table:table-cell>
              <table:table-cell office:value-type="float" office:value="8.079995">
                <text:p>8.079995</text:p>
              </table:table-cell>
            </table:table-row>
            <table:table-row>
              <table:table-cell office:value-type="float" office:value="8.099996">
                <text:p>10</text:p>
              </table:table-cell>
              <table:table-cell office:value-type="float" office:value="0.9443093">
                <text:p>0.9443093</text:p>
              </table:table-cell>
              <table:table-cell office:value-type="float" office:value="8.099996">
                <text:p>8.099996</text:p>
              </table:table-cell>
            </table:table-row>
            <table:table-row>
              <table:table-cell office:value-type="float" office:value="8.119996">
                <text:p>10</text:p>
              </table:table-cell>
              <table:table-cell office:value-type="float" office:value="0.9465861">
                <text:p>0.9465861</text:p>
              </table:table-cell>
              <table:table-cell office:value-type="float" office:value="8.119996">
                <text:p>8.119996</text:p>
              </table:table-cell>
            </table:table-row>
            <table:table-row>
              <table:table-cell office:value-type="float" office:value="8.139997">
                <text:p>10</text:p>
              </table:table-cell>
              <table:table-cell office:value-type="float" office:value="0.9483183">
                <text:p>0.9483183</text:p>
              </table:table-cell>
              <table:table-cell office:value-type="float" office:value="8.139997">
                <text:p>8.139997</text:p>
              </table:table-cell>
            </table:table-row>
            <table:table-row>
              <table:table-cell office:value-type="float" office:value="8.159997">
                <text:p>10</text:p>
              </table:table-cell>
              <table:table-cell office:value-type="float" office:value="0.949422">
                <text:p>0.949422</text:p>
              </table:table-cell>
              <table:table-cell office:value-type="float" office:value="8.159997">
                <text:p>8.159997</text:p>
              </table:table-cell>
            </table:table-row>
            <table:table-row>
              <table:table-cell office:value-type="float" office:value="8.179997">
                <text:p>10</text:p>
              </table:table-cell>
              <table:table-cell office:value-type="float" office:value="0.9496101">
                <text:p>0.9496101</text:p>
              </table:table-cell>
              <table:table-cell office:value-type="float" office:value="8.179997">
                <text:p>8.179997</text:p>
              </table:table-cell>
            </table:table-row>
            <table:table-row>
              <table:table-cell office:value-type="float" office:value="8.199998">
                <text:p>10</text:p>
              </table:table-cell>
              <table:table-cell office:value-type="float" office:value="0.9489543">
                <text:p>0.9489543</text:p>
              </table:table-cell>
              <table:table-cell office:value-type="float" office:value="8.199998">
                <text:p>8.199998</text:p>
              </table:table-cell>
            </table:table-row>
            <table:table-row>
              <table:table-cell office:value-type="float" office:value="8.219998">
                <text:p>10</text:p>
              </table:table-cell>
              <table:table-cell office:value-type="float" office:value="0.9479203">
                <text:p>0.9479203</text:p>
              </table:table-cell>
              <table:table-cell office:value-type="float" office:value="8.219998">
                <text:p>8.219998</text:p>
              </table:table-cell>
            </table:table-row>
            <table:table-row>
              <table:table-cell office:value-type="float" office:value="8.239999">
                <text:p>10</text:p>
              </table:table-cell>
              <table:table-cell office:value-type="float" office:value="0.946667">
                <text:p>0.946667</text:p>
              </table:table-cell>
              <table:table-cell office:value-type="float" office:value="8.239999">
                <text:p>8.239999</text:p>
              </table:table-cell>
            </table:table-row>
            <table:table-row>
              <table:table-cell office:value-type="float" office:value="8.259999">
                <text:p>10</text:p>
              </table:table-cell>
              <table:table-cell office:value-type="float" office:value="0.9452369">
                <text:p>0.9452369</text:p>
              </table:table-cell>
              <table:table-cell office:value-type="float" office:value="8.259999">
                <text:p>8.259999</text:p>
              </table:table-cell>
            </table:table-row>
            <table:table-row>
              <table:table-cell office:value-type="float" office:value="8.28">
                <text:p>10</text:p>
              </table:table-cell>
              <table:table-cell office:value-type="float" office:value="0.943976">
                <text:p>0.943976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0.9432056">
                <text:p>0.943205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8.320001">
                <text:p>10</text:p>
              </table:table-cell>
              <table:table-cell office:value-type="float" office:value="0.9432626">
                <text:p>0.9432626</text:p>
              </table:table-cell>
              <table:table-cell office:value-type="float" office:value="8.320001">
                <text:p>8.320001</text:p>
              </table:table-cell>
            </table:table-row>
            <table:table-row>
              <table:table-cell office:value-type="float" office:value="8.340001">
                <text:p>10</text:p>
              </table:table-cell>
              <table:table-cell office:value-type="float" office:value="0.9431584">
                <text:p>0.9431584</text:p>
              </table:table-cell>
              <table:table-cell office:value-type="float" office:value="8.340001">
                <text:p>8.340001</text:p>
              </table:table-cell>
            </table:table-row>
            <table:table-row>
              <table:table-cell office:value-type="float" office:value="8.360002">
                <text:p>10</text:p>
              </table:table-cell>
              <table:table-cell office:value-type="float" office:value="0.9442177">
                <text:p>0.9442177</text:p>
              </table:table-cell>
              <table:table-cell office:value-type="float" office:value="8.360002">
                <text:p>8.360002</text:p>
              </table:table-cell>
            </table:table-row>
            <table:table-row>
              <table:table-cell office:value-type="float" office:value="8.380002">
                <text:p>10</text:p>
              </table:table-cell>
              <table:table-cell office:value-type="float" office:value="0.9455357">
                <text:p>0.9455357</text:p>
              </table:table-cell>
              <table:table-cell office:value-type="float" office:value="8.380002">
                <text:p>8.380002</text:p>
              </table:table-cell>
            </table:table-row>
            <table:table-row>
              <table:table-cell office:value-type="float" office:value="8.400002">
                <text:p>10</text:p>
              </table:table-cell>
              <table:table-cell office:value-type="float" office:value="0.9465677">
                <text:p>0.9465677</text:p>
              </table:table-cell>
              <table:table-cell office:value-type="float" office:value="8.400002">
                <text:p>8.400002</text:p>
              </table:table-cell>
            </table:table-row>
            <table:table-row>
              <table:table-cell office:value-type="float" office:value="8.420003">
                <text:p>10</text:p>
              </table:table-cell>
              <table:table-cell office:value-type="float" office:value="0.947803">
                <text:p>0.947803</text:p>
              </table:table-cell>
              <table:table-cell office:value-type="float" office:value="8.420003">
                <text:p>8.420003</text:p>
              </table:table-cell>
            </table:table-row>
            <table:table-row>
              <table:table-cell office:value-type="float" office:value="8.440003">
                <text:p>10</text:p>
              </table:table-cell>
              <table:table-cell office:value-type="float" office:value="0.9491172">
                <text:p>0.9491172</text:p>
              </table:table-cell>
              <table:table-cell office:value-type="float" office:value="8.440003">
                <text:p>8.440003</text:p>
              </table:table-cell>
            </table:table-row>
            <table:table-row>
              <table:table-cell office:value-type="float" office:value="8.460004">
                <text:p>10</text:p>
              </table:table-cell>
              <table:table-cell office:value-type="float" office:value="0.9504548">
                <text:p>0.9504548</text:p>
              </table:table-cell>
              <table:table-cell office:value-type="float" office:value="8.460004">
                <text:p>8.460004</text:p>
              </table:table-cell>
            </table:table-row>
            <table:table-row>
              <table:table-cell office:value-type="float" office:value="8.480004">
                <text:p>10</text:p>
              </table:table-cell>
              <table:table-cell office:value-type="float" office:value="0.9514895">
                <text:p>0.9514895</text:p>
              </table:table-cell>
              <table:table-cell office:value-type="float" office:value="8.480004">
                <text:p>8.480004</text:p>
              </table:table-cell>
            </table:table-row>
            <table:table-row>
              <table:table-cell office:value-type="float" office:value="8.500005">
                <text:p>10</text:p>
              </table:table-cell>
              <table:table-cell office:value-type="float" office:value="0.9518057">
                <text:p>0.9518057</text:p>
              </table:table-cell>
              <table:table-cell office:value-type="float" office:value="8.500005">
                <text:p>8.500005</text:p>
              </table:table-cell>
            </table:table-row>
            <table:table-row>
              <table:table-cell office:value-type="float" office:value="8.520005">
                <text:p>10</text:p>
              </table:table-cell>
              <table:table-cell office:value-type="float" office:value="0.9510923">
                <text:p>0.9510923</text:p>
              </table:table-cell>
              <table:table-cell office:value-type="float" office:value="8.520005">
                <text:p>8.520005</text:p>
              </table:table-cell>
            </table:table-row>
            <table:table-row>
              <table:table-cell office:value-type="float" office:value="8.540006">
                <text:p>10</text:p>
              </table:table-cell>
              <table:table-cell office:value-type="float" office:value="0.949499">
                <text:p>0.949499</text:p>
              </table:table-cell>
              <table:table-cell office:value-type="float" office:value="8.540006">
                <text:p>8.540006</text:p>
              </table:table-cell>
            </table:table-row>
            <table:table-row>
              <table:table-cell office:value-type="float" office:value="8.560006">
                <text:p>10</text:p>
              </table:table-cell>
              <table:table-cell office:value-type="float" office:value="0.9471409">
                <text:p>0.9471409</text:p>
              </table:table-cell>
              <table:table-cell office:value-type="float" office:value="8.560006">
                <text:p>8.560006</text:p>
              </table:table-cell>
            </table:table-row>
            <table:table-row>
              <table:table-cell office:value-type="float" office:value="8.580007">
                <text:p>10</text:p>
              </table:table-cell>
              <table:table-cell office:value-type="float" office:value="0.9441772">
                <text:p>0.9441772</text:p>
              </table:table-cell>
              <table:table-cell office:value-type="float" office:value="8.580007">
                <text:p>8.580007</text:p>
              </table:table-cell>
            </table:table-row>
            <table:table-row>
              <table:table-cell office:value-type="float" office:value="8.600007">
                <text:p>10</text:p>
              </table:table-cell>
              <table:table-cell office:value-type="float" office:value="0.9415426">
                <text:p>0.9415426</text:p>
              </table:table-cell>
              <table:table-cell office:value-type="float" office:value="8.600007">
                <text:p>8.600007</text:p>
              </table:table-cell>
            </table:table-row>
            <table:table-row>
              <table:table-cell office:value-type="float" office:value="8.620008">
                <text:p>10</text:p>
              </table:table-cell>
              <table:table-cell office:value-type="float" office:value="0.9395774">
                <text:p>0.9395774</text:p>
              </table:table-cell>
              <table:table-cell office:value-type="float" office:value="8.620008">
                <text:p>8.620008</text:p>
              </table:table-cell>
            </table:table-row>
            <table:table-row>
              <table:table-cell office:value-type="float" office:value="8.640008">
                <text:p>10</text:p>
              </table:table-cell>
              <table:table-cell office:value-type="float" office:value="0.9386324">
                <text:p>0.9386324</text:p>
              </table:table-cell>
              <table:table-cell office:value-type="float" office:value="8.640008">
                <text:p>8.640008</text:p>
              </table:table-cell>
            </table:table-row>
            <table:table-row>
              <table:table-cell office:value-type="float" office:value="8.660008">
                <text:p>10</text:p>
              </table:table-cell>
              <table:table-cell office:value-type="float" office:value="0.9389713">
                <text:p>0.9389713</text:p>
              </table:table-cell>
              <table:table-cell office:value-type="float" office:value="8.660008">
                <text:p>8.660008</text:p>
              </table:table-cell>
            </table:table-row>
            <table:table-row>
              <table:table-cell office:value-type="float" office:value="8.680009">
                <text:p>10</text:p>
              </table:table-cell>
              <table:table-cell office:value-type="float" office:value="0.9401879">
                <text:p>0.9401879</text:p>
              </table:table-cell>
              <table:table-cell office:value-type="float" office:value="8.680009">
                <text:p>8.680009</text:p>
              </table:table-cell>
            </table:table-row>
            <table:table-row>
              <table:table-cell office:value-type="float" office:value="8.700009">
                <text:p>10</text:p>
              </table:table-cell>
              <table:table-cell office:value-type="float" office:value="0.9418299">
                <text:p>0.9418299</text:p>
              </table:table-cell>
              <table:table-cell office:value-type="float" office:value="8.700009">
                <text:p>8.700009</text:p>
              </table:table-cell>
            </table:table-row>
            <table:table-row>
              <table:table-cell office:value-type="float" office:value="8.72001">
                <text:p>10</text:p>
              </table:table-cell>
              <table:table-cell office:value-type="float" office:value="0.9446921">
                <text:p>0.9446921</text:p>
              </table:table-cell>
              <table:table-cell office:value-type="float" office:value="8.72001">
                <text:p>8.72001</text:p>
              </table:table-cell>
            </table:table-row>
            <table:table-row>
              <table:table-cell office:value-type="float" office:value="8.74001">
                <text:p>10</text:p>
              </table:table-cell>
              <table:table-cell office:value-type="float" office:value="0.9483026">
                <text:p>0.9483026</text:p>
              </table:table-cell>
              <table:table-cell office:value-type="float" office:value="8.74001">
                <text:p>8.74001</text:p>
              </table:table-cell>
            </table:table-row>
            <table:table-row>
              <table:table-cell office:value-type="float" office:value="8.760011">
                <text:p>10</text:p>
              </table:table-cell>
              <table:table-cell office:value-type="float" office:value="0.9514486">
                <text:p>0.9514486</text:p>
              </table:table-cell>
              <table:table-cell office:value-type="float" office:value="8.760011">
                <text:p>8.760011</text:p>
              </table:table-cell>
            </table:table-row>
            <table:table-row>
              <table:table-cell office:value-type="float" office:value="8.780011">
                <text:p>10</text:p>
              </table:table-cell>
              <table:table-cell office:value-type="float" office:value="0.9540918">
                <text:p>0.9540918</text:p>
              </table:table-cell>
              <table:table-cell office:value-type="float" office:value="8.780011">
                <text:p>8.780011</text:p>
              </table:table-cell>
            </table:table-row>
            <table:table-row>
              <table:table-cell office:value-type="float" office:value="8.800012">
                <text:p>10</text:p>
              </table:table-cell>
              <table:table-cell office:value-type="float" office:value="0.9558379">
                <text:p>0.9558379</text:p>
              </table:table-cell>
              <table:table-cell office:value-type="float" office:value="8.800012">
                <text:p>8.800012</text:p>
              </table:table-cell>
            </table:table-row>
            <table:table-row>
              <table:table-cell office:value-type="float" office:value="8.820012">
                <text:p>10</text:p>
              </table:table-cell>
              <table:table-cell office:value-type="float" office:value="0.9567446">
                <text:p>0.9567446</text:p>
              </table:table-cell>
              <table:table-cell office:value-type="float" office:value="8.820012">
                <text:p>8.820012</text:p>
              </table:table-cell>
            </table:table-row>
            <table:table-row>
              <table:table-cell office:value-type="float" office:value="8.840013">
                <text:p>10</text:p>
              </table:table-cell>
              <table:table-cell office:value-type="float" office:value="0.9564755">
                <text:p>0.9564755</text:p>
              </table:table-cell>
              <table:table-cell office:value-type="float" office:value="8.840013">
                <text:p>8.840013</text:p>
              </table:table-cell>
            </table:table-row>
            <table:table-row>
              <table:table-cell office:value-type="float" office:value="8.860013">
                <text:p>10</text:p>
              </table:table-cell>
              <table:table-cell office:value-type="float" office:value="0.9550278">
                <text:p>0.9550278</text:p>
              </table:table-cell>
              <table:table-cell office:value-type="float" office:value="8.860013">
                <text:p>8.860013</text:p>
              </table:table-cell>
            </table:table-row>
            <table:table-row>
              <table:table-cell office:value-type="float" office:value="8.880013">
                <text:p>10</text:p>
              </table:table-cell>
              <table:table-cell office:value-type="float" office:value="0.9529774">
                <text:p>0.9529774</text:p>
              </table:table-cell>
              <table:table-cell office:value-type="float" office:value="8.880013">
                <text:p>8.880013</text:p>
              </table:table-cell>
            </table:table-row>
            <table:table-row>
              <table:table-cell office:value-type="float" office:value="8.900014">
                <text:p>10</text:p>
              </table:table-cell>
              <table:table-cell office:value-type="float" office:value="0.9508013">
                <text:p>0.9508013</text:p>
              </table:table-cell>
              <table:table-cell office:value-type="float" office:value="8.900014">
                <text:p>8.900014</text:p>
              </table:table-cell>
            </table:table-row>
            <table:table-row>
              <table:table-cell office:value-type="float" office:value="8.920014">
                <text:p>10</text:p>
              </table:table-cell>
              <table:table-cell office:value-type="float" office:value="0.9485009">
                <text:p>0.9485009</text:p>
              </table:table-cell>
              <table:table-cell office:value-type="float" office:value="8.920014">
                <text:p>8.920014</text:p>
              </table:table-cell>
            </table:table-row>
            <table:table-row>
              <table:table-cell office:value-type="float" office:value="8.940015">
                <text:p>10</text:p>
              </table:table-cell>
              <table:table-cell office:value-type="float" office:value="0.9468153">
                <text:p>0.9468153</text:p>
              </table:table-cell>
              <table:table-cell office:value-type="float" office:value="8.940015">
                <text:p>8.940015</text:p>
              </table:table-cell>
            </table:table-row>
            <table:table-row>
              <table:table-cell office:value-type="float" office:value="8.960015">
                <text:p>10</text:p>
              </table:table-cell>
              <table:table-cell office:value-type="float" office:value="0.9457895">
                <text:p>0.9457895</text:p>
              </table:table-cell>
              <table:table-cell office:value-type="float" office:value="8.960015">
                <text:p>8.960015</text:p>
              </table:table-cell>
            </table:table-row>
            <table:table-row>
              <table:table-cell office:value-type="float" office:value="8.980016">
                <text:p>10</text:p>
              </table:table-cell>
              <table:table-cell office:value-type="float" office:value="0.9459887">
                <text:p>0.9459887</text:p>
              </table:table-cell>
              <table:table-cell office:value-type="float" office:value="8.980016">
                <text:p>8.980016</text:p>
              </table:table-cell>
            </table:table-row>
            <table:table-row>
              <table:table-cell office:value-type="float" office:value="9.000016">
                <text:p>10</text:p>
              </table:table-cell>
              <table:table-cell office:value-type="float" office:value="0.9468608">
                <text:p>0.9468608</text:p>
              </table:table-cell>
              <table:table-cell office:value-type="float" office:value="9.000016">
                <text:p>9.000016</text:p>
              </table:table-cell>
            </table:table-row>
            <table:table-row>
              <table:table-cell office:value-type="float" office:value="9.020017">
                <text:p>10</text:p>
              </table:table-cell>
              <table:table-cell office:value-type="float" office:value="0.9481072">
                <text:p>0.9481072</text:p>
              </table:table-cell>
              <table:table-cell office:value-type="float" office:value="9.020017">
                <text:p>9.020017</text:p>
              </table:table-cell>
            </table:table-row>
            <table:table-row>
              <table:table-cell office:value-type="float" office:value="9.040017">
                <text:p>10</text:p>
              </table:table-cell>
              <table:table-cell office:value-type="float" office:value="0.9494259">
                <text:p>0.9494259</text:p>
              </table:table-cell>
              <table:table-cell office:value-type="float" office:value="9.040017">
                <text:p>9.040017</text:p>
              </table:table-cell>
            </table:table-row>
            <table:table-row>
              <table:table-cell office:value-type="float" office:value="9.060018">
                <text:p>10</text:p>
              </table:table-cell>
              <table:table-cell office:value-type="float" office:value="0.9508078">
                <text:p>0.9508078</text:p>
              </table:table-cell>
              <table:table-cell office:value-type="float" office:value="9.060018">
                <text:p>9.060018</text:p>
              </table:table-cell>
            </table:table-row>
            <table:table-row>
              <table:table-cell office:value-type="float" office:value="9.080018">
                <text:p>10</text:p>
              </table:table-cell>
              <table:table-cell office:value-type="float" office:value="0.9523437">
                <text:p>0.9523437</text:p>
              </table:table-cell>
              <table:table-cell office:value-type="float" office:value="9.080018">
                <text:p>9.080018</text:p>
              </table:table-cell>
            </table:table-row>
            <table:table-row>
              <table:table-cell office:value-type="float" office:value="9.100019">
                <text:p>10</text:p>
              </table:table-cell>
              <table:table-cell office:value-type="float" office:value="0.9545144">
                <text:p>0.9545144</text:p>
              </table:table-cell>
              <table:table-cell office:value-type="float" office:value="9.100019">
                <text:p>9.100019</text:p>
              </table:table-cell>
            </table:table-row>
            <table:table-row>
              <table:table-cell office:value-type="float" office:value="9.120019">
                <text:p>10</text:p>
              </table:table-cell>
              <table:table-cell office:value-type="float" office:value="0.9567155">
                <text:p>0.9567155</text:p>
              </table:table-cell>
              <table:table-cell office:value-type="float" office:value="9.120019">
                <text:p>9.120019</text:p>
              </table:table-cell>
            </table:table-row>
            <table:table-row>
              <table:table-cell office:value-type="float" office:value="9.140019">
                <text:p>10</text:p>
              </table:table-cell>
              <table:table-cell office:value-type="float" office:value="0.9584931">
                <text:p>0.9584931</text:p>
              </table:table-cell>
              <table:table-cell office:value-type="float" office:value="9.140019">
                <text:p>9.140019</text:p>
              </table:table-cell>
            </table:table-row>
            <table:table-row>
              <table:table-cell office:value-type="float" office:value="9.16002">
                <text:p>10</text:p>
              </table:table-cell>
              <table:table-cell office:value-type="float" office:value="0.9594491">
                <text:p>0.9594491</text:p>
              </table:table-cell>
              <table:table-cell office:value-type="float" office:value="9.16002">
                <text:p>9.16002</text:p>
              </table:table-cell>
            </table:table-row>
            <table:table-row>
              <table:table-cell office:value-type="float" office:value="9.18002">
                <text:p>10</text:p>
              </table:table-cell>
              <table:table-cell office:value-type="float" office:value="0.9593316">
                <text:p>0.9593316</text:p>
              </table:table-cell>
              <table:table-cell office:value-type="float" office:value="9.18002">
                <text:p>9.18002</text:p>
              </table:table-cell>
            </table:table-row>
            <table:table-row>
              <table:table-cell office:value-type="float" office:value="9.200021">
                <text:p>10</text:p>
              </table:table-cell>
              <table:table-cell office:value-type="float" office:value="0.9584576">
                <text:p>0.9584576</text:p>
              </table:table-cell>
              <table:table-cell office:value-type="float" office:value="9.200021">
                <text:p>9.200021</text:p>
              </table:table-cell>
            </table:table-row>
            <table:table-row>
              <table:table-cell office:value-type="float" office:value="9.220021">
                <text:p>10</text:p>
              </table:table-cell>
              <table:table-cell office:value-type="float" office:value="0.9569737">
                <text:p>0.9569737</text:p>
              </table:table-cell>
              <table:table-cell office:value-type="float" office:value="9.220021">
                <text:p>9.220021</text:p>
              </table:table-cell>
            </table:table-row>
            <table:table-row>
              <table:table-cell office:value-type="float" office:value="9.240022">
                <text:p>10</text:p>
              </table:table-cell>
              <table:table-cell office:value-type="float" office:value="0.95518">
                <text:p>0.95518</text:p>
              </table:table-cell>
              <table:table-cell office:value-type="float" office:value="9.240022">
                <text:p>9.240022</text:p>
              </table:table-cell>
            </table:table-row>
            <table:table-row>
              <table:table-cell office:value-type="float" office:value="9.260022">
                <text:p>10</text:p>
              </table:table-cell>
              <table:table-cell office:value-type="float" office:value="0.9534485">
                <text:p>0.9534485</text:p>
              </table:table-cell>
              <table:table-cell office:value-type="float" office:value="9.260022">
                <text:p>9.260022</text:p>
              </table:table-cell>
            </table:table-row>
            <table:table-row>
              <table:table-cell office:value-type="float" office:value="9.280023">
                <text:p>10</text:p>
              </table:table-cell>
              <table:table-cell office:value-type="float" office:value="0.952314">
                <text:p>0.952314</text:p>
              </table:table-cell>
              <table:table-cell office:value-type="float" office:value="9.280023">
                <text:p>9.280023</text:p>
              </table:table-cell>
            </table:table-row>
            <table:table-row>
              <table:table-cell office:value-type="float" office:value="9.300023">
                <text:p>10</text:p>
              </table:table-cell>
              <table:table-cell office:value-type="float" office:value="0.9521058">
                <text:p>0.9521058</text:p>
              </table:table-cell>
              <table:table-cell office:value-type="float" office:value="9.300023">
                <text:p>9.300023</text:p>
              </table:table-cell>
            </table:table-row>
            <table:table-row>
              <table:table-cell office:value-type="float" office:value="9.320024">
                <text:p>10</text:p>
              </table:table-cell>
              <table:table-cell office:value-type="float" office:value="0.9531376">
                <text:p>0.9531376</text:p>
              </table:table-cell>
              <table:table-cell office:value-type="float" office:value="9.320024">
                <text:p>9.320024</text:p>
              </table:table-cell>
            </table:table-row>
            <table:table-row>
              <table:table-cell office:value-type="float" office:value="9.340024">
                <text:p>10</text:p>
              </table:table-cell>
              <table:table-cell office:value-type="float" office:value="0.9550057">
                <text:p>0.9550057</text:p>
              </table:table-cell>
              <table:table-cell office:value-type="float" office:value="9.340024">
                <text:p>9.340024</text:p>
              </table:table-cell>
            </table:table-row>
            <table:table-row>
              <table:table-cell office:value-type="float" office:value="9.360024">
                <text:p>10</text:p>
              </table:table-cell>
              <table:table-cell office:value-type="float" office:value="0.9573466">
                <text:p>0.9573466</text:p>
              </table:table-cell>
              <table:table-cell office:value-type="float" office:value="9.360024">
                <text:p>9.360024</text:p>
              </table:table-cell>
            </table:table-row>
            <table:table-row>
              <table:table-cell office:value-type="float" office:value="9.380025">
                <text:p>10</text:p>
              </table:table-cell>
              <table:table-cell office:value-type="float" office:value="0.9608986">
                <text:p>0.9608986</text:p>
              </table:table-cell>
              <table:table-cell office:value-type="float" office:value="9.380025">
                <text:p>9.380025</text:p>
              </table:table-cell>
            </table:table-row>
            <table:table-row>
              <table:table-cell office:value-type="float" office:value="9.400025">
                <text:p>10</text:p>
              </table:table-cell>
              <table:table-cell office:value-type="float" office:value="0.9649837">
                <text:p>0.9649837</text:p>
              </table:table-cell>
              <table:table-cell office:value-type="float" office:value="9.400025">
                <text:p>9.400025</text:p>
              </table:table-cell>
            </table:table-row>
            <table:table-row>
              <table:table-cell office:value-type="float" office:value="9.420026">
                <text:p>10</text:p>
              </table:table-cell>
              <table:table-cell office:value-type="float" office:value="0.9673188">
                <text:p>0.9673188</text:p>
              </table:table-cell>
              <table:table-cell office:value-type="float" office:value="9.420026">
                <text:p>9.420026</text:p>
              </table:table-cell>
            </table:table-row>
            <table:table-row>
              <table:table-cell office:value-type="float" office:value="9.440026">
                <text:p>10</text:p>
              </table:table-cell>
              <table:table-cell office:value-type="float" office:value="0.969686">
                <text:p>0.969686</text:p>
              </table:table-cell>
              <table:table-cell office:value-type="float" office:value="9.440026">
                <text:p>9.440026</text:p>
              </table:table-cell>
            </table:table-row>
            <table:table-row>
              <table:table-cell office:value-type="float" office:value="9.460027">
                <text:p>10</text:p>
              </table:table-cell>
              <table:table-cell office:value-type="float" office:value="0.9717479">
                <text:p>0.9717479</text:p>
              </table:table-cell>
              <table:table-cell office:value-type="float" office:value="9.460027">
                <text:p>9.460027</text:p>
              </table:table-cell>
            </table:table-row>
            <table:table-row>
              <table:table-cell office:value-type="float" office:value="9.480027">
                <text:p>10</text:p>
              </table:table-cell>
              <table:table-cell office:value-type="float" office:value="0.973368">
                <text:p>0.973368</text:p>
              </table:table-cell>
              <table:table-cell office:value-type="float" office:value="9.480027">
                <text:p>9.480027</text:p>
              </table:table-cell>
            </table:table-row>
            <table:table-row>
              <table:table-cell office:value-type="float" office:value="9.500028">
                <text:p>10</text:p>
              </table:table-cell>
              <table:table-cell office:value-type="float" office:value="0.974193">
                <text:p>0.974193</text:p>
              </table:table-cell>
              <table:table-cell office:value-type="float" office:value="9.500028">
                <text:p>9.500028</text:p>
              </table:table-cell>
            </table:table-row>
            <table:table-row>
              <table:table-cell office:value-type="float" office:value="9.520028">
                <text:p>10</text:p>
              </table:table-cell>
              <table:table-cell office:value-type="float" office:value="0.9742749">
                <text:p>0.9742749</text:p>
              </table:table-cell>
              <table:table-cell office:value-type="float" office:value="9.520028">
                <text:p>9.520028</text:p>
              </table:table-cell>
            </table:table-row>
            <table:table-row>
              <table:table-cell office:value-type="float" office:value="9.540029">
                <text:p>10</text:p>
              </table:table-cell>
              <table:table-cell office:value-type="float" office:value="0.9737751">
                <text:p>0.9737751</text:p>
              </table:table-cell>
              <table:table-cell office:value-type="float" office:value="9.540029">
                <text:p>9.540029</text:p>
              </table:table-cell>
            </table:table-row>
            <table:table-row>
              <table:table-cell office:value-type="float" office:value="9.560029">
                <text:p>10</text:p>
              </table:table-cell>
              <table:table-cell office:value-type="float" office:value="0.9726804">
                <text:p>0.9726804</text:p>
              </table:table-cell>
              <table:table-cell office:value-type="float" office:value="9.560029">
                <text:p>9.560029</text:p>
              </table:table-cell>
            </table:table-row>
            <table:table-row>
              <table:table-cell office:value-type="float" office:value="9.580029">
                <text:p>10</text:p>
              </table:table-cell>
              <table:table-cell office:value-type="float" office:value="0.9714569">
                <text:p>0.9714569</text:p>
              </table:table-cell>
              <table:table-cell office:value-type="float" office:value="9.580029">
                <text:p>9.580029</text:p>
              </table:table-cell>
            </table:table-row>
            <table:table-row>
              <table:table-cell office:value-type="float" office:value="9.60003">
                <text:p>10</text:p>
              </table:table-cell>
              <table:table-cell office:value-type="float" office:value="0.9705958">
                <text:p>0.9705958</text:p>
              </table:table-cell>
              <table:table-cell office:value-type="float" office:value="9.60003">
                <text:p>9.60003</text:p>
              </table:table-cell>
            </table:table-row>
            <table:table-row>
              <table:table-cell office:value-type="float" office:value="9.62003">
                <text:p>10</text:p>
              </table:table-cell>
              <table:table-cell office:value-type="float" office:value="0.970372">
                <text:p>0.970372</text:p>
              </table:table-cell>
              <table:table-cell office:value-type="float" office:value="9.62003">
                <text:p>9.62003</text:p>
              </table:table-cell>
            </table:table-row>
            <table:table-row>
              <table:table-cell office:value-type="float" office:value="9.640031">
                <text:p>10</text:p>
              </table:table-cell>
              <table:table-cell office:value-type="float" office:value="0.9710798">
                <text:p>0.9710798</text:p>
              </table:table-cell>
              <table:table-cell office:value-type="float" office:value="9.640031">
                <text:p>9.640031</text:p>
              </table:table-cell>
            </table:table-row>
            <table:table-row>
              <table:table-cell office:value-type="float" office:value="9.660031">
                <text:p>10</text:p>
              </table:table-cell>
              <table:table-cell office:value-type="float" office:value="0.9716519">
                <text:p>0.9716519</text:p>
              </table:table-cell>
              <table:table-cell office:value-type="float" office:value="9.660031">
                <text:p>9.660031</text:p>
              </table:table-cell>
            </table:table-row>
            <table:table-row>
              <table:table-cell office:value-type="float" office:value="9.680032">
                <text:p>10</text:p>
              </table:table-cell>
              <table:table-cell office:value-type="float" office:value="0.9730846">
                <text:p>0.9730846</text:p>
              </table:table-cell>
              <table:table-cell office:value-type="float" office:value="9.680032">
                <text:p>9.680032</text:p>
              </table:table-cell>
            </table:table-row>
            <table:table-row>
              <table:table-cell office:value-type="float" office:value="9.700032">
                <text:p>10</text:p>
              </table:table-cell>
              <table:table-cell office:value-type="float" office:value="0.97451">
                <text:p>0.97451</text:p>
              </table:table-cell>
              <table:table-cell office:value-type="float" office:value="9.700032">
                <text:p>9.700032</text:p>
              </table:table-cell>
            </table:table-row>
            <table:table-row>
              <table:table-cell office:value-type="float" office:value="9.720033">
                <text:p>10</text:p>
              </table:table-cell>
              <table:table-cell office:value-type="float" office:value="0.9761325">
                <text:p>0.9761325</text:p>
              </table:table-cell>
              <table:table-cell office:value-type="float" office:value="9.720033">
                <text:p>9.720033</text:p>
              </table:table-cell>
            </table:table-row>
            <table:table-row>
              <table:table-cell office:value-type="float" office:value="9.740033">
                <text:p>10</text:p>
              </table:table-cell>
              <table:table-cell office:value-type="float" office:value="0.9777644">
                <text:p>0.9777644</text:p>
              </table:table-cell>
              <table:table-cell office:value-type="float" office:value="9.740033">
                <text:p>9.740033</text:p>
              </table:table-cell>
            </table:table-row>
            <table:table-row>
              <table:table-cell office:value-type="float" office:value="9.760034">
                <text:p>10</text:p>
              </table:table-cell>
              <table:table-cell office:value-type="float" office:value="0.9796906">
                <text:p>0.9796906</text:p>
              </table:table-cell>
              <table:table-cell office:value-type="float" office:value="9.760034">
                <text:p>9.760034</text:p>
              </table:table-cell>
            </table:table-row>
            <table:table-row>
              <table:table-cell office:value-type="float" office:value="9.780034">
                <text:p>10</text:p>
              </table:table-cell>
              <table:table-cell office:value-type="float" office:value="0.9820561">
                <text:p>0.9820561</text:p>
              </table:table-cell>
              <table:table-cell office:value-type="float" office:value="9.780034">
                <text:p>9.780034</text:p>
              </table:table-cell>
            </table:table-row>
            <table:table-row>
              <table:table-cell office:value-type="float" office:value="9.800035">
                <text:p>10</text:p>
              </table:table-cell>
              <table:table-cell office:value-type="float" office:value="0.9844596">
                <text:p>0.9844596</text:p>
              </table:table-cell>
              <table:table-cell office:value-type="float" office:value="9.800035">
                <text:p>9.800035</text:p>
              </table:table-cell>
            </table:table-row>
            <table:table-row>
              <table:table-cell office:value-type="float" office:value="9.820035">
                <text:p>10</text:p>
              </table:table-cell>
              <table:table-cell office:value-type="float" office:value="0.9864619">
                <text:p>0.9864619</text:p>
              </table:table-cell>
              <table:table-cell office:value-type="float" office:value="9.820035">
                <text:p>9.820035</text:p>
              </table:table-cell>
            </table:table-row>
            <table:table-row>
              <table:table-cell office:value-type="float" office:value="9.840035">
                <text:p>10</text:p>
              </table:table-cell>
              <table:table-cell office:value-type="float" office:value="0.9874218">
                <text:p>0.9874218</text:p>
              </table:table-cell>
              <table:table-cell office:value-type="float" office:value="9.840035">
                <text:p>9.840035</text:p>
              </table:table-cell>
            </table:table-row>
            <table:table-row>
              <table:table-cell office:value-type="float" office:value="9.860036">
                <text:p>10</text:p>
              </table:table-cell>
              <table:table-cell office:value-type="float" office:value="0.987355">
                <text:p>0.987355</text:p>
              </table:table-cell>
              <table:table-cell office:value-type="float" office:value="9.860036">
                <text:p>9.860036</text:p>
              </table:table-cell>
            </table:table-row>
            <table:table-row>
              <table:table-cell office:value-type="float" office:value="9.880036">
                <text:p>10</text:p>
              </table:table-cell>
              <table:table-cell office:value-type="float" office:value="0.9864212">
                <text:p>0.9864212</text:p>
              </table:table-cell>
              <table:table-cell office:value-type="float" office:value="9.880036">
                <text:p>9.880036</text:p>
              </table:table-cell>
            </table:table-row>
            <table:table-row>
              <table:table-cell office:value-type="float" office:value="9.900037">
                <text:p>10</text:p>
              </table:table-cell>
              <table:table-cell office:value-type="float" office:value="0.9845805">
                <text:p>0.9845805</text:p>
              </table:table-cell>
              <table:table-cell office:value-type="float" office:value="9.900037">
                <text:p>9.900037</text:p>
              </table:table-cell>
            </table:table-row>
            <table:table-row>
              <table:table-cell office:value-type="float" office:value="9.920037">
                <text:p>10</text:p>
              </table:table-cell>
              <table:table-cell office:value-type="float" office:value="0.9826034">
                <text:p>0.9826034</text:p>
              </table:table-cell>
              <table:table-cell office:value-type="float" office:value="9.920037">
                <text:p>9.920037</text:p>
              </table:table-cell>
            </table:table-row>
            <table:table-row>
              <table:table-cell office:value-type="float" office:value="9.940038">
                <text:p>10</text:p>
              </table:table-cell>
              <table:table-cell office:value-type="float" office:value="0.9810843">
                <text:p>0.9810843</text:p>
              </table:table-cell>
              <table:table-cell office:value-type="float" office:value="9.940038">
                <text:p>9.940038</text:p>
              </table:table-cell>
            </table:table-row>
            <table:table-row>
              <table:table-cell office:value-type="float" office:value="9.960038">
                <text:p>10</text:p>
              </table:table-cell>
              <table:table-cell office:value-type="float" office:value="0.9804589">
                <text:p>0.9804589</text:p>
              </table:table-cell>
              <table:table-cell office:value-type="float" office:value="9.960038">
                <text:p>9.960038</text:p>
              </table:table-cell>
            </table:table-row>
            <table:table-row>
              <table:table-cell office:value-type="float" office:value="9.980039">
                <text:p>10</text:p>
              </table:table-cell>
              <table:table-cell office:value-type="float" office:value="0.9810374">
                <text:p>0.9810374</text:p>
              </table:table-cell>
              <table:table-cell office:value-type="float" office:value="9.980039">
                <text:p>9.980039</text:p>
              </table:table-cell>
            </table:table-row>
            <table:table-row>
              <table:table-cell office:value-type="float" office:value="10.00004">
                <text:p>10</text:p>
              </table:table-cell>
              <table:table-cell office:value-type="float" office:value="0.9825148">
                <text:p>0.9825148</text:p>
              </table:table-cell>
              <table:table-cell office:value-type="float" office:value="10.00004">
                <text:p>10.00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